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 cpp</text:p>
          </table:table-cell>
          <table:table-cell office:value-type="string" table:style-name="ce1">
            <text:p>v cpp</text:p>
          </table:table-cell>
          <table:table-cell office:value-type="string" table:style-name="ce1">
            <text:p>t ts</text:p>
          </table:table-cell>
          <table:table-cell office:value-type="string" table:style-name="ce1">
            <text:p>v ts</text:p>
          </table:table-cell>
          <table:table-cell table:number-columns-repeated="16380" table:style-name="ce1"/>
        </table:table-row>
        <table:table-row table:style-name="ro1">
          <table:table-cell office:value-type="float" office:value="3.8016630000000003E-2" table:style-name="ce2">
            <text:p>3.80E-02</text:p>
          </table:table-cell>
          <table:table-cell office:value-type="float" office:value="-84.765000000000001" table:style-name="ce1">
            <text:p>-84.765</text:p>
          </table:table-cell>
          <table:table-cell office:value-type="float" office:value="4.8023428E-2" table:style-name="ce1">
            <text:p>0.048023428</text:p>
          </table:table-cell>
          <table:table-cell office:value-type="float" office:value="-83.970013379999997" table:style-name="ce1">
            <text:p>-83.97001338</text:p>
          </table:table-cell>
          <table:table-cell table:number-columns-repeated="16380" table:style-name="ce1"/>
        </table:table-row>
        <table:table-row table:style-name="ro1">
          <table:table-cell office:value-type="float" office:value="8.8016629999999998E-2" table:style-name="ce2">
            <text:p>8.80E-02</text:p>
          </table:table-cell>
          <table:table-cell office:value-type="float" office:value="-80.797200000000004" table:style-name="ce1">
            <text:p>-80.7972</text:p>
          </table:table-cell>
          <table:table-cell office:value-type="float" office:value="9.8023427999999996E-2" table:style-name="ce1">
            <text:p>0.098023428</text:p>
          </table:table-cell>
          <table:table-cell office:value-type="float" office:value="-80.005279860000002" table:style-name="ce1">
            <text:p>-80.00527986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0.13801659999999999" table:style-name="ce2">
            <text:p>1.38E-01</text:p>
          </table:table-cell>
          <table:table-cell office:value-type="float" office:value="-76.840299999999999" table:style-name="ce1">
            <text:p>-76.8403</text:p>
          </table:table-cell>
          <table:table-cell office:value-type="float" office:value="0.14802342800000001" table:style-name="ce1">
            <text:p>0.148023428</text:p>
          </table:table-cell>
          <table:table-cell office:value-type="float" office:value="-76.049309120000004" table:style-name="ce1">
            <text:p>-76.04930912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0.18801660000000001" table:style-name="ce2">
            <text:p>1.88E-01</text:p>
          </table:table-cell>
          <table:table-cell office:value-type="float" office:value="-72.885300000000001" table:style-name="ce1">
            <text:p>-72.8853</text:p>
          </table:table-cell>
          <table:table-cell office:value-type="float" office:value="0.198023428" table:style-name="ce1">
            <text:p>0.198023428</text:p>
          </table:table-cell>
          <table:table-cell office:value-type="float" office:value="-72.093976249999997" table:style-name="ce1">
            <text:p>-72.09397625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0.23801659999999999" table:style-name="ce2">
            <text:p>2.38E-01</text:p>
          </table:table-cell>
          <table:table-cell office:value-type="float" office:value="-68.927000000000007" table:style-name="ce1">
            <text:p>-68.927</text:p>
          </table:table-cell>
          <table:table-cell office:value-type="float" office:value="0.24802342799999999" table:style-name="ce1">
            <text:p>0.248023428</text:p>
          </table:table-cell>
          <table:table-cell office:value-type="float" office:value="-68.134720389999998" table:style-name="ce1">
            <text:p>-68.13472039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0.28801660000000001" table:style-name="ce2">
            <text:p>2.88E-01</text:p>
          </table:table-cell>
          <table:table-cell office:value-type="float" office:value="-64.962900000000005" table:style-name="ce1">
            <text:p>-64.9629</text:p>
          </table:table-cell>
          <table:table-cell office:value-type="float" office:value="0.29802342799999998" table:style-name="ce1">
            <text:p>0.298023428</text:p>
          </table:table-cell>
          <table:table-cell office:value-type="float" office:value="-64.169306800000001" table:style-name="ce1">
            <text:p>-64.169306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0.3380166" table:style-name="ce2">
            <text:p>3.38E-01</text:p>
          </table:table-cell>
          <table:table-cell office:value-type="float" office:value="-60.991700000000002" table:style-name="ce1">
            <text:p>-60.9917</text:p>
          </table:table-cell>
          <table:table-cell office:value-type="float" office:value="0.34802342800000002" table:style-name="ce1">
            <text:p>0.348023428</text:p>
          </table:table-cell>
          <table:table-cell office:value-type="float" office:value="-60.196433499999998" table:style-name="ce1">
            <text:p>-60.1964335</text:p>
          </table:table-cell>
          <table:table-cell table:number-columns-repeated="2" table:style-name="ce1"/>
          <table:table-cell table:style-name="ce2"/>
          <table:table-cell table:style-name="ce2">
            <draw:frame draw:z-index="1" draw:id="id0" draw:style-name="a0" draw:name="Chart 5" svg:x="0.12185in" svg:y="0.13522in" svg:width="6.49764in" svg:height="3.8191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0.38801659999999999" table:style-name="ce2">
            <text:p>3.88E-01</text:p>
          </table:table-cell>
          <table:table-cell office:value-type="float" office:value="-57.011400000000002" table:style-name="ce1">
            <text:p>-57.0114</text:p>
          </table:table-cell>
          <table:table-cell office:value-type="float" office:value="0.39802342800000001" table:style-name="ce1">
            <text:p>0.398023428</text:p>
          </table:table-cell>
          <table:table-cell office:value-type="float" office:value="-56.213999549999997" table:style-name="ce1">
            <text:p>-56.21399955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0.43801659999999998" table:style-name="ce2">
            <text:p>4.38E-01</text:p>
          </table:table-cell>
          <table:table-cell office:value-type="float" office:value="-53.017400000000002" table:style-name="ce1">
            <text:p>-53.0174</text:p>
          </table:table-cell>
          <table:table-cell office:value-type="float" office:value="0.448023428" table:style-name="ce1">
            <text:p>0.448023428</text:p>
          </table:table-cell>
          <table:table-cell office:value-type="float" office:value="-52.216019029999998" table:style-name="ce1">
            <text:p>-52.21601903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0.48801660000000002" table:style-name="ce2">
            <text:p>4.88E-01</text:p>
          </table:table-cell>
          <table:table-cell office:value-type="float" office:value="-48.995699999999999" table:style-name="ce1">
            <text:p>-48.9957</text:p>
          </table:table-cell>
          <table:table-cell office:value-type="float" office:value="0.49802342799999999" table:style-name="ce1">
            <text:p>0.498023428</text:p>
          </table:table-cell>
          <table:table-cell office:value-type="float" office:value="-48.585385170000002" table:style-name="ce1">
            <text:p>-48.585385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0.53801659999999996" table:style-name="ce2">
            <text:p>5.38E-01</text:p>
          </table:table-cell>
          <table:table-cell office:value-type="float" office:value="-48.513500000000001" table:style-name="ce1">
            <text:p>-48.5135</text:p>
          </table:table-cell>
          <table:table-cell office:value-type="float" office:value="0.54802342800000003" table:style-name="ce1">
            <text:p>0.548023428</text:p>
          </table:table-cell>
          <table:table-cell office:value-type="float" office:value="-48.486602789999999" table:style-name="ce1">
            <text:p>-48.48660279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0.5880166" table:style-name="ce2">
            <text:p>5.88E-01</text:p>
          </table:table-cell>
          <table:table-cell office:value-type="float" office:value="-48.3371" table:style-name="ce1">
            <text:p>-48.3371</text:p>
          </table:table-cell>
          <table:table-cell office:value-type="float" office:value="0.59802342799999997" table:style-name="ce1">
            <text:p>0.598023428</text:p>
          </table:table-cell>
          <table:table-cell office:value-type="float" office:value="-48.288215999999998" table:style-name="ce1">
            <text:p>-48.288216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0.63801660000000004" table:style-name="ce2">
            <text:p>6.38E-01</text:p>
          </table:table-cell>
          <table:table-cell office:value-type="float" office:value="-48.0411" table:style-name="ce1">
            <text:p>-48.0411</text:p>
          </table:table-cell>
          <table:table-cell office:value-type="float" office:value="0.64802342899999998" table:style-name="ce1">
            <text:p>0.648023429</text:p>
          </table:table-cell>
          <table:table-cell office:value-type="float" office:value="-47.965508470000003" table:style-name="ce1">
            <text:p>-47.9655084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0.68801659999999998" table:style-name="ce2">
            <text:p>6.88E-01</text:p>
          </table:table-cell>
          <table:table-cell office:value-type="float" office:value="-47.603400000000001" table:style-name="ce1">
            <text:p>-47.6034</text:p>
          </table:table-cell>
          <table:table-cell office:value-type="float" office:value="0.69802342900000003" table:style-name="ce1">
            <text:p>0.698023429</text:p>
          </table:table-cell>
          <table:table-cell office:value-type="float" office:value="-47.497044699999996" table:style-name="ce1">
            <text:p>-47.497044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0.73801660000000002" table:style-name="ce2">
            <text:p>7.38E-01</text:p>
          </table:table-cell>
          <table:table-cell office:value-type="float" office:value="-47.003500000000003" table:style-name="ce1">
            <text:p>-47.0035</text:p>
          </table:table-cell>
          <table:table-cell office:value-type="float" office:value="0.74802342899999996" table:style-name="ce1">
            <text:p>0.748023429</text:p>
          </table:table-cell>
          <table:table-cell office:value-type="float" office:value="-46.862098500000002" table:style-name="ce1">
            <text:p>-46.8620985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0.78801659999999996" table:style-name="ce2">
            <text:p>7.88E-01</text:p>
          </table:table-cell>
          <table:table-cell office:value-type="float" office:value="-46.218699999999998" table:style-name="ce1">
            <text:p>-46.2187</text:p>
          </table:table-cell>
          <table:table-cell office:value-type="float" office:value="0.79802342900000001" table:style-name="ce1">
            <text:p>0.798023429</text:p>
          </table:table-cell>
          <table:table-cell office:value-type="float" office:value="-46.037233389999997" table:style-name="ce1">
            <text:p>-46.03723339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/>
        </table:table-row>
        <table:table-row table:style-name="ro1">
          <table:table-cell office:value-type="float" office:value="0.8380166" table:style-name="ce2">
            <text:p>8.38E-01</text:p>
          </table:table-cell>
          <table:table-cell office:value-type="float" office:value="-45.220500000000001" table:style-name="ce1">
            <text:p>-45.2205</text:p>
          </table:table-cell>
          <table:table-cell office:value-type="float" office:value="0.84802342900000005" table:style-name="ce1">
            <text:p>0.848023429</text:p>
          </table:table-cell>
          <table:table-cell office:value-type="float" office:value="-44.992020779999997" table:style-name="ce1">
            <text:p>-44.9920207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/>
        </table:table-row>
        <table:table-row table:style-name="ro1">
          <table:table-cell office:value-type="float" office:value="0.88801660000000004" table:style-name="ce2">
            <text:p>8.88E-01</text:p>
          </table:table-cell>
          <table:table-cell office:value-type="float" office:value="-43.968800000000002" table:style-name="ce1">
            <text:p>-43.9688</text:p>
          </table:table-cell>
          <table:table-cell office:value-type="float" office:value="0.89802342899999998" table:style-name="ce1">
            <text:p>0.898023429</text:p>
          </table:table-cell>
          <table:table-cell office:value-type="float" office:value="-43.683313419999998" table:style-name="ce1">
            <text:p>-43.68331342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/>
        </table:table-row>
        <table:table-row table:style-name="ro1">
          <table:table-cell office:value-type="float" office:value="0.93801659999999998" table:style-name="ce2">
            <text:p>9.38E-01</text:p>
          </table:table-cell>
          <table:table-cell office:value-type="float" office:value="-42.404400000000003" table:style-name="ce1">
            <text:p>-42.4044</text:p>
          </table:table-cell>
          <table:table-cell office:value-type="float" office:value="0.94802342900000003" table:style-name="ce1">
            <text:p>0.948023429</text:p>
          </table:table-cell>
          <table:table-cell office:value-type="float" office:value="-42.046790590000001" table:style-name="ce1">
            <text:p>-42.04679059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/>
        </table:table-row>
        <table:table-row table:style-name="ro1">
          <table:table-cell office:value-type="float" office:value="0.98801660000000002" table:style-name="ce2">
            <text:p>9.88E-01</text:p>
          </table:table-cell>
          <table:table-cell office:value-type="float" office:value="-40.436599999999999" table:style-name="ce1">
            <text:p>-40.4366</text:p>
          </table:table-cell>
          <table:table-cell office:value-type="float" office:value="0.99802342899999996" table:style-name="ce1">
            <text:p>0.998023429</text:p>
          </table:table-cell>
          <table:table-cell office:value-type="float" office:value="-39.983372129999999" table:style-name="ce1">
            <text:p>-39.98337213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.038017" table:style-name="ce2">
            <text:p>1.04E+00</text:p>
          </table:table-cell>
          <table:table-cell office:value-type="float" office:value="-37.922699999999999" table:style-name="ce1">
            <text:p>-37.9227</text:p>
          </table:table-cell>
          <table:table-cell office:value-type="float" office:value="1.0480234289999999" table:style-name="ce1">
            <text:p>1.048023429</text:p>
          </table:table-cell>
          <table:table-cell office:value-type="float" office:value="-37.336205730000003" table:style-name="ce1">
            <text:p>-37.33620573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.088017" table:style-name="ce2">
            <text:p>1.09E+00</text:p>
          </table:table-cell>
          <table:table-cell office:value-type="float" office:value="-34.632300000000001" table:style-name="ce1">
            <text:p>-34.6323</text:p>
          </table:table-cell>
          <table:table-cell office:value-type="float" office:value="1.0980234289999999" table:style-name="ce1">
            <text:p>1.098023429</text:p>
          </table:table-cell>
          <table:table-cell office:value-type="float" office:value="-33.851397349999999" table:style-name="ce1">
            <text:p>-33.85139735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.1380170000000001" table:style-name="ce2">
            <text:p>1.14E+00</text:p>
          </table:table-cell>
          <table:table-cell office:value-type="float" office:value="-30.1906" table:style-name="ce1">
            <text:p>-30.1906</text:p>
          </table:table-cell>
          <table:table-cell office:value-type="float" office:value="1.148023429" table:style-name="ce1">
            <text:p>1.148023429</text:p>
          </table:table-cell>
          <table:table-cell office:value-type="float" office:value="-29.116803149999999" table:style-name="ce1">
            <text:p>-29.11680315</text:p>
          </table:table-cell>
          <table:table-cell table:number-columns-repeated="2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.1880170000000001" table:style-name="ce2">
            <text:p>1.19E+00</text:p>
          </table:table-cell>
          <table:table-cell office:value-type="float" office:value="-24.013300000000001" table:style-name="ce1">
            <text:p>-24.0133</text:p>
          </table:table-cell>
          <table:table-cell office:value-type="float" office:value="1.198023429" table:style-name="ce1">
            <text:p>1.198023429</text:p>
          </table:table-cell>
          <table:table-cell office:value-type="float" office:value="-22.503511570000001" table:style-name="ce1">
            <text:p>-22.50351157</text:p>
          </table:table-cell>
          <table:table-cell table:number-columns-repeated="2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.2380169999999999" table:style-name="ce2">
            <text:p>1.24E+00</text:p>
          </table:table-cell>
          <table:table-cell office:value-type="float" office:value="-15.3589" table:style-name="ce1">
            <text:p>-15.3589</text:p>
          </table:table-cell>
          <table:table-cell office:value-type="float" office:value="1.2480234290000001" table:style-name="ce1">
            <text:p>1.248023429</text:p>
          </table:table-cell>
          <table:table-cell office:value-type="float" office:value="-13.28180688" table:style-name="ce1">
            <text:p>-13.28180688</text:p>
          </table:table-cell>
          <table:table-cell table:number-columns-repeated="2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.288017" table:style-name="ce2">
            <text:p>1.29E+00</text:p>
          </table:table-cell>
          <table:table-cell office:value-type="float" office:value="-3.9264100000000002" table:style-name="ce1">
            <text:p>-3.92641</text:p>
          </table:table-cell>
          <table:table-cell office:value-type="float" office:value="1.2980234289999999" table:style-name="ce1">
            <text:p>1.298023429</text:p>
          </table:table-cell>
          <table:table-cell office:value-type="float" office:value="-1.3975390130000001" table:style-name="ce1">
            <text:p>-1.397539013</text:p>
          </table:table-cell>
          <table:table-cell table:number-columns-repeated="2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.338017" table:style-name="ce2">
            <text:p>1.34E+00</text:p>
          </table:table-cell>
          <table:table-cell office:value-type="float" office:value="8.6780399999999993" table:style-name="ce1">
            <text:p>8.67804</text:p>
          </table:table-cell>
          <table:table-cell office:value-type="float" office:value="1.3480234289999999" table:style-name="ce1">
            <text:p>1.348023429</text:p>
          </table:table-cell>
          <table:table-cell office:value-type="float" office:value="11.01238199" table:style-name="ce1">
            <text:p>11.01238199</text:p>
          </table:table-cell>
          <table:table-cell table:number-columns-repeated="2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.3880170000000001" table:style-name="ce2">
            <text:p>1.39E+00</text:p>
          </table:table-cell>
          <table:table-cell office:value-type="float" office:value="18.721399999999999" table:style-name="ce1">
            <text:p>18.7214</text:p>
          </table:table-cell>
          <table:table-cell office:value-type="float" office:value="1.398023429" table:style-name="ce1">
            <text:p>1.398023429</text:p>
          </table:table-cell>
          <table:table-cell office:value-type="float" office:value="20.174431599999998" table:style-name="ce1">
            <text:p>20.1744316</text:p>
          </table:table-cell>
          <table:table-cell table:number-columns-repeated="2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.4380170000000001" table:style-name="ce2">
            <text:p>1.44E+00</text:p>
          </table:table-cell>
          <table:table-cell office:value-type="float" office:value="24.2471" table:style-name="ce1">
            <text:p>24.2471</text:p>
          </table:table-cell>
          <table:table-cell office:value-type="float" office:value="1.448023429" table:style-name="ce1">
            <text:p>1.448023429</text:p>
          </table:table-cell>
          <table:table-cell office:value-type="float" office:value="24.913462039999999" table:style-name="ce1">
            <text:p>24.91346204</text:p>
          </table:table-cell>
          <table:table-cell table:number-columns-repeated="2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.4880169999999999" table:style-name="ce2">
            <text:p>1.49E+00</text:p>
          </table:table-cell>
          <table:table-cell office:value-type="float" office:value="26.6968" table:style-name="ce1">
            <text:p>26.6968</text:p>
          </table:table-cell>
          <table:table-cell office:value-type="float" office:value="1.4980234290000001" table:style-name="ce1">
            <text:p>1.498023429</text:p>
          </table:table-cell>
          <table:table-cell office:value-type="float" office:value="26.992238400000002" table:style-name="ce1">
            <text:p>26.9922384</text:p>
          </table:table-cell>
          <table:table-cell table:number-columns-repeated="2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.538017" table:style-name="ce2">
            <text:p>1.54E+00</text:p>
          </table:table-cell>
          <table:table-cell office:value-type="float" office:value="27.855699999999999" table:style-name="ce1">
            <text:p>27.8557</text:p>
          </table:table-cell>
          <table:table-cell office:value-type="float" office:value="1.5480234289999999" table:style-name="ce1">
            <text:p>1.548023429</text:p>
          </table:table-cell>
          <table:table-cell office:value-type="float" office:value="28.02062768" table:style-name="ce1">
            <text:p>28.02062768</text:p>
          </table:table-cell>
          <table:table-cell table:number-columns-repeated="2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.588017" table:style-name="ce2">
            <text:p>1.59E+00</text:p>
          </table:table-cell>
          <table:table-cell office:value-type="float" office:value="28.5776" table:style-name="ce1">
            <text:p>28.5776</text:p>
          </table:table-cell>
          <table:table-cell office:value-type="float" office:value="1.5980234289999999" table:style-name="ce1">
            <text:p>1.598023429</text:p>
          </table:table-cell>
          <table:table-cell office:value-type="float" office:value="28.700358139999999" table:style-name="ce1">
            <text:p>28.70035814</text:p>
          </table:table-cell>
          <table:table-cell table:number-columns-repeated="2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16353"/>
        </table:table-row>
        <table:table-row table:style-name="ro1">
          <table:table-cell office:value-type="float" office:value="1.6380170000000001" table:style-name="ce2">
            <text:p>1.64E+00</text:p>
          </table:table-cell>
          <table:table-cell office:value-type="float" office:value="29.155999999999999" table:style-name="ce1">
            <text:p>29.156</text:p>
          </table:table-cell>
          <table:table-cell office:value-type="float" office:value="1.648023429" table:style-name="ce1">
            <text:p>1.648023429</text:p>
          </table:table-cell>
          <table:table-cell office:value-type="float" office:value="29.263710100000001" table:style-name="ce1">
            <text:p>29.2637101</text:p>
          </table:table-cell>
          <table:table-cell table:number-columns-repeated="2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16353"/>
        </table:table-row>
        <table:table-row table:style-name="ro1">
          <table:table-cell office:value-type="float" office:value="1.6880170000000001" table:style-name="ce2">
            <text:p>1.69E+00</text:p>
          </table:table-cell>
          <table:table-cell office:value-type="float" office:value="29.678699999999999" table:style-name="ce1">
            <text:p>29.6787</text:p>
          </table:table-cell>
          <table:table-cell office:value-type="float" office:value="1.698023429" table:style-name="ce1">
            <text:p>1.698023429</text:p>
          </table:table-cell>
          <table:table-cell office:value-type="float" office:value="29.779195850000001" table:style-name="ce1">
            <text:p>29.77919585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style-name="ce2"/>
          <table:table-cell table:number-columns-repeated="5" table:style-name="ce1"/>
          <table:table-cell table:style-name="ce2"/>
          <table:table-cell table:style-name="ce1"/>
          <table:table-cell table:style-name="ce2"/>
          <table:table-cell table:number-columns-repeated="16353"/>
        </table:table-row>
        <table:table-row table:style-name="ro1">
          <table:table-cell office:value-type="float" office:value="1.7380169999999999" table:style-name="ce2">
            <text:p>1.74E+00</text:p>
          </table:table-cell>
          <table:table-cell office:value-type="float" office:value="30.1706" table:style-name="ce1">
            <text:p>30.1706</text:p>
          </table:table-cell>
          <table:table-cell office:value-type="float" office:value="1.7480234299999999" table:style-name="ce1">
            <text:p>1.74802343</text:p>
          </table:table-cell>
          <table:table-cell office:value-type="float" office:value="30.266087880000001" table:style-name="ce1">
            <text:p>30.26608788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1.788017" table:style-name="ce2">
            <text:p>1.79E+00</text:p>
          </table:table-cell>
          <table:table-cell office:value-type="float" office:value="30.6389" table:style-name="ce1">
            <text:p>30.6389</text:p>
          </table:table-cell>
          <table:table-cell office:value-type="float" office:value="1.79802343" table:style-name="ce1">
            <text:p>1.79802343</text:p>
          </table:table-cell>
          <table:table-cell office:value-type="float" office:value="30.729924029999999" table:style-name="ce1">
            <text:p>30.72992403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1.838017" table:style-name="ce2">
            <text:p>1.84E+00</text:p>
          </table:table-cell>
          <table:table-cell office:value-type="float" office:value="31.085699999999999" table:style-name="ce1">
            <text:p>31.0857</text:p>
          </table:table-cell>
          <table:table-cell office:value-type="float" office:value="1.84802343" table:style-name="ce1">
            <text:p>1.84802343</text:p>
          </table:table-cell>
          <table:table-cell office:value-type="float" office:value="31.172614129999999" table:style-name="ce1">
            <text:p>31.17261413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1.8880170000000001" table:style-name="ce2">
            <text:p>1.89E+00</text:p>
          </table:table-cell>
          <table:table-cell office:value-type="float" office:value="31.5122" table:style-name="ce1">
            <text:p>31.5122</text:p>
          </table:table-cell>
          <table:table-cell office:value-type="float" office:value="1.8980234300000001" table:style-name="ce1">
            <text:p>1.89802343</text:p>
          </table:table-cell>
          <table:table-cell office:value-type="float" office:value="31.59516232" table:style-name="ce1">
            <text:p>31.59516232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1.9380170000000001" table:style-name="ce2">
            <text:p>1.94E+00</text:p>
          </table:table-cell>
          <table:table-cell office:value-type="float" office:value="31.9192" table:style-name="ce1">
            <text:p>31.9192</text:p>
          </table:table-cell>
          <table:table-cell office:value-type="float" office:value="1.9480234299999999" table:style-name="ce1">
            <text:p>1.94802343</text:p>
          </table:table-cell>
          <table:table-cell office:value-type="float" office:value="31.998364049999999" table:style-name="ce1">
            <text:p>31.99836405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1.9880169999999999" table:style-name="ce2">
            <text:p>1.99E+00</text:p>
          </table:table-cell>
          <table:table-cell office:value-type="float" office:value="32.307499999999997" table:style-name="ce1">
            <text:p>32.3075</text:p>
          </table:table-cell>
          <table:table-cell office:value-type="float" office:value="1.9980234299999999" table:style-name="ce1">
            <text:p>1.99802343</text:p>
          </table:table-cell>
          <table:table-cell office:value-type="float" office:value="32.382972870000003" table:style-name="ce1">
            <text:p>32.38297287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2.038017" table:style-name="ce2">
            <text:p>2.04E+00</text:p>
          </table:table-cell>
          <table:table-cell office:value-type="float" office:value="32.677799999999998" table:style-name="ce1">
            <text:p>32.6778</text:p>
          </table:table-cell>
          <table:table-cell office:value-type="float" office:value="2.0480234300000002" table:style-name="ce1">
            <text:p>2.04802343</text:p>
          </table:table-cell>
          <table:table-cell office:value-type="float" office:value="32.749734830000001" table:style-name="ce1">
            <text:p>32.74973483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2.0880169999999998" table:style-name="ce2">
            <text:p>2.09E+00</text:p>
          </table:table-cell>
          <table:table-cell office:value-type="float" office:value="33.030799999999999" table:style-name="ce1">
            <text:p>33.0308</text:p>
          </table:table-cell>
          <table:table-cell office:value-type="float" office:value="2.09802343" table:style-name="ce1">
            <text:p>2.09802343</text:p>
          </table:table-cell>
          <table:table-cell office:value-type="float" office:value="33.099391519999998" table:style-name="ce1">
            <text:p>33.09939152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2.1380170000000001" table:style-name="ce2">
            <text:p>2.14E+00</text:p>
          </table:table-cell>
          <table:table-cell office:value-type="float" office:value="33.3673" table:style-name="ce1">
            <text:p>33.3673</text:p>
          </table:table-cell>
          <table:table-cell office:value-type="float" office:value="2.1480234299999998" table:style-name="ce1">
            <text:p>2.14802343</text:p>
          </table:table-cell>
          <table:table-cell office:value-type="float" office:value="33.432676880000002" table:style-name="ce1">
            <text:p>33.43267688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2.1880169999999999" table:style-name="ce2">
            <text:p>2.19E+00</text:p>
          </table:table-cell>
          <table:table-cell office:value-type="float" office:value="33.688000000000002" table:style-name="ce1">
            <text:p>33.688</text:p>
          </table:table-cell>
          <table:table-cell office:value-type="float" office:value="2.1980234300000001" table:style-name="ce1">
            <text:p>2.19802343</text:p>
          </table:table-cell>
          <table:table-cell office:value-type="float" office:value="33.750313079999998" table:style-name="ce1">
            <text:p>33.75031308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2.2380170000000001" table:style-name="ce2">
            <text:p>2.24E+00</text:p>
          </table:table-cell>
          <table:table-cell office:value-type="float" office:value="33.993600000000001" table:style-name="ce1">
            <text:p>33.9936</text:p>
          </table:table-cell>
          <table:table-cell office:value-type="float" office:value="2.2480234299999999" table:style-name="ce1">
            <text:p>2.24802343</text:p>
          </table:table-cell>
          <table:table-cell office:value-type="float" office:value="34.053007059999999" table:style-name="ce1">
            <text:p>34.05300706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2.288017" table:style-name="ce2">
            <text:p>2.29E+00</text:p>
          </table:table-cell>
          <table:table-cell office:value-type="float" office:value="34.2849" table:style-name="ce1">
            <text:p>34.2849</text:p>
          </table:table-cell>
          <table:table-cell office:value-type="float" office:value="2.2980234300000002" table:style-name="ce1">
            <text:p>2.29802343</text:p>
          </table:table-cell>
          <table:table-cell office:value-type="float" office:value="34.341447600000002" table:style-name="ce1">
            <text:p>34.3414476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2.3380169999999998" table:style-name="ce2">
            <text:p>2.34E+00</text:p>
          </table:table-cell>
          <table:table-cell office:value-type="float" office:value="34.562399999999997" table:style-name="ce1">
            <text:p>34.5624</text:p>
          </table:table-cell>
          <table:table-cell office:value-type="float" office:value="2.34802343" table:style-name="ce1">
            <text:p>2.34802343</text:p>
          </table:table-cell>
          <table:table-cell office:value-type="float" office:value="34.61630297" table:style-name="ce1">
            <text:p>34.61630297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2.3880170000000001" table:style-name="ce2">
            <text:p>2.39E+00</text:p>
          </table:table-cell>
          <table:table-cell office:value-type="float" office:value="34.826799999999999" table:style-name="ce1">
            <text:p>34.8268</text:p>
          </table:table-cell>
          <table:table-cell office:value-type="float" office:value="2.3980234299999998" table:style-name="ce1">
            <text:p>2.39802343</text:p>
          </table:table-cell>
          <table:table-cell office:value-type="float" office:value="34.878219020000003" table:style-name="ce1">
            <text:p>34.87821902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2.4380169999999999" table:style-name="ce2">
            <text:p>2.44E+00</text:p>
          </table:table-cell>
          <table:table-cell office:value-type="float" office:value="35.078899999999997" table:style-name="ce1">
            <text:p>35.0789</text:p>
          </table:table-cell>
          <table:table-cell office:value-type="float" office:value="2.4480234300000001" table:style-name="ce1">
            <text:p>2.44802343</text:p>
          </table:table-cell>
          <table:table-cell office:value-type="float" office:value="35.127817729999997" table:style-name="ce1">
            <text:p>35.12781773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2.4880170000000001" table:style-name="ce2">
            <text:p>2.49E+00</text:p>
          </table:table-cell>
          <table:table-cell office:value-type="float" office:value="35.319000000000003" table:style-name="ce1">
            <text:p>35.319</text:p>
          </table:table-cell>
          <table:table-cell office:value-type="float" office:value="2.4980234299999999" table:style-name="ce1">
            <text:p>2.49802343</text:p>
          </table:table-cell>
          <table:table-cell office:value-type="float" office:value="35.365696069999998" table:style-name="ce1">
            <text:p>35.36569607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2.538017" table:style-name="ce2">
            <text:p>2.54E+00</text:p>
          </table:table-cell>
          <table:table-cell office:value-type="float" office:value="35.547899999999998" table:style-name="ce1">
            <text:p>35.5479</text:p>
          </table:table-cell>
          <table:table-cell office:value-type="float" office:value="2.5480234300000002" table:style-name="ce1">
            <text:p>2.54802343</text:p>
          </table:table-cell>
          <table:table-cell office:value-type="float" office:value="35.592425239999997" table:style-name="ce1">
            <text:p>35.59242524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2.5880169999999998" table:style-name="ce2">
            <text:p>2.59E+00</text:p>
          </table:table-cell>
          <table:table-cell office:value-type="float" office:value="35.766100000000002" table:style-name="ce1">
            <text:p>35.7661</text:p>
          </table:table-cell>
          <table:table-cell office:value-type="float" office:value="2.59802343" table:style-name="ce1">
            <text:p>2.59802343</text:p>
          </table:table-cell>
          <table:table-cell office:value-type="float" office:value="35.8085503" table:style-name="ce1">
            <text:p>35.8085503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2.6380170000000001" table:style-name="ce2">
            <text:p>2.64E+00</text:p>
          </table:table-cell>
          <table:table-cell office:value-type="float" office:value="35.974200000000003" table:style-name="ce1">
            <text:p>35.9742</text:p>
          </table:table-cell>
          <table:table-cell office:value-type="float" office:value="2.6480234299999998" table:style-name="ce1">
            <text:p>2.64802343</text:p>
          </table:table-cell>
          <table:table-cell office:value-type="float" office:value="36.014590159999997" table:style-name="ce1">
            <text:p>36.01459016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2.6880169999999999" table:style-name="ce2">
            <text:p>2.69E+00</text:p>
          </table:table-cell>
          <table:table-cell office:value-type="float" office:value="36.172499999999999" table:style-name="ce1">
            <text:p>36.1725</text:p>
          </table:table-cell>
          <table:table-cell office:value-type="float" office:value="2.6980234300000001" table:style-name="ce1">
            <text:p>2.69802343</text:p>
          </table:table-cell>
          <table:table-cell office:value-type="float" office:value="36.211037949999998" table:style-name="ce1">
            <text:p>36.21103795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2.7380170000000001" table:style-name="ce2">
            <text:p>2.74E+00</text:p>
          </table:table-cell>
          <table:table-cell office:value-type="float" office:value="36.361600000000003" table:style-name="ce1">
            <text:p>36.3616</text:p>
          </table:table-cell>
          <table:table-cell office:value-type="float" office:value="2.7480234299999999" table:style-name="ce1">
            <text:p>2.74802343</text:p>
          </table:table-cell>
          <table:table-cell office:value-type="float" office:value="36.39836159" table:style-name="ce1">
            <text:p>36.39836159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2.788017" table:style-name="ce2">
            <text:p>2.79E+00</text:p>
          </table:table-cell>
          <table:table-cell office:value-type="float" office:value="36.541899999999998" table:style-name="ce1">
            <text:p>36.5419</text:p>
          </table:table-cell>
          <table:table-cell office:value-type="float" office:value="2.7980234309999998" table:style-name="ce1">
            <text:p>2.798023431</text:p>
          </table:table-cell>
          <table:table-cell office:value-type="float" office:value="36.577004629999998" table:style-name="ce1">
            <text:p>36.57700463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2.8380169999999998" table:style-name="ce2">
            <text:p>2.84E+00</text:p>
          </table:table-cell>
          <table:table-cell office:value-type="float" office:value="36.713999999999999" table:style-name="ce1">
            <text:p>36.714</text:p>
          </table:table-cell>
          <table:table-cell office:value-type="float" office:value="2.8480234310000001" table:style-name="ce1">
            <text:p>2.848023431</text:p>
          </table:table-cell>
          <table:table-cell office:value-type="float" office:value="36.74738722" table:style-name="ce1">
            <text:p>36.74738722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2.8880170000000001" table:style-name="ce2">
            <text:p>2.89E+00</text:p>
          </table:table-cell>
          <table:table-cell office:value-type="float" office:value="36.878" table:style-name="ce1">
            <text:p>36.878</text:p>
          </table:table-cell>
          <table:table-cell office:value-type="float" office:value="2.8980234309999999" table:style-name="ce1">
            <text:p>2.898023431</text:p>
          </table:table-cell>
          <table:table-cell office:value-type="float" office:value="36.909907160000003" table:style-name="ce1">
            <text:p>36.90990716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2.9380169999999999" table:style-name="ce2">
            <text:p>2.94E+00</text:p>
          </table:table-cell>
          <table:table-cell office:value-type="float" office:value="37.034500000000001" table:style-name="ce1">
            <text:p>37.0345</text:p>
          </table:table-cell>
          <table:table-cell office:value-type="float" office:value="2.9480234310000002" table:style-name="ce1">
            <text:p>2.948023431</text:p>
          </table:table-cell>
          <table:table-cell office:value-type="float" office:value="37.064940960000001" table:style-name="ce1">
            <text:p>37.06494096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2.9880170000000001" table:style-name="ce2">
            <text:p>2.99E+00</text:p>
          </table:table-cell>
          <table:table-cell office:value-type="float" office:value="37.183799999999998" table:style-name="ce1">
            <text:p>37.1838</text:p>
          </table:table-cell>
          <table:table-cell office:value-type="float" office:value="2.998023431" table:style-name="ce1">
            <text:p>2.998023431</text:p>
          </table:table-cell>
          <table:table-cell office:value-type="float" office:value="37.212845000000002" table:style-name="ce1">
            <text:p>37.212845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3.038017" table:style-name="ce2">
            <text:p>3.04E+00</text:p>
          </table:table-cell>
          <table:table-cell office:value-type="float" office:value="37.326300000000003" table:style-name="ce1">
            <text:p>37.3263</text:p>
          </table:table-cell>
          <table:table-cell office:value-type="float" office:value="3.0480234309999998" table:style-name="ce1">
            <text:p>3.048023431</text:p>
          </table:table-cell>
          <table:table-cell office:value-type="float" office:value="37.353956549999999" table:style-name="ce1">
            <text:p>37.35395655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3.0880169999999998" table:style-name="ce2">
            <text:p>3.09E+00</text:p>
          </table:table-cell>
          <table:table-cell office:value-type="float" office:value="37.462200000000003" table:style-name="ce1">
            <text:p>37.4622</text:p>
          </table:table-cell>
          <table:table-cell office:value-type="float" office:value="3.0980234310000001" table:style-name="ce1">
            <text:p>3.098023431</text:p>
          </table:table-cell>
          <table:table-cell office:value-type="float" office:value="37.488594880000001" table:style-name="ce1">
            <text:p>37.48859488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3.1380170000000001" table:style-name="ce2">
            <text:p>3.14E+00</text:p>
          </table:table-cell>
          <table:table-cell office:value-type="float" office:value="37.591799999999999" table:style-name="ce1">
            <text:p>37.5918</text:p>
          </table:table-cell>
          <table:table-cell office:value-type="float" office:value="3.1480234309999999" table:style-name="ce1">
            <text:p>3.148023431</text:p>
          </table:table-cell>
          <table:table-cell office:value-type="float" office:value="37.617062259999997" table:style-name="ce1">
            <text:p>37.61706226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3.1880169999999999" table:style-name="ce2">
            <text:p>3.19E+00</text:p>
          </table:table-cell>
          <table:table-cell office:value-type="float" office:value="37.715600000000002" table:style-name="ce1">
            <text:p>37.7156</text:p>
          </table:table-cell>
          <table:table-cell office:value-type="float" office:value="3.1980234310000002" table:style-name="ce1">
            <text:p>3.198023431</text:p>
          </table:table-cell>
          <table:table-cell office:value-type="float" office:value="37.739644900000002" table:style-name="ce1">
            <text:p>37.7396449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3.2380170000000001" table:style-name="ce2">
            <text:p>3.24E+00</text:p>
          </table:table-cell>
          <table:table-cell office:value-type="float" office:value="37.8337" table:style-name="ce1">
            <text:p>37.8337</text:p>
          </table:table-cell>
          <table:table-cell office:value-type="float" office:value="3.248023431" table:style-name="ce1">
            <text:p>3.248023431</text:p>
          </table:table-cell>
          <table:table-cell office:value-type="float" office:value="37.856613950000003" table:style-name="ce1">
            <text:p>37.85661395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3.288017" table:style-name="ce2">
            <text:p>3.29E+00</text:p>
          </table:table-cell>
          <table:table-cell office:value-type="float" office:value="37.946300000000001" table:style-name="ce1">
            <text:p>37.9463</text:p>
          </table:table-cell>
          <table:table-cell office:value-type="float" office:value="3.2980234309999998" table:style-name="ce1">
            <text:p>3.298023431</text:p>
          </table:table-cell>
          <table:table-cell office:value-type="float" office:value="37.968226309999999" table:style-name="ce1">
            <text:p>37.96822631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3.3380169999999998" table:style-name="ce2">
            <text:p>3.34E+00</text:p>
          </table:table-cell>
          <table:table-cell office:value-type="float" office:value="38.053800000000003" table:style-name="ce1">
            <text:p>38.0538</text:p>
          </table:table-cell>
          <table:table-cell office:value-type="float" office:value="3.3480234310000001" table:style-name="ce1">
            <text:p>3.348023431</text:p>
          </table:table-cell>
          <table:table-cell office:value-type="float" office:value="38.0747255" table:style-name="ce1">
            <text:p>38.0747255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3.3880170000000001" table:style-name="ce2">
            <text:p>3.39E+00</text:p>
          </table:table-cell>
          <table:table-cell office:value-type="float" office:value="38.156399999999998" table:style-name="ce1">
            <text:p>38.1564</text:p>
          </table:table-cell>
          <table:table-cell office:value-type="float" office:value="3.3980234309999999" table:style-name="ce1">
            <text:p>3.398023431</text:p>
          </table:table-cell>
          <table:table-cell office:value-type="float" office:value="38.176342429999998" table:style-name="ce1">
            <text:p>38.17634243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3.4380169999999999" table:style-name="ce2">
            <text:p>3.44E+00</text:p>
          </table:table-cell>
          <table:table-cell office:value-type="float" office:value="38.254300000000001" table:style-name="ce1">
            <text:p>38.2543</text:p>
          </table:table-cell>
          <table:table-cell office:value-type="float" office:value="3.4480234310000002" table:style-name="ce1">
            <text:p>3.448023431</text:p>
          </table:table-cell>
          <table:table-cell office:value-type="float" office:value="38.273296119999998" table:style-name="ce1">
            <text:p>38.27329612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3.4880170000000001" table:style-name="ce2">
            <text:p>3.49E+00</text:p>
          </table:table-cell>
          <table:table-cell office:value-type="float" office:value="38.3476" table:style-name="ce1">
            <text:p>38.3476</text:p>
          </table:table-cell>
          <table:table-cell office:value-type="float" office:value="3.498023431" table:style-name="ce1">
            <text:p>3.498023431</text:p>
          </table:table-cell>
          <table:table-cell office:value-type="float" office:value="38.365794440000002" table:style-name="ce1">
            <text:p>38.36579444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3.538017" table:style-name="ce2">
            <text:p>3.54E+00</text:p>
          </table:table-cell>
          <table:table-cell office:value-type="float" office:value="38.436700000000002" table:style-name="ce1">
            <text:p>38.4367</text:p>
          </table:table-cell>
          <table:table-cell office:value-type="float" office:value="3.5480234309999998" table:style-name="ce1">
            <text:p>3.548023431</text:p>
          </table:table-cell>
          <table:table-cell office:value-type="float" office:value="38.45403469" table:style-name="ce1">
            <text:p>38.45403469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3.5880169999999998" table:style-name="ce2">
            <text:p>3.59E+00</text:p>
          </table:table-cell>
          <table:table-cell office:value-type="float" office:value="38.521700000000003" table:style-name="ce1">
            <text:p>38.5217</text:p>
          </table:table-cell>
          <table:table-cell office:value-type="float" office:value="3.5980234310000001" table:style-name="ce1">
            <text:p>3.598023431</text:p>
          </table:table-cell>
          <table:table-cell office:value-type="float" office:value="38.538204260000001" table:style-name="ce1">
            <text:p>38.53820426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3.6380170000000001" table:style-name="ce2">
            <text:p>3.64E+00</text:p>
          </table:table-cell>
          <table:table-cell office:value-type="float" office:value="38.602699999999999" table:style-name="ce1">
            <text:p>38.6027</text:p>
          </table:table-cell>
          <table:table-cell office:value-type="float" office:value="3.6480234309999999" table:style-name="ce1">
            <text:p>3.648023431</text:p>
          </table:table-cell>
          <table:table-cell office:value-type="float" office:value="38.618481189999997" table:style-name="ce1">
            <text:p>38.61848119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3.6880169999999999" table:style-name="ce2">
            <text:p>3.69E+00</text:p>
          </table:table-cell>
          <table:table-cell office:value-type="float" office:value="38.68" table:style-name="ce1">
            <text:p>38.68</text:p>
          </table:table-cell>
          <table:table-cell office:value-type="float" office:value="3.6980234310000002" table:style-name="ce1">
            <text:p>3.698023431</text:p>
          </table:table-cell>
          <table:table-cell office:value-type="float" office:value="38.69503469" table:style-name="ce1">
            <text:p>38.69503469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3.7380170000000001" table:style-name="ce2">
            <text:p>3.74E+00</text:p>
          </table:table-cell>
          <table:table-cell office:value-type="float" office:value="38.753700000000002" table:style-name="ce1">
            <text:p>38.7537</text:p>
          </table:table-cell>
          <table:table-cell office:value-type="float" office:value="3.748023431" table:style-name="ce1">
            <text:p>3.748023431</text:p>
          </table:table-cell>
          <table:table-cell office:value-type="float" office:value="38.768025649999998" table:style-name="ce1">
            <text:p>38.76802565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3.788017" table:style-name="ce2">
            <text:p>3.79E+00</text:p>
          </table:table-cell>
          <table:table-cell office:value-type="float" office:value="38.823999999999998" table:style-name="ce1">
            <text:p>38.824</text:p>
          </table:table-cell>
          <table:table-cell office:value-type="float" office:value="3.7980234309999998" table:style-name="ce1">
            <text:p>3.798023431</text:p>
          </table:table-cell>
          <table:table-cell office:value-type="float" office:value="38.837607089999999" table:style-name="ce1">
            <text:p>38.83760709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3.8380169999999998" table:style-name="ce2">
            <text:p>3.84E+00</text:p>
          </table:table-cell>
          <table:table-cell office:value-type="float" office:value="38.890900000000002" table:style-name="ce1">
            <text:p>38.8909</text:p>
          </table:table-cell>
          <table:table-cell office:value-type="float" office:value="3.8480234310000001" table:style-name="ce1">
            <text:p>3.848023431</text:p>
          </table:table-cell>
          <table:table-cell office:value-type="float" office:value="38.903924629999999" table:style-name="ce1">
            <text:p>38.90392463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3.8880170000000001" table:style-name="ce2">
            <text:p>3.89E+00</text:p>
          </table:table-cell>
          <table:table-cell office:value-type="float" office:value="38.954700000000003" table:style-name="ce1">
            <text:p>38.9547</text:p>
          </table:table-cell>
          <table:table-cell office:value-type="float" office:value="3.898023432" table:style-name="ce1">
            <text:p>3.898023432</text:p>
          </table:table-cell>
          <table:table-cell office:value-type="float" office:value="38.967116869999998" table:style-name="ce1">
            <text:p>38.96711687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3.9380169999999999" table:style-name="ce2">
            <text:p>3.94E+00</text:p>
          </table:table-cell>
          <table:table-cell office:value-type="float" office:value="39.015500000000003" table:style-name="ce1">
            <text:p>39.0155</text:p>
          </table:table-cell>
          <table:table-cell office:value-type="float" office:value="3.9480234319999998" table:style-name="ce1">
            <text:p>3.948023432</text:p>
          </table:table-cell>
          <table:table-cell office:value-type="float" office:value="39.027315790000003" table:style-name="ce1">
            <text:p>39.02731579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3.9880170000000001" table:style-name="ce2">
            <text:p>3.99E+00</text:p>
          </table:table-cell>
          <table:table-cell office:value-type="float" office:value="39.073399999999999" table:style-name="ce1">
            <text:p>39.0734</text:p>
          </table:table-cell>
          <table:table-cell office:value-type="float" office:value="3.9980234320000001" table:style-name="ce1">
            <text:p>3.998023432</text:p>
          </table:table-cell>
          <table:table-cell office:value-type="float" office:value="39.084647099999998" table:style-name="ce1">
            <text:p>39.0846471</text:p>
          </table:table-cell>
          <table:table-cell table:number-columns-repeated="2" table:style-name="ce1"/>
          <table:table-cell table:style-name="ce2"/>
          <table:table-cell table:number-columns-repeated="8" table:style-name="ce1"/>
          <table:table-cell table:style-name="ce2"/>
          <table:table-cell table:number-columns-repeated="6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52"/>
        </table:table-row>
        <table:table-row table:style-name="ro1">
          <table:table-cell office:value-type="float" office:value="4.038017" table:style-name="ce2">
            <text:p>4.04E+00</text:p>
          </table:table-cell>
          <table:table-cell office:value-type="float" office:value="39.128500000000003" table:style-name="ce1">
            <text:p>39.1285</text:p>
          </table:table-cell>
          <table:table-cell office:value-type="float" office:value="4.0480234319999999" table:style-name="ce1">
            <text:p>4.048023432</text:p>
          </table:table-cell>
          <table:table-cell office:value-type="float" office:value="39.139230589999997" table:style-name="ce1">
            <text:p>39.13923059</text:p>
          </table:table-cell>
          <table:table-cell table:number-columns-repeated="2" table:style-name="ce1"/>
          <table:table-cell table:style-name="ce2"/>
          <table:table-cell table:number-columns-repeated="8" table:style-name="ce1"/>
          <table:table-cell table:style-name="ce2"/>
          <table:table-cell table:number-columns-repeated="6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52"/>
        </table:table-row>
        <table:table-row table:style-name="ro1">
          <table:table-cell office:value-type="float" office:value="4.0880169999999998" table:style-name="ce2">
            <text:p>4.09E+00</text:p>
          </table:table-cell>
          <table:table-cell office:value-type="float" office:value="39.180999999999997" table:style-name="ce1">
            <text:p>39.181</text:p>
          </table:table-cell>
          <table:table-cell office:value-type="float" office:value="4.0980234319999997" table:style-name="ce1">
            <text:p>4.098023432</text:p>
          </table:table-cell>
          <table:table-cell office:value-type="float" office:value="39.191180430000003" table:style-name="ce1">
            <text:p>39.19118043</text:p>
          </table:table-cell>
          <table:table-cell table:number-columns-repeated="2" table:style-name="ce1"/>
          <table:table-cell table:style-name="ce2"/>
          <table:table-cell table:number-columns-repeated="8" table:style-name="ce1"/>
          <table:table-cell table:style-name="ce2"/>
          <table:table-cell table:number-columns-repeated="6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52"/>
        </table:table-row>
        <table:table-row table:style-name="ro1">
          <table:table-cell office:value-type="float" office:value="4.1380169999999996" table:style-name="ce2">
            <text:p>4.14E+00</text:p>
          </table:table-cell>
          <table:table-cell office:value-type="float" office:value="39.230899999999998" table:style-name="ce1">
            <text:p>39.2309</text:p>
          </table:table-cell>
          <table:table-cell office:value-type="float" office:value="4.1480234319999996" table:style-name="ce1">
            <text:p>4.148023432</text:p>
          </table:table-cell>
          <table:table-cell office:value-type="float" office:value="39.240605469999998" table:style-name="ce1">
            <text:p>39.24060547</text:p>
          </table:table-cell>
          <table:table-cell table:number-columns-repeated="2" table:style-name="ce1"/>
          <table:table-cell table:style-name="ce2"/>
          <table:table-cell table:number-columns-repeated="8" table:style-name="ce1"/>
          <table:table-cell table:style-name="ce2"/>
          <table:table-cell table:number-columns-repeated="6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52"/>
        </table:table-row>
        <table:table-row table:style-name="ro1">
          <table:table-cell office:value-type="float" office:value="4.1880170000000003" table:style-name="ce2">
            <text:p>4.19E+00</text:p>
          </table:table-cell>
          <table:table-cell office:value-type="float" office:value="39.278399999999998" table:style-name="ce1">
            <text:p>39.2784</text:p>
          </table:table-cell>
          <table:table-cell office:value-type="float" office:value="4.1980234320000003" table:style-name="ce1">
            <text:p>4.198023432</text:p>
          </table:table-cell>
          <table:table-cell office:value-type="float" office:value="39.287609549999999" table:style-name="ce1">
            <text:p>39.28760955</text:p>
          </table:table-cell>
          <table:table-cell table:number-columns-repeated="2" table:style-name="ce1"/>
          <table:table-cell table:style-name="ce2"/>
          <table:table-cell table:number-columns-repeated="8" table:style-name="ce1"/>
          <table:table-cell table:style-name="ce2"/>
          <table:table-cell table:number-columns-repeated="6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52"/>
        </table:table-row>
        <table:table-row table:style-name="ro1">
          <table:table-cell office:value-type="float" office:value="4.2380170000000001" table:style-name="ce2">
            <text:p>4.24E+00</text:p>
          </table:table-cell>
          <table:table-cell office:value-type="float" office:value="39.323500000000003" table:style-name="ce1">
            <text:p>39.3235</text:p>
          </table:table-cell>
          <table:table-cell office:value-type="float" office:value="4.2480234320000001" table:style-name="ce1">
            <text:p>4.248023432</text:p>
          </table:table-cell>
          <table:table-cell office:value-type="float" office:value="39.332291720000001" table:style-name="ce1">
            <text:p>39.33229172</text:p>
          </table:table-cell>
          <table:table-cell table:number-columns-repeated="2" table:style-name="ce1"/>
          <table:table-cell table:style-name="ce2"/>
          <table:table-cell table:number-columns-repeated="8" table:style-name="ce1"/>
          <table:table-cell table:style-name="ce2"/>
          <table:table-cell table:number-columns-repeated="6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52"/>
        </table:table-row>
        <table:table-row table:style-name="ro1">
          <table:table-cell office:value-type="float" office:value="4.288017" table:style-name="ce2">
            <text:p>4.29E+00</text:p>
          </table:table-cell>
          <table:table-cell office:value-type="float" office:value="39.366399999999999" table:style-name="ce1">
            <text:p>39.3664</text:p>
          </table:table-cell>
          <table:table-cell office:value-type="float" office:value="4.2980234319999999" table:style-name="ce1">
            <text:p>4.298023432</text:p>
          </table:table-cell>
          <table:table-cell office:value-type="float" office:value="39.374746520000002" table:style-name="ce1">
            <text:p>39.37474652</text:p>
          </table:table-cell>
          <table:table-cell table:number-columns-repeated="2" table:style-name="ce1"/>
          <table:table-cell table:style-name="ce2"/>
          <table:table-cell table:number-columns-repeated="8" table:style-name="ce1"/>
          <table:table-cell table:style-name="ce2"/>
          <table:table-cell table:number-columns-repeated="6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52"/>
        </table:table-row>
        <table:table-row table:style-name="ro1">
          <table:table-cell office:value-type="float" office:value="4.3380169999999998" table:style-name="ce2">
            <text:p>4.34E+00</text:p>
          </table:table-cell>
          <table:table-cell office:value-type="float" office:value="39.407200000000003" table:style-name="ce1">
            <text:p>39.4072</text:p>
          </table:table-cell>
          <table:table-cell office:value-type="float" office:value="4.3480234319999997" table:style-name="ce1">
            <text:p>4.348023432</text:p>
          </table:table-cell>
          <table:table-cell office:value-type="float" office:value="39.415064170000001" table:style-name="ce1">
            <text:p>39.41506417</text:p>
          </table:table-cell>
          <table:table-cell table:number-columns-repeated="2" table:style-name="ce1"/>
          <table:table-cell table:style-name="ce2"/>
          <table:table-cell table:number-columns-repeated="8" table:style-name="ce1"/>
          <table:table-cell table:style-name="ce2"/>
          <table:table-cell table:number-columns-repeated="6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52"/>
        </table:table-row>
        <table:table-row table:style-name="ro1">
          <table:table-cell office:value-type="float" office:value="4.3880169999999996" table:style-name="ce2">
            <text:p>4.39E+00</text:p>
          </table:table-cell>
          <table:table-cell office:value-type="float" office:value="39.445799999999998" table:style-name="ce1">
            <text:p>39.4458</text:p>
          </table:table-cell>
          <table:table-cell office:value-type="float" office:value="4.3980234319999996" table:style-name="ce1">
            <text:p>4.398023432</text:p>
          </table:table-cell>
          <table:table-cell office:value-type="float" office:value="39.45333084" table:style-name="ce1">
            <text:p>39.45333084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4.4380170000000003" table:style-name="ce2">
            <text:p>4.44E+00</text:p>
          </table:table-cell>
          <table:table-cell office:value-type="float" office:value="39.482500000000002" table:style-name="ce1">
            <text:p>39.4825</text:p>
          </table:table-cell>
          <table:table-cell office:value-type="float" office:value="4.4480234320000003" table:style-name="ce1">
            <text:p>4.448023432</text:p>
          </table:table-cell>
          <table:table-cell office:value-type="float" office:value="39.489628830000001" table:style-name="ce1">
            <text:p>39.48962883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4.4880170000000001" table:style-name="ce2">
            <text:p>4.49E+00</text:p>
          </table:table-cell>
          <table:table-cell office:value-type="float" office:value="39.517299999999999" table:style-name="ce1">
            <text:p>39.5173</text:p>
          </table:table-cell>
          <table:table-cell office:value-type="float" office:value="4.4980234320000001" table:style-name="ce1">
            <text:p>4.498023432</text:p>
          </table:table-cell>
          <table:table-cell office:value-type="float" office:value="39.524036770000002" table:style-name="ce1">
            <text:p>39.52403677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4.538017" table:style-name="ce2">
            <text:p>4.54E+00</text:p>
          </table:table-cell>
          <table:table-cell office:value-type="float" office:value="39.5503" table:style-name="ce1">
            <text:p>39.5503</text:p>
          </table:table-cell>
          <table:table-cell office:value-type="float" office:value="4.5480234319999999" table:style-name="ce1">
            <text:p>4.548023432</text:p>
          </table:table-cell>
          <table:table-cell office:value-type="float" office:value="39.556629790000002" table:style-name="ce1">
            <text:p>39.55662979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4.5880169999999998" table:style-name="ce2">
            <text:p>4.59E+00</text:p>
          </table:table-cell>
          <table:table-cell office:value-type="float" office:value="39.581400000000002" table:style-name="ce1">
            <text:p>39.5814</text:p>
          </table:table-cell>
          <table:table-cell office:value-type="float" office:value="4.5980234319999997" table:style-name="ce1">
            <text:p>4.598023432</text:p>
          </table:table-cell>
          <table:table-cell office:value-type="float" office:value="39.587479709999997" table:style-name="ce1">
            <text:p>39.58747971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4.6380169999999996" table:style-name="ce2">
            <text:p>4.64E+00</text:p>
          </table:table-cell>
          <table:table-cell office:value-type="float" office:value="39.610999999999997" table:style-name="ce1">
            <text:p>39.611</text:p>
          </table:table-cell>
          <table:table-cell office:value-type="float" office:value="4.6480234319999996" table:style-name="ce1">
            <text:p>4.648023432</text:p>
          </table:table-cell>
          <table:table-cell office:value-type="float" office:value="39.616655219999998" table:style-name="ce1">
            <text:p>39.61665522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4.6880170000000003" table:style-name="ce2">
            <text:p>4.69E+00</text:p>
          </table:table-cell>
          <table:table-cell office:value-type="float" office:value="39.638800000000003" table:style-name="ce1">
            <text:p>39.6388</text:p>
          </table:table-cell>
          <table:table-cell office:value-type="float" office:value="4.6980234320000003" table:style-name="ce1">
            <text:p>4.698023432</text:p>
          </table:table-cell>
          <table:table-cell office:value-type="float" office:value="39.644221979999998" table:style-name="ce1">
            <text:p>39.64422198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4.7380170000000001" table:style-name="ce2">
            <text:p>4.74E+00</text:p>
          </table:table-cell>
          <table:table-cell office:value-type="float" office:value="39.665199999999999" table:style-name="ce1">
            <text:p>39.6652</text:p>
          </table:table-cell>
          <table:table-cell office:value-type="float" office:value="4.7480234320000001" table:style-name="ce1">
            <text:p>4.748023432</text:p>
          </table:table-cell>
          <table:table-cell office:value-type="float" office:value="39.670242819999999" table:style-name="ce1">
            <text:p>39.67024282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4.788017" table:style-name="ce2">
            <text:p>4.79E+00</text:p>
          </table:table-cell>
          <table:table-cell office:value-type="float" office:value="39.69" table:style-name="ce1">
            <text:p>39.69</text:p>
          </table:table-cell>
          <table:table-cell office:value-type="float" office:value="4.7980234319999999" table:style-name="ce1">
            <text:p>4.798023432</text:p>
          </table:table-cell>
          <table:table-cell office:value-type="float" office:value="39.694777870000003" table:style-name="ce1">
            <text:p>39.69477787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4.8380169999999998" table:style-name="ce2">
            <text:p>4.84E+00</text:p>
          </table:table-cell>
          <table:table-cell office:value-type="float" office:value="39.7134" table:style-name="ce1">
            <text:p>39.7134</text:p>
          </table:table-cell>
          <table:table-cell office:value-type="float" office:value="4.8480234319999997" table:style-name="ce1">
            <text:p>4.848023432</text:p>
          </table:table-cell>
          <table:table-cell office:value-type="float" office:value="39.717884669999997" table:style-name="ce1">
            <text:p>39.71788467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4.8880169999999996" table:style-name="ce2">
            <text:p>4.89E+00</text:p>
          </table:table-cell>
          <table:table-cell office:value-type="float" office:value="39.735399999999998" table:style-name="ce1">
            <text:p>39.7354</text:p>
          </table:table-cell>
          <table:table-cell office:value-type="float" office:value="4.8980234319999996" table:style-name="ce1">
            <text:p>4.898023432</text:p>
          </table:table-cell>
          <table:table-cell office:value-type="float" office:value="39.739618290000003" table:style-name="ce1">
            <text:p>39.73961829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4.9380170000000003" table:style-name="ce2">
            <text:p>4.94E+00</text:p>
          </table:table-cell>
          <table:table-cell office:value-type="float" office:value="39.756100000000004" table:style-name="ce1">
            <text:p>39.7561</text:p>
          </table:table-cell>
          <table:table-cell office:value-type="float" office:value="4.9480234330000004" table:style-name="ce1">
            <text:p>4.948023433</text:p>
          </table:table-cell>
          <table:table-cell office:value-type="float" office:value="39.760031499999997" table:style-name="ce1">
            <text:p>39.7600315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4.9880170000000001" table:style-name="ce2">
            <text:p>4.99E+00</text:p>
          </table:table-cell>
          <table:table-cell office:value-type="float" office:value="39.775399999999998" table:style-name="ce1">
            <text:p>39.7754</text:p>
          </table:table-cell>
          <table:table-cell office:value-type="float" office:value="4.9980234330000002" table:style-name="ce1">
            <text:p>4.998023433</text:p>
          </table:table-cell>
          <table:table-cell office:value-type="float" office:value="39.779174810000001" table:style-name="ce1">
            <text:p>39.77917481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5.038017" table:style-name="ce2">
            <text:p>5.04E+00</text:p>
          </table:table-cell>
          <table:table-cell office:value-type="float" office:value="39.793599999999998" table:style-name="ce1">
            <text:p>39.7936</text:p>
          </table:table-cell>
          <table:table-cell office:value-type="float" office:value="5.048023433" table:style-name="ce1">
            <text:p>5.048023433</text:p>
          </table:table-cell>
          <table:table-cell office:value-type="float" office:value="39.79709665" table:style-name="ce1">
            <text:p>39.79709665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5.0880169999999998" table:style-name="ce2">
            <text:p>5.09E+00</text:p>
          </table:table-cell>
          <table:table-cell office:value-type="float" office:value="39.810600000000001" table:style-name="ce1">
            <text:p>39.8106</text:p>
          </table:table-cell>
          <table:table-cell office:value-type="float" office:value="5.0980234329999998" table:style-name="ce1">
            <text:p>5.098023433</text:p>
          </table:table-cell>
          <table:table-cell office:value-type="float" office:value="39.813843390000002" table:style-name="ce1">
            <text:p>39.81384339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5.1380169999999996" table:style-name="ce2">
            <text:p>5.14E+00</text:p>
          </table:table-cell>
          <table:table-cell office:value-type="float" office:value="39.8264" table:style-name="ce1">
            <text:p>39.8264</text:p>
          </table:table-cell>
          <table:table-cell office:value-type="float" office:value="5.1480234329999996" table:style-name="ce1">
            <text:p>5.148023433</text:p>
          </table:table-cell>
          <table:table-cell office:value-type="float" office:value="39.82945952" table:style-name="ce1">
            <text:p>39.82945952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5.1880170000000003" table:style-name="ce2">
            <text:p>5.19E+00</text:p>
          </table:table-cell>
          <table:table-cell office:value-type="float" office:value="39.841200000000001" table:style-name="ce1">
            <text:p>39.8412</text:p>
          </table:table-cell>
          <table:table-cell office:value-type="float" office:value="5.1980234330000004" table:style-name="ce1">
            <text:p>5.198023433</text:p>
          </table:table-cell>
          <table:table-cell office:value-type="float" office:value="39.843987669999997" table:style-name="ce1">
            <text:p>39.84398767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5.2380170000000001" table:style-name="ce2">
            <text:p>5.24E+00</text:p>
          </table:table-cell>
          <table:table-cell office:value-type="float" office:value="39.854900000000001" table:style-name="ce1">
            <text:p>39.8549</text:p>
          </table:table-cell>
          <table:table-cell office:value-type="float" office:value="5.2480234330000002" table:style-name="ce1">
            <text:p>5.248023433</text:p>
          </table:table-cell>
          <table:table-cell office:value-type="float" office:value="39.857468740000002" table:style-name="ce1">
            <text:p>39.85746874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5.288017" table:style-name="ce2">
            <text:p>5.29E+00</text:p>
          </table:table-cell>
          <table:table-cell office:value-type="float" office:value="39.8675" table:style-name="ce1">
            <text:p>39.8675</text:p>
          </table:table-cell>
          <table:table-cell office:value-type="float" office:value="5.298023433" table:style-name="ce1">
            <text:p>5.298023433</text:p>
          </table:table-cell>
          <table:table-cell office:value-type="float" office:value="39.869941969999999" table:style-name="ce1">
            <text:p>39.86994197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5.3380169999999998" table:style-name="ce2">
            <text:p>5.34E+00</text:p>
          </table:table-cell>
          <table:table-cell office:value-type="float" office:value="39.879199999999997" table:style-name="ce1">
            <text:p>39.8792</text:p>
          </table:table-cell>
          <table:table-cell office:value-type="float" office:value="5.3480234329999998" table:style-name="ce1">
            <text:p>5.348023433</text:p>
          </table:table-cell>
          <table:table-cell office:value-type="float" office:value="39.881444989999999" table:style-name="ce1">
            <text:p>39.88144499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5.3880169999999996" table:style-name="ce2">
            <text:p>5.39E+00</text:p>
          </table:table-cell>
          <table:table-cell office:value-type="float" office:value="39.89" table:style-name="ce1">
            <text:p>39.89</text:p>
          </table:table-cell>
          <table:table-cell office:value-type="float" office:value="5.3980234329999996" table:style-name="ce1">
            <text:p>5.398023433</text:p>
          </table:table-cell>
          <table:table-cell office:value-type="float" office:value="39.892013949999999" table:style-name="ce1">
            <text:p>39.89201395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5.4380170000000003" table:style-name="ce2">
            <text:p>5.44E+00</text:p>
          </table:table-cell>
          <table:table-cell office:value-type="float" office:value="39.899799999999999" table:style-name="ce1">
            <text:p>39.8998</text:p>
          </table:table-cell>
          <table:table-cell office:value-type="float" office:value="5.4480234330000004" table:style-name="ce1">
            <text:p>5.448023433</text:p>
          </table:table-cell>
          <table:table-cell office:value-type="float" office:value="39.901683550000001" table:style-name="ce1">
            <text:p>39.90168355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5.4880170000000001" table:style-name="ce2">
            <text:p>5.49E+00</text:p>
          </table:table-cell>
          <table:table-cell office:value-type="float" office:value="39.908799999999999" table:style-name="ce1">
            <text:p>39.9088</text:p>
          </table:table-cell>
          <table:table-cell office:value-type="float" office:value="5.4980234330000002" table:style-name="ce1">
            <text:p>5.498023433</text:p>
          </table:table-cell>
          <table:table-cell office:value-type="float" office:value="39.910487099999997" table:style-name="ce1">
            <text:p>39.9104871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5.538017" table:style-name="ce2">
            <text:p>5.54E+00</text:p>
          </table:table-cell>
          <table:table-cell office:value-type="float" office:value="39.916899999999998" table:style-name="ce1">
            <text:p>39.9169</text:p>
          </table:table-cell>
          <table:table-cell office:value-type="float" office:value="5.548023433" table:style-name="ce1">
            <text:p>5.548023433</text:p>
          </table:table-cell>
          <table:table-cell office:value-type="float" office:value="39.918456620000001" table:style-name="ce1">
            <text:p>39.91845662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5.5880169999999998" table:style-name="ce2">
            <text:p>5.59E+00</text:p>
          </table:table-cell>
          <table:table-cell office:value-type="float" office:value="39.924300000000002" table:style-name="ce1">
            <text:p>39.9243</text:p>
          </table:table-cell>
          <table:table-cell office:value-type="float" office:value="5.5980234329999998" table:style-name="ce1">
            <text:p>5.598023433</text:p>
          </table:table-cell>
          <table:table-cell office:value-type="float" office:value="39.925622859999997" table:style-name="ce1">
            <text:p>39.92562286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5.6380169999999996" table:style-name="ce2">
            <text:p>5.64E+00</text:p>
          </table:table-cell>
          <table:table-cell office:value-type="float" office:value="39.930799999999998" table:style-name="ce1">
            <text:p>39.9308</text:p>
          </table:table-cell>
          <table:table-cell office:value-type="float" office:value="5.6480234329999996" table:style-name="ce1">
            <text:p>5.648023433</text:p>
          </table:table-cell>
          <table:table-cell office:value-type="float" office:value="39.932015389999997" table:style-name="ce1">
            <text:p>39.93201539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5.6880170000000003" table:style-name="ce2">
            <text:p>5.69E+00</text:p>
          </table:table-cell>
          <table:table-cell office:value-type="float" office:value="39.936599999999999" table:style-name="ce1">
            <text:p>39.9366</text:p>
          </table:table-cell>
          <table:table-cell office:value-type="float" office:value="5.6980234330000004" table:style-name="ce1">
            <text:p>5.698023433</text:p>
          </table:table-cell>
          <table:table-cell office:value-type="float" office:value="39.93766265" table:style-name="ce1">
            <text:p>39.93766265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5.7380170000000001" table:style-name="ce2">
            <text:p>5.74E+00</text:p>
          </table:table-cell>
          <table:table-cell office:value-type="float" office:value="39.941699999999997" table:style-name="ce1">
            <text:p>39.9417</text:p>
          </table:table-cell>
          <table:table-cell office:value-type="float" office:value="5.7480234330000002" table:style-name="ce1">
            <text:p>5.748023433</text:p>
          </table:table-cell>
          <table:table-cell office:value-type="float" office:value="39.942591960000001" table:style-name="ce1">
            <text:p>39.94259196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5.788017" table:style-name="ce2">
            <text:p>5.79E+00</text:p>
          </table:table-cell>
          <table:table-cell office:value-type="float" office:value="39.945999999999998" table:style-name="ce1">
            <text:p>39.946</text:p>
          </table:table-cell>
          <table:table-cell office:value-type="float" office:value="5.798023433" table:style-name="ce1">
            <text:p>5.798023433</text:p>
          </table:table-cell>
          <table:table-cell office:value-type="float" office:value="39.946829630000003" table:style-name="ce1">
            <text:p>39.94682963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5.8380169999999998" table:style-name="ce2">
            <text:p>5.84E+00</text:p>
          </table:table-cell>
          <table:table-cell office:value-type="float" office:value="39.9497" table:style-name="ce1">
            <text:p>39.9497</text:p>
          </table:table-cell>
          <table:table-cell office:value-type="float" office:value="5.8480234329999998" table:style-name="ce1">
            <text:p>5.848023433</text:p>
          </table:table-cell>
          <table:table-cell office:value-type="float" office:value="39.950400969999997" table:style-name="ce1">
            <text:p>39.95040097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5.8880169999999996" table:style-name="ce2">
            <text:p>5.89E+00</text:p>
          </table:table-cell>
          <table:table-cell office:value-type="float" office:value="39.952800000000003" table:style-name="ce1">
            <text:p>39.9528</text:p>
          </table:table-cell>
          <table:table-cell office:value-type="float" office:value="5.8980234329999996" table:style-name="ce1">
            <text:p>5.898023433</text:p>
          </table:table-cell>
          <table:table-cell office:value-type="float" office:value="39.953330340000001" table:style-name="ce1">
            <text:p>39.95333034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5.9380170000000003" table:style-name="ce2">
            <text:p>5.94E+00</text:p>
          </table:table-cell>
          <table:table-cell office:value-type="float" office:value="39.955199999999998" table:style-name="ce1">
            <text:p>39.9552</text:p>
          </table:table-cell>
          <table:table-cell office:value-type="float" office:value="5.9480234330000004" table:style-name="ce1">
            <text:p>5.948023433</text:p>
          </table:table-cell>
          <table:table-cell office:value-type="float" office:value="39.955641219999997" table:style-name="ce1">
            <text:p>39.95564122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5.9880170000000001" table:style-name="ce2">
            <text:p>5.99E+00</text:p>
          </table:table-cell>
          <table:table-cell office:value-type="float" office:value="39.957099999999997" table:style-name="ce1">
            <text:p>39.9571</text:p>
          </table:table-cell>
          <table:table-cell office:value-type="float" office:value="5.9980234330000002" table:style-name="ce1">
            <text:p>5.998023433</text:p>
          </table:table-cell>
          <table:table-cell office:value-type="float" office:value="39.957356189999999" table:style-name="ce1">
            <text:p>39.95735619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6.038017" table:style-name="ce2">
            <text:p>6.04E+00</text:p>
          </table:table-cell>
          <table:table-cell office:value-type="float" office:value="39.958300000000001" table:style-name="ce1">
            <text:p>39.9583</text:p>
          </table:table-cell>
          <table:table-cell office:value-type="float" office:value="6.0480234340000001" table:style-name="ce1">
            <text:p>6.048023434</text:p>
          </table:table-cell>
          <table:table-cell office:value-type="float" office:value="39.958497020000003" table:style-name="ce1">
            <text:p>39.95849702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6.0880169999999998" table:style-name="ce2">
            <text:p>6.09E+00</text:p>
          </table:table-cell>
          <table:table-cell office:value-type="float" office:value="39.959000000000003" table:style-name="ce1">
            <text:p>39.959</text:p>
          </table:table-cell>
          <table:table-cell office:value-type="float" office:value="6.0980234339999999" table:style-name="ce1">
            <text:p>6.098023434</text:p>
          </table:table-cell>
          <table:table-cell office:value-type="float" office:value="39.959084699999998" table:style-name="ce1">
            <text:p>39.9590847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6.1380169999999996" table:style-name="ce2">
            <text:p>6.14E+00</text:p>
          </table:table-cell>
          <table:table-cell office:value-type="float" office:value="39.959200000000003" table:style-name="ce1">
            <text:p>39.9592</text:p>
          </table:table-cell>
          <table:table-cell office:value-type="float" office:value="6.1480234339999997" table:style-name="ce1">
            <text:p>6.148023434</text:p>
          </table:table-cell>
          <table:table-cell office:value-type="float" office:value="39.959139460000003" table:style-name="ce1">
            <text:p>39.95913946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6.1880170000000003" table:style-name="ce2">
            <text:p>6.19E+00</text:p>
          </table:table-cell>
          <table:table-cell office:value-type="float" office:value="39.958799999999997" table:style-name="ce1">
            <text:p>39.9588</text:p>
          </table:table-cell>
          <table:table-cell office:value-type="float" office:value="6.1980234340000004" table:style-name="ce1">
            <text:p>6.198023434</text:p>
          </table:table-cell>
          <table:table-cell office:value-type="float" office:value="39.958680809999997" table:style-name="ce1">
            <text:p>39.95868081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6.2380170000000001" table:style-name="ce2">
            <text:p>6.24E+00</text:p>
          </table:table-cell>
          <table:table-cell office:value-type="float" office:value="39.957999999999998" table:style-name="ce1">
            <text:p>39.958</text:p>
          </table:table-cell>
          <table:table-cell office:value-type="float" office:value="6.2480234340000003" table:style-name="ce1">
            <text:p>6.248023434</text:p>
          </table:table-cell>
          <table:table-cell office:value-type="float" office:value="39.957727560000002" table:style-name="ce1">
            <text:p>39.95772756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6.288017" table:style-name="ce2">
            <text:p>6.29E+00</text:p>
          </table:table-cell>
          <table:table-cell office:value-type="float" office:value="39.956600000000002" table:style-name="ce1">
            <text:p>39.9566</text:p>
          </table:table-cell>
          <table:table-cell office:value-type="float" office:value="6.2980234340000001" table:style-name="ce1">
            <text:p>6.298023434</text:p>
          </table:table-cell>
          <table:table-cell office:value-type="float" office:value="39.95629787" table:style-name="ce1">
            <text:p>39.95629787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6.3380169999999998" table:style-name="ce2">
            <text:p>6.34E+00</text:p>
          </table:table-cell>
          <table:table-cell office:value-type="float" office:value="39.954799999999999" table:style-name="ce1">
            <text:p>39.9548</text:p>
          </table:table-cell>
          <table:table-cell office:value-type="float" office:value="6.3480234339999999" table:style-name="ce1">
            <text:p>6.348023434</text:p>
          </table:table-cell>
          <table:table-cell office:value-type="float" office:value="39.95440928" table:style-name="ce1">
            <text:p>39.95440928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6.3880169999999996" table:style-name="ce2">
            <text:p>6.39E+00</text:p>
          </table:table-cell>
          <table:table-cell office:value-type="float" office:value="39.952599999999997" table:style-name="ce1">
            <text:p>39.9526</text:p>
          </table:table-cell>
          <table:table-cell office:value-type="float" office:value="6.3980234339999997" table:style-name="ce1">
            <text:p>6.398023434</text:p>
          </table:table-cell>
          <table:table-cell office:value-type="float" office:value="39.952078700000001" table:style-name="ce1">
            <text:p>39.9520787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6.4380170000000003" table:style-name="ce2">
            <text:p>6.44E+00</text:p>
          </table:table-cell>
          <table:table-cell office:value-type="float" office:value="39.9499" table:style-name="ce1">
            <text:p>39.9499</text:p>
          </table:table-cell>
          <table:table-cell office:value-type="float" office:value="6.4480234340000004" table:style-name="ce1">
            <text:p>6.448023434</text:p>
          </table:table-cell>
          <table:table-cell office:value-type="float" office:value="39.949322469999998" table:style-name="ce1">
            <text:p>39.94932247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6.4880170000000001" table:style-name="ce2">
            <text:p>6.49E+00</text:p>
          </table:table-cell>
          <table:table-cell office:value-type="float" office:value="39.946800000000003" table:style-name="ce1">
            <text:p>39.9468</text:p>
          </table:table-cell>
          <table:table-cell office:value-type="float" office:value="6.4980234340000003" table:style-name="ce1">
            <text:p>6.498023434</text:p>
          </table:table-cell>
          <table:table-cell office:value-type="float" office:value="39.9461564" table:style-name="ce1">
            <text:p>39.9461564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6.538017" table:style-name="ce2">
            <text:p>6.54E+00</text:p>
          </table:table-cell>
          <table:table-cell office:value-type="float" office:value="39.943300000000001" table:style-name="ce1">
            <text:p>39.9433</text:p>
          </table:table-cell>
          <table:table-cell office:value-type="float" office:value="6.5480234340000001" table:style-name="ce1">
            <text:p>6.548023434</text:p>
          </table:table-cell>
          <table:table-cell office:value-type="float" office:value="39.942595740000002" table:style-name="ce1">
            <text:p>39.94259574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6.5880169999999998" table:style-name="ce2">
            <text:p>6.59E+00</text:p>
          </table:table-cell>
          <table:table-cell office:value-type="float" office:value="39.939500000000002" table:style-name="ce1">
            <text:p>39.9395</text:p>
          </table:table-cell>
          <table:table-cell office:value-type="float" office:value="6.5980234339999999" table:style-name="ce1">
            <text:p>6.598023434</text:p>
          </table:table-cell>
          <table:table-cell office:value-type="float" office:value="39.938655240000003" table:style-name="ce1">
            <text:p>39.93865524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6.6380169999999996" table:style-name="ce2">
            <text:p>6.64E+00</text:p>
          </table:table-cell>
          <table:table-cell office:value-type="float" office:value="39.935200000000002" table:style-name="ce1">
            <text:p>39.9352</text:p>
          </table:table-cell>
          <table:table-cell office:value-type="float" office:value="6.6480234339999997" table:style-name="ce1">
            <text:p>6.648023434</text:p>
          </table:table-cell>
          <table:table-cell office:value-type="float" office:value="39.934349169999997" table:style-name="ce1">
            <text:p>39.93434917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6.6880170000000003" table:style-name="ce2">
            <text:p>6.69E+00</text:p>
          </table:table-cell>
          <table:table-cell office:value-type="float" office:value="39.930700000000002" table:style-name="ce1">
            <text:p>39.9307</text:p>
          </table:table-cell>
          <table:table-cell office:value-type="float" office:value="6.6980234340000004" table:style-name="ce1">
            <text:p>6.698023434</text:p>
          </table:table-cell>
          <table:table-cell office:value-type="float" office:value="39.929691329999997" table:style-name="ce1">
            <text:p>39.92969133</text:p>
          </table:table-cell>
          <table:table-cell table:number-columns-repeated="16380" table:style-name="ce1"/>
        </table:table-row>
        <table:table-row table:style-name="ro1">
          <table:table-cell office:value-type="float" office:value="6.7380170000000001" table:style-name="ce2">
            <text:p>6.74E+00</text:p>
          </table:table-cell>
          <table:table-cell office:value-type="float" office:value="39.925699999999999" table:style-name="ce1">
            <text:p>39.9257</text:p>
          </table:table-cell>
          <table:table-cell office:value-type="float" office:value="6.7480234340000003" table:style-name="ce1">
            <text:p>6.748023434</text:p>
          </table:table-cell>
          <table:table-cell office:value-type="float" office:value="39.924695059999998" table:style-name="ce1">
            <text:p>39.92469506</text:p>
          </table:table-cell>
          <table:table-cell table:number-columns-repeated="16380" table:style-name="ce1"/>
        </table:table-row>
        <table:table-row table:style-name="ro1">
          <table:table-cell office:value-type="float" office:value="6.788017" table:style-name="ce2">
            <text:p>6.79E+00</text:p>
          </table:table-cell>
          <table:table-cell office:value-type="float" office:value="39.920499999999997" table:style-name="ce1">
            <text:p>39.9205</text:p>
          </table:table-cell>
          <table:table-cell office:value-type="float" office:value="6.7980234340000001" table:style-name="ce1">
            <text:p>6.798023434</text:p>
          </table:table-cell>
          <table:table-cell office:value-type="float" office:value="39.919373290000003" table:style-name="ce1">
            <text:p>39.91937329</text:p>
          </table:table-cell>
          <table:table-cell table:number-columns-repeated="16380" table:style-name="ce1"/>
        </table:table-row>
        <table:table-row table:style-name="ro1">
          <table:table-cell office:value-type="float" office:value="6.8380169999999998" table:style-name="ce2">
            <text:p>6.84E+00</text:p>
          </table:table-cell>
          <table:table-cell office:value-type="float" office:value="39.914900000000003" table:style-name="ce1">
            <text:p>39.9149</text:p>
          </table:table-cell>
          <table:table-cell office:value-type="float" office:value="6.8480234339999999" table:style-name="ce1">
            <text:p>6.848023434</text:p>
          </table:table-cell>
          <table:table-cell office:value-type="float" office:value="39.913738520000003" table:style-name="ce1">
            <text:p>39.91373852</text:p>
          </table:table-cell>
          <table:table-cell table:number-columns-repeated="16380" table:style-name="ce1"/>
        </table:table-row>
        <table:table-row table:style-name="ro1">
          <table:table-cell office:value-type="float" office:value="6.8880169999999996" table:style-name="ce2">
            <text:p>6.89E+00</text:p>
          </table:table-cell>
          <table:table-cell office:value-type="float" office:value="39.908999999999999" table:style-name="ce1">
            <text:p>39.909</text:p>
          </table:table-cell>
          <table:table-cell office:value-type="float" office:value="6.8980234339999997" table:style-name="ce1">
            <text:p>6.898023434</text:p>
          </table:table-cell>
          <table:table-cell office:value-type="float" office:value="39.907802850000003" table:style-name="ce1">
            <text:p>39.90780285</text:p>
          </table:table-cell>
          <table:table-cell table:number-columns-repeated="16380" table:style-name="ce1"/>
        </table:table-row>
        <table:table-row table:style-name="ro1">
          <table:table-cell office:value-type="float" office:value="6.9380170000000003" table:style-name="ce2">
            <text:p>6.94E+00</text:p>
          </table:table-cell>
          <table:table-cell office:value-type="float" office:value="39.902799999999999" table:style-name="ce1">
            <text:p>39.9028</text:p>
          </table:table-cell>
          <table:table-cell office:value-type="float" office:value="6.9480234340000004" table:style-name="ce1">
            <text:p>6.948023434</text:p>
          </table:table-cell>
          <table:table-cell office:value-type="float" office:value="39.901578030000003" table:style-name="ce1">
            <text:p>39.90157803</text:p>
          </table:table-cell>
          <table:table-cell table:number-columns-repeated="16380" table:style-name="ce1"/>
        </table:table-row>
        <table:table-row table:style-name="ro1">
          <table:table-cell office:value-type="float" office:value="6.9880170000000001" table:style-name="ce2">
            <text:p>6.99E+00</text:p>
          </table:table-cell>
          <table:table-cell office:value-type="float" office:value="39.8964" table:style-name="ce1">
            <text:p>39.8964</text:p>
          </table:table-cell>
          <table:table-cell office:value-type="float" office:value="6.9980234340000003" table:style-name="ce1">
            <text:p>6.998023434</text:p>
          </table:table-cell>
          <table:table-cell office:value-type="float" office:value="39.895075409999997" table:style-name="ce1">
            <text:p>39.89507541</text:p>
          </table:table-cell>
          <table:table-cell table:number-columns-repeated="16380" table:style-name="ce1"/>
        </table:table-row>
        <table:table-row table:style-name="ro1">
          <table:table-cell office:value-type="float" office:value="7.038017" table:style-name="ce2">
            <text:p>7.04E+00</text:p>
          </table:table-cell>
          <table:table-cell office:value-type="float" office:value="39.889699999999998" table:style-name="ce1">
            <text:p>39.8897</text:p>
          </table:table-cell>
          <table:table-cell office:value-type="float" office:value="7.0480234340000001" table:style-name="ce1">
            <text:p>7.048023434</text:p>
          </table:table-cell>
          <table:table-cell office:value-type="float" office:value="39.888306010000001" table:style-name="ce1">
            <text:p>39.88830601</text:p>
          </table:table-cell>
          <table:table-cell table:number-columns-repeated="16380" table:style-name="ce1"/>
        </table:table-row>
        <table:table-row table:style-name="ro1">
          <table:table-cell office:value-type="float" office:value="7.0880169999999998" table:style-name="ce2">
            <text:p>7.09E+00</text:p>
          </table:table-cell>
          <table:table-cell office:value-type="float" office:value="39.8827" table:style-name="ce1">
            <text:p>39.8827</text:p>
          </table:table-cell>
          <table:table-cell office:value-type="float" office:value="7.098023435" table:style-name="ce1">
            <text:p>7.098023435</text:p>
          </table:table-cell>
          <table:table-cell office:value-type="float" office:value="39.881280490000002" table:style-name="ce1">
            <text:p>39.88128049</text:p>
          </table:table-cell>
          <table:table-cell table:number-columns-repeated="16380" table:style-name="ce1"/>
        </table:table-row>
        <table:table-row table:style-name="ro1">
          <table:table-cell office:value-type="float" office:value="7.1380169999999996" table:style-name="ce2">
            <text:p>7.14E+00</text:p>
          </table:table-cell>
          <table:table-cell office:value-type="float" office:value="39.875500000000002" table:style-name="ce1">
            <text:p>39.8755</text:p>
          </table:table-cell>
          <table:table-cell office:value-type="float" office:value="7.1480234349999998" table:style-name="ce1">
            <text:p>7.148023435</text:p>
          </table:table-cell>
          <table:table-cell office:value-type="float" office:value="39.874009209999997" table:style-name="ce1">
            <text:p>39.87400921</text:p>
          </table:table-cell>
          <table:table-cell table:number-columns-repeated="16380" table:style-name="ce1"/>
        </table:table-row>
        <table:table-row table:style-name="ro1">
          <table:table-cell office:value-type="float" office:value="7.1880170000000003" table:style-name="ce2">
            <text:p>7.19E+00</text:p>
          </table:table-cell>
          <table:table-cell office:value-type="float" office:value="39.868000000000002" table:style-name="ce1">
            <text:p>39.868</text:p>
          </table:table-cell>
          <table:table-cell office:value-type="float" office:value="7.1980234349999996" table:style-name="ce1">
            <text:p>7.198023435</text:p>
          </table:table-cell>
          <table:table-cell office:value-type="float" office:value="39.866502199999999" table:style-name="ce1">
            <text:p>39.8665022</text:p>
          </table:table-cell>
          <table:table-cell table:number-columns-repeated="16380"/>
        </table:table-row>
        <table:table-row table:style-name="ro1">
          <table:table-cell office:value-type="float" office:value="7.2380170000000001" table:style-name="ce2">
            <text:p>7.24E+00</text:p>
          </table:table-cell>
          <table:table-cell office:value-type="float" office:value="39.860300000000002" table:style-name="ce1">
            <text:p>39.8603</text:p>
          </table:table-cell>
          <table:table-cell office:value-type="float" office:value="7.2480234350000003" table:style-name="ce1">
            <text:p>7.248023435</text:p>
          </table:table-cell>
          <table:table-cell office:value-type="float" office:value="39.858769180000003" table:style-name="ce1">
            <text:p>39.85876918</text:p>
          </table:table-cell>
          <table:table-cell table:number-columns-repeated="16380"/>
        </table:table-row>
        <table:table-row table:style-name="ro1">
          <table:table-cell office:value-type="float" office:value="7.288017" table:style-name="ce2">
            <text:p>7.29E+00</text:p>
          </table:table-cell>
          <table:table-cell office:value-type="float" office:value="39.852400000000003" table:style-name="ce1">
            <text:p>39.8524</text:p>
          </table:table-cell>
          <table:table-cell office:value-type="float" office:value="7.2980234350000002" table:style-name="ce1">
            <text:p>7.298023435</text:p>
          </table:table-cell>
          <table:table-cell office:value-type="float" office:value="39.850819610000002" table:style-name="ce1">
            <text:p>39.85081961</text:p>
          </table:table-cell>
          <table:table-cell table:number-columns-repeated="16380"/>
        </table:table-row>
        <table:table-row table:style-name="ro1">
          <table:table-cell office:value-type="float" office:value="7.3380169999999998" table:style-name="ce2">
            <text:p>7.34E+00</text:p>
          </table:table-cell>
          <table:table-cell office:value-type="float" office:value="39.844299999999997" table:style-name="ce1">
            <text:p>39.8443</text:p>
          </table:table-cell>
          <table:table-cell office:value-type="float" office:value="7.348023435" table:style-name="ce1">
            <text:p>7.348023435</text:p>
          </table:table-cell>
          <table:table-cell office:value-type="float" office:value="39.84266263" table:style-name="ce1">
            <text:p>39.84266263</text:p>
          </table:table-cell>
          <table:table-cell table:number-columns-repeated="16380"/>
        </table:table-row>
        <table:table-row table:style-name="ro1">
          <table:table-cell office:value-type="float" office:value="7.3880169999999996" table:style-name="ce2">
            <text:p>7.39E+00</text:p>
          </table:table-cell>
          <table:table-cell office:value-type="float" office:value="39.835999999999999" table:style-name="ce1">
            <text:p>39.836</text:p>
          </table:table-cell>
          <table:table-cell office:value-type="float" office:value="7.3980234349999998" table:style-name="ce1">
            <text:p>7.398023435</text:p>
          </table:table-cell>
          <table:table-cell office:value-type="float" office:value="39.834307150000001" table:style-name="ce1">
            <text:p>39.83430715</text:p>
          </table:table-cell>
          <table:table-cell table:number-columns-repeated="16380"/>
        </table:table-row>
        <table:table-row table:style-name="ro1">
          <table:table-cell office:value-type="float" office:value="7.4380170000000003" table:style-name="ce2">
            <text:p>7.44E+00</text:p>
          </table:table-cell>
          <table:table-cell office:value-type="float" office:value="39.827500000000001" table:style-name="ce1">
            <text:p>39.8275</text:p>
          </table:table-cell>
          <table:table-cell office:value-type="float" office:value="7.4480234349999996" table:style-name="ce1">
            <text:p>7.448023435</text:p>
          </table:table-cell>
          <table:table-cell office:value-type="float" office:value="39.825761780000001" table:style-name="ce1">
            <text:p>39.82576178</text:p>
          </table:table-cell>
          <table:table-cell table:number-columns-repeated="16380"/>
        </table:table-row>
        <table:table-row table:style-name="ro1">
          <table:table-cell office:value-type="float" office:value="7.4880170000000001" table:style-name="ce2">
            <text:p>7.49E+00</text:p>
          </table:table-cell>
          <table:table-cell office:value-type="float" office:value="39.818800000000003" table:style-name="ce1">
            <text:p>39.8188</text:p>
          </table:table-cell>
          <table:table-cell office:value-type="float" office:value="7.4980234350000003" table:style-name="ce1">
            <text:p>7.498023435</text:p>
          </table:table-cell>
          <table:table-cell office:value-type="float" office:value="39.817034909999997" table:style-name="ce1">
            <text:p>39.81703491</text:p>
          </table:table-cell>
          <table:table-cell table:number-columns-repeated="16380"/>
        </table:table-row>
        <table:table-row table:style-name="ro1">
          <table:table-cell office:value-type="float" office:value="7.538017" table:style-name="ce2">
            <text:p>7.54E+00</text:p>
          </table:table-cell>
          <table:table-cell office:value-type="float" office:value="39.809899999999999" table:style-name="ce1">
            <text:p>39.8099</text:p>
          </table:table-cell>
          <table:table-cell office:value-type="float" office:value="7.5480234350000002" table:style-name="ce1">
            <text:p>7.548023435</text:p>
          </table:table-cell>
          <table:table-cell office:value-type="float" office:value="39.808134670000001" table:style-name="ce1">
            <text:p>39.80813467</text:p>
          </table:table-cell>
          <table:table-cell table:number-columns-repeated="16380"/>
        </table:table-row>
        <table:table-row table:style-name="ro1">
          <table:table-cell office:value-type="float" office:value="7.5880169999999998" table:style-name="ce2">
            <text:p>7.59E+00</text:p>
          </table:table-cell>
          <table:table-cell office:value-type="float" office:value="39.800899999999999" table:style-name="ce1">
            <text:p>39.8009</text:p>
          </table:table-cell>
          <table:table-cell office:value-type="float" office:value="7.598023435" table:style-name="ce1">
            <text:p>7.598023435</text:p>
          </table:table-cell>
          <table:table-cell office:value-type="float" office:value="39.799068949999999" table:style-name="ce1">
            <text:p>39.79906895</text:p>
          </table:table-cell>
          <table:table-cell table:number-columns-repeated="16380"/>
        </table:table-row>
        <table:table-row table:style-name="ro1">
          <table:table-cell office:value-type="float" office:value="7.6380169999999996" table:style-name="ce2">
            <text:p>7.64E+00</text:p>
          </table:table-cell>
          <table:table-cell office:value-type="float" office:value="39.791699999999999" table:style-name="ce1">
            <text:p>39.7917</text:p>
          </table:table-cell>
          <table:table-cell office:value-type="float" office:value="7.6480234349999998" table:style-name="ce1">
            <text:p>7.648023435</text:p>
          </table:table-cell>
          <table:table-cell office:value-type="float" office:value="39.789845419999999" table:style-name="ce1">
            <text:p>39.78984542</text:p>
          </table:table-cell>
          <table:table-cell table:number-columns-repeated="16380"/>
        </table:table-row>
        <table:table-row table:style-name="ro1">
          <table:table-cell office:value-type="float" office:value="7.6880170000000003" table:style-name="ce2">
            <text:p>7.69E+00</text:p>
          </table:table-cell>
          <table:table-cell office:value-type="float" office:value="39.782400000000003" table:style-name="ce1">
            <text:p>39.7824</text:p>
          </table:table-cell>
          <table:table-cell office:value-type="float" office:value="7.6980234349999996" table:style-name="ce1">
            <text:p>7.698023435</text:p>
          </table:table-cell>
          <table:table-cell office:value-type="float" office:value="39.780471540000001" table:style-name="ce1">
            <text:p>39.78047154</text:p>
          </table:table-cell>
          <table:table-cell table:number-columns-repeated="16380"/>
        </table:table-row>
        <table:table-row table:style-name="ro1">
          <table:table-cell office:value-type="float" office:value="7.7380170000000001" table:style-name="ce2">
            <text:p>7.74E+00</text:p>
          </table:table-cell>
          <table:table-cell office:value-type="float" office:value="39.7729" table:style-name="ce1">
            <text:p>39.7729</text:p>
          </table:table-cell>
          <table:table-cell office:value-type="float" office:value="7.7480234350000003" table:style-name="ce1">
            <text:p>7.748023435</text:p>
          </table:table-cell>
          <table:table-cell office:value-type="float" office:value="39.770954549999999" table:style-name="ce1">
            <text:p>39.77095455</text:p>
          </table:table-cell>
          <table:table-cell table:number-columns-repeated="16380"/>
        </table:table-row>
        <table:table-row table:style-name="ro1">
          <table:table-cell office:value-type="float" office:value="7.788017" table:style-name="ce2">
            <text:p>7.79E+00</text:p>
          </table:table-cell>
          <table:table-cell office:value-type="float" office:value="39.763199999999998" table:style-name="ce1">
            <text:p>39.7632</text:p>
          </table:table-cell>
          <table:table-cell office:value-type="float" office:value="7.7980234350000002" table:style-name="ce1">
            <text:p>7.798023435</text:p>
          </table:table-cell>
          <table:table-cell office:value-type="float" office:value="39.761301459999999" table:style-name="ce1">
            <text:p>39.76130146</text:p>
          </table:table-cell>
          <table:table-cell table:number-columns-repeated="16380"/>
        </table:table-row>
        <table:table-row table:style-name="ro1">
          <table:table-cell office:value-type="float" office:value="7.8380169999999998" table:style-name="ce2">
            <text:p>7.84E+00</text:p>
          </table:table-cell>
          <table:table-cell office:value-type="float" office:value="39.753500000000003" table:style-name="ce1">
            <text:p>39.7535</text:p>
          </table:table-cell>
          <table:table-cell office:value-type="float" office:value="7.848023435" table:style-name="ce1">
            <text:p>7.848023435</text:p>
          </table:table-cell>
          <table:table-cell office:value-type="float" office:value="39.751519109999997" table:style-name="ce1">
            <text:p>39.75151911</text:p>
          </table:table-cell>
          <table:table-cell table:number-columns-repeated="16380"/>
        </table:table-row>
        <table:table-row table:style-name="ro1">
          <table:table-cell office:value-type="float" office:value="7.8880169999999996" table:style-name="ce2">
            <text:p>7.89E+00</text:p>
          </table:table-cell>
          <table:table-cell office:value-type="float" office:value="39.743600000000001" table:style-name="ce1">
            <text:p>39.7436</text:p>
          </table:table-cell>
          <table:table-cell office:value-type="float" office:value="7.8980234349999998" table:style-name="ce1">
            <text:p>7.898023435</text:p>
          </table:table-cell>
          <table:table-cell office:value-type="float" office:value="39.741614149999997" table:style-name="ce1">
            <text:p>39.74161415</text:p>
          </table:table-cell>
          <table:table-cell table:number-columns-repeated="16380"/>
        </table:table-row>
        <table:table-row table:style-name="ro1">
          <table:table-cell office:value-type="float" office:value="7.9380170000000003" table:style-name="ce2">
            <text:p>7.94E+00</text:p>
          </table:table-cell>
          <table:table-cell office:value-type="float" office:value="39.733600000000003" table:style-name="ce1">
            <text:p>39.7336</text:p>
          </table:table-cell>
          <table:table-cell office:value-type="float" office:value="7.9480234349999996" table:style-name="ce1">
            <text:p>7.948023435</text:p>
          </table:table-cell>
          <table:table-cell office:value-type="float" office:value="39.731593009999997" table:style-name="ce1">
            <text:p>39.73159301</text:p>
          </table:table-cell>
          <table:table-cell table:number-columns-repeated="16380"/>
        </table:table-row>
        <table:table-row table:style-name="ro1">
          <table:table-cell office:value-type="float" office:value="7.9880170000000001" table:style-name="ce2">
            <text:p>7.99E+00</text:p>
          </table:table-cell>
          <table:table-cell office:value-type="float" office:value="39.723500000000001" table:style-name="ce1">
            <text:p>39.7235</text:p>
          </table:table-cell>
          <table:table-cell office:value-type="float" office:value="7.9980234350000003" table:style-name="ce1">
            <text:p>7.998023435</text:p>
          </table:table-cell>
          <table:table-cell office:value-type="float" office:value="39.721461959999999" table:style-name="ce1">
            <text:p>39.72146196</text:p>
          </table:table-cell>
          <table:table-cell table:number-columns-repeated="16380"/>
        </table:table-row>
        <table:table-row table:style-name="ro1">
          <table:table-cell office:value-type="float" office:value="8.038017" table:style-name="ce2">
            <text:p>8.04E+00</text:p>
          </table:table-cell>
          <table:table-cell office:value-type="float" office:value="39.713299999999997" table:style-name="ce1">
            <text:p>39.7133</text:p>
          </table:table-cell>
          <table:table-cell office:value-type="float" office:value="8.0480234349999993" table:style-name="ce1">
            <text:p>8.048023435</text:p>
          </table:table-cell>
          <table:table-cell office:value-type="float" office:value="39.711227090000001" table:style-name="ce1">
            <text:p>39.71122709</text:p>
          </table:table-cell>
          <table:table-cell table:number-columns-repeated="16380"/>
        </table:table-row>
        <table:table-row table:style-name="ro1">
          <table:table-cell office:value-type="float" office:value="8.0880170000000007" table:style-name="ce2">
            <text:p>8.09E+00</text:p>
          </table:table-cell>
          <table:table-cell office:value-type="float" office:value="39.703000000000003" table:style-name="ce1">
            <text:p>39.703</text:p>
          </table:table-cell>
          <table:table-cell office:value-type="float" office:value="8.098023435" table:style-name="ce1">
            <text:p>8.098023435</text:p>
          </table:table-cell>
          <table:table-cell office:value-type="float" office:value="39.700894320000003" table:style-name="ce1">
            <text:p>39.70089432</text:p>
          </table:table-cell>
          <table:table-cell table:number-columns-repeated="16380"/>
        </table:table-row>
        <table:table-row table:style-name="ro1">
          <table:table-cell office:value-type="float" office:value="8.1380169999999996" table:style-name="ce2">
            <text:p>8.14E+00</text:p>
          </table:table-cell>
          <table:table-cell office:value-type="float" office:value="39.692599999999999" table:style-name="ce1">
            <text:p>39.6926</text:p>
          </table:table-cell>
          <table:table-cell office:value-type="float" office:value="8.1480234350000007" table:style-name="ce1">
            <text:p>8.148023435</text:p>
          </table:table-cell>
          <table:table-cell office:value-type="float" office:value="39.690469399999998" table:style-name="ce1">
            <text:p>39.6904694</text:p>
          </table:table-cell>
          <table:table-cell table:number-columns-repeated="16380"/>
        </table:table-row>
        <table:table-row table:style-name="ro1">
          <table:table-cell office:value-type="float" office:value="8.1880170000000003" table:style-name="ce2">
            <text:p>8.19E+00</text:p>
          </table:table-cell>
          <table:table-cell office:value-type="float" office:value="39.682099999999998" table:style-name="ce1">
            <text:p>39.6821</text:p>
          </table:table-cell>
          <table:table-cell office:value-type="float" office:value="8.1980234359999997" table:style-name="ce1">
            <text:p>8.198023436</text:p>
          </table:table-cell>
          <table:table-cell office:value-type="float" office:value="39.679957909999999" table:style-name="ce1">
            <text:p>39.67995791</text:p>
          </table:table-cell>
          <table:table-cell table:number-columns-repeated="16380"/>
        </table:table-row>
        <table:table-row table:style-name="ro1">
          <table:table-cell office:value-type="float" office:value="8.2380169999999993" table:style-name="ce2">
            <text:p>8.24E+00</text:p>
          </table:table-cell>
          <table:table-cell office:value-type="float" office:value="39.671500000000002" table:style-name="ce1">
            <text:p>39.6715</text:p>
          </table:table-cell>
          <table:table-cell office:value-type="float" office:value="8.2480234360000004" table:style-name="ce1">
            <text:p>8.248023436</text:p>
          </table:table-cell>
          <table:table-cell office:value-type="float" office:value="39.669365290000002" table:style-name="ce1">
            <text:p>39.66936529</text:p>
          </table:table-cell>
          <table:table-cell table:number-columns-repeated="16380"/>
        </table:table-row>
        <table:table-row table:style-name="ro1">
          <table:table-cell office:value-type="float" office:value="8.288017" table:style-name="ce2">
            <text:p>8.29E+00</text:p>
          </table:table-cell>
          <table:table-cell office:value-type="float" office:value="39.660800000000002" table:style-name="ce1">
            <text:p>39.6608</text:p>
          </table:table-cell>
          <table:table-cell office:value-type="float" office:value="8.2980234359999994" table:style-name="ce1">
            <text:p>8.298023436</text:p>
          </table:table-cell>
          <table:table-cell office:value-type="float" office:value="39.658696810000002" table:style-name="ce1">
            <text:p>39.65869681</text:p>
          </table:table-cell>
          <table:table-cell table:number-columns-repeated="16380"/>
        </table:table-row>
        <table:table-row table:style-name="ro1">
          <table:table-cell office:value-type="float" office:value="8.3380170000000007" table:style-name="ce2">
            <text:p>8.34E+00</text:p>
          </table:table-cell>
          <table:table-cell office:value-type="float" office:value="39.650100000000002" table:style-name="ce1">
            <text:p>39.6501</text:p>
          </table:table-cell>
          <table:table-cell office:value-type="float" office:value="8.3480234360000001" table:style-name="ce1">
            <text:p>8.348023436</text:p>
          </table:table-cell>
          <table:table-cell office:value-type="float" office:value="39.647957599999998" table:style-name="ce1">
            <text:p>39.6479576</text:p>
          </table:table-cell>
          <table:table-cell table:number-columns-repeated="16380"/>
        </table:table-row>
        <table:table-row table:style-name="ro1">
          <table:table-cell office:value-type="float" office:value="8.3880169999999996" table:style-name="ce2">
            <text:p>8.39E+00</text:p>
          </table:table-cell>
          <table:table-cell office:value-type="float" office:value="39.639299999999999" table:style-name="ce1">
            <text:p>39.6393</text:p>
          </table:table-cell>
          <table:table-cell office:value-type="float" office:value="8.3980234360000008" table:style-name="ce1">
            <text:p>8.398023436</text:p>
          </table:table-cell>
          <table:table-cell office:value-type="float" office:value="39.637152620000002" table:style-name="ce1">
            <text:p>39.63715262</text:p>
          </table:table-cell>
          <table:table-cell table:number-columns-repeated="16380"/>
        </table:table-row>
        <table:table-row table:style-name="ro1">
          <table:table-cell office:value-type="float" office:value="8.4380170000000003" table:style-name="ce2">
            <text:p>8.44E+00</text:p>
          </table:table-cell>
          <table:table-cell office:value-type="float" office:value="39.628500000000003" table:style-name="ce1">
            <text:p>39.6285</text:p>
          </table:table-cell>
          <table:table-cell office:value-type="float" office:value="8.4480234359999997" table:style-name="ce1">
            <text:p>8.448023436</text:p>
          </table:table-cell>
          <table:table-cell office:value-type="float" office:value="39.626286729999997" table:style-name="ce1">
            <text:p>39.62628673</text:p>
          </table:table-cell>
          <table:table-cell table:number-columns-repeated="16380"/>
        </table:table-row>
        <table:table-row table:style-name="ro1">
          <table:table-cell office:value-type="float" office:value="8.4880169999999993" table:style-name="ce2">
            <text:p>8.49E+00</text:p>
          </table:table-cell>
          <table:table-cell office:value-type="float" office:value="39.617600000000003" table:style-name="ce1">
            <text:p>39.6176</text:p>
          </table:table-cell>
          <table:table-cell office:value-type="float" office:value="8.4980234360000004" table:style-name="ce1">
            <text:p>8.498023436</text:p>
          </table:table-cell>
          <table:table-cell office:value-type="float" office:value="39.615364630000002" table:style-name="ce1">
            <text:p>39.61536463</text:p>
          </table:table-cell>
          <table:table-cell table:number-columns-repeated="16380"/>
        </table:table-row>
        <table:table-row table:style-name="ro1">
          <table:table-cell office:value-type="float" office:value="8.538017" table:style-name="ce2">
            <text:p>8.54E+00</text:p>
          </table:table-cell>
          <table:table-cell office:value-type="float" office:value="39.6066" table:style-name="ce1">
            <text:p>39.6066</text:p>
          </table:table-cell>
          <table:table-cell office:value-type="float" office:value="8.5480234359999994" table:style-name="ce1">
            <text:p>8.548023436</text:p>
          </table:table-cell>
          <table:table-cell office:value-type="float" office:value="39.604390870000003" table:style-name="ce1">
            <text:p>39.60439087</text:p>
          </table:table-cell>
          <table:table-cell table:number-columns-repeated="16380"/>
        </table:table-row>
        <table:table-row table:style-name="ro1">
          <table:table-cell office:value-type="float" office:value="8.5880170000000007" table:style-name="ce2">
            <text:p>8.59E+00</text:p>
          </table:table-cell>
          <table:table-cell office:value-type="float" office:value="39.595599999999997" table:style-name="ce1">
            <text:p>39.5956</text:p>
          </table:table-cell>
          <table:table-cell office:value-type="float" office:value="8.5980234360000001" table:style-name="ce1">
            <text:p>8.598023436</text:p>
          </table:table-cell>
          <table:table-cell office:value-type="float" office:value="39.593369879999997" table:style-name="ce1">
            <text:p>39.59336988</text:p>
          </table:table-cell>
          <table:table-cell table:number-columns-repeated="16380"/>
        </table:table-row>
        <table:table-row table:style-name="ro1">
          <table:table-cell office:value-type="float" office:value="8.6380169999999996" table:style-name="ce2">
            <text:p>8.64E+00</text:p>
          </table:table-cell>
          <table:table-cell office:value-type="float" office:value="39.584499999999998" table:style-name="ce1">
            <text:p>39.5845</text:p>
          </table:table-cell>
          <table:table-cell office:value-type="float" office:value="8.6480234360000008" table:style-name="ce1">
            <text:p>8.648023436</text:p>
          </table:table-cell>
          <table:table-cell office:value-type="float" office:value="39.582305990000002" table:style-name="ce1">
            <text:p>39.58230599</text:p>
          </table:table-cell>
          <table:table-cell table:number-columns-repeated="16380"/>
        </table:table-row>
        <table:table-row table:style-name="ro1">
          <table:table-cell office:value-type="float" office:value="8.6880170000000003" table:style-name="ce2">
            <text:p>8.69E+00</text:p>
          </table:table-cell>
          <table:table-cell office:value-type="float" office:value="39.573399999999999" table:style-name="ce1">
            <text:p>39.5734</text:p>
          </table:table-cell>
          <table:table-cell office:value-type="float" office:value="8.6980234359999997" table:style-name="ce1">
            <text:p>8.698023436</text:p>
          </table:table-cell>
          <table:table-cell office:value-type="float" office:value="39.571203349999998" table:style-name="ce1">
            <text:p>39.57120335</text:p>
          </table:table-cell>
          <table:table-cell table:number-columns-repeated="16380"/>
        </table:table-row>
        <table:table-row table:style-name="ro1">
          <table:table-cell office:value-type="float" office:value="8.7380169999999993" table:style-name="ce2">
            <text:p>8.74E+00</text:p>
          </table:table-cell>
          <table:table-cell office:value-type="float" office:value="39.5623" table:style-name="ce1">
            <text:p>39.5623</text:p>
          </table:table-cell>
          <table:table-cell office:value-type="float" office:value="8.7480234360000004" table:style-name="ce1">
            <text:p>8.748023436</text:p>
          </table:table-cell>
          <table:table-cell office:value-type="float" office:value="39.560066030000002" table:style-name="ce1">
            <text:p>39.56006603</text:p>
          </table:table-cell>
          <table:table-cell table:number-columns-repeated="16380"/>
        </table:table-row>
        <table:table-row table:style-name="ro1">
          <table:table-cell office:value-type="float" office:value="8.788017" table:style-name="ce2">
            <text:p>8.79E+00</text:p>
          </table:table-cell>
          <table:table-cell office:value-type="float" office:value="39.551099999999998" table:style-name="ce1">
            <text:p>39.5511</text:p>
          </table:table-cell>
          <table:table-cell office:value-type="float" office:value="8.7980234359999994" table:style-name="ce1">
            <text:p>8.798023436</text:p>
          </table:table-cell>
          <table:table-cell office:value-type="float" office:value="39.548897969999999" table:style-name="ce1">
            <text:p>39.54889797</text:p>
          </table:table-cell>
          <table:table-cell table:number-columns-repeated="16380"/>
        </table:table-row>
        <table:table-row table:style-name="ro1">
          <table:table-cell office:value-type="float" office:value="8.8380170000000007" table:style-name="ce2">
            <text:p>8.84E+00</text:p>
          </table:table-cell>
          <table:table-cell office:value-type="float" office:value="39.539900000000003" table:style-name="ce1">
            <text:p>39.5399</text:p>
          </table:table-cell>
          <table:table-cell office:value-type="float" office:value="8.8480234360000001" table:style-name="ce1">
            <text:p>8.848023436</text:p>
          </table:table-cell>
          <table:table-cell office:value-type="float" office:value="39.53770299" table:style-name="ce1">
            <text:p>39.53770299</text:p>
          </table:table-cell>
          <table:table-cell table:number-columns-repeated="16380"/>
        </table:table-row>
        <table:table-row table:style-name="ro1">
          <table:table-cell office:value-type="float" office:value="8.8880169999999996" table:style-name="ce2">
            <text:p>8.89E+00</text:p>
          </table:table-cell>
          <table:table-cell office:value-type="float" office:value="39.528700000000001" table:style-name="ce1">
            <text:p>39.5287</text:p>
          </table:table-cell>
          <table:table-cell office:value-type="float" office:value="8.8980234360000008" table:style-name="ce1">
            <text:p>8.898023436</text:p>
          </table:table-cell>
          <table:table-cell office:value-type="float" office:value="39.526484789999998" table:style-name="ce1">
            <text:p>39.52648479</text:p>
          </table:table-cell>
          <table:table-cell table:number-columns-repeated="16380"/>
        </table:table-row>
        <table:table-row table:style-name="ro1">
          <table:table-cell office:value-type="float" office:value="8.9380170000000003" table:style-name="ce2">
            <text:p>8.94E+00</text:p>
          </table:table-cell>
          <table:table-cell office:value-type="float" office:value="39.517499999999998" table:style-name="ce1">
            <text:p>39.5175</text:p>
          </table:table-cell>
          <table:table-cell office:value-type="float" office:value="8.9480234359999997" table:style-name="ce1">
            <text:p>8.948023436</text:p>
          </table:table-cell>
          <table:table-cell office:value-type="float" office:value="39.515246959999999" table:style-name="ce1">
            <text:p>39.51524696</text:p>
          </table:table-cell>
          <table:table-cell table:number-columns-repeated="16380"/>
        </table:table-row>
        <table:table-row table:style-name="ro1">
          <table:table-cell office:value-type="float" office:value="8.9880169999999993" table:style-name="ce2">
            <text:p>8.99E+00</text:p>
          </table:table-cell>
          <table:table-cell office:value-type="float" office:value="39.5062" table:style-name="ce1">
            <text:p>39.5062</text:p>
          </table:table-cell>
          <table:table-cell office:value-type="float" office:value="8.9980234360000004" table:style-name="ce1">
            <text:p>8.998023436</text:p>
          </table:table-cell>
          <table:table-cell office:value-type="float" office:value="39.503993010000002" table:style-name="ce1">
            <text:p>39.50399301</text:p>
          </table:table-cell>
          <table:table-cell table:number-columns-repeated="16380"/>
        </table:table-row>
        <table:table-row table:style-name="ro1">
          <table:table-cell office:value-type="float" office:value="9.038017" table:style-name="ce2">
            <text:p>9.04E+00</text:p>
          </table:table-cell>
          <table:table-cell office:value-type="float" office:value="39.494999999999997" table:style-name="ce1">
            <text:p>39.495</text:p>
          </table:table-cell>
          <table:table-cell office:value-type="float" office:value="9.0480234359999994" table:style-name="ce1">
            <text:p>9.048023436</text:p>
          </table:table-cell>
          <table:table-cell office:value-type="float" office:value="39.49272629" table:style-name="ce1">
            <text:p>39.49272629</text:p>
          </table:table-cell>
          <table:table-cell table:number-columns-repeated="16380"/>
        </table:table-row>
        <table:table-row table:style-name="ro1">
          <table:table-cell office:value-type="float" office:value="9.0880170000000007" table:style-name="ce2">
            <text:p>9.09E+00</text:p>
          </table:table-cell>
          <table:table-cell office:value-type="float" office:value="39.483699999999999" table:style-name="ce1">
            <text:p>39.4837</text:p>
          </table:table-cell>
          <table:table-cell office:value-type="float" office:value="9.0980234360000001" table:style-name="ce1">
            <text:p>9.098023436</text:p>
          </table:table-cell>
          <table:table-cell office:value-type="float" office:value="39.481450100000004" table:style-name="ce1">
            <text:p>39.4814501</text:p>
          </table:table-cell>
          <table:table-cell table:number-columns-repeated="16380"/>
        </table:table-row>
        <table:table-row table:style-name="ro1">
          <table:table-cell office:value-type="float" office:value="9.1380169999999996" table:style-name="ce2">
            <text:p>9.14E+00</text:p>
          </table:table-cell>
          <table:table-cell office:value-type="float" office:value="39.4724" table:style-name="ce1">
            <text:p>39.4724</text:p>
          </table:table-cell>
          <table:table-cell office:value-type="float" office:value="9.1480234360000008" table:style-name="ce1">
            <text:p>9.148023436</text:p>
          </table:table-cell>
          <table:table-cell office:value-type="float" office:value="39.470167600000003" table:style-name="ce1">
            <text:p>39.4701676</text:p>
          </table:table-cell>
          <table:table-cell table:number-columns-repeated="16380"/>
        </table:table-row>
        <table:table-row table:style-name="ro1">
          <table:table-cell office:value-type="float" office:value="9.1880170000000003" table:style-name="ce2">
            <text:p>9.19E+00</text:p>
          </table:table-cell>
          <table:table-cell office:value-type="float" office:value="39.461100000000002" table:style-name="ce1">
            <text:p>39.4611</text:p>
          </table:table-cell>
          <table:table-cell office:value-type="float" office:value="9.1980234359999997" table:style-name="ce1">
            <text:p>9.198023436</text:p>
          </table:table-cell>
          <table:table-cell office:value-type="float" office:value="39.45888188" table:style-name="ce1">
            <text:p>39.45888188</text:p>
          </table:table-cell>
          <table:table-cell table:number-columns-repeated="16380"/>
        </table:table-row>
        <table:table-row table:style-name="ro1">
          <table:table-cell office:value-type="float" office:value="9.2380169999999993" table:style-name="ce2">
            <text:p>9.24E+00</text:p>
          </table:table-cell>
          <table:table-cell office:value-type="float" office:value="39.4499" table:style-name="ce1">
            <text:p>39.4499</text:p>
          </table:table-cell>
          <table:table-cell office:value-type="float" office:value="9.2480234370000005" table:style-name="ce1">
            <text:p>9.248023437</text:p>
          </table:table-cell>
          <table:table-cell office:value-type="float" office:value="39.447595900000003" table:style-name="ce1">
            <text:p>39.4475959</text:p>
          </table:table-cell>
          <table:table-cell table:number-columns-repeated="16380"/>
        </table:table-row>
        <table:table-row table:style-name="ro1">
          <table:table-cell office:value-type="float" office:value="9.288017" table:style-name="ce2">
            <text:p>9.29E+00</text:p>
          </table:table-cell>
          <table:table-cell office:value-type="float" office:value="39.438600000000001" table:style-name="ce1">
            <text:p>39.4386</text:p>
          </table:table-cell>
          <table:table-cell office:value-type="float" office:value="9.2980234369999994" table:style-name="ce1">
            <text:p>9.298023437</text:p>
          </table:table-cell>
          <table:table-cell office:value-type="float" office:value="39.436312549999997" table:style-name="ce1">
            <text:p>39.43631255</text:p>
          </table:table-cell>
          <table:table-cell table:number-columns-repeated="16380"/>
        </table:table-row>
        <table:table-row table:style-name="ro1">
          <table:table-cell office:value-type="float" office:value="9.3380170000000007" table:style-name="ce2">
            <text:p>9.34E+00</text:p>
          </table:table-cell>
          <table:table-cell office:value-type="float" office:value="39.427300000000002" table:style-name="ce1">
            <text:p>39.4273</text:p>
          </table:table-cell>
          <table:table-cell office:value-type="float" office:value="9.3480234370000002" table:style-name="ce1">
            <text:p>9.348023437</text:p>
          </table:table-cell>
          <table:table-cell office:value-type="float" office:value="39.425034619999998" table:style-name="ce1">
            <text:p>39.42503462</text:p>
          </table:table-cell>
          <table:table-cell table:number-columns-repeated="16380"/>
        </table:table-row>
        <table:table-row table:style-name="ro1">
          <table:table-cell office:value-type="float" office:value="9.3880169999999996" table:style-name="ce2">
            <text:p>9.39E+00</text:p>
          </table:table-cell>
          <table:table-cell office:value-type="float" office:value="39.415999999999997" table:style-name="ce1">
            <text:p>39.416</text:p>
          </table:table-cell>
          <table:table-cell office:value-type="float" office:value="9.3980234370000009" table:style-name="ce1">
            <text:p>9.398023437</text:p>
          </table:table-cell>
          <table:table-cell office:value-type="float" office:value="39.413764800000003" table:style-name="ce1">
            <text:p>39.4137648</text:p>
          </table:table-cell>
          <table:table-cell table:number-columns-repeated="16380"/>
        </table:table-row>
        <table:table-row table:style-name="ro1">
          <table:table-cell office:value-type="float" office:value="9.4380170000000003" table:style-name="ce2">
            <text:p>9.44E+00</text:p>
          </table:table-cell>
          <table:table-cell office:value-type="float" office:value="39.404800000000002" table:style-name="ce1">
            <text:p>39.4048</text:p>
          </table:table-cell>
          <table:table-cell office:value-type="float" office:value="9.4480234369999998" table:style-name="ce1">
            <text:p>9.448023437</text:p>
          </table:table-cell>
          <table:table-cell office:value-type="float" office:value="39.402505720000001" table:style-name="ce1">
            <text:p>39.40250572</text:p>
          </table:table-cell>
          <table:table-cell table:number-columns-repeated="16380"/>
        </table:table-row>
        <table:table-row table:style-name="ro1">
          <table:table-cell office:value-type="float" office:value="9.4880169999999993" table:style-name="ce2">
            <text:p>9.49E+00</text:p>
          </table:table-cell>
          <table:table-cell office:value-type="float" office:value="39.393500000000003" table:style-name="ce1">
            <text:p>39.3935</text:p>
          </table:table-cell>
          <table:table-cell office:value-type="float" office:value="9.4980234370000005" table:style-name="ce1">
            <text:p>9.498023437</text:p>
          </table:table-cell>
          <table:table-cell office:value-type="float" office:value="39.39125988" table:style-name="ce1">
            <text:p>39.39125988</text:p>
          </table:table-cell>
          <table:table-cell table:number-columns-repeated="16380"/>
        </table:table-row>
        <table:table-row table:style-name="ro1">
          <table:table-cell office:value-type="float" office:value="9.538017" table:style-name="ce2">
            <text:p>9.54E+00</text:p>
          </table:table-cell>
          <table:table-cell office:value-type="float" office:value="39.382300000000001" table:style-name="ce1">
            <text:p>39.3823</text:p>
          </table:table-cell>
          <table:table-cell office:value-type="float" office:value="9.5480234369999994" table:style-name="ce1">
            <text:p>9.548023437</text:p>
          </table:table-cell>
          <table:table-cell office:value-type="float" office:value="39.380029729999997" table:style-name="ce1">
            <text:p>39.38002973</text:p>
          </table:table-cell>
          <table:table-cell table:number-columns-repeated="16380"/>
        </table:table-row>
        <table:table-row table:style-name="ro1">
          <table:table-cell office:value-type="float" office:value="9.5880170000000007" table:style-name="ce2">
            <text:p>9.59E+00</text:p>
          </table:table-cell>
          <table:table-cell office:value-type="float" office:value="39.371099999999998" table:style-name="ce1">
            <text:p>39.3711</text:p>
          </table:table-cell>
          <table:table-cell office:value-type="float" office:value="9.5980234370000002" table:style-name="ce1">
            <text:p>9.598023437</text:p>
          </table:table-cell>
          <table:table-cell office:value-type="float" office:value="39.368817610000001" table:style-name="ce1">
            <text:p>39.36881761</text:p>
          </table:table-cell>
          <table:table-cell table:number-columns-repeated="16380"/>
        </table:table-row>
        <table:table-row table:style-name="ro1">
          <table:table-cell office:value-type="float" office:value="9.6380169999999996" table:style-name="ce2">
            <text:p>9.64E+00</text:p>
          </table:table-cell>
          <table:table-cell office:value-type="float" office:value="39.359900000000003" table:style-name="ce1">
            <text:p>39.3599</text:p>
          </table:table-cell>
          <table:table-cell office:value-type="float" office:value="9.6480234370000009" table:style-name="ce1">
            <text:p>9.648023437</text:p>
          </table:table-cell>
          <table:table-cell office:value-type="float" office:value="39.357625810000002" table:style-name="ce1">
            <text:p>39.35762581</text:p>
          </table:table-cell>
          <table:table-cell table:number-columns-repeated="16380"/>
        </table:table-row>
        <table:table-row table:style-name="ro1">
          <table:table-cell office:value-type="float" office:value="9.6880170000000003" table:style-name="ce2">
            <text:p>9.69E+00</text:p>
          </table:table-cell>
          <table:table-cell office:value-type="float" office:value="39.348700000000001" table:style-name="ce1">
            <text:p>39.3487</text:p>
          </table:table-cell>
          <table:table-cell office:value-type="float" office:value="9.6980234369999998" table:style-name="ce1">
            <text:p>9.698023437</text:p>
          </table:table-cell>
          <table:table-cell office:value-type="float" office:value="39.346456510000003" table:style-name="ce1">
            <text:p>39.34645651</text:p>
          </table:table-cell>
          <table:table-cell table:number-columns-repeated="16380"/>
        </table:table-row>
        <table:table-row table:style-name="ro1">
          <table:table-cell office:value-type="float" office:value="9.7380169999999993" table:style-name="ce2">
            <text:p>9.74E+00</text:p>
          </table:table-cell>
          <table:table-cell office:value-type="float" office:value="39.337499999999999" table:style-name="ce1">
            <text:p>39.3375</text:p>
          </table:table-cell>
          <table:table-cell office:value-type="float" office:value="9.7480234370000005" table:style-name="ce1">
            <text:p>9.748023437</text:p>
          </table:table-cell>
          <table:table-cell office:value-type="float" office:value="39.335311820000001" table:style-name="ce1">
            <text:p>39.33531182</text:p>
          </table:table-cell>
          <table:table-cell table:number-columns-repeated="16380"/>
        </table:table-row>
        <table:table-row table:style-name="ro1">
          <table:table-cell office:value-type="float" office:value="9.788017" table:style-name="ce2">
            <text:p>9.79E+00</text:p>
          </table:table-cell>
          <table:table-cell office:value-type="float" office:value="39.3264" table:style-name="ce1">
            <text:p>39.3264</text:p>
          </table:table-cell>
          <table:table-cell office:value-type="float" office:value="9.7980234369999994" table:style-name="ce1">
            <text:p>9.798023437</text:p>
          </table:table-cell>
          <table:table-cell office:value-type="float" office:value="39.324193790000002" table:style-name="ce1">
            <text:p>39.32419379</text:p>
          </table:table-cell>
          <table:table-cell table:number-columns-repeated="16380"/>
        </table:table-row>
        <table:table-row table:style-name="ro1">
          <table:table-cell office:value-type="float" office:value="9.8380170000000007" table:style-name="ce2">
            <text:p>9.84E+00</text:p>
          </table:table-cell>
          <table:table-cell office:value-type="float" office:value="39.315300000000001" table:style-name="ce1">
            <text:p>39.3153</text:p>
          </table:table-cell>
          <table:table-cell office:value-type="float" office:value="9.8480234370000002" table:style-name="ce1">
            <text:p>9.848023437</text:p>
          </table:table-cell>
          <table:table-cell office:value-type="float" office:value="39.313104369999998" table:style-name="ce1">
            <text:p>39.31310437</text:p>
          </table:table-cell>
          <table:table-cell table:number-columns-repeated="16380"/>
        </table:table-row>
        <table:table-row table:style-name="ro1">
          <table:table-cell office:value-type="float" office:value="9.8880169999999996" table:style-name="ce2">
            <text:p>9.89E+00</text:p>
          </table:table-cell>
          <table:table-cell office:value-type="float" office:value="39.304299999999998" table:style-name="ce1">
            <text:p>39.3043</text:p>
          </table:table-cell>
          <table:table-cell office:value-type="float" office:value="9.8980234370000009" table:style-name="ce1">
            <text:p>9.898023437</text:p>
          </table:table-cell>
          <table:table-cell office:value-type="float" office:value="39.302045450000001" table:style-name="ce1">
            <text:p>39.30204545</text:p>
          </table:table-cell>
          <table:table-cell table:number-columns-repeated="16380"/>
        </table:table-row>
        <table:table-row table:style-name="ro1">
          <table:table-cell office:value-type="float" office:value="9.9380170000000003" table:style-name="ce2">
            <text:p>9.94E+00</text:p>
          </table:table-cell>
          <table:table-cell office:value-type="float" office:value="39.293199999999999" table:style-name="ce1">
            <text:p>39.2932</text:p>
          </table:table-cell>
          <table:table-cell office:value-type="float" office:value="9.9480234369999998" table:style-name="ce1">
            <text:p>9.948023437</text:p>
          </table:table-cell>
          <table:table-cell office:value-type="float" office:value="39.291018860000001" table:style-name="ce1">
            <text:p>39.29101886</text:p>
          </table:table-cell>
          <table:table-cell table:number-columns-repeated="16380"/>
        </table:table-row>
        <table:table-row table:style-name="ro1">
          <table:table-cell office:value-type="float" office:value="9.9880169999999993" table:style-name="ce2">
            <text:p>9.99E+00</text:p>
          </table:table-cell>
          <table:table-cell office:value-type="float" office:value="39.282200000000003" table:style-name="ce1">
            <text:p>39.2822</text:p>
          </table:table-cell>
          <table:table-cell office:value-type="float" office:value="9.9980234370000005" table:style-name="ce1">
            <text:p>9.998023437</text:p>
          </table:table-cell>
          <table:table-cell office:value-type="float" office:value="39.280026339999999" table:style-name="ce1">
            <text:p>39.28002634</text:p>
          </table:table-cell>
          <table:table-cell table:number-columns-repeated="16380"/>
        </table:table-row>
        <table:table-row table:style-name="ro1">
          <table:table-cell office:value-type="float" office:value="10.038019999999999" table:style-name="ce2">
            <text:p>1.00E+01</text:p>
          </table:table-cell>
          <table:table-cell office:value-type="float" office:value="39.271299999999997" table:style-name="ce1">
            <text:p>39.2713</text:p>
          </table:table-cell>
          <table:table-cell office:value-type="float" office:value="10.04802344" table:style-name="ce1">
            <text:p>10.04802344</text:p>
          </table:table-cell>
          <table:table-cell office:value-type="float" office:value="39.269069569999999" table:style-name="ce1">
            <text:p>39.26906957</text:p>
          </table:table-cell>
          <table:table-cell table:number-columns-repeated="16380"/>
        </table:table-row>
        <table:table-row table:style-name="ro1">
          <table:table-cell office:value-type="float" office:value="10.08802" table:style-name="ce2">
            <text:p>1.01E+01</text:p>
          </table:table-cell>
          <table:table-cell office:value-type="float" office:value="39.260300000000001" table:style-name="ce1">
            <text:p>39.2603</text:p>
          </table:table-cell>
          <table:table-cell office:value-type="float" office:value="10.09802344" table:style-name="ce1">
            <text:p>10.09802344</text:p>
          </table:table-cell>
          <table:table-cell office:value-type="float" office:value="39.25815017" table:style-name="ce1">
            <text:p>39.25815017</text:p>
          </table:table-cell>
          <table:table-cell table:number-columns-repeated="16380"/>
        </table:table-row>
        <table:table-row table:style-name="ro1">
          <table:table-cell office:value-type="float" office:value="10.138019999999999" table:style-name="ce2">
            <text:p>1.01E+01</text:p>
          </table:table-cell>
          <table:table-cell office:value-type="float" office:value="39.249400000000001" table:style-name="ce1">
            <text:p>39.2494</text:p>
          </table:table-cell>
          <table:table-cell office:value-type="float" office:value="10.148023439999999" table:style-name="ce1">
            <text:p>10.14802344</text:p>
          </table:table-cell>
          <table:table-cell office:value-type="float" office:value="39.247269670000001" table:style-name="ce1">
            <text:p>39.24726967</text:p>
          </table:table-cell>
          <table:table-cell table:number-columns-repeated="16380"/>
        </table:table-row>
        <table:table-row table:style-name="ro1">
          <table:table-cell office:value-type="float" office:value="10.18802" table:style-name="ce2">
            <text:p>1.02E+01</text:p>
          </table:table-cell>
          <table:table-cell office:value-type="float" office:value="39.238599999999998" table:style-name="ce1">
            <text:p>39.2386</text:p>
          </table:table-cell>
          <table:table-cell office:value-type="float" office:value="10.19802344" table:style-name="ce1">
            <text:p>10.19802344</text:p>
          </table:table-cell>
          <table:table-cell office:value-type="float" office:value="39.236429569999999" table:style-name="ce1">
            <text:p>39.23642957</text:p>
          </table:table-cell>
          <table:table-cell table:number-columns-repeated="16380"/>
        </table:table-row>
        <table:table-row table:style-name="ro1">
          <table:table-cell office:value-type="float" office:value="10.238020000000001" table:style-name="ce2">
            <text:p>1.02E+01</text:p>
          </table:table-cell>
          <table:table-cell office:value-type="float" office:value="39.227800000000002" table:style-name="ce1">
            <text:p>39.2278</text:p>
          </table:table-cell>
          <table:table-cell office:value-type="float" office:value="10.248023440000001" table:style-name="ce1">
            <text:p>10.24802344</text:p>
          </table:table-cell>
          <table:table-cell office:value-type="float" office:value="39.225631280000002" table:style-name="ce1">
            <text:p>39.22563128</text:p>
          </table:table-cell>
          <table:table-cell table:number-columns-repeated="16380"/>
        </table:table-row>
        <table:table-row table:style-name="ro1">
          <table:table-cell office:value-type="float" office:value="10.288019999999999" table:style-name="ce2">
            <text:p>1.03E+01</text:p>
          </table:table-cell>
          <table:table-cell office:value-type="float" office:value="39.216999999999999" table:style-name="ce1">
            <text:p>39.217</text:p>
          </table:table-cell>
          <table:table-cell office:value-type="float" office:value="10.29802344" table:style-name="ce1">
            <text:p>10.29802344</text:p>
          </table:table-cell>
          <table:table-cell office:value-type="float" office:value="39.214876160000003" table:style-name="ce1">
            <text:p>39.21487616</text:p>
          </table:table-cell>
          <table:table-cell table:number-columns-repeated="16380"/>
        </table:table-row>
        <table:table-row table:style-name="ro1">
          <table:table-cell office:value-type="float" office:value="10.33802" table:style-name="ce2">
            <text:p>1.03E+01</text:p>
          </table:table-cell>
          <table:table-cell office:value-type="float" office:value="39.206299999999999" table:style-name="ce1">
            <text:p>39.2063</text:p>
          </table:table-cell>
          <table:table-cell office:value-type="float" office:value="10.34802344" table:style-name="ce1">
            <text:p>10.34802344</text:p>
          </table:table-cell>
          <table:table-cell office:value-type="float" office:value="39.204165519999997" table:style-name="ce1">
            <text:p>39.20416552</text:p>
          </table:table-cell>
          <table:table-cell table:number-columns-repeated="16380"/>
        </table:table-row>
        <table:table-row table:style-name="ro1">
          <table:table-cell office:value-type="float" office:value="10.388019999999999" table:style-name="ce2">
            <text:p>1.04E+01</text:p>
          </table:table-cell>
          <table:table-cell office:value-type="float" office:value="39.195599999999999" table:style-name="ce1">
            <text:p>39.1956</text:p>
          </table:table-cell>
          <table:table-cell office:value-type="float" office:value="10.398023439999999" table:style-name="ce1">
            <text:p>10.39802344</text:p>
          </table:table-cell>
          <table:table-cell office:value-type="float" office:value="39.193500589999999" table:style-name="ce1">
            <text:p>39.19350059</text:p>
          </table:table-cell>
          <table:table-cell table:number-columns-repeated="16380"/>
        </table:table-row>
        <table:table-row table:style-name="ro1">
          <table:table-cell office:value-type="float" office:value="10.43802" table:style-name="ce2">
            <text:p>1.04E+01</text:p>
          </table:table-cell>
          <table:table-cell office:value-type="float" office:value="39.185000000000002" table:style-name="ce1">
            <text:p>39.185</text:p>
          </table:table-cell>
          <table:table-cell office:value-type="float" office:value="10.44802344" table:style-name="ce1">
            <text:p>10.44802344</text:p>
          </table:table-cell>
          <table:table-cell office:value-type="float" office:value="39.182882560000003" table:style-name="ce1">
            <text:p>39.18288256</text:p>
          </table:table-cell>
          <table:table-cell table:number-columns-repeated="16380"/>
        </table:table-row>
        <table:table-row table:style-name="ro1">
          <table:table-cell office:value-type="float" office:value="10.488020000000001" table:style-name="ce2">
            <text:p>1.05E+01</text:p>
          </table:table-cell>
          <table:table-cell office:value-type="float" office:value="39.174399999999999" table:style-name="ce1">
            <text:p>39.1744</text:p>
          </table:table-cell>
          <table:table-cell office:value-type="float" office:value="10.498023440000001" table:style-name="ce1">
            <text:p>10.49802344</text:p>
          </table:table-cell>
          <table:table-cell office:value-type="float" office:value="39.172312560000002" table:style-name="ce1">
            <text:p>39.17231256</text:p>
          </table:table-cell>
          <table:table-cell table:number-columns-repeated="16380"/>
        </table:table-row>
        <table:table-row table:style-name="ro1">
          <table:table-cell office:value-type="float" office:value="10.538019999999999" table:style-name="ce2">
            <text:p>1.05E+01</text:p>
          </table:table-cell>
          <table:table-cell office:value-type="float" office:value="39.163899999999998" table:style-name="ce1">
            <text:p>39.1639</text:p>
          </table:table-cell>
          <table:table-cell office:value-type="float" office:value="10.54802344" table:style-name="ce1">
            <text:p>10.54802344</text:p>
          </table:table-cell>
          <table:table-cell office:value-type="float" office:value="39.161791669999999" table:style-name="ce1">
            <text:p>39.16179167</text:p>
          </table:table-cell>
          <table:table-cell table:number-columns-repeated="16380"/>
        </table:table-row>
        <table:table-row table:style-name="ro1">
          <table:table-cell office:value-type="float" office:value="10.58802" table:style-name="ce2">
            <text:p>1.06E+01</text:p>
          </table:table-cell>
          <table:table-cell office:value-type="float" office:value="39.153399999999998" table:style-name="ce1">
            <text:p>39.1534</text:p>
          </table:table-cell>
          <table:table-cell office:value-type="float" office:value="10.59802344" table:style-name="ce1">
            <text:p>10.59802344</text:p>
          </table:table-cell>
          <table:table-cell office:value-type="float" office:value="39.151320910000003" table:style-name="ce1">
            <text:p>39.15132091</text:p>
          </table:table-cell>
          <table:table-cell table:number-columns-repeated="16380"/>
        </table:table-row>
        <table:table-row table:style-name="ro1">
          <table:table-cell office:value-type="float" office:value="10.638019999999999" table:style-name="ce2">
            <text:p>1.06E+01</text:p>
          </table:table-cell>
          <table:table-cell office:value-type="float" office:value="39.143000000000001" table:style-name="ce1">
            <text:p>39.143</text:p>
          </table:table-cell>
          <table:table-cell office:value-type="float" office:value="10.648023439999999" table:style-name="ce1">
            <text:p>10.64802344</text:p>
          </table:table-cell>
          <table:table-cell office:value-type="float" office:value="39.140901239999998" table:style-name="ce1">
            <text:p>39.14090124</text:p>
          </table:table-cell>
          <table:table-cell table:number-columns-repeated="16380"/>
        </table:table-row>
        <table:table-row table:style-name="ro1">
          <table:table-cell office:value-type="float" office:value="10.68802" table:style-name="ce2">
            <text:p>1.07E+01</text:p>
          </table:table-cell>
          <table:table-cell office:value-type="float" office:value="39.132599999999996" table:style-name="ce1">
            <text:p>39.1326</text:p>
          </table:table-cell>
          <table:table-cell office:value-type="float" office:value="10.69802344" table:style-name="ce1">
            <text:p>10.69802344</text:p>
          </table:table-cell>
          <table:table-cell office:value-type="float" office:value="39.130533589999999" table:style-name="ce1">
            <text:p>39.13053359</text:p>
          </table:table-cell>
          <table:table-cell table:number-columns-repeated="16380"/>
        </table:table-row>
        <table:table-row table:style-name="ro1">
          <table:table-cell office:value-type="float" office:value="10.738020000000001" table:style-name="ce2">
            <text:p>1.07E+01</text:p>
          </table:table-cell>
          <table:table-cell office:value-type="float" office:value="39.122300000000003" table:style-name="ce1">
            <text:p>39.1223</text:p>
          </table:table-cell>
          <table:table-cell office:value-type="float" office:value="10.748023440000001" table:style-name="ce1">
            <text:p>10.74802344</text:p>
          </table:table-cell>
          <table:table-cell office:value-type="float" office:value="39.120218819999998" table:style-name="ce1">
            <text:p>39.12021882</text:p>
          </table:table-cell>
          <table:table-cell table:number-columns-repeated="16380"/>
        </table:table-row>
        <table:table-row table:style-name="ro1">
          <table:table-cell office:value-type="float" office:value="10.788019999999999" table:style-name="ce2">
            <text:p>1.08E+01</text:p>
          </table:table-cell>
          <table:table-cell office:value-type="float" office:value="39.112000000000002" table:style-name="ce1">
            <text:p>39.112</text:p>
          </table:table-cell>
          <table:table-cell office:value-type="float" office:value="10.79802344" table:style-name="ce1">
            <text:p>10.79802344</text:p>
          </table:table-cell>
          <table:table-cell office:value-type="float" office:value="39.109957770000001" table:style-name="ce1">
            <text:p>39.10995777</text:p>
          </table:table-cell>
          <table:table-cell table:number-columns-repeated="16380"/>
        </table:table-row>
        <table:table-row table:style-name="ro1">
          <table:table-cell office:value-type="float" office:value="10.83802" table:style-name="ce2">
            <text:p>1.08E+01</text:p>
          </table:table-cell>
          <table:table-cell office:value-type="float" office:value="39.101799999999997" table:style-name="ce1">
            <text:p>39.1018</text:p>
          </table:table-cell>
          <table:table-cell office:value-type="float" office:value="10.84802344" table:style-name="ce1">
            <text:p>10.84802344</text:p>
          </table:table-cell>
          <table:table-cell office:value-type="float" office:value="39.0997512" table:style-name="ce1">
            <text:p>39.0997512</text:p>
          </table:table-cell>
          <table:table-cell table:number-columns-repeated="16380"/>
        </table:table-row>
        <table:table-row table:style-name="ro1">
          <table:table-cell office:value-type="float" office:value="10.888019999999999" table:style-name="ce2">
            <text:p>1.09E+01</text:p>
          </table:table-cell>
          <table:table-cell office:value-type="float" office:value="39.0916" table:style-name="ce1">
            <text:p>39.0916</text:p>
          </table:table-cell>
          <table:table-cell office:value-type="float" office:value="10.898023439999999" table:style-name="ce1">
            <text:p>10.89802344</text:p>
          </table:table-cell>
          <table:table-cell office:value-type="float" office:value="39.089599849999999" table:style-name="ce1">
            <text:p>39.08959985</text:p>
          </table:table-cell>
          <table:table-cell table:number-columns-repeated="16380"/>
        </table:table-row>
        <table:table-row table:style-name="ro1">
          <table:table-cell office:value-type="float" office:value="10.93802" table:style-name="ce2">
            <text:p>1.09E+01</text:p>
          </table:table-cell>
          <table:table-cell office:value-type="float" office:value="39.081499999999998" table:style-name="ce1">
            <text:p>39.0815</text:p>
          </table:table-cell>
          <table:table-cell office:value-type="float" office:value="10.94802344" table:style-name="ce1">
            <text:p>10.94802344</text:p>
          </table:table-cell>
          <table:table-cell office:value-type="float" office:value="39.079504399999998" table:style-name="ce1">
            <text:p>39.0795044</text:p>
          </table:table-cell>
          <table:table-cell table:number-columns-repeated="16380"/>
        </table:table-row>
        <table:table-row table:style-name="ro1">
          <table:table-cell office:value-type="float" office:value="10.988020000000001" table:style-name="ce2">
            <text:p>1.10E+01</text:p>
          </table:table-cell>
          <table:table-cell office:value-type="float" office:value="39.0715" table:style-name="ce1">
            <text:p>39.0715</text:p>
          </table:table-cell>
          <table:table-cell office:value-type="float" office:value="10.998023440000001" table:style-name="ce1">
            <text:p>10.99802344</text:p>
          </table:table-cell>
          <table:table-cell office:value-type="float" office:value="39.0694655" table:style-name="ce1">
            <text:p>39.0694655</text:p>
          </table:table-cell>
          <table:table-cell table:number-columns-repeated="16380"/>
        </table:table-row>
        <table:table-row table:style-name="ro1">
          <table:table-cell office:value-type="float" office:value="11.038019999999999" table:style-name="ce2">
            <text:p>1.10E+01</text:p>
          </table:table-cell>
          <table:table-cell office:value-type="float" office:value="39.061500000000002" table:style-name="ce1">
            <text:p>39.0615</text:p>
          </table:table-cell>
          <table:table-cell office:value-type="float" office:value="11.04802344" table:style-name="ce1">
            <text:p>11.04802344</text:p>
          </table:table-cell>
          <table:table-cell office:value-type="float" office:value="39.059483739999997" table:style-name="ce1">
            <text:p>39.05948374</text:p>
          </table:table-cell>
          <table:table-cell table:number-columns-repeated="16380"/>
        </table:table-row>
        <table:table-row table:style-name="ro1">
          <table:table-cell office:value-type="float" office:value="11.08802" table:style-name="ce2">
            <text:p>1.11E+01</text:p>
          </table:table-cell>
          <table:table-cell office:value-type="float" office:value="39.051499999999997" table:style-name="ce1">
            <text:p>39.0515</text:p>
          </table:table-cell>
          <table:table-cell office:value-type="float" office:value="11.09802344" table:style-name="ce1">
            <text:p>11.09802344</text:p>
          </table:table-cell>
          <table:table-cell office:value-type="float" office:value="39.049559680000002" table:style-name="ce1">
            <text:p>39.04955968</text:p>
          </table:table-cell>
          <table:table-cell table:number-columns-repeated="16380"/>
        </table:table-row>
        <table:table-row table:style-name="ro1">
          <table:table-cell office:value-type="float" office:value="11.138019999999999" table:style-name="ce2">
            <text:p>1.11E+01</text:p>
          </table:table-cell>
          <table:table-cell office:value-type="float" office:value="39.041699999999999" table:style-name="ce1">
            <text:p>39.0417</text:p>
          </table:table-cell>
          <table:table-cell office:value-type="float" office:value="11.148023439999999" table:style-name="ce1">
            <text:p>11.14802344</text:p>
          </table:table-cell>
          <table:table-cell office:value-type="float" office:value="39.039693849999999" table:style-name="ce1">
            <text:p>39.03969385</text:p>
          </table:table-cell>
          <table:table-cell table:number-columns-repeated="16380"/>
        </table:table-row>
        <table:table-row table:style-name="ro1">
          <table:table-cell office:value-type="float" office:value="11.18802" table:style-name="ce2">
            <text:p>1.12E+01</text:p>
          </table:table-cell>
          <table:table-cell office:value-type="float" office:value="39.031799999999997" table:style-name="ce1">
            <text:p>39.0318</text:p>
          </table:table-cell>
          <table:table-cell office:value-type="float" office:value="11.19802344" table:style-name="ce1">
            <text:p>11.19802344</text:p>
          </table:table-cell>
          <table:table-cell office:value-type="float" office:value="39.02988671" table:style-name="ce1">
            <text:p>39.02988671</text:p>
          </table:table-cell>
          <table:table-cell table:number-columns-repeated="16380"/>
        </table:table-row>
        <table:table-row table:style-name="ro1">
          <table:table-cell office:value-type="float" office:value="11.238020000000001" table:style-name="ce2">
            <text:p>1.12E+01</text:p>
          </table:table-cell>
          <table:table-cell office:value-type="float" office:value="39.022100000000002" table:style-name="ce1">
            <text:p>39.0221</text:p>
          </table:table-cell>
          <table:table-cell office:value-type="float" office:value="11.248023440000001" table:style-name="ce1">
            <text:p>11.24802344</text:p>
          </table:table-cell>
          <table:table-cell office:value-type="float" office:value="39.020138729999999" table:style-name="ce1">
            <text:p>39.02013873</text:p>
          </table:table-cell>
          <table:table-cell table:number-columns-repeated="16380"/>
        </table:table-row>
        <table:table-row table:style-name="ro1">
          <table:table-cell office:value-type="float" office:value="11.288019999999999" table:style-name="ce2">
            <text:p>1.13E+01</text:p>
          </table:table-cell>
          <table:table-cell office:value-type="float" office:value="39.0124" table:style-name="ce1">
            <text:p>39.0124</text:p>
          </table:table-cell>
          <table:table-cell office:value-type="float" office:value="11.29802344" table:style-name="ce1">
            <text:p>11.29802344</text:p>
          </table:table-cell>
          <table:table-cell office:value-type="float" office:value="39.010450290000001" table:style-name="ce1">
            <text:p>39.01045029</text:p>
          </table:table-cell>
          <table:table-cell table:number-columns-repeated="16380"/>
        </table:table-row>
        <table:table-row table:style-name="ro1">
          <table:table-cell office:value-type="float" office:value="11.33802" table:style-name="ce2">
            <text:p>1.13E+01</text:p>
          </table:table-cell>
          <table:table-cell office:value-type="float" office:value="39.002699999999997" table:style-name="ce1">
            <text:p>39.0027</text:p>
          </table:table-cell>
          <table:table-cell office:value-type="float" office:value="11.34802344" table:style-name="ce1">
            <text:p>11.34802344</text:p>
          </table:table-cell>
          <table:table-cell office:value-type="float" office:value="39.000821770000002" table:style-name="ce1">
            <text:p>39.00082177</text:p>
          </table:table-cell>
          <table:table-cell table:number-columns-repeated="16380"/>
        </table:table-row>
        <table:table-row table:style-name="ro1">
          <table:table-cell office:value-type="float" office:value="11.388019999999999" table:style-name="ce2">
            <text:p>1.14E+01</text:p>
          </table:table-cell>
          <table:table-cell office:value-type="float" office:value="38.993200000000002" table:style-name="ce1">
            <text:p>38.9932</text:p>
          </table:table-cell>
          <table:table-cell office:value-type="float" office:value="11.398023439999999" table:style-name="ce1">
            <text:p>11.39802344</text:p>
          </table:table-cell>
          <table:table-cell office:value-type="float" office:value="38.991253499999999" table:style-name="ce1">
            <text:p>38.9912535</text:p>
          </table:table-cell>
          <table:table-cell table:number-columns-repeated="16380"/>
        </table:table-row>
        <table:table-row table:style-name="ro1">
          <table:table-cell office:value-type="float" office:value="11.43802" table:style-name="ce2">
            <text:p>1.14E+01</text:p>
          </table:table-cell>
          <table:table-cell office:value-type="float" office:value="38.983600000000003" table:style-name="ce1">
            <text:p>38.9836</text:p>
          </table:table-cell>
          <table:table-cell office:value-type="float" office:value="11.44802344" table:style-name="ce1">
            <text:p>11.44802344</text:p>
          </table:table-cell>
          <table:table-cell office:value-type="float" office:value="38.981745789999998" table:style-name="ce1">
            <text:p>38.98174579</text:p>
          </table:table-cell>
          <table:table-cell table:number-columns-repeated="16380"/>
        </table:table-row>
        <table:table-row table:style-name="ro1">
          <table:table-cell office:value-type="float" office:value="11.488020000000001" table:style-name="ce2">
            <text:p>1.15E+01</text:p>
          </table:table-cell>
          <table:table-cell office:value-type="float" office:value="38.974200000000003" table:style-name="ce1">
            <text:p>38.9742</text:p>
          </table:table-cell>
          <table:table-cell office:value-type="float" office:value="11.498023440000001" table:style-name="ce1">
            <text:p>11.49802344</text:p>
          </table:table-cell>
          <table:table-cell office:value-type="float" office:value="38.972298899999998" table:style-name="ce1">
            <text:p>38.9722989</text:p>
          </table:table-cell>
          <table:table-cell table:number-columns-repeated="16380"/>
        </table:table-row>
        <table:table-row table:style-name="ro1">
          <table:table-cell office:value-type="float" office:value="11.538019999999999" table:style-name="ce2">
            <text:p>1.15E+01</text:p>
          </table:table-cell>
          <table:table-cell office:value-type="float" office:value="38.964799999999997" table:style-name="ce1">
            <text:p>38.9648</text:p>
          </table:table-cell>
          <table:table-cell office:value-type="float" office:value="11.54802344" table:style-name="ce1">
            <text:p>11.54802344</text:p>
          </table:table-cell>
          <table:table-cell office:value-type="float" office:value="38.962913059999998" table:style-name="ce1">
            <text:p>38.96291306</text:p>
          </table:table-cell>
          <table:table-cell table:number-columns-repeated="16380"/>
        </table:table-row>
        <table:table-row table:style-name="ro1">
          <table:table-cell office:value-type="float" office:value="11.58802" table:style-name="ce2">
            <text:p>1.16E+01</text:p>
          </table:table-cell>
          <table:table-cell office:value-type="float" office:value="38.955399999999997" table:style-name="ce1">
            <text:p>38.9554</text:p>
          </table:table-cell>
          <table:table-cell office:value-type="float" office:value="11.59802344" table:style-name="ce1">
            <text:p>11.59802344</text:p>
          </table:table-cell>
          <table:table-cell office:value-type="float" office:value="38.953588480000001" table:style-name="ce1">
            <text:p>38.95358848</text:p>
          </table:table-cell>
          <table:table-cell table:number-columns-repeated="16380"/>
        </table:table-row>
        <table:table-row table:style-name="ro1">
          <table:table-cell office:value-type="float" office:value="11.638019999999999" table:style-name="ce2">
            <text:p>1.16E+01</text:p>
          </table:table-cell>
          <table:table-cell office:value-type="float" office:value="38.946199999999997" table:style-name="ce1">
            <text:p>38.9462</text:p>
          </table:table-cell>
          <table:table-cell office:value-type="float" office:value="11.648023439999999" table:style-name="ce1">
            <text:p>11.64802344</text:p>
          </table:table-cell>
          <table:table-cell office:value-type="float" office:value="38.944325339999999" table:style-name="ce1">
            <text:p>38.94432534</text:p>
          </table:table-cell>
          <table:table-cell table:number-columns-repeated="16380"/>
        </table:table-row>
        <table:table-row table:style-name="ro1">
          <table:table-cell office:value-type="float" office:value="11.68802" table:style-name="ce2">
            <text:p>1.17E+01</text:p>
          </table:table-cell>
          <table:table-cell office:value-type="float" office:value="38.936999999999998" table:style-name="ce1">
            <text:p>38.937</text:p>
          </table:table-cell>
          <table:table-cell office:value-type="float" office:value="11.69802344" table:style-name="ce1">
            <text:p>11.69802344</text:p>
          </table:table-cell>
          <table:table-cell office:value-type="float" office:value="38.935123769999997" table:style-name="ce1">
            <text:p>38.93512377</text:p>
          </table:table-cell>
          <table:table-cell table:number-columns-repeated="16380"/>
        </table:table-row>
        <table:table-row table:style-name="ro1">
          <table:table-cell office:value-type="float" office:value="11.738020000000001" table:style-name="ce2">
            <text:p>1.17E+01</text:p>
          </table:table-cell>
          <table:table-cell office:value-type="float" office:value="38.927799999999998" table:style-name="ce1">
            <text:p>38.9278</text:p>
          </table:table-cell>
          <table:table-cell office:value-type="float" office:value="11.748023440000001" table:style-name="ce1">
            <text:p>11.74802344</text:p>
          </table:table-cell>
          <table:table-cell office:value-type="float" office:value="38.925983899999999" table:style-name="ce1">
            <text:p>38.9259839</text:p>
          </table:table-cell>
          <table:table-cell table:number-columns-repeated="16380"/>
        </table:table-row>
        <table:table-row table:style-name="ro1">
          <table:table-cell office:value-type="float" office:value="11.788019999999999" table:style-name="ce2">
            <text:p>1.18E+01</text:p>
          </table:table-cell>
          <table:table-cell office:value-type="float" office:value="38.918700000000001" table:style-name="ce1">
            <text:p>38.9187</text:p>
          </table:table-cell>
          <table:table-cell office:value-type="float" office:value="11.79802344" table:style-name="ce1">
            <text:p>11.79802344</text:p>
          </table:table-cell>
          <table:table-cell office:value-type="float" office:value="38.916905810000003" table:style-name="ce1">
            <text:p>38.91690581</text:p>
          </table:table-cell>
          <table:table-cell table:number-columns-repeated="16380"/>
        </table:table-row>
        <table:table-row table:style-name="ro1">
          <table:table-cell office:value-type="float" office:value="11.83802" table:style-name="ce2">
            <text:p>1.18E+01</text:p>
          </table:table-cell>
          <table:table-cell office:value-type="float" office:value="38.909700000000001" table:style-name="ce1">
            <text:p>38.9097</text:p>
          </table:table-cell>
          <table:table-cell office:value-type="float" office:value="11.84802344" table:style-name="ce1">
            <text:p>11.84802344</text:p>
          </table:table-cell>
          <table:table-cell office:value-type="float" office:value="38.907889570000002" table:style-name="ce1">
            <text:p>38.90788957</text:p>
          </table:table-cell>
          <table:table-cell table:number-columns-repeated="16380"/>
        </table:table-row>
        <table:table-row table:style-name="ro1">
          <table:table-cell office:value-type="float" office:value="11.888019999999999" table:style-name="ce2">
            <text:p>1.19E+01</text:p>
          </table:table-cell>
          <table:table-cell office:value-type="float" office:value="38.900700000000001" table:style-name="ce1">
            <text:p>38.9007</text:p>
          </table:table-cell>
          <table:table-cell office:value-type="float" office:value="11.898023439999999" table:style-name="ce1">
            <text:p>11.89802344</text:p>
          </table:table-cell>
          <table:table-cell office:value-type="float" office:value="38.898935209999998" table:style-name="ce1">
            <text:p>38.89893521</text:p>
          </table:table-cell>
          <table:table-cell table:number-columns-repeated="16380"/>
        </table:table-row>
        <table:table-row table:style-name="ro1">
          <table:table-cell office:value-type="float" office:value="11.93802" table:style-name="ce2">
            <text:p>1.19E+01</text:p>
          </table:table-cell>
          <table:table-cell office:value-type="float" office:value="38.891800000000003" table:style-name="ce1">
            <text:p>38.8918</text:p>
          </table:table-cell>
          <table:table-cell office:value-type="float" office:value="11.94802344" table:style-name="ce1">
            <text:p>11.94802344</text:p>
          </table:table-cell>
          <table:table-cell office:value-type="float" office:value="38.890042749999999" table:style-name="ce1">
            <text:p>38.89004275</text:p>
          </table:table-cell>
          <table:table-cell table:number-columns-repeated="16380"/>
        </table:table-row>
        <table:table-row table:style-name="ro1">
          <table:table-cell office:value-type="float" office:value="11.988020000000001" table:style-name="ce2">
            <text:p>1.20E+01</text:p>
          </table:table-cell>
          <table:table-cell office:value-type="float" office:value="38.883000000000003" table:style-name="ce1">
            <text:p>38.883</text:p>
          </table:table-cell>
          <table:table-cell office:value-type="float" office:value="11.998023440000001" table:style-name="ce1">
            <text:p>11.99802344</text:p>
          </table:table-cell>
          <table:table-cell office:value-type="float" office:value="38.881212159999997" table:style-name="ce1">
            <text:p>38.88121216</text:p>
          </table:table-cell>
          <table:table-cell table:number-columns-repeated="16380"/>
        </table:table-row>
        <table:table-row table:style-name="ro1">
          <table:table-cell office:value-type="float" office:value="12.038019999999999" table:style-name="ce2">
            <text:p>1.20E+01</text:p>
          </table:table-cell>
          <table:table-cell office:value-type="float" office:value="38.874200000000002" table:style-name="ce1">
            <text:p>38.8742</text:p>
          </table:table-cell>
          <table:table-cell office:value-type="float" office:value="12.04802344" table:style-name="ce1">
            <text:p>12.04802344</text:p>
          </table:table-cell>
          <table:table-cell office:value-type="float" office:value="38.872443410000002" table:style-name="ce1">
            <text:p>38.87244341</text:p>
          </table:table-cell>
          <table:table-cell table:number-columns-repeated="16380"/>
        </table:table-row>
        <table:table-row table:style-name="ro1">
          <table:table-cell office:value-type="float" office:value="12.08802" table:style-name="ce2">
            <text:p>1.21E+01</text:p>
          </table:table-cell>
          <table:table-cell office:value-type="float" office:value="38.865499999999997" table:style-name="ce1">
            <text:p>38.8655</text:p>
          </table:table-cell>
          <table:table-cell office:value-type="float" office:value="12.09802344" table:style-name="ce1">
            <text:p>12.09802344</text:p>
          </table:table-cell>
          <table:table-cell office:value-type="float" office:value="38.863736449999998" table:style-name="ce1">
            <text:p>38.86373645</text:p>
          </table:table-cell>
          <table:table-cell table:number-columns-repeated="16380"/>
        </table:table-row>
        <table:table-row table:style-name="ro1">
          <table:table-cell office:value-type="float" office:value="12.138019999999999" table:style-name="ce2">
            <text:p>1.21E+01</text:p>
          </table:table-cell>
          <table:table-cell office:value-type="float" office:value="38.8568" table:style-name="ce1">
            <text:p>38.8568</text:p>
          </table:table-cell>
          <table:table-cell office:value-type="float" office:value="12.148023439999999" table:style-name="ce1">
            <text:p>12.14802344</text:p>
          </table:table-cell>
          <table:table-cell office:value-type="float" office:value="38.855091180000002" table:style-name="ce1">
            <text:p>38.85509118</text:p>
          </table:table-cell>
          <table:table-cell table:number-columns-repeated="16380"/>
        </table:table-row>
        <table:table-row table:style-name="ro1">
          <table:table-cell office:value-type="float" office:value="12.18802" table:style-name="ce2">
            <text:p>1.22E+01</text:p>
          </table:table-cell>
          <table:table-cell office:value-type="float" office:value="38.848199999999999" table:style-name="ce1">
            <text:p>38.8482</text:p>
          </table:table-cell>
          <table:table-cell office:value-type="float" office:value="12.19802344" table:style-name="ce1">
            <text:p>12.19802344</text:p>
          </table:table-cell>
          <table:table-cell office:value-type="float" office:value="38.846507520000003" table:style-name="ce1">
            <text:p>38.84650752</text:p>
          </table:table-cell>
          <table:table-cell table:number-columns-repeated="16380"/>
        </table:table-row>
        <table:table-row table:style-name="ro1">
          <table:table-cell office:value-type="float" office:value="12.238020000000001" table:style-name="ce2">
            <text:p>1.22E+01</text:p>
          </table:table-cell>
          <table:table-cell office:value-type="float" office:value="38.839700000000001" table:style-name="ce1">
            <text:p>38.8397</text:p>
          </table:table-cell>
          <table:table-cell office:value-type="float" office:value="12.248023440000001" table:style-name="ce1">
            <text:p>12.24802344</text:p>
          </table:table-cell>
          <table:table-cell office:value-type="float" office:value="38.837985320000001" table:style-name="ce1">
            <text:p>38.83798532</text:p>
          </table:table-cell>
          <table:table-cell table:number-columns-repeated="16380"/>
        </table:table-row>
        <table:table-row table:style-name="ro1">
          <table:table-cell office:value-type="float" office:value="12.288019999999999" table:style-name="ce2">
            <text:p>1.23E+01</text:p>
          </table:table-cell>
          <table:table-cell office:value-type="float" office:value="38.831200000000003" table:style-name="ce1">
            <text:p>38.8312</text:p>
          </table:table-cell>
          <table:table-cell office:value-type="float" office:value="12.29802344" table:style-name="ce1">
            <text:p>12.29802344</text:p>
          </table:table-cell>
          <table:table-cell office:value-type="float" office:value="38.829524460000002" table:style-name="ce1">
            <text:p>38.82952446</text:p>
          </table:table-cell>
          <table:table-cell table:number-columns-repeated="16380"/>
        </table:table-row>
        <table:table-row table:style-name="ro1">
          <table:table-cell office:value-type="float" office:value="12.33802" table:style-name="ce2">
            <text:p>1.23E+01</text:p>
          </table:table-cell>
          <table:table-cell office:value-type="float" office:value="38.822800000000001" table:style-name="ce1">
            <text:p>38.8228</text:p>
          </table:table-cell>
          <table:table-cell office:value-type="float" office:value="12.34802344" table:style-name="ce1">
            <text:p>12.34802344</text:p>
          </table:table-cell>
          <table:table-cell office:value-type="float" office:value="38.821124759999996" table:style-name="ce1">
            <text:p>38.82112476</text:p>
          </table:table-cell>
          <table:table-cell table:number-columns-repeated="16380"/>
        </table:table-row>
        <table:table-row table:style-name="ro1">
          <table:table-cell office:value-type="float" office:value="12.388019999999999" table:style-name="ce2">
            <text:p>1.24E+01</text:p>
          </table:table-cell>
          <table:table-cell office:value-type="float" office:value="38.814399999999999" table:style-name="ce1">
            <text:p>38.8144</text:p>
          </table:table-cell>
          <table:table-cell office:value-type="float" office:value="12.398023439999999" table:style-name="ce1">
            <text:p>12.39802344</text:p>
          </table:table-cell>
          <table:table-cell office:value-type="float" office:value="38.81278605" table:style-name="ce1">
            <text:p>38.81278605</text:p>
          </table:table-cell>
          <table:table-cell table:number-columns-repeated="16380"/>
        </table:table-row>
        <table:table-row table:style-name="ro1">
          <table:table-cell office:value-type="float" office:value="12.43802" table:style-name="ce2">
            <text:p>1.24E+01</text:p>
          </table:table-cell>
          <table:table-cell office:value-type="float" office:value="38.806199999999997" table:style-name="ce1">
            <text:p>38.8062</text:p>
          </table:table-cell>
          <table:table-cell office:value-type="float" office:value="12.44802344" table:style-name="ce1">
            <text:p>12.44802344</text:p>
          </table:table-cell>
          <table:table-cell office:value-type="float" office:value="38.804508130000002" table:style-name="ce1">
            <text:p>38.80450813</text:p>
          </table:table-cell>
          <table:table-cell table:number-columns-repeated="16380"/>
        </table:table-row>
        <table:table-row table:style-name="ro1">
          <table:table-cell office:value-type="float" office:value="12.488020000000001" table:style-name="ce2">
            <text:p>1.25E+01</text:p>
          </table:table-cell>
          <table:table-cell office:value-type="float" office:value="38.797899999999998" table:style-name="ce1">
            <text:p>38.7979</text:p>
          </table:table-cell>
          <table:table-cell office:value-type="float" office:value="12.498023440000001" table:style-name="ce1">
            <text:p>12.49802344</text:p>
          </table:table-cell>
          <table:table-cell office:value-type="float" office:value="38.79629078" table:style-name="ce1">
            <text:p>38.79629078</text:p>
          </table:table-cell>
          <table:table-cell table:number-columns-repeated="16380"/>
        </table:table-row>
        <table:table-row table:style-name="ro1">
          <table:table-cell office:value-type="float" office:value="12.538019999999999" table:style-name="ce2">
            <text:p>1.25E+01</text:p>
          </table:table-cell>
          <table:table-cell office:value-type="float" office:value="38.7898" table:style-name="ce1">
            <text:p>38.7898</text:p>
          </table:table-cell>
          <table:table-cell office:value-type="float" office:value="12.54802344" table:style-name="ce1">
            <text:p>12.54802344</text:p>
          </table:table-cell>
          <table:table-cell office:value-type="float" office:value="38.788133770000002" table:style-name="ce1">
            <text:p>38.78813377</text:p>
          </table:table-cell>
          <table:table-cell table:number-columns-repeated="16380"/>
        </table:table-row>
        <table:table-row table:style-name="ro1">
          <table:table-cell office:value-type="float" office:value="12.58802" table:style-name="ce2">
            <text:p>1.26E+01</text:p>
          </table:table-cell>
          <table:table-cell office:value-type="float" office:value="38.781700000000001" table:style-name="ce1">
            <text:p>38.7817</text:p>
          </table:table-cell>
          <table:table-cell office:value-type="float" office:value="12.59802344" table:style-name="ce1">
            <text:p>12.59802344</text:p>
          </table:table-cell>
          <table:table-cell office:value-type="float" office:value="38.780036840000001" table:style-name="ce1">
            <text:p>38.78003684</text:p>
          </table:table-cell>
          <table:table-cell table:number-columns-repeated="16380"/>
        </table:table-row>
        <table:table-row table:style-name="ro1">
          <table:table-cell office:value-type="float" office:value="12.638019999999999" table:style-name="ce2">
            <text:p>1.26E+01</text:p>
          </table:table-cell>
          <table:table-cell office:value-type="float" office:value="38.773600000000002" table:style-name="ce1">
            <text:p>38.7736</text:p>
          </table:table-cell>
          <table:table-cell office:value-type="float" office:value="12.648023439999999" table:style-name="ce1">
            <text:p>12.64802344</text:p>
          </table:table-cell>
          <table:table-cell office:value-type="float" office:value="38.771999739999998" table:style-name="ce1">
            <text:p>38.77199974</text:p>
          </table:table-cell>
          <table:table-cell table:number-columns-repeated="16380"/>
        </table:table-row>
        <table:table-row table:style-name="ro1">
          <table:table-cell office:value-type="float" office:value="12.68802" table:style-name="ce2">
            <text:p>1.27E+01</text:p>
          </table:table-cell>
          <table:table-cell office:value-type="float" office:value="38.765599999999999" table:style-name="ce1">
            <text:p>38.7656</text:p>
          </table:table-cell>
          <table:table-cell office:value-type="float" office:value="12.69802344" table:style-name="ce1">
            <text:p>12.69802344</text:p>
          </table:table-cell>
          <table:table-cell office:value-type="float" office:value="38.764022179999998" table:style-name="ce1">
            <text:p>38.76402218</text:p>
          </table:table-cell>
          <table:table-cell table:number-columns-repeated="16380"/>
        </table:table-row>
        <table:table-row table:style-name="ro1">
          <table:table-cell office:value-type="float" office:value="12.738020000000001" table:style-name="ce2">
            <text:p>1.27E+01</text:p>
          </table:table-cell>
          <table:table-cell office:value-type="float" office:value="38.7577" table:style-name="ce1">
            <text:p>38.7577</text:p>
          </table:table-cell>
          <table:table-cell office:value-type="float" office:value="12.748023440000001" table:style-name="ce1">
            <text:p>12.74802344</text:p>
          </table:table-cell>
          <table:table-cell office:value-type="float" office:value="38.756103879999998" table:style-name="ce1">
            <text:p>38.75610388</text:p>
          </table:table-cell>
          <table:table-cell table:number-columns-repeated="16380"/>
        </table:table-row>
        <table:table-row table:style-name="ro1">
          <table:table-cell office:value-type="float" office:value="12.788019999999999" table:style-name="ce2">
            <text:p>1.28E+01</text:p>
          </table:table-cell>
          <table:table-cell office:value-type="float" office:value="38.7498" table:style-name="ce1">
            <text:p>38.7498</text:p>
          </table:table-cell>
          <table:table-cell office:value-type="float" office:value="12.79802344" table:style-name="ce1">
            <text:p>12.79802344</text:p>
          </table:table-cell>
          <table:table-cell office:value-type="float" office:value="38.74824452" table:style-name="ce1">
            <text:p>38.74824452</text:p>
          </table:table-cell>
          <table:table-cell table:number-columns-repeated="16380"/>
        </table:table-row>
        <table:table-row table:style-name="ro1">
          <table:table-cell office:value-type="float" office:value="12.83802" table:style-name="ce2">
            <text:p>1.28E+01</text:p>
          </table:table-cell>
          <table:table-cell office:value-type="float" office:value="38.741999999999997" table:style-name="ce1">
            <text:p>38.742</text:p>
          </table:table-cell>
          <table:table-cell office:value-type="float" office:value="12.84802344" table:style-name="ce1">
            <text:p>12.84802344</text:p>
          </table:table-cell>
          <table:table-cell office:value-type="float" office:value="38.74044378" table:style-name="ce1">
            <text:p>38.74044378</text:p>
          </table:table-cell>
          <table:table-cell table:number-columns-repeated="16380"/>
        </table:table-row>
        <table:table-row table:style-name="ro1">
          <table:table-cell office:value-type="float" office:value="12.888019999999999" table:style-name="ce2">
            <text:p>1.29E+01</text:p>
          </table:table-cell>
          <table:table-cell office:value-type="float" office:value="38.734200000000001" table:style-name="ce1">
            <text:p>38.7342</text:p>
          </table:table-cell>
          <table:table-cell office:value-type="float" office:value="12.898023439999999" table:style-name="ce1">
            <text:p>12.89802344</text:p>
          </table:table-cell>
          <table:table-cell office:value-type="float" office:value="38.732701339999998" table:style-name="ce1">
            <text:p>38.73270134</text:p>
          </table:table-cell>
          <table:table-cell table:number-columns-repeated="16380"/>
        </table:table-row>
        <table:table-row table:style-name="ro1">
          <table:table-cell office:value-type="float" office:value="12.93802" table:style-name="ce2">
            <text:p>1.29E+01</text:p>
          </table:table-cell>
          <table:table-cell office:value-type="float" office:value="38.726500000000001" table:style-name="ce1">
            <text:p>38.7265</text:p>
          </table:table-cell>
          <table:table-cell office:value-type="float" office:value="12.94802344" table:style-name="ce1">
            <text:p>12.94802344</text:p>
          </table:table-cell>
          <table:table-cell office:value-type="float" office:value="38.725016840000002" table:style-name="ce1">
            <text:p>38.72501684</text:p>
          </table:table-cell>
          <table:table-cell table:number-columns-repeated="16380"/>
        </table:table-row>
        <table:table-row table:style-name="ro1">
          <table:table-cell office:value-type="float" office:value="12.988020000000001" table:style-name="ce2">
            <text:p>1.30E+01</text:p>
          </table:table-cell>
          <table:table-cell office:value-type="float" office:value="38.718899999999998" table:style-name="ce1">
            <text:p>38.7189</text:p>
          </table:table-cell>
          <table:table-cell office:value-type="float" office:value="12.998023440000001" table:style-name="ce1">
            <text:p>12.99802344</text:p>
          </table:table-cell>
          <table:table-cell office:value-type="float" office:value="38.717389930000003" table:style-name="ce1">
            <text:p>38.71738993</text:p>
          </table:table-cell>
          <table:table-cell table:number-columns-repeated="16380"/>
        </table:table-row>
        <table:table-row table:style-name="ro1">
          <table:table-cell office:value-type="float" office:value="13.038019999999999" table:style-name="ce2">
            <text:p>1.30E+01</text:p>
          </table:table-cell>
          <table:table-cell office:value-type="float" office:value="38.711300000000001" table:style-name="ce1">
            <text:p>38.7113</text:p>
          </table:table-cell>
          <table:table-cell office:value-type="float" office:value="13.04802344" table:style-name="ce1">
            <text:p>13.04802344</text:p>
          </table:table-cell>
          <table:table-cell office:value-type="float" office:value="38.70982025" table:style-name="ce1">
            <text:p>38.70982025</text:p>
          </table:table-cell>
          <table:table-cell table:number-columns-repeated="16380"/>
        </table:table-row>
        <table:table-row table:style-name="ro1">
          <table:table-cell office:value-type="float" office:value="13.08802" table:style-name="ce2">
            <text:p>1.31E+01</text:p>
          </table:table-cell>
          <table:table-cell office:value-type="float" office:value="38.703800000000001" table:style-name="ce1">
            <text:p>38.7038</text:p>
          </table:table-cell>
          <table:table-cell office:value-type="float" office:value="13.09802344" table:style-name="ce1">
            <text:p>13.09802344</text:p>
          </table:table-cell>
          <table:table-cell office:value-type="float" office:value="38.702307410000003" table:style-name="ce1">
            <text:p>38.70230741</text:p>
          </table:table-cell>
          <table:table-cell table:number-columns-repeated="16380"/>
        </table:table-row>
        <table:table-row table:style-name="ro1">
          <table:table-cell office:value-type="float" office:value="13.138019999999999" table:style-name="ce2">
            <text:p>1.31E+01</text:p>
          </table:table-cell>
          <table:table-cell office:value-type="float" office:value="38.696300000000001" table:style-name="ce1">
            <text:p>38.6963</text:p>
          </table:table-cell>
          <table:table-cell office:value-type="float" office:value="13.148023439999999" table:style-name="ce1">
            <text:p>13.14802344</text:p>
          </table:table-cell>
          <table:table-cell office:value-type="float" office:value="38.694851020000002" table:style-name="ce1">
            <text:p>38.69485102</text:p>
          </table:table-cell>
          <table:table-cell table:number-columns-repeated="16380"/>
        </table:table-row>
        <table:table-row table:style-name="ro1">
          <table:table-cell office:value-type="float" office:value="13.18802" table:style-name="ce2">
            <text:p>1.32E+01</text:p>
          </table:table-cell>
          <table:table-cell office:value-type="float" office:value="38.688899999999997" table:style-name="ce1">
            <text:p>38.6889</text:p>
          </table:table-cell>
          <table:table-cell office:value-type="float" office:value="13.19802344" table:style-name="ce1">
            <text:p>13.19802344</text:p>
          </table:table-cell>
          <table:table-cell office:value-type="float" office:value="38.687450689999999" table:style-name="ce1">
            <text:p>38.68745069</text:p>
          </table:table-cell>
          <table:table-cell table:number-columns-repeated="16380"/>
        </table:table-row>
        <table:table-row table:style-name="ro1">
          <table:table-cell office:value-type="float" office:value="13.238020000000001" table:style-name="ce2">
            <text:p>1.32E+01</text:p>
          </table:table-cell>
          <table:table-cell office:value-type="float" office:value="38.681600000000003" table:style-name="ce1">
            <text:p>38.6816</text:p>
          </table:table-cell>
          <table:table-cell office:value-type="float" office:value="13.248023440000001" table:style-name="ce1">
            <text:p>13.24802344</text:p>
          </table:table-cell>
          <table:table-cell office:value-type="float" office:value="38.680106019999997" table:style-name="ce1">
            <text:p>38.68010602</text:p>
          </table:table-cell>
          <table:table-cell table:number-columns-repeated="16380"/>
        </table:table-row>
        <table:table-row table:style-name="ro1">
          <table:table-cell office:value-type="float" office:value="13.288019999999999" table:style-name="ce2">
            <text:p>1.33E+01</text:p>
          </table:table-cell>
          <table:table-cell office:value-type="float" office:value="38.674300000000002" table:style-name="ce1">
            <text:p>38.6743</text:p>
          </table:table-cell>
          <table:table-cell office:value-type="float" office:value="13.29802344" table:style-name="ce1">
            <text:p>13.29802344</text:p>
          </table:table-cell>
          <table:table-cell office:value-type="float" office:value="38.672816570000002" table:style-name="ce1">
            <text:p>38.67281657</text:p>
          </table:table-cell>
          <table:table-cell table:number-columns-repeated="16380"/>
        </table:table-row>
        <table:table-row table:style-name="ro1">
          <table:table-cell office:value-type="float" office:value="13.33802" table:style-name="ce2">
            <text:p>1.33E+01</text:p>
          </table:table-cell>
          <table:table-cell office:value-type="float" office:value="38.667000000000002" table:style-name="ce1">
            <text:p>38.667</text:p>
          </table:table-cell>
          <table:table-cell office:value-type="float" office:value="13.34802344" table:style-name="ce1">
            <text:p>13.34802344</text:p>
          </table:table-cell>
          <table:table-cell office:value-type="float" office:value="38.665581940000003" table:style-name="ce1">
            <text:p>38.66558194</text:p>
          </table:table-cell>
          <table:table-cell table:number-columns-repeated="16380"/>
        </table:table-row>
        <table:table-row table:style-name="ro1">
          <table:table-cell office:value-type="float" office:value="13.388019999999999" table:style-name="ce2">
            <text:p>1.34E+01</text:p>
          </table:table-cell>
          <table:table-cell office:value-type="float" office:value="38.659799999999997" table:style-name="ce1">
            <text:p>38.6598</text:p>
          </table:table-cell>
          <table:table-cell office:value-type="float" office:value="13.398023439999999" table:style-name="ce1">
            <text:p>13.39802344</text:p>
          </table:table-cell>
          <table:table-cell office:value-type="float" office:value="38.658401689999998" table:style-name="ce1">
            <text:p>38.65840169</text:p>
          </table:table-cell>
          <table:table-cell table:number-columns-repeated="16380"/>
        </table:table-row>
        <table:table-row table:style-name="ro1">
          <table:table-cell office:value-type="float" office:value="13.43802" table:style-name="ce2">
            <text:p>1.34E+01</text:p>
          </table:table-cell>
          <table:table-cell office:value-type="float" office:value="38.652700000000003" table:style-name="ce1">
            <text:p>38.6527</text:p>
          </table:table-cell>
          <table:table-cell office:value-type="float" office:value="13.44802344" table:style-name="ce1">
            <text:p>13.44802344</text:p>
          </table:table-cell>
          <table:table-cell office:value-type="float" office:value="38.65127537" table:style-name="ce1">
            <text:p>38.65127537</text:p>
          </table:table-cell>
          <table:table-cell table:number-columns-repeated="16380"/>
        </table:table-row>
        <table:table-row table:style-name="ro1">
          <table:table-cell office:value-type="float" office:value="13.488020000000001" table:style-name="ce2">
            <text:p>1.35E+01</text:p>
          </table:table-cell>
          <table:table-cell office:value-type="float" office:value="38.645600000000002" table:style-name="ce1">
            <text:p>38.6456</text:p>
          </table:table-cell>
          <table:table-cell office:value-type="float" office:value="13.498023440000001" table:style-name="ce1">
            <text:p>13.49802344</text:p>
          </table:table-cell>
          <table:table-cell office:value-type="float" office:value="38.644202540000002" table:style-name="ce1">
            <text:p>38.64420254</text:p>
          </table:table-cell>
          <table:table-cell table:number-columns-repeated="16380"/>
        </table:table-row>
        <table:table-row table:style-name="ro1">
          <table:table-cell office:value-type="float" office:value="13.538019999999999" table:style-name="ce2">
            <text:p>1.35E+01</text:p>
          </table:table-cell>
          <table:table-cell office:value-type="float" office:value="38.638599999999997" table:style-name="ce1">
            <text:p>38.6386</text:p>
          </table:table-cell>
          <table:table-cell office:value-type="float" office:value="13.54802344" table:style-name="ce1">
            <text:p>13.54802344</text:p>
          </table:table-cell>
          <table:table-cell office:value-type="float" office:value="38.637182750000001" table:style-name="ce1">
            <text:p>38.63718275</text:p>
          </table:table-cell>
          <table:table-cell table:number-columns-repeated="16380"/>
        </table:table-row>
        <table:table-row table:style-name="ro1">
          <table:table-cell office:value-type="float" office:value="13.58802" table:style-name="ce2">
            <text:p>1.36E+01</text:p>
          </table:table-cell>
          <table:table-cell office:value-type="float" office:value="38.631599999999999" table:style-name="ce1">
            <text:p>38.6316</text:p>
          </table:table-cell>
          <table:table-cell office:value-type="float" office:value="13.59802344" table:style-name="ce1">
            <text:p>13.59802344</text:p>
          </table:table-cell>
          <table:table-cell office:value-type="float" office:value="38.630215540000002" table:style-name="ce1">
            <text:p>38.63021554</text:p>
          </table:table-cell>
          <table:table-cell table:number-columns-repeated="16380"/>
        </table:table-row>
        <table:table-row table:style-name="ro1">
          <table:table-cell office:value-type="float" office:value="13.638019999999999" table:style-name="ce2">
            <text:p>1.36E+01</text:p>
          </table:table-cell>
          <table:table-cell office:value-type="float" office:value="38.624699999999997" table:style-name="ce1">
            <text:p>38.6247</text:p>
          </table:table-cell>
          <table:table-cell office:value-type="float" office:value="13.648023439999999" table:style-name="ce1">
            <text:p>13.64802344</text:p>
          </table:table-cell>
          <table:table-cell office:value-type="float" office:value="38.623300440000001" table:style-name="ce1">
            <text:p>38.62330044</text:p>
          </table:table-cell>
          <table:table-cell table:number-columns-repeated="16380"/>
        </table:table-row>
        <table:table-row table:style-name="ro1">
          <table:table-cell office:value-type="float" office:value="13.68802" table:style-name="ce2">
            <text:p>1.37E+01</text:p>
          </table:table-cell>
          <table:table-cell office:value-type="float" office:value="38.617800000000003" table:style-name="ce1">
            <text:p>38.6178</text:p>
          </table:table-cell>
          <table:table-cell office:value-type="float" office:value="13.69802344" table:style-name="ce1">
            <text:p>13.69802344</text:p>
          </table:table-cell>
          <table:table-cell office:value-type="float" office:value="38.616436970000002" table:style-name="ce1">
            <text:p>38.61643697</text:p>
          </table:table-cell>
          <table:table-cell table:number-columns-repeated="16380"/>
        </table:table-row>
        <table:table-row table:style-name="ro1">
          <table:table-cell office:value-type="float" office:value="13.738020000000001" table:style-name="ce2">
            <text:p>1.37E+01</text:p>
          </table:table-cell>
          <table:table-cell office:value-type="float" office:value="38.610999999999997" table:style-name="ce1">
            <text:p>38.611</text:p>
          </table:table-cell>
          <table:table-cell office:value-type="float" office:value="13.748023440000001" table:style-name="ce1">
            <text:p>13.74802344</text:p>
          </table:table-cell>
          <table:table-cell office:value-type="float" office:value="38.609624660000001" table:style-name="ce1">
            <text:p>38.60962466</text:p>
          </table:table-cell>
          <table:table-cell table:number-columns-repeated="16380"/>
        </table:table-row>
        <table:table-row table:style-name="ro1">
          <table:table-cell office:value-type="float" office:value="13.788019999999999" table:style-name="ce2">
            <text:p>1.38E+01</text:p>
          </table:table-cell>
          <table:table-cell office:value-type="float" office:value="38.604199999999999" table:style-name="ce1">
            <text:p>38.6042</text:p>
          </table:table-cell>
          <table:table-cell office:value-type="float" office:value="13.79802344" table:style-name="ce1">
            <text:p>13.79802344</text:p>
          </table:table-cell>
          <table:table-cell office:value-type="float" office:value="38.602863040000003" table:style-name="ce1">
            <text:p>38.60286304</text:p>
          </table:table-cell>
          <table:table-cell table:number-columns-repeated="16380"/>
        </table:table-row>
        <table:table-row table:style-name="ro1">
          <table:table-cell office:value-type="float" office:value="13.83802" table:style-name="ce2">
            <text:p>1.38E+01</text:p>
          </table:table-cell>
          <table:table-cell office:value-type="float" office:value="38.597499999999997" table:style-name="ce1">
            <text:p>38.5975</text:p>
          </table:table-cell>
          <table:table-cell office:value-type="float" office:value="13.84802344" table:style-name="ce1">
            <text:p>13.84802344</text:p>
          </table:table-cell>
          <table:table-cell office:value-type="float" office:value="38.596151599999999" table:style-name="ce1">
            <text:p>38.5961516</text:p>
          </table:table-cell>
          <table:table-cell table:number-columns-repeated="16380"/>
        </table:table-row>
        <table:table-row table:style-name="ro1">
          <table:table-cell office:value-type="float" office:value="13.888019999999999" table:style-name="ce2">
            <text:p>1.39E+01</text:p>
          </table:table-cell>
          <table:table-cell office:value-type="float" office:value="38.590800000000002" table:style-name="ce1">
            <text:p>38.5908</text:p>
          </table:table-cell>
          <table:table-cell office:value-type="float" office:value="13.898023439999999" table:style-name="ce1">
            <text:p>13.89802344</text:p>
          </table:table-cell>
          <table:table-cell office:value-type="float" office:value="38.58948986" table:style-name="ce1">
            <text:p>38.58948986</text:p>
          </table:table-cell>
          <table:table-cell table:number-columns-repeated="16380"/>
        </table:table-row>
        <table:table-row table:style-name="ro1">
          <table:table-cell office:value-type="float" office:value="13.93802" table:style-name="ce2">
            <text:p>1.39E+01</text:p>
          </table:table-cell>
          <table:table-cell office:value-type="float" office:value="38.584200000000003" table:style-name="ce1">
            <text:p>38.5842</text:p>
          </table:table-cell>
          <table:table-cell office:value-type="float" office:value="13.94802344" table:style-name="ce1">
            <text:p>13.94802344</text:p>
          </table:table-cell>
          <table:table-cell office:value-type="float" office:value="38.582877330000002" table:style-name="ce1">
            <text:p>38.58287733</text:p>
          </table:table-cell>
          <table:table-cell table:number-columns-repeated="16380"/>
        </table:table-row>
        <table:table-row table:style-name="ro1">
          <table:table-cell office:value-type="float" office:value="13.988020000000001" table:style-name="ce2">
            <text:p>1.40E+01</text:p>
          </table:table-cell>
          <table:table-cell office:value-type="float" office:value="38.577599999999997" table:style-name="ce1">
            <text:p>38.5776</text:p>
          </table:table-cell>
          <table:table-cell office:value-type="float" office:value="13.998023440000001" table:style-name="ce1">
            <text:p>13.99802344</text:p>
          </table:table-cell>
          <table:table-cell office:value-type="float" office:value="38.576313499999998" table:style-name="ce1">
            <text:p>38.5763135</text:p>
          </table:table-cell>
          <table:table-cell table:number-columns-repeated="16380"/>
        </table:table-row>
        <table:table-row table:style-name="ro1">
          <table:table-cell office:value-type="float" office:value="14.038019999999999" table:style-name="ce2">
            <text:p>1.40E+01</text:p>
          </table:table-cell>
          <table:table-cell office:value-type="float" office:value="38.571100000000001" table:style-name="ce1">
            <text:p>38.5711</text:p>
          </table:table-cell>
          <table:table-cell office:value-type="float" office:value="14.04802344" table:style-name="ce1">
            <text:p>14.04802344</text:p>
          </table:table-cell>
          <table:table-cell office:value-type="float" office:value="38.569797870000002" table:style-name="ce1">
            <text:p>38.56979787</text:p>
          </table:table-cell>
          <table:table-cell table:number-columns-repeated="16380"/>
        </table:table-row>
        <table:table-row table:style-name="ro1">
          <table:table-cell office:value-type="float" office:value="14.08802" table:style-name="ce2">
            <text:p>1.41E+01</text:p>
          </table:table-cell>
          <table:table-cell office:value-type="float" office:value="38.564599999999999" table:style-name="ce1">
            <text:p>38.5646</text:p>
          </table:table-cell>
          <table:table-cell office:value-type="float" office:value="14.09802344" table:style-name="ce1">
            <text:p>14.09802344</text:p>
          </table:table-cell>
          <table:table-cell office:value-type="float" office:value="38.563329940000003" table:style-name="ce1">
            <text:p>38.56332994</text:p>
          </table:table-cell>
          <table:table-cell table:number-columns-repeated="16380"/>
        </table:table-row>
        <table:table-row table:style-name="ro1">
          <table:table-cell office:value-type="float" office:value="14.138019999999999" table:style-name="ce2">
            <text:p>1.41E+01</text:p>
          </table:table-cell>
          <table:table-cell office:value-type="float" office:value="38.558199999999999" table:style-name="ce1">
            <text:p>38.5582</text:p>
          </table:table-cell>
          <table:table-cell office:value-type="float" office:value="14.148023439999999" table:style-name="ce1">
            <text:p>14.14802344</text:p>
          </table:table-cell>
          <table:table-cell office:value-type="float" office:value="38.556909189999999" table:style-name="ce1">
            <text:p>38.55690919</text:p>
          </table:table-cell>
          <table:table-cell table:number-columns-repeated="16380"/>
        </table:table-row>
        <table:table-row table:style-name="ro1">
          <table:table-cell office:value-type="float" office:value="14.18802" table:style-name="ce2">
            <text:p>1.42E+01</text:p>
          </table:table-cell>
          <table:table-cell office:value-type="float" office:value="38.5518" table:style-name="ce1">
            <text:p>38.5518</text:p>
          </table:table-cell>
          <table:table-cell office:value-type="float" office:value="14.19802344" table:style-name="ce1">
            <text:p>14.19802344</text:p>
          </table:table-cell>
          <table:table-cell office:value-type="float" office:value="38.550535109999998" table:style-name="ce1">
            <text:p>38.55053511</text:p>
          </table:table-cell>
          <table:table-cell table:number-columns-repeated="16380"/>
        </table:table-row>
        <table:table-row table:style-name="ro1">
          <table:table-cell office:value-type="float" office:value="14.238020000000001" table:style-name="ce2">
            <text:p>1.42E+01</text:p>
          </table:table-cell>
          <table:table-cell office:value-type="float" office:value="38.545499999999997" table:style-name="ce1">
            <text:p>38.5455</text:p>
          </table:table-cell>
          <table:table-cell office:value-type="float" office:value="14.248023440000001" table:style-name="ce1">
            <text:p>14.24802344</text:p>
          </table:table-cell>
          <table:table-cell office:value-type="float" office:value="38.544207200000002" table:style-name="ce1">
            <text:p>38.5442072</text:p>
          </table:table-cell>
          <table:table-cell table:number-columns-repeated="16380"/>
        </table:table-row>
        <table:table-row table:style-name="ro1">
          <table:table-cell office:value-type="float" office:value="14.288019999999999" table:style-name="ce2">
            <text:p>1.43E+01</text:p>
          </table:table-cell>
          <table:table-cell office:value-type="float" office:value="38.539200000000001" table:style-name="ce1">
            <text:p>38.5392</text:p>
          </table:table-cell>
          <table:table-cell office:value-type="float" office:value="14.29802344" table:style-name="ce1">
            <text:p>14.29802344</text:p>
          </table:table-cell>
          <table:table-cell office:value-type="float" office:value="38.537924920000002" table:style-name="ce1">
            <text:p>38.53792492</text:p>
          </table:table-cell>
          <table:table-cell table:number-columns-repeated="16380"/>
        </table:table-row>
        <table:table-row table:style-name="ro1">
          <table:table-cell office:value-type="float" office:value="14.33802" table:style-name="ce2">
            <text:p>1.43E+01</text:p>
          </table:table-cell>
          <table:table-cell office:value-type="float" office:value="38.532899999999998" table:style-name="ce1">
            <text:p>38.5329</text:p>
          </table:table-cell>
          <table:table-cell office:value-type="float" office:value="14.34802344" table:style-name="ce1">
            <text:p>14.34802344</text:p>
          </table:table-cell>
          <table:table-cell office:value-type="float" office:value="38.531687769999998" table:style-name="ce1">
            <text:p>38.53168777</text:p>
          </table:table-cell>
          <table:table-cell table:number-columns-repeated="16380"/>
        </table:table-row>
        <table:table-row table:style-name="ro1">
          <table:table-cell office:value-type="float" office:value="14.388019999999999" table:style-name="ce2">
            <text:p>1.44E+01</text:p>
          </table:table-cell>
          <table:table-cell office:value-type="float" office:value="38.526699999999998" table:style-name="ce1">
            <text:p>38.5267</text:p>
          </table:table-cell>
          <table:table-cell office:value-type="float" office:value="14.398023439999999" table:style-name="ce1">
            <text:p>14.39802344</text:p>
          </table:table-cell>
          <table:table-cell office:value-type="float" office:value="38.525495229999997" table:style-name="ce1">
            <text:p>38.52549523</text:p>
          </table:table-cell>
          <table:table-cell table:number-columns-repeated="16380"/>
        </table:table-row>
        <table:table-row table:style-name="ro1">
          <table:table-cell office:value-type="float" office:value="14.43802" table:style-name="ce2">
            <text:p>1.44E+01</text:p>
          </table:table-cell>
          <table:table-cell office:value-type="float" office:value="38.520600000000002" table:style-name="ce1">
            <text:p>38.5206</text:p>
          </table:table-cell>
          <table:table-cell office:value-type="float" office:value="14.44802344" table:style-name="ce1">
            <text:p>14.44802344</text:p>
          </table:table-cell>
          <table:table-cell office:value-type="float" office:value="38.519346759999998" table:style-name="ce1">
            <text:p>38.51934676</text:p>
          </table:table-cell>
          <table:table-cell table:number-columns-repeated="16380"/>
        </table:table-row>
        <table:table-row table:style-name="ro1">
          <table:table-cell office:value-type="float" office:value="14.488020000000001" table:style-name="ce2">
            <text:p>1.45E+01</text:p>
          </table:table-cell>
          <table:table-cell office:value-type="float" office:value="38.514499999999998" table:style-name="ce1">
            <text:p>38.5145</text:p>
          </table:table-cell>
          <table:table-cell office:value-type="float" office:value="14.498023440000001" table:style-name="ce1">
            <text:p>14.49802344</text:p>
          </table:table-cell>
          <table:table-cell office:value-type="float" office:value="38.51324185" table:style-name="ce1">
            <text:p>38.51324185</text:p>
          </table:table-cell>
          <table:table-cell table:number-columns-repeated="16380"/>
        </table:table-row>
        <table:table-row table:style-name="ro1">
          <table:table-cell office:value-type="float" office:value="14.538019999999999" table:style-name="ce2">
            <text:p>1.45E+01</text:p>
          </table:table-cell>
          <table:table-cell office:value-type="float" office:value="38.508400000000002" table:style-name="ce1">
            <text:p>38.5084</text:p>
          </table:table-cell>
          <table:table-cell office:value-type="float" office:value="14.54802344" table:style-name="ce1">
            <text:p>14.54802344</text:p>
          </table:table-cell>
          <table:table-cell office:value-type="float" office:value="38.507179979999997" table:style-name="ce1">
            <text:p>38.50717998</text:p>
          </table:table-cell>
          <table:table-cell table:number-columns-repeated="16380"/>
        </table:table-row>
        <table:table-row table:style-name="ro1">
          <table:table-cell office:value-type="float" office:value="14.58802" table:style-name="ce2">
            <text:p>1.46E+01</text:p>
          </table:table-cell>
          <table:table-cell office:value-type="float" office:value="38.502400000000002" table:style-name="ce1">
            <text:p>38.5024</text:p>
          </table:table-cell>
          <table:table-cell office:value-type="float" office:value="14.59802344" table:style-name="ce1">
            <text:p>14.59802344</text:p>
          </table:table-cell>
          <table:table-cell office:value-type="float" office:value="38.50116062" table:style-name="ce1">
            <text:p>38.50116062</text:p>
          </table:table-cell>
          <table:table-cell table:number-columns-repeated="16380"/>
        </table:table-row>
        <table:table-row table:style-name="ro1">
          <table:table-cell office:value-type="float" office:value="14.638019999999999" table:style-name="ce2">
            <text:p>1.46E+01</text:p>
          </table:table-cell>
          <table:table-cell office:value-type="float" office:value="38.496400000000001" table:style-name="ce1">
            <text:p>38.4964</text:p>
          </table:table-cell>
          <table:table-cell office:value-type="float" office:value="14.648023439999999" table:style-name="ce1">
            <text:p>14.64802344</text:p>
          </table:table-cell>
          <table:table-cell office:value-type="float" office:value="38.495183240000003" table:style-name="ce1">
            <text:p>38.49518324</text:p>
          </table:table-cell>
          <table:table-cell table:number-columns-repeated="16380"/>
        </table:table-row>
        <table:table-row table:style-name="ro1">
          <table:table-cell office:value-type="float" office:value="14.68802" table:style-name="ce2">
            <text:p>1.47E+01</text:p>
          </table:table-cell>
          <table:table-cell office:value-type="float" office:value="38.490400000000001" table:style-name="ce1">
            <text:p>38.4904</text:p>
          </table:table-cell>
          <table:table-cell office:value-type="float" office:value="14.69802344" table:style-name="ce1">
            <text:p>14.69802344</text:p>
          </table:table-cell>
          <table:table-cell office:value-type="float" office:value="38.489247310000003" table:style-name="ce1">
            <text:p>38.48924731</text:p>
          </table:table-cell>
          <table:table-cell table:number-columns-repeated="16380"/>
        </table:table-row>
        <table:table-row table:style-name="ro1">
          <table:table-cell office:value-type="float" office:value="14.738020000000001" table:style-name="ce2">
            <text:p>1.47E+01</text:p>
          </table:table-cell>
          <table:table-cell office:value-type="float" office:value="38.484499999999997" table:style-name="ce1">
            <text:p>38.4845</text:p>
          </table:table-cell>
          <table:table-cell office:value-type="float" office:value="14.748023440000001" table:style-name="ce1">
            <text:p>14.74802344</text:p>
          </table:table-cell>
          <table:table-cell office:value-type="float" office:value="38.483352320000002" table:style-name="ce1">
            <text:p>38.48335232</text:p>
          </table:table-cell>
          <table:table-cell table:number-columns-repeated="16380"/>
        </table:table-row>
        <table:table-row table:style-name="ro1">
          <table:table-cell office:value-type="float" office:value="14.788019999999999" table:style-name="ce2">
            <text:p>1.48E+01</text:p>
          </table:table-cell>
          <table:table-cell office:value-type="float" office:value="38.478700000000003" table:style-name="ce1">
            <text:p>38.4787</text:p>
          </table:table-cell>
          <table:table-cell office:value-type="float" office:value="14.79802344" table:style-name="ce1">
            <text:p>14.79802344</text:p>
          </table:table-cell>
          <table:table-cell office:value-type="float" office:value="38.477497720000002" table:style-name="ce1">
            <text:p>38.47749772</text:p>
          </table:table-cell>
          <table:table-cell table:number-columns-repeated="16380"/>
        </table:table-row>
        <table:table-row table:style-name="ro1">
          <table:table-cell office:value-type="float" office:value="14.83802" table:style-name="ce2">
            <text:p>1.48E+01</text:p>
          </table:table-cell>
          <table:table-cell office:value-type="float" office:value="38.472799999999999" table:style-name="ce1">
            <text:p>38.4728</text:p>
          </table:table-cell>
          <table:table-cell office:value-type="float" office:value="14.84802344" table:style-name="ce1">
            <text:p>14.84802344</text:p>
          </table:table-cell>
          <table:table-cell office:value-type="float" office:value="38.47168301" table:style-name="ce1">
            <text:p>38.47168301</text:p>
          </table:table-cell>
          <table:table-cell table:number-columns-repeated="16380"/>
        </table:table-row>
        <table:table-row table:style-name="ro1">
          <table:table-cell office:value-type="float" office:value="14.888019999999999" table:style-name="ce2">
            <text:p>1.49E+01</text:p>
          </table:table-cell>
          <table:table-cell office:value-type="float" office:value="38.467100000000002" table:style-name="ce1">
            <text:p>38.4671</text:p>
          </table:table-cell>
          <table:table-cell office:value-type="float" office:value="14.898023439999999" table:style-name="ce1">
            <text:p>14.89802344</text:p>
          </table:table-cell>
          <table:table-cell office:value-type="float" office:value="38.465907639999998" table:style-name="ce1">
            <text:p>38.46590764</text:p>
          </table:table-cell>
          <table:table-cell table:number-columns-repeated="16380"/>
        </table:table-row>
        <table:table-row table:style-name="ro1">
          <table:table-cell office:value-type="float" office:value="14.93802" table:style-name="ce2">
            <text:p>1.49E+01</text:p>
          </table:table-cell>
          <table:table-cell office:value-type="float" office:value="38.461300000000001" table:style-name="ce1">
            <text:p>38.4613</text:p>
          </table:table-cell>
          <table:table-cell office:value-type="float" office:value="14.94802344" table:style-name="ce1">
            <text:p>14.94802344</text:p>
          </table:table-cell>
          <table:table-cell office:value-type="float" office:value="38.460171099999997" table:style-name="ce1">
            <text:p>38.4601711</text:p>
          </table:table-cell>
          <table:table-cell table:number-columns-repeated="16380"/>
        </table:table-row>
        <table:table-row table:style-name="ro1">
          <table:table-cell office:value-type="float" office:value="14.988020000000001" table:style-name="ce2">
            <text:p>1.50E+01</text:p>
          </table:table-cell>
          <table:table-cell office:value-type="float" office:value="38.455599999999997" table:style-name="ce1">
            <text:p>38.4556</text:p>
          </table:table-cell>
          <table:table-cell office:value-type="float" office:value="14.998023440000001" table:style-name="ce1">
            <text:p>14.99802344</text:p>
          </table:table-cell>
          <table:table-cell office:value-type="float" office:value="38.454472850000002" table:style-name="ce1">
            <text:p>38.45447285</text:p>
          </table:table-cell>
          <table:table-cell table:number-columns-repeated="16380"/>
        </table:table-row>
        <table:table-row table:style-name="ro1">
          <table:table-cell office:value-type="float" office:value="15.038019999999999" table:style-name="ce2">
            <text:p>1.50E+01</text:p>
          </table:table-cell>
          <table:table-cell office:value-type="float" office:value="38.4499" table:style-name="ce1">
            <text:p>38.4499</text:p>
          </table:table-cell>
          <table:table-cell office:value-type="float" office:value="15.04802344" table:style-name="ce1">
            <text:p>15.04802344</text:p>
          </table:table-cell>
          <table:table-cell office:value-type="float" office:value="38.448812369999999" table:style-name="ce1">
            <text:p>38.44881237</text:p>
          </table:table-cell>
          <table:table-cell table:number-columns-repeated="16380"/>
        </table:table-row>
        <table:table-row table:style-name="ro1">
          <table:table-cell office:value-type="float" office:value="15.08802" table:style-name="ce2">
            <text:p>1.51E+01</text:p>
          </table:table-cell>
          <table:table-cell office:value-type="float" office:value="38.444299999999998" table:style-name="ce1">
            <text:p>38.4443</text:p>
          </table:table-cell>
          <table:table-cell office:value-type="float" office:value="15.09802344" table:style-name="ce1">
            <text:p>15.09802344</text:p>
          </table:table-cell>
          <table:table-cell office:value-type="float" office:value="38.443189140000001" table:style-name="ce1">
            <text:p>38.44318914</text:p>
          </table:table-cell>
          <table:table-cell table:number-columns-repeated="16380"/>
        </table:table-row>
        <table:table-row table:style-name="ro1">
          <table:table-cell office:value-type="float" office:value="15.138019999999999" table:style-name="ce2">
            <text:p>1.51E+01</text:p>
          </table:table-cell>
          <table:table-cell office:value-type="float" office:value="38.438699999999997" table:style-name="ce1">
            <text:p>38.4387</text:p>
          </table:table-cell>
          <table:table-cell office:value-type="float" office:value="15.148023439999999" table:style-name="ce1">
            <text:p>15.14802344</text:p>
          </table:table-cell>
          <table:table-cell office:value-type="float" office:value="38.437602640000001" table:style-name="ce1">
            <text:p>38.43760264</text:p>
          </table:table-cell>
          <table:table-cell table:number-columns-repeated="16380"/>
        </table:table-row>
        <table:table-row table:style-name="ro1">
          <table:table-cell office:value-type="float" office:value="15.18802" table:style-name="ce2">
            <text:p>1.52E+01</text:p>
          </table:table-cell>
          <table:table-cell office:value-type="float" office:value="38.433199999999999" table:style-name="ce1">
            <text:p>38.4332</text:p>
          </table:table-cell>
          <table:table-cell office:value-type="float" office:value="15.19802344" table:style-name="ce1">
            <text:p>15.19802344</text:p>
          </table:table-cell>
          <table:table-cell office:value-type="float" office:value="38.432052339999998" table:style-name="ce1">
            <text:p>38.43205234</text:p>
          </table:table-cell>
          <table:table-cell table:number-columns-repeated="16380"/>
        </table:table-row>
        <table:table-row table:style-name="ro1">
          <table:table-cell office:value-type="float" office:value="15.238020000000001" table:style-name="ce2">
            <text:p>1.52E+01</text:p>
          </table:table-cell>
          <table:table-cell office:value-type="float" office:value="38.427599999999998" table:style-name="ce1">
            <text:p>38.4276</text:p>
          </table:table-cell>
          <table:table-cell office:value-type="float" office:value="15.248023440000001" table:style-name="ce1">
            <text:p>15.24802344</text:p>
          </table:table-cell>
          <table:table-cell office:value-type="float" office:value="38.426537709999998" table:style-name="ce1">
            <text:p>38.42653771</text:p>
          </table:table-cell>
          <table:table-cell table:number-columns-repeated="16380"/>
        </table:table-row>
        <table:table-row table:style-name="ro1">
          <table:table-cell office:value-type="float" office:value="15.288019999999999" table:style-name="ce2">
            <text:p>1.53E+01</text:p>
          </table:table-cell>
          <table:table-cell office:value-type="float" office:value="38.422199999999997" table:style-name="ce1">
            <text:p>38.4222</text:p>
          </table:table-cell>
          <table:table-cell office:value-type="float" office:value="15.29802344" table:style-name="ce1">
            <text:p>15.29802344</text:p>
          </table:table-cell>
          <table:table-cell office:value-type="float" office:value="38.421058250000002" table:style-name="ce1">
            <text:p>38.42105825</text:p>
          </table:table-cell>
          <table:table-cell table:number-columns-repeated="16380"/>
        </table:table-row>
        <table:table-row table:style-name="ro1">
          <table:table-cell office:value-type="float" office:value="15.33802" table:style-name="ce2">
            <text:p>1.53E+01</text:p>
          </table:table-cell>
          <table:table-cell office:value-type="float" office:value="38.416699999999999" table:style-name="ce1">
            <text:p>38.4167</text:p>
          </table:table-cell>
          <table:table-cell office:value-type="float" office:value="15.34802344" table:style-name="ce1">
            <text:p>15.34802344</text:p>
          </table:table-cell>
          <table:table-cell office:value-type="float" office:value="38.415613430000001" table:style-name="ce1">
            <text:p>38.41561343</text:p>
          </table:table-cell>
          <table:table-cell table:number-columns-repeated="16380"/>
        </table:table-row>
        <table:table-row table:style-name="ro1">
          <table:table-cell office:value-type="float" office:value="15.388019999999999" table:style-name="ce2">
            <text:p>1.54E+01</text:p>
          </table:table-cell>
          <table:table-cell office:value-type="float" office:value="38.411299999999997" table:style-name="ce1">
            <text:p>38.4113</text:p>
          </table:table-cell>
          <table:table-cell office:value-type="float" office:value="15.398023439999999" table:style-name="ce1">
            <text:p>15.39802344</text:p>
          </table:table-cell>
          <table:table-cell office:value-type="float" office:value="38.410202730000002" table:style-name="ce1">
            <text:p>38.41020273</text:p>
          </table:table-cell>
          <table:table-cell table:number-columns-repeated="16380"/>
        </table:table-row>
        <table:table-row table:style-name="ro1">
          <table:table-cell office:value-type="float" office:value="15.43802" table:style-name="ce2">
            <text:p>1.54E+01</text:p>
          </table:table-cell>
          <table:table-cell office:value-type="float" office:value="38.405900000000003" table:style-name="ce1">
            <text:p>38.4059</text:p>
          </table:table-cell>
          <table:table-cell office:value-type="float" office:value="15.44802344" table:style-name="ce1">
            <text:p>15.44802344</text:p>
          </table:table-cell>
          <table:table-cell office:value-type="float" office:value="38.404825649999999" table:style-name="ce1">
            <text:p>38.40482565</text:p>
          </table:table-cell>
          <table:table-cell table:number-columns-repeated="16380"/>
        </table:table-row>
        <table:table-row table:style-name="ro1">
          <table:table-cell office:value-type="float" office:value="15.488020000000001" table:style-name="ce2">
            <text:p>1.55E+01</text:p>
          </table:table-cell>
          <table:table-cell office:value-type="float" office:value="38.400500000000001" table:style-name="ce1">
            <text:p>38.4005</text:p>
          </table:table-cell>
          <table:table-cell office:value-type="float" office:value="15.498023440000001" table:style-name="ce1">
            <text:p>15.49802344</text:p>
          </table:table-cell>
          <table:table-cell office:value-type="float" office:value="38.399481659999999" table:style-name="ce1">
            <text:p>38.39948166</text:p>
          </table:table-cell>
          <table:table-cell table:number-columns-repeated="16380"/>
        </table:table-row>
        <table:table-row table:style-name="ro1">
          <table:table-cell office:value-type="float" office:value="15.538019999999999" table:style-name="ce2">
            <text:p>1.55E+01</text:p>
          </table:table-cell>
          <table:table-cell office:value-type="float" office:value="38.395200000000003" table:style-name="ce1">
            <text:p>38.3952</text:p>
          </table:table-cell>
          <table:table-cell office:value-type="float" office:value="15.54802344" table:style-name="ce1">
            <text:p>15.54802344</text:p>
          </table:table-cell>
          <table:table-cell office:value-type="float" office:value="38.394170250000002" table:style-name="ce1">
            <text:p>38.39417025</text:p>
          </table:table-cell>
          <table:table-cell table:number-columns-repeated="16380"/>
        </table:table-row>
        <table:table-row table:style-name="ro1">
          <table:table-cell office:value-type="float" office:value="15.58802" table:style-name="ce2">
            <text:p>1.56E+01</text:p>
          </table:table-cell>
          <table:table-cell office:value-type="float" office:value="38.389899999999997" table:style-name="ce1">
            <text:p>38.3899</text:p>
          </table:table-cell>
          <table:table-cell office:value-type="float" office:value="15.59802344" table:style-name="ce1">
            <text:p>15.59802344</text:p>
          </table:table-cell>
          <table:table-cell office:value-type="float" office:value="38.388890910000001" table:style-name="ce1">
            <text:p>38.38889091</text:p>
          </table:table-cell>
          <table:table-cell table:number-columns-repeated="16380"/>
        </table:table-row>
        <table:table-row table:style-name="ro1">
          <table:table-cell office:value-type="float" office:value="15.638019999999999" table:style-name="ce2">
            <text:p>1.56E+01</text:p>
          </table:table-cell>
          <table:table-cell office:value-type="float" office:value="38.384700000000002" table:style-name="ce1">
            <text:p>38.3847</text:p>
          </table:table-cell>
          <table:table-cell office:value-type="float" office:value="15.648023439999999" table:style-name="ce1">
            <text:p>15.64802344</text:p>
          </table:table-cell>
          <table:table-cell office:value-type="float" office:value="38.383643149999997" table:style-name="ce1">
            <text:p>38.38364315</text:p>
          </table:table-cell>
          <table:table-cell table:number-columns-repeated="16380"/>
        </table:table-row>
        <table:table-row table:style-name="ro1">
          <table:table-cell office:value-type="float" office:value="15.68802" table:style-name="ce2">
            <text:p>1.57E+01</text:p>
          </table:table-cell>
          <table:table-cell office:value-type="float" office:value="38.3795" table:style-name="ce1">
            <text:p>38.3795</text:p>
          </table:table-cell>
          <table:table-cell office:value-type="float" office:value="15.69802344" table:style-name="ce1">
            <text:p>15.69802344</text:p>
          </table:table-cell>
          <table:table-cell office:value-type="float" office:value="38.378426439999998" table:style-name="ce1">
            <text:p>38.37842644</text:p>
          </table:table-cell>
          <table:table-cell table:number-columns-repeated="16380"/>
        </table:table-row>
        <table:table-row table:style-name="ro1">
          <table:table-cell office:value-type="float" office:value="15.738020000000001" table:style-name="ce2">
            <text:p>1.57E+01</text:p>
          </table:table-cell>
          <table:table-cell office:value-type="float" office:value="38.374299999999998" table:style-name="ce1">
            <text:p>38.3743</text:p>
          </table:table-cell>
          <table:table-cell office:value-type="float" office:value="15.748023440000001" table:style-name="ce1">
            <text:p>15.74802344</text:p>
          </table:table-cell>
          <table:table-cell office:value-type="float" office:value="38.373240289999998" table:style-name="ce1">
            <text:p>38.37324029</text:p>
          </table:table-cell>
          <table:table-cell table:number-columns-repeated="16380"/>
        </table:table-row>
        <table:table-row table:style-name="ro1">
          <table:table-cell office:value-type="float" office:value="15.788019999999999" table:style-name="ce2">
            <text:p>1.58E+01</text:p>
          </table:table-cell>
          <table:table-cell office:value-type="float" office:value="38.369100000000003" table:style-name="ce1">
            <text:p>38.3691</text:p>
          </table:table-cell>
          <table:table-cell office:value-type="float" office:value="15.79802344" table:style-name="ce1">
            <text:p>15.79802344</text:p>
          </table:table-cell>
          <table:table-cell office:value-type="float" office:value="38.368084199999998" table:style-name="ce1">
            <text:p>38.3680842</text:p>
          </table:table-cell>
          <table:table-cell table:number-columns-repeated="16380"/>
        </table:table-row>
        <table:table-row table:style-name="ro1">
          <table:table-cell office:value-type="float" office:value="15.83802" table:style-name="ce2">
            <text:p>1.58E+01</text:p>
          </table:table-cell>
          <table:table-cell office:value-type="float" office:value="38.363999999999997" table:style-name="ce1">
            <text:p>38.364</text:p>
          </table:table-cell>
          <table:table-cell office:value-type="float" office:value="15.84802344" table:style-name="ce1">
            <text:p>15.84802344</text:p>
          </table:table-cell>
          <table:table-cell office:value-type="float" office:value="38.362957659999999" table:style-name="ce1">
            <text:p>38.36295766</text:p>
          </table:table-cell>
          <table:table-cell table:number-columns-repeated="16380"/>
        </table:table-row>
        <table:table-row table:style-name="ro1">
          <table:table-cell office:value-type="float" office:value="15.888019999999999" table:style-name="ce2">
            <text:p>1.59E+01</text:p>
          </table:table-cell>
          <table:table-cell office:value-type="float" office:value="38.358899999999998" table:style-name="ce1">
            <text:p>38.3589</text:p>
          </table:table-cell>
          <table:table-cell office:value-type="float" office:value="15.898023439999999" table:style-name="ce1">
            <text:p>15.89802344</text:p>
          </table:table-cell>
          <table:table-cell office:value-type="float" office:value="38.357860189999997" table:style-name="ce1">
            <text:p>38.35786019</text:p>
          </table:table-cell>
          <table:table-cell table:number-columns-repeated="16380"/>
        </table:table-row>
        <table:table-row table:style-name="ro1">
          <table:table-cell office:value-type="float" office:value="15.93802" table:style-name="ce2">
            <text:p>1.59E+01</text:p>
          </table:table-cell>
          <table:table-cell office:value-type="float" office:value="38.3538" table:style-name="ce1">
            <text:p>38.3538</text:p>
          </table:table-cell>
          <table:table-cell office:value-type="float" office:value="15.94802344" table:style-name="ce1">
            <text:p>15.94802344</text:p>
          </table:table-cell>
          <table:table-cell office:value-type="float" office:value="38.352791279999998" table:style-name="ce1">
            <text:p>38.35279128</text:p>
          </table:table-cell>
          <table:table-cell table:number-columns-repeated="16380"/>
        </table:table-row>
        <table:table-row table:style-name="ro1">
          <table:table-cell office:value-type="float" office:value="15.988020000000001" table:style-name="ce2">
            <text:p>1.60E+01</text:p>
          </table:table-cell>
          <table:table-cell office:value-type="float" office:value="38.348799999999997" table:style-name="ce1">
            <text:p>38.3488</text:p>
          </table:table-cell>
          <table:table-cell office:value-type="float" office:value="15.998023440000001" table:style-name="ce1">
            <text:p>15.99802344</text:p>
          </table:table-cell>
          <table:table-cell office:value-type="float" office:value="38.34775046" table:style-name="ce1">
            <text:p>38.34775046</text:p>
          </table:table-cell>
          <table:table-cell table:number-columns-repeated="16380"/>
        </table:table-row>
        <table:table-row table:style-name="ro1">
          <table:table-cell office:value-type="float" office:value="16.038019999999999" table:style-name="ce2">
            <text:p>1.60E+01</text:p>
          </table:table-cell>
          <table:table-cell office:value-type="float" office:value="38.343699999999998" table:style-name="ce1">
            <text:p>38.3437</text:p>
          </table:table-cell>
          <table:table-cell office:value-type="float" office:value="16.048023440000001" table:style-name="ce1">
            <text:p>16.04802344</text:p>
          </table:table-cell>
          <table:table-cell office:value-type="float" office:value="38.342737210000003" table:style-name="ce1">
            <text:p>38.34273721</text:p>
          </table:table-cell>
          <table:table-cell table:number-columns-repeated="16380"/>
        </table:table-row>
        <table:table-row table:style-name="ro1">
          <table:table-cell office:value-type="float" office:value="16.08802" table:style-name="ce2">
            <text:p>1.61E+01</text:p>
          </table:table-cell>
          <table:table-cell office:value-type="float" office:value="38.338700000000003" table:style-name="ce1">
            <text:p>38.3387</text:p>
          </table:table-cell>
          <table:table-cell office:value-type="float" office:value="16.098023439999999" table:style-name="ce1">
            <text:p>16.09802344</text:p>
          </table:table-cell>
          <table:table-cell office:value-type="float" office:value="38.337751070000003" table:style-name="ce1">
            <text:p>38.33775107</text:p>
          </table:table-cell>
          <table:table-cell table:number-columns-repeated="16380"/>
        </table:table-row>
        <table:table-row table:style-name="ro1">
          <table:table-cell office:value-type="float" office:value="16.138020000000001" table:style-name="ce2">
            <text:p>1.61E+01</text:p>
          </table:table-cell>
          <table:table-cell office:value-type="float" office:value="38.333799999999997" table:style-name="ce1">
            <text:p>38.3338</text:p>
          </table:table-cell>
          <table:table-cell office:value-type="float" office:value="16.148023439999999" table:style-name="ce1">
            <text:p>16.14802344</text:p>
          </table:table-cell>
          <table:table-cell office:value-type="float" office:value="38.332791550000003" table:style-name="ce1">
            <text:p>38.33279155</text:p>
          </table:table-cell>
          <table:table-cell table:number-columns-repeated="16380"/>
        </table:table-row>
        <table:table-row table:style-name="ro1">
          <table:table-cell office:value-type="float" office:value="16.188020000000002" table:style-name="ce2">
            <text:p>1.62E+01</text:p>
          </table:table-cell>
          <table:table-cell office:value-type="float" office:value="38.328800000000001" table:style-name="ce1">
            <text:p>38.3288</text:p>
          </table:table-cell>
          <table:table-cell office:value-type="float" office:value="16.19802344" table:style-name="ce1">
            <text:p>16.19802344</text:p>
          </table:table-cell>
          <table:table-cell office:value-type="float" office:value="38.327858169999999" table:style-name="ce1">
            <text:p>38.32785817</text:p>
          </table:table-cell>
          <table:table-cell table:number-columns-repeated="16380"/>
        </table:table-row>
        <table:table-row table:style-name="ro1">
          <table:table-cell office:value-type="float" office:value="16.238019999999999" table:style-name="ce2">
            <text:p>1.62E+01</text:p>
          </table:table-cell>
          <table:table-cell office:value-type="float" office:value="38.323900000000002" table:style-name="ce1">
            <text:p>38.3239</text:p>
          </table:table-cell>
          <table:table-cell office:value-type="float" office:value="16.248023440000001" table:style-name="ce1">
            <text:p>16.24802344</text:p>
          </table:table-cell>
          <table:table-cell office:value-type="float" office:value="38.32295045" table:style-name="ce1">
            <text:p>38.32295045</text:p>
          </table:table-cell>
          <table:table-cell table:number-columns-repeated="16380"/>
        </table:table-row>
        <table:table-row table:style-name="ro1">
          <table:table-cell office:value-type="float" office:value="16.288019999999999" table:style-name="ce2">
            <text:p>1.63E+01</text:p>
          </table:table-cell>
          <table:table-cell office:value-type="float" office:value="38.319000000000003" table:style-name="ce1">
            <text:p>38.319</text:p>
          </table:table-cell>
          <table:table-cell office:value-type="float" office:value="16.298023440000001" table:style-name="ce1">
            <text:p>16.29802344</text:p>
          </table:table-cell>
          <table:table-cell office:value-type="float" office:value="38.318067919999997" table:style-name="ce1">
            <text:p>38.31806792</text:p>
          </table:table-cell>
          <table:table-cell table:number-columns-repeated="16380"/>
        </table:table-row>
        <table:table-row table:style-name="ro1">
          <table:table-cell office:value-type="float" office:value="16.33802" table:style-name="ce2">
            <text:p>1.63E+01</text:p>
          </table:table-cell>
          <table:table-cell office:value-type="float" office:value="38.3142" table:style-name="ce1">
            <text:p>38.3142</text:p>
          </table:table-cell>
          <table:table-cell office:value-type="float" office:value="16.348023439999999" table:style-name="ce1">
            <text:p>16.34802344</text:p>
          </table:table-cell>
          <table:table-cell office:value-type="float" office:value="38.313210099999999" table:style-name="ce1">
            <text:p>38.3132101</text:p>
          </table:table-cell>
          <table:table-cell table:number-columns-repeated="16380"/>
        </table:table-row>
        <table:table-row table:style-name="ro1">
          <table:table-cell office:value-type="float" office:value="16.388020000000001" table:style-name="ce2">
            <text:p>1.64E+01</text:p>
          </table:table-cell>
          <table:table-cell office:value-type="float" office:value="38.3093" table:style-name="ce1">
            <text:p>38.3093</text:p>
          </table:table-cell>
          <table:table-cell office:value-type="float" office:value="16.398023439999999" table:style-name="ce1">
            <text:p>16.39802344</text:p>
          </table:table-cell>
          <table:table-cell office:value-type="float" office:value="38.308376529999997" table:style-name="ce1">
            <text:p>38.30837653</text:p>
          </table:table-cell>
          <table:table-cell table:number-columns-repeated="16380"/>
        </table:table-row>
        <table:table-row table:style-name="ro1">
          <table:table-cell office:value-type="float" office:value="16.438020000000002" table:style-name="ce2">
            <text:p>1.64E+01</text:p>
          </table:table-cell>
          <table:table-cell office:value-type="float" office:value="38.304499999999997" table:style-name="ce1">
            <text:p>38.3045</text:p>
          </table:table-cell>
          <table:table-cell office:value-type="float" office:value="16.44802344" table:style-name="ce1">
            <text:p>16.44802344</text:p>
          </table:table-cell>
          <table:table-cell office:value-type="float" office:value="38.303566750000002" table:style-name="ce1">
            <text:p>38.30356675</text:p>
          </table:table-cell>
          <table:table-cell table:number-columns-repeated="16380"/>
        </table:table-row>
        <table:table-row table:style-name="ro1">
          <table:table-cell office:value-type="float" office:value="16.488019999999999" table:style-name="ce2">
            <text:p>1.65E+01</text:p>
          </table:table-cell>
          <table:table-cell office:value-type="float" office:value="38.299700000000001" table:style-name="ce1">
            <text:p>38.2997</text:p>
          </table:table-cell>
          <table:table-cell office:value-type="float" office:value="16.498023440000001" table:style-name="ce1">
            <text:p>16.49802344</text:p>
          </table:table-cell>
          <table:table-cell office:value-type="float" office:value="38.298780280000003" table:style-name="ce1">
            <text:p>38.29878028</text:p>
          </table:table-cell>
          <table:table-cell table:number-columns-repeated="16380"/>
        </table:table-row>
        <table:table-row table:style-name="ro1">
          <table:table-cell office:value-type="float" office:value="16.538019999999999" table:style-name="ce2">
            <text:p>1.65E+01</text:p>
          </table:table-cell>
          <table:table-cell office:value-type="float" office:value="38.295000000000002" table:style-name="ce1">
            <text:p>38.295</text:p>
          </table:table-cell>
          <table:table-cell office:value-type="float" office:value="16.548023440000001" table:style-name="ce1">
            <text:p>16.54802344</text:p>
          </table:table-cell>
          <table:table-cell office:value-type="float" office:value="38.294016669999998" table:style-name="ce1">
            <text:p>38.29401667</text:p>
          </table:table-cell>
          <table:table-cell table:number-columns-repeated="16380"/>
        </table:table-row>
        <table:table-row table:style-name="ro1">
          <table:table-cell office:value-type="float" office:value="16.58802" table:style-name="ce2">
            <text:p>1.66E+01</text:p>
          </table:table-cell>
          <table:table-cell office:value-type="float" office:value="38.290199999999999" table:style-name="ce1">
            <text:p>38.2902</text:p>
          </table:table-cell>
          <table:table-cell office:value-type="float" office:value="16.598023439999999" table:style-name="ce1">
            <text:p>16.59802344</text:p>
          </table:table-cell>
          <table:table-cell office:value-type="float" office:value="38.28927547" table:style-name="ce1">
            <text:p>38.28927547</text:p>
          </table:table-cell>
          <table:table-cell table:number-columns-repeated="16380"/>
        </table:table-row>
        <table:table-row table:style-name="ro1">
          <table:table-cell office:value-type="float" office:value="16.638020000000001" table:style-name="ce2">
            <text:p>1.66E+01</text:p>
          </table:table-cell>
          <table:table-cell office:value-type="float" office:value="38.285499999999999" table:style-name="ce1">
            <text:p>38.2855</text:p>
          </table:table-cell>
          <table:table-cell office:value-type="float" office:value="16.648023439999999" table:style-name="ce1">
            <text:p>16.64802344</text:p>
          </table:table-cell>
          <table:table-cell office:value-type="float" office:value="38.28455623" table:style-name="ce1">
            <text:p>38.28455623</text:p>
          </table:table-cell>
          <table:table-cell table:number-columns-repeated="16380"/>
        </table:table-row>
        <table:table-row table:style-name="ro1">
          <table:table-cell office:value-type="float" office:value="16.688020000000002" table:style-name="ce2">
            <text:p>1.67E+01</text:p>
          </table:table-cell>
          <table:table-cell office:value-type="float" office:value="38.280799999999999" table:style-name="ce1">
            <text:p>38.2808</text:p>
          </table:table-cell>
          <table:table-cell office:value-type="float" office:value="16.69802344" table:style-name="ce1">
            <text:p>16.69802344</text:p>
          </table:table-cell>
          <table:table-cell office:value-type="float" office:value="38.279858480000001" table:style-name="ce1">
            <text:p>38.27985848</text:p>
          </table:table-cell>
          <table:table-cell table:number-columns-repeated="16380"/>
        </table:table-row>
        <table:table-row table:style-name="ro1">
          <table:table-cell office:value-type="float" office:value="16.738019999999999" table:style-name="ce2">
            <text:p>1.67E+01</text:p>
          </table:table-cell>
          <table:table-cell office:value-type="float" office:value="38.2761" table:style-name="ce1">
            <text:p>38.2761</text:p>
          </table:table-cell>
          <table:table-cell office:value-type="float" office:value="16.748023440000001" table:style-name="ce1">
            <text:p>16.74802344</text:p>
          </table:table-cell>
          <table:table-cell office:value-type="float" office:value="38.275181789999998" table:style-name="ce1">
            <text:p>38.27518179</text:p>
          </table:table-cell>
          <table:table-cell table:number-columns-repeated="16380"/>
        </table:table-row>
        <table:table-row table:style-name="ro1">
          <table:table-cell office:value-type="float" office:value="16.788019999999999" table:style-name="ce2">
            <text:p>1.68E+01</text:p>
          </table:table-cell>
          <table:table-cell office:value-type="float" office:value="38.271500000000003" table:style-name="ce1">
            <text:p>38.2715</text:p>
          </table:table-cell>
          <table:table-cell office:value-type="float" office:value="16.798023440000001" table:style-name="ce1">
            <text:p>16.79802344</text:p>
          </table:table-cell>
          <table:table-cell office:value-type="float" office:value="38.270525720000002" table:style-name="ce1">
            <text:p>38.27052572</text:p>
          </table:table-cell>
          <table:table-cell table:number-columns-repeated="16380"/>
        </table:table-row>
        <table:table-row table:style-name="ro1">
          <table:table-cell office:value-type="float" office:value="16.83802" table:style-name="ce2">
            <text:p>1.68E+01</text:p>
          </table:table-cell>
          <table:table-cell office:value-type="float" office:value="38.266800000000003" table:style-name="ce1">
            <text:p>38.2668</text:p>
          </table:table-cell>
          <table:table-cell office:value-type="float" office:value="16.848023439999999" table:style-name="ce1">
            <text:p>16.84802344</text:p>
          </table:table-cell>
          <table:table-cell office:value-type="float" office:value="38.265889829999999" table:style-name="ce1">
            <text:p>38.26588983</text:p>
          </table:table-cell>
          <table:table-cell table:number-columns-repeated="16380"/>
        </table:table-row>
        <table:table-row table:style-name="ro1">
          <table:table-cell office:value-type="float" office:value="16.888020000000001" table:style-name="ce2">
            <text:p>1.69E+01</text:p>
          </table:table-cell>
          <table:table-cell office:value-type="float" office:value="38.2622" table:style-name="ce1">
            <text:p>38.2622</text:p>
          </table:table-cell>
          <table:table-cell office:value-type="float" office:value="16.898023439999999" table:style-name="ce1">
            <text:p>16.89802344</text:p>
          </table:table-cell>
          <table:table-cell office:value-type="float" office:value="38.261273670000001" table:style-name="ce1">
            <text:p>38.26127367</text:p>
          </table:table-cell>
          <table:table-cell table:number-columns-repeated="16380"/>
        </table:table-row>
        <table:table-row table:style-name="ro1">
          <table:table-cell office:value-type="float" office:value="16.938020000000002" table:style-name="ce2">
            <text:p>1.69E+01</text:p>
          </table:table-cell>
          <table:table-cell office:value-type="float" office:value="38.257599999999996" table:style-name="ce1">
            <text:p>38.2576</text:p>
          </table:table-cell>
          <table:table-cell office:value-type="float" office:value="16.94802344" table:style-name="ce1">
            <text:p>16.94802344</text:p>
          </table:table-cell>
          <table:table-cell office:value-type="float" office:value="38.256676820000003" table:style-name="ce1">
            <text:p>38.25667682</text:p>
          </table:table-cell>
          <table:table-cell table:number-columns-repeated="16380"/>
        </table:table-row>
        <table:table-row table:style-name="ro1">
          <table:table-cell office:value-type="float" office:value="16.988019999999999" table:style-name="ce2">
            <text:p>1.70E+01</text:p>
          </table:table-cell>
          <table:table-cell office:value-type="float" office:value="38.253" table:style-name="ce1">
            <text:p>38.253</text:p>
          </table:table-cell>
          <table:table-cell office:value-type="float" office:value="16.998023440000001" table:style-name="ce1">
            <text:p>16.99802344</text:p>
          </table:table-cell>
          <table:table-cell office:value-type="float" office:value="38.252098840000002" table:style-name="ce1">
            <text:p>38.25209884</text:p>
          </table:table-cell>
          <table:table-cell table:number-columns-repeated="16380"/>
        </table:table-row>
        <table:table-row table:style-name="ro1">
          <table:table-cell office:value-type="float" office:value="17.038019999999999" table:style-name="ce2">
            <text:p>1.70E+01</text:p>
          </table:table-cell>
          <table:table-cell office:value-type="float" office:value="38.248399999999997" table:style-name="ce1">
            <text:p>38.2484</text:p>
          </table:table-cell>
          <table:table-cell office:value-type="float" office:value="17.048023440000001" table:style-name="ce1">
            <text:p>17.04802344</text:p>
          </table:table-cell>
          <table:table-cell office:value-type="float" office:value="38.247539320000001" table:style-name="ce1">
            <text:p>38.24753932</text:p>
          </table:table-cell>
          <table:table-cell table:number-columns-repeated="16380"/>
        </table:table-row>
        <table:table-row table:style-name="ro1">
          <table:table-cell office:value-type="float" office:value="17.08802" table:style-name="ce2">
            <text:p>1.71E+01</text:p>
          </table:table-cell>
          <table:table-cell office:value-type="float" office:value="38.243899999999996" table:style-name="ce1">
            <text:p>38.2439</text:p>
          </table:table-cell>
          <table:table-cell office:value-type="float" office:value="17.098023439999999" table:style-name="ce1">
            <text:p>17.09802344</text:p>
          </table:table-cell>
          <table:table-cell office:value-type="float" office:value="38.242997819999999" table:style-name="ce1">
            <text:p>38.24299782</text:p>
          </table:table-cell>
          <table:table-cell table:number-columns-repeated="16380"/>
        </table:table-row>
        <table:table-row table:style-name="ro1">
          <table:table-cell office:value-type="float" office:value="17.138020000000001" table:style-name="ce2">
            <text:p>1.71E+01</text:p>
          </table:table-cell>
          <table:table-cell office:value-type="float" office:value="38.239400000000003" table:style-name="ce1">
            <text:p>38.2394</text:p>
          </table:table-cell>
          <table:table-cell office:value-type="float" office:value="17.148023439999999" table:style-name="ce1">
            <text:p>17.14802344</text:p>
          </table:table-cell>
          <table:table-cell office:value-type="float" office:value="38.238473939999999" table:style-name="ce1">
            <text:p>38.23847394</text:p>
          </table:table-cell>
          <table:table-cell table:number-columns-repeated="16380"/>
        </table:table-row>
        <table:table-row table:style-name="ro1">
          <table:table-cell office:value-type="float" office:value="17.188020000000002" table:style-name="ce2">
            <text:p>1.72E+01</text:p>
          </table:table-cell>
          <table:table-cell office:value-type="float" office:value="38.234900000000003" table:style-name="ce1">
            <text:p>38.2349</text:p>
          </table:table-cell>
          <table:table-cell office:value-type="float" office:value="17.19802344" table:style-name="ce1">
            <text:p>17.19802344</text:p>
          </table:table-cell>
          <table:table-cell office:value-type="float" office:value="38.233967239999998" table:style-name="ce1">
            <text:p>38.23396724</text:p>
          </table:table-cell>
          <table:table-cell table:number-columns-repeated="16380"/>
        </table:table-row>
        <table:table-row table:style-name="ro1">
          <table:table-cell office:value-type="float" office:value="17.238019999999999" table:style-name="ce2">
            <text:p>1.72E+01</text:p>
          </table:table-cell>
          <table:table-cell office:value-type="float" office:value="38.230400000000003" table:style-name="ce1">
            <text:p>38.2304</text:p>
          </table:table-cell>
          <table:table-cell office:value-type="float" office:value="17.248023440000001" table:style-name="ce1">
            <text:p>17.24802344</text:p>
          </table:table-cell>
          <table:table-cell office:value-type="float" office:value="38.229477330000002" table:style-name="ce1">
            <text:p>38.22947733</text:p>
          </table:table-cell>
          <table:table-cell table:number-columns-repeated="16380"/>
        </table:table-row>
        <table:table-row table:style-name="ro1">
          <table:table-cell office:value-type="float" office:value="17.288019999999999" table:style-name="ce2">
            <text:p>1.73E+01</text:p>
          </table:table-cell>
          <table:table-cell office:value-type="float" office:value="38.225900000000003" table:style-name="ce1">
            <text:p>38.2259</text:p>
          </table:table-cell>
          <table:table-cell office:value-type="float" office:value="17.298023440000001" table:style-name="ce1">
            <text:p>17.29802344</text:p>
          </table:table-cell>
          <table:table-cell office:value-type="float" office:value="38.225003800000003" table:style-name="ce1">
            <text:p>38.2250038</text:p>
          </table:table-cell>
          <table:table-cell table:number-columns-repeated="16380"/>
        </table:table-row>
        <table:table-row table:style-name="ro1">
          <table:table-cell office:value-type="float" office:value="17.33802" table:style-name="ce2">
            <text:p>1.73E+01</text:p>
          </table:table-cell>
          <table:table-cell office:value-type="float" office:value="38.221400000000003" table:style-name="ce1">
            <text:p>38.2214</text:p>
          </table:table-cell>
          <table:table-cell office:value-type="float" office:value="17.348023439999999" table:style-name="ce1">
            <text:p>17.34802344</text:p>
          </table:table-cell>
          <table:table-cell office:value-type="float" office:value="38.220546229999997" table:style-name="ce1">
            <text:p>38.22054623</text:p>
          </table:table-cell>
          <table:table-cell table:number-columns-repeated="16380"/>
        </table:table-row>
        <table:table-row table:style-name="ro1">
          <table:table-cell office:value-type="float" office:value="17.388020000000001" table:style-name="ce2">
            <text:p>1.74E+01</text:p>
          </table:table-cell>
          <table:table-cell office:value-type="float" office:value="38.216999999999999" table:style-name="ce1">
            <text:p>38.217</text:p>
          </table:table-cell>
          <table:table-cell office:value-type="float" office:value="17.398023439999999" table:style-name="ce1">
            <text:p>17.39802344</text:p>
          </table:table-cell>
          <table:table-cell office:value-type="float" office:value="38.216104229999999" table:style-name="ce1">
            <text:p>38.21610423</text:p>
          </table:table-cell>
          <table:table-cell table:number-columns-repeated="16380"/>
        </table:table-row>
        <table:table-row table:style-name="ro1">
          <table:table-cell office:value-type="float" office:value="17.438020000000002" table:style-name="ce2">
            <text:p>1.74E+01</text:p>
          </table:table-cell>
          <table:table-cell office:value-type="float" office:value="38.212600000000002" table:style-name="ce1">
            <text:p>38.2126</text:p>
          </table:table-cell>
          <table:table-cell office:value-type="float" office:value="17.44802344" table:style-name="ce1">
            <text:p>17.44802344</text:p>
          </table:table-cell>
          <table:table-cell office:value-type="float" office:value="38.211677389999998" table:style-name="ce1">
            <text:p>38.21167739</text:p>
          </table:table-cell>
          <table:table-cell table:number-columns-repeated="16380"/>
        </table:table-row>
        <table:table-row table:style-name="ro1">
          <table:table-cell office:value-type="float" office:value="17.488019999999999" table:style-name="ce2">
            <text:p>1.75E+01</text:p>
          </table:table-cell>
          <table:table-cell office:value-type="float" office:value="38.208100000000002" table:style-name="ce1">
            <text:p>38.2081</text:p>
          </table:table-cell>
          <table:table-cell office:value-type="float" office:value="17.498023440000001" table:style-name="ce1">
            <text:p>17.49802344</text:p>
          </table:table-cell>
          <table:table-cell office:value-type="float" office:value="38.207265329999998" table:style-name="ce1">
            <text:p>38.20726533</text:p>
          </table:table-cell>
          <table:table-cell table:number-columns-repeated="16380"/>
        </table:table-row>
        <table:table-row table:style-name="ro1">
          <table:table-cell office:value-type="float" office:value="17.538019999999999" table:style-name="ce2">
            <text:p>1.75E+01</text:p>
          </table:table-cell>
          <table:table-cell office:value-type="float" office:value="38.203699999999998" table:style-name="ce1">
            <text:p>38.2037</text:p>
          </table:table-cell>
          <table:table-cell office:value-type="float" office:value="17.548023440000001" table:style-name="ce1">
            <text:p>17.54802344</text:p>
          </table:table-cell>
          <table:table-cell office:value-type="float" office:value="38.202867650000002" table:style-name="ce1">
            <text:p>38.20286765</text:p>
          </table:table-cell>
          <table:table-cell table:number-columns-repeated="16380"/>
        </table:table-row>
        <table:table-row table:style-name="ro1">
          <table:table-cell office:value-type="float" office:value="17.58802" table:style-name="ce2">
            <text:p>1.76E+01</text:p>
          </table:table-cell>
          <table:table-cell office:value-type="float" office:value="38.199399999999997" table:style-name="ce1">
            <text:p>38.1994</text:p>
          </table:table-cell>
          <table:table-cell office:value-type="float" office:value="17.598023439999999" table:style-name="ce1">
            <text:p>17.59802344</text:p>
          </table:table-cell>
          <table:table-cell office:value-type="float" office:value="38.198483969999998" table:style-name="ce1">
            <text:p>38.19848397</text:p>
          </table:table-cell>
          <table:table-cell table:number-columns-repeated="16380"/>
        </table:table-row>
        <table:table-row table:style-name="ro1">
          <table:table-cell office:value-type="float" office:value="17.638020000000001" table:style-name="ce2">
            <text:p>1.76E+01</text:p>
          </table:table-cell>
          <table:table-cell office:value-type="float" office:value="38.195" table:style-name="ce1">
            <text:p>38.195</text:p>
          </table:table-cell>
          <table:table-cell office:value-type="float" office:value="17.648023439999999" table:style-name="ce1">
            <text:p>17.64802344</text:p>
          </table:table-cell>
          <table:table-cell office:value-type="float" office:value="38.194113889999997" table:style-name="ce1">
            <text:p>38.19411389</text:p>
          </table:table-cell>
          <table:table-cell table:number-columns-repeated="16380"/>
        </table:table-row>
        <table:table-row table:style-name="ro1">
          <table:table-cell office:value-type="float" office:value="17.688020000000002" table:style-name="ce2">
            <text:p>1.77E+01</text:p>
          </table:table-cell>
          <table:table-cell office:value-type="float" office:value="38.190600000000003" table:style-name="ce1">
            <text:p>38.1906</text:p>
          </table:table-cell>
          <table:table-cell office:value-type="float" office:value="17.69802344" table:style-name="ce1">
            <text:p>17.69802344</text:p>
          </table:table-cell>
          <table:table-cell office:value-type="float" office:value="38.189757049999997" table:style-name="ce1">
            <text:p>38.18975705</text:p>
          </table:table-cell>
          <table:table-cell table:number-columns-repeated="16380"/>
        </table:table-row>
        <table:table-row table:style-name="ro1">
          <table:table-cell office:value-type="float" office:value="17.738019999999999" table:style-name="ce2">
            <text:p>1.77E+01</text:p>
          </table:table-cell>
          <table:table-cell office:value-type="float" office:value="38.186300000000003" table:style-name="ce1">
            <text:p>38.1863</text:p>
          </table:table-cell>
          <table:table-cell office:value-type="float" office:value="17.748023440000001" table:style-name="ce1">
            <text:p>17.74802344</text:p>
          </table:table-cell>
          <table:table-cell office:value-type="float" office:value="38.185413060000002" table:style-name="ce1">
            <text:p>38.18541306</text:p>
          </table:table-cell>
          <table:table-cell table:number-columns-repeated="16380"/>
        </table:table-row>
        <table:table-row table:style-name="ro1">
          <table:table-cell office:value-type="float" office:value="17.788019999999999" table:style-name="ce2">
            <text:p>1.78E+01</text:p>
          </table:table-cell>
          <table:table-cell office:value-type="float" office:value="38.181899999999999" table:style-name="ce1">
            <text:p>38.1819</text:p>
          </table:table-cell>
          <table:table-cell office:value-type="float" office:value="17.798023440000001" table:style-name="ce1">
            <text:p>17.79802344</text:p>
          </table:table-cell>
          <table:table-cell office:value-type="float" office:value="38.181081540000001" table:style-name="ce1">
            <text:p>38.18108154</text:p>
          </table:table-cell>
          <table:table-cell table:number-columns-repeated="16380"/>
        </table:table-row>
        <table:table-row table:style-name="ro1">
          <table:table-cell office:value-type="float" office:value="17.83802" table:style-name="ce2">
            <text:p>1.78E+01</text:p>
          </table:table-cell>
          <table:table-cell office:value-type="float" office:value="38.177599999999998" table:style-name="ce1">
            <text:p>38.1776</text:p>
          </table:table-cell>
          <table:table-cell office:value-type="float" office:value="17.848023439999999" table:style-name="ce1">
            <text:p>17.84802344</text:p>
          </table:table-cell>
          <table:table-cell office:value-type="float" office:value="38.176762140000001" table:style-name="ce1">
            <text:p>38.17676214</text:p>
          </table:table-cell>
          <table:table-cell table:number-columns-repeated="16380"/>
        </table:table-row>
        <table:table-row table:style-name="ro1">
          <table:table-cell office:value-type="float" office:value="17.888020000000001" table:style-name="ce2">
            <text:p>1.79E+01</text:p>
          </table:table-cell>
          <table:table-cell office:value-type="float" office:value="38.173299999999998" table:style-name="ce1">
            <text:p>38.1733</text:p>
          </table:table-cell>
          <table:table-cell office:value-type="float" office:value="17.898023439999999" table:style-name="ce1">
            <text:p>17.89802344</text:p>
          </table:table-cell>
          <table:table-cell office:value-type="float" office:value="38.172454479999999" table:style-name="ce1">
            <text:p>38.17245448</text:p>
          </table:table-cell>
          <table:table-cell table:number-columns-repeated="16380"/>
        </table:table-row>
        <table:table-row table:style-name="ro1">
          <table:table-cell office:value-type="float" office:value="17.938020000000002" table:style-name="ce2">
            <text:p>1.79E+01</text:p>
          </table:table-cell>
          <table:table-cell office:value-type="float" office:value="38.168999999999997" table:style-name="ce1">
            <text:p>38.169</text:p>
          </table:table-cell>
          <table:table-cell office:value-type="float" office:value="17.94802344" table:style-name="ce1">
            <text:p>17.94802344</text:p>
          </table:table-cell>
          <table:table-cell office:value-type="float" office:value="38.168158200000001" table:style-name="ce1">
            <text:p>38.1681582</text:p>
          </table:table-cell>
          <table:table-cell table:number-columns-repeated="16380"/>
        </table:table-row>
        <table:table-row table:style-name="ro1">
          <table:table-cell office:value-type="float" office:value="17.988019999999999" table:style-name="ce2">
            <text:p>1.80E+01</text:p>
          </table:table-cell>
          <table:table-cell office:value-type="float" office:value="38.164700000000003" table:style-name="ce1">
            <text:p>38.1647</text:p>
          </table:table-cell>
          <table:table-cell office:value-type="float" office:value="17.998023440000001" table:style-name="ce1">
            <text:p>17.99802344</text:p>
          </table:table-cell>
          <table:table-cell office:value-type="float" office:value="38.163872939999997" table:style-name="ce1">
            <text:p>38.16387294</text:p>
          </table:table-cell>
          <table:table-cell table:number-columns-repeated="16380"/>
        </table:table-row>
        <table:table-row table:style-name="ro1">
          <table:table-cell office:value-type="float" office:value="18.038019999999999" table:style-name="ce2">
            <text:p>1.80E+01</text:p>
          </table:table-cell>
          <table:table-cell office:value-type="float" office:value="38.160499999999999" table:style-name="ce1">
            <text:p>38.1605</text:p>
          </table:table-cell>
          <table:table-cell office:value-type="float" office:value="18.048023440000001" table:style-name="ce1">
            <text:p>18.04802344</text:p>
          </table:table-cell>
          <table:table-cell office:value-type="float" office:value="38.159598340000002" table:style-name="ce1">
            <text:p>38.15959834</text:p>
          </table:table-cell>
          <table:table-cell table:number-columns-repeated="16380"/>
        </table:table-row>
        <table:table-row table:style-name="ro1">
          <table:table-cell office:value-type="float" office:value="18.08802" table:style-name="ce2">
            <text:p>1.81E+01</text:p>
          </table:table-cell>
          <table:table-cell office:value-type="float" office:value="38.156199999999998" table:style-name="ce1">
            <text:p>38.1562</text:p>
          </table:table-cell>
          <table:table-cell office:value-type="float" office:value="18.098023439999999" table:style-name="ce1">
            <text:p>18.09802344</text:p>
          </table:table-cell>
          <table:table-cell office:value-type="float" office:value="38.15533405" table:style-name="ce1">
            <text:p>38.15533405</text:p>
          </table:table-cell>
          <table:table-cell table:number-columns-repeated="16380"/>
        </table:table-row>
        <table:table-row table:style-name="ro1">
          <table:table-cell office:value-type="float" office:value="18.138020000000001" table:style-name="ce2">
            <text:p>1.81E+01</text:p>
          </table:table-cell>
          <table:table-cell office:value-type="float" office:value="38.151899999999998" table:style-name="ce1">
            <text:p>38.1519</text:p>
          </table:table-cell>
          <table:table-cell office:value-type="float" office:value="18.148023439999999" table:style-name="ce1">
            <text:p>18.14802344</text:p>
          </table:table-cell>
          <table:table-cell office:value-type="float" office:value="38.151079719999998" table:style-name="ce1">
            <text:p>38.15107972</text:p>
          </table:table-cell>
          <table:table-cell table:number-columns-repeated="16380"/>
        </table:table-row>
        <table:table-row table:style-name="ro1">
          <table:table-cell office:value-type="float" office:value="18.188020000000002" table:style-name="ce2">
            <text:p>1.82E+01</text:p>
          </table:table-cell>
          <table:table-cell office:value-type="float" office:value="38.1477" table:style-name="ce1">
            <text:p>38.1477</text:p>
          </table:table-cell>
          <table:table-cell office:value-type="float" office:value="18.19802344" table:style-name="ce1">
            <text:p>18.19802344</text:p>
          </table:table-cell>
          <table:table-cell office:value-type="float" office:value="38.146835009999997" table:style-name="ce1">
            <text:p>38.14683501</text:p>
          </table:table-cell>
          <table:table-cell table:number-columns-repeated="16380"/>
        </table:table-row>
        <table:table-row table:style-name="ro1">
          <table:table-cell office:value-type="float" office:value="18.238019999999999" table:style-name="ce2">
            <text:p>1.82E+01</text:p>
          </table:table-cell>
          <table:table-cell office:value-type="float" office:value="38.1434" table:style-name="ce1">
            <text:p>38.1434</text:p>
          </table:table-cell>
          <table:table-cell office:value-type="float" office:value="18.248023440000001" table:style-name="ce1">
            <text:p>18.24802344</text:p>
          </table:table-cell>
          <table:table-cell office:value-type="float" office:value="38.142599570000002" table:style-name="ce1">
            <text:p>38.14259957</text:p>
          </table:table-cell>
          <table:table-cell table:number-columns-repeated="16380"/>
        </table:table-row>
        <table:table-row table:style-name="ro1">
          <table:table-cell office:value-type="float" office:value="18.288019999999999" table:style-name="ce2">
            <text:p>1.83E+01</text:p>
          </table:table-cell>
          <table:table-cell office:value-type="float" office:value="38.139200000000002" table:style-name="ce1">
            <text:p>38.1392</text:p>
          </table:table-cell>
          <table:table-cell office:value-type="float" office:value="18.298023440000001" table:style-name="ce1">
            <text:p>18.29802344</text:p>
          </table:table-cell>
          <table:table-cell office:value-type="float" office:value="38.13837307" table:style-name="ce1">
            <text:p>38.13837307</text:p>
          </table:table-cell>
          <table:table-cell table:number-columns-repeated="16380"/>
        </table:table-row>
        <table:table-row table:style-name="ro1">
          <table:table-cell office:value-type="float" office:value="18.33802" table:style-name="ce2">
            <text:p>1.83E+01</text:p>
          </table:table-cell>
          <table:table-cell office:value-type="float" office:value="38.134999999999998" table:style-name="ce1">
            <text:p>38.135</text:p>
          </table:table-cell>
          <table:table-cell office:value-type="float" office:value="18.348023439999999" table:style-name="ce1">
            <text:p>18.34802344</text:p>
          </table:table-cell>
          <table:table-cell office:value-type="float" office:value="38.13415517" table:style-name="ce1">
            <text:p>38.13415517</text:p>
          </table:table-cell>
          <table:table-cell table:number-columns-repeated="16380"/>
        </table:table-row>
        <table:table-row table:style-name="ro1">
          <table:table-cell office:value-type="float" office:value="18.388020000000001" table:style-name="ce2">
            <text:p>1.84E+01</text:p>
          </table:table-cell>
          <table:table-cell office:value-type="float" office:value="38.130800000000001" table:style-name="ce1">
            <text:p>38.1308</text:p>
          </table:table-cell>
          <table:table-cell office:value-type="float" office:value="18.39802345" table:style-name="ce1">
            <text:p>18.39802345</text:p>
          </table:table-cell>
          <table:table-cell office:value-type="float" office:value="38.129945530000001" table:style-name="ce1">
            <text:p>38.12994553</text:p>
          </table:table-cell>
          <table:table-cell table:number-columns-repeated="16380"/>
        </table:table-row>
        <table:table-row table:style-name="ro1">
          <table:table-cell office:value-type="float" office:value="18.438020000000002" table:style-name="ce2">
            <text:p>1.84E+01</text:p>
          </table:table-cell>
          <table:table-cell office:value-type="float" office:value="38.126600000000003" table:style-name="ce1">
            <text:p>38.1266</text:p>
          </table:table-cell>
          <table:table-cell office:value-type="float" office:value="18.448023450000001" table:style-name="ce1">
            <text:p>18.44802345</text:p>
          </table:table-cell>
          <table:table-cell office:value-type="float" office:value="38.125743829999998" table:style-name="ce1">
            <text:p>38.12574383</text:p>
          </table:table-cell>
          <table:table-cell table:number-columns-repeated="16380"/>
        </table:table-row>
        <table:table-row table:style-name="ro1">
          <table:table-cell office:value-type="float" office:value="18.488019999999999" table:style-name="ce2">
            <text:p>1.85E+01</text:p>
          </table:table-cell>
          <table:table-cell office:value-type="float" office:value="38.122399999999999" table:style-name="ce1">
            <text:p>38.1224</text:p>
          </table:table-cell>
          <table:table-cell office:value-type="float" office:value="18.498023450000002" table:style-name="ce1">
            <text:p>18.49802345</text:p>
          </table:table-cell>
          <table:table-cell office:value-type="float" office:value="38.12154975" table:style-name="ce1">
            <text:p>38.12154975</text:p>
          </table:table-cell>
          <table:table-cell table:number-columns-repeated="16380"/>
        </table:table-row>
        <table:table-row table:style-name="ro1">
          <table:table-cell office:value-type="float" office:value="18.538019999999999" table:style-name="ce2">
            <text:p>1.85E+01</text:p>
          </table:table-cell>
          <table:table-cell office:value-type="float" office:value="38.118200000000002" table:style-name="ce1">
            <text:p>38.1182</text:p>
          </table:table-cell>
          <table:table-cell office:value-type="float" office:value="18.548023449999999" table:style-name="ce1">
            <text:p>18.54802345</text:p>
          </table:table-cell>
          <table:table-cell office:value-type="float" office:value="38.11736295" table:style-name="ce1">
            <text:p>38.11736295</text:p>
          </table:table-cell>
          <table:table-cell table:number-columns-repeated="16380"/>
        </table:table-row>
        <table:table-row table:style-name="ro1">
          <table:table-cell office:value-type="float" office:value="18.58802" table:style-name="ce2">
            <text:p>1.86E+01</text:p>
          </table:table-cell>
          <table:table-cell office:value-type="float" office:value="38.113999999999997" table:style-name="ce1">
            <text:p>38.114</text:p>
          </table:table-cell>
          <table:table-cell office:value-type="float" office:value="18.598023449999999" table:style-name="ce1">
            <text:p>18.59802345</text:p>
          </table:table-cell>
          <table:table-cell office:value-type="float" office:value="38.113183130000003" table:style-name="ce1">
            <text:p>38.11318313</text:p>
          </table:table-cell>
          <table:table-cell table:number-columns-repeated="16380"/>
        </table:table-row>
        <table:table-row table:style-name="ro1">
          <table:table-cell office:value-type="float" office:value="18.638020000000001" table:style-name="ce2">
            <text:p>1.86E+01</text:p>
          </table:table-cell>
          <table:table-cell office:value-type="float" office:value="38.1098" table:style-name="ce1">
            <text:p>38.1098</text:p>
          </table:table-cell>
          <table:table-cell office:value-type="float" office:value="18.64802345" table:style-name="ce1">
            <text:p>18.64802345</text:p>
          </table:table-cell>
          <table:table-cell office:value-type="float" office:value="38.109009970000002" table:style-name="ce1">
            <text:p>38.10900997</text:p>
          </table:table-cell>
          <table:table-cell table:number-columns-repeated="16380"/>
        </table:table-row>
        <table:table-row table:style-name="ro1">
          <table:table-cell office:value-type="float" office:value="18.688020000000002" table:style-name="ce2">
            <text:p>1.87E+01</text:p>
          </table:table-cell>
          <table:table-cell office:value-type="float" office:value="38.105699999999999" table:style-name="ce1">
            <text:p>38.1057</text:p>
          </table:table-cell>
          <table:table-cell office:value-type="float" office:value="18.698023450000001" table:style-name="ce1">
            <text:p>18.69802345</text:p>
          </table:table-cell>
          <table:table-cell office:value-type="float" office:value="38.104843150000001" table:style-name="ce1">
            <text:p>38.10484315</text:p>
          </table:table-cell>
          <table:table-cell table:number-columns-repeated="16380"/>
        </table:table-row>
        <table:table-row table:style-name="ro1">
          <table:table-cell office:value-type="float" office:value="18.738019999999999" table:style-name="ce2">
            <text:p>1.87E+01</text:p>
          </table:table-cell>
          <table:table-cell office:value-type="float" office:value="38.101500000000001" table:style-name="ce1">
            <text:p>38.1015</text:p>
          </table:table-cell>
          <table:table-cell office:value-type="float" office:value="18.748023450000002" table:style-name="ce1">
            <text:p>18.74802345</text:p>
          </table:table-cell>
          <table:table-cell office:value-type="float" office:value="38.100682370000001" table:style-name="ce1">
            <text:p>38.10068237</text:p>
          </table:table-cell>
          <table:table-cell table:number-columns-repeated="16380"/>
        </table:table-row>
        <table:table-row table:style-name="ro1">
          <table:table-cell office:value-type="float" office:value="18.788019999999999" table:style-name="ce2">
            <text:p>1.88E+01</text:p>
          </table:table-cell>
          <table:table-cell office:value-type="float" office:value="38.0974" table:style-name="ce1">
            <text:p>38.0974</text:p>
          </table:table-cell>
          <table:table-cell office:value-type="float" office:value="18.798023449999999" table:style-name="ce1">
            <text:p>18.79802345</text:p>
          </table:table-cell>
          <table:table-cell office:value-type="float" office:value="38.09652732" table:style-name="ce1">
            <text:p>38.09652732</text:p>
          </table:table-cell>
          <table:table-cell table:number-columns-repeated="16380"/>
        </table:table-row>
        <table:table-row table:style-name="ro1">
          <table:table-cell office:value-type="float" office:value="18.83802" table:style-name="ce2">
            <text:p>1.88E+01</text:p>
          </table:table-cell>
          <table:table-cell office:value-type="float" office:value="38.093200000000003" table:style-name="ce1">
            <text:p>38.0932</text:p>
          </table:table-cell>
          <table:table-cell office:value-type="float" office:value="18.848023449999999" table:style-name="ce1">
            <text:p>18.84802345</text:p>
          </table:table-cell>
          <table:table-cell office:value-type="float" office:value="38.092377710000001" table:style-name="ce1">
            <text:p>38.09237771</text:p>
          </table:table-cell>
          <table:table-cell table:number-columns-repeated="16380"/>
        </table:table-row>
        <table:table-row table:style-name="ro1">
          <table:table-cell office:value-type="float" office:value="18.888020000000001" table:style-name="ce2">
            <text:p>1.89E+01</text:p>
          </table:table-cell>
          <table:table-cell office:value-type="float" office:value="38.089100000000002" table:style-name="ce1">
            <text:p>38.0891</text:p>
          </table:table-cell>
          <table:table-cell office:value-type="float" office:value="18.89802345" table:style-name="ce1">
            <text:p>18.89802345</text:p>
          </table:table-cell>
          <table:table-cell office:value-type="float" office:value="38.088233219999999" table:style-name="ce1">
            <text:p>38.08823322</text:p>
          </table:table-cell>
          <table:table-cell table:number-columns-repeated="16380"/>
        </table:table-row>
        <table:table-row table:style-name="ro1">
          <table:table-cell office:value-type="float" office:value="18.938020000000002" table:style-name="ce2">
            <text:p>1.89E+01</text:p>
          </table:table-cell>
          <table:table-cell office:value-type="float" office:value="38.084899999999998" table:style-name="ce1">
            <text:p>38.0849</text:p>
          </table:table-cell>
          <table:table-cell office:value-type="float" office:value="18.948023450000001" table:style-name="ce1">
            <text:p>18.94802345</text:p>
          </table:table-cell>
          <table:table-cell office:value-type="float" office:value="38.08409357" table:style-name="ce1">
            <text:p>38.08409357</text:p>
          </table:table-cell>
          <table:table-cell table:number-columns-repeated="16380"/>
        </table:table-row>
        <table:table-row table:style-name="ro1">
          <table:table-cell office:value-type="float" office:value="18.988019999999999" table:style-name="ce2">
            <text:p>1.90E+01</text:p>
          </table:table-cell>
          <table:table-cell office:value-type="float" office:value="38.080800000000004" table:style-name="ce1">
            <text:p>38.0808</text:p>
          </table:table-cell>
          <table:table-cell office:value-type="float" office:value="18.998023450000002" table:style-name="ce1">
            <text:p>18.99802345</text:p>
          </table:table-cell>
          <table:table-cell office:value-type="float" office:value="38.079958470000001" table:style-name="ce1">
            <text:p>38.07995847</text:p>
          </table:table-cell>
          <table:table-cell table:number-columns-repeated="16380"/>
        </table:table-row>
        <table:table-row table:style-name="ro1">
          <table:table-cell office:value-type="float" office:value="19.038019999999999" table:style-name="ce2">
            <text:p>1.90E+01</text:p>
          </table:table-cell>
          <table:table-cell office:value-type="float" office:value="38.076700000000002" table:style-name="ce1">
            <text:p>38.0767</text:p>
          </table:table-cell>
          <table:table-cell office:value-type="float" office:value="19.048023449999999" table:style-name="ce1">
            <text:p>19.04802345</text:p>
          </table:table-cell>
          <table:table-cell office:value-type="float" office:value="38.075827619999998" table:style-name="ce1">
            <text:p>38.07582762</text:p>
          </table:table-cell>
          <table:table-cell table:number-columns-repeated="16380"/>
        </table:table-row>
        <table:table-row table:style-name="ro1">
          <table:table-cell office:value-type="float" office:value="19.08802" table:style-name="ce2">
            <text:p>1.91E+01</text:p>
          </table:table-cell>
          <table:table-cell office:value-type="float" office:value="38.072499999999998" table:style-name="ce1">
            <text:p>38.0725</text:p>
          </table:table-cell>
          <table:table-cell office:value-type="float" office:value="19.098023449999999" table:style-name="ce1">
            <text:p>19.09802345</text:p>
          </table:table-cell>
          <table:table-cell office:value-type="float" office:value="38.071700739999997" table:style-name="ce1">
            <text:p>38.07170074</text:p>
          </table:table-cell>
          <table:table-cell table:number-columns-repeated="16380"/>
        </table:table-row>
        <table:table-row table:style-name="ro1">
          <table:table-cell office:value-type="float" office:value="19.138020000000001" table:style-name="ce2">
            <text:p>1.91E+01</text:p>
          </table:table-cell>
          <table:table-cell office:value-type="float" office:value="38.068399999999997" table:style-name="ce1">
            <text:p>38.0684</text:p>
          </table:table-cell>
          <table:table-cell office:value-type="float" office:value="19.14802345" table:style-name="ce1">
            <text:p>19.14802345</text:p>
          </table:table-cell>
          <table:table-cell office:value-type="float" office:value="38.067577550000003" table:style-name="ce1">
            <text:p>38.06757755</text:p>
          </table:table-cell>
          <table:table-cell table:number-columns-repeated="16380"/>
        </table:table-row>
        <table:table-row table:style-name="ro1">
          <table:table-cell office:value-type="float" office:value="19.188020000000002" table:style-name="ce2">
            <text:p>1.92E+01</text:p>
          </table:table-cell>
          <table:table-cell office:value-type="float" office:value="38.064300000000003" table:style-name="ce1">
            <text:p>38.0643</text:p>
          </table:table-cell>
          <table:table-cell office:value-type="float" office:value="19.198023450000001" table:style-name="ce1">
            <text:p>19.19802345</text:p>
          </table:table-cell>
          <table:table-cell office:value-type="float" office:value="38.063457769999999" table:style-name="ce1">
            <text:p>38.06345777</text:p>
          </table:table-cell>
          <table:table-cell table:number-columns-repeated="16380"/>
        </table:table-row>
        <table:table-row table:style-name="ro1">
          <table:table-cell office:value-type="float" office:value="19.238019999999999" table:style-name="ce2">
            <text:p>1.92E+01</text:p>
          </table:table-cell>
          <table:table-cell office:value-type="float" office:value="38.060200000000002" table:style-name="ce1">
            <text:p>38.0602</text:p>
          </table:table-cell>
          <table:table-cell office:value-type="float" office:value="19.248023450000002" table:style-name="ce1">
            <text:p>19.24802345</text:p>
          </table:table-cell>
          <table:table-cell office:value-type="float" office:value="38.059341109999998" table:style-name="ce1">
            <text:p>38.05934111</text:p>
          </table:table-cell>
          <table:table-cell table:number-columns-repeated="16380"/>
        </table:table-row>
        <table:table-row table:style-name="ro1">
          <table:table-cell office:value-type="float" office:value="19.288019999999999" table:style-name="ce2">
            <text:p>1.93E+01</text:p>
          </table:table-cell>
          <table:table-cell office:value-type="float" office:value="38.055999999999997" table:style-name="ce1">
            <text:p>38.056</text:p>
          </table:table-cell>
          <table:table-cell office:value-type="float" office:value="19.298023449999999" table:style-name="ce1">
            <text:p>19.29802345</text:p>
          </table:table-cell>
          <table:table-cell office:value-type="float" office:value="38.05522732" table:style-name="ce1">
            <text:p>38.05522732</text:p>
          </table:table-cell>
          <table:table-cell table:number-columns-repeated="16380"/>
        </table:table-row>
        <table:table-row table:style-name="ro1">
          <table:table-cell office:value-type="float" office:value="19.33802" table:style-name="ce2">
            <text:p>1.93E+01</text:p>
          </table:table-cell>
          <table:table-cell office:value-type="float" office:value="38.051900000000003" table:style-name="ce1">
            <text:p>38.0519</text:p>
          </table:table-cell>
          <table:table-cell office:value-type="float" office:value="19.348023449999999" table:style-name="ce1">
            <text:p>19.34802345</text:p>
          </table:table-cell>
          <table:table-cell office:value-type="float" office:value="38.051116120000003" table:style-name="ce1">
            <text:p>38.05111612</text:p>
          </table:table-cell>
          <table:table-cell table:number-columns-repeated="16380"/>
        </table:table-row>
        <table:table-row table:style-name="ro1">
          <table:table-cell office:value-type="float" office:value="19.388020000000001" table:style-name="ce2">
            <text:p>1.94E+01</text:p>
          </table:table-cell>
          <table:table-cell office:value-type="float" office:value="38.047800000000002" table:style-name="ce1">
            <text:p>38.0478</text:p>
          </table:table-cell>
          <table:table-cell office:value-type="float" office:value="19.39802345" table:style-name="ce1">
            <text:p>19.39802345</text:p>
          </table:table-cell>
          <table:table-cell office:value-type="float" office:value="38.047007229999998" table:style-name="ce1">
            <text:p>38.04700723</text:p>
          </table:table-cell>
          <table:table-cell table:number-columns-repeated="16380"/>
        </table:table-row>
        <table:table-row table:style-name="ro1">
          <table:table-cell office:value-type="float" office:value="19.438020000000002" table:style-name="ce2">
            <text:p>1.94E+01</text:p>
          </table:table-cell>
          <table:table-cell office:value-type="float" office:value="38.043700000000001" table:style-name="ce1">
            <text:p>38.0437</text:p>
          </table:table-cell>
          <table:table-cell office:value-type="float" office:value="19.448023450000001" table:style-name="ce1">
            <text:p>19.44802345</text:p>
          </table:table-cell>
          <table:table-cell office:value-type="float" office:value="38.042900400000001" table:style-name="ce1">
            <text:p>38.0429004</text:p>
          </table:table-cell>
          <table:table-cell table:number-columns-repeated="16380"/>
        </table:table-row>
        <table:table-row table:style-name="ro1">
          <table:table-cell office:value-type="float" office:value="19.488019999999999" table:style-name="ce2">
            <text:p>1.95E+01</text:p>
          </table:table-cell>
          <table:table-cell office:value-type="float" office:value="38.0396" table:style-name="ce1">
            <text:p>38.0396</text:p>
          </table:table-cell>
          <table:table-cell office:value-type="float" office:value="19.498023450000002" table:style-name="ce1">
            <text:p>19.49802345</text:p>
          </table:table-cell>
          <table:table-cell office:value-type="float" office:value="38.038795380000003" table:style-name="ce1">
            <text:p>38.03879538</text:p>
          </table:table-cell>
          <table:table-cell table:number-columns-repeated="16380"/>
        </table:table-row>
        <table:table-row table:style-name="ro1">
          <table:table-cell office:value-type="float" office:value="19.538019999999999" table:style-name="ce2">
            <text:p>1.95E+01</text:p>
          </table:table-cell>
          <table:table-cell office:value-type="float" office:value="38.035499999999999" table:style-name="ce1">
            <text:p>38.0355</text:p>
          </table:table-cell>
          <table:table-cell office:value-type="float" office:value="19.548023449999999" table:style-name="ce1">
            <text:p>19.54802345</text:p>
          </table:table-cell>
          <table:table-cell office:value-type="float" office:value="38.034691889999998" table:style-name="ce1">
            <text:p>38.03469189</text:p>
          </table:table-cell>
          <table:table-cell table:number-columns-repeated="16380"/>
        </table:table-row>
        <table:table-row table:style-name="ro1">
          <table:table-cell office:value-type="float" office:value="19.58802" table:style-name="ce2">
            <text:p>1.96E+01</text:p>
          </table:table-cell>
          <table:table-cell office:value-type="float" office:value="38.031399999999998" table:style-name="ce1">
            <text:p>38.0314</text:p>
          </table:table-cell>
          <table:table-cell office:value-type="float" office:value="19.598023449999999" table:style-name="ce1">
            <text:p>19.59802345</text:p>
          </table:table-cell>
          <table:table-cell office:value-type="float" office:value="38.030589679999999" table:style-name="ce1">
            <text:p>38.03058968</text:p>
          </table:table-cell>
          <table:table-cell table:number-columns-repeated="16380"/>
        </table:table-row>
        <table:table-row table:style-name="ro1">
          <table:table-cell office:value-type="float" office:value="19.638020000000001" table:style-name="ce2">
            <text:p>1.96E+01</text:p>
          </table:table-cell>
          <table:table-cell office:value-type="float" office:value="38.027299999999997" table:style-name="ce1">
            <text:p>38.0273</text:p>
          </table:table-cell>
          <table:table-cell office:value-type="float" office:value="19.64802345" table:style-name="ce1">
            <text:p>19.64802345</text:p>
          </table:table-cell>
          <table:table-cell office:value-type="float" office:value="38.02648851" table:style-name="ce1">
            <text:p>38.02648851</text:p>
          </table:table-cell>
          <table:table-cell table:number-columns-repeated="16380"/>
        </table:table-row>
        <table:table-row table:style-name="ro1">
          <table:table-cell office:value-type="float" office:value="19.688020000000002" table:style-name="ce2">
            <text:p>1.97E+01</text:p>
          </table:table-cell>
          <table:table-cell office:value-type="float" office:value="38.023200000000003" table:style-name="ce1">
            <text:p>38.0232</text:p>
          </table:table-cell>
          <table:table-cell office:value-type="float" office:value="19.698023450000001" table:style-name="ce1">
            <text:p>19.69802345</text:p>
          </table:table-cell>
          <table:table-cell office:value-type="float" office:value="38.022388120000002" table:style-name="ce1">
            <text:p>38.02238812</text:p>
          </table:table-cell>
          <table:table-cell table:number-columns-repeated="16380"/>
        </table:table-row>
        <table:table-row table:style-name="ro1">
          <table:table-cell office:value-type="float" office:value="19.738019999999999" table:style-name="ce2">
            <text:p>1.97E+01</text:p>
          </table:table-cell>
          <table:table-cell office:value-type="float" office:value="38.019100000000002" table:style-name="ce1">
            <text:p>38.0191</text:p>
          </table:table-cell>
          <table:table-cell office:value-type="float" office:value="19.748023450000002" table:style-name="ce1">
            <text:p>19.74802345</text:p>
          </table:table-cell>
          <table:table-cell office:value-type="float" office:value="38.018288259999999" table:style-name="ce1">
            <text:p>38.01828826</text:p>
          </table:table-cell>
          <table:table-cell table:number-columns-repeated="16380"/>
        </table:table-row>
        <table:table-row table:style-name="ro1">
          <table:table-cell office:value-type="float" office:value="19.788019999999999" table:style-name="ce2">
            <text:p>1.98E+01</text:p>
          </table:table-cell>
          <table:table-cell office:value-type="float" office:value="38.015000000000001" table:style-name="ce1">
            <text:p>38.015</text:p>
          </table:table-cell>
          <table:table-cell office:value-type="float" office:value="19.798023449999999" table:style-name="ce1">
            <text:p>19.79802345</text:p>
          </table:table-cell>
          <table:table-cell office:value-type="float" office:value="38.014188709999999" table:style-name="ce1">
            <text:p>38.01418871</text:p>
          </table:table-cell>
          <table:table-cell table:number-columns-repeated="16380"/>
        </table:table-row>
        <table:table-row table:style-name="ro1">
          <table:table-cell office:value-type="float" office:value="19.83802" table:style-name="ce2">
            <text:p>1.98E+01</text:p>
          </table:table-cell>
          <table:table-cell office:value-type="float" office:value="38.010899999999999" table:style-name="ce1">
            <text:p>38.0109</text:p>
          </table:table-cell>
          <table:table-cell office:value-type="float" office:value="19.848023449999999" table:style-name="ce1">
            <text:p>19.84802345</text:p>
          </table:table-cell>
          <table:table-cell office:value-type="float" office:value="38.010089209999997" table:style-name="ce1">
            <text:p>38.01008921</text:p>
          </table:table-cell>
          <table:table-cell table:number-columns-repeated="16380"/>
        </table:table-row>
        <table:table-row table:style-name="ro1">
          <table:table-cell office:value-type="float" office:value="19.888020000000001" table:style-name="ce2">
            <text:p>1.99E+01</text:p>
          </table:table-cell>
          <table:table-cell office:value-type="float" office:value="38.006799999999998" table:style-name="ce1">
            <text:p>38.0068</text:p>
          </table:table-cell>
          <table:table-cell office:value-type="float" office:value="19.89802345" table:style-name="ce1">
            <text:p>19.89802345</text:p>
          </table:table-cell>
          <table:table-cell office:value-type="float" office:value="38.00598952" table:style-name="ce1">
            <text:p>38.00598952</text:p>
          </table:table-cell>
          <table:table-cell table:number-columns-repeated="16380"/>
        </table:table-row>
        <table:table-row table:style-name="ro1">
          <table:table-cell office:value-type="float" office:value="19.938020000000002" table:style-name="ce2">
            <text:p>1.99E+01</text:p>
          </table:table-cell>
          <table:table-cell office:value-type="float" office:value="38.002699999999997" table:style-name="ce1">
            <text:p>38.0027</text:p>
          </table:table-cell>
          <table:table-cell office:value-type="float" office:value="19.948023450000001" table:style-name="ce1">
            <text:p>19.94802345</text:p>
          </table:table-cell>
          <table:table-cell office:value-type="float" office:value="38.001889419999998" table:style-name="ce1">
            <text:p>38.00188942</text:p>
          </table:table-cell>
          <table:table-cell table:number-columns-repeated="16380"/>
        </table:table-row>
        <table:table-row table:style-name="ro1">
          <table:table-cell office:value-type="float" office:value="19.988019999999999" table:style-name="ce2">
            <text:p>2.00E+01</text:p>
          </table:table-cell>
          <table:table-cell office:value-type="float" office:value="37.998600000000003" table:style-name="ce1">
            <text:p>37.9986</text:p>
          </table:table-cell>
          <table:table-cell office:value-type="float" office:value="19.998023450000002" table:style-name="ce1">
            <text:p>19.99802345</text:p>
          </table:table-cell>
          <table:table-cell office:value-type="float" office:value="37.997788669999998" table:style-name="ce1">
            <text:p>37.99778867</text:p>
          </table:table-cell>
          <table:table-cell table:number-columns-repeated="16380"/>
        </table:table-row>
        <table:table-row table:style-name="ro1">
          <table:table-cell office:value-type="float" office:value="20.038019999999999" table:style-name="ce2">
            <text:p>2.00E+01</text:p>
          </table:table-cell>
          <table:table-cell office:value-type="float" office:value="37.994500000000002" table:style-name="ce1">
            <text:p>37.9945</text:p>
          </table:table-cell>
          <table:table-cell office:value-type="float" office:value="20.048023449999999" table:style-name="ce1">
            <text:p>20.04802345</text:p>
          </table:table-cell>
          <table:table-cell office:value-type="float" office:value="37.993687049999998" table:style-name="ce1">
            <text:p>37.99368705</text:p>
          </table:table-cell>
          <table:table-cell table:number-columns-repeated="16380"/>
        </table:table-row>
        <table:table-row table:style-name="ro1">
          <table:table-cell office:value-type="float" office:value="20.08802" table:style-name="ce2">
            <text:p>2.01E+01</text:p>
          </table:table-cell>
          <table:table-cell office:value-type="float" office:value="37.990400000000001" table:style-name="ce1">
            <text:p>37.9904</text:p>
          </table:table-cell>
          <table:table-cell office:value-type="float" office:value="20.098023449999999" table:style-name="ce1">
            <text:p>20.09802345</text:p>
          </table:table-cell>
          <table:table-cell office:value-type="float" office:value="37.989584319999999" table:style-name="ce1">
            <text:p>37.98958432</text:p>
          </table:table-cell>
          <table:table-cell table:number-columns-repeated="16380"/>
        </table:table-row>
        <table:table-row table:style-name="ro1">
          <table:table-cell office:value-type="float" office:value="20.138020000000001" table:style-name="ce2">
            <text:p>2.01E+01</text:p>
          </table:table-cell>
          <table:table-cell office:value-type="float" office:value="37.9863" table:style-name="ce1">
            <text:p>37.9863</text:p>
          </table:table-cell>
          <table:table-cell office:value-type="float" office:value="20.14802345" table:style-name="ce1">
            <text:p>20.14802345</text:p>
          </table:table-cell>
          <table:table-cell office:value-type="float" office:value="37.985480260000003" table:style-name="ce1">
            <text:p>37.98548026</text:p>
          </table:table-cell>
          <table:table-cell table:number-columns-repeated="16380"/>
        </table:table-row>
        <table:table-row table:style-name="ro1">
          <table:table-cell office:value-type="float" office:value="20.188020000000002" table:style-name="ce2">
            <text:p>2.02E+01</text:p>
          </table:table-cell>
          <table:table-cell office:value-type="float" office:value="37.982199999999999" table:style-name="ce1">
            <text:p>37.9822</text:p>
          </table:table-cell>
          <table:table-cell office:value-type="float" office:value="20.198023450000001" table:style-name="ce1">
            <text:p>20.19802345</text:p>
          </table:table-cell>
          <table:table-cell office:value-type="float" office:value="37.98137466" table:style-name="ce1">
            <text:p>37.98137466</text:p>
          </table:table-cell>
          <table:table-cell table:number-columns-repeated="16380"/>
        </table:table-row>
        <table:table-row table:style-name="ro1">
          <table:table-cell office:value-type="float" office:value="20.238019999999999" table:style-name="ce2">
            <text:p>2.02E+01</text:p>
          </table:table-cell>
          <table:table-cell office:value-type="float" office:value="37.978099999999998" table:style-name="ce1">
            <text:p>37.9781</text:p>
          </table:table-cell>
          <table:table-cell office:value-type="float" office:value="20.248023450000002" table:style-name="ce1">
            <text:p>20.24802345</text:p>
          </table:table-cell>
          <table:table-cell office:value-type="float" office:value="37.977267300000001" table:style-name="ce1">
            <text:p>37.9772673</text:p>
          </table:table-cell>
          <table:table-cell table:number-columns-repeated="16380"/>
        </table:table-row>
        <table:table-row table:style-name="ro1">
          <table:table-cell office:value-type="float" office:value="20.288019999999999" table:style-name="ce2">
            <text:p>2.03E+01</text:p>
          </table:table-cell>
          <table:table-cell office:value-type="float" office:value="37.973999999999997" table:style-name="ce1">
            <text:p>37.974</text:p>
          </table:table-cell>
          <table:table-cell office:value-type="float" office:value="20.298023449999999" table:style-name="ce1">
            <text:p>20.29802345</text:p>
          </table:table-cell>
          <table:table-cell office:value-type="float" office:value="37.973157960000002" table:style-name="ce1">
            <text:p>37.97315796</text:p>
          </table:table-cell>
          <table:table-cell table:number-columns-repeated="16380"/>
        </table:table-row>
        <table:table-row table:style-name="ro1">
          <table:table-cell office:value-type="float" office:value="20.33802" table:style-name="ce2">
            <text:p>2.03E+01</text:p>
          </table:table-cell>
          <table:table-cell office:value-type="float" office:value="37.969900000000003" table:style-name="ce1">
            <text:p>37.9699</text:p>
          </table:table-cell>
          <table:table-cell office:value-type="float" office:value="20.348023449999999" table:style-name="ce1">
            <text:p>20.34802345</text:p>
          </table:table-cell>
          <table:table-cell office:value-type="float" office:value="37.969046429999999" table:style-name="ce1">
            <text:p>37.96904643</text:p>
          </table:table-cell>
          <table:table-cell table:number-columns-repeated="16380"/>
        </table:table-row>
        <table:table-row table:style-name="ro1">
          <table:table-cell office:value-type="float" office:value="20.388020000000001" table:style-name="ce2">
            <text:p>2.04E+01</text:p>
          </table:table-cell>
          <table:table-cell office:value-type="float" office:value="37.965800000000002" table:style-name="ce1">
            <text:p>37.9658</text:p>
          </table:table-cell>
          <table:table-cell office:value-type="float" office:value="20.39802345" table:style-name="ce1">
            <text:p>20.39802345</text:p>
          </table:table-cell>
          <table:table-cell office:value-type="float" office:value="37.964932490000002" table:style-name="ce1">
            <text:p>37.96493249</text:p>
          </table:table-cell>
          <table:table-cell table:number-columns-repeated="16380"/>
        </table:table-row>
        <table:table-row table:style-name="ro1">
          <table:table-cell office:value-type="float" office:value="20.438020000000002" table:style-name="ce2">
            <text:p>2.04E+01</text:p>
          </table:table-cell>
          <table:table-cell office:value-type="float" office:value="37.961599999999997" table:style-name="ce1">
            <text:p>37.9616</text:p>
          </table:table-cell>
          <table:table-cell office:value-type="float" office:value="20.448023450000001" table:style-name="ce1">
            <text:p>20.44802345</text:p>
          </table:table-cell>
          <table:table-cell office:value-type="float" office:value="37.960815949999997" table:style-name="ce1">
            <text:p>37.96081595</text:p>
          </table:table-cell>
          <table:table-cell table:number-columns-repeated="16380"/>
        </table:table-row>
        <table:table-row table:style-name="ro1">
          <table:table-cell office:value-type="float" office:value="20.488019999999999" table:style-name="ce2">
            <text:p>2.05E+01</text:p>
          </table:table-cell>
          <table:table-cell office:value-type="float" office:value="37.957500000000003" table:style-name="ce1">
            <text:p>37.9575</text:p>
          </table:table-cell>
          <table:table-cell office:value-type="float" office:value="20.498023450000002" table:style-name="ce1">
            <text:p>20.49802345</text:p>
          </table:table-cell>
          <table:table-cell office:value-type="float" office:value="37.956696600000001" table:style-name="ce1">
            <text:p>37.9566966</text:p>
          </table:table-cell>
          <table:table-cell table:number-columns-repeated="16380"/>
        </table:table-row>
        <table:table-row table:style-name="ro1">
          <table:table-cell office:value-type="float" office:value="20.538019999999999" table:style-name="ce2">
            <text:p>2.05E+01</text:p>
          </table:table-cell>
          <table:table-cell office:value-type="float" office:value="37.953400000000002" table:style-name="ce1">
            <text:p>37.9534</text:p>
          </table:table-cell>
          <table:table-cell office:value-type="float" office:value="20.548023449999999" table:style-name="ce1">
            <text:p>20.54802345</text:p>
          </table:table-cell>
          <table:table-cell office:value-type="float" office:value="37.952574230000003" table:style-name="ce1">
            <text:p>37.95257423</text:p>
          </table:table-cell>
          <table:table-cell table:number-columns-repeated="16380"/>
        </table:table-row>
        <table:table-row table:style-name="ro1">
          <table:table-cell office:value-type="float" office:value="20.58802" table:style-name="ce2">
            <text:p>2.06E+01</text:p>
          </table:table-cell>
          <table:table-cell office:value-type="float" office:value="37.949300000000001" table:style-name="ce1">
            <text:p>37.9493</text:p>
          </table:table-cell>
          <table:table-cell office:value-type="float" office:value="20.598023449999999" table:style-name="ce1">
            <text:p>20.59802345</text:p>
          </table:table-cell>
          <table:table-cell office:value-type="float" office:value="37.948448650000003" table:style-name="ce1">
            <text:p>37.94844865</text:p>
          </table:table-cell>
          <table:table-cell table:number-columns-repeated="16380"/>
        </table:table-row>
        <table:table-row table:style-name="ro1">
          <table:table-cell office:value-type="float" office:value="20.638020000000001" table:style-name="ce2">
            <text:p>2.06E+01</text:p>
          </table:table-cell>
          <table:table-cell office:value-type="float" office:value="37.945099999999996" table:style-name="ce1">
            <text:p>37.9451</text:p>
          </table:table-cell>
          <table:table-cell office:value-type="float" office:value="20.64802345" table:style-name="ce1">
            <text:p>20.64802345</text:p>
          </table:table-cell>
          <table:table-cell office:value-type="float" office:value="37.944319669999999" table:style-name="ce1">
            <text:p>37.94431967</text:p>
          </table:table-cell>
          <table:table-cell table:number-columns-repeated="16380"/>
        </table:table-row>
        <table:table-row table:style-name="ro1">
          <table:table-cell office:value-type="float" office:value="20.688020000000002" table:style-name="ce2">
            <text:p>2.07E+01</text:p>
          </table:table-cell>
          <table:table-cell office:value-type="float" office:value="37.941000000000003" table:style-name="ce1">
            <text:p>37.941</text:p>
          </table:table-cell>
          <table:table-cell office:value-type="float" office:value="20.698023450000001" table:style-name="ce1">
            <text:p>20.69802345</text:p>
          </table:table-cell>
          <table:table-cell office:value-type="float" office:value="37.940187080000001" table:style-name="ce1">
            <text:p>37.94018708</text:p>
          </table:table-cell>
          <table:table-cell table:number-columns-repeated="16380"/>
        </table:table-row>
        <table:table-row table:style-name="ro1">
          <table:table-cell office:value-type="float" office:value="20.738019999999999" table:style-name="ce2">
            <text:p>2.07E+01</text:p>
          </table:table-cell>
          <table:table-cell office:value-type="float" office:value="37.936900000000001" table:style-name="ce1">
            <text:p>37.9369</text:p>
          </table:table-cell>
          <table:table-cell office:value-type="float" office:value="20.748023450000002" table:style-name="ce1">
            <text:p>20.74802345</text:p>
          </table:table-cell>
          <table:table-cell office:value-type="float" office:value="37.936050690000002" table:style-name="ce1">
            <text:p>37.93605069</text:p>
          </table:table-cell>
          <table:table-cell table:number-columns-repeated="16380"/>
        </table:table-row>
        <table:table-row table:style-name="ro1">
          <table:table-cell office:value-type="float" office:value="20.788019999999999" table:style-name="ce2">
            <text:p>2.08E+01</text:p>
          </table:table-cell>
          <table:table-cell office:value-type="float" office:value="37.932699999999997" table:style-name="ce1">
            <text:p>37.9327</text:p>
          </table:table-cell>
          <table:table-cell office:value-type="float" office:value="20.798023449999999" table:style-name="ce1">
            <text:p>20.79802345</text:p>
          </table:table-cell>
          <table:table-cell office:value-type="float" office:value="37.93191032" table:style-name="ce1">
            <text:p>37.93191032</text:p>
          </table:table-cell>
          <table:table-cell table:number-columns-repeated="16380"/>
        </table:table-row>
        <table:table-row table:style-name="ro1">
          <table:table-cell office:value-type="float" office:value="20.83802" table:style-name="ce2">
            <text:p>2.08E+01</text:p>
          </table:table-cell>
          <table:table-cell office:value-type="float" office:value="37.928600000000003" table:style-name="ce1">
            <text:p>37.9286</text:p>
          </table:table-cell>
          <table:table-cell office:value-type="float" office:value="20.848023449999999" table:style-name="ce1">
            <text:p>20.84802345</text:p>
          </table:table-cell>
          <table:table-cell office:value-type="float" office:value="37.927765780000001" table:style-name="ce1">
            <text:p>37.92776578</text:p>
          </table:table-cell>
          <table:table-cell table:number-columns-repeated="16380"/>
        </table:table-row>
        <table:table-row table:style-name="ro1">
          <table:table-cell office:value-type="float" office:value="20.888020000000001" table:style-name="ce2">
            <text:p>2.09E+01</text:p>
          </table:table-cell>
          <table:table-cell office:value-type="float" office:value="37.924399999999999" table:style-name="ce1">
            <text:p>37.9244</text:p>
          </table:table-cell>
          <table:table-cell office:value-type="float" office:value="20.89802345" table:style-name="ce1">
            <text:p>20.89802345</text:p>
          </table:table-cell>
          <table:table-cell office:value-type="float" office:value="37.923616889999998" table:style-name="ce1">
            <text:p>37.92361689</text:p>
          </table:table-cell>
          <table:table-cell table:number-columns-repeated="16380"/>
        </table:table-row>
        <table:table-row table:style-name="ro1">
          <table:table-cell office:value-type="float" office:value="20.938020000000002" table:style-name="ce2">
            <text:p>2.09E+01</text:p>
          </table:table-cell>
          <table:table-cell office:value-type="float" office:value="37.920299999999997" table:style-name="ce1">
            <text:p>37.9203</text:p>
          </table:table-cell>
          <table:table-cell office:value-type="float" office:value="20.948023450000001" table:style-name="ce1">
            <text:p>20.94802345</text:p>
          </table:table-cell>
          <table:table-cell office:value-type="float" office:value="37.919463460000003" table:style-name="ce1">
            <text:p>37.91946346</text:p>
          </table:table-cell>
          <table:table-cell table:number-columns-repeated="16380"/>
        </table:table-row>
        <table:table-row table:style-name="ro1">
          <table:table-cell office:value-type="float" office:value="20.988019999999999" table:style-name="ce2">
            <text:p>2.10E+01</text:p>
          </table:table-cell>
          <table:table-cell office:value-type="float" office:value="37.9161" table:style-name="ce1">
            <text:p>37.9161</text:p>
          </table:table-cell>
          <table:table-cell office:value-type="float" office:value="20.998023450000002" table:style-name="ce1">
            <text:p>20.99802345</text:p>
          </table:table-cell>
          <table:table-cell office:value-type="float" office:value="37.915305310000001" table:style-name="ce1">
            <text:p>37.91530531</text:p>
          </table:table-cell>
          <table:table-cell table:number-columns-repeated="16380"/>
        </table:table-row>
        <table:table-row table:style-name="ro1">
          <table:table-cell office:value-type="float" office:value="21.038019999999999" table:style-name="ce2">
            <text:p>2.10E+01</text:p>
          </table:table-cell>
          <table:table-cell office:value-type="float" office:value="37.911999999999999" table:style-name="ce1">
            <text:p>37.912</text:p>
          </table:table-cell>
          <table:table-cell office:value-type="float" office:value="21.048023449999999" table:style-name="ce1">
            <text:p>21.04802345</text:p>
          </table:table-cell>
          <table:table-cell office:value-type="float" office:value="37.911142269999999" table:style-name="ce1">
            <text:p>37.91114227</text:p>
          </table:table-cell>
          <table:table-cell table:number-columns-repeated="16380"/>
        </table:table-row>
        <table:table-row table:style-name="ro1">
          <table:table-cell office:value-type="float" office:value="21.08802" table:style-name="ce2">
            <text:p>2.11E+01</text:p>
          </table:table-cell>
          <table:table-cell office:value-type="float" office:value="37.907800000000002" table:style-name="ce1">
            <text:p>37.9078</text:p>
          </table:table-cell>
          <table:table-cell office:value-type="float" office:value="21.098023449999999" table:style-name="ce1">
            <text:p>21.09802345</text:p>
          </table:table-cell>
          <table:table-cell office:value-type="float" office:value="37.906974169999998" table:style-name="ce1">
            <text:p>37.90697417</text:p>
          </table:table-cell>
          <table:table-cell table:number-columns-repeated="16380"/>
        </table:table-row>
        <table:table-row table:style-name="ro1">
          <table:table-cell office:value-type="float" office:value="21.138020000000001" table:style-name="ce2">
            <text:p>2.11E+01</text:p>
          </table:table-cell>
          <table:table-cell office:value-type="float" office:value="37.903599999999997" table:style-name="ce1">
            <text:p>37.9036</text:p>
          </table:table-cell>
          <table:table-cell office:value-type="float" office:value="21.14802345" table:style-name="ce1">
            <text:p>21.14802345</text:p>
          </table:table-cell>
          <table:table-cell office:value-type="float" office:value="37.902800829999997" table:style-name="ce1">
            <text:p>37.90280083</text:p>
          </table:table-cell>
          <table:table-cell table:number-columns-repeated="16380"/>
        </table:table-row>
        <table:table-row table:style-name="ro1">
          <table:table-cell office:value-type="float" office:value="21.188020000000002" table:style-name="ce2">
            <text:p>2.12E+01</text:p>
          </table:table-cell>
          <table:table-cell office:value-type="float" office:value="37.899500000000003" table:style-name="ce1">
            <text:p>37.8995</text:p>
          </table:table-cell>
          <table:table-cell office:value-type="float" office:value="21.198023450000001" table:style-name="ce1">
            <text:p>21.19802345</text:p>
          </table:table-cell>
          <table:table-cell office:value-type="float" office:value="37.898622070000002" table:style-name="ce1">
            <text:p>37.89862207</text:p>
          </table:table-cell>
          <table:table-cell table:number-columns-repeated="16380"/>
        </table:table-row>
        <table:table-row table:style-name="ro1">
          <table:table-cell office:value-type="float" office:value="21.238019999999999" table:style-name="ce2">
            <text:p>2.12E+01</text:p>
          </table:table-cell>
          <table:table-cell office:value-type="float" office:value="37.895299999999999" table:style-name="ce1">
            <text:p>37.8953</text:p>
          </table:table-cell>
          <table:table-cell office:value-type="float" office:value="21.248023450000002" table:style-name="ce1">
            <text:p>21.24802345</text:p>
          </table:table-cell>
          <table:table-cell office:value-type="float" office:value="37.894437740000001" table:style-name="ce1">
            <text:p>37.89443774</text:p>
          </table:table-cell>
          <table:table-cell table:number-columns-repeated="16380"/>
        </table:table-row>
        <table:table-row table:style-name="ro1">
          <table:table-cell office:value-type="float" office:value="21.288019999999999" table:style-name="ce2">
            <text:p>2.13E+01</text:p>
          </table:table-cell>
          <table:table-cell office:value-type="float" office:value="37.891100000000002" table:style-name="ce1">
            <text:p>37.8911</text:p>
          </table:table-cell>
          <table:table-cell office:value-type="float" office:value="21.298023449999999" table:style-name="ce1">
            <text:p>21.29802345</text:p>
          </table:table-cell>
          <table:table-cell office:value-type="float" office:value="37.890247670000001" table:style-name="ce1">
            <text:p>37.89024767</text:p>
          </table:table-cell>
          <table:table-cell table:number-columns-repeated="16380"/>
        </table:table-row>
        <table:table-row table:style-name="ro1">
          <table:table-cell office:value-type="float" office:value="21.33802" table:style-name="ce2">
            <text:p>2.13E+01</text:p>
          </table:table-cell>
          <table:table-cell office:value-type="float" office:value="37.886899999999997" table:style-name="ce1">
            <text:p>37.8869</text:p>
          </table:table-cell>
          <table:table-cell office:value-type="float" office:value="21.348023449999999" table:style-name="ce1">
            <text:p>21.34802345</text:p>
          </table:table-cell>
          <table:table-cell office:value-type="float" office:value="37.886051690000002" table:style-name="ce1">
            <text:p>37.88605169</text:p>
          </table:table-cell>
          <table:table-cell table:number-columns-repeated="16380"/>
        </table:table-row>
        <table:table-row table:style-name="ro1">
          <table:table-cell office:value-type="float" office:value="21.388020000000001" table:style-name="ce2">
            <text:p>2.14E+01</text:p>
          </table:table-cell>
          <table:table-cell office:value-type="float" office:value="37.8827" table:style-name="ce1">
            <text:p>37.8827</text:p>
          </table:table-cell>
          <table:table-cell office:value-type="float" office:value="21.39802345" table:style-name="ce1">
            <text:p>21.39802345</text:p>
          </table:table-cell>
          <table:table-cell office:value-type="float" office:value="37.881849639999999" table:style-name="ce1">
            <text:p>37.88184964</text:p>
          </table:table-cell>
          <table:table-cell table:number-columns-repeated="16380"/>
        </table:table-row>
        <table:table-row table:style-name="ro1">
          <table:table-cell office:value-type="float" office:value="21.438020000000002" table:style-name="ce2">
            <text:p>2.14E+01</text:p>
          </table:table-cell>
          <table:table-cell office:value-type="float" office:value="37.878500000000003" table:style-name="ce1">
            <text:p>37.8785</text:p>
          </table:table-cell>
          <table:table-cell office:value-type="float" office:value="21.448023450000001" table:style-name="ce1">
            <text:p>21.44802345</text:p>
          </table:table-cell>
          <table:table-cell office:value-type="float" office:value="37.87764138" table:style-name="ce1">
            <text:p>37.87764138</text:p>
          </table:table-cell>
          <table:table-cell table:number-columns-repeated="16380"/>
        </table:table-row>
        <table:table-row table:style-name="ro1">
          <table:table-cell office:value-type="float" office:value="21.488019999999999" table:style-name="ce2">
            <text:p>2.15E+01</text:p>
          </table:table-cell>
          <table:table-cell office:value-type="float" office:value="37.874299999999998" table:style-name="ce1">
            <text:p>37.8743</text:p>
          </table:table-cell>
          <table:table-cell office:value-type="float" office:value="21.498023450000002" table:style-name="ce1">
            <text:p>21.49802345</text:p>
          </table:table-cell>
          <table:table-cell office:value-type="float" office:value="37.873426719999998" table:style-name="ce1">
            <text:p>37.87342672</text:p>
          </table:table-cell>
          <table:table-cell table:number-columns-repeated="16380"/>
        </table:table-row>
        <table:table-row table:style-name="ro1">
          <table:table-cell office:value-type="float" office:value="21.538019999999999" table:style-name="ce2">
            <text:p>2.15E+01</text:p>
          </table:table-cell>
          <table:table-cell office:value-type="float" office:value="37.870100000000001" table:style-name="ce1">
            <text:p>37.8701</text:p>
          </table:table-cell>
          <table:table-cell office:value-type="float" office:value="21.548023449999999" table:style-name="ce1">
            <text:p>21.54802345</text:p>
          </table:table-cell>
          <table:table-cell office:value-type="float" office:value="37.869205540000003" table:style-name="ce1">
            <text:p>37.86920554</text:p>
          </table:table-cell>
          <table:table-cell table:number-columns-repeated="16380"/>
        </table:table-row>
        <table:table-row table:style-name="ro1">
          <table:table-cell office:value-type="float" office:value="21.58802" table:style-name="ce2">
            <text:p>2.16E+01</text:p>
          </table:table-cell>
          <table:table-cell office:value-type="float" office:value="37.8658" table:style-name="ce1">
            <text:p>37.8658</text:p>
          </table:table-cell>
          <table:table-cell office:value-type="float" office:value="21.598023449999999" table:style-name="ce1">
            <text:p>21.59802345</text:p>
          </table:table-cell>
          <table:table-cell office:value-type="float" office:value="37.864977660000001" table:style-name="ce1">
            <text:p>37.86497766</text:p>
          </table:table-cell>
          <table:table-cell table:number-columns-repeated="16380"/>
        </table:table-row>
        <table:table-row table:style-name="ro1">
          <table:table-cell office:value-type="float" office:value="21.638020000000001" table:style-name="ce2">
            <text:p>2.16E+01</text:p>
          </table:table-cell>
          <table:table-cell office:value-type="float" office:value="37.861600000000003" table:style-name="ce1">
            <text:p>37.8616</text:p>
          </table:table-cell>
          <table:table-cell office:value-type="float" office:value="21.64802345" table:style-name="ce1">
            <text:p>21.64802345</text:p>
          </table:table-cell>
          <table:table-cell office:value-type="float" office:value="37.860742950000002" table:style-name="ce1">
            <text:p>37.86074295</text:p>
          </table:table-cell>
          <table:table-cell table:number-columns-repeated="16380"/>
        </table:table-row>
        <table:table-row table:style-name="ro1">
          <table:table-cell office:value-type="float" office:value="21.688020000000002" table:style-name="ce2">
            <text:p>2.17E+01</text:p>
          </table:table-cell>
          <table:table-cell office:value-type="float" office:value="37.857399999999998" table:style-name="ce1">
            <text:p>37.8574</text:p>
          </table:table-cell>
          <table:table-cell office:value-type="float" office:value="21.698023450000001" table:style-name="ce1">
            <text:p>21.69802345</text:p>
          </table:table-cell>
          <table:table-cell office:value-type="float" office:value="37.856501250000001" table:style-name="ce1">
            <text:p>37.85650125</text:p>
          </table:table-cell>
          <table:table-cell table:number-columns-repeated="16380"/>
        </table:table-row>
        <table:table-row table:style-name="ro1">
          <table:table-cell office:value-type="float" office:value="21.738019999999999" table:style-name="ce2">
            <text:p>2.17E+01</text:p>
          </table:table-cell>
          <table:table-cell office:value-type="float" office:value="37.853099999999998" table:style-name="ce1">
            <text:p>37.8531</text:p>
          </table:table-cell>
          <table:table-cell office:value-type="float" office:value="21.748023450000002" table:style-name="ce1">
            <text:p>21.74802345</text:p>
          </table:table-cell>
          <table:table-cell office:value-type="float" office:value="37.852252419999999" table:style-name="ce1">
            <text:p>37.85225242</text:p>
          </table:table-cell>
          <table:table-cell table:number-columns-repeated="16380"/>
        </table:table-row>
        <table:table-row table:style-name="ro1">
          <table:table-cell office:value-type="float" office:value="21.788019999999999" table:style-name="ce2">
            <text:p>2.18E+01</text:p>
          </table:table-cell>
          <table:table-cell office:value-type="float" office:value="37.848799999999997" table:style-name="ce1">
            <text:p>37.8488</text:p>
          </table:table-cell>
          <table:table-cell office:value-type="float" office:value="21.798023449999999" table:style-name="ce1">
            <text:p>21.79802345</text:p>
          </table:table-cell>
          <table:table-cell office:value-type="float" office:value="37.847996309999999" table:style-name="ce1">
            <text:p>37.84799631</text:p>
          </table:table-cell>
          <table:table-cell table:number-columns-repeated="16380"/>
        </table:table-row>
        <table:table-row table:style-name="ro1">
          <table:table-cell office:value-type="float" office:value="21.83802" table:style-name="ce2">
            <text:p>2.18E+01</text:p>
          </table:table-cell>
          <table:table-cell office:value-type="float" office:value="37.8446" table:style-name="ce1">
            <text:p>37.8446</text:p>
          </table:table-cell>
          <table:table-cell office:value-type="float" office:value="21.848023449999999" table:style-name="ce1">
            <text:p>21.84802345</text:p>
          </table:table-cell>
          <table:table-cell office:value-type="float" office:value="37.843732789999997" table:style-name="ce1">
            <text:p>37.84373279</text:p>
          </table:table-cell>
          <table:table-cell table:number-columns-repeated="16380"/>
        </table:table-row>
        <table:table-row table:style-name="ro1">
          <table:table-cell office:value-type="float" office:value="21.888020000000001" table:style-name="ce2">
            <text:p>2.19E+01</text:p>
          </table:table-cell>
          <table:table-cell office:value-type="float" office:value="37.840299999999999" table:style-name="ce1">
            <text:p>37.8403</text:p>
          </table:table-cell>
          <table:table-cell office:value-type="float" office:value="21.89802345" table:style-name="ce1">
            <text:p>21.89802345</text:p>
          </table:table-cell>
          <table:table-cell office:value-type="float" office:value="37.839461710000002" table:style-name="ce1">
            <text:p>37.83946171</text:p>
          </table:table-cell>
          <table:table-cell table:number-columns-repeated="16380"/>
        </table:table-row>
        <table:table-row table:style-name="ro1">
          <table:table-cell office:value-type="float" office:value="21.938020000000002" table:style-name="ce2">
            <text:p>2.19E+01</text:p>
          </table:table-cell>
          <table:table-cell office:value-type="float" office:value="37.835999999999999" table:style-name="ce1">
            <text:p>37.836</text:p>
          </table:table-cell>
          <table:table-cell office:value-type="float" office:value="21.948023450000001" table:style-name="ce1">
            <text:p>21.94802345</text:p>
          </table:table-cell>
          <table:table-cell office:value-type="float" office:value="37.835182930000002" table:style-name="ce1">
            <text:p>37.83518293</text:p>
          </table:table-cell>
          <table:table-cell table:number-columns-repeated="16380"/>
        </table:table-row>
        <table:table-row table:style-name="ro1">
          <table:table-cell office:value-type="float" office:value="21.988019999999999" table:style-name="ce2">
            <text:p>2.20E+01</text:p>
          </table:table-cell>
          <table:table-cell office:value-type="float" office:value="37.831800000000001" table:style-name="ce1">
            <text:p>37.8318</text:p>
          </table:table-cell>
          <table:table-cell office:value-type="float" office:value="21.998023450000002" table:style-name="ce1">
            <text:p>21.99802345</text:p>
          </table:table-cell>
          <table:table-cell office:value-type="float" office:value="37.830896330000002" table:style-name="ce1">
            <text:p>37.83089633</text:p>
          </table:table-cell>
          <table:table-cell table:number-columns-repeated="16380"/>
        </table:table-row>
        <table:table-row table:style-name="ro1">
          <table:table-cell office:value-type="float" office:value="22.038019999999999" table:style-name="ce2">
            <text:p>2.20E+01</text:p>
          </table:table-cell>
          <table:table-cell office:value-type="float" office:value="37.827500000000001" table:style-name="ce1">
            <text:p>37.8275</text:p>
          </table:table-cell>
          <table:table-cell office:value-type="float" office:value="22.048023449999999" table:style-name="ce1">
            <text:p>22.04802345</text:p>
          </table:table-cell>
          <table:table-cell office:value-type="float" office:value="37.826601760000003" table:style-name="ce1">
            <text:p>37.82660176</text:p>
          </table:table-cell>
          <table:table-cell table:number-columns-repeated="16380"/>
        </table:table-row>
        <table:table-row table:style-name="ro1">
          <table:table-cell office:value-type="float" office:value="22.08802" table:style-name="ce2">
            <text:p>2.21E+01</text:p>
          </table:table-cell>
          <table:table-cell office:value-type="float" office:value="37.8232" table:style-name="ce1">
            <text:p>37.8232</text:p>
          </table:table-cell>
          <table:table-cell office:value-type="float" office:value="22.098023449999999" table:style-name="ce1">
            <text:p>22.09802345</text:p>
          </table:table-cell>
          <table:table-cell office:value-type="float" office:value="37.822299090000001" table:style-name="ce1">
            <text:p>37.82229909</text:p>
          </table:table-cell>
          <table:table-cell table:number-columns-repeated="16380"/>
        </table:table-row>
        <table:table-row table:style-name="ro1">
          <table:table-cell office:value-type="float" office:value="22.138020000000001" table:style-name="ce2">
            <text:p>2.21E+01</text:p>
          </table:table-cell>
          <table:table-cell office:value-type="float" office:value="37.818899999999999" table:style-name="ce1">
            <text:p>37.8189</text:p>
          </table:table-cell>
          <table:table-cell office:value-type="float" office:value="22.14802345" table:style-name="ce1">
            <text:p>22.14802345</text:p>
          </table:table-cell>
          <table:table-cell office:value-type="float" office:value="37.817988200000002" table:style-name="ce1">
            <text:p>37.8179882</text:p>
          </table:table-cell>
          <table:table-cell table:number-columns-repeated="16380"/>
        </table:table-row>
        <table:table-row table:style-name="ro1">
          <table:table-cell office:value-type="float" office:value="22.188020000000002" table:style-name="ce2">
            <text:p>2.22E+01</text:p>
          </table:table-cell>
          <table:table-cell office:value-type="float" office:value="37.814500000000002" table:style-name="ce1">
            <text:p>37.8145</text:p>
          </table:table-cell>
          <table:table-cell office:value-type="float" office:value="22.198023450000001" table:style-name="ce1">
            <text:p>22.19802345</text:p>
          </table:table-cell>
          <table:table-cell office:value-type="float" office:value="37.81366895" table:style-name="ce1">
            <text:p>37.81366895</text:p>
          </table:table-cell>
          <table:table-cell table:number-columns-repeated="16380"/>
        </table:table-row>
        <table:table-row table:style-name="ro1">
          <table:table-cell office:value-type="float" office:value="22.238019999999999" table:style-name="ce2">
            <text:p>2.22E+01</text:p>
          </table:table-cell>
          <table:table-cell office:value-type="float" office:value="37.810200000000002" table:style-name="ce1">
            <text:p>37.8102</text:p>
          </table:table-cell>
          <table:table-cell office:value-type="float" office:value="22.248023450000002" table:style-name="ce1">
            <text:p>22.24802345</text:p>
          </table:table-cell>
          <table:table-cell office:value-type="float" office:value="37.80934122" table:style-name="ce1">
            <text:p>37.80934122</text:p>
          </table:table-cell>
          <table:table-cell table:number-columns-repeated="16380"/>
        </table:table-row>
        <table:table-row table:style-name="ro1">
          <table:table-cell office:value-type="float" office:value="22.288019999999999" table:style-name="ce2">
            <text:p>2.23E+01</text:p>
          </table:table-cell>
          <table:table-cell office:value-type="float" office:value="37.805900000000001" table:style-name="ce1">
            <text:p>37.8059</text:p>
          </table:table-cell>
          <table:table-cell office:value-type="float" office:value="22.298023449999999" table:style-name="ce1">
            <text:p>22.29802345</text:p>
          </table:table-cell>
          <table:table-cell office:value-type="float" office:value="37.805004889999999" table:style-name="ce1">
            <text:p>37.80500489</text:p>
          </table:table-cell>
          <table:table-cell table:number-columns-repeated="16380"/>
        </table:table-row>
        <table:table-row table:style-name="ro1">
          <table:table-cell office:value-type="float" office:value="22.33802" table:style-name="ce2">
            <text:p>2.23E+01</text:p>
          </table:table-cell>
          <table:table-cell office:value-type="float" office:value="37.801499999999997" table:style-name="ce1">
            <text:p>37.8015</text:p>
          </table:table-cell>
          <table:table-cell office:value-type="float" office:value="22.348023449999999" table:style-name="ce1">
            <text:p>22.34802345</text:p>
          </table:table-cell>
          <table:table-cell office:value-type="float" office:value="37.800659830000001" table:style-name="ce1">
            <text:p>37.80065983</text:p>
          </table:table-cell>
          <table:table-cell table:number-columns-repeated="16380"/>
        </table:table-row>
        <table:table-row table:style-name="ro1">
          <table:table-cell office:value-type="float" office:value="22.388020000000001" table:style-name="ce2">
            <text:p>2.24E+01</text:p>
          </table:table-cell>
          <table:table-cell office:value-type="float" office:value="37.797199999999997" table:style-name="ce1">
            <text:p>37.7972</text:p>
          </table:table-cell>
          <table:table-cell office:value-type="float" office:value="22.39802345" table:style-name="ce1">
            <text:p>22.39802345</text:p>
          </table:table-cell>
          <table:table-cell office:value-type="float" office:value="37.796305930000003" table:style-name="ce1">
            <text:p>37.79630593</text:p>
          </table:table-cell>
          <table:table-cell table:number-columns-repeated="16380"/>
        </table:table-row>
        <table:table-row table:style-name="ro1">
          <table:table-cell office:value-type="float" office:value="22.438020000000002" table:style-name="ce2">
            <text:p>2.24E+01</text:p>
          </table:table-cell>
          <table:table-cell office:value-type="float" office:value="37.7928" table:style-name="ce1">
            <text:p>37.7928</text:p>
          </table:table-cell>
          <table:table-cell office:value-type="float" office:value="22.448023450000001" table:style-name="ce1">
            <text:p>22.44802345</text:p>
          </table:table-cell>
          <table:table-cell office:value-type="float" office:value="37.79194305" table:style-name="ce1">
            <text:p>37.79194305</text:p>
          </table:table-cell>
          <table:table-cell table:number-columns-repeated="16380"/>
        </table:table-row>
        <table:table-row table:style-name="ro1">
          <table:table-cell office:value-type="float" office:value="22.488019999999999" table:style-name="ce2">
            <text:p>2.25E+01</text:p>
          </table:table-cell>
          <table:table-cell office:value-type="float" office:value="37.788400000000003" table:style-name="ce1">
            <text:p>37.7884</text:p>
          </table:table-cell>
          <table:table-cell office:value-type="float" office:value="22.498023450000002" table:style-name="ce1">
            <text:p>22.49802345</text:p>
          </table:table-cell>
          <table:table-cell office:value-type="float" office:value="37.787571100000001" table:style-name="ce1">
            <text:p>37.7875711</text:p>
          </table:table-cell>
          <table:table-cell table:number-columns-repeated="16380"/>
        </table:table-row>
        <table:table-row table:style-name="ro1">
          <table:table-cell office:value-type="float" office:value="22.538019999999999" table:style-name="ce2">
            <text:p>2.25E+01</text:p>
          </table:table-cell>
          <table:table-cell office:value-type="float" office:value="37.784100000000002" table:style-name="ce1">
            <text:p>37.7841</text:p>
          </table:table-cell>
          <table:table-cell office:value-type="float" office:value="22.548023449999999" table:style-name="ce1">
            <text:p>22.54802345</text:p>
          </table:table-cell>
          <table:table-cell office:value-type="float" office:value="37.783189950000001" table:style-name="ce1">
            <text:p>37.78318995</text:p>
          </table:table-cell>
          <table:table-cell table:number-columns-repeated="16380"/>
        </table:table-row>
        <table:table-row table:style-name="ro1">
          <table:table-cell office:value-type="float" office:value="22.58802" table:style-name="ce2">
            <text:p>2.26E+01</text:p>
          </table:table-cell>
          <table:table-cell office:value-type="float" office:value="37.779699999999998" table:style-name="ce1">
            <text:p>37.7797</text:p>
          </table:table-cell>
          <table:table-cell office:value-type="float" office:value="22.598023449999999" table:style-name="ce1">
            <text:p>22.59802345</text:p>
          </table:table-cell>
          <table:table-cell office:value-type="float" office:value="37.778799480000004" table:style-name="ce1">
            <text:p>37.77879948</text:p>
          </table:table-cell>
          <table:table-cell table:number-columns-repeated="16380"/>
        </table:table-row>
        <table:table-row table:style-name="ro1">
          <table:table-cell office:value-type="float" office:value="22.638020000000001" table:style-name="ce2">
            <text:p>2.26E+01</text:p>
          </table:table-cell>
          <table:table-cell office:value-type="float" office:value="37.775300000000001" table:style-name="ce1">
            <text:p>37.7753</text:p>
          </table:table-cell>
          <table:table-cell office:value-type="float" office:value="22.64802345" table:style-name="ce1">
            <text:p>22.64802345</text:p>
          </table:table-cell>
          <table:table-cell office:value-type="float" office:value="37.774399590000002" table:style-name="ce1">
            <text:p>37.77439959</text:p>
          </table:table-cell>
          <table:table-cell table:number-columns-repeated="16380"/>
        </table:table-row>
        <table:table-row table:style-name="ro1">
          <table:table-cell office:value-type="float" office:value="22.688020000000002" table:style-name="ce2">
            <text:p>2.27E+01</text:p>
          </table:table-cell>
          <table:table-cell office:value-type="float" office:value="37.770899999999997" table:style-name="ce1">
            <text:p>37.7709</text:p>
          </table:table-cell>
          <table:table-cell office:value-type="float" office:value="22.698023450000001" table:style-name="ce1">
            <text:p>22.69802345</text:p>
          </table:table-cell>
          <table:table-cell office:value-type="float" office:value="37.76999017" table:style-name="ce1">
            <text:p>37.76999017</text:p>
          </table:table-cell>
          <table:table-cell table:number-columns-repeated="16380"/>
        </table:table-row>
        <table:table-row table:style-name="ro1">
          <table:table-cell office:value-type="float" office:value="22.738019999999999" table:style-name="ce2">
            <text:p>2.27E+01</text:p>
          </table:table-cell>
          <table:table-cell office:value-type="float" office:value="37.766500000000001" table:style-name="ce1">
            <text:p>37.7665</text:p>
          </table:table-cell>
          <table:table-cell office:value-type="float" office:value="22.748023450000002" table:style-name="ce1">
            <text:p>22.74802345</text:p>
          </table:table-cell>
          <table:table-cell office:value-type="float" office:value="37.765571110000003" table:style-name="ce1">
            <text:p>37.76557111</text:p>
          </table:table-cell>
          <table:table-cell table:number-columns-repeated="16380"/>
        </table:table-row>
        <table:table-row table:style-name="ro1">
          <table:table-cell office:value-type="float" office:value="22.788019999999999" table:style-name="ce2">
            <text:p>2.28E+01</text:p>
          </table:table-cell>
          <table:table-cell office:value-type="float" office:value="37.762" table:style-name="ce1">
            <text:p>37.762</text:p>
          </table:table-cell>
          <table:table-cell office:value-type="float" office:value="22.798023449999999" table:style-name="ce1">
            <text:p>22.79802345</text:p>
          </table:table-cell>
          <table:table-cell office:value-type="float" office:value="37.761142290000002" table:style-name="ce1">
            <text:p>37.76114229</text:p>
          </table:table-cell>
          <table:table-cell table:number-columns-repeated="16380"/>
        </table:table-row>
        <table:table-row table:style-name="ro1">
          <table:table-cell office:value-type="float" office:value="22.83802" table:style-name="ce2">
            <text:p>2.28E+01</text:p>
          </table:table-cell>
          <table:table-cell office:value-type="float" office:value="37.757599999999996" table:style-name="ce1">
            <text:p>37.7576</text:p>
          </table:table-cell>
          <table:table-cell office:value-type="float" office:value="22.848023449999999" table:style-name="ce1">
            <text:p>22.84802345</text:p>
          </table:table-cell>
          <table:table-cell office:value-type="float" office:value="37.756703629999997" table:style-name="ce1">
            <text:p>37.75670363</text:p>
          </table:table-cell>
          <table:table-cell table:number-columns-repeated="16380"/>
        </table:table-row>
        <table:table-row table:style-name="ro1">
          <table:table-cell office:value-type="float" office:value="22.888020000000001" table:style-name="ce2">
            <text:p>2.29E+01</text:p>
          </table:table-cell>
          <table:table-cell office:value-type="float" office:value="37.753100000000003" table:style-name="ce1">
            <text:p>37.7531</text:p>
          </table:table-cell>
          <table:table-cell office:value-type="float" office:value="22.89802345" table:style-name="ce1">
            <text:p>22.89802345</text:p>
          </table:table-cell>
          <table:table-cell office:value-type="float" office:value="37.752254999999998" table:style-name="ce1">
            <text:p>37.752255</text:p>
          </table:table-cell>
          <table:table-cell table:number-columns-repeated="16380"/>
        </table:table-row>
        <table:table-row table:style-name="ro1">
          <table:table-cell office:value-type="float" office:value="22.938020000000002" table:style-name="ce2">
            <text:p>2.29E+01</text:p>
          </table:table-cell>
          <table:table-cell office:value-type="float" office:value="37.748699999999999" table:style-name="ce1">
            <text:p>37.7487</text:p>
          </table:table-cell>
          <table:table-cell office:value-type="float" office:value="22.948023450000001" table:style-name="ce1">
            <text:p>22.94802345</text:p>
          </table:table-cell>
          <table:table-cell office:value-type="float" office:value="37.747796319999999" table:style-name="ce1">
            <text:p>37.74779632</text:p>
          </table:table-cell>
          <table:table-cell table:number-columns-repeated="16380"/>
        </table:table-row>
        <table:table-row table:style-name="ro1">
          <table:table-cell office:value-type="float" office:value="22.988019999999999" table:style-name="ce2">
            <text:p>2.30E+01</text:p>
          </table:table-cell>
          <table:table-cell office:value-type="float" office:value="37.744199999999999" table:style-name="ce1">
            <text:p>37.7442</text:p>
          </table:table-cell>
          <table:table-cell office:value-type="float" office:value="22.998023450000002" table:style-name="ce1">
            <text:p>22.99802345</text:p>
          </table:table-cell>
          <table:table-cell office:value-type="float" office:value="37.743327489999999" table:style-name="ce1">
            <text:p>37.74332749</text:p>
          </table:table-cell>
          <table:table-cell table:number-columns-repeated="16380"/>
        </table:table-row>
        <table:table-row table:style-name="ro1">
          <table:table-cell office:value-type="float" office:value="23.038019999999999" table:style-name="ce2">
            <text:p>2.30E+01</text:p>
          </table:table-cell>
          <table:table-cell office:value-type="float" office:value="37.739699999999999" table:style-name="ce1">
            <text:p>37.7397</text:p>
          </table:table-cell>
          <table:table-cell office:value-type="float" office:value="23.048023449999999" table:style-name="ce1">
            <text:p>23.04802345</text:p>
          </table:table-cell>
          <table:table-cell office:value-type="float" office:value="37.738848390000001" table:style-name="ce1">
            <text:p>37.73884839</text:p>
          </table:table-cell>
          <table:table-cell table:number-columns-repeated="16380"/>
        </table:table-row>
        <table:table-row table:style-name="ro1">
          <table:table-cell office:value-type="float" office:value="23.08802" table:style-name="ce2">
            <text:p>2.31E+01</text:p>
          </table:table-cell>
          <table:table-cell office:value-type="float" office:value="37.735300000000002" table:style-name="ce1">
            <text:p>37.7353</text:p>
          </table:table-cell>
          <table:table-cell office:value-type="float" office:value="23.098023449999999" table:style-name="ce1">
            <text:p>23.09802345</text:p>
          </table:table-cell>
          <table:table-cell office:value-type="float" office:value="37.73435894" table:style-name="ce1">
            <text:p>37.73435894</text:p>
          </table:table-cell>
          <table:table-cell table:number-columns-repeated="16380"/>
        </table:table-row>
        <table:table-row table:style-name="ro1">
          <table:table-cell office:value-type="float" office:value="23.138020000000001" table:style-name="ce2">
            <text:p>2.31E+01</text:p>
          </table:table-cell>
          <table:table-cell office:value-type="float" office:value="37.730800000000002" table:style-name="ce1">
            <text:p>37.7308</text:p>
          </table:table-cell>
          <table:table-cell office:value-type="float" office:value="23.14802345" table:style-name="ce1">
            <text:p>23.14802345</text:p>
          </table:table-cell>
          <table:table-cell office:value-type="float" office:value="37.729859040000001" table:style-name="ce1">
            <text:p>37.72985904</text:p>
          </table:table-cell>
          <table:table-cell table:number-columns-repeated="16380"/>
        </table:table-row>
        <table:table-row table:style-name="ro1">
          <table:table-cell office:value-type="float" office:value="23.188020000000002" table:style-name="ce2">
            <text:p>2.32E+01</text:p>
          </table:table-cell>
          <table:table-cell office:value-type="float" office:value="37.726300000000002" table:style-name="ce1">
            <text:p>37.7263</text:p>
          </table:table-cell>
          <table:table-cell office:value-type="float" office:value="23.198023450000001" table:style-name="ce1">
            <text:p>23.19802345</text:p>
          </table:table-cell>
          <table:table-cell office:value-type="float" office:value="37.725348599999997" table:style-name="ce1">
            <text:p>37.7253486</text:p>
          </table:table-cell>
          <table:table-cell table:number-columns-repeated="16380"/>
        </table:table-row>
        <table:table-row table:style-name="ro1">
          <table:table-cell office:value-type="float" office:value="23.238019999999999" table:style-name="ce2">
            <text:p>2.32E+01</text:p>
          </table:table-cell>
          <table:table-cell office:value-type="float" office:value="37.721699999999998" table:style-name="ce1">
            <text:p>37.7217</text:p>
          </table:table-cell>
          <table:table-cell office:value-type="float" office:value="23.248023450000002" table:style-name="ce1">
            <text:p>23.24802345</text:p>
          </table:table-cell>
          <table:table-cell office:value-type="float" office:value="37.720827530000001" table:style-name="ce1">
            <text:p>37.72082753</text:p>
          </table:table-cell>
          <table:table-cell table:number-columns-repeated="16380"/>
        </table:table-row>
        <table:table-row table:style-name="ro1">
          <table:table-cell office:value-type="float" office:value="23.288019999999999" table:style-name="ce2">
            <text:p>2.33E+01</text:p>
          </table:table-cell>
          <table:table-cell office:value-type="float" office:value="37.717199999999998" table:style-name="ce1">
            <text:p>37.7172</text:p>
          </table:table-cell>
          <table:table-cell office:value-type="float" office:value="23.298023449999999" table:style-name="ce1">
            <text:p>23.29802345</text:p>
          </table:table-cell>
          <table:table-cell office:value-type="float" office:value="37.716295729999999" table:style-name="ce1">
            <text:p>37.71629573</text:p>
          </table:table-cell>
          <table:table-cell table:number-columns-repeated="16380"/>
        </table:table-row>
        <table:table-row table:style-name="ro1">
          <table:table-cell office:value-type="float" office:value="23.33802" table:style-name="ce2">
            <text:p>2.33E+01</text:p>
          </table:table-cell>
          <table:table-cell office:value-type="float" office:value="37.712699999999998" table:style-name="ce1">
            <text:p>37.7127</text:p>
          </table:table-cell>
          <table:table-cell office:value-type="float" office:value="23.348023449999999" table:style-name="ce1">
            <text:p>23.34802345</text:p>
          </table:table-cell>
          <table:table-cell office:value-type="float" office:value="37.711753109999997" table:style-name="ce1">
            <text:p>37.71175311</text:p>
          </table:table-cell>
          <table:table-cell table:number-columns-repeated="16380"/>
        </table:table-row>
        <table:table-row table:style-name="ro1">
          <table:table-cell office:value-type="float" office:value="23.388020000000001" table:style-name="ce2">
            <text:p>2.34E+01</text:p>
          </table:table-cell>
          <table:table-cell office:value-type="float" office:value="37.708100000000002" table:style-name="ce1">
            <text:p>37.7081</text:p>
          </table:table-cell>
          <table:table-cell office:value-type="float" office:value="23.39802345" table:style-name="ce1">
            <text:p>23.39802345</text:p>
          </table:table-cell>
          <table:table-cell office:value-type="float" office:value="37.707199590000002" table:style-name="ce1">
            <text:p>37.70719959</text:p>
          </table:table-cell>
          <table:table-cell table:number-columns-repeated="16380"/>
        </table:table-row>
        <table:table-row table:style-name="ro1">
          <table:table-cell office:value-type="float" office:value="23.438020000000002" table:style-name="ce2">
            <text:p>2.34E+01</text:p>
          </table:table-cell>
          <table:table-cell office:value-type="float" office:value="37.703499999999998" table:style-name="ce1">
            <text:p>37.7035</text:p>
          </table:table-cell>
          <table:table-cell office:value-type="float" office:value="23.448023450000001" table:style-name="ce1">
            <text:p>23.44802345</text:p>
          </table:table-cell>
          <table:table-cell office:value-type="float" office:value="37.70263508" table:style-name="ce1">
            <text:p>37.70263508</text:p>
          </table:table-cell>
          <table:table-cell table:number-columns-repeated="16380"/>
        </table:table-row>
        <table:table-row table:style-name="ro1">
          <table:table-cell office:value-type="float" office:value="23.488019999999999" table:style-name="ce2">
            <text:p>2.35E+01</text:p>
          </table:table-cell>
          <table:table-cell office:value-type="float" office:value="37.698999999999998" table:style-name="ce1">
            <text:p>37.699</text:p>
          </table:table-cell>
          <table:table-cell office:value-type="float" office:value="23.498023450000002" table:style-name="ce1">
            <text:p>23.49802345</text:p>
          </table:table-cell>
          <table:table-cell office:value-type="float" office:value="37.698059499999999" table:style-name="ce1">
            <text:p>37.6980595</text:p>
          </table:table-cell>
          <table:table-cell table:number-columns-repeated="16380"/>
        </table:table-row>
        <table:table-row table:style-name="ro1">
          <table:table-cell office:value-type="float" office:value="23.538019999999999" table:style-name="ce2">
            <text:p>2.35E+01</text:p>
          </table:table-cell>
          <table:table-cell office:value-type="float" office:value="37.694400000000002" table:style-name="ce1">
            <text:p>37.6944</text:p>
          </table:table-cell>
          <table:table-cell office:value-type="float" office:value="23.548023449999999" table:style-name="ce1">
            <text:p>23.54802345</text:p>
          </table:table-cell>
          <table:table-cell office:value-type="float" office:value="37.693472759999999" table:style-name="ce1">
            <text:p>37.69347276</text:p>
          </table:table-cell>
          <table:table-cell table:number-columns-repeated="16380"/>
        </table:table-row>
        <table:table-row table:style-name="ro1">
          <table:table-cell office:value-type="float" office:value="23.58802" table:style-name="ce2">
            <text:p>2.36E+01</text:p>
          </table:table-cell>
          <table:table-cell office:value-type="float" office:value="37.689799999999998" table:style-name="ce1">
            <text:p>37.6898</text:p>
          </table:table-cell>
          <table:table-cell office:value-type="float" office:value="23.598023449999999" table:style-name="ce1">
            <text:p>23.59802345</text:p>
          </table:table-cell>
          <table:table-cell office:value-type="float" office:value="37.68887479" table:style-name="ce1">
            <text:p>37.68887479</text:p>
          </table:table-cell>
          <table:table-cell table:number-columns-repeated="16380"/>
        </table:table-row>
        <table:table-row table:style-name="ro1">
          <table:table-cell office:value-type="float" office:value="23.638020000000001" table:style-name="ce2">
            <text:p>2.36E+01</text:p>
          </table:table-cell>
          <table:table-cell office:value-type="float" office:value="37.685200000000002" table:style-name="ce1">
            <text:p>37.6852</text:p>
          </table:table-cell>
          <table:table-cell office:value-type="float" office:value="23.64802345" table:style-name="ce1">
            <text:p>23.64802345</text:p>
          </table:table-cell>
          <table:table-cell office:value-type="float" office:value="37.684265490000001" table:style-name="ce1">
            <text:p>37.68426549</text:p>
          </table:table-cell>
          <table:table-cell table:number-columns-repeated="16380"/>
        </table:table-row>
        <table:table-row table:style-name="ro1">
          <table:table-cell office:value-type="float" office:value="23.688020000000002" table:style-name="ce2">
            <text:p>2.37E+01</text:p>
          </table:table-cell>
          <table:table-cell office:value-type="float" office:value="37.680599999999998" table:style-name="ce1">
            <text:p>37.6806</text:p>
          </table:table-cell>
          <table:table-cell office:value-type="float" office:value="23.698023450000001" table:style-name="ce1">
            <text:p>23.69802345</text:p>
          </table:table-cell>
          <table:table-cell office:value-type="float" office:value="37.679644789999998" table:style-name="ce1">
            <text:p>37.67964479</text:p>
          </table:table-cell>
          <table:table-cell table:number-columns-repeated="16380"/>
        </table:table-row>
        <table:table-row table:style-name="ro1">
          <table:table-cell office:value-type="float" office:value="23.738019999999999" table:style-name="ce2">
            <text:p>2.37E+01</text:p>
          </table:table-cell>
          <table:table-cell office:value-type="float" office:value="37.675899999999999" table:style-name="ce1">
            <text:p>37.6759</text:p>
          </table:table-cell>
          <table:table-cell office:value-type="float" office:value="23.748023450000002" table:style-name="ce1">
            <text:p>23.74802345</text:p>
          </table:table-cell>
          <table:table-cell office:value-type="float" office:value="37.675012619999997" table:style-name="ce1">
            <text:p>37.67501262</text:p>
          </table:table-cell>
          <table:table-cell table:number-columns-repeated="16380"/>
        </table:table-row>
        <table:table-row table:style-name="ro1">
          <table:table-cell office:value-type="float" office:value="23.788019999999999" table:style-name="ce2">
            <text:p>2.38E+01</text:p>
          </table:table-cell>
          <table:table-cell office:value-type="float" office:value="37.671300000000002" table:style-name="ce1">
            <text:p>37.6713</text:p>
          </table:table-cell>
          <table:table-cell office:value-type="float" office:value="23.798023449999999" table:style-name="ce1">
            <text:p>23.79802345</text:p>
          </table:table-cell>
          <table:table-cell office:value-type="float" office:value="37.670368889999999" table:style-name="ce1">
            <text:p>37.67036889</text:p>
          </table:table-cell>
          <table:table-cell table:number-columns-repeated="16380"/>
        </table:table-row>
        <table:table-row table:style-name="ro1">
          <table:table-cell office:value-type="float" office:value="23.83802" table:style-name="ce2">
            <text:p>2.38E+01</text:p>
          </table:table-cell>
          <table:table-cell office:value-type="float" office:value="37.666600000000003" table:style-name="ce1">
            <text:p>37.6666</text:p>
          </table:table-cell>
          <table:table-cell office:value-type="float" office:value="23.848023449999999" table:style-name="ce1">
            <text:p>23.84802345</text:p>
          </table:table-cell>
          <table:table-cell office:value-type="float" office:value="37.665713539999999" table:style-name="ce1">
            <text:p>37.66571354</text:p>
          </table:table-cell>
          <table:table-cell table:number-columns-repeated="16380"/>
        </table:table-row>
        <table:table-row table:style-name="ro1">
          <table:table-cell office:value-type="float" office:value="23.888020000000001" table:style-name="ce2">
            <text:p>2.39E+01</text:p>
          </table:table-cell>
          <table:table-cell office:value-type="float" office:value="37.661999999999999" table:style-name="ce1">
            <text:p>37.662</text:p>
          </table:table-cell>
          <table:table-cell office:value-type="float" office:value="23.89802345" table:style-name="ce1">
            <text:p>23.89802345</text:p>
          </table:table-cell>
          <table:table-cell office:value-type="float" office:value="37.661046480000003" table:style-name="ce1">
            <text:p>37.66104648</text:p>
          </table:table-cell>
          <table:table-cell table:number-columns-repeated="16380"/>
        </table:table-row>
        <table:table-row table:style-name="ro1">
          <table:table-cell office:value-type="float" office:value="23.938020000000002" table:style-name="ce2">
            <text:p>2.39E+01</text:p>
          </table:table-cell>
          <table:table-cell office:value-type="float" office:value="37.657299999999999" table:style-name="ce1">
            <text:p>37.6573</text:p>
          </table:table-cell>
          <table:table-cell office:value-type="float" office:value="23.948023450000001" table:style-name="ce1">
            <text:p>23.94802345</text:p>
          </table:table-cell>
          <table:table-cell office:value-type="float" office:value="37.65636765" table:style-name="ce1">
            <text:p>37.65636765</text:p>
          </table:table-cell>
          <table:table-cell table:number-columns-repeated="16380"/>
        </table:table-row>
        <table:table-row table:style-name="ro1">
          <table:table-cell office:value-type="float" office:value="23.988019999999999" table:style-name="ce2">
            <text:p>2.40E+01</text:p>
          </table:table-cell>
          <table:table-cell office:value-type="float" office:value="37.6526" table:style-name="ce1">
            <text:p>37.6526</text:p>
          </table:table-cell>
          <table:table-cell office:value-type="float" office:value="23.998023450000002" table:style-name="ce1">
            <text:p>23.99802345</text:p>
          </table:table-cell>
          <table:table-cell office:value-type="float" office:value="37.651676969999997" table:style-name="ce1">
            <text:p>37.65167697</text:p>
          </table:table-cell>
          <table:table-cell table:number-columns-repeated="16380"/>
        </table:table-row>
        <table:table-row table:style-name="ro1">
          <table:table-cell office:value-type="float" office:value="24.038019999999999" table:style-name="ce2">
            <text:p>2.40E+01</text:p>
          </table:table-cell>
          <table:table-cell office:value-type="float" office:value="37.6479" table:style-name="ce1">
            <text:p>37.6479</text:p>
          </table:table-cell>
          <table:table-cell office:value-type="float" office:value="24.048023449999999" table:style-name="ce1">
            <text:p>24.04802345</text:p>
          </table:table-cell>
          <table:table-cell office:value-type="float" office:value="37.646974370000002" table:style-name="ce1">
            <text:p>37.64697437</text:p>
          </table:table-cell>
          <table:table-cell table:number-columns-repeated="16380"/>
        </table:table-row>
        <table:table-row table:style-name="ro1">
          <table:table-cell office:value-type="float" office:value="24.08802" table:style-name="ce2">
            <text:p>2.41E+01</text:p>
          </table:table-cell>
          <table:table-cell office:value-type="float" office:value="37.6432" table:style-name="ce1">
            <text:p>37.6432</text:p>
          </table:table-cell>
          <table:table-cell office:value-type="float" office:value="24.098023449999999" table:style-name="ce1">
            <text:p>24.09802345</text:p>
          </table:table-cell>
          <table:table-cell office:value-type="float" office:value="37.642259789999997" table:style-name="ce1">
            <text:p>37.64225979</text:p>
          </table:table-cell>
          <table:table-cell table:number-columns-repeated="16380"/>
        </table:table-row>
        <table:table-row table:style-name="ro1">
          <table:table-cell office:value-type="float" office:value="24.138020000000001" table:style-name="ce2">
            <text:p>2.41E+01</text:p>
          </table:table-cell>
          <table:table-cell office:value-type="float" office:value="37.638500000000001" table:style-name="ce1">
            <text:p>37.6385</text:p>
          </table:table-cell>
          <table:table-cell office:value-type="float" office:value="24.14802345" table:style-name="ce1">
            <text:p>24.14802345</text:p>
          </table:table-cell>
          <table:table-cell office:value-type="float" office:value="37.637533159999997" table:style-name="ce1">
            <text:p>37.63753316</text:p>
          </table:table-cell>
          <table:table-cell table:number-columns-repeated="16380"/>
        </table:table-row>
        <table:table-row table:style-name="ro1">
          <table:table-cell office:value-type="float" office:value="24.188020000000002" table:style-name="ce2">
            <text:p>2.42E+01</text:p>
          </table:table-cell>
          <table:table-cell office:value-type="float" office:value="37.633699999999997" table:style-name="ce1">
            <text:p>37.6337</text:p>
          </table:table-cell>
          <table:table-cell office:value-type="float" office:value="24.198023450000001" table:style-name="ce1">
            <text:p>24.19802345</text:p>
          </table:table-cell>
          <table:table-cell office:value-type="float" office:value="37.632794410000002" table:style-name="ce1">
            <text:p>37.63279441</text:p>
          </table:table-cell>
          <table:table-cell table:number-columns-repeated="16380"/>
        </table:table-row>
        <table:table-row table:style-name="ro1">
          <table:table-cell office:value-type="float" office:value="24.238019999999999" table:style-name="ce2">
            <text:p>2.42E+01</text:p>
          </table:table-cell>
          <table:table-cell office:value-type="float" office:value="37.628999999999998" table:style-name="ce1">
            <text:p>37.629</text:p>
          </table:table-cell>
          <table:table-cell office:value-type="float" office:value="24.248023450000002" table:style-name="ce1">
            <text:p>24.24802345</text:p>
          </table:table-cell>
          <table:table-cell office:value-type="float" office:value="37.628043470000001" table:style-name="ce1">
            <text:p>37.62804347</text:p>
          </table:table-cell>
          <table:table-cell table:number-columns-repeated="16380"/>
        </table:table-row>
        <table:table-row table:style-name="ro1">
          <table:table-cell office:value-type="float" office:value="24.288019999999999" table:style-name="ce2">
            <text:p>2.43E+01</text:p>
          </table:table-cell>
          <table:table-cell office:value-type="float" office:value="37.624200000000002" table:style-name="ce1">
            <text:p>37.6242</text:p>
          </table:table-cell>
          <table:table-cell office:value-type="float" office:value="24.298023449999999" table:style-name="ce1">
            <text:p>24.29802345</text:p>
          </table:table-cell>
          <table:table-cell office:value-type="float" office:value="37.623280289999997" table:style-name="ce1">
            <text:p>37.62328029</text:p>
          </table:table-cell>
          <table:table-cell table:number-columns-repeated="16380"/>
        </table:table-row>
        <table:table-row table:style-name="ro1">
          <table:table-cell office:value-type="float" office:value="24.33802" table:style-name="ce2">
            <text:p>2.43E+01</text:p>
          </table:table-cell>
          <table:table-cell office:value-type="float" office:value="37.619500000000002" table:style-name="ce1">
            <text:p>37.6195</text:p>
          </table:table-cell>
          <table:table-cell office:value-type="float" office:value="24.348023449999999" table:style-name="ce1">
            <text:p>24.34802345</text:p>
          </table:table-cell>
          <table:table-cell office:value-type="float" office:value="37.618504799999997" table:style-name="ce1">
            <text:p>37.6185048</text:p>
          </table:table-cell>
          <table:table-cell table:number-columns-repeated="16380"/>
        </table:table-row>
        <table:table-row table:style-name="ro1">
          <table:table-cell office:value-type="float" office:value="24.388020000000001" table:style-name="ce2">
            <text:p>2.44E+01</text:p>
          </table:table-cell>
          <table:table-cell office:value-type="float" office:value="37.614699999999999" table:style-name="ce1">
            <text:p>37.6147</text:p>
          </table:table-cell>
          <table:table-cell office:value-type="float" office:value="24.39802345" table:style-name="ce1">
            <text:p>24.39802345</text:p>
          </table:table-cell>
          <table:table-cell office:value-type="float" office:value="37.613716940000003" table:style-name="ce1">
            <text:p>37.61371694</text:p>
          </table:table-cell>
          <table:table-cell table:number-columns-repeated="16380"/>
        </table:table-row>
        <table:table-row table:style-name="ro1">
          <table:table-cell office:value-type="float" office:value="24.438020000000002" table:style-name="ce2">
            <text:p>2.44E+01</text:p>
          </table:table-cell>
          <table:table-cell office:value-type="float" office:value="37.609900000000003" table:style-name="ce1">
            <text:p>37.6099</text:p>
          </table:table-cell>
          <table:table-cell office:value-type="float" office:value="24.448023450000001" table:style-name="ce1">
            <text:p>24.44802345</text:p>
          </table:table-cell>
          <table:table-cell office:value-type="float" office:value="37.608916639999997" table:style-name="ce1">
            <text:p>37.60891664</text:p>
          </table:table-cell>
          <table:table-cell table:number-columns-repeated="16380"/>
        </table:table-row>
        <table:table-row table:style-name="ro1">
          <table:table-cell office:value-type="float" office:value="24.488019999999999" table:style-name="ce2">
            <text:p>2.45E+01</text:p>
          </table:table-cell>
          <table:table-cell office:value-type="float" office:value="37.6051" table:style-name="ce1">
            <text:p>37.6051</text:p>
          </table:table-cell>
          <table:table-cell office:value-type="float" office:value="24.498023450000002" table:style-name="ce1">
            <text:p>24.49802345</text:p>
          </table:table-cell>
          <table:table-cell office:value-type="float" office:value="37.604103860000002" table:style-name="ce1">
            <text:p>37.60410386</text:p>
          </table:table-cell>
          <table:table-cell table:number-columns-repeated="16380"/>
        </table:table-row>
        <table:table-row table:style-name="ro1">
          <table:table-cell office:value-type="float" office:value="24.538019999999999" table:style-name="ce2">
            <text:p>2.45E+01</text:p>
          </table:table-cell>
          <table:table-cell office:value-type="float" office:value="37.600200000000001" table:style-name="ce1">
            <text:p>37.6002</text:p>
          </table:table-cell>
          <table:table-cell office:value-type="float" office:value="24.548023449999999" table:style-name="ce1">
            <text:p>24.54802345</text:p>
          </table:table-cell>
          <table:table-cell office:value-type="float" office:value="37.599278519999999" table:style-name="ce1">
            <text:p>37.59927852</text:p>
          </table:table-cell>
          <table:table-cell table:number-columns-repeated="16380"/>
        </table:table-row>
        <table:table-row table:style-name="ro1">
          <table:table-cell office:value-type="float" office:value="24.58802" table:style-name="ce2">
            <text:p>2.46E+01</text:p>
          </table:table-cell>
          <table:table-cell office:value-type="float" office:value="37.595399999999998" table:style-name="ce1">
            <text:p>37.5954</text:p>
          </table:table-cell>
          <table:table-cell office:value-type="float" office:value="24.598023449999999" table:style-name="ce1">
            <text:p>24.59802345</text:p>
          </table:table-cell>
          <table:table-cell office:value-type="float" office:value="37.594440579999997" table:style-name="ce1">
            <text:p>37.59444058</text:p>
          </table:table-cell>
          <table:table-cell table:number-columns-repeated="16380"/>
        </table:table-row>
        <table:table-row table:style-name="ro1">
          <table:table-cell office:value-type="float" office:value="24.638020000000001" table:style-name="ce2">
            <text:p>2.46E+01</text:p>
          </table:table-cell>
          <table:table-cell office:value-type="float" office:value="37.590600000000002" table:style-name="ce1">
            <text:p>37.5906</text:p>
          </table:table-cell>
          <table:table-cell office:value-type="float" office:value="24.64802345" table:style-name="ce1">
            <text:p>24.64802345</text:p>
          </table:table-cell>
          <table:table-cell office:value-type="float" office:value="37.58958998" table:style-name="ce1">
            <text:p>37.58958998</text:p>
          </table:table-cell>
          <table:table-cell table:number-columns-repeated="16380"/>
        </table:table-row>
        <table:table-row table:style-name="ro1">
          <table:table-cell office:value-type="float" office:value="24.688020000000002" table:style-name="ce2">
            <text:p>2.47E+01</text:p>
          </table:table-cell>
          <table:table-cell office:value-type="float" office:value="37.585700000000003" table:style-name="ce1">
            <text:p>37.5857</text:p>
          </table:table-cell>
          <table:table-cell office:value-type="float" office:value="24.698023450000001" table:style-name="ce1">
            <text:p>24.69802345</text:p>
          </table:table-cell>
          <table:table-cell office:value-type="float" office:value="37.584726670000002" table:style-name="ce1">
            <text:p>37.58472667</text:p>
          </table:table-cell>
          <table:table-cell table:number-columns-repeated="16380"/>
        </table:table-row>
        <table:table-row table:style-name="ro1">
          <table:table-cell office:value-type="float" office:value="24.738019999999999" table:style-name="ce2">
            <text:p>2.47E+01</text:p>
          </table:table-cell>
          <table:table-cell office:value-type="float" office:value="37.580800000000004" table:style-name="ce1">
            <text:p>37.5808</text:p>
          </table:table-cell>
          <table:table-cell office:value-type="float" office:value="24.748023450000002" table:style-name="ce1">
            <text:p>24.74802345</text:p>
          </table:table-cell>
          <table:table-cell office:value-type="float" office:value="37.579850579999999" table:style-name="ce1">
            <text:p>37.57985058</text:p>
          </table:table-cell>
          <table:table-cell table:number-columns-repeated="16380"/>
        </table:table-row>
        <table:table-row table:style-name="ro1">
          <table:table-cell office:value-type="float" office:value="24.788019999999999" table:style-name="ce2">
            <text:p>2.48E+01</text:p>
          </table:table-cell>
          <table:table-cell office:value-type="float" office:value="37.575899999999997" table:style-name="ce1">
            <text:p>37.5759</text:p>
          </table:table-cell>
          <table:table-cell office:value-type="float" office:value="24.798023449999999" table:style-name="ce1">
            <text:p>24.79802345</text:p>
          </table:table-cell>
          <table:table-cell office:value-type="float" office:value="37.57496167" table:style-name="ce1">
            <text:p>37.57496167</text:p>
          </table:table-cell>
          <table:table-cell table:number-columns-repeated="16380"/>
        </table:table-row>
        <table:table-row table:style-name="ro1">
          <table:table-cell office:value-type="float" office:value="24.83802" table:style-name="ce2">
            <text:p>2.48E+01</text:p>
          </table:table-cell>
          <table:table-cell office:value-type="float" office:value="37.570999999999998" table:style-name="ce1">
            <text:p>37.571</text:p>
          </table:table-cell>
          <table:table-cell office:value-type="float" office:value="24.848023449999999" table:style-name="ce1">
            <text:p>24.84802345</text:p>
          </table:table-cell>
          <table:table-cell office:value-type="float" office:value="37.570059890000003" table:style-name="ce1">
            <text:p>37.57005989</text:p>
          </table:table-cell>
          <table:table-cell table:number-columns-repeated="16380"/>
        </table:table-row>
        <table:table-row table:style-name="ro1">
          <table:table-cell office:value-type="float" office:value="24.888020000000001" table:style-name="ce2">
            <text:p>2.49E+01</text:p>
          </table:table-cell>
          <table:table-cell office:value-type="float" office:value="37.566099999999999" table:style-name="ce1">
            <text:p>37.5661</text:p>
          </table:table-cell>
          <table:table-cell office:value-type="float" office:value="24.89802345" table:style-name="ce1">
            <text:p>24.89802345</text:p>
          </table:table-cell>
          <table:table-cell office:value-type="float" office:value="37.565145190000003" table:style-name="ce1">
            <text:p>37.56514519</text:p>
          </table:table-cell>
          <table:table-cell table:number-columns-repeated="16380"/>
        </table:table-row>
        <table:table-row table:style-name="ro1">
          <table:table-cell office:value-type="float" office:value="24.938020000000002" table:style-name="ce2">
            <text:p>2.49E+01</text:p>
          </table:table-cell>
          <table:table-cell office:value-type="float" office:value="37.561199999999999" table:style-name="ce1">
            <text:p>37.5612</text:p>
          </table:table-cell>
          <table:table-cell office:value-type="float" office:value="24.948023450000001" table:style-name="ce1">
            <text:p>24.94802345</text:p>
          </table:table-cell>
          <table:table-cell office:value-type="float" office:value="37.560217510000001" table:style-name="ce1">
            <text:p>37.56021751</text:p>
          </table:table-cell>
          <table:table-cell table:number-columns-repeated="16380"/>
        </table:table-row>
        <table:table-row table:style-name="ro1">
          <table:table-cell office:value-type="float" office:value="24.988019999999999" table:style-name="ce2">
            <text:p>2.50E+01</text:p>
          </table:table-cell>
          <table:table-cell office:value-type="float" office:value="37.5563" table:style-name="ce1">
            <text:p>37.5563</text:p>
          </table:table-cell>
          <table:table-cell office:value-type="float" office:value="24.998023450000002" table:style-name="ce1">
            <text:p>24.99802345</text:p>
          </table:table-cell>
          <table:table-cell office:value-type="float" office:value="37.555276810000002" table:style-name="ce1">
            <text:p>37.55527681</text:p>
          </table:table-cell>
          <table:table-cell table:number-columns-repeated="16380"/>
        </table:table-row>
        <table:table-row table:style-name="ro1">
          <table:table-cell office:value-type="float" office:value="25.038019999999999" table:style-name="ce2">
            <text:p>2.50E+01</text:p>
          </table:table-cell>
          <table:table-cell office:value-type="float" office:value="37.551299999999998" table:style-name="ce1">
            <text:p>37.5513</text:p>
          </table:table-cell>
          <table:table-cell office:value-type="float" office:value="25.048023449999999" table:style-name="ce1">
            <text:p>25.04802345</text:p>
          </table:table-cell>
          <table:table-cell office:value-type="float" office:value="37.550323040000002" table:style-name="ce1">
            <text:p>37.55032304</text:p>
          </table:table-cell>
          <table:table-cell table:number-columns-repeated="16380"/>
        </table:table-row>
        <table:table-row table:style-name="ro1">
          <table:table-cell office:value-type="float" office:value="25.08802" table:style-name="ce2">
            <text:p>2.51E+01</text:p>
          </table:table-cell>
          <table:table-cell office:value-type="float" office:value="37.546399999999998" table:style-name="ce1">
            <text:p>37.5464</text:p>
          </table:table-cell>
          <table:table-cell office:value-type="float" office:value="25.098023449999999" table:style-name="ce1">
            <text:p>25.09802345</text:p>
          </table:table-cell>
          <table:table-cell office:value-type="float" office:value="37.545356159999997" table:style-name="ce1">
            <text:p>37.54535616</text:p>
          </table:table-cell>
          <table:table-cell table:number-columns-repeated="16380"/>
        </table:table-row>
        <table:table-row table:style-name="ro1">
          <table:table-cell office:value-type="float" office:value="25.138020000000001" table:style-name="ce2">
            <text:p>2.51E+01</text:p>
          </table:table-cell>
          <table:table-cell office:value-type="float" office:value="37.541400000000003" table:style-name="ce1">
            <text:p>37.5414</text:p>
          </table:table-cell>
          <table:table-cell office:value-type="float" office:value="25.14802345" table:style-name="ce1">
            <text:p>25.14802345</text:p>
          </table:table-cell>
          <table:table-cell office:value-type="float" office:value="37.540376109999997" table:style-name="ce1">
            <text:p>37.54037611</text:p>
          </table:table-cell>
          <table:table-cell table:number-columns-repeated="16380"/>
        </table:table-row>
        <table:table-row table:style-name="ro1">
          <table:table-cell office:value-type="float" office:value="25.188020000000002" table:style-name="ce2">
            <text:p>2.52E+01</text:p>
          </table:table-cell>
          <table:table-cell office:value-type="float" office:value="37.5364" table:style-name="ce1">
            <text:p>37.5364</text:p>
          </table:table-cell>
          <table:table-cell office:value-type="float" office:value="25.198023450000001" table:style-name="ce1">
            <text:p>25.19802345</text:p>
          </table:table-cell>
          <table:table-cell office:value-type="float" office:value="37.535382859999999" table:style-name="ce1">
            <text:p>37.53538286</text:p>
          </table:table-cell>
          <table:table-cell table:number-columns-repeated="16380"/>
        </table:table-row>
        <table:table-row table:style-name="ro1">
          <table:table-cell office:value-type="float" office:value="25.238019999999999" table:style-name="ce2">
            <text:p>2.52E+01</text:p>
          </table:table-cell>
          <table:table-cell office:value-type="float" office:value="37.531399999999998" table:style-name="ce1">
            <text:p>37.5314</text:p>
          </table:table-cell>
          <table:table-cell office:value-type="float" office:value="25.248023450000002" table:style-name="ce1">
            <text:p>25.24802345</text:p>
          </table:table-cell>
          <table:table-cell office:value-type="float" office:value="37.530376369999999" table:style-name="ce1">
            <text:p>37.53037637</text:p>
          </table:table-cell>
          <table:table-cell table:number-columns-repeated="16380"/>
        </table:table-row>
        <table:table-row table:style-name="ro1">
          <table:table-cell office:value-type="float" office:value="25.288019999999999" table:style-name="ce2">
            <text:p>2.53E+01</text:p>
          </table:table-cell>
          <table:table-cell office:value-type="float" office:value="37.526400000000002" table:style-name="ce1">
            <text:p>37.5264</text:p>
          </table:table-cell>
          <table:table-cell office:value-type="float" office:value="25.298023449999999" table:style-name="ce1">
            <text:p>25.29802345</text:p>
          </table:table-cell>
          <table:table-cell office:value-type="float" office:value="37.52535658" table:style-name="ce1">
            <text:p>37.52535658</text:p>
          </table:table-cell>
          <table:table-cell table:number-columns-repeated="16380"/>
        </table:table-row>
        <table:table-row table:style-name="ro1">
          <table:table-cell office:value-type="float" office:value="25.33802" table:style-name="ce2">
            <text:p>2.53E+01</text:p>
          </table:table-cell>
          <table:table-cell office:value-type="float" office:value="37.521299999999997" table:style-name="ce1">
            <text:p>37.5213</text:p>
          </table:table-cell>
          <table:table-cell office:value-type="float" office:value="25.348023449999999" table:style-name="ce1">
            <text:p>25.34802345</text:p>
          </table:table-cell>
          <table:table-cell office:value-type="float" office:value="37.52032346" table:style-name="ce1">
            <text:p>37.52032346</text:p>
          </table:table-cell>
          <table:table-cell table:number-columns-repeated="16380"/>
        </table:table-row>
        <table:table-row table:style-name="ro1">
          <table:table-cell office:value-type="float" office:value="25.388020000000001" table:style-name="ce2">
            <text:p>2.54E+01</text:p>
          </table:table-cell>
          <table:table-cell office:value-type="float" office:value="37.516300000000001" table:style-name="ce1">
            <text:p>37.5163</text:p>
          </table:table-cell>
          <table:table-cell office:value-type="float" office:value="25.39802345" table:style-name="ce1">
            <text:p>25.39802345</text:p>
          </table:table-cell>
          <table:table-cell office:value-type="float" office:value="37.515276970000002" table:style-name="ce1">
            <text:p>37.51527697</text:p>
          </table:table-cell>
          <table:table-cell table:number-columns-repeated="16380"/>
        </table:table-row>
        <table:table-row table:style-name="ro1">
          <table:table-cell office:value-type="float" office:value="25.438020000000002" table:style-name="ce2">
            <text:p>2.54E+01</text:p>
          </table:table-cell>
          <table:table-cell office:value-type="float" office:value="37.511200000000002" table:style-name="ce1">
            <text:p>37.5112</text:p>
          </table:table-cell>
          <table:table-cell office:value-type="float" office:value="25.448023450000001" table:style-name="ce1">
            <text:p>25.44802345</text:p>
          </table:table-cell>
          <table:table-cell office:value-type="float" office:value="37.510217070000003" table:style-name="ce1">
            <text:p>37.51021707</text:p>
          </table:table-cell>
          <table:table-cell table:number-columns-repeated="16380"/>
        </table:table-row>
        <table:table-row table:style-name="ro1">
          <table:table-cell office:value-type="float" office:value="25.488019999999999" table:style-name="ce2">
            <text:p>2.55E+01</text:p>
          </table:table-cell>
          <table:table-cell office:value-type="float" office:value="37.5062" table:style-name="ce1">
            <text:p>37.5062</text:p>
          </table:table-cell>
          <table:table-cell office:value-type="float" office:value="25.498023450000002" table:style-name="ce1">
            <text:p>25.49802345</text:p>
          </table:table-cell>
          <table:table-cell office:value-type="float" office:value="37.50514372" table:style-name="ce1">
            <text:p>37.50514372</text:p>
          </table:table-cell>
          <table:table-cell table:number-columns-repeated="16380"/>
        </table:table-row>
        <table:table-row table:style-name="ro1">
          <table:table-cell office:value-type="float" office:value="32.503019999999999" table:style-name="ce2">
            <text:p>3.25E+01</text:p>
          </table:table-cell>
          <table:table-cell office:value-type="float" office:value="36.590299999999999" table:style-name="ce1">
            <text:p>36.5903</text:p>
          </table:table-cell>
          <table:table-cell office:value-type="float" office:value="34.503023450000001" table:style-name="ce1">
            <text:p>34.50302345</text:p>
          </table:table-cell>
          <table:table-cell office:value-type="float" office:value="36.282828080000002" table:style-name="ce1">
            <text:p>36.28282808</text:p>
          </table:table-cell>
          <table:table-cell table:number-columns-repeated="16380"/>
        </table:table-row>
        <table:table-row table:style-name="ro1">
          <table:table-cell office:value-type="float" office:value="42.503019999999999" table:style-name="ce2">
            <text:p>4.25E+01</text:p>
          </table:table-cell>
          <table:table-cell office:value-type="float" office:value="34.872900000000001" table:style-name="ce1">
            <text:p>34.8729</text:p>
          </table:table-cell>
          <table:table-cell office:value-type="float" office:value="44.503023450000001" table:style-name="ce1">
            <text:p>44.50302345</text:p>
          </table:table-cell>
          <table:table-cell office:value-type="float" office:value="34.481786130000003" table:style-name="ce1">
            <text:p>34.48178613</text:p>
          </table:table-cell>
          <table:table-cell table:number-columns-repeated="16380" table:style-name="ce1"/>
        </table:table-row>
        <table:table-row table:style-name="ro1">
          <table:table-cell office:value-type="float" office:value="52.503019999999999" table:style-name="ce2">
            <text:p>5.25E+01</text:p>
          </table:table-cell>
          <table:table-cell office:value-type="float" office:value="32.798200000000001" table:style-name="ce1">
            <text:p>32.7982</text:p>
          </table:table-cell>
          <table:table-cell office:value-type="float" office:value="54.503023450000001" table:style-name="ce1">
            <text:p>54.50302345</text:p>
          </table:table-cell>
          <table:table-cell office:value-type="float" office:value="32.352529570000002" table:style-name="ce1">
            <text:p>32.35252957</text:p>
          </table:table-cell>
          <table:table-cell table:number-columns-repeated="16380" table:style-name="ce1"/>
        </table:table-row>
        <table:table-row table:style-name="ro1">
          <table:table-cell office:value-type="float" office:value="62.503019999999999" table:style-name="ce2">
            <text:p>6.25E+01</text:p>
          </table:table-cell>
          <table:table-cell office:value-type="float" office:value="30.497399999999999" table:style-name="ce1">
            <text:p>30.4974</text:p>
          </table:table-cell>
          <table:table-cell office:value-type="float" office:value="64.503023450000001" table:style-name="ce1">
            <text:p>64.50302345</text:p>
          </table:table-cell>
          <table:table-cell office:value-type="float" office:value="30.019343469999999" table:style-name="ce1">
            <text:p>30.01934347</text:p>
          </table:table-cell>
          <table:table-cell table:number-columns-repeated="16380" table:style-name="ce1"/>
        </table:table-row>
        <table:table-row table:style-name="ro1">
          <table:table-cell office:value-type="float" office:value="72.503020000000006" table:style-name="ce2">
            <text:p>7.25E+01</text:p>
          </table:table-cell>
          <table:table-cell office:value-type="float" office:value="28.0702" table:style-name="ce1">
            <text:p>28.0702</text:p>
          </table:table-cell>
          <table:table-cell office:value-type="float" office:value="74.503023450000001" table:style-name="ce1">
            <text:p>74.50302345</text:p>
          </table:table-cell>
          <table:table-cell office:value-type="float" office:value="27.5766192" table:style-name="ce1">
            <text:p>27.5766192</text:p>
          </table:table-cell>
          <table:table-cell table:number-columns-repeated="16380" table:style-name="ce1"/>
        </table:table-row>
        <table:table-row table:style-name="ro1">
          <table:table-cell office:value-type="float" office:value="82.503020000000006" table:style-name="ce2">
            <text:p>8.25E+01</text:p>
          </table:table-cell>
          <table:table-cell office:value-type="float" office:value="25.5914" table:style-name="ce1">
            <text:p>25.5914</text:p>
          </table:table-cell>
          <table:table-cell office:value-type="float" office:value="84.503023450000001" table:style-name="ce1">
            <text:p>84.50302345</text:p>
          </table:table-cell>
          <table:table-cell office:value-type="float" office:value="25.094110220000001" table:style-name="ce1">
            <text:p>25.09411022</text:p>
          </table:table-cell>
          <table:table-cell table:number-columns-repeated="16380" table:style-name="ce1"/>
        </table:table-row>
        <table:table-row table:style-name="ro1">
          <table:table-cell office:value-type="float" office:value="92.503020000000006" table:style-name="ce2">
            <text:p>9.25E+01</text:p>
          </table:table-cell>
          <table:table-cell office:value-type="float" office:value="23.1082" table:style-name="ce1">
            <text:p>23.1082</text:p>
          </table:table-cell>
          <table:table-cell office:value-type="float" office:value="94.503023450000001" table:style-name="ce1">
            <text:p>94.50302345</text:p>
          </table:table-cell>
          <table:table-cell office:value-type="float" office:value="22.61299958" table:style-name="ce1">
            <text:p>22.61299958</text:p>
          </table:table-cell>
          <table:table-cell table:number-columns-repeated="16380" table:style-name="ce1"/>
        </table:table-row>
        <table:table-row table:style-name="ro1">
          <table:table-cell office:value-type="float" office:value="102.503" table:style-name="ce2">
            <text:p>1.03E+02</text:p>
          </table:table-cell>
          <table:table-cell office:value-type="float" office:value="20.636600000000001" table:style-name="ce1">
            <text:p>20.6366</text:p>
          </table:table-cell>
          <table:table-cell office:value-type="float" office:value="104.5030235" table:style-name="ce1">
            <text:p>104.5030235</text:p>
          </table:table-cell>
          <table:table-cell office:value-type="float" office:value="20.142919899999999" table:style-name="ce1">
            <text:p>20.1429199</text:p>
          </table:table-cell>
          <table:table-cell table:number-columns-repeated="16380" table:style-name="ce1"/>
        </table:table-row>
        <table:table-row table:style-name="ro1">
          <table:table-cell office:value-type="float" office:value="112.503" table:style-name="ce2">
            <text:p>1.13E+02</text:p>
          </table:table-cell>
          <table:table-cell office:value-type="float" office:value="18.163" table:style-name="ce1">
            <text:p>18.163</text:p>
          </table:table-cell>
          <table:table-cell office:value-type="float" office:value="114.5030235" table:style-name="ce1">
            <text:p>114.5030235</text:p>
          </table:table-cell>
          <table:table-cell office:value-type="float" office:value="17.66524841" table:style-name="ce1">
            <text:p>17.66524841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2.503" table:style-name="ce2">
            <text:p>1.23E+02</text:p>
          </table:table-cell>
          <table:table-cell office:value-type="float" office:value="15.6517" table:style-name="ce1">
            <text:p>15.6517</text:p>
          </table:table-cell>
          <table:table-cell office:value-type="float" office:value="124.5030235" table:style-name="ce1">
            <text:p>124.5030235</text:p>
          </table:table-cell>
          <table:table-cell office:value-type="float" office:value="15.140614899999999" table:style-name="ce1">
            <text:p>15.1406149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32.50299999999999" table:style-name="ce2">
            <text:p>1.33E+02</text:p>
          </table:table-cell>
          <table:table-cell office:value-type="float" office:value="13.0518" table:style-name="ce1">
            <text:p>13.0518</text:p>
          </table:table-cell>
          <table:table-cell office:value-type="float" office:value="134.50302350000001" table:style-name="ce1">
            <text:p>134.5030235</text:p>
          </table:table-cell>
          <table:table-cell office:value-type="float" office:value="12.516024699999999" table:style-name="ce1">
            <text:p>12.5160247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42.50299999999999" table:style-name="ce2">
            <text:p>1.43E+02</text:p>
          </table:table-cell>
          <table:table-cell office:value-type="float" office:value="10.301399999999999" table:style-name="ce1">
            <text:p>10.3014</text:p>
          </table:table-cell>
          <table:table-cell office:value-type="float" office:value="144.50302350000001" table:style-name="ce1">
            <text:p>144.5030235</text:p>
          </table:table-cell>
          <table:table-cell office:value-type="float" office:value="9.7266979150000008" table:style-name="ce1">
            <text:p>9.726697915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52.50299999999999" table:style-name="ce2">
            <text:p>1.53E+02</text:p>
          </table:table-cell>
          <table:table-cell office:value-type="float" office:value="7.3201700000000001" table:style-name="ce1">
            <text:p>7.32017</text:p>
          </table:table-cell>
          <table:table-cell office:value-type="float" office:value="154.50302350000001" table:style-name="ce1">
            <text:p>154.5030235</text:p>
          </table:table-cell>
          <table:table-cell office:value-type="float" office:value="6.6868131929999999" table:style-name="ce1">
            <text:p>6.686813193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62.50299999999999" table:style-name="ce2">
            <text:p>1.63E+02</text:p>
          </table:table-cell>
          <table:table-cell office:value-type="float" office:value="3.98787" table:style-name="ce1">
            <text:p>3.98787</text:p>
          </table:table-cell>
          <table:table-cell office:value-type="float" office:value="164.50302350000001" table:style-name="ce1">
            <text:p>164.5030235</text:p>
          </table:table-cell>
          <table:table-cell office:value-type="float" office:value="3.2629125380000001" table:style-name="ce1">
            <text:p>3.262912538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72.50299999999999" table:style-name="ce2">
            <text:p>1.73E+02</text:p>
          </table:table-cell>
          <table:table-cell office:value-type="float" office:value="8.6598700000000001E-2" table:style-name="ce1">
            <text:p>0.0865987</text:p>
          </table:table-cell>
          <table:table-cell office:value-type="float" office:value="174.50302350000001" table:style-name="ce1">
            <text:p>174.5030235</text:p>
          </table:table-cell>
          <table:table-cell office:value-type="float" office:value="-0.79404950900000004" table:style-name="ce1">
            <text:p>-0.794049509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82.50299999999999" table:style-name="ce2">
            <text:p>1.83E+02</text:p>
          </table:table-cell>
          <table:table-cell office:value-type="float" office:value="-4.7938400000000003" table:style-name="ce1">
            <text:p>-4.79384</text:p>
          </table:table-cell>
          <table:table-cell office:value-type="float" office:value="184.50302350000001" table:style-name="ce1">
            <text:p>184.5030235</text:p>
          </table:table-cell>
          <table:table-cell office:value-type="float" office:value="-5.9344345540000001" table:style-name="ce1">
            <text:p>-5.934434554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92.50299999999999" table:style-name="ce2">
            <text:p>1.93E+02</text:p>
          </table:table-cell>
          <table:table-cell office:value-type="float" office:value="-11.0962" table:style-name="ce1">
            <text:p>-11.0962</text:p>
          </table:table-cell>
          <table:table-cell office:value-type="float" office:value="194.50302350000001" table:style-name="ce1">
            <text:p>194.5030235</text:p>
          </table:table-cell>
          <table:table-cell office:value-type="float" office:value="-12.516795500000001" table:style-name="ce1">
            <text:p>-12.5167955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02.50299999999999" table:style-name="ce2">
            <text:p>2.03E+02</text:p>
          </table:table-cell>
          <table:table-cell office:value-type="float" office:value="-18.4986" table:style-name="ce1">
            <text:p>-18.4986</text:p>
          </table:table-cell>
          <table:table-cell office:value-type="float" office:value="204.50302350000001" table:style-name="ce1">
            <text:p>204.5030235</text:p>
          </table:table-cell>
          <table:table-cell office:value-type="float" office:value="-20.033364370000001" table:style-name="ce1">
            <text:p>-20.03336437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12.50299999999999" table:style-name="ce2">
            <text:p>2.13E+02</text:p>
          </table:table-cell>
          <table:table-cell office:value-type="float" office:value="-26.2119" table:style-name="ce1">
            <text:p>-26.2119</text:p>
          </table:table-cell>
          <table:table-cell office:value-type="float" office:value="214.50302350000001" table:style-name="ce1">
            <text:p>214.5030235</text:p>
          </table:table-cell>
          <table:table-cell office:value-type="float" office:value="-27.761662250000001" table:style-name="ce1">
            <text:p>-27.76166225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22.50299999999999" table:style-name="ce2">
            <text:p>2.23E+02</text:p>
          </table:table-cell>
          <table:table-cell office:value-type="float" office:value="-33.982599999999998" table:style-name="ce1">
            <text:p>-33.9826</text:p>
          </table:table-cell>
          <table:table-cell office:value-type="float" office:value="224.50302350000001" table:style-name="ce1">
            <text:p>224.5030235</text:p>
          </table:table-cell>
          <table:table-cell office:value-type="float" office:value="-35.54597373" table:style-name="ce1">
            <text:p>-35.54597373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32.50299999999999" table:style-name="ce2">
            <text:p>2.33E+02</text:p>
          </table:table-cell>
          <table:table-cell office:value-type="float" office:value="-41.8735" table:style-name="ce1">
            <text:p>-41.8735</text:p>
          </table:table-cell>
          <table:table-cell office:value-type="float" office:value="233.002995" table:style-name="ce1">
            <text:p>233.002995</text:p>
          </table:table-cell>
          <table:table-cell office:value-type="float" office:value="-42.274573480000001" table:style-name="ce1">
            <text:p>-42.27457348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35.00290000000001" table:style-name="ce2">
            <text:p>2.35E+02</text:p>
          </table:table-cell>
          <table:table-cell office:value-type="float" office:value="-43.890099999999997" table:style-name="ce1">
            <text:p>-43.8901</text:p>
          </table:table-cell>
          <table:table-cell office:value-type="float" office:value="235.50285299999999" table:style-name="ce1">
            <text:p>235.502853</text:p>
          </table:table-cell>
          <table:table-cell office:value-type="float" office:value="-44.296393029999997" table:style-name="ce1">
            <text:p>-44.2963930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37.5027" table:style-name="ce2">
            <text:p>2.38E+02</text:p>
          </table:table-cell>
          <table:table-cell office:value-type="float" office:value="-45.9315" table:style-name="ce1">
            <text:p>-45.9315</text:p>
          </table:table-cell>
          <table:table-cell office:value-type="float" office:value="238.00271090000001" table:style-name="ce1">
            <text:p>238.0027109</text:p>
          </table:table-cell>
          <table:table-cell office:value-type="float" office:value="-46.342771599999999" table:style-name="ce1">
            <text:p>-46.342771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40.0026" table:style-name="ce2">
            <text:p>2.40E+02</text:p>
          </table:table-cell>
          <table:table-cell office:value-type="float" office:value="-47.9983" table:style-name="ce1">
            <text:p>-47.9983</text:p>
          </table:table-cell>
          <table:table-cell office:value-type="float" office:value="240.50256880000001" table:style-name="ce1">
            <text:p>240.5025688</text:p>
          </table:table-cell>
          <table:table-cell office:value-type="float" office:value="-48.414773689999997" table:style-name="ce1">
            <text:p>-48.4147736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42.50239999999999" table:style-name="ce2">
            <text:p>2.43E+02</text:p>
          </table:table-cell>
          <table:table-cell office:value-type="float" office:value="-50.0914" table:style-name="ce1">
            <text:p>-50.0914</text:p>
          </table:table-cell>
          <table:table-cell office:value-type="float" office:value="243.00242679999999" table:style-name="ce1">
            <text:p>243.0024268</text:p>
          </table:table-cell>
          <table:table-cell office:value-type="float" office:value="-50.513200570000002" table:style-name="ce1">
            <text:p>-50.5132005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45.00229999999999" table:style-name="ce2">
            <text:p>2.45E+02</text:p>
          </table:table-cell>
          <table:table-cell office:value-type="float" office:value="-52.211799999999997" table:style-name="ce1">
            <text:p>-52.2118</text:p>
          </table:table-cell>
          <table:table-cell office:value-type="float" office:value="245.50228469999999" table:style-name="ce1">
            <text:p>245.5022847</text:p>
          </table:table-cell>
          <table:table-cell office:value-type="float" office:value="-52.63933591" table:style-name="ce1">
            <text:p>-52.6393359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47.50219999999999" table:style-name="ce2">
            <text:p>2.48E+02</text:p>
          </table:table-cell>
          <table:table-cell office:value-type="float" office:value="-54.362000000000002" table:style-name="ce1">
            <text:p>-54.362</text:p>
          </table:table-cell>
          <table:table-cell office:value-type="float" office:value="248.00214260000001" table:style-name="ce1">
            <text:p>248.0021426</text:p>
          </table:table-cell>
          <table:table-cell office:value-type="float" office:value="-54.795894650000001" table:style-name="ce1">
            <text:p>-54.7958946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0.00200000000001" table:style-name="ce2">
            <text:p>2.50E+02</text:p>
          </table:table-cell>
          <table:table-cell office:value-type="float" office:value="-56.546199999999999" table:style-name="ce1">
            <text:p>-56.5462</text:p>
          </table:table-cell>
          <table:table-cell office:value-type="float" office:value="250.5020006" table:style-name="ce1">
            <text:p>250.5020006</text:p>
          </table:table-cell>
          <table:table-cell office:value-type="float" office:value="-56.987623130000003" table:style-name="ce1">
            <text:p>-56.9876231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2.50190000000001" table:style-name="ce2">
            <text:p>2.53E+02</text:p>
          </table:table-cell>
          <table:table-cell office:value-type="float" office:value="-58.770899999999997" table:style-name="ce1">
            <text:p>-58.7709</text:p>
          </table:table-cell>
          <table:table-cell office:value-type="float" office:value="253.0018585" table:style-name="ce1">
            <text:p>253.0018585</text:p>
          </table:table-cell>
          <table:table-cell office:value-type="float" office:value="-59.221406620000003" table:style-name="ce1">
            <text:p>-59.2214066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5.0017" table:style-name="ce2">
            <text:p>2.55E+02</text:p>
          </table:table-cell>
          <table:table-cell office:value-type="float" office:value="-61.044400000000003" table:style-name="ce1">
            <text:p>-61.0444</text:p>
          </table:table-cell>
          <table:table-cell office:value-type="float" office:value="255.50171649999999" table:style-name="ce1">
            <text:p>255.5017165</text:p>
          </table:table-cell>
          <table:table-cell office:value-type="float" office:value="-61.505820180000001" table:style-name="ce1">
            <text:p>-61.5058201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5.7867" table:style-name="ce2">
            <text:p>2.56E+02</text:p>
          </table:table-cell>
          <table:table-cell office:value-type="float" office:value="-61.7699" table:style-name="ce1">
            <text:p>-61.7699</text:p>
          </table:table-cell>
          <table:table-cell office:value-type="float" office:value="255.7967022" table:style-name="ce1">
            <text:p>255.7967022</text:p>
          </table:table-cell>
          <table:table-cell office:value-type="float" office:value="-61.779226110000003" table:style-name="ce1">
            <text:p>-61.7792261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5.83670000000001" table:style-name="ce2">
            <text:p>2.56E+02</text:p>
          </table:table-cell>
          <table:table-cell office:value-type="float" office:value="-61.816400000000002" table:style-name="ce1">
            <text:p>-61.8164</text:p>
          </table:table-cell>
          <table:table-cell office:value-type="float" office:value="255.84670220000001" table:style-name="ce1">
            <text:p>255.8467022</text:p>
          </table:table-cell>
          <table:table-cell office:value-type="float" office:value="-61.825721469999998" table:style-name="ce1">
            <text:p>-61.8257214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5.88669999999999" table:style-name="ce2">
            <text:p>2.56E+02</text:p>
          </table:table-cell>
          <table:table-cell office:value-type="float" office:value="-61.862900000000003" table:style-name="ce1">
            <text:p>-61.8629</text:p>
          </table:table-cell>
          <table:table-cell office:value-type="float" office:value="255.89670219999999" table:style-name="ce1">
            <text:p>255.8967022</text:p>
          </table:table-cell>
          <table:table-cell office:value-type="float" office:value="-61.872242190000001" table:style-name="ce1">
            <text:p>-61.8722421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5.9367" table:style-name="ce2">
            <text:p>2.56E+02</text:p>
          </table:table-cell>
          <table:table-cell office:value-type="float" office:value="-61.909500000000001" table:style-name="ce1">
            <text:p>-61.9095</text:p>
          </table:table-cell>
          <table:table-cell office:value-type="float" office:value="255.9467022" table:style-name="ce1">
            <text:p>255.9467022</text:p>
          </table:table-cell>
          <table:table-cell office:value-type="float" office:value="-61.918788249999999" table:style-name="ce1">
            <text:p>-61.9187882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5.98670000000001" table:style-name="ce2">
            <text:p>2.56E+02</text:p>
          </table:table-cell>
          <table:table-cell office:value-type="float" office:value="-61.956000000000003" table:style-name="ce1">
            <text:p>-61.956</text:p>
          </table:table-cell>
          <table:table-cell office:value-type="float" office:value="255.99670219999999" table:style-name="ce1">
            <text:p>255.9967022</text:p>
          </table:table-cell>
          <table:table-cell office:value-type="float" office:value="-61.965359659999997" table:style-name="ce1">
            <text:p>-61.9653596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6.0367" table:style-name="ce2">
            <text:p>2.56E+02</text:p>
          </table:table-cell>
          <table:table-cell office:value-type="float" office:value="-62.002600000000001" table:style-name="ce1">
            <text:p>-62.0026</text:p>
          </table:table-cell>
          <table:table-cell office:value-type="float" office:value="256.04670220000003" table:style-name="ce1">
            <text:p>256.0467022</text:p>
          </table:table-cell>
          <table:table-cell office:value-type="float" office:value="-62.011956419999997" table:style-name="ce1">
            <text:p>-62.0119564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6.08670000000001" table:style-name="ce2">
            <text:p>2.56E+02</text:p>
          </table:table-cell>
          <table:table-cell office:value-type="float" office:value="-62.049300000000002" table:style-name="ce1">
            <text:p>-62.0493</text:p>
          </table:table-cell>
          <table:table-cell office:value-type="float" office:value="256.09670219999998" table:style-name="ce1">
            <text:p>256.0967022</text:p>
          </table:table-cell>
          <table:table-cell office:value-type="float" office:value="-62.058578560000001" table:style-name="ce1">
            <text:p>-62.0585785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6.13670000000002" table:style-name="ce2">
            <text:p>2.56E+02</text:p>
          </table:table-cell>
          <table:table-cell office:value-type="float" office:value="-62.0959" table:style-name="ce1">
            <text:p>-62.0959</text:p>
          </table:table-cell>
          <table:table-cell office:value-type="float" office:value="256.14670219999999" table:style-name="ce1">
            <text:p>256.1467022</text:p>
          </table:table-cell>
          <table:table-cell office:value-type="float" office:value="-62.105226080000001" table:style-name="ce1">
            <text:p>-62.1052260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6.18669999999997" table:style-name="ce2">
            <text:p>2.56E+02</text:p>
          </table:table-cell>
          <table:table-cell office:value-type="float" office:value="-62.142600000000002" table:style-name="ce1">
            <text:p>-62.1426</text:p>
          </table:table-cell>
          <table:table-cell office:value-type="float" office:value="256.1967022" table:style-name="ce1">
            <text:p>256.1967022</text:p>
          </table:table-cell>
          <table:table-cell office:value-type="float" office:value="-62.151899020000002" table:style-name="ce1">
            <text:p>-62.1518990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6.23669999999998" table:style-name="ce2">
            <text:p>2.56E+02</text:p>
          </table:table-cell>
          <table:table-cell office:value-type="float" office:value="-62.189300000000003" table:style-name="ce1">
            <text:p>-62.1893</text:p>
          </table:table-cell>
          <table:table-cell office:value-type="float" office:value="256.24670220000002" table:style-name="ce1">
            <text:p>256.2467022</text:p>
          </table:table-cell>
          <table:table-cell office:value-type="float" office:value="-62.198597409999998" table:style-name="ce1">
            <text:p>-62.1985974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6.2867" table:style-name="ce2">
            <text:p>2.56E+02</text:p>
          </table:table-cell>
          <table:table-cell office:value-type="float" office:value="-62.235999999999997" table:style-name="ce1">
            <text:p>-62.236</text:p>
          </table:table-cell>
          <table:table-cell office:value-type="float" office:value="256.29670220000003" table:style-name="ce1">
            <text:p>256.2967022</text:p>
          </table:table-cell>
          <table:table-cell office:value-type="float" office:value="-62.245321269999998" table:style-name="ce1">
            <text:p>-62.2453212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6.33670000000001" table:style-name="ce2">
            <text:p>2.56E+02</text:p>
          </table:table-cell>
          <table:table-cell office:value-type="float" office:value="-62.282699999999998" table:style-name="ce1">
            <text:p>-62.2827</text:p>
          </table:table-cell>
          <table:table-cell office:value-type="float" office:value="256.34670219999998" table:style-name="ce1">
            <text:p>256.3467022</text:p>
          </table:table-cell>
          <table:table-cell office:value-type="float" office:value="-62.292070639999999" table:style-name="ce1">
            <text:p>-62.2920706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6.38670000000002" table:style-name="ce2">
            <text:p>2.56E+02</text:p>
          </table:table-cell>
          <table:table-cell office:value-type="float" office:value="-62.329500000000003" table:style-name="ce1">
            <text:p>-62.3295</text:p>
          </table:table-cell>
          <table:table-cell office:value-type="float" office:value="256.39670219999999" table:style-name="ce1">
            <text:p>256.3967022</text:p>
          </table:table-cell>
          <table:table-cell office:value-type="float" office:value="-62.338845560000003" table:style-name="ce1">
            <text:p>-62.3388455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6.43669999999997" table:style-name="ce2">
            <text:p>2.56E+02</text:p>
          </table:table-cell>
          <table:table-cell office:value-type="float" office:value="-62.376300000000001" table:style-name="ce1">
            <text:p>-62.3763</text:p>
          </table:table-cell>
          <table:table-cell office:value-type="float" office:value="256.4467022" table:style-name="ce1">
            <text:p>256.4467022</text:p>
          </table:table-cell>
          <table:table-cell office:value-type="float" office:value="-62.38564607" table:style-name="ce1">
            <text:p>-62.3856460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6.48669999999998" table:style-name="ce2">
            <text:p>2.56E+02</text:p>
          </table:table-cell>
          <table:table-cell office:value-type="float" office:value="-62.423099999999998" table:style-name="ce1">
            <text:p>-62.4231</text:p>
          </table:table-cell>
          <table:table-cell office:value-type="float" office:value="256.49670220000002" table:style-name="ce1">
            <text:p>256.4967022</text:p>
          </table:table-cell>
          <table:table-cell office:value-type="float" office:value="-62.432472220000001" table:style-name="ce1">
            <text:p>-62.4324722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6.5367" table:style-name="ce2">
            <text:p>2.57E+02</text:p>
          </table:table-cell>
          <table:table-cell office:value-type="float" office:value="-62.47" table:style-name="ce1">
            <text:p>-62.47</text:p>
          </table:table-cell>
          <table:table-cell office:value-type="float" office:value="256.54670220000003" table:style-name="ce1">
            <text:p>256.5467022</text:p>
          </table:table-cell>
          <table:table-cell office:value-type="float" office:value="-62.479324050000002" table:style-name="ce1">
            <text:p>-62.4793240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6.58670000000001" table:style-name="ce2">
            <text:p>2.57E+02</text:p>
          </table:table-cell>
          <table:table-cell office:value-type="float" office:value="-62.516800000000003" table:style-name="ce1">
            <text:p>-62.5168</text:p>
          </table:table-cell>
          <table:table-cell office:value-type="float" office:value="256.59670219999998" table:style-name="ce1">
            <text:p>256.5967022</text:p>
          </table:table-cell>
          <table:table-cell office:value-type="float" office:value="-62.5262016" table:style-name="ce1">
            <text:p>-62.526201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6.63670000000002" table:style-name="ce2">
            <text:p>2.57E+02</text:p>
          </table:table-cell>
          <table:table-cell office:value-type="float" office:value="-62.563699999999997" table:style-name="ce1">
            <text:p>-62.5637</text:p>
          </table:table-cell>
          <table:table-cell office:value-type="float" office:value="256.64670219999999" table:style-name="ce1">
            <text:p>256.6467022</text:p>
          </table:table-cell>
          <table:table-cell office:value-type="float" office:value="-62.57310493" table:style-name="ce1">
            <text:p>-62.5731049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6.68669999999997" table:style-name="ce2">
            <text:p>2.57E+02</text:p>
          </table:table-cell>
          <table:table-cell office:value-type="float" office:value="-62.610599999999998" table:style-name="ce1">
            <text:p>-62.6106</text:p>
          </table:table-cell>
          <table:table-cell office:value-type="float" office:value="256.6967022" table:style-name="ce1">
            <text:p>256.6967022</text:p>
          </table:table-cell>
          <table:table-cell office:value-type="float" office:value="-62.620034089999997" table:style-name="ce1">
            <text:p>-62.6200340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6.73669999999998" table:style-name="ce2">
            <text:p>2.57E+02</text:p>
          </table:table-cell>
          <table:table-cell office:value-type="float" office:value="-62.657600000000002" table:style-name="ce1">
            <text:p>-62.6576</text:p>
          </table:table-cell>
          <table:table-cell office:value-type="float" office:value="256.74670220000002" table:style-name="ce1">
            <text:p>256.7467022</text:p>
          </table:table-cell>
          <table:table-cell office:value-type="float" office:value="-62.666989119999997" table:style-name="ce1">
            <text:p>-62.6669891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6.7867" table:style-name="ce2">
            <text:p>2.57E+02</text:p>
          </table:table-cell>
          <table:table-cell office:value-type="float" office:value="-62.704599999999999" table:style-name="ce1">
            <text:p>-62.7046</text:p>
          </table:table-cell>
          <table:table-cell office:value-type="float" office:value="256.79670220000003" table:style-name="ce1">
            <text:p>256.7967022</text:p>
          </table:table-cell>
          <table:table-cell office:value-type="float" office:value="-62.713970070000002" table:style-name="ce1">
            <text:p>-62.7139700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6.83670000000001" table:style-name="ce2">
            <text:p>2.57E+02</text:p>
          </table:table-cell>
          <table:table-cell office:value-type="float" office:value="-62.751600000000003" table:style-name="ce1">
            <text:p>-62.7516</text:p>
          </table:table-cell>
          <table:table-cell office:value-type="float" office:value="256.84670219999998" table:style-name="ce1">
            <text:p>256.8467022</text:p>
          </table:table-cell>
          <table:table-cell office:value-type="float" office:value="-62.760977009999998" table:style-name="ce1">
            <text:p>-62.7609770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6.88670000000002" table:style-name="ce2">
            <text:p>2.57E+02</text:p>
          </table:table-cell>
          <table:table-cell office:value-type="float" office:value="-62.7986" table:style-name="ce1">
            <text:p>-62.7986</text:p>
          </table:table-cell>
          <table:table-cell office:value-type="float" office:value="256.89670219999999" table:style-name="ce1">
            <text:p>256.8967022</text:p>
          </table:table-cell>
          <table:table-cell office:value-type="float" office:value="-62.808009980000001" table:style-name="ce1">
            <text:p>-62.8080099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6.93669999999997" table:style-name="ce2">
            <text:p>2.57E+02</text:p>
          </table:table-cell>
          <table:table-cell office:value-type="float" office:value="-62.845700000000001" table:style-name="ce1">
            <text:p>-62.8457</text:p>
          </table:table-cell>
          <table:table-cell office:value-type="float" office:value="256.9467022" table:style-name="ce1">
            <text:p>256.9467022</text:p>
          </table:table-cell>
          <table:table-cell office:value-type="float" office:value="-62.855069039999997" table:style-name="ce1">
            <text:p>-62.8550690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6.98669999999998" table:style-name="ce2">
            <text:p>2.57E+02</text:p>
          </table:table-cell>
          <table:table-cell office:value-type="float" office:value="-62.892699999999998" table:style-name="ce1">
            <text:p>-62.8927</text:p>
          </table:table-cell>
          <table:table-cell office:value-type="float" office:value="256.99670220000002" table:style-name="ce1">
            <text:p>256.9967022</text:p>
          </table:table-cell>
          <table:table-cell office:value-type="float" office:value="-62.902154230000001" table:style-name="ce1">
            <text:p>-62.9021542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7.0367" table:style-name="ce2">
            <text:p>2.57E+02</text:p>
          </table:table-cell>
          <table:table-cell office:value-type="float" office:value="-62.939799999999998" table:style-name="ce1">
            <text:p>-62.9398</text:p>
          </table:table-cell>
          <table:table-cell office:value-type="float" office:value="257.04670220000003" table:style-name="ce1">
            <text:p>257.0467022</text:p>
          </table:table-cell>
          <table:table-cell office:value-type="float" office:value="-62.949265619999998" table:style-name="ce1">
            <text:p>-62.9492656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7.08670000000001" table:style-name="ce2">
            <text:p>2.57E+02</text:p>
          </table:table-cell>
          <table:table-cell office:value-type="float" office:value="-62.987000000000002" table:style-name="ce1">
            <text:p>-62.987</text:p>
          </table:table-cell>
          <table:table-cell office:value-type="float" office:value="257.09670219999998" table:style-name="ce1">
            <text:p>257.0967022</text:p>
          </table:table-cell>
          <table:table-cell office:value-type="float" office:value="-62.996403260000001" table:style-name="ce1">
            <text:p>-62.9964032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7.13670000000002" table:style-name="ce2">
            <text:p>2.57E+02</text:p>
          </table:table-cell>
          <table:table-cell office:value-type="float" office:value="-63.034100000000002" table:style-name="ce1">
            <text:p>-63.0341</text:p>
          </table:table-cell>
          <table:table-cell office:value-type="float" office:value="257.14670219999999" table:style-name="ce1">
            <text:p>257.1467022</text:p>
          </table:table-cell>
          <table:table-cell office:value-type="float" office:value="-63.043567189999997" table:style-name="ce1">
            <text:p>-63.0435671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7.18669999999997" table:style-name="ce2">
            <text:p>2.57E+02</text:p>
          </table:table-cell>
          <table:table-cell office:value-type="float" office:value="-63.081299999999999" table:style-name="ce1">
            <text:p>-63.0813</text:p>
          </table:table-cell>
          <table:table-cell office:value-type="float" office:value="257.1967022" table:style-name="ce1">
            <text:p>257.1967022</text:p>
          </table:table-cell>
          <table:table-cell office:value-type="float" office:value="-63.090757480000001" table:style-name="ce1">
            <text:p>-63.0907574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7.23669999999998" table:style-name="ce2">
            <text:p>2.57E+02</text:p>
          </table:table-cell>
          <table:table-cell office:value-type="float" office:value="-63.128500000000003" table:style-name="ce1">
            <text:p>-63.1285</text:p>
          </table:table-cell>
          <table:table-cell office:value-type="float" office:value="257.24670220000002" table:style-name="ce1">
            <text:p>257.2467022</text:p>
          </table:table-cell>
          <table:table-cell office:value-type="float" office:value="-63.137974180000001" table:style-name="ce1">
            <text:p>-63.1379741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7.2867" table:style-name="ce2">
            <text:p>2.57E+02</text:p>
          </table:table-cell>
          <table:table-cell office:value-type="float" office:value="-63.175800000000002" table:style-name="ce1">
            <text:p>-63.1758</text:p>
          </table:table-cell>
          <table:table-cell office:value-type="float" office:value="257.29670220000003" table:style-name="ce1">
            <text:p>257.2967022</text:p>
          </table:table-cell>
          <table:table-cell office:value-type="float" office:value="-63.185217350000002" table:style-name="ce1">
            <text:p>-63.1852173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7.33670000000001" table:style-name="ce2">
            <text:p>2.57E+02</text:p>
          </table:table-cell>
          <table:table-cell office:value-type="float" office:value="-63.222999999999999" table:style-name="ce1">
            <text:p>-63.223</text:p>
          </table:table-cell>
          <table:table-cell office:value-type="float" office:value="257.34670219999998" table:style-name="ce1">
            <text:p>257.3467022</text:p>
          </table:table-cell>
          <table:table-cell office:value-type="float" office:value="-63.232487030000001" table:style-name="ce1">
            <text:p>-63.2324870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7.38670000000002" table:style-name="ce2">
            <text:p>2.57E+02</text:p>
          </table:table-cell>
          <table:table-cell office:value-type="float" office:value="-63.270299999999999" table:style-name="ce1">
            <text:p>-63.2703</text:p>
          </table:table-cell>
          <table:table-cell office:value-type="float" office:value="257.39670219999999" table:style-name="ce1">
            <text:p>257.3967022</text:p>
          </table:table-cell>
          <table:table-cell office:value-type="float" office:value="-63.279783270000003" table:style-name="ce1">
            <text:p>-63.2797832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7.43669999999997" table:style-name="ce2">
            <text:p>2.57E+02</text:p>
          </table:table-cell>
          <table:table-cell office:value-type="float" office:value="-63.317599999999999" table:style-name="ce1">
            <text:p>-63.3176</text:p>
          </table:table-cell>
          <table:table-cell office:value-type="float" office:value="257.4467022" table:style-name="ce1">
            <text:p>257.4467022</text:p>
          </table:table-cell>
          <table:table-cell office:value-type="float" office:value="-63.327106139999998" table:style-name="ce1">
            <text:p>-63.3271061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7.48669999999998" table:style-name="ce2">
            <text:p>2.57E+02</text:p>
          </table:table-cell>
          <table:table-cell office:value-type="float" office:value="-63.365000000000002" table:style-name="ce1">
            <text:p>-63.365</text:p>
          </table:table-cell>
          <table:table-cell office:value-type="float" office:value="257.49670220000002" table:style-name="ce1">
            <text:p>257.4967022</text:p>
          </table:table-cell>
          <table:table-cell office:value-type="float" office:value="-63.374455689999998" table:style-name="ce1">
            <text:p>-63.3744556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7.5367" table:style-name="ce2">
            <text:p>2.58E+02</text:p>
          </table:table-cell>
          <table:table-cell office:value-type="float" office:value="-63.412399999999998" table:style-name="ce1">
            <text:p>-63.4124</text:p>
          </table:table-cell>
          <table:table-cell office:value-type="float" office:value="257.54670220000003" table:style-name="ce1">
            <text:p>257.5467022</text:p>
          </table:table-cell>
          <table:table-cell office:value-type="float" office:value="-63.421831959999999" table:style-name="ce1">
            <text:p>-63.4218319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7.58670000000001" table:style-name="ce2">
            <text:p>2.58E+02</text:p>
          </table:table-cell>
          <table:table-cell office:value-type="float" office:value="-63.459800000000001" table:style-name="ce1">
            <text:p>-63.4598</text:p>
          </table:table-cell>
          <table:table-cell office:value-type="float" office:value="257.59670219999998" table:style-name="ce1">
            <text:p>257.5967022</text:p>
          </table:table-cell>
          <table:table-cell office:value-type="float" office:value="-63.469235009999998" table:style-name="ce1">
            <text:p>-63.4692350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7.63670000000002" table:style-name="ce2">
            <text:p>2.58E+02</text:p>
          </table:table-cell>
          <table:table-cell office:value-type="float" office:value="-63.507199999999997" table:style-name="ce1">
            <text:p>-63.5072</text:p>
          </table:table-cell>
          <table:table-cell office:value-type="float" office:value="257.64670219999999" table:style-name="ce1">
            <text:p>257.6467022</text:p>
          </table:table-cell>
          <table:table-cell office:value-type="float" office:value="-63.516664890000001" table:style-name="ce1">
            <text:p>-63.5166648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7.68669999999997" table:style-name="ce2">
            <text:p>2.58E+02</text:p>
          </table:table-cell>
          <table:table-cell office:value-type="float" office:value="-63.554600000000001" table:style-name="ce1">
            <text:p>-63.5546</text:p>
          </table:table-cell>
          <table:table-cell office:value-type="float" office:value="257.6967022" table:style-name="ce1">
            <text:p>257.6967022</text:p>
          </table:table-cell>
          <table:table-cell office:value-type="float" office:value="-63.564121640000003" table:style-name="ce1">
            <text:p>-63.5641216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7.73669999999998" table:style-name="ce2">
            <text:p>2.58E+02</text:p>
          </table:table-cell>
          <table:table-cell office:value-type="float" office:value="-63.6021" table:style-name="ce1">
            <text:p>-63.6021</text:p>
          </table:table-cell>
          <table:table-cell office:value-type="float" office:value="257.74670220000002" table:style-name="ce1">
            <text:p>257.7467022</text:p>
          </table:table-cell>
          <table:table-cell office:value-type="float" office:value="-63.611605330000003" table:style-name="ce1">
            <text:p>-63.6116053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7.7867" table:style-name="ce2">
            <text:p>2.58E+02</text:p>
          </table:table-cell>
          <table:table-cell office:value-type="float" office:value="-63.6496" table:style-name="ce1">
            <text:p>-63.6496</text:p>
          </table:table-cell>
          <table:table-cell office:value-type="float" office:value="257.79670220000003" table:style-name="ce1">
            <text:p>257.7967022</text:p>
          </table:table-cell>
          <table:table-cell office:value-type="float" office:value="-63.659115989999997" table:style-name="ce1">
            <text:p>-63.6591159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7.83670000000001" table:style-name="ce2">
            <text:p>2.58E+02</text:p>
          </table:table-cell>
          <table:table-cell office:value-type="float" office:value="-63.697099999999999" table:style-name="ce1">
            <text:p>-63.6971</text:p>
          </table:table-cell>
          <table:table-cell office:value-type="float" office:value="257.84670219999998" table:style-name="ce1">
            <text:p>257.8467022</text:p>
          </table:table-cell>
          <table:table-cell office:value-type="float" office:value="-63.706653680000002" table:style-name="ce1">
            <text:p>-63.7066536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7.88670000000002" table:style-name="ce2">
            <text:p>2.58E+02</text:p>
          </table:table-cell>
          <table:table-cell office:value-type="float" office:value="-63.744700000000002" table:style-name="ce1">
            <text:p>-63.7447</text:p>
          </table:table-cell>
          <table:table-cell office:value-type="float" office:value="257.89670219999999" table:style-name="ce1">
            <text:p>257.8967022</text:p>
          </table:table-cell>
          <table:table-cell office:value-type="float" office:value="-63.754218440000002" table:style-name="ce1">
            <text:p>-63.7542184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7.93669999999997" table:style-name="ce2">
            <text:p>2.58E+02</text:p>
          </table:table-cell>
          <table:table-cell office:value-type="float" office:value="-63.792299999999997" table:style-name="ce1">
            <text:p>-63.7923</text:p>
          </table:table-cell>
          <table:table-cell office:value-type="float" office:value="257.9467022" table:style-name="ce1">
            <text:p>257.9467022</text:p>
          </table:table-cell>
          <table:table-cell office:value-type="float" office:value="-63.801810320000001" table:style-name="ce1">
            <text:p>-63.8018103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7.98669999999998" table:style-name="ce2">
            <text:p>2.58E+02</text:p>
          </table:table-cell>
          <table:table-cell office:value-type="float" office:value="-63.8399" table:style-name="ce1">
            <text:p>-63.8399</text:p>
          </table:table-cell>
          <table:table-cell office:value-type="float" office:value="257.99670220000002" table:style-name="ce1">
            <text:p>257.9967022</text:p>
          </table:table-cell>
          <table:table-cell office:value-type="float" office:value="-63.849429370000003" table:style-name="ce1">
            <text:p>-63.8494293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8.0367" table:style-name="ce2">
            <text:p>2.58E+02</text:p>
          </table:table-cell>
          <table:table-cell office:value-type="float" office:value="-63.887500000000003" table:style-name="ce1">
            <text:p>-63.8875</text:p>
          </table:table-cell>
          <table:table-cell office:value-type="float" office:value="258.04670220000003" table:style-name="ce1">
            <text:p>258.0467022</text:p>
          </table:table-cell>
          <table:table-cell office:value-type="float" office:value="-63.897075630000003" table:style-name="ce1">
            <text:p>-63.8970756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8.08670000000001" table:style-name="ce2">
            <text:p>2.58E+02</text:p>
          </table:table-cell>
          <table:table-cell office:value-type="float" office:value="-63.935200000000002" table:style-name="ce1">
            <text:p>-63.9352</text:p>
          </table:table-cell>
          <table:table-cell office:value-type="float" office:value="258.09670219999998" table:style-name="ce1">
            <text:p>258.0967022</text:p>
          </table:table-cell>
          <table:table-cell office:value-type="float" office:value="-63.94474915" table:style-name="ce1">
            <text:p>-63.9447491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8.13670000000002" table:style-name="ce2">
            <text:p>2.58E+02</text:p>
          </table:table-cell>
          <table:table-cell office:value-type="float" office:value="-63.982900000000001" table:style-name="ce1">
            <text:p>-63.9829</text:p>
          </table:table-cell>
          <table:table-cell office:value-type="float" office:value="258.14670219999999" table:style-name="ce1">
            <text:p>258.1467022</text:p>
          </table:table-cell>
          <table:table-cell office:value-type="float" office:value="-63.992449970000003" table:style-name="ce1">
            <text:p>-63.9924499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8.18669999999997" table:style-name="ce2">
            <text:p>2.58E+02</text:p>
          </table:table-cell>
          <table:table-cell office:value-type="float" office:value="-64.030600000000007" table:style-name="ce1">
            <text:p>-64.0306</text:p>
          </table:table-cell>
          <table:table-cell office:value-type="float" office:value="258.1967022" table:style-name="ce1">
            <text:p>258.1967022</text:p>
          </table:table-cell>
          <table:table-cell office:value-type="float" office:value="-64.040178139999995" table:style-name="ce1">
            <text:p>-64.0401781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8.23669999999998" table:style-name="ce2">
            <text:p>2.58E+02</text:p>
          </table:table-cell>
          <table:table-cell office:value-type="float" office:value="-64.078400000000002" table:style-name="ce1">
            <text:p>-64.0784</text:p>
          </table:table-cell>
          <table:table-cell office:value-type="float" office:value="258.24670220000002" table:style-name="ce1">
            <text:p>258.2467022</text:p>
          </table:table-cell>
          <table:table-cell office:value-type="float" office:value="-64.08793369" table:style-name="ce1">
            <text:p>-64.0879336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8.2867" table:style-name="ce2">
            <text:p>2.58E+02</text:p>
          </table:table-cell>
          <table:table-cell office:value-type="float" office:value="-64.126199999999997" table:style-name="ce1">
            <text:p>-64.1262</text:p>
          </table:table-cell>
          <table:table-cell office:value-type="float" office:value="258.29670220000003" table:style-name="ce1">
            <text:p>258.2967022</text:p>
          </table:table-cell>
          <table:table-cell office:value-type="float" office:value="-64.135716669999994" table:style-name="ce1">
            <text:p>-64.1357166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8.33670000000001" table:style-name="ce2">
            <text:p>2.58E+02</text:p>
          </table:table-cell>
          <table:table-cell office:value-type="float" office:value="-64.174000000000007" table:style-name="ce1">
            <text:p>-64.174</text:p>
          </table:table-cell>
          <table:table-cell office:value-type="float" office:value="258.34670219999998" table:style-name="ce1">
            <text:p>258.3467022</text:p>
          </table:table-cell>
          <table:table-cell office:value-type="float" office:value="-64.18352711" table:style-name="ce1">
            <text:p>-64.1835271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8.38670000000002" table:style-name="ce2">
            <text:p>2.58E+02</text:p>
          </table:table-cell>
          <table:table-cell office:value-type="float" office:value="-64.221800000000002" table:style-name="ce1">
            <text:p>-64.2218</text:p>
          </table:table-cell>
          <table:table-cell office:value-type="float" office:value="258.39670219999999" table:style-name="ce1">
            <text:p>258.3967022</text:p>
          </table:table-cell>
          <table:table-cell office:value-type="float" office:value="-64.231365060000002" table:style-name="ce1">
            <text:p>-64.2313650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8.43669999999997" table:style-name="ce2">
            <text:p>2.58E+02</text:p>
          </table:table-cell>
          <table:table-cell office:value-type="float" office:value="-64.2697" table:style-name="ce1">
            <text:p>-64.2697</text:p>
          </table:table-cell>
          <table:table-cell office:value-type="float" office:value="258.4467022" table:style-name="ce1">
            <text:p>258.4467022</text:p>
          </table:table-cell>
          <table:table-cell office:value-type="float" office:value="-64.279230560000002" table:style-name="ce1">
            <text:p>-64.2792305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8.48669999999998" table:style-name="ce2">
            <text:p>2.58E+02</text:p>
          </table:table-cell>
          <table:table-cell office:value-type="float" office:value="-64.317499999999995" table:style-name="ce1">
            <text:p>-64.3175</text:p>
          </table:table-cell>
          <table:table-cell office:value-type="float" office:value="258.49670220000002" table:style-name="ce1">
            <text:p>258.4967022</text:p>
          </table:table-cell>
          <table:table-cell office:value-type="float" office:value="-64.327123639999996" table:style-name="ce1">
            <text:p>-64.3271236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8.5367" table:style-name="ce2">
            <text:p>2.59E+02</text:p>
          </table:table-cell>
          <table:table-cell office:value-type="float" office:value="-64.365499999999997" table:style-name="ce1">
            <text:p>-64.3655</text:p>
          </table:table-cell>
          <table:table-cell office:value-type="float" office:value="258.54670220000003" table:style-name="ce1">
            <text:p>258.5467022</text:p>
          </table:table-cell>
          <table:table-cell office:value-type="float" office:value="-64.375044329999994" table:style-name="ce1">
            <text:p>-64.3750443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8.58670000000001" table:style-name="ce2">
            <text:p>2.59E+02</text:p>
          </table:table-cell>
          <table:table-cell office:value-type="float" office:value="-64.413399999999996" table:style-name="ce1">
            <text:p>-64.4134</text:p>
          </table:table-cell>
          <table:table-cell office:value-type="float" office:value="258.59670219999998" table:style-name="ce1">
            <text:p>258.5967022</text:p>
          </table:table-cell>
          <table:table-cell office:value-type="float" office:value="-64.422992690000001" table:style-name="ce1">
            <text:p>-64.4229926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8.63670000000002" table:style-name="ce2">
            <text:p>2.59E+02</text:p>
          </table:table-cell>
          <table:table-cell office:value-type="float" office:value="-64.461399999999998" table:style-name="ce1">
            <text:p>-64.4614</text:p>
          </table:table-cell>
          <table:table-cell office:value-type="float" office:value="258.64670219999999" table:style-name="ce1">
            <text:p>258.6467022</text:p>
          </table:table-cell>
          <table:table-cell office:value-type="float" office:value="-64.470968729999996" table:style-name="ce1">
            <text:p>-64.4709687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8.68669999999997" table:style-name="ce2">
            <text:p>2.59E+02</text:p>
          </table:table-cell>
          <table:table-cell office:value-type="float" office:value="-64.509399999999999" table:style-name="ce1">
            <text:p>-64.5094</text:p>
          </table:table-cell>
          <table:table-cell office:value-type="float" office:value="258.6967022" table:style-name="ce1">
            <text:p>258.6967022</text:p>
          </table:table-cell>
          <table:table-cell office:value-type="float" office:value="-64.518972489999996" table:style-name="ce1">
            <text:p>-64.5189724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8.73669999999998" table:style-name="ce2">
            <text:p>2.59E+02</text:p>
          </table:table-cell>
          <table:table-cell office:value-type="float" office:value="-64.557400000000001" table:style-name="ce1">
            <text:p>-64.5574</text:p>
          </table:table-cell>
          <table:table-cell office:value-type="float" office:value="258.74670220000002" table:style-name="ce1">
            <text:p>258.7467022</text:p>
          </table:table-cell>
          <table:table-cell office:value-type="float" office:value="-64.567003999999997" table:style-name="ce1">
            <text:p>-64.56700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8.7867" table:style-name="ce2">
            <text:p>2.59E+02</text:p>
          </table:table-cell>
          <table:table-cell office:value-type="float" office:value="-64.605400000000003" table:style-name="ce1">
            <text:p>-64.6054</text:p>
          </table:table-cell>
          <table:table-cell office:value-type="float" office:value="258.79670220000003" table:style-name="ce1">
            <text:p>258.7967022</text:p>
          </table:table-cell>
          <table:table-cell office:value-type="float" office:value="-64.615063300000003" table:style-name="ce1">
            <text:p>-64.615063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8.83670000000001" table:style-name="ce2">
            <text:p>2.59E+02</text:p>
          </table:table-cell>
          <table:table-cell office:value-type="float" office:value="-64.653499999999994" table:style-name="ce1">
            <text:p>-64.6535</text:p>
          </table:table-cell>
          <table:table-cell office:value-type="float" office:value="258.84670219999998" table:style-name="ce1">
            <text:p>258.8467022</text:p>
          </table:table-cell>
          <table:table-cell office:value-type="float" office:value="-64.663150419999994" table:style-name="ce1">
            <text:p>-64.6631504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8.88670000000002" table:style-name="ce2">
            <text:p>2.59E+02</text:p>
          </table:table-cell>
          <table:table-cell office:value-type="float" office:value="-64.701599999999999" table:style-name="ce1">
            <text:p>-64.7016</text:p>
          </table:table-cell>
          <table:table-cell office:value-type="float" office:value="258.89670219999999" table:style-name="ce1">
            <text:p>258.8967022</text:p>
          </table:table-cell>
          <table:table-cell office:value-type="float" office:value="-64.711265370000007" table:style-name="ce1">
            <text:p>-64.7112653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8.93669999999997" table:style-name="ce2">
            <text:p>2.59E+02</text:p>
          </table:table-cell>
          <table:table-cell office:value-type="float" office:value="-64.749799999999993" table:style-name="ce1">
            <text:p>-64.7498</text:p>
          </table:table-cell>
          <table:table-cell office:value-type="float" office:value="258.9467022" table:style-name="ce1">
            <text:p>258.9467022</text:p>
          </table:table-cell>
          <table:table-cell office:value-type="float" office:value="-64.759408199999996" table:style-name="ce1">
            <text:p>-64.759408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8.98669999999998" table:style-name="ce2">
            <text:p>2.59E+02</text:p>
          </table:table-cell>
          <table:table-cell office:value-type="float" office:value="-64.797899999999998" table:style-name="ce1">
            <text:p>-64.7979</text:p>
          </table:table-cell>
          <table:table-cell office:value-type="float" office:value="258.99670220000002" table:style-name="ce1">
            <text:p>258.9967022</text:p>
          </table:table-cell>
          <table:table-cell office:value-type="float" office:value="-64.807578930000005" table:style-name="ce1">
            <text:p>-64.8075789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9.0367" table:style-name="ce2">
            <text:p>2.59E+02</text:p>
          </table:table-cell>
          <table:table-cell office:value-type="float" office:value="-64.846100000000007" table:style-name="ce1">
            <text:p>-64.8461</text:p>
          </table:table-cell>
          <table:table-cell office:value-type="float" office:value="259.04670220000003" table:style-name="ce1">
            <text:p>259.0467022</text:p>
          </table:table-cell>
          <table:table-cell office:value-type="float" office:value="-64.855777579999994" table:style-name="ce1">
            <text:p>-64.8557775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9.08670000000001" table:style-name="ce2">
            <text:p>2.59E+02</text:p>
          </table:table-cell>
          <table:table-cell office:value-type="float" office:value="-64.894400000000005" table:style-name="ce1">
            <text:p>-64.8944</text:p>
          </table:table-cell>
          <table:table-cell office:value-type="float" office:value="259.09670219999998" table:style-name="ce1">
            <text:p>259.0967022</text:p>
          </table:table-cell>
          <table:table-cell office:value-type="float" office:value="-64.904004169999993" table:style-name="ce1">
            <text:p>-64.9040041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9.13670000000002" table:style-name="ce2">
            <text:p>2.59E+02</text:p>
          </table:table-cell>
          <table:table-cell office:value-type="float" office:value="-64.942599999999999" table:style-name="ce1">
            <text:p>-64.9426</text:p>
          </table:table-cell>
          <table:table-cell office:value-type="float" office:value="259.14670219999999" table:style-name="ce1">
            <text:p>259.1467022</text:p>
          </table:table-cell>
          <table:table-cell office:value-type="float" office:value="-64.952258740000005" table:style-name="ce1">
            <text:p>-64.9522587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9.18669999999997" table:style-name="ce2">
            <text:p>2.59E+02</text:p>
          </table:table-cell>
          <table:table-cell office:value-type="float" office:value="-64.990899999999996" table:style-name="ce1">
            <text:p>-64.9909</text:p>
          </table:table-cell>
          <table:table-cell office:value-type="float" office:value="259.1967022" table:style-name="ce1">
            <text:p>259.1967022</text:p>
          </table:table-cell>
          <table:table-cell office:value-type="float" office:value="-65.000541290000001" table:style-name="ce1">
            <text:p>-65.0005412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9.23669999999998" table:style-name="ce2">
            <text:p>2.59E+02</text:p>
          </table:table-cell>
          <table:table-cell office:value-type="float" office:value="-65.039199999999994" table:style-name="ce1">
            <text:p>-65.0392</text:p>
          </table:table-cell>
          <table:table-cell office:value-type="float" office:value="259.24670220000002" table:style-name="ce1">
            <text:p>259.2467022</text:p>
          </table:table-cell>
          <table:table-cell office:value-type="float" office:value="-65.048851850000005" table:style-name="ce1">
            <text:p>-65.0488518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9.2867" table:style-name="ce2">
            <text:p>2.59E+02</text:p>
          </table:table-cell>
          <table:table-cell office:value-type="float" office:value="-65.087500000000006" table:style-name="ce1">
            <text:p>-65.0875</text:p>
          </table:table-cell>
          <table:table-cell office:value-type="float" office:value="259.29670220000003" table:style-name="ce1">
            <text:p>259.2967022</text:p>
          </table:table-cell>
          <table:table-cell office:value-type="float" office:value="-65.097190449999999" table:style-name="ce1">
            <text:p>-65.0971904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9.33670000000001" table:style-name="ce2">
            <text:p>2.59E+02</text:p>
          </table:table-cell>
          <table:table-cell office:value-type="float" office:value="-65.135900000000007" table:style-name="ce1">
            <text:p>-65.1359</text:p>
          </table:table-cell>
          <table:table-cell office:value-type="float" office:value="259.34670219999998" table:style-name="ce1">
            <text:p>259.3467022</text:p>
          </table:table-cell>
          <table:table-cell office:value-type="float" office:value="-65.145557089999997" table:style-name="ce1">
            <text:p>-65.1455570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9.38670000000002" table:style-name="ce2">
            <text:p>2.59E+02</text:p>
          </table:table-cell>
          <table:table-cell office:value-type="float" office:value="-65.184299999999993" table:style-name="ce1">
            <text:p>-65.1843</text:p>
          </table:table-cell>
          <table:table-cell office:value-type="float" office:value="259.39670219999999" table:style-name="ce1">
            <text:p>259.3967022</text:p>
          </table:table-cell>
          <table:table-cell office:value-type="float" office:value="-65.19395179" table:style-name="ce1">
            <text:p>-65.1939517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9.43669999999997" table:style-name="ce2">
            <text:p>2.59E+02</text:p>
          </table:table-cell>
          <table:table-cell office:value-type="float" office:value="-65.232699999999994" table:style-name="ce1">
            <text:p>-65.2327</text:p>
          </table:table-cell>
          <table:table-cell office:value-type="float" office:value="259.4467022" table:style-name="ce1">
            <text:p>259.4467022</text:p>
          </table:table-cell>
          <table:table-cell office:value-type="float" office:value="-65.242374580000003" table:style-name="ce1">
            <text:p>-65.2423745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9.48669999999998" table:style-name="ce2">
            <text:p>2.59E+02</text:p>
          </table:table-cell>
          <table:table-cell office:value-type="float" office:value="-65.281099999999995" table:style-name="ce1">
            <text:p>-65.2811</text:p>
          </table:table-cell>
          <table:table-cell office:value-type="float" office:value="259.49670220000002" table:style-name="ce1">
            <text:p>259.4967022</text:p>
          </table:table-cell>
          <table:table-cell office:value-type="float" office:value="-65.29082545" table:style-name="ce1">
            <text:p>-65.2908254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9.5367" table:style-name="ce2">
            <text:p>2.60E+02</text:p>
          </table:table-cell>
          <table:table-cell office:value-type="float" office:value="-65.329599999999999" table:style-name="ce1">
            <text:p>-65.3296</text:p>
          </table:table-cell>
          <table:table-cell office:value-type="float" office:value="259.54670220000003" table:style-name="ce1">
            <text:p>259.5467022</text:p>
          </table:table-cell>
          <table:table-cell office:value-type="float" office:value="-65.339304420000005" table:style-name="ce1">
            <text:p>-65.3393044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9.58670000000001" table:style-name="ce2">
            <text:p>2.60E+02</text:p>
          </table:table-cell>
          <table:table-cell office:value-type="float" office:value="-65.378100000000003" table:style-name="ce1">
            <text:p>-65.3781</text:p>
          </table:table-cell>
          <table:table-cell office:value-type="float" office:value="259.59670219999998" table:style-name="ce1">
            <text:p>259.5967022</text:p>
          </table:table-cell>
          <table:table-cell office:value-type="float" office:value="-65.387811510000006" table:style-name="ce1">
            <text:p>-65.3878115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9.63670000000002" table:style-name="ce2">
            <text:p>2.60E+02</text:p>
          </table:table-cell>
          <table:table-cell office:value-type="float" office:value="-65.426599999999993" table:style-name="ce1">
            <text:p>-65.4266</text:p>
          </table:table-cell>
          <table:table-cell office:value-type="float" office:value="259.64670219999999" table:style-name="ce1">
            <text:p>259.6467022</text:p>
          </table:table-cell>
          <table:table-cell office:value-type="float" office:value="-65.436346729999997" table:style-name="ce1">
            <text:p>-65.4363467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9.68669999999997" table:style-name="ce2">
            <text:p>2.60E+02</text:p>
          </table:table-cell>
          <table:table-cell office:value-type="float" office:value="-65.475200000000001" table:style-name="ce1">
            <text:p>-65.4752</text:p>
          </table:table-cell>
          <table:table-cell office:value-type="float" office:value="259.6967022" table:style-name="ce1">
            <text:p>259.6967022</text:p>
          </table:table-cell>
          <table:table-cell office:value-type="float" office:value="-65.484910069999998" table:style-name="ce1">
            <text:p>-65.4849100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9.73669999999998" table:style-name="ce2">
            <text:p>2.60E+02</text:p>
          </table:table-cell>
          <table:table-cell office:value-type="float" office:value="-65.523799999999994" table:style-name="ce1">
            <text:p>-65.5238</text:p>
          </table:table-cell>
          <table:table-cell office:value-type="float" office:value="259.74670220000002" table:style-name="ce1">
            <text:p>259.7467022</text:p>
          </table:table-cell>
          <table:table-cell office:value-type="float" office:value="-65.533501549999997" table:style-name="ce1">
            <text:p>-65.5335015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9.7867" table:style-name="ce2">
            <text:p>2.60E+02</text:p>
          </table:table-cell>
          <table:table-cell office:value-type="float" office:value="-65.572400000000002" table:style-name="ce1">
            <text:p>-65.5724</text:p>
          </table:table-cell>
          <table:table-cell office:value-type="float" office:value="259.79670220000003" table:style-name="ce1">
            <text:p>259.7967022</text:p>
          </table:table-cell>
          <table:table-cell office:value-type="float" office:value="-65.582121169999994" table:style-name="ce1">
            <text:p>-65.5821211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9.83670000000001" table:style-name="ce2">
            <text:p>2.60E+02</text:p>
          </table:table-cell>
          <table:table-cell office:value-type="float" office:value="-65.620999999999995" table:style-name="ce1">
            <text:p>-65.621</text:p>
          </table:table-cell>
          <table:table-cell office:value-type="float" office:value="259.84670219999998" table:style-name="ce1">
            <text:p>259.8467022</text:p>
          </table:table-cell>
          <table:table-cell office:value-type="float" office:value="-65.630768930000002" table:style-name="ce1">
            <text:p>-65.6307689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9.88670000000002" table:style-name="ce2">
            <text:p>2.60E+02</text:p>
          </table:table-cell>
          <table:table-cell office:value-type="float" office:value="-65.669700000000006" table:style-name="ce1">
            <text:p>-65.6697</text:p>
          </table:table-cell>
          <table:table-cell office:value-type="float" office:value="259.89670230000002" table:style-name="ce1">
            <text:p>259.8967023</text:p>
          </table:table-cell>
          <table:table-cell office:value-type="float" office:value="-65.679444840000002" table:style-name="ce1">
            <text:p>-65.6794448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9.93669999999997" table:style-name="ce2">
            <text:p>2.60E+02</text:p>
          </table:table-cell>
          <table:table-cell office:value-type="float" office:value="-65.718400000000003" table:style-name="ce1">
            <text:p>-65.7184</text:p>
          </table:table-cell>
          <table:table-cell office:value-type="float" office:value="259.94670230000003" table:style-name="ce1">
            <text:p>259.9467023</text:p>
          </table:table-cell>
          <table:table-cell office:value-type="float" office:value="-65.72814889" table:style-name="ce1">
            <text:p>-65.7281488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59.98669999999998" table:style-name="ce2">
            <text:p>2.60E+02</text:p>
          </table:table-cell>
          <table:table-cell office:value-type="float" office:value="-65.767099999999999" table:style-name="ce1">
            <text:p>-65.7671</text:p>
          </table:table-cell>
          <table:table-cell office:value-type="float" office:value="259.99670229999998" table:style-name="ce1">
            <text:p>259.9967023</text:p>
          </table:table-cell>
          <table:table-cell office:value-type="float" office:value="-65.776881079999995" table:style-name="ce1">
            <text:p>-65.7768810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0.0367" table:style-name="ce2">
            <text:p>2.60E+02</text:p>
          </table:table-cell>
          <table:table-cell office:value-type="float" office:value="-65.815899999999999" table:style-name="ce1">
            <text:p>-65.8159</text:p>
          </table:table-cell>
          <table:table-cell office:value-type="float" office:value="260.04670229999999" table:style-name="ce1">
            <text:p>260.0467023</text:p>
          </table:table-cell>
          <table:table-cell office:value-type="float" office:value="-65.825641419999997" table:style-name="ce1">
            <text:p>-65.8256414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0.08670000000001" table:style-name="ce2">
            <text:p>2.60E+02</text:p>
          </table:table-cell>
          <table:table-cell office:value-type="float" office:value="-65.864699999999999" table:style-name="ce1">
            <text:p>-65.8647</text:p>
          </table:table-cell>
          <table:table-cell office:value-type="float" office:value="260.0967023" table:style-name="ce1">
            <text:p>260.0967023</text:p>
          </table:table-cell>
          <table:table-cell office:value-type="float" office:value="-65.874429890000002" table:style-name="ce1">
            <text:p>-65.8744298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0.13670000000002" table:style-name="ce2">
            <text:p>2.60E+02</text:p>
          </table:table-cell>
          <table:table-cell office:value-type="float" office:value="-65.913499999999999" table:style-name="ce1">
            <text:p>-65.9135</text:p>
          </table:table-cell>
          <table:table-cell office:value-type="float" office:value="260.14670230000002" table:style-name="ce1">
            <text:p>260.1467023</text:p>
          </table:table-cell>
          <table:table-cell office:value-type="float" office:value="-65.923246489999997" table:style-name="ce1">
            <text:p>-65.9232464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0.18669999999997" table:style-name="ce2">
            <text:p>2.60E+02</text:p>
          </table:table-cell>
          <table:table-cell office:value-type="float" office:value="-65.962299999999999" table:style-name="ce1">
            <text:p>-65.9623</text:p>
          </table:table-cell>
          <table:table-cell office:value-type="float" office:value="260.19670230000003" table:style-name="ce1">
            <text:p>260.1967023</text:p>
          </table:table-cell>
          <table:table-cell office:value-type="float" office:value="-65.972091199999994" table:style-name="ce1">
            <text:p>-65.972091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0.23669999999998" table:style-name="ce2">
            <text:p>2.60E+02</text:p>
          </table:table-cell>
          <table:table-cell office:value-type="float" office:value="-66.011200000000002" table:style-name="ce1">
            <text:p>-66.0112</text:p>
          </table:table-cell>
          <table:table-cell office:value-type="float" office:value="260.24670229999998" table:style-name="ce1">
            <text:p>260.2467023</text:p>
          </table:table-cell>
          <table:table-cell office:value-type="float" office:value="-66.020964030000002" table:style-name="ce1">
            <text:p>-66.0209640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0.2867" table:style-name="ce2">
            <text:p>2.60E+02</text:p>
          </table:table-cell>
          <table:table-cell office:value-type="float" office:value="-66.060100000000006" table:style-name="ce1">
            <text:p>-66.0601</text:p>
          </table:table-cell>
          <table:table-cell office:value-type="float" office:value="260.29670229999999" table:style-name="ce1">
            <text:p>260.2967023</text:p>
          </table:table-cell>
          <table:table-cell office:value-type="float" office:value="-66.069864949999996" table:style-name="ce1">
            <text:p>-66.0698649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0.33670000000001" table:style-name="ce2">
            <text:p>2.60E+02</text:p>
          </table:table-cell>
          <table:table-cell office:value-type="float" office:value="-66.108999999999995" table:style-name="ce1">
            <text:p>-66.109</text:p>
          </table:table-cell>
          <table:table-cell office:value-type="float" office:value="260.3467023" table:style-name="ce1">
            <text:p>260.3467023</text:p>
          </table:table-cell>
          <table:table-cell office:value-type="float" office:value="-66.118793960000005" table:style-name="ce1">
            <text:p>-66.1187939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0.38670000000002" table:style-name="ce2">
            <text:p>2.60E+02</text:p>
          </table:table-cell>
          <table:table-cell office:value-type="float" office:value="-66.158000000000001" table:style-name="ce1">
            <text:p>-66.158</text:p>
          </table:table-cell>
          <table:table-cell office:value-type="float" office:value="260.39670230000002" table:style-name="ce1">
            <text:p>260.3967023</text:p>
          </table:table-cell>
          <table:table-cell office:value-type="float" office:value="-66.167751030000005" table:style-name="ce1">
            <text:p>-66.1677510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0.43669999999997" table:style-name="ce2">
            <text:p>2.60E+02</text:p>
          </table:table-cell>
          <table:table-cell office:value-type="float" office:value="-66.206900000000005" table:style-name="ce1">
            <text:p>-66.2069</text:p>
          </table:table-cell>
          <table:table-cell office:value-type="float" office:value="260.44670230000003" table:style-name="ce1">
            <text:p>260.4467023</text:p>
          </table:table-cell>
          <table:table-cell office:value-type="float" office:value="-66.216736150000003" table:style-name="ce1">
            <text:p>-66.2167361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0.48669999999998" table:style-name="ce2">
            <text:p>2.60E+02</text:p>
          </table:table-cell>
          <table:table-cell office:value-type="float" office:value="-66.255899999999997" table:style-name="ce1">
            <text:p>-66.2559</text:p>
          </table:table-cell>
          <table:table-cell office:value-type="float" office:value="260.49670229999998" table:style-name="ce1">
            <text:p>260.4967023</text:p>
          </table:table-cell>
          <table:table-cell office:value-type="float" office:value="-66.265749299999996" table:style-name="ce1">
            <text:p>-66.265749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0.5367" table:style-name="ce2">
            <text:p>2.61E+02</text:p>
          </table:table-cell>
          <table:table-cell office:value-type="float" office:value="-66.305000000000007" table:style-name="ce1">
            <text:p>-66.305</text:p>
          </table:table-cell>
          <table:table-cell office:value-type="float" office:value="260.54670229999999" table:style-name="ce1">
            <text:p>260.5467023</text:p>
          </table:table-cell>
          <table:table-cell office:value-type="float" office:value="-66.314790470000005" table:style-name="ce1">
            <text:p>-66.3147904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0.58670000000001" table:style-name="ce2">
            <text:p>2.61E+02</text:p>
          </table:table-cell>
          <table:table-cell office:value-type="float" office:value="-66.353999999999999" table:style-name="ce1">
            <text:p>-66.354</text:p>
          </table:table-cell>
          <table:table-cell office:value-type="float" office:value="260.5967023" table:style-name="ce1">
            <text:p>260.5967023</text:p>
          </table:table-cell>
          <table:table-cell office:value-type="float" office:value="-66.363859610000006" table:style-name="ce1">
            <text:p>-66.3638596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0.63670000000002" table:style-name="ce2">
            <text:p>2.61E+02</text:p>
          </table:table-cell>
          <table:table-cell office:value-type="float" office:value="-66.403099999999995" table:style-name="ce1">
            <text:p>-66.4031</text:p>
          </table:table-cell>
          <table:table-cell office:value-type="float" office:value="260.64670230000002" table:style-name="ce1">
            <text:p>260.6467023</text:p>
          </table:table-cell>
          <table:table-cell office:value-type="float" office:value="-66.412956719999997" table:style-name="ce1">
            <text:p>-66.4129567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0.68669999999997" table:style-name="ce2">
            <text:p>2.61E+02</text:p>
          </table:table-cell>
          <table:table-cell office:value-type="float" office:value="-66.452299999999994" table:style-name="ce1">
            <text:p>-66.4523</text:p>
          </table:table-cell>
          <table:table-cell office:value-type="float" office:value="260.69670230000003" table:style-name="ce1">
            <text:p>260.6967023</text:p>
          </table:table-cell>
          <table:table-cell office:value-type="float" office:value="-66.462081769999998" table:style-name="ce1">
            <text:p>-66.4620817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0.73669999999998" table:style-name="ce2">
            <text:p>2.61E+02</text:p>
          </table:table-cell>
          <table:table-cell office:value-type="float" office:value="-66.501400000000004" table:style-name="ce1">
            <text:p>-66.5014</text:p>
          </table:table-cell>
          <table:table-cell office:value-type="float" office:value="260.74670229999998" table:style-name="ce1">
            <text:p>260.7467023</text:p>
          </table:table-cell>
          <table:table-cell office:value-type="float" office:value="-66.511234720000004" table:style-name="ce1">
            <text:p>-66.5112347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0.7867" table:style-name="ce2">
            <text:p>2.61E+02</text:p>
          </table:table-cell>
          <table:table-cell office:value-type="float" office:value="-66.550600000000003" table:style-name="ce1">
            <text:p>-66.5506</text:p>
          </table:table-cell>
          <table:table-cell office:value-type="float" office:value="260.79670229999999" table:style-name="ce1">
            <text:p>260.7967023</text:p>
          </table:table-cell>
          <table:table-cell office:value-type="float" office:value="-66.560415539999994" table:style-name="ce1">
            <text:p>-66.5604155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0.83670000000001" table:style-name="ce2">
            <text:p>2.61E+02</text:p>
          </table:table-cell>
          <table:table-cell office:value-type="float" office:value="-66.599800000000002" table:style-name="ce1">
            <text:p>-66.5998</text:p>
          </table:table-cell>
          <table:table-cell office:value-type="float" office:value="260.8467023" table:style-name="ce1">
            <text:p>260.8467023</text:p>
          </table:table-cell>
          <table:table-cell office:value-type="float" office:value="-66.609624210000007" table:style-name="ce1">
            <text:p>-66.6096242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0.88670000000002" table:style-name="ce2">
            <text:p>2.61E+02</text:p>
          </table:table-cell>
          <table:table-cell office:value-type="float" office:value="-66.649000000000001" table:style-name="ce1">
            <text:p>-66.649</text:p>
          </table:table-cell>
          <table:table-cell office:value-type="float" office:value="260.89670230000002" table:style-name="ce1">
            <text:p>260.8967023</text:p>
          </table:table-cell>
          <table:table-cell office:value-type="float" office:value="-66.658860680000004" table:style-name="ce1">
            <text:p>-66.6588606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0.93669999999997" table:style-name="ce2">
            <text:p>2.61E+02</text:p>
          </table:table-cell>
          <table:table-cell office:value-type="float" office:value="-66.698300000000003" table:style-name="ce1">
            <text:p>-66.6983</text:p>
          </table:table-cell>
          <table:table-cell office:value-type="float" office:value="260.94670230000003" table:style-name="ce1">
            <text:p>260.9467023</text:p>
          </table:table-cell>
          <table:table-cell office:value-type="float" office:value="-66.708124909999995" table:style-name="ce1">
            <text:p>-66.7081249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0.98669999999998" table:style-name="ce2">
            <text:p>2.61E+02</text:p>
          </table:table-cell>
          <table:table-cell office:value-type="float" office:value="-66.747600000000006" table:style-name="ce1">
            <text:p>-66.7476</text:p>
          </table:table-cell>
          <table:table-cell office:value-type="float" office:value="260.99670229999998" table:style-name="ce1">
            <text:p>260.9967023</text:p>
          </table:table-cell>
          <table:table-cell office:value-type="float" office:value="-66.757416879999994" table:style-name="ce1">
            <text:p>-66.7574168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1.0367" table:style-name="ce2">
            <text:p>2.61E+02</text:p>
          </table:table-cell>
          <table:table-cell office:value-type="float" office:value="-66.796899999999994" table:style-name="ce1">
            <text:p>-66.7969</text:p>
          </table:table-cell>
          <table:table-cell office:value-type="float" office:value="261.04670229999999" table:style-name="ce1">
            <text:p>261.0467023</text:p>
          </table:table-cell>
          <table:table-cell office:value-type="float" office:value="-66.806736540000003" table:style-name="ce1">
            <text:p>-66.8067365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1.08670000000001" table:style-name="ce2">
            <text:p>2.61E+02</text:p>
          </table:table-cell>
          <table:table-cell office:value-type="float" office:value="-66.846199999999996" table:style-name="ce1">
            <text:p>-66.8462</text:p>
          </table:table-cell>
          <table:table-cell office:value-type="float" office:value="261.0967023" table:style-name="ce1">
            <text:p>261.0967023</text:p>
          </table:table-cell>
          <table:table-cell office:value-type="float" office:value="-66.856083839999997" table:style-name="ce1">
            <text:p>-66.8560838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1.13670000000002" table:style-name="ce2">
            <text:p>2.61E+02</text:p>
          </table:table-cell>
          <table:table-cell office:value-type="float" office:value="-66.895600000000002" table:style-name="ce1">
            <text:p>-66.8956</text:p>
          </table:table-cell>
          <table:table-cell office:value-type="float" office:value="261.14670230000002" table:style-name="ce1">
            <text:p>261.1467023</text:p>
          </table:table-cell>
          <table:table-cell office:value-type="float" office:value="-66.90545874" table:style-name="ce1">
            <text:p>-66.9054587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1.18669999999997" table:style-name="ce2">
            <text:p>2.61E+02</text:p>
          </table:table-cell>
          <table:table-cell office:value-type="float" office:value="-66.944999999999993" table:style-name="ce1">
            <text:p>-66.945</text:p>
          </table:table-cell>
          <table:table-cell office:value-type="float" office:value="261.19670230000003" table:style-name="ce1">
            <text:p>261.1967023</text:p>
          </table:table-cell>
          <table:table-cell office:value-type="float" office:value="-66.954861190000003" table:style-name="ce1">
            <text:p>-66.9548611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1.23669999999998" table:style-name="ce2">
            <text:p>2.61E+02</text:p>
          </table:table-cell>
          <table:table-cell office:value-type="float" office:value="-66.994399999999999" table:style-name="ce1">
            <text:p>-66.9944</text:p>
          </table:table-cell>
          <table:table-cell office:value-type="float" office:value="261.24670229999998" table:style-name="ce1">
            <text:p>261.2467023</text:p>
          </table:table-cell>
          <table:table-cell office:value-type="float" office:value="-67.004291140000007" table:style-name="ce1">
            <text:p>-67.0042911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1.2867" table:style-name="ce2">
            <text:p>2.61E+02</text:p>
          </table:table-cell>
          <table:table-cell office:value-type="float" office:value="-67.043899999999994" table:style-name="ce1">
            <text:p>-67.0439</text:p>
          </table:table-cell>
          <table:table-cell office:value-type="float" office:value="261.29670229999999" table:style-name="ce1">
            <text:p>261.2967023</text:p>
          </table:table-cell>
          <table:table-cell office:value-type="float" office:value="-67.053748529999993" table:style-name="ce1">
            <text:p>-67.0537485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1.33670000000001" table:style-name="ce2">
            <text:p>2.61E+02</text:p>
          </table:table-cell>
          <table:table-cell office:value-type="float" office:value="-67.093299999999999" table:style-name="ce1">
            <text:p>-67.0933</text:p>
          </table:table-cell>
          <table:table-cell office:value-type="float" office:value="261.3467023" table:style-name="ce1">
            <text:p>261.3467023</text:p>
          </table:table-cell>
          <table:table-cell office:value-type="float" office:value="-67.103233320000001" table:style-name="ce1">
            <text:p>-67.1032333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1.38670000000002" table:style-name="ce2">
            <text:p>2.61E+02</text:p>
          </table:table-cell>
          <table:table-cell office:value-type="float" office:value="-67.142799999999994" table:style-name="ce1">
            <text:p>-67.1428</text:p>
          </table:table-cell>
          <table:table-cell office:value-type="float" office:value="261.39670230000002" table:style-name="ce1">
            <text:p>261.3967023</text:p>
          </table:table-cell>
          <table:table-cell office:value-type="float" office:value="-67.152745440000004" table:style-name="ce1">
            <text:p>-67.1527454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1.43669999999997" table:style-name="ce2">
            <text:p>2.61E+02</text:p>
          </table:table-cell>
          <table:table-cell office:value-type="float" office:value="-67.192400000000006" table:style-name="ce1">
            <text:p>-67.1924</text:p>
          </table:table-cell>
          <table:table-cell office:value-type="float" office:value="261.44670230000003" table:style-name="ce1">
            <text:p>261.4467023</text:p>
          </table:table-cell>
          <table:table-cell office:value-type="float" office:value="-67.202284840000004" table:style-name="ce1">
            <text:p>-67.2022848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1.48669999999998" table:style-name="ce2">
            <text:p>2.61E+02</text:p>
          </table:table-cell>
          <table:table-cell office:value-type="float" office:value="-67.241900000000001" table:style-name="ce1">
            <text:p>-67.2419</text:p>
          </table:table-cell>
          <table:table-cell office:value-type="float" office:value="261.49670229999998" table:style-name="ce1">
            <text:p>261.4967023</text:p>
          </table:table-cell>
          <table:table-cell office:value-type="float" office:value="-67.251851450000004" table:style-name="ce1">
            <text:p>-67.2518514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1.5367" table:style-name="ce2">
            <text:p>2.62E+02</text:p>
          </table:table-cell>
          <table:table-cell office:value-type="float" office:value="-67.291499999999999" table:style-name="ce1">
            <text:p>-67.2915</text:p>
          </table:table-cell>
          <table:table-cell office:value-type="float" office:value="261.54670229999999" table:style-name="ce1">
            <text:p>261.5467023</text:p>
          </table:table-cell>
          <table:table-cell office:value-type="float" office:value="-67.301445209999997" table:style-name="ce1">
            <text:p>-67.3014452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1.58670000000001" table:style-name="ce2">
            <text:p>2.62E+02</text:p>
          </table:table-cell>
          <table:table-cell office:value-type="float" office:value="-67.341099999999997" table:style-name="ce1">
            <text:p>-67.3411</text:p>
          </table:table-cell>
          <table:table-cell office:value-type="float" office:value="261.5967023" table:style-name="ce1">
            <text:p>261.5967023</text:p>
          </table:table-cell>
          <table:table-cell office:value-type="float" office:value="-67.35106605" table:style-name="ce1">
            <text:p>-67.3510660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1.63670000000002" table:style-name="ce2">
            <text:p>2.62E+02</text:p>
          </table:table-cell>
          <table:table-cell office:value-type="float" office:value="-67.390799999999999" table:style-name="ce1">
            <text:p>-67.3908</text:p>
          </table:table-cell>
          <table:table-cell office:value-type="float" office:value="261.64670230000002" table:style-name="ce1">
            <text:p>261.6467023</text:p>
          </table:table-cell>
          <table:table-cell office:value-type="float" office:value="-67.4007139" table:style-name="ce1">
            <text:p>-67.400713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1.68669999999997" table:style-name="ce2">
            <text:p>2.62E+02</text:p>
          </table:table-cell>
          <table:table-cell office:value-type="float" office:value="-67.4405" table:style-name="ce1">
            <text:p>-67.4405</text:p>
          </table:table-cell>
          <table:table-cell office:value-type="float" office:value="261.69670230000003" table:style-name="ce1">
            <text:p>261.6967023</text:p>
          </table:table-cell>
          <table:table-cell office:value-type="float" office:value="-67.450388700000005" table:style-name="ce1">
            <text:p>-67.450388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1.73669999999998" table:style-name="ce2">
            <text:p>2.62E+02</text:p>
          </table:table-cell>
          <table:table-cell office:value-type="float" office:value="-67.490099999999998" table:style-name="ce1">
            <text:p>-67.4901</text:p>
          </table:table-cell>
          <table:table-cell office:value-type="float" office:value="261.74670229999998" table:style-name="ce1">
            <text:p>261.7467023</text:p>
          </table:table-cell>
          <table:table-cell office:value-type="float" office:value="-67.500090349999994" table:style-name="ce1">
            <text:p>-67.5000903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1.7867" table:style-name="ce2">
            <text:p>2.62E+02</text:p>
          </table:table-cell>
          <table:table-cell office:value-type="float" office:value="-67.539900000000003" table:style-name="ce1">
            <text:p>-67.5399</text:p>
          </table:table-cell>
          <table:table-cell office:value-type="float" office:value="261.79670229999999" table:style-name="ce1">
            <text:p>261.7967023</text:p>
          </table:table-cell>
          <table:table-cell office:value-type="float" office:value="-67.549818799999997" table:style-name="ce1">
            <text:p>-67.549818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1.83670000000001" table:style-name="ce2">
            <text:p>2.62E+02</text:p>
          </table:table-cell>
          <table:table-cell office:value-type="float" office:value="-67.589600000000004" table:style-name="ce1">
            <text:p>-67.5896</text:p>
          </table:table-cell>
          <table:table-cell office:value-type="float" office:value="261.8467023" table:style-name="ce1">
            <text:p>261.8467023</text:p>
          </table:table-cell>
          <table:table-cell office:value-type="float" office:value="-67.599573950000007" table:style-name="ce1">
            <text:p>-67.5995739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1.88670000000002" table:style-name="ce2">
            <text:p>2.62E+02</text:p>
          </table:table-cell>
          <table:table-cell office:value-type="float" office:value="-67.639399999999995" table:style-name="ce1">
            <text:p>-67.6394</text:p>
          </table:table-cell>
          <table:table-cell office:value-type="float" office:value="261.89670230000002" table:style-name="ce1">
            <text:p>261.8967023</text:p>
          </table:table-cell>
          <table:table-cell office:value-type="float" office:value="-67.649355729999996" table:style-name="ce1">
            <text:p>-67.6493557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1.93669999999997" table:style-name="ce2">
            <text:p>2.62E+02</text:p>
          </table:table-cell>
          <table:table-cell office:value-type="float" office:value="-67.6892" table:style-name="ce1">
            <text:p>-67.6892</text:p>
          </table:table-cell>
          <table:table-cell office:value-type="float" office:value="261.94670230000003" table:style-name="ce1">
            <text:p>261.9467023</text:p>
          </table:table-cell>
          <table:table-cell office:value-type="float" office:value="-67.699164049999993" table:style-name="ce1">
            <text:p>-67.6991640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1.98669999999998" table:style-name="ce2">
            <text:p>2.62E+02</text:p>
          </table:table-cell>
          <table:table-cell office:value-type="float" office:value="-67.739000000000004" table:style-name="ce1">
            <text:p>-67.739</text:p>
          </table:table-cell>
          <table:table-cell office:value-type="float" office:value="261.99670229999998" table:style-name="ce1">
            <text:p>261.9967023</text:p>
          </table:table-cell>
          <table:table-cell office:value-type="float" office:value="-67.748998830000005" table:style-name="ce1">
            <text:p>-67.7489988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2.0367" table:style-name="ce2">
            <text:p>2.62E+02</text:p>
          </table:table-cell>
          <table:table-cell office:value-type="float" office:value="-67.788899999999998" table:style-name="ce1">
            <text:p>-67.7889</text:p>
          </table:table-cell>
          <table:table-cell office:value-type="float" office:value="262.04670229999999" table:style-name="ce1">
            <text:p>262.0467023</text:p>
          </table:table-cell>
          <table:table-cell office:value-type="float" office:value="-67.798859960000001" table:style-name="ce1">
            <text:p>-67.7988599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2.08670000000001" table:style-name="ce2">
            <text:p>2.62E+02</text:p>
          </table:table-cell>
          <table:table-cell office:value-type="float" office:value="-67.838800000000006" table:style-name="ce1">
            <text:p>-67.8388</text:p>
          </table:table-cell>
          <table:table-cell office:value-type="float" office:value="262.0967023" table:style-name="ce1">
            <text:p>262.0967023</text:p>
          </table:table-cell>
          <table:table-cell office:value-type="float" office:value="-67.848747369999998" table:style-name="ce1">
            <text:p>-67.8487473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2.13670000000002" table:style-name="ce2">
            <text:p>2.62E+02</text:p>
          </table:table-cell>
          <table:table-cell office:value-type="float" office:value="-67.8887" table:style-name="ce1">
            <text:p>-67.8887</text:p>
          </table:table-cell>
          <table:table-cell office:value-type="float" office:value="262.14670230000002" table:style-name="ce1">
            <text:p>262.1467023</text:p>
          </table:table-cell>
          <table:table-cell office:value-type="float" office:value="-67.898660949999993" table:style-name="ce1">
            <text:p>-67.8986609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2.18669999999997" table:style-name="ce2">
            <text:p>2.62E+02</text:p>
          </table:table-cell>
          <table:table-cell office:value-type="float" office:value="-67.938599999999994" table:style-name="ce1">
            <text:p>-67.9386</text:p>
          </table:table-cell>
          <table:table-cell office:value-type="float" office:value="262.19670230000003" table:style-name="ce1">
            <text:p>262.1967023</text:p>
          </table:table-cell>
          <table:table-cell office:value-type="float" office:value="-67.948600600000006" table:style-name="ce1">
            <text:p>-67.948600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2.23669999999998" table:style-name="ce2">
            <text:p>2.62E+02</text:p>
          </table:table-cell>
          <table:table-cell office:value-type="float" office:value="-67.988600000000005" table:style-name="ce1">
            <text:p>-67.9886</text:p>
          </table:table-cell>
          <table:table-cell office:value-type="float" office:value="262.24670229999998" table:style-name="ce1">
            <text:p>262.2467023</text:p>
          </table:table-cell>
          <table:table-cell office:value-type="float" office:value="-67.998566220000001" table:style-name="ce1">
            <text:p>-67.9985662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2.2867" table:style-name="ce2">
            <text:p>2.62E+02</text:p>
          </table:table-cell>
          <table:table-cell office:value-type="float" office:value="-68.038600000000002" table:style-name="ce1">
            <text:p>-68.0386</text:p>
          </table:table-cell>
          <table:table-cell office:value-type="float" office:value="262.29670229999999" table:style-name="ce1">
            <text:p>262.2967023</text:p>
          </table:table-cell>
          <table:table-cell office:value-type="float" office:value="-68.048557709999997" table:style-name="ce1">
            <text:p>-68.0485577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2.33670000000001" table:style-name="ce2">
            <text:p>2.62E+02</text:p>
          </table:table-cell>
          <table:table-cell office:value-type="float" office:value="-68.0886" table:style-name="ce1">
            <text:p>-68.0886</text:p>
          </table:table-cell>
          <table:table-cell office:value-type="float" office:value="262.3467023" table:style-name="ce1">
            <text:p>262.3467023</text:p>
          </table:table-cell>
          <table:table-cell office:value-type="float" office:value="-68.098574959999993" table:style-name="ce1">
            <text:p>-68.0985749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2.38670000000002" table:style-name="ce2">
            <text:p>2.62E+02</text:p>
          </table:table-cell>
          <table:table-cell office:value-type="float" office:value="-68.138599999999997" table:style-name="ce1">
            <text:p>-68.1386</text:p>
          </table:table-cell>
          <table:table-cell office:value-type="float" office:value="262.39670230000002" table:style-name="ce1">
            <text:p>262.3967023</text:p>
          </table:table-cell>
          <table:table-cell office:value-type="float" office:value="-68.148617860000002" table:style-name="ce1">
            <text:p>-68.1486178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2.43669999999997" table:style-name="ce2">
            <text:p>2.62E+02</text:p>
          </table:table-cell>
          <table:table-cell office:value-type="float" office:value="-68.188699999999997" table:style-name="ce1">
            <text:p>-68.1887</text:p>
          </table:table-cell>
          <table:table-cell office:value-type="float" office:value="262.44670230000003" table:style-name="ce1">
            <text:p>262.4467023</text:p>
          </table:table-cell>
          <table:table-cell office:value-type="float" office:value="-68.198686300000006" table:style-name="ce1">
            <text:p>-68.198686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2.48669999999998" table:style-name="ce2">
            <text:p>2.62E+02</text:p>
          </table:table-cell>
          <table:table-cell office:value-type="float" office:value="-68.238799999999998" table:style-name="ce1">
            <text:p>-68.2388</text:p>
          </table:table-cell>
          <table:table-cell office:value-type="float" office:value="262.49670229999998" table:style-name="ce1">
            <text:p>262.4967023</text:p>
          </table:table-cell>
          <table:table-cell office:value-type="float" office:value="-68.248780150000002" table:style-name="ce1">
            <text:p>-68.2487801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2.5367" table:style-name="ce2">
            <text:p>2.63E+02</text:p>
          </table:table-cell>
          <table:table-cell office:value-type="float" office:value="-68.288899999999998" table:style-name="ce1">
            <text:p>-68.2889</text:p>
          </table:table-cell>
          <table:table-cell office:value-type="float" office:value="262.54670229999999" table:style-name="ce1">
            <text:p>262.5467023</text:p>
          </table:table-cell>
          <table:table-cell office:value-type="float" office:value="-68.298899309999996" table:style-name="ce1">
            <text:p>-68.2988993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2.58670000000001" table:style-name="ce2">
            <text:p>2.63E+02</text:p>
          </table:table-cell>
          <table:table-cell office:value-type="float" office:value="-68.338999999999999" table:style-name="ce1">
            <text:p>-68.339</text:p>
          </table:table-cell>
          <table:table-cell office:value-type="float" office:value="262.5967023" table:style-name="ce1">
            <text:p>262.5967023</text:p>
          </table:table-cell>
          <table:table-cell office:value-type="float" office:value="-68.349043629999997" table:style-name="ce1">
            <text:p>-68.3490436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2.63670000000002" table:style-name="ce2">
            <text:p>2.63E+02</text:p>
          </table:table-cell>
          <table:table-cell office:value-type="float" office:value="-68.389200000000002" table:style-name="ce1">
            <text:p>-68.3892</text:p>
          </table:table-cell>
          <table:table-cell office:value-type="float" office:value="262.64670230000002" table:style-name="ce1">
            <text:p>262.6467023</text:p>
          </table:table-cell>
          <table:table-cell office:value-type="float" office:value="-68.399213020000005" table:style-name="ce1">
            <text:p>-68.3992130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2.68669999999997" table:style-name="ce2">
            <text:p>2.63E+02</text:p>
          </table:table-cell>
          <table:table-cell office:value-type="float" office:value="-68.439400000000006" table:style-name="ce1">
            <text:p>-68.4394</text:p>
          </table:table-cell>
          <table:table-cell office:value-type="float" office:value="262.69670230000003" table:style-name="ce1">
            <text:p>262.6967023</text:p>
          </table:table-cell>
          <table:table-cell office:value-type="float" office:value="-68.449407320000006" table:style-name="ce1">
            <text:p>-68.4494073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2.73669999999998" table:style-name="ce2">
            <text:p>2.63E+02</text:p>
          </table:table-cell>
          <table:table-cell office:value-type="float" office:value="-68.489599999999996" table:style-name="ce1">
            <text:p>-68.4896</text:p>
          </table:table-cell>
          <table:table-cell office:value-type="float" office:value="262.74670229999998" table:style-name="ce1">
            <text:p>262.7467023</text:p>
          </table:table-cell>
          <table:table-cell office:value-type="float" office:value="-68.499626410000005" table:style-name="ce1">
            <text:p>-68.4996264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2.7867" table:style-name="ce2">
            <text:p>2.63E+02</text:p>
          </table:table-cell>
          <table:table-cell office:value-type="float" office:value="-68.5398" table:style-name="ce1">
            <text:p>-68.5398</text:p>
          </table:table-cell>
          <table:table-cell office:value-type="float" office:value="262.79670229999999" table:style-name="ce1">
            <text:p>262.7967023</text:p>
          </table:table-cell>
          <table:table-cell office:value-type="float" office:value="-68.549870150000004" table:style-name="ce1">
            <text:p>-68.5498701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2.83670000000001" table:style-name="ce2">
            <text:p>2.63E+02</text:p>
          </table:table-cell>
          <table:table-cell office:value-type="float" office:value="-68.590100000000007" table:style-name="ce1">
            <text:p>-68.5901</text:p>
          </table:table-cell>
          <table:table-cell office:value-type="float" office:value="262.8467023" table:style-name="ce1">
            <text:p>262.8467023</text:p>
          </table:table-cell>
          <table:table-cell office:value-type="float" office:value="-68.60013841" table:style-name="ce1">
            <text:p>-68.6001384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2.88670000000002" table:style-name="ce2">
            <text:p>2.63E+02</text:p>
          </table:table-cell>
          <table:table-cell office:value-type="float" office:value="-68.6404" table:style-name="ce1">
            <text:p>-68.6404</text:p>
          </table:table-cell>
          <table:table-cell office:value-type="float" office:value="262.89670230000002" table:style-name="ce1">
            <text:p>262.8967023</text:p>
          </table:table-cell>
          <table:table-cell office:value-type="float" office:value="-68.650431040000001" table:style-name="ce1">
            <text:p>-68.6504310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2.93669999999997" table:style-name="ce2">
            <text:p>2.63E+02</text:p>
          </table:table-cell>
          <table:table-cell office:value-type="float" office:value="-68.690700000000007" table:style-name="ce1">
            <text:p>-68.6907</text:p>
          </table:table-cell>
          <table:table-cell office:value-type="float" office:value="262.94670230000003" table:style-name="ce1">
            <text:p>262.9467023</text:p>
          </table:table-cell>
          <table:table-cell office:value-type="float" office:value="-68.700747899999996" table:style-name="ce1">
            <text:p>-68.700747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2.98669999999998" table:style-name="ce2">
            <text:p>2.63E+02</text:p>
          </table:table-cell>
          <table:table-cell office:value-type="float" office:value="-68.741" table:style-name="ce1">
            <text:p>-68.741</text:p>
          </table:table-cell>
          <table:table-cell office:value-type="float" office:value="262.99670229999998" table:style-name="ce1">
            <text:p>262.9967023</text:p>
          </table:table-cell>
          <table:table-cell office:value-type="float" office:value="-68.751088839999994" table:style-name="ce1">
            <text:p>-68.7510888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3.0367" table:style-name="ce2">
            <text:p>2.63E+02</text:p>
          </table:table-cell>
          <table:table-cell office:value-type="float" office:value="-68.791399999999996" table:style-name="ce1">
            <text:p>-68.7914</text:p>
          </table:table-cell>
          <table:table-cell office:value-type="float" office:value="263.04670229999999" table:style-name="ce1">
            <text:p>263.0467023</text:p>
          </table:table-cell>
          <table:table-cell office:value-type="float" office:value="-68.801453699999996" table:style-name="ce1">
            <text:p>-68.801453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3.08670000000001" table:style-name="ce2">
            <text:p>2.63E+02</text:p>
          </table:table-cell>
          <table:table-cell office:value-type="float" office:value="-68.841800000000006" table:style-name="ce1">
            <text:p>-68.8418</text:p>
          </table:table-cell>
          <table:table-cell office:value-type="float" office:value="263.0967023" table:style-name="ce1">
            <text:p>263.0967023</text:p>
          </table:table-cell>
          <table:table-cell office:value-type="float" office:value="-68.851842340000005" table:style-name="ce1">
            <text:p>-68.8518423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3.13670000000002" table:style-name="ce2">
            <text:p>2.63E+02</text:p>
          </table:table-cell>
          <table:table-cell office:value-type="float" office:value="-68.892200000000003" table:style-name="ce1">
            <text:p>-68.8922</text:p>
          </table:table-cell>
          <table:table-cell office:value-type="float" office:value="263.14670230000002" table:style-name="ce1">
            <text:p>263.1467023</text:p>
          </table:table-cell>
          <table:table-cell office:value-type="float" office:value="-68.902254589999998" table:style-name="ce1">
            <text:p>-68.9022545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3.18669999999997" table:style-name="ce2">
            <text:p>2.63E+02</text:p>
          </table:table-cell>
          <table:table-cell office:value-type="float" office:value="-68.942599999999999" table:style-name="ce1">
            <text:p>-68.9426</text:p>
          </table:table-cell>
          <table:table-cell office:value-type="float" office:value="263.19670230000003" table:style-name="ce1">
            <text:p>263.1967023</text:p>
          </table:table-cell>
          <table:table-cell office:value-type="float" office:value="-68.952690290000007" table:style-name="ce1">
            <text:p>-68.9526902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3.23669999999998" table:style-name="ce2">
            <text:p>2.63E+02</text:p>
          </table:table-cell>
          <table:table-cell office:value-type="float" office:value="-68.993099999999998" table:style-name="ce1">
            <text:p>-68.9931</text:p>
          </table:table-cell>
          <table:table-cell office:value-type="float" office:value="263.24670229999998" table:style-name="ce1">
            <text:p>263.2467023</text:p>
          </table:table-cell>
          <table:table-cell office:value-type="float" office:value="-69.003149269999994" table:style-name="ce1">
            <text:p>-69.0031492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3.2867" table:style-name="ce2">
            <text:p>2.63E+02</text:p>
          </table:table-cell>
          <table:table-cell office:value-type="float" office:value="-69.043499999999995" table:style-name="ce1">
            <text:p>-69.0435</text:p>
          </table:table-cell>
          <table:table-cell office:value-type="float" office:value="263.29670229999999" table:style-name="ce1">
            <text:p>263.2967023</text:p>
          </table:table-cell>
          <table:table-cell office:value-type="float" office:value="-69.053631359999997" table:style-name="ce1">
            <text:p>-69.0536313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3.33670000000001" table:style-name="ce2">
            <text:p>2.63E+02</text:p>
          </table:table-cell>
          <table:table-cell office:value-type="float" office:value="-69.093999999999994" table:style-name="ce1">
            <text:p>-69.094</text:p>
          </table:table-cell>
          <table:table-cell office:value-type="float" office:value="263.3467023" table:style-name="ce1">
            <text:p>263.3467023</text:p>
          </table:table-cell>
          <table:table-cell office:value-type="float" office:value="-69.104136400000002" table:style-name="ce1">
            <text:p>-69.104136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3.38670000000002" table:style-name="ce2">
            <text:p>2.63E+02</text:p>
          </table:table-cell>
          <table:table-cell office:value-type="float" office:value="-69.144599999999997" table:style-name="ce1">
            <text:p>-69.1446</text:p>
          </table:table-cell>
          <table:table-cell office:value-type="float" office:value="263.39670230000002" table:style-name="ce1">
            <text:p>263.3967023</text:p>
          </table:table-cell>
          <table:table-cell office:value-type="float" office:value="-69.154664190000005" table:style-name="ce1">
            <text:p>-69.1546641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3.43669999999997" table:style-name="ce2">
            <text:p>2.63E+02</text:p>
          </table:table-cell>
          <table:table-cell office:value-type="float" office:value="-69.195099999999996" table:style-name="ce1">
            <text:p>-69.1951</text:p>
          </table:table-cell>
          <table:table-cell office:value-type="float" office:value="263.44670230000003" table:style-name="ce1">
            <text:p>263.4467023</text:p>
          </table:table-cell>
          <table:table-cell office:value-type="float" office:value="-69.205214580000003" table:style-name="ce1">
            <text:p>-69.2052145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3.48669999999998" table:style-name="ce2">
            <text:p>2.63E+02</text:p>
          </table:table-cell>
          <table:table-cell office:value-type="float" office:value="-69.245699999999999" table:style-name="ce1">
            <text:p>-69.2457</text:p>
          </table:table-cell>
          <table:table-cell office:value-type="float" office:value="263.49670229999998" table:style-name="ce1">
            <text:p>263.4967023</text:p>
          </table:table-cell>
          <table:table-cell office:value-type="float" office:value="-69.255787359999999" table:style-name="ce1">
            <text:p>-69.2557873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3.5367" table:style-name="ce2">
            <text:p>2.64E+02</text:p>
          </table:table-cell>
          <table:table-cell office:value-type="float" office:value="-69.296300000000002" table:style-name="ce1">
            <text:p>-69.2963</text:p>
          </table:table-cell>
          <table:table-cell office:value-type="float" office:value="263.54670229999999" table:style-name="ce1">
            <text:p>263.5467023</text:p>
          </table:table-cell>
          <table:table-cell office:value-type="float" office:value="-69.306382350000007" table:style-name="ce1">
            <text:p>-69.3063823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3.58670000000001" table:style-name="ce2">
            <text:p>2.64E+02</text:p>
          </table:table-cell>
          <table:table-cell office:value-type="float" office:value="-69.346900000000005" table:style-name="ce1">
            <text:p>-69.3469</text:p>
          </table:table-cell>
          <table:table-cell office:value-type="float" office:value="263.5967023" table:style-name="ce1">
            <text:p>263.5967023</text:p>
          </table:table-cell>
          <table:table-cell office:value-type="float" office:value="-69.356999360000003" table:style-name="ce1">
            <text:p>-69.3569993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3.63670000000002" table:style-name="ce2">
            <text:p>2.64E+02</text:p>
          </table:table-cell>
          <table:table-cell office:value-type="float" office:value="-69.397499999999994" table:style-name="ce1">
            <text:p>-69.3975</text:p>
          </table:table-cell>
          <table:table-cell office:value-type="float" office:value="263.64670230000002" table:style-name="ce1">
            <text:p>263.6467023</text:p>
          </table:table-cell>
          <table:table-cell office:value-type="float" office:value="-69.40763819" table:style-name="ce1">
            <text:p>-69.4076381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3.68669999999997" table:style-name="ce2">
            <text:p>2.64E+02</text:p>
          </table:table-cell>
          <table:table-cell office:value-type="float" office:value="-69.4482" table:style-name="ce1">
            <text:p>-69.4482</text:p>
          </table:table-cell>
          <table:table-cell office:value-type="float" office:value="263.69670230000003" table:style-name="ce1">
            <text:p>263.6967023</text:p>
          </table:table-cell>
          <table:table-cell office:value-type="float" office:value="-69.458298650000003" table:style-name="ce1">
            <text:p>-69.4582986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3.73669999999998" table:style-name="ce2">
            <text:p>2.64E+02</text:p>
          </table:table-cell>
          <table:table-cell office:value-type="float" office:value="-69.498800000000003" table:style-name="ce1">
            <text:p>-69.4988</text:p>
          </table:table-cell>
          <table:table-cell office:value-type="float" office:value="263.74670229999998" table:style-name="ce1">
            <text:p>263.7467023</text:p>
          </table:table-cell>
          <table:table-cell office:value-type="float" office:value="-69.508980530000002" table:style-name="ce1">
            <text:p>-69.5089805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3.7867" table:style-name="ce2">
            <text:p>2.64E+02</text:p>
          </table:table-cell>
          <table:table-cell office:value-type="float" office:value="-69.549499999999995" table:style-name="ce1">
            <text:p>-69.5495</text:p>
          </table:table-cell>
          <table:table-cell office:value-type="float" office:value="263.79670229999999" table:style-name="ce1">
            <text:p>263.7967023</text:p>
          </table:table-cell>
          <table:table-cell office:value-type="float" office:value="-69.559683620000001" table:style-name="ce1">
            <text:p>-69.5596836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3.83670000000001" table:style-name="ce2">
            <text:p>2.64E+02</text:p>
          </table:table-cell>
          <table:table-cell office:value-type="float" office:value="-69.600300000000004" table:style-name="ce1">
            <text:p>-69.6003</text:p>
          </table:table-cell>
          <table:table-cell office:value-type="float" office:value="263.8467023" table:style-name="ce1">
            <text:p>263.8467023</text:p>
          </table:table-cell>
          <table:table-cell office:value-type="float" office:value="-69.610407719999998" table:style-name="ce1">
            <text:p>-69.6104077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3.88670000000002" table:style-name="ce2">
            <text:p>2.64E+02</text:p>
          </table:table-cell>
          <table:table-cell office:value-type="float" office:value="-69.650999999999996" table:style-name="ce1">
            <text:p>-69.651</text:p>
          </table:table-cell>
          <table:table-cell office:value-type="float" office:value="263.89670230000002" table:style-name="ce1">
            <text:p>263.8967023</text:p>
          </table:table-cell>
          <table:table-cell office:value-type="float" office:value="-69.661152599999994" table:style-name="ce1">
            <text:p>-69.661152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3.93669999999997" table:style-name="ce2">
            <text:p>2.64E+02</text:p>
          </table:table-cell>
          <table:table-cell office:value-type="float" office:value="-69.701800000000006" table:style-name="ce1">
            <text:p>-69.7018</text:p>
          </table:table-cell>
          <table:table-cell office:value-type="float" office:value="263.94670230000003" table:style-name="ce1">
            <text:p>263.9467023</text:p>
          </table:table-cell>
          <table:table-cell office:value-type="float" office:value="-69.711918060000002" table:style-name="ce1">
            <text:p>-69.7119180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3.98669999999998" table:style-name="ce2">
            <text:p>2.64E+02</text:p>
          </table:table-cell>
          <table:table-cell office:value-type="float" office:value="-69.752499999999998" table:style-name="ce1">
            <text:p>-69.7525</text:p>
          </table:table-cell>
          <table:table-cell office:value-type="float" office:value="263.99670229999998" table:style-name="ce1">
            <text:p>263.9967023</text:p>
          </table:table-cell>
          <table:table-cell office:value-type="float" office:value="-69.762703849999994" table:style-name="ce1">
            <text:p>-69.7627038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4.0367" table:style-name="ce2">
            <text:p>2.64E+02</text:p>
          </table:table-cell>
          <table:table-cell office:value-type="float" office:value="-69.803299999999993" table:style-name="ce1">
            <text:p>-69.8033</text:p>
          </table:table-cell>
          <table:table-cell office:value-type="float" office:value="264.04670229999999" table:style-name="ce1">
            <text:p>264.0467023</text:p>
          </table:table-cell>
          <table:table-cell office:value-type="float" office:value="-69.813509769999996" table:style-name="ce1">
            <text:p>-69.8135097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4.08670000000001" table:style-name="ce2">
            <text:p>2.64E+02</text:p>
          </table:table-cell>
          <table:table-cell office:value-type="float" office:value="-69.854200000000006" table:style-name="ce1">
            <text:p>-69.8542</text:p>
          </table:table-cell>
          <table:table-cell office:value-type="float" office:value="264.0967023" table:style-name="ce1">
            <text:p>264.0967023</text:p>
          </table:table-cell>
          <table:table-cell office:value-type="float" office:value="-69.864335569999994" table:style-name="ce1">
            <text:p>-69.8643355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4.13670000000002" table:style-name="ce2">
            <text:p>2.64E+02</text:p>
          </table:table-cell>
          <table:table-cell office:value-type="float" office:value="-69.905000000000001" table:style-name="ce1">
            <text:p>-69.905</text:p>
          </table:table-cell>
          <table:table-cell office:value-type="float" office:value="264.14670230000002" table:style-name="ce1">
            <text:p>264.1467023</text:p>
          </table:table-cell>
          <table:table-cell office:value-type="float" office:value="-69.915181020000006" table:style-name="ce1">
            <text:p>-69.9151810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4.18669999999997" table:style-name="ce2">
            <text:p>2.64E+02</text:p>
          </table:table-cell>
          <table:table-cell office:value-type="float" office:value="-69.9559" table:style-name="ce1">
            <text:p>-69.9559</text:p>
          </table:table-cell>
          <table:table-cell office:value-type="float" office:value="264.19670230000003" table:style-name="ce1">
            <text:p>264.1967023</text:p>
          </table:table-cell>
          <table:table-cell office:value-type="float" office:value="-69.966045879999996" table:style-name="ce1">
            <text:p>-69.9660458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4.23669999999998" table:style-name="ce2">
            <text:p>2.64E+02</text:p>
          </table:table-cell>
          <table:table-cell office:value-type="float" office:value="-70.006799999999998" table:style-name="ce1">
            <text:p>-70.0068</text:p>
          </table:table-cell>
          <table:table-cell office:value-type="float" office:value="264.24670229999998" table:style-name="ce1">
            <text:p>264.2467023</text:p>
          </table:table-cell>
          <table:table-cell office:value-type="float" office:value="-70.016929910000002" table:style-name="ce1">
            <text:p>-70.0169299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4.2867" table:style-name="ce2">
            <text:p>2.64E+02</text:p>
          </table:table-cell>
          <table:table-cell office:value-type="float" office:value="-70.057699999999997" table:style-name="ce1">
            <text:p>-70.0577</text:p>
          </table:table-cell>
          <table:table-cell office:value-type="float" office:value="264.29670229999999" table:style-name="ce1">
            <text:p>264.2967023</text:p>
          </table:table-cell>
          <table:table-cell office:value-type="float" office:value="-70.067832850000002" table:style-name="ce1">
            <text:p>-70.0678328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4.33670000000001" table:style-name="ce2">
            <text:p>2.64E+02</text:p>
          </table:table-cell>
          <table:table-cell office:value-type="float" office:value="-70.108599999999996" table:style-name="ce1">
            <text:p>-70.1086</text:p>
          </table:table-cell>
          <table:table-cell office:value-type="float" office:value="264.3467023" table:style-name="ce1">
            <text:p>264.3467023</text:p>
          </table:table-cell>
          <table:table-cell office:value-type="float" office:value="-70.118754469999999" table:style-name="ce1">
            <text:p>-70.1187544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4.38670000000002" table:style-name="ce2">
            <text:p>2.64E+02</text:p>
          </table:table-cell>
          <table:table-cell office:value-type="float" office:value="-70.159499999999994" table:style-name="ce1">
            <text:p>-70.1595</text:p>
          </table:table-cell>
          <table:table-cell office:value-type="float" office:value="264.39670230000002" table:style-name="ce1">
            <text:p>264.3967023</text:p>
          </table:table-cell>
          <table:table-cell office:value-type="float" office:value="-70.169694489999998" table:style-name="ce1">
            <text:p>-70.1696944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4.43669999999997" table:style-name="ce2">
            <text:p>2.64E+02</text:p>
          </table:table-cell>
          <table:table-cell office:value-type="float" office:value="-70.210499999999996" table:style-name="ce1">
            <text:p>-70.2105</text:p>
          </table:table-cell>
          <table:table-cell office:value-type="float" office:value="264.44670230000003" table:style-name="ce1">
            <text:p>264.4467023</text:p>
          </table:table-cell>
          <table:table-cell office:value-type="float" office:value="-70.220652659999999" table:style-name="ce1">
            <text:p>-70.2206526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4.48669999999998" table:style-name="ce2">
            <text:p>2.64E+02</text:p>
          </table:table-cell>
          <table:table-cell office:value-type="float" office:value="-70.261399999999995" table:style-name="ce1">
            <text:p>-70.2614</text:p>
          </table:table-cell>
          <table:table-cell office:value-type="float" office:value="264.49670229999998" table:style-name="ce1">
            <text:p>264.4967023</text:p>
          </table:table-cell>
          <table:table-cell office:value-type="float" office:value="-70.271628710000002" table:style-name="ce1">
            <text:p>-70.2716287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4.5367" table:style-name="ce2">
            <text:p>2.65E+02</text:p>
          </table:table-cell>
          <table:table-cell office:value-type="float" office:value="-70.312399999999997" table:style-name="ce1">
            <text:p>-70.3124</text:p>
          </table:table-cell>
          <table:table-cell office:value-type="float" office:value="264.54670229999999" table:style-name="ce1">
            <text:p>264.5467023</text:p>
          </table:table-cell>
          <table:table-cell office:value-type="float" office:value="-70.322622370000005" table:style-name="ce1">
            <text:p>-70.3226223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4.58670000000001" table:style-name="ce2">
            <text:p>2.65E+02</text:p>
          </table:table-cell>
          <table:table-cell office:value-type="float" office:value="-70.363399999999999" table:style-name="ce1">
            <text:p>-70.3634</text:p>
          </table:table-cell>
          <table:table-cell office:value-type="float" office:value="264.5967023" table:style-name="ce1">
            <text:p>264.5967023</text:p>
          </table:table-cell>
          <table:table-cell office:value-type="float" office:value="-70.373633369999993" table:style-name="ce1">
            <text:p>-70.3736333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4.63670000000002" table:style-name="ce2">
            <text:p>2.65E+02</text:p>
          </table:table-cell>
          <table:table-cell office:value-type="float" office:value="-70.414500000000004" table:style-name="ce1">
            <text:p>-70.4145</text:p>
          </table:table-cell>
          <table:table-cell office:value-type="float" office:value="264.64670230000002" table:style-name="ce1">
            <text:p>264.6467023</text:p>
          </table:table-cell>
          <table:table-cell office:value-type="float" office:value="-70.42466143" table:style-name="ce1">
            <text:p>-70.4246614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4.68669999999997" table:style-name="ce2">
            <text:p>2.65E+02</text:p>
          </table:table-cell>
          <table:table-cell office:value-type="float" office:value="-70.465500000000006" table:style-name="ce1">
            <text:p>-70.4655</text:p>
          </table:table-cell>
          <table:table-cell office:value-type="float" office:value="264.69670230000003" table:style-name="ce1">
            <text:p>264.6967023</text:p>
          </table:table-cell>
          <table:table-cell office:value-type="float" office:value="-70.475706259999995" table:style-name="ce1">
            <text:p>-70.4757062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4.73669999999998" table:style-name="ce2">
            <text:p>2.65E+02</text:p>
          </table:table-cell>
          <table:table-cell office:value-type="float" office:value="-70.516599999999997" table:style-name="ce1">
            <text:p>-70.5166</text:p>
          </table:table-cell>
          <table:table-cell office:value-type="float" office:value="264.74670229999998" table:style-name="ce1">
            <text:p>264.7467023</text:p>
          </table:table-cell>
          <table:table-cell office:value-type="float" office:value="-70.526767579999998" table:style-name="ce1">
            <text:p>-70.5267675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4.7867" table:style-name="ce2">
            <text:p>2.65E+02</text:p>
          </table:table-cell>
          <table:table-cell office:value-type="float" office:value="-70.567599999999999" table:style-name="ce1">
            <text:p>-70.5676</text:p>
          </table:table-cell>
          <table:table-cell office:value-type="float" office:value="264.79670229999999" table:style-name="ce1">
            <text:p>264.7967023</text:p>
          </table:table-cell>
          <table:table-cell office:value-type="float" office:value="-70.577845100000005" table:style-name="ce1">
            <text:p>-70.577845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4.83670000000001" table:style-name="ce2">
            <text:p>2.65E+02</text:p>
          </table:table-cell>
          <table:table-cell office:value-type="float" office:value="-70.618700000000004" table:style-name="ce1">
            <text:p>-70.6187</text:p>
          </table:table-cell>
          <table:table-cell office:value-type="float" office:value="264.8467023" table:style-name="ce1">
            <text:p>264.8467023</text:p>
          </table:table-cell>
          <table:table-cell office:value-type="float" office:value="-70.628938500000004" table:style-name="ce1">
            <text:p>-70.628938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4.88670000000002" table:style-name="ce2">
            <text:p>2.65E+02</text:p>
          </table:table-cell>
          <table:table-cell office:value-type="float" office:value="-70.669799999999995" table:style-name="ce1">
            <text:p>-70.6698</text:p>
          </table:table-cell>
          <table:table-cell office:value-type="float" office:value="264.89670230000002" table:style-name="ce1">
            <text:p>264.8967023</text:p>
          </table:table-cell>
          <table:table-cell office:value-type="float" office:value="-70.680047509999994" table:style-name="ce1">
            <text:p>-70.6800475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4.93669999999997" table:style-name="ce2">
            <text:p>2.65E+02</text:p>
          </table:table-cell>
          <table:table-cell office:value-type="float" office:value="-70.7209" table:style-name="ce1">
            <text:p>-70.7209</text:p>
          </table:table-cell>
          <table:table-cell office:value-type="float" office:value="264.94670230000003" table:style-name="ce1">
            <text:p>264.9467023</text:p>
          </table:table-cell>
          <table:table-cell office:value-type="float" office:value="-70.731171790000005" table:style-name="ce1">
            <text:p>-70.7311717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4.98669999999998" table:style-name="ce2">
            <text:p>2.65E+02</text:p>
          </table:table-cell>
          <table:table-cell office:value-type="float" office:value="-70.772099999999995" table:style-name="ce1">
            <text:p>-70.7721</text:p>
          </table:table-cell>
          <table:table-cell office:value-type="float" office:value="264.99670229999998" table:style-name="ce1">
            <text:p>264.9967023</text:p>
          </table:table-cell>
          <table:table-cell office:value-type="float" office:value="-70.782311059999998" table:style-name="ce1">
            <text:p>-70.7823110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5.0367" table:style-name="ce2">
            <text:p>2.65E+02</text:p>
          </table:table-cell>
          <table:table-cell office:value-type="float" office:value="-70.8232" table:style-name="ce1">
            <text:p>-70.8232</text:p>
          </table:table-cell>
          <table:table-cell office:value-type="float" office:value="265.04670229999999" table:style-name="ce1">
            <text:p>265.0467023</text:p>
          </table:table-cell>
          <table:table-cell office:value-type="float" office:value="-70.833464980000002" table:style-name="ce1">
            <text:p>-70.8334649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5.08670000000001" table:style-name="ce2">
            <text:p>2.65E+02</text:p>
          </table:table-cell>
          <table:table-cell office:value-type="float" office:value="-70.874399999999994" table:style-name="ce1">
            <text:p>-70.8744</text:p>
          </table:table-cell>
          <table:table-cell office:value-type="float" office:value="265.0967023" table:style-name="ce1">
            <text:p>265.0967023</text:p>
          </table:table-cell>
          <table:table-cell office:value-type="float" office:value="-70.884633239999999" table:style-name="ce1">
            <text:p>-70.8846332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5.13670000000002" table:style-name="ce2">
            <text:p>2.65E+02</text:p>
          </table:table-cell>
          <table:table-cell office:value-type="float" office:value="-70.925600000000003" table:style-name="ce1">
            <text:p>-70.9256</text:p>
          </table:table-cell>
          <table:table-cell office:value-type="float" office:value="265.14670230000002" table:style-name="ce1">
            <text:p>265.1467023</text:p>
          </table:table-cell>
          <table:table-cell office:value-type="float" office:value="-70.935815509999998" table:style-name="ce1">
            <text:p>-70.9358155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5.18669999999997" table:style-name="ce2">
            <text:p>2.65E+02</text:p>
          </table:table-cell>
          <table:table-cell office:value-type="float" office:value="-70.976799999999997" table:style-name="ce1">
            <text:p>-70.9768</text:p>
          </table:table-cell>
          <table:table-cell office:value-type="float" office:value="265.19670230000003" table:style-name="ce1">
            <text:p>265.1967023</text:p>
          </table:table-cell>
          <table:table-cell office:value-type="float" office:value="-70.987011460000005" table:style-name="ce1">
            <text:p>-70.9870114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5.23669999999998" table:style-name="ce2">
            <text:p>2.65E+02</text:p>
          </table:table-cell>
          <table:table-cell office:value-type="float" office:value="-71.028000000000006" table:style-name="ce1">
            <text:p>-71.028</text:p>
          </table:table-cell>
          <table:table-cell office:value-type="float" office:value="265.24670229999998" table:style-name="ce1">
            <text:p>265.2467023</text:p>
          </table:table-cell>
          <table:table-cell office:value-type="float" office:value="-71.038220760000002" table:style-name="ce1">
            <text:p>-71.0382207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5.2867" table:style-name="ce2">
            <text:p>2.65E+02</text:p>
          </table:table-cell>
          <table:table-cell office:value-type="float" office:value="-71.0792" table:style-name="ce1">
            <text:p>-71.0792</text:p>
          </table:table-cell>
          <table:table-cell office:value-type="float" office:value="265.29670229999999" table:style-name="ce1">
            <text:p>265.2967023</text:p>
          </table:table-cell>
          <table:table-cell office:value-type="float" office:value="-71.089443059999994" table:style-name="ce1">
            <text:p>-71.0894430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5.33670000000001" table:style-name="ce2">
            <text:p>2.65E+02</text:p>
          </table:table-cell>
          <table:table-cell office:value-type="float" office:value="-71.130399999999995" table:style-name="ce1">
            <text:p>-71.1304</text:p>
          </table:table-cell>
          <table:table-cell office:value-type="float" office:value="265.3467023" table:style-name="ce1">
            <text:p>265.3467023</text:p>
          </table:table-cell>
          <table:table-cell office:value-type="float" office:value="-71.140678019999996" table:style-name="ce1">
            <text:p>-71.1406780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5.38670000000002" table:style-name="ce2">
            <text:p>2.65E+02</text:p>
          </table:table-cell>
          <table:table-cell office:value-type="float" office:value="-71.181700000000006" table:style-name="ce1">
            <text:p>-71.1817</text:p>
          </table:table-cell>
          <table:table-cell office:value-type="float" office:value="265.39670230000002" table:style-name="ce1">
            <text:p>265.3967023</text:p>
          </table:table-cell>
          <table:table-cell office:value-type="float" office:value="-71.19192529" table:style-name="ce1">
            <text:p>-71.1919252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5.43669999999997" table:style-name="ce2">
            <text:p>2.65E+02</text:p>
          </table:table-cell>
          <table:table-cell office:value-type="float" office:value="-71.232900000000001" table:style-name="ce1">
            <text:p>-71.2329</text:p>
          </table:table-cell>
          <table:table-cell office:value-type="float" office:value="265.44670230000003" table:style-name="ce1">
            <text:p>265.4467023</text:p>
          </table:table-cell>
          <table:table-cell office:value-type="float" office:value="-71.243184510000006" table:style-name="ce1">
            <text:p>-71.2431845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5.48669999999998" table:style-name="ce2">
            <text:p>2.65E+02</text:p>
          </table:table-cell>
          <table:table-cell office:value-type="float" office:value="-71.284199999999998" table:style-name="ce1">
            <text:p>-71.2842</text:p>
          </table:table-cell>
          <table:table-cell office:value-type="float" office:value="265.49670229999998" table:style-name="ce1">
            <text:p>265.4967023</text:p>
          </table:table-cell>
          <table:table-cell office:value-type="float" office:value="-71.294455319999997" table:style-name="ce1">
            <text:p>-71.2944553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5.5367" table:style-name="ce2">
            <text:p>2.66E+02</text:p>
          </table:table-cell>
          <table:table-cell office:value-type="float" office:value="-71.335499999999996" table:style-name="ce1">
            <text:p>-71.3355</text:p>
          </table:table-cell>
          <table:table-cell office:value-type="float" office:value="265.54670229999999" table:style-name="ce1">
            <text:p>265.5467023</text:p>
          </table:table-cell>
          <table:table-cell office:value-type="float" office:value="-71.345737349999993" table:style-name="ce1">
            <text:p>-71.3457373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5.58670000000001" table:style-name="ce2">
            <text:p>2.66E+02</text:p>
          </table:table-cell>
          <table:table-cell office:value-type="float" office:value="-71.386799999999994" table:style-name="ce1">
            <text:p>-71.3868</text:p>
          </table:table-cell>
          <table:table-cell office:value-type="float" office:value="265.5967023" table:style-name="ce1">
            <text:p>265.5967023</text:p>
          </table:table-cell>
          <table:table-cell office:value-type="float" office:value="-71.397030240000007" table:style-name="ce1">
            <text:p>-71.3970302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5.63670000000002" table:style-name="ce2">
            <text:p>2.66E+02</text:p>
          </table:table-cell>
          <table:table-cell office:value-type="float" office:value="-71.438100000000006" table:style-name="ce1">
            <text:p>-71.4381</text:p>
          </table:table-cell>
          <table:table-cell office:value-type="float" office:value="265.64670230000002" table:style-name="ce1">
            <text:p>265.6467023</text:p>
          </table:table-cell>
          <table:table-cell office:value-type="float" office:value="-71.448333610000006" table:style-name="ce1">
            <text:p>-71.4483336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5.68669999999997" table:style-name="ce2">
            <text:p>2.66E+02</text:p>
          </table:table-cell>
          <table:table-cell office:value-type="float" office:value="-71.489400000000003" table:style-name="ce1">
            <text:p>-71.4894</text:p>
          </table:table-cell>
          <table:table-cell office:value-type="float" office:value="265.69670230000003" table:style-name="ce1">
            <text:p>265.6967023</text:p>
          </table:table-cell>
          <table:table-cell office:value-type="float" office:value="-71.499647069999995" table:style-name="ce1">
            <text:p>-71.4996470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5.73669999999998" table:style-name="ce2">
            <text:p>2.66E+02</text:p>
          </table:table-cell>
          <table:table-cell office:value-type="float" office:value="-71.540700000000001" table:style-name="ce1">
            <text:p>-71.5407</text:p>
          </table:table-cell>
          <table:table-cell office:value-type="float" office:value="265.74670229999998" table:style-name="ce1">
            <text:p>265.7467023</text:p>
          </table:table-cell>
          <table:table-cell office:value-type="float" office:value="-71.550970250000006" table:style-name="ce1">
            <text:p>-71.5509702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5.7867" table:style-name="ce2">
            <text:p>2.66E+02</text:p>
          </table:table-cell>
          <table:table-cell office:value-type="float" office:value="-71.591999999999999" table:style-name="ce1">
            <text:p>-71.592</text:p>
          </table:table-cell>
          <table:table-cell office:value-type="float" office:value="265.79670229999999" table:style-name="ce1">
            <text:p>265.7967023</text:p>
          </table:table-cell>
          <table:table-cell office:value-type="float" office:value="-71.602302739999999" table:style-name="ce1">
            <text:p>-71.6023027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5.83670000000001" table:style-name="ce2">
            <text:p>2.66E+02</text:p>
          </table:table-cell>
          <table:table-cell office:value-type="float" office:value="-71.6434" table:style-name="ce1">
            <text:p>-71.6434</text:p>
          </table:table-cell>
          <table:table-cell office:value-type="float" office:value="265.8467023" table:style-name="ce1">
            <text:p>265.8467023</text:p>
          </table:table-cell>
          <table:table-cell office:value-type="float" office:value="-71.653644159999999" table:style-name="ce1">
            <text:p>-71.6536441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5.88670000000002" table:style-name="ce2">
            <text:p>2.66E+02</text:p>
          </table:table-cell>
          <table:table-cell office:value-type="float" office:value="-71.694699999999997" table:style-name="ce1">
            <text:p>-71.6947</text:p>
          </table:table-cell>
          <table:table-cell office:value-type="float" office:value="265.89670230000002" table:style-name="ce1">
            <text:p>265.8967023</text:p>
          </table:table-cell>
          <table:table-cell office:value-type="float" office:value="-71.704994099999993" table:style-name="ce1">
            <text:p>-71.704994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5.93669999999997" table:style-name="ce2">
            <text:p>2.66E+02</text:p>
          </table:table-cell>
          <table:table-cell office:value-type="float" office:value="-71.746099999999998" table:style-name="ce1">
            <text:p>-71.7461</text:p>
          </table:table-cell>
          <table:table-cell office:value-type="float" office:value="265.94670230000003" table:style-name="ce1">
            <text:p>265.9467023</text:p>
          </table:table-cell>
          <table:table-cell office:value-type="float" office:value="-71.756352140000004" table:style-name="ce1">
            <text:p>-71.7563521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5.98669999999998" table:style-name="ce2">
            <text:p>2.66E+02</text:p>
          </table:table-cell>
          <table:table-cell office:value-type="float" office:value="-71.797399999999996" table:style-name="ce1">
            <text:p>-71.7974</text:p>
          </table:table-cell>
          <table:table-cell office:value-type="float" office:value="265.99670229999998" table:style-name="ce1">
            <text:p>265.9967023</text:p>
          </table:table-cell>
          <table:table-cell office:value-type="float" office:value="-71.807717890000006" table:style-name="ce1">
            <text:p>-71.8077178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6.0367" table:style-name="ce2">
            <text:p>2.66E+02</text:p>
          </table:table-cell>
          <table:table-cell office:value-type="float" office:value="-71.848799999999997" table:style-name="ce1">
            <text:p>-71.8488</text:p>
          </table:table-cell>
          <table:table-cell office:value-type="float" office:value="266.04670229999999" table:style-name="ce1">
            <text:p>266.0467023</text:p>
          </table:table-cell>
          <table:table-cell office:value-type="float" office:value="-71.85909092" table:style-name="ce1">
            <text:p>-71.8590909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6.08670000000001" table:style-name="ce2">
            <text:p>2.66E+02</text:p>
          </table:table-cell>
          <table:table-cell office:value-type="float" office:value="-71.900199999999998" table:style-name="ce1">
            <text:p>-71.9002</text:p>
          </table:table-cell>
          <table:table-cell office:value-type="float" office:value="266.0967023" table:style-name="ce1">
            <text:p>266.0967023</text:p>
          </table:table-cell>
          <table:table-cell office:value-type="float" office:value="-71.910470799999999" table:style-name="ce1">
            <text:p>-71.910470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6.13670000000002" table:style-name="ce2">
            <text:p>2.66E+02</text:p>
          </table:table-cell>
          <table:table-cell office:value-type="float" office:value="-71.951599999999999" table:style-name="ce1">
            <text:p>-71.9516</text:p>
          </table:table-cell>
          <table:table-cell office:value-type="float" office:value="266.14670230000002" table:style-name="ce1">
            <text:p>266.1467023</text:p>
          </table:table-cell>
          <table:table-cell office:value-type="float" office:value="-71.961857109999997" table:style-name="ce1">
            <text:p>-71.9618571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6.18669999999997" table:style-name="ce2">
            <text:p>2.66E+02</text:p>
          </table:table-cell>
          <table:table-cell office:value-type="float" office:value="-72.003" table:style-name="ce1">
            <text:p>-72.003</text:p>
          </table:table-cell>
          <table:table-cell office:value-type="float" office:value="266.19670230000003" table:style-name="ce1">
            <text:p>266.1967023</text:p>
          </table:table-cell>
          <table:table-cell office:value-type="float" office:value="-72.013249419999994" table:style-name="ce1">
            <text:p>-72.0132494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6.23669999999998" table:style-name="ce2">
            <text:p>2.66E+02</text:p>
          </table:table-cell>
          <table:table-cell office:value-type="float" office:value="-72.054400000000001" table:style-name="ce1">
            <text:p>-72.0544</text:p>
          </table:table-cell>
          <table:table-cell office:value-type="float" office:value="266.24670229999998" table:style-name="ce1">
            <text:p>266.2467023</text:p>
          </table:table-cell>
          <table:table-cell office:value-type="float" office:value="-72.064647280000003" table:style-name="ce1">
            <text:p>-72.0646472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6.2867" table:style-name="ce2">
            <text:p>2.66E+02</text:p>
          </table:table-cell>
          <table:table-cell office:value-type="float" office:value="-72.105800000000002" table:style-name="ce1">
            <text:p>-72.1058</text:p>
          </table:table-cell>
          <table:table-cell office:value-type="float" office:value="266.29670229999999" table:style-name="ce1">
            <text:p>266.2967023</text:p>
          </table:table-cell>
          <table:table-cell office:value-type="float" office:value="-72.116050250000001" table:style-name="ce1">
            <text:p>-72.1160502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6.33670000000001" table:style-name="ce2">
            <text:p>2.66E+02</text:p>
          </table:table-cell>
          <table:table-cell office:value-type="float" office:value="-72.157200000000003" table:style-name="ce1">
            <text:p>-72.1572</text:p>
          </table:table-cell>
          <table:table-cell office:value-type="float" office:value="266.3467023" table:style-name="ce1">
            <text:p>266.3467023</text:p>
          </table:table-cell>
          <table:table-cell office:value-type="float" office:value="-72.167457870000007" table:style-name="ce1">
            <text:p>-72.1674578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6.38670000000002" table:style-name="ce2">
            <text:p>2.66E+02</text:p>
          </table:table-cell>
          <table:table-cell office:value-type="float" office:value="-72.208600000000004" table:style-name="ce1">
            <text:p>-72.2086</text:p>
          </table:table-cell>
          <table:table-cell office:value-type="float" office:value="266.39670230000002" table:style-name="ce1">
            <text:p>266.3967023</text:p>
          </table:table-cell>
          <table:table-cell office:value-type="float" office:value="-72.218869699999999" table:style-name="ce1">
            <text:p>-72.218869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6.43669999999997" table:style-name="ce2">
            <text:p>2.66E+02</text:p>
          </table:table-cell>
          <table:table-cell office:value-type="float" office:value="-72.260000000000005" table:style-name="ce1">
            <text:p>-72.26</text:p>
          </table:table-cell>
          <table:table-cell office:value-type="float" office:value="266.44670230000003" table:style-name="ce1">
            <text:p>266.4467023</text:p>
          </table:table-cell>
          <table:table-cell office:value-type="float" office:value="-72.270285270000002" table:style-name="ce1">
            <text:p>-72.2702852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6.48669999999998" table:style-name="ce2">
            <text:p>2.66E+02</text:p>
          </table:table-cell>
          <table:table-cell office:value-type="float" office:value="-72.311400000000006" table:style-name="ce1">
            <text:p>-72.3114</text:p>
          </table:table-cell>
          <table:table-cell office:value-type="float" office:value="266.49670229999998" table:style-name="ce1">
            <text:p>266.4967023</text:p>
          </table:table-cell>
          <table:table-cell office:value-type="float" office:value="-72.321704100000005" table:style-name="ce1">
            <text:p>-72.321704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6.5367" table:style-name="ce2">
            <text:p>2.67E+02</text:p>
          </table:table-cell>
          <table:table-cell office:value-type="float" office:value="-72.362799999999993" table:style-name="ce1">
            <text:p>-72.3628</text:p>
          </table:table-cell>
          <table:table-cell office:value-type="float" office:value="266.54670229999999" table:style-name="ce1">
            <text:p>266.5467023</text:p>
          </table:table-cell>
          <table:table-cell office:value-type="float" office:value="-72.373125740000006" table:style-name="ce1">
            <text:p>-72.3731257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6.58670000000001" table:style-name="ce2">
            <text:p>2.67E+02</text:p>
          </table:table-cell>
          <table:table-cell office:value-type="float" office:value="-72.414299999999997" table:style-name="ce1">
            <text:p>-72.4143</text:p>
          </table:table-cell>
          <table:table-cell office:value-type="float" office:value="266.5967023" table:style-name="ce1">
            <text:p>266.5967023</text:p>
          </table:table-cell>
          <table:table-cell office:value-type="float" office:value="-72.4245497" table:style-name="ce1">
            <text:p>-72.424549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6.63670000000002" table:style-name="ce2">
            <text:p>2.67E+02</text:p>
          </table:table-cell>
          <table:table-cell office:value-type="float" office:value="-72.465699999999998" table:style-name="ce1">
            <text:p>-72.4657</text:p>
          </table:table-cell>
          <table:table-cell office:value-type="float" office:value="266.64670230000002" table:style-name="ce1">
            <text:p>266.6467023</text:p>
          </table:table-cell>
          <table:table-cell office:value-type="float" office:value="-72.475975489999996" table:style-name="ce1">
            <text:p>-72.4759754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6.68669999999997" table:style-name="ce2">
            <text:p>2.67E+02</text:p>
          </table:table-cell>
          <table:table-cell office:value-type="float" office:value="-72.517099999999999" table:style-name="ce1">
            <text:p>-72.5171</text:p>
          </table:table-cell>
          <table:table-cell office:value-type="float" office:value="266.69670230000003" table:style-name="ce1">
            <text:p>266.6967023</text:p>
          </table:table-cell>
          <table:table-cell office:value-type="float" office:value="-72.527402620000004" table:style-name="ce1">
            <text:p>-72.5274026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6.73669999999998" table:style-name="ce2">
            <text:p>2.67E+02</text:p>
          </table:table-cell>
          <table:table-cell office:value-type="float" office:value="-72.5685" table:style-name="ce1">
            <text:p>-72.5685</text:p>
          </table:table-cell>
          <table:table-cell office:value-type="float" office:value="266.74670229999998" table:style-name="ce1">
            <text:p>266.7467023</text:p>
          </table:table-cell>
          <table:table-cell office:value-type="float" office:value="-72.578830609999997" table:style-name="ce1">
            <text:p>-72.5788306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6.7867" table:style-name="ce2">
            <text:p>2.67E+02</text:p>
          </table:table-cell>
          <table:table-cell office:value-type="float" office:value="-72.62" table:style-name="ce1">
            <text:p>-72.62</text:p>
          </table:table-cell>
          <table:table-cell office:value-type="float" office:value="266.79670229999999" table:style-name="ce1">
            <text:p>266.7967023</text:p>
          </table:table-cell>
          <table:table-cell office:value-type="float" office:value="-72.630258940000004" table:style-name="ce1">
            <text:p>-72.6302589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6.83670000000001" table:style-name="ce2">
            <text:p>2.67E+02</text:p>
          </table:table-cell>
          <table:table-cell office:value-type="float" office:value="-72.671400000000006" table:style-name="ce1">
            <text:p>-72.6714</text:p>
          </table:table-cell>
          <table:table-cell office:value-type="float" office:value="266.8467023" table:style-name="ce1">
            <text:p>266.8467023</text:p>
          </table:table-cell>
          <table:table-cell office:value-type="float" office:value="-72.681687120000007" table:style-name="ce1">
            <text:p>-72.6816871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6.88670000000002" table:style-name="ce2">
            <text:p>2.67E+02</text:p>
          </table:table-cell>
          <table:table-cell office:value-type="float" office:value="-72.722800000000007" table:style-name="ce1">
            <text:p>-72.7228</text:p>
          </table:table-cell>
          <table:table-cell office:value-type="float" office:value="266.89670230000002" table:style-name="ce1">
            <text:p>266.8967023</text:p>
          </table:table-cell>
          <table:table-cell office:value-type="float" office:value="-72.733114619999995" table:style-name="ce1">
            <text:p>-72.7331146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6.93669999999997" table:style-name="ce2">
            <text:p>2.67E+02</text:p>
          </table:table-cell>
          <table:table-cell office:value-type="float" office:value="-72.774299999999997" table:style-name="ce1">
            <text:p>-72.7743</text:p>
          </table:table-cell>
          <table:table-cell office:value-type="float" office:value="266.94670230000003" table:style-name="ce1">
            <text:p>266.9467023</text:p>
          </table:table-cell>
          <table:table-cell office:value-type="float" office:value="-72.784540939999999" table:style-name="ce1">
            <text:p>-72.7845409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6.98669999999998" table:style-name="ce2">
            <text:p>2.67E+02</text:p>
          </table:table-cell>
          <table:table-cell office:value-type="float" office:value="-72.825699999999998" table:style-name="ce1">
            <text:p>-72.8257</text:p>
          </table:table-cell>
          <table:table-cell office:value-type="float" office:value="266.99670229999998" table:style-name="ce1">
            <text:p>266.9967023</text:p>
          </table:table-cell>
          <table:table-cell office:value-type="float" office:value="-72.835965540000004" table:style-name="ce1">
            <text:p>-72.8359655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7.0367" table:style-name="ce2">
            <text:p>2.67E+02</text:p>
          </table:table-cell>
          <table:table-cell office:value-type="float" office:value="-72.877099999999999" table:style-name="ce1">
            <text:p>-72.8771</text:p>
          </table:table-cell>
          <table:table-cell office:value-type="float" office:value="267.04670229999999" table:style-name="ce1">
            <text:p>267.0467023</text:p>
          </table:table-cell>
          <table:table-cell office:value-type="float" office:value="-72.887387899999993" table:style-name="ce1">
            <text:p>-72.887387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7.08670000000001" table:style-name="ce2">
            <text:p>2.67E+02</text:p>
          </table:table-cell>
          <table:table-cell office:value-type="float" office:value="-72.9285" table:style-name="ce1">
            <text:p>-72.9285</text:p>
          </table:table-cell>
          <table:table-cell office:value-type="float" office:value="267.0967023" table:style-name="ce1">
            <text:p>267.0967023</text:p>
          </table:table-cell>
          <table:table-cell office:value-type="float" office:value="-72.938807479999994" table:style-name="ce1">
            <text:p>-72.9388074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7.13670000000002" table:style-name="ce2">
            <text:p>2.67E+02</text:p>
          </table:table-cell>
          <table:table-cell office:value-type="float" office:value="-72.979900000000001" table:style-name="ce1">
            <text:p>-72.9799</text:p>
          </table:table-cell>
          <table:table-cell office:value-type="float" office:value="267.14670230000002" table:style-name="ce1">
            <text:p>267.1467023</text:p>
          </table:table-cell>
          <table:table-cell office:value-type="float" office:value="-72.990223740000005" table:style-name="ce1">
            <text:p>-72.9902237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7.18669999999997" table:style-name="ce2">
            <text:p>2.67E+02</text:p>
          </table:table-cell>
          <table:table-cell office:value-type="float" office:value="-73.031400000000005" table:style-name="ce1">
            <text:p>-73.0314</text:p>
          </table:table-cell>
          <table:table-cell office:value-type="float" office:value="267.19670230000003" table:style-name="ce1">
            <text:p>267.1967023</text:p>
          </table:table-cell>
          <table:table-cell office:value-type="float" office:value="-73.041636130000001" table:style-name="ce1">
            <text:p>-73.0416361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7.23669999999998" table:style-name="ce2">
            <text:p>2.67E+02</text:p>
          </table:table-cell>
          <table:table-cell office:value-type="float" office:value="-73.082800000000006" table:style-name="ce1">
            <text:p>-73.0828</text:p>
          </table:table-cell>
          <table:table-cell office:value-type="float" office:value="267.24670229999998" table:style-name="ce1">
            <text:p>267.2467023</text:p>
          </table:table-cell>
          <table:table-cell office:value-type="float" office:value="-73.0930441" table:style-name="ce1">
            <text:p>-73.093044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7.2867" table:style-name="ce2">
            <text:p>2.67E+02</text:p>
          </table:table-cell>
          <table:table-cell office:value-type="float" office:value="-73.134200000000007" table:style-name="ce1">
            <text:p>-73.1342</text:p>
          </table:table-cell>
          <table:table-cell office:value-type="float" office:value="267.29670229999999" table:style-name="ce1">
            <text:p>267.2967023</text:p>
          </table:table-cell>
          <table:table-cell office:value-type="float" office:value="-73.14444709" table:style-name="ce1">
            <text:p>-73.1444470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7.33670000000001" table:style-name="ce2">
            <text:p>2.67E+02</text:p>
          </table:table-cell>
          <table:table-cell office:value-type="float" office:value="-73.185599999999994" table:style-name="ce1">
            <text:p>-73.1856</text:p>
          </table:table-cell>
          <table:table-cell office:value-type="float" office:value="267.3467023" table:style-name="ce1">
            <text:p>267.3467023</text:p>
          </table:table-cell>
          <table:table-cell office:value-type="float" office:value="-73.195844539999996" table:style-name="ce1">
            <text:p>-73.1958445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7.38670000000002" table:style-name="ce2">
            <text:p>2.67E+02</text:p>
          </table:table-cell>
          <table:table-cell office:value-type="float" office:value="-73.236999999999995" table:style-name="ce1">
            <text:p>-73.237</text:p>
          </table:table-cell>
          <table:table-cell office:value-type="float" office:value="267.39670230000002" table:style-name="ce1">
            <text:p>267.3967023</text:p>
          </table:table-cell>
          <table:table-cell office:value-type="float" office:value="-73.247235869999997" table:style-name="ce1">
            <text:p>-73.2472358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7.43669999999997" table:style-name="ce2">
            <text:p>2.67E+02</text:p>
          </table:table-cell>
          <table:table-cell office:value-type="float" office:value="-73.288300000000007" table:style-name="ce1">
            <text:p>-73.2883</text:p>
          </table:table-cell>
          <table:table-cell office:value-type="float" office:value="267.44670230000003" table:style-name="ce1">
            <text:p>267.4467023</text:p>
          </table:table-cell>
          <table:table-cell office:value-type="float" office:value="-73.29862052" table:style-name="ce1">
            <text:p>-73.2986205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7.48669999999998" table:style-name="ce2">
            <text:p>2.67E+02</text:p>
          </table:table-cell>
          <table:table-cell office:value-type="float" office:value="-73.339699999999993" table:style-name="ce1">
            <text:p>-73.3397</text:p>
          </table:table-cell>
          <table:table-cell office:value-type="float" office:value="267.49670229999998" table:style-name="ce1">
            <text:p>267.4967023</text:p>
          </table:table-cell>
          <table:table-cell office:value-type="float" office:value="-73.349997889999997" table:style-name="ce1">
            <text:p>-73.3499978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7.5367" table:style-name="ce2">
            <text:p>2.68E+02</text:p>
          </table:table-cell>
          <table:table-cell office:value-type="float" office:value="-73.391099999999994" table:style-name="ce1">
            <text:p>-73.3911</text:p>
          </table:table-cell>
          <table:table-cell office:value-type="float" office:value="267.54670229999999" table:style-name="ce1">
            <text:p>267.5467023</text:p>
          </table:table-cell>
          <table:table-cell office:value-type="float" office:value="-73.401367410000006" table:style-name="ce1">
            <text:p>-73.4013674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7.58670000000001" table:style-name="ce2">
            <text:p>2.68E+02</text:p>
          </table:table-cell>
          <table:table-cell office:value-type="float" office:value="-73.442499999999995" table:style-name="ce1">
            <text:p>-73.4425</text:p>
          </table:table-cell>
          <table:table-cell office:value-type="float" office:value="267.5967023" table:style-name="ce1">
            <text:p>267.5967023</text:p>
          </table:table-cell>
          <table:table-cell office:value-type="float" office:value="-73.452728469999997" table:style-name="ce1">
            <text:p>-73.4527284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7.63670000000002" table:style-name="ce2">
            <text:p>2.68E+02</text:p>
          </table:table-cell>
          <table:table-cell office:value-type="float" office:value="-73.493799999999993" table:style-name="ce1">
            <text:p>-73.4938</text:p>
          </table:table-cell>
          <table:table-cell office:value-type="float" office:value="267.64670230000002" table:style-name="ce1">
            <text:p>267.6467023</text:p>
          </table:table-cell>
          <table:table-cell office:value-type="float" office:value="-73.504080479999999" table:style-name="ce1">
            <text:p>-73.5040804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7.68669999999997" table:style-name="ce2">
            <text:p>2.68E+02</text:p>
          </table:table-cell>
          <table:table-cell office:value-type="float" office:value="-73.545199999999994" table:style-name="ce1">
            <text:p>-73.5452</text:p>
          </table:table-cell>
          <table:table-cell office:value-type="float" office:value="267.69670230000003" table:style-name="ce1">
            <text:p>267.6967023</text:p>
          </table:table-cell>
          <table:table-cell office:value-type="float" office:value="-73.555422840000006" table:style-name="ce1">
            <text:p>-73.5554228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7.73669999999998" table:style-name="ce2">
            <text:p>2.68E+02</text:p>
          </table:table-cell>
          <table:table-cell office:value-type="float" office:value="-73.596500000000006" table:style-name="ce1">
            <text:p>-73.5965</text:p>
          </table:table-cell>
          <table:table-cell office:value-type="float" office:value="267.74670229999998" table:style-name="ce1">
            <text:p>267.7467023</text:p>
          </table:table-cell>
          <table:table-cell office:value-type="float" office:value="-73.60675492" table:style-name="ce1">
            <text:p>-73.6067549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7.7867" table:style-name="ce2">
            <text:p>2.68E+02</text:p>
          </table:table-cell>
          <table:table-cell office:value-type="float" office:value="-73.647800000000004" table:style-name="ce1">
            <text:p>-73.6478</text:p>
          </table:table-cell>
          <table:table-cell office:value-type="float" office:value="267.79670229999999" table:style-name="ce1">
            <text:p>267.7967023</text:p>
          </table:table-cell>
          <table:table-cell office:value-type="float" office:value="-73.658076129999998" table:style-name="ce1">
            <text:p>-73.6580761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7.83670000000001" table:style-name="ce2">
            <text:p>2.68E+02</text:p>
          </table:table-cell>
          <table:table-cell office:value-type="float" office:value="-73.699100000000001" table:style-name="ce1">
            <text:p>-73.6991</text:p>
          </table:table-cell>
          <table:table-cell office:value-type="float" office:value="267.8467023" table:style-name="ce1">
            <text:p>267.8467023</text:p>
          </table:table-cell>
          <table:table-cell office:value-type="float" office:value="-73.709385819999994" table:style-name="ce1">
            <text:p>-73.7093858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7.88670000000002" table:style-name="ce2">
            <text:p>2.68E+02</text:p>
          </table:table-cell>
          <table:table-cell office:value-type="float" office:value="-73.750399999999999" table:style-name="ce1">
            <text:p>-73.7504</text:p>
          </table:table-cell>
          <table:table-cell office:value-type="float" office:value="267.89670230000002" table:style-name="ce1">
            <text:p>267.8967023</text:p>
          </table:table-cell>
          <table:table-cell office:value-type="float" office:value="-73.760683380000003" table:style-name="ce1">
            <text:p>-73.7606833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7.93669999999997" table:style-name="ce2">
            <text:p>2.68E+02</text:p>
          </table:table-cell>
          <table:table-cell office:value-type="float" office:value="-73.801699999999997" table:style-name="ce1">
            <text:p>-73.8017</text:p>
          </table:table-cell>
          <table:table-cell office:value-type="float" office:value="267.94670230000003" table:style-name="ce1">
            <text:p>267.9467023</text:p>
          </table:table-cell>
          <table:table-cell office:value-type="float" office:value="-73.811968179999994" table:style-name="ce1">
            <text:p>-73.8119681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7.98669999999998" table:style-name="ce2">
            <text:p>2.68E+02</text:p>
          </table:table-cell>
          <table:table-cell office:value-type="float" office:value="-73.852999999999994" table:style-name="ce1">
            <text:p>-73.853</text:p>
          </table:table-cell>
          <table:table-cell office:value-type="float" office:value="267.99670229999998" table:style-name="ce1">
            <text:p>267.9967023</text:p>
          </table:table-cell>
          <table:table-cell office:value-type="float" office:value="-73.863239559999997" table:style-name="ce1">
            <text:p>-73.8632395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8.0367" table:style-name="ce2">
            <text:p>2.68E+02</text:p>
          </table:table-cell>
          <table:table-cell office:value-type="float" office:value="-73.904200000000003" table:style-name="ce1">
            <text:p>-73.9042</text:p>
          </table:table-cell>
          <table:table-cell office:value-type="float" office:value="268.04670229999999" table:style-name="ce1">
            <text:p>268.0467023</text:p>
          </table:table-cell>
          <table:table-cell office:value-type="float" office:value="-73.914496889999995" table:style-name="ce1">
            <text:p>-73.9144968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8.08670000000001" table:style-name="ce2">
            <text:p>2.68E+02</text:p>
          </table:table-cell>
          <table:table-cell office:value-type="float" office:value="-73.955500000000001" table:style-name="ce1">
            <text:p>-73.9555</text:p>
          </table:table-cell>
          <table:table-cell office:value-type="float" office:value="268.0967023" table:style-name="ce1">
            <text:p>268.0967023</text:p>
          </table:table-cell>
          <table:table-cell office:value-type="float" office:value="-73.96573952" table:style-name="ce1">
            <text:p>-73.9657395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8.13670000000002" table:style-name="ce2">
            <text:p>2.68E+02</text:p>
          </table:table-cell>
          <table:table-cell office:value-type="float" office:value="-74.006699999999995" table:style-name="ce1">
            <text:p>-74.0067</text:p>
          </table:table-cell>
          <table:table-cell office:value-type="float" office:value="268.14670230000002" table:style-name="ce1">
            <text:p>268.1467023</text:p>
          </table:table-cell>
          <table:table-cell office:value-type="float" office:value="-74.016966780000004" table:style-name="ce1">
            <text:p>-74.0169667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8.18669999999997" table:style-name="ce2">
            <text:p>2.68E+02</text:p>
          </table:table-cell>
          <table:table-cell office:value-type="float" office:value="-74.057900000000004" table:style-name="ce1">
            <text:p>-74.0579</text:p>
          </table:table-cell>
          <table:table-cell office:value-type="float" office:value="268.19670230000003" table:style-name="ce1">
            <text:p>268.1967023</text:p>
          </table:table-cell>
          <table:table-cell office:value-type="float" office:value="-74.068178020000005" table:style-name="ce1">
            <text:p>-74.0681780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8.23669999999998" table:style-name="ce2">
            <text:p>2.68E+02</text:p>
          </table:table-cell>
          <table:table-cell office:value-type="float" office:value="-74.109099999999998" table:style-name="ce1">
            <text:p>-74.1091</text:p>
          </table:table-cell>
          <table:table-cell office:value-type="float" office:value="268.24670229999998" table:style-name="ce1">
            <text:p>268.2467023</text:p>
          </table:table-cell>
          <table:table-cell office:value-type="float" office:value="-74.119372560000002" table:style-name="ce1">
            <text:p>-74.1193725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8.2867" table:style-name="ce2">
            <text:p>2.68E+02</text:p>
          </table:table-cell>
          <table:table-cell office:value-type="float" office:value="-74.160300000000007" table:style-name="ce1">
            <text:p>-74.1603</text:p>
          </table:table-cell>
          <table:table-cell office:value-type="float" office:value="268.29670229999999" table:style-name="ce1">
            <text:p>268.2967023</text:p>
          </table:table-cell>
          <table:table-cell office:value-type="float" office:value="-74.170549739999998" table:style-name="ce1">
            <text:p>-74.1705497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8.33670000000001" table:style-name="ce2">
            <text:p>2.68E+02</text:p>
          </table:table-cell>
          <table:table-cell office:value-type="float" office:value="-74.211500000000001" table:style-name="ce1">
            <text:p>-74.2115</text:p>
          </table:table-cell>
          <table:table-cell office:value-type="float" office:value="268.3467023" table:style-name="ce1">
            <text:p>268.3467023</text:p>
          </table:table-cell>
          <table:table-cell office:value-type="float" office:value="-74.221708870000001" table:style-name="ce1">
            <text:p>-74.2217088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8.38670000000002" table:style-name="ce2">
            <text:p>2.68E+02</text:p>
          </table:table-cell>
          <table:table-cell office:value-type="float" office:value="-74.262600000000006" table:style-name="ce1">
            <text:p>-74.2626</text:p>
          </table:table-cell>
          <table:table-cell office:value-type="float" office:value="268.39670230000002" table:style-name="ce1">
            <text:p>268.3967023</text:p>
          </table:table-cell>
          <table:table-cell office:value-type="float" office:value="-74.272849269999995" table:style-name="ce1">
            <text:p>-74.2728492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8.43669999999997" table:style-name="ce2">
            <text:p>2.68E+02</text:p>
          </table:table-cell>
          <table:table-cell office:value-type="float" office:value="-74.313699999999997" table:style-name="ce1">
            <text:p>-74.3137</text:p>
          </table:table-cell>
          <table:table-cell office:value-type="float" office:value="268.44670230000003" table:style-name="ce1">
            <text:p>268.4467023</text:p>
          </table:table-cell>
          <table:table-cell office:value-type="float" office:value="-74.323970250000002" table:style-name="ce1">
            <text:p>-74.3239702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8.48669999999998" table:style-name="ce2">
            <text:p>2.68E+02</text:p>
          </table:table-cell>
          <table:table-cell office:value-type="float" office:value="-74.364900000000006" table:style-name="ce1">
            <text:p>-74.3649</text:p>
          </table:table-cell>
          <table:table-cell office:value-type="float" office:value="268.49670229999998" table:style-name="ce1">
            <text:p>268.4967023</text:p>
          </table:table-cell>
          <table:table-cell office:value-type="float" office:value="-74.3750711" table:style-name="ce1">
            <text:p>-74.375071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8.5367" table:style-name="ce2">
            <text:p>2.69E+02</text:p>
          </table:table-cell>
          <table:table-cell office:value-type="float" office:value="-74.415899999999993" table:style-name="ce1">
            <text:p>-74.4159</text:p>
          </table:table-cell>
          <table:table-cell office:value-type="float" office:value="268.54670229999999" table:style-name="ce1">
            <text:p>268.5467023</text:p>
          </table:table-cell>
          <table:table-cell office:value-type="float" office:value="-74.426151129999994" table:style-name="ce1">
            <text:p>-74.4261511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8.58670000000001" table:style-name="ce2">
            <text:p>2.69E+02</text:p>
          </table:table-cell>
          <table:table-cell office:value-type="float" office:value="-74.466999999999999" table:style-name="ce1">
            <text:p>-74.467</text:p>
          </table:table-cell>
          <table:table-cell office:value-type="float" office:value="268.5967023" table:style-name="ce1">
            <text:p>268.5967023</text:p>
          </table:table-cell>
          <table:table-cell office:value-type="float" office:value="-74.477209639999998" table:style-name="ce1">
            <text:p>-74.4772096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8.63670000000002" table:style-name="ce2">
            <text:p>2.69E+02</text:p>
          </table:table-cell>
          <table:table-cell office:value-type="float" office:value="-74.518000000000001" table:style-name="ce1">
            <text:p>-74.518</text:p>
          </table:table-cell>
          <table:table-cell office:value-type="float" office:value="268.64670230000002" table:style-name="ce1">
            <text:p>268.6467023</text:p>
          </table:table-cell>
          <table:table-cell office:value-type="float" office:value="-74.528245900000002" table:style-name="ce1">
            <text:p>-74.528245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8.68669999999997" table:style-name="ce2">
            <text:p>2.69E+02</text:p>
          </table:table-cell>
          <table:table-cell office:value-type="float" office:value="-74.569100000000006" table:style-name="ce1">
            <text:p>-74.5691</text:p>
          </table:table-cell>
          <table:table-cell office:value-type="float" office:value="268.69670230000003" table:style-name="ce1">
            <text:p>268.6967023</text:p>
          </table:table-cell>
          <table:table-cell office:value-type="float" office:value="-74.579259190000002" table:style-name="ce1">
            <text:p>-74.5792591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8.73669999999998" table:style-name="ce2">
            <text:p>2.69E+02</text:p>
          </table:table-cell>
          <table:table-cell office:value-type="float" office:value="-74.620099999999994" table:style-name="ce1">
            <text:p>-74.6201</text:p>
          </table:table-cell>
          <table:table-cell office:value-type="float" office:value="268.74670229999998" table:style-name="ce1">
            <text:p>268.7467023</text:p>
          </table:table-cell>
          <table:table-cell office:value-type="float" office:value="-74.630248800000004" table:style-name="ce1">
            <text:p>-74.630248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8.7867" table:style-name="ce2">
            <text:p>2.69E+02</text:p>
          </table:table-cell>
          <table:table-cell office:value-type="float" office:value="-74.671000000000006" table:style-name="ce1">
            <text:p>-74.671</text:p>
          </table:table-cell>
          <table:table-cell office:value-type="float" office:value="268.79670229999999" table:style-name="ce1">
            <text:p>268.7967023</text:p>
          </table:table-cell>
          <table:table-cell office:value-type="float" office:value="-74.681213990000003" table:style-name="ce1">
            <text:p>-74.6812139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8.83670000000001" table:style-name="ce2">
            <text:p>2.69E+02</text:p>
          </table:table-cell>
          <table:table-cell office:value-type="float" office:value="-74.721999999999994" table:style-name="ce1">
            <text:p>-74.722</text:p>
          </table:table-cell>
          <table:table-cell office:value-type="float" office:value="268.8467023" table:style-name="ce1">
            <text:p>268.8467023</text:p>
          </table:table-cell>
          <table:table-cell office:value-type="float" office:value="-74.732154030000004" table:style-name="ce1">
            <text:p>-74.7321540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8.88670000000002" table:style-name="ce2">
            <text:p>2.69E+02</text:p>
          </table:table-cell>
          <table:table-cell office:value-type="float" office:value="-74.772900000000007" table:style-name="ce1">
            <text:p>-74.7729</text:p>
          </table:table-cell>
          <table:table-cell office:value-type="float" office:value="268.89670230000002" table:style-name="ce1">
            <text:p>268.8967023</text:p>
          </table:table-cell>
          <table:table-cell office:value-type="float" office:value="-74.783068180000001" table:style-name="ce1">
            <text:p>-74.7830681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8.93669999999997" table:style-name="ce2">
            <text:p>2.69E+02</text:p>
          </table:table-cell>
          <table:table-cell office:value-type="float" office:value="-74.823800000000006" table:style-name="ce1">
            <text:p>-74.8238</text:p>
          </table:table-cell>
          <table:table-cell office:value-type="float" office:value="268.94670230000003" table:style-name="ce1">
            <text:p>268.9467023</text:p>
          </table:table-cell>
          <table:table-cell office:value-type="float" office:value="-74.833955689999996" table:style-name="ce1">
            <text:p>-74.8339556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8.98669999999998" table:style-name="ce2">
            <text:p>2.69E+02</text:p>
          </table:table-cell>
          <table:table-cell office:value-type="float" office:value="-74.874600000000001" table:style-name="ce1">
            <text:p>-74.8746</text:p>
          </table:table-cell>
          <table:table-cell office:value-type="float" office:value="268.99670229999998" table:style-name="ce1">
            <text:p>268.9967023</text:p>
          </table:table-cell>
          <table:table-cell office:value-type="float" office:value="-74.884815810000006" table:style-name="ce1">
            <text:p>-74.8848158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9.0367" table:style-name="ce2">
            <text:p>2.69E+02</text:p>
          </table:table-cell>
          <table:table-cell office:value-type="float" office:value="-74.9255" table:style-name="ce1">
            <text:p>-74.9255</text:p>
          </table:table-cell>
          <table:table-cell office:value-type="float" office:value="269.04670229999999" table:style-name="ce1">
            <text:p>269.0467023</text:p>
          </table:table-cell>
          <table:table-cell office:value-type="float" office:value="-74.935647779999996" table:style-name="ce1">
            <text:p>-74.9356477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9.08670000000001" table:style-name="ce2">
            <text:p>2.69E+02</text:p>
          </table:table-cell>
          <table:table-cell office:value-type="float" office:value="-74.976299999999995" table:style-name="ce1">
            <text:p>-74.9763</text:p>
          </table:table-cell>
          <table:table-cell office:value-type="float" office:value="269.0967023" table:style-name="ce1">
            <text:p>269.0967023</text:p>
          </table:table-cell>
          <table:table-cell office:value-type="float" office:value="-74.986450840000003" table:style-name="ce1">
            <text:p>-74.9864508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9.13670000000002" table:style-name="ce2">
            <text:p>2.69E+02</text:p>
          </table:table-cell>
          <table:table-cell office:value-type="float" office:value="-75.027100000000004" table:style-name="ce1">
            <text:p>-75.0271</text:p>
          </table:table-cell>
          <table:table-cell office:value-type="float" office:value="269.14670230000002" table:style-name="ce1">
            <text:p>269.1467023</text:p>
          </table:table-cell>
          <table:table-cell office:value-type="float" office:value="-75.037224230000007" table:style-name="ce1">
            <text:p>-75.0372242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9.18669999999997" table:style-name="ce2">
            <text:p>2.69E+02</text:p>
          </table:table-cell>
          <table:table-cell office:value-type="float" office:value="-75.077799999999996" table:style-name="ce1">
            <text:p>-75.0778</text:p>
          </table:table-cell>
          <table:table-cell office:value-type="float" office:value="269.19670230000003" table:style-name="ce1">
            <text:p>269.1967023</text:p>
          </table:table-cell>
          <table:table-cell office:value-type="float" office:value="-75.087967160000005" table:style-name="ce1">
            <text:p>-75.0879671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9.23669999999998" table:style-name="ce2">
            <text:p>2.69E+02</text:p>
          </table:table-cell>
          <table:table-cell office:value-type="float" office:value="-75.128500000000003" table:style-name="ce1">
            <text:p>-75.1285</text:p>
          </table:table-cell>
          <table:table-cell office:value-type="float" office:value="269.24670229999998" table:style-name="ce1">
            <text:p>269.2467023</text:p>
          </table:table-cell>
          <table:table-cell office:value-type="float" office:value="-75.138678880000001" table:style-name="ce1">
            <text:p>-75.1386788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9.2867" table:style-name="ce2">
            <text:p>2.69E+02</text:p>
          </table:table-cell>
          <table:table-cell office:value-type="float" office:value="-75.179199999999994" table:style-name="ce1">
            <text:p>-75.1792</text:p>
          </table:table-cell>
          <table:table-cell office:value-type="float" office:value="269.29670229999999" table:style-name="ce1">
            <text:p>269.2967023</text:p>
          </table:table-cell>
          <table:table-cell office:value-type="float" office:value="-75.189358580000004" table:style-name="ce1">
            <text:p>-75.1893585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9.33670000000001" table:style-name="ce2">
            <text:p>2.69E+02</text:p>
          </table:table-cell>
          <table:table-cell office:value-type="float" office:value="-75.229900000000001" table:style-name="ce1">
            <text:p>-75.2299</text:p>
          </table:table-cell>
          <table:table-cell office:value-type="float" office:value="269.3467023" table:style-name="ce1">
            <text:p>269.3467023</text:p>
          </table:table-cell>
          <table:table-cell office:value-type="float" office:value="-75.240005490000001" table:style-name="ce1">
            <text:p>-75.2400054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9.38670000000002" table:style-name="ce2">
            <text:p>2.69E+02</text:p>
          </table:table-cell>
          <table:table-cell office:value-type="float" office:value="-75.280500000000004" table:style-name="ce1">
            <text:p>-75.2805</text:p>
          </table:table-cell>
          <table:table-cell office:value-type="float" office:value="269.39670230000002" table:style-name="ce1">
            <text:p>269.3967023</text:p>
          </table:table-cell>
          <table:table-cell office:value-type="float" office:value="-75.290618809999998" table:style-name="ce1">
            <text:p>-75.2906188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9.43669999999997" table:style-name="ce2">
            <text:p>2.69E+02</text:p>
          </table:table-cell>
          <table:table-cell office:value-type="float" office:value="-75.331100000000006" table:style-name="ce1">
            <text:p>-75.3311</text:p>
          </table:table-cell>
          <table:table-cell office:value-type="float" office:value="269.44670230000003" table:style-name="ce1">
            <text:p>269.4467023</text:p>
          </table:table-cell>
          <table:table-cell office:value-type="float" office:value="-75.341197739999998" table:style-name="ce1">
            <text:p>-75.3411977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9.48669999999998" table:style-name="ce2">
            <text:p>2.69E+02</text:p>
          </table:table-cell>
          <table:table-cell office:value-type="float" office:value="-75.381600000000006" table:style-name="ce1">
            <text:p>-75.3816</text:p>
          </table:table-cell>
          <table:table-cell office:value-type="float" office:value="269.49670229999998" table:style-name="ce1">
            <text:p>269.4967023</text:p>
          </table:table-cell>
          <table:table-cell office:value-type="float" office:value="-75.391741490000001" table:style-name="ce1">
            <text:p>-75.3917414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9.5367" table:style-name="ce2">
            <text:p>2.70E+02</text:p>
          </table:table-cell>
          <table:table-cell office:value-type="float" office:value="-75.432199999999995" table:style-name="ce1">
            <text:p>-75.4322</text:p>
          </table:table-cell>
          <table:table-cell office:value-type="float" office:value="269.54670229999999" table:style-name="ce1">
            <text:p>269.5467023</text:p>
          </table:table-cell>
          <table:table-cell office:value-type="float" office:value="-75.442249239999995" table:style-name="ce1">
            <text:p>-75.4422492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9.58670000000001" table:style-name="ce2">
            <text:p>2.70E+02</text:p>
          </table:table-cell>
          <table:table-cell office:value-type="float" office:value="-75.482600000000005" table:style-name="ce1">
            <text:p>-75.4826</text:p>
          </table:table-cell>
          <table:table-cell office:value-type="float" office:value="269.5967023" table:style-name="ce1">
            <text:p>269.5967023</text:p>
          </table:table-cell>
          <table:table-cell office:value-type="float" office:value="-75.49272019" table:style-name="ce1">
            <text:p>-75.4927201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9.63670000000002" table:style-name="ce2">
            <text:p>2.70E+02</text:p>
          </table:table-cell>
          <table:table-cell office:value-type="float" office:value="-75.533100000000005" table:style-name="ce1">
            <text:p>-75.5331</text:p>
          </table:table-cell>
          <table:table-cell office:value-type="float" office:value="269.64670230000002" table:style-name="ce1">
            <text:p>269.6467023</text:p>
          </table:table-cell>
          <table:table-cell office:value-type="float" office:value="-75.543153509999996" table:style-name="ce1">
            <text:p>-75.5431535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9.68669999999997" table:style-name="ce2">
            <text:p>2.70E+02</text:p>
          </table:table-cell>
          <table:table-cell office:value-type="float" office:value="-75.583500000000001" table:style-name="ce1">
            <text:p>-75.5835</text:p>
          </table:table-cell>
          <table:table-cell office:value-type="float" office:value="269.69670230000003" table:style-name="ce1">
            <text:p>269.6967023</text:p>
          </table:table-cell>
          <table:table-cell office:value-type="float" office:value="-75.593548380000001" table:style-name="ce1">
            <text:p>-75.5935483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9.73669999999998" table:style-name="ce2">
            <text:p>2.70E+02</text:p>
          </table:table-cell>
          <table:table-cell office:value-type="float" office:value="-75.633799999999994" table:style-name="ce1">
            <text:p>-75.6338</text:p>
          </table:table-cell>
          <table:table-cell office:value-type="float" office:value="269.74670229999998" table:style-name="ce1">
            <text:p>269.7467023</text:p>
          </table:table-cell>
          <table:table-cell office:value-type="float" office:value="-75.643903989999998" table:style-name="ce1">
            <text:p>-75.6439039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9.7867" table:style-name="ce2">
            <text:p>2.70E+02</text:p>
          </table:table-cell>
          <table:table-cell office:value-type="float" office:value="-75.684200000000004" table:style-name="ce1">
            <text:p>-75.6842</text:p>
          </table:table-cell>
          <table:table-cell office:value-type="float" office:value="269.79670229999999" table:style-name="ce1">
            <text:p>269.7967023</text:p>
          </table:table-cell>
          <table:table-cell office:value-type="float" office:value="-75.694219489999995" table:style-name="ce1">
            <text:p>-75.6942194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9.83670000000001" table:style-name="ce2">
            <text:p>2.70E+02</text:p>
          </table:table-cell>
          <table:table-cell office:value-type="float" office:value="-75.734399999999994" table:style-name="ce1">
            <text:p>-75.7344</text:p>
          </table:table-cell>
          <table:table-cell office:value-type="float" office:value="269.8467023" table:style-name="ce1">
            <text:p>269.8467023</text:p>
          </table:table-cell>
          <table:table-cell office:value-type="float" office:value="-75.744494059999994" table:style-name="ce1">
            <text:p>-75.7444940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9.88670000000002" table:style-name="ce2">
            <text:p>2.70E+02</text:p>
          </table:table-cell>
          <table:table-cell office:value-type="float" office:value="-75.784700000000001" table:style-name="ce1">
            <text:p>-75.7847</text:p>
          </table:table-cell>
          <table:table-cell office:value-type="float" office:value="269.89670230000002" table:style-name="ce1">
            <text:p>269.8967023</text:p>
          </table:table-cell>
          <table:table-cell office:value-type="float" office:value="-75.794726859999997" table:style-name="ce1">
            <text:p>-75.7947268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9.93669999999997" table:style-name="ce2">
            <text:p>2.70E+02</text:p>
          </table:table-cell>
          <table:table-cell office:value-type="float" office:value="-75.834900000000005" table:style-name="ce1">
            <text:p>-75.8349</text:p>
          </table:table-cell>
          <table:table-cell office:value-type="float" office:value="269.94670230000003" table:style-name="ce1">
            <text:p>269.9467023</text:p>
          </table:table-cell>
          <table:table-cell office:value-type="float" office:value="-75.844917030000005" table:style-name="ce1">
            <text:p>-75.8449170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69.98669999999998" table:style-name="ce2">
            <text:p>2.70E+02</text:p>
          </table:table-cell>
          <table:table-cell office:value-type="float" office:value="-75.885000000000005" table:style-name="ce1">
            <text:p>-75.885</text:p>
          </table:table-cell>
          <table:table-cell office:value-type="float" office:value="269.99670229999998" table:style-name="ce1">
            <text:p>269.9967023</text:p>
          </table:table-cell>
          <table:table-cell office:value-type="float" office:value="-75.895063739999998" table:style-name="ce1">
            <text:p>-75.8950637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0.0367" table:style-name="ce2">
            <text:p>2.70E+02</text:p>
          </table:table-cell>
          <table:table-cell office:value-type="float" office:value="-75.935100000000006" table:style-name="ce1">
            <text:p>-75.9351</text:p>
          </table:table-cell>
          <table:table-cell office:value-type="float" office:value="270.04670229999999" table:style-name="ce1">
            <text:p>270.0467023</text:p>
          </table:table-cell>
          <table:table-cell office:value-type="float" office:value="-75.945166130000004" table:style-name="ce1">
            <text:p>-75.9451661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0.08670000000001" table:style-name="ce2">
            <text:p>2.70E+02</text:p>
          </table:table-cell>
          <table:table-cell office:value-type="float" office:value="-75.985200000000006" table:style-name="ce1">
            <text:p>-75.9852</text:p>
          </table:table-cell>
          <table:table-cell office:value-type="float" office:value="270.0967023" table:style-name="ce1">
            <text:p>270.0967023</text:p>
          </table:table-cell>
          <table:table-cell office:value-type="float" office:value="-75.995223339999995" table:style-name="ce1">
            <text:p>-75.9952233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0.13670000000002" table:style-name="ce2">
            <text:p>2.70E+02</text:p>
          </table:table-cell>
          <table:table-cell office:value-type="float" office:value="-76.035200000000003" table:style-name="ce1">
            <text:p>-76.0352</text:p>
          </table:table-cell>
          <table:table-cell office:value-type="float" office:value="270.14670230000002" table:style-name="ce1">
            <text:p>270.1467023</text:p>
          </table:table-cell>
          <table:table-cell office:value-type="float" office:value="-76.045234519999994" table:style-name="ce1">
            <text:p>-76.0452345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0.18669999999997" table:style-name="ce2">
            <text:p>2.70E+02</text:p>
          </table:table-cell>
          <table:table-cell office:value-type="float" office:value="-76.0852" table:style-name="ce1">
            <text:p>-76.0852</text:p>
          </table:table-cell>
          <table:table-cell office:value-type="float" office:value="270.19670230000003" table:style-name="ce1">
            <text:p>270.1967023</text:p>
          </table:table-cell>
          <table:table-cell office:value-type="float" office:value="-76.095198800000006" table:style-name="ce1">
            <text:p>-76.095198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0.23669999999998" table:style-name="ce2">
            <text:p>2.70E+02</text:p>
          </table:table-cell>
          <table:table-cell office:value-type="float" office:value="-76.135099999999994" table:style-name="ce1">
            <text:p>-76.1351</text:p>
          </table:table-cell>
          <table:table-cell office:value-type="float" office:value="270.24670229999998" table:style-name="ce1">
            <text:p>270.2467023</text:p>
          </table:table-cell>
          <table:table-cell office:value-type="float" office:value="-76.145115309999994" table:style-name="ce1">
            <text:p>-76.1451153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0.2867" table:style-name="ce2">
            <text:p>2.70E+02</text:p>
          </table:table-cell>
          <table:table-cell office:value-type="float" office:value="-76.185000000000002" table:style-name="ce1">
            <text:p>-76.185</text:p>
          </table:table-cell>
          <table:table-cell office:value-type="float" office:value="270.29670229999999" table:style-name="ce1">
            <text:p>270.2967023</text:p>
          </table:table-cell>
          <table:table-cell office:value-type="float" office:value="-76.194983179999994" table:style-name="ce1">
            <text:p>-76.1949831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0.33670000000001" table:style-name="ce2">
            <text:p>2.70E+02</text:p>
          </table:table-cell>
          <table:table-cell office:value-type="float" office:value="-76.234800000000007" table:style-name="ce1">
            <text:p>-76.2348</text:p>
          </table:table-cell>
          <table:table-cell office:value-type="float" office:value="270.3467023" table:style-name="ce1">
            <text:p>270.3467023</text:p>
          </table:table-cell>
          <table:table-cell office:value-type="float" office:value="-76.244801539999997" table:style-name="ce1">
            <text:p>-76.2448015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0.38670000000002" table:style-name="ce2">
            <text:p>2.70E+02</text:p>
          </table:table-cell>
          <table:table-cell office:value-type="float" office:value="-76.284599999999998" table:style-name="ce1">
            <text:p>-76.2846</text:p>
          </table:table-cell>
          <table:table-cell office:value-type="float" office:value="270.39670230000002" table:style-name="ce1">
            <text:p>270.3967023</text:p>
          </table:table-cell>
          <table:table-cell office:value-type="float" office:value="-76.294569499999994" table:style-name="ce1">
            <text:p>-76.294569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0.43669999999997" table:style-name="ce2">
            <text:p>2.70E+02</text:p>
          </table:table-cell>
          <table:table-cell office:value-type="float" office:value="-76.334299999999999" table:style-name="ce1">
            <text:p>-76.3343</text:p>
          </table:table-cell>
          <table:table-cell office:value-type="float" office:value="270.44670230000003" table:style-name="ce1">
            <text:p>270.4467023</text:p>
          </table:table-cell>
          <table:table-cell office:value-type="float" office:value="-76.344286190000005" table:style-name="ce1">
            <text:p>-76.3442861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0.48669999999998" table:style-name="ce2">
            <text:p>2.70E+02</text:p>
          </table:table-cell>
          <table:table-cell office:value-type="float" office:value="-76.384" table:style-name="ce1">
            <text:p>-76.384</text:p>
          </table:table-cell>
          <table:table-cell office:value-type="float" office:value="270.49670229999998" table:style-name="ce1">
            <text:p>270.4967023</text:p>
          </table:table-cell>
          <table:table-cell office:value-type="float" office:value="-76.393950709999999" table:style-name="ce1">
            <text:p>-76.3939507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0.5367" table:style-name="ce2">
            <text:p>2.71E+02</text:p>
          </table:table-cell>
          <table:table-cell office:value-type="float" office:value="-76.433599999999998" table:style-name="ce1">
            <text:p>-76.4336</text:p>
          </table:table-cell>
          <table:table-cell office:value-type="float" office:value="270.54670229999999" table:style-name="ce1">
            <text:p>270.5467023</text:p>
          </table:table-cell>
          <table:table-cell office:value-type="float" office:value="-76.443562170000007" table:style-name="ce1">
            <text:p>-76.4435621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0.58670000000001" table:style-name="ce2">
            <text:p>2.71E+02</text:p>
          </table:table-cell>
          <table:table-cell office:value-type="float" office:value="-76.483199999999997" table:style-name="ce1">
            <text:p>-76.4832</text:p>
          </table:table-cell>
          <table:table-cell office:value-type="float" office:value="270.5967023" table:style-name="ce1">
            <text:p>270.5967023</text:p>
          </table:table-cell>
          <table:table-cell office:value-type="float" office:value="-76.49311969" table:style-name="ce1">
            <text:p>-76.4931196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0.63670000000002" table:style-name="ce2">
            <text:p>2.71E+02</text:p>
          </table:table-cell>
          <table:table-cell office:value-type="float" office:value="-76.532700000000006" table:style-name="ce1">
            <text:p>-76.5327</text:p>
          </table:table-cell>
          <table:table-cell office:value-type="float" office:value="270.64670230000002" table:style-name="ce1">
            <text:p>270.6467023</text:p>
          </table:table-cell>
          <table:table-cell office:value-type="float" office:value="-76.542622370000004" table:style-name="ce1">
            <text:p>-76.5426223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0.68669999999997" table:style-name="ce2">
            <text:p>2.71E+02</text:p>
          </table:table-cell>
          <table:table-cell office:value-type="float" office:value="-76.5822" table:style-name="ce1">
            <text:p>-76.5822</text:p>
          </table:table-cell>
          <table:table-cell office:value-type="float" office:value="270.69670230000003" table:style-name="ce1">
            <text:p>270.6967023</text:p>
          </table:table-cell>
          <table:table-cell office:value-type="float" office:value="-76.592069300000006" table:style-name="ce1">
            <text:p>-76.592069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0.73669999999998" table:style-name="ce2">
            <text:p>2.71E+02</text:p>
          </table:table-cell>
          <table:table-cell office:value-type="float" office:value="-76.631600000000006" table:style-name="ce1">
            <text:p>-76.6316</text:p>
          </table:table-cell>
          <table:table-cell office:value-type="float" office:value="270.74670229999998" table:style-name="ce1">
            <text:p>270.7467023</text:p>
          </table:table-cell>
          <table:table-cell office:value-type="float" office:value="-76.641459589999997" table:style-name="ce1">
            <text:p>-76.6414595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0.7867" table:style-name="ce2">
            <text:p>2.71E+02</text:p>
          </table:table-cell>
          <table:table-cell office:value-type="float" office:value="-76.680899999999994" table:style-name="ce1">
            <text:p>-76.6809</text:p>
          </table:table-cell>
          <table:table-cell office:value-type="float" office:value="270.79670229999999" table:style-name="ce1">
            <text:p>270.7967023</text:p>
          </table:table-cell>
          <table:table-cell office:value-type="float" office:value="-76.690792329999994" table:style-name="ce1">
            <text:p>-76.6907923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0.83670000000001" table:style-name="ce2">
            <text:p>2.71E+02</text:p>
          </table:table-cell>
          <table:table-cell office:value-type="float" office:value="-76.730199999999996" table:style-name="ce1">
            <text:p>-76.7302</text:p>
          </table:table-cell>
          <table:table-cell office:value-type="float" office:value="270.8467023" table:style-name="ce1">
            <text:p>270.8467023</text:p>
          </table:table-cell>
          <table:table-cell office:value-type="float" office:value="-76.74006661" table:style-name="ce1">
            <text:p>-76.7400666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0.88670000000002" table:style-name="ce2">
            <text:p>2.71E+02</text:p>
          </table:table-cell>
          <table:table-cell office:value-type="float" office:value="-76.779399999999995" table:style-name="ce1">
            <text:p>-76.7794</text:p>
          </table:table-cell>
          <table:table-cell office:value-type="float" office:value="270.89670230000002" table:style-name="ce1">
            <text:p>270.8967023</text:p>
          </table:table-cell>
          <table:table-cell office:value-type="float" office:value="-76.789281509999995" table:style-name="ce1">
            <text:p>-76.7892815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0.93669999999997" table:style-name="ce2">
            <text:p>2.71E+02</text:p>
          </table:table-cell>
          <table:table-cell office:value-type="float" office:value="-76.828599999999994" table:style-name="ce1">
            <text:p>-76.8286</text:p>
          </table:table-cell>
          <table:table-cell office:value-type="float" office:value="270.94670230000003" table:style-name="ce1">
            <text:p>270.9467023</text:p>
          </table:table-cell>
          <table:table-cell office:value-type="float" office:value="-76.838436139999999" table:style-name="ce1">
            <text:p>-76.8384361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0.98669999999998" table:style-name="ce2">
            <text:p>2.71E+02</text:p>
          </table:table-cell>
          <table:table-cell office:value-type="float" office:value="-76.877700000000004" table:style-name="ce1">
            <text:p>-76.8777</text:p>
          </table:table-cell>
          <table:table-cell office:value-type="float" office:value="270.99670229999998" table:style-name="ce1">
            <text:p>270.9967023</text:p>
          </table:table-cell>
          <table:table-cell office:value-type="float" office:value="-76.887529560000004" table:style-name="ce1">
            <text:p>-76.8875295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1.0367" table:style-name="ce2">
            <text:p>2.71E+02</text:p>
          </table:table-cell>
          <table:table-cell office:value-type="float" office:value="-76.9268" table:style-name="ce1">
            <text:p>-76.9268</text:p>
          </table:table-cell>
          <table:table-cell office:value-type="float" office:value="271.04670229999999" table:style-name="ce1">
            <text:p>271.0467023</text:p>
          </table:table-cell>
          <table:table-cell office:value-type="float" office:value="-76.93656086" table:style-name="ce1">
            <text:p>-76.9365608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1.08670000000001" table:style-name="ce2">
            <text:p>2.71E+02</text:p>
          </table:table-cell>
          <table:table-cell office:value-type="float" office:value="-76.975700000000003" table:style-name="ce1">
            <text:p>-76.9757</text:p>
          </table:table-cell>
          <table:table-cell office:value-type="float" office:value="271.0967023" table:style-name="ce1">
            <text:p>271.0967023</text:p>
          </table:table-cell>
          <table:table-cell office:value-type="float" office:value="-76.985529130000003" table:style-name="ce1">
            <text:p>-76.9855291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1.13670000000002" table:style-name="ce2">
            <text:p>2.71E+02</text:p>
          </table:table-cell>
          <table:table-cell office:value-type="float" office:value="-77.024699999999996" table:style-name="ce1">
            <text:p>-77.0247</text:p>
          </table:table-cell>
          <table:table-cell office:value-type="float" office:value="271.14670230000002" table:style-name="ce1">
            <text:p>271.1467023</text:p>
          </table:table-cell>
          <table:table-cell office:value-type="float" office:value="-77.034433430000007" table:style-name="ce1">
            <text:p>-77.0344334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1.18669999999997" table:style-name="ce2">
            <text:p>2.71E+02</text:p>
          </table:table-cell>
          <table:table-cell office:value-type="float" office:value="-77.073499999999996" table:style-name="ce1">
            <text:p>-77.0735</text:p>
          </table:table-cell>
          <table:table-cell office:value-type="float" office:value="271.19670230000003" table:style-name="ce1">
            <text:p>271.1967023</text:p>
          </table:table-cell>
          <table:table-cell office:value-type="float" office:value="-77.083272840000006" table:style-name="ce1">
            <text:p>-77.0832728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1.23669999999998" table:style-name="ce2">
            <text:p>2.71E+02</text:p>
          </table:table-cell>
          <table:table-cell office:value-type="float" office:value="-77.122299999999996" table:style-name="ce1">
            <text:p>-77.1223</text:p>
          </table:table-cell>
          <table:table-cell office:value-type="float" office:value="271.24670229999998" table:style-name="ce1">
            <text:p>271.2467023</text:p>
          </table:table-cell>
          <table:table-cell office:value-type="float" office:value="-77.132046430000003" table:style-name="ce1">
            <text:p>-77.1320464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1.2867" table:style-name="ce2">
            <text:p>2.71E+02</text:p>
          </table:table-cell>
          <table:table-cell office:value-type="float" office:value="-77.171000000000006" table:style-name="ce1">
            <text:p>-77.171</text:p>
          </table:table-cell>
          <table:table-cell office:value-type="float" office:value="271.29670229999999" table:style-name="ce1">
            <text:p>271.2967023</text:p>
          </table:table-cell>
          <table:table-cell office:value-type="float" office:value="-77.180753280000005" table:style-name="ce1">
            <text:p>-77.1807532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1.33670000000001" table:style-name="ce2">
            <text:p>2.71E+02</text:p>
          </table:table-cell>
          <table:table-cell office:value-type="float" office:value="-77.219700000000003" table:style-name="ce1">
            <text:p>-77.2197</text:p>
          </table:table-cell>
          <table:table-cell office:value-type="float" office:value="271.3467023" table:style-name="ce1">
            <text:p>271.3467023</text:p>
          </table:table-cell>
          <table:table-cell office:value-type="float" office:value="-77.22939246" table:style-name="ce1">
            <text:p>-77.2293924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1.38670000000002" table:style-name="ce2">
            <text:p>2.71E+02</text:p>
          </table:table-cell>
          <table:table-cell office:value-type="float" office:value="-77.268299999999996" table:style-name="ce1">
            <text:p>-77.2683</text:p>
          </table:table-cell>
          <table:table-cell office:value-type="float" office:value="271.39670230000002" table:style-name="ce1">
            <text:p>271.3967023</text:p>
          </table:table-cell>
          <table:table-cell office:value-type="float" office:value="-77.277963020000001" table:style-name="ce1">
            <text:p>-77.2779630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1.43669999999997" table:style-name="ce2">
            <text:p>2.71E+02</text:p>
          </table:table-cell>
          <table:table-cell office:value-type="float" office:value="-77.316800000000001" table:style-name="ce1">
            <text:p>-77.3168</text:p>
          </table:table-cell>
          <table:table-cell office:value-type="float" office:value="271.44670230000003" table:style-name="ce1">
            <text:p>271.4467023</text:p>
          </table:table-cell>
          <table:table-cell office:value-type="float" office:value="-77.326464040000005" table:style-name="ce1">
            <text:p>-77.3264640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1.48669999999998" table:style-name="ce2">
            <text:p>2.71E+02</text:p>
          </table:table-cell>
          <table:table-cell office:value-type="float" office:value="-77.365200000000002" table:style-name="ce1">
            <text:p>-77.3652</text:p>
          </table:table-cell>
          <table:table-cell office:value-type="float" office:value="271.49670229999998" table:style-name="ce1">
            <text:p>271.4967023</text:p>
          </table:table-cell>
          <table:table-cell office:value-type="float" office:value="-77.374894580000003" table:style-name="ce1">
            <text:p>-77.3748945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1.5367" table:style-name="ce2">
            <text:p>2.72E+02</text:p>
          </table:table-cell>
          <table:table-cell office:value-type="float" office:value="-77.413600000000002" table:style-name="ce1">
            <text:p>-77.4136</text:p>
          </table:table-cell>
          <table:table-cell office:value-type="float" office:value="271.54670229999999" table:style-name="ce1">
            <text:p>271.5467023</text:p>
          </table:table-cell>
          <table:table-cell office:value-type="float" office:value="-77.423253709999997" table:style-name="ce1">
            <text:p>-77.4232537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1.58670000000001" table:style-name="ce2">
            <text:p>2.72E+02</text:p>
          </table:table-cell>
          <table:table-cell office:value-type="float" office:value="-77.4619" table:style-name="ce1">
            <text:p>-77.4619</text:p>
          </table:table-cell>
          <table:table-cell office:value-type="float" office:value="271.5967023" table:style-name="ce1">
            <text:p>271.5967023</text:p>
          </table:table-cell>
          <table:table-cell office:value-type="float" office:value="-77.471540480000002" table:style-name="ce1">
            <text:p>-77.4715404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1.63670000000002" table:style-name="ce2">
            <text:p>2.72E+02</text:p>
          </table:table-cell>
          <table:table-cell office:value-type="float" office:value="-77.510099999999994" table:style-name="ce1">
            <text:p>-77.5101</text:p>
          </table:table-cell>
          <table:table-cell office:value-type="float" office:value="271.64670230000002" table:style-name="ce1">
            <text:p>271.6467023</text:p>
          </table:table-cell>
          <table:table-cell office:value-type="float" office:value="-77.519753960000003" table:style-name="ce1">
            <text:p>-77.5197539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1.68669999999997" table:style-name="ce2">
            <text:p>2.72E+02</text:p>
          </table:table-cell>
          <table:table-cell office:value-type="float" office:value="-77.558300000000003" table:style-name="ce1">
            <text:p>-77.5583</text:p>
          </table:table-cell>
          <table:table-cell office:value-type="float" office:value="271.69670230000003" table:style-name="ce1">
            <text:p>271.6967023</text:p>
          </table:table-cell>
          <table:table-cell office:value-type="float" office:value="-77.5678932" table:style-name="ce1">
            <text:p>-77.567893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1.73669999999998" table:style-name="ce2">
            <text:p>2.72E+02</text:p>
          </table:table-cell>
          <table:table-cell office:value-type="float" office:value="-77.606399999999994" table:style-name="ce1">
            <text:p>-77.6064</text:p>
          </table:table-cell>
          <table:table-cell office:value-type="float" office:value="271.74670229999998" table:style-name="ce1">
            <text:p>271.7467023</text:p>
          </table:table-cell>
          <table:table-cell office:value-type="float" office:value="-77.615957260000002" table:style-name="ce1">
            <text:p>-77.6159572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1.7867" table:style-name="ce2">
            <text:p>2.72E+02</text:p>
          </table:table-cell>
          <table:table-cell office:value-type="float" office:value="-77.654399999999995" table:style-name="ce1">
            <text:p>-77.6544</text:p>
          </table:table-cell>
          <table:table-cell office:value-type="float" office:value="271.79670229999999" table:style-name="ce1">
            <text:p>271.7967023</text:p>
          </table:table-cell>
          <table:table-cell office:value-type="float" office:value="-77.663945209999994" table:style-name="ce1">
            <text:p>-77.6639452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1.83670000000001" table:style-name="ce2">
            <text:p>2.72E+02</text:p>
          </table:table-cell>
          <table:table-cell office:value-type="float" office:value="-77.702299999999994" table:style-name="ce1">
            <text:p>-77.7023</text:p>
          </table:table-cell>
          <table:table-cell office:value-type="float" office:value="271.8467023" table:style-name="ce1">
            <text:p>271.8467023</text:p>
          </table:table-cell>
          <table:table-cell office:value-type="float" office:value="-77.711856100000006" table:style-name="ce1">
            <text:p>-77.711856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1.88670000000002" table:style-name="ce2">
            <text:p>2.72E+02</text:p>
          </table:table-cell>
          <table:table-cell office:value-type="float" office:value="-77.750100000000003" table:style-name="ce1">
            <text:p>-77.7501</text:p>
          </table:table-cell>
          <table:table-cell office:value-type="float" office:value="271.89670230000002" table:style-name="ce1">
            <text:p>271.8967023</text:p>
          </table:table-cell>
          <table:table-cell office:value-type="float" office:value="-77.759688980000007" table:style-name="ce1">
            <text:p>-77.7596889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1.93669999999997" table:style-name="ce2">
            <text:p>2.72E+02</text:p>
          </table:table-cell>
          <table:table-cell office:value-type="float" office:value="-77.797899999999998" table:style-name="ce1">
            <text:p>-77.7979</text:p>
          </table:table-cell>
          <table:table-cell office:value-type="float" office:value="271.94670230000003" table:style-name="ce1">
            <text:p>271.9467023</text:p>
          </table:table-cell>
          <table:table-cell office:value-type="float" office:value="-77.80744292" table:style-name="ce1">
            <text:p>-77.8074429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1.98669999999998" table:style-name="ce2">
            <text:p>2.72E+02</text:p>
          </table:table-cell>
          <table:table-cell office:value-type="float" office:value="-77.845600000000005" table:style-name="ce1">
            <text:p>-77.8456</text:p>
          </table:table-cell>
          <table:table-cell office:value-type="float" office:value="271.99670229999998" table:style-name="ce1">
            <text:p>271.9967023</text:p>
          </table:table-cell>
          <table:table-cell office:value-type="float" office:value="-77.855116960000004" table:style-name="ce1">
            <text:p>-77.8551169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2.0367" table:style-name="ce2">
            <text:p>2.72E+02</text:p>
          </table:table-cell>
          <table:table-cell office:value-type="float" office:value="-77.893199999999993" table:style-name="ce1">
            <text:p>-77.8932</text:p>
          </table:table-cell>
          <table:table-cell office:value-type="float" office:value="272.04670229999999" table:style-name="ce1">
            <text:p>272.0467023</text:p>
          </table:table-cell>
          <table:table-cell office:value-type="float" office:value="-77.90271018" table:style-name="ce1">
            <text:p>-77.9027101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2.08670000000001" table:style-name="ce2">
            <text:p>2.72E+02</text:p>
          </table:table-cell>
          <table:table-cell office:value-type="float" office:value="-77.940700000000007" table:style-name="ce1">
            <text:p>-77.9407</text:p>
          </table:table-cell>
          <table:table-cell office:value-type="float" office:value="272.0967023" table:style-name="ce1">
            <text:p>272.0967023</text:p>
          </table:table-cell>
          <table:table-cell office:value-type="float" office:value="-77.95022161" table:style-name="ce1">
            <text:p>-77.9502216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2.13670000000002" table:style-name="ce2">
            <text:p>2.72E+02</text:p>
          </table:table-cell>
          <table:table-cell office:value-type="float" office:value="-77.988200000000006" table:style-name="ce1">
            <text:p>-77.9882</text:p>
          </table:table-cell>
          <table:table-cell office:value-type="float" office:value="272.14670230000002" table:style-name="ce1">
            <text:p>272.1467023</text:p>
          </table:table-cell>
          <table:table-cell office:value-type="float" office:value="-77.997650329999999" table:style-name="ce1">
            <text:p>-77.9976503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2.18669999999997" table:style-name="ce2">
            <text:p>2.72E+02</text:p>
          </table:table-cell>
          <table:table-cell office:value-type="float" office:value="-78.035499999999999" table:style-name="ce1">
            <text:p>-78.0355</text:p>
          </table:table-cell>
          <table:table-cell office:value-type="float" office:value="272.19670230000003" table:style-name="ce1">
            <text:p>272.1967023</text:p>
          </table:table-cell>
          <table:table-cell office:value-type="float" office:value="-78.044995380000003" table:style-name="ce1">
            <text:p>-78.0449953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2.23669999999998" table:style-name="ce2">
            <text:p>2.72E+02</text:p>
          </table:table-cell>
          <table:table-cell office:value-type="float" office:value="-78.082800000000006" table:style-name="ce1">
            <text:p>-78.0828</text:p>
          </table:table-cell>
          <table:table-cell office:value-type="float" office:value="272.24670229999998" table:style-name="ce1">
            <text:p>272.2467023</text:p>
          </table:table-cell>
          <table:table-cell office:value-type="float" office:value="-78.092255820000005" table:style-name="ce1">
            <text:p>-78.0922558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2.2867" table:style-name="ce2">
            <text:p>2.72E+02</text:p>
          </table:table-cell>
          <table:table-cell office:value-type="float" office:value="-78.13" table:style-name="ce1">
            <text:p>-78.13</text:p>
          </table:table-cell>
          <table:table-cell office:value-type="float" office:value="272.29670229999999" table:style-name="ce1">
            <text:p>272.2967023</text:p>
          </table:table-cell>
          <table:table-cell office:value-type="float" office:value="-78.139430719999993" table:style-name="ce1">
            <text:p>-78.1394307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2.33670000000001" table:style-name="ce2">
            <text:p>2.72E+02</text:p>
          </table:table-cell>
          <table:table-cell office:value-type="float" office:value="-78.177099999999996" table:style-name="ce1">
            <text:p>-78.1771</text:p>
          </table:table-cell>
          <table:table-cell office:value-type="float" office:value="272.3467023" table:style-name="ce1">
            <text:p>272.3467023</text:p>
          </table:table-cell>
          <table:table-cell office:value-type="float" office:value="-78.18651912" table:style-name="ce1">
            <text:p>-78.1865191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2.38670000000002" table:style-name="ce2">
            <text:p>2.72E+02</text:p>
          </table:table-cell>
          <table:table-cell office:value-type="float" office:value="-78.224100000000007" table:style-name="ce1">
            <text:p>-78.2241</text:p>
          </table:table-cell>
          <table:table-cell office:value-type="float" office:value="272.39670230000002" table:style-name="ce1">
            <text:p>272.3967023</text:p>
          </table:table-cell>
          <table:table-cell office:value-type="float" office:value="-78.233520100000007" table:style-name="ce1">
            <text:p>-78.233520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2.43669999999997" table:style-name="ce2">
            <text:p>2.72E+02</text:p>
          </table:table-cell>
          <table:table-cell office:value-type="float" office:value="-78.271100000000004" table:style-name="ce1">
            <text:p>-78.2711</text:p>
          </table:table-cell>
          <table:table-cell office:value-type="float" office:value="272.44670230000003" table:style-name="ce1">
            <text:p>272.4467023</text:p>
          </table:table-cell>
          <table:table-cell office:value-type="float" office:value="-78.280432709999999" table:style-name="ce1">
            <text:p>-78.2804327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2.48669999999998" table:style-name="ce2">
            <text:p>2.72E+02</text:p>
          </table:table-cell>
          <table:table-cell office:value-type="float" office:value="-78.317899999999995" table:style-name="ce1">
            <text:p>-78.3179</text:p>
          </table:table-cell>
          <table:table-cell office:value-type="float" office:value="272.49670229999998" table:style-name="ce1">
            <text:p>272.4967023</text:p>
          </table:table-cell>
          <table:table-cell office:value-type="float" office:value="-78.327256000000006" table:style-name="ce1">
            <text:p>-78.32725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2.5367" table:style-name="ce2">
            <text:p>2.73E+02</text:p>
          </table:table-cell>
          <table:table-cell office:value-type="float" office:value="-78.364599999999996" table:style-name="ce1">
            <text:p>-78.3646</text:p>
          </table:table-cell>
          <table:table-cell office:value-type="float" office:value="272.54670229999999" table:style-name="ce1">
            <text:p>272.5467023</text:p>
          </table:table-cell>
          <table:table-cell office:value-type="float" office:value="-78.37398906" table:style-name="ce1">
            <text:p>-78.3739890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2.58670000000001" table:style-name="ce2">
            <text:p>2.73E+02</text:p>
          </table:table-cell>
          <table:table-cell office:value-type="float" office:value="-78.411299999999997" table:style-name="ce1">
            <text:p>-78.4113</text:p>
          </table:table-cell>
          <table:table-cell office:value-type="float" office:value="272.5967023" table:style-name="ce1">
            <text:p>272.5967023</text:p>
          </table:table-cell>
          <table:table-cell office:value-type="float" office:value="-78.420630930000002" table:style-name="ce1">
            <text:p>-78.4206309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2.63670000000002" table:style-name="ce2">
            <text:p>2.73E+02</text:p>
          </table:table-cell>
          <table:table-cell office:value-type="float" office:value="-78.457899999999995" table:style-name="ce1">
            <text:p>-78.4579</text:p>
          </table:table-cell>
          <table:table-cell office:value-type="float" office:value="272.64670230000002" table:style-name="ce1">
            <text:p>272.6467023</text:p>
          </table:table-cell>
          <table:table-cell office:value-type="float" office:value="-78.467180690000006" table:style-name="ce1">
            <text:p>-78.4671806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2.68669999999997" table:style-name="ce2">
            <text:p>2.73E+02</text:p>
          </table:table-cell>
          <table:table-cell office:value-type="float" office:value="-78.504400000000004" table:style-name="ce1">
            <text:p>-78.5044</text:p>
          </table:table-cell>
          <table:table-cell office:value-type="float" office:value="272.69670230000003" table:style-name="ce1">
            <text:p>272.6967023</text:p>
          </table:table-cell>
          <table:table-cell office:value-type="float" office:value="-78.513637399999993" table:style-name="ce1">
            <text:p>-78.513637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2.73669999999998" table:style-name="ce2">
            <text:p>2.73E+02</text:p>
          </table:table-cell>
          <table:table-cell office:value-type="float" office:value="-78.550700000000006" table:style-name="ce1">
            <text:p>-78.5507</text:p>
          </table:table-cell>
          <table:table-cell office:value-type="float" office:value="272.74670229999998" table:style-name="ce1">
            <text:p>272.7467023</text:p>
          </table:table-cell>
          <table:table-cell office:value-type="float" office:value="-78.560000130000006" table:style-name="ce1">
            <text:p>-78.5600001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2.7867" table:style-name="ce2">
            <text:p>2.73E+02</text:p>
          </table:table-cell>
          <table:table-cell office:value-type="float" office:value="-78.596999999999994" table:style-name="ce1">
            <text:p>-78.597</text:p>
          </table:table-cell>
          <table:table-cell office:value-type="float" office:value="272.79670229999999" table:style-name="ce1">
            <text:p>272.7967023</text:p>
          </table:table-cell>
          <table:table-cell office:value-type="float" office:value="-78.606267950000003" table:style-name="ce1">
            <text:p>-78.6062679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2.83670000000001" table:style-name="ce2">
            <text:p>2.73E+02</text:p>
          </table:table-cell>
          <table:table-cell office:value-type="float" office:value="-78.643199999999993" table:style-name="ce1">
            <text:p>-78.6432</text:p>
          </table:table-cell>
          <table:table-cell office:value-type="float" office:value="272.8467023" table:style-name="ce1">
            <text:p>272.8467023</text:p>
          </table:table-cell>
          <table:table-cell office:value-type="float" office:value="-78.652439939999994" table:style-name="ce1">
            <text:p>-78.6524399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2.88670000000002" table:style-name="ce2">
            <text:p>2.73E+02</text:p>
          </table:table-cell>
          <table:table-cell office:value-type="float" office:value="-78.689300000000003" table:style-name="ce1">
            <text:p>-78.6893</text:p>
          </table:table-cell>
          <table:table-cell office:value-type="float" office:value="272.89670230000002" table:style-name="ce1">
            <text:p>272.8967023</text:p>
          </table:table-cell>
          <table:table-cell office:value-type="float" office:value="-78.698515180000001" table:style-name="ce1">
            <text:p>-78.6985151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2.93669999999997" table:style-name="ce2">
            <text:p>2.73E+02</text:p>
          </table:table-cell>
          <table:table-cell office:value-type="float" office:value="-78.735299999999995" table:style-name="ce1">
            <text:p>-78.7353</text:p>
          </table:table-cell>
          <table:table-cell office:value-type="float" office:value="272.94670230000003" table:style-name="ce1">
            <text:p>272.9467023</text:p>
          </table:table-cell>
          <table:table-cell office:value-type="float" office:value="-78.744492730000005" table:style-name="ce1">
            <text:p>-78.7444927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2.98669999999998" table:style-name="ce2">
            <text:p>2.73E+02</text:p>
          </table:table-cell>
          <table:table-cell office:value-type="float" office:value="-78.781199999999998" table:style-name="ce1">
            <text:p>-78.7812</text:p>
          </table:table-cell>
          <table:table-cell office:value-type="float" office:value="272.99670229999998" table:style-name="ce1">
            <text:p>272.9967023</text:p>
          </table:table-cell>
          <table:table-cell office:value-type="float" office:value="-78.790371690000001" table:style-name="ce1">
            <text:p>-78.7903716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3.0367" table:style-name="ce2">
            <text:p>2.73E+02</text:p>
          </table:table-cell>
          <table:table-cell office:value-type="float" office:value="-78.826999999999998" table:style-name="ce1">
            <text:p>-78.827</text:p>
          </table:table-cell>
          <table:table-cell office:value-type="float" office:value="273.04670229999999" table:style-name="ce1">
            <text:p>273.0467023</text:p>
          </table:table-cell>
          <table:table-cell office:value-type="float" office:value="-78.836151130000005" table:style-name="ce1">
            <text:p>-78.8361511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3.08670000000001" table:style-name="ce2">
            <text:p>2.73E+02</text:p>
          </table:table-cell>
          <table:table-cell office:value-type="float" office:value="-78.872699999999995" table:style-name="ce1">
            <text:p>-78.8727</text:p>
          </table:table-cell>
          <table:table-cell office:value-type="float" office:value="273.0967023" table:style-name="ce1">
            <text:p>273.0967023</text:p>
          </table:table-cell>
          <table:table-cell office:value-type="float" office:value="-78.881830140000005" table:style-name="ce1">
            <text:p>-78.8818301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3.13670000000002" table:style-name="ce2">
            <text:p>2.73E+02</text:p>
          </table:table-cell>
          <table:table-cell office:value-type="float" office:value="-78.918300000000002" table:style-name="ce1">
            <text:p>-78.9183</text:p>
          </table:table-cell>
          <table:table-cell office:value-type="float" office:value="273.14670230000002" table:style-name="ce1">
            <text:p>273.1467023</text:p>
          </table:table-cell>
          <table:table-cell office:value-type="float" office:value="-78.927407810000005" table:style-name="ce1">
            <text:p>-78.9274078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3.18669999999997" table:style-name="ce2">
            <text:p>2.73E+02</text:p>
          </table:table-cell>
          <table:table-cell office:value-type="float" office:value="-78.963800000000006" table:style-name="ce1">
            <text:p>-78.9638</text:p>
          </table:table-cell>
          <table:table-cell office:value-type="float" office:value="273.19670230000003" table:style-name="ce1">
            <text:p>273.1967023</text:p>
          </table:table-cell>
          <table:table-cell office:value-type="float" office:value="-78.972883240000002" table:style-name="ce1">
            <text:p>-78.9728832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3.23669999999998" table:style-name="ce2">
            <text:p>2.73E+02</text:p>
          </table:table-cell>
          <table:table-cell office:value-type="float" office:value="-79.009200000000007" table:style-name="ce1">
            <text:p>-79.0092</text:p>
          </table:table-cell>
          <table:table-cell office:value-type="float" office:value="273.24670229999998" table:style-name="ce1">
            <text:p>273.2467023</text:p>
          </table:table-cell>
          <table:table-cell office:value-type="float" office:value="-79.018255510000003" table:style-name="ce1">
            <text:p>-79.0182555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3.2867" table:style-name="ce2">
            <text:p>2.73E+02</text:p>
          </table:table-cell>
          <table:table-cell office:value-type="float" office:value="-79.054500000000004" table:style-name="ce1">
            <text:p>-79.0545</text:p>
          </table:table-cell>
          <table:table-cell office:value-type="float" office:value="273.29670229999999" table:style-name="ce1">
            <text:p>273.2967023</text:p>
          </table:table-cell>
          <table:table-cell office:value-type="float" office:value="-79.063523720000006" table:style-name="ce1">
            <text:p>-79.0635237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3.33670000000001" table:style-name="ce2">
            <text:p>2.73E+02</text:p>
          </table:table-cell>
          <table:table-cell office:value-type="float" office:value="-79.099699999999999" table:style-name="ce1">
            <text:p>-79.0997</text:p>
          </table:table-cell>
          <table:table-cell office:value-type="float" office:value="273.3467023" table:style-name="ce1">
            <text:p>273.3467023</text:p>
          </table:table-cell>
          <table:table-cell office:value-type="float" office:value="-79.108686989999995" table:style-name="ce1">
            <text:p>-79.1086869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3.38670000000002" table:style-name="ce2">
            <text:p>2.73E+02</text:p>
          </table:table-cell>
          <table:table-cell office:value-type="float" office:value="-79.1447" table:style-name="ce1">
            <text:p>-79.1447</text:p>
          </table:table-cell>
          <table:table-cell office:value-type="float" office:value="273.39670230000002" table:style-name="ce1">
            <text:p>273.3967023</text:p>
          </table:table-cell>
          <table:table-cell office:value-type="float" office:value="-79.153744410000002" table:style-name="ce1">
            <text:p>-79.1537444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78.7414" table:style-name="ce2">
            <text:p>2.79E+02</text:p>
          </table:table-cell>
          <table:table-cell office:value-type="float" office:value="-83.315200000000004" table:style-name="ce1">
            <text:p>-83.3152</text:p>
          </table:table-cell>
          <table:table-cell office:value-type="float" office:value="280.51968140000002" table:style-name="ce1">
            <text:p>280.5196814</text:p>
          </table:table-cell>
          <table:table-cell office:value-type="float" office:value="-84.308676210000002" table:style-name="ce1">
            <text:p>-84.3086762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87.74349999999998" table:style-name="ce2">
            <text:p>2.88E+02</text:p>
          </table:table-cell>
          <table:table-cell office:value-type="float" office:value="-86.551599999999993" table:style-name="ce1">
            <text:p>-86.5516</text:p>
          </table:table-cell>
          <table:table-cell office:value-type="float" office:value="289.74353819999999" table:style-name="ce1">
            <text:p>289.7435382</text:p>
          </table:table-cell>
          <table:table-cell office:value-type="float" office:value="-86.827483049999998" table:style-name="ce1">
            <text:p>-86.82748305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297.74349999999998" table:style-name="ce2">
            <text:p>2.98E+02</text:p>
          </table:table-cell>
          <table:table-cell office:value-type="float" office:value="-87.304500000000004" table:style-name="ce1">
            <text:p>-87.3045</text:p>
          </table:table-cell>
          <table:table-cell office:value-type="float" office:value="299.74353819999999" table:style-name="ce1">
            <text:p>299.7435382</text:p>
          </table:table-cell>
          <table:table-cell office:value-type="float" office:value="-87.348618009999996" table:style-name="ce1">
            <text:p>-87.34861801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307.74349999999998" table:style-name="ce2">
            <text:p>3.08E+02</text:p>
          </table:table-cell>
          <table:table-cell office:value-type="float" office:value="-87.433099999999996" table:style-name="ce1">
            <text:p>-87.4331</text:p>
          </table:table-cell>
          <table:table-cell office:value-type="float" office:value="309.74353819999999" table:style-name="ce1">
            <text:p>309.7435382</text:p>
          </table:table-cell>
          <table:table-cell office:value-type="float" office:value="-87.443710159999995" table:style-name="ce1">
            <text:p>-87.44371016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317.74349999999998" table:style-name="ce2">
            <text:p>3.18E+02</text:p>
          </table:table-cell>
          <table:table-cell office:value-type="float" office:value="-87.473299999999995" table:style-name="ce1">
            <text:p>-87.4733</text:p>
          </table:table-cell>
          <table:table-cell office:value-type="float" office:value="319.74353819999999" table:style-name="ce1">
            <text:p>319.7435382</text:p>
          </table:table-cell>
          <table:table-cell office:value-type="float" office:value="-87.47919358" table:style-name="ce1">
            <text:p>-87.47919358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327.74349999999998" table:style-name="ce2">
            <text:p>3.28E+02</text:p>
          </table:table-cell>
          <table:table-cell office:value-type="float" office:value="-87.500500000000002" table:style-name="ce1">
            <text:p>-87.5005</text:p>
          </table:table-cell>
          <table:table-cell office:value-type="float" office:value="329.74353819999999" table:style-name="ce1">
            <text:p>329.7435382</text:p>
          </table:table-cell>
          <table:table-cell office:value-type="float" office:value="-87.505503739999995" table:style-name="ce1">
            <text:p>-87.50550374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337.74349999999998" table:style-name="ce2">
            <text:p>3.38E+02</text:p>
          </table:table-cell>
          <table:table-cell office:value-type="float" office:value="-87.524799999999999" table:style-name="ce1">
            <text:p>-87.5248</text:p>
          </table:table-cell>
          <table:table-cell office:value-type="float" office:value="339.74353819999999" table:style-name="ce1">
            <text:p>339.7435382</text:p>
          </table:table-cell>
          <table:table-cell office:value-type="float" office:value="-87.529449150000005" table:style-name="ce1">
            <text:p>-87.52944915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347.74349999999998" table:style-name="ce2">
            <text:p>3.48E+02</text:p>
          </table:table-cell>
          <table:table-cell office:value-type="float" office:value="-87.547600000000003" table:style-name="ce1">
            <text:p>-87.5476</text:p>
          </table:table-cell>
          <table:table-cell office:value-type="float" office:value="349.74353819999999" table:style-name="ce1">
            <text:p>349.7435382</text:p>
          </table:table-cell>
          <table:table-cell office:value-type="float" office:value="-87.552008400000005" table:style-name="ce1">
            <text:p>-87.5520084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357.74349999999998" table:style-name="ce2">
            <text:p>3.58E+02</text:p>
          </table:table-cell>
          <table:table-cell office:value-type="float" office:value="-87.569199999999995" table:style-name="ce1">
            <text:p>-87.5692</text:p>
          </table:table-cell>
          <table:table-cell office:value-type="float" office:value="359.74353819999999" table:style-name="ce1">
            <text:p>359.7435382</text:p>
          </table:table-cell>
          <table:table-cell office:value-type="float" office:value="-87.573369409999998" table:style-name="ce1">
            <text:p>-87.57336941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367.74349999999998" table:style-name="ce2">
            <text:p>3.68E+02</text:p>
          </table:table-cell>
          <table:table-cell office:value-type="float" office:value="-87.589600000000004" table:style-name="ce1">
            <text:p>-87.5896</text:p>
          </table:table-cell>
          <table:table-cell office:value-type="float" office:value="369.74353819999999" table:style-name="ce1">
            <text:p>369.7435382</text:p>
          </table:table-cell>
          <table:table-cell office:value-type="float" office:value="-87.593607719999994" table:style-name="ce1">
            <text:p>-87.59360772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377.74349999999998" table:style-name="ce2">
            <text:p>3.78E+02</text:p>
          </table:table-cell>
          <table:table-cell office:value-type="float" office:value="-87.608999999999995" table:style-name="ce1">
            <text:p>-87.609</text:p>
          </table:table-cell>
          <table:table-cell office:value-type="float" office:value="379.74353819999999" table:style-name="ce1">
            <text:p>379.7435382</text:p>
          </table:table-cell>
          <table:table-cell office:value-type="float" office:value="-87.612780209999997" table:style-name="ce1">
            <text:p>-87.61278021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387.74349999999998" table:style-name="ce2">
            <text:p>3.88E+02</text:p>
          </table:table-cell>
          <table:table-cell office:value-type="float" office:value="-87.627399999999994" table:style-name="ce1">
            <text:p>-87.6274</text:p>
          </table:table-cell>
          <table:table-cell office:value-type="float" office:value="389.74353819999999" table:style-name="ce1">
            <text:p>389.7435382</text:p>
          </table:table-cell>
          <table:table-cell office:value-type="float" office:value="-87.630939040000001" table:style-name="ce1">
            <text:p>-87.63093904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397.74349999999998" table:style-name="ce2">
            <text:p>3.98E+02</text:p>
          </table:table-cell>
          <table:table-cell office:value-type="float" office:value="-87.644800000000004" table:style-name="ce1">
            <text:p>-87.6448</text:p>
          </table:table-cell>
          <table:table-cell office:value-type="float" office:value="399.74353819999999" table:style-name="ce1">
            <text:p>399.7435382</text:p>
          </table:table-cell>
          <table:table-cell office:value-type="float" office:value="-87.648134189999993" table:style-name="ce1">
            <text:p>-87.64813419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407.74349999999998" table:style-name="ce2">
            <text:p>4.08E+02</text:p>
          </table:table-cell>
          <table:table-cell office:value-type="float" office:value="-87.661199999999994" table:style-name="ce1">
            <text:p>-87.6612</text:p>
          </table:table-cell>
          <table:table-cell office:value-type="float" office:value="409.74353819999999" table:style-name="ce1">
            <text:p>409.7435382</text:p>
          </table:table-cell>
          <table:table-cell office:value-type="float" office:value="-87.664414109999996" table:style-name="ce1">
            <text:p>-87.66441411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417.74349999999998" table:style-name="ce2">
            <text:p>4.18E+02</text:p>
          </table:table-cell>
          <table:table-cell office:value-type="float" office:value="-87.6768" table:style-name="ce1">
            <text:p>-87.6768</text:p>
          </table:table-cell>
          <table:table-cell office:value-type="float" office:value="419.74353819999999" table:style-name="ce1">
            <text:p>419.7435382</text:p>
          </table:table-cell>
          <table:table-cell office:value-type="float" office:value="-87.679825829999999" table:style-name="ce1">
            <text:p>-87.67982583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427.74349999999998" table:style-name="ce2">
            <text:p>4.28E+02</text:p>
          </table:table-cell>
          <table:table-cell office:value-type="float" office:value="-87.691599999999994" table:style-name="ce1">
            <text:p>-87.6916</text:p>
          </table:table-cell>
          <table:table-cell office:value-type="float" office:value="429.74353819999999" table:style-name="ce1">
            <text:p>429.7435382</text:p>
          </table:table-cell>
          <table:table-cell office:value-type="float" office:value="-87.694414940000001" table:style-name="ce1">
            <text:p>-87.69441494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437.74349999999998" table:style-name="ce2">
            <text:p>4.38E+02</text:p>
          </table:table-cell>
          <table:table-cell office:value-type="float" office:value="-87.705500000000001" table:style-name="ce1">
            <text:p>-87.7055</text:p>
          </table:table-cell>
          <table:table-cell office:value-type="float" office:value="439.74353819999999" table:style-name="ce1">
            <text:p>439.7435382</text:p>
          </table:table-cell>
          <table:table-cell office:value-type="float" office:value="-87.708225470000002" table:style-name="ce1">
            <text:p>-87.70822547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447.74349999999998" table:style-name="ce2">
            <text:p>4.48E+02</text:p>
          </table:table-cell>
          <table:table-cell office:value-type="float" office:value="-87.718699999999998" table:style-name="ce1">
            <text:p>-87.7187</text:p>
          </table:table-cell>
          <table:table-cell office:value-type="float" office:value="449.74353819999999" table:style-name="ce1">
            <text:p>449.7435382</text:p>
          </table:table-cell>
          <table:table-cell office:value-type="float" office:value="-87.721299819999999" table:style-name="ce1">
            <text:p>-87.72129982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457.74349999999998" table:style-name="ce2">
            <text:p>4.58E+02</text:p>
          </table:table-cell>
          <table:table-cell office:value-type="float" office:value="-87.731300000000005" table:style-name="ce1">
            <text:p>-87.7313</text:p>
          </table:table-cell>
          <table:table-cell office:value-type="float" office:value="459.74353819999999" table:style-name="ce1">
            <text:p>459.7435382</text:p>
          </table:table-cell>
          <table:table-cell office:value-type="float" office:value="-87.733678650000002" table:style-name="ce1">
            <text:p>-87.73367865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467.74349999999998" table:style-name="ce2">
            <text:p>4.68E+02</text:p>
          </table:table-cell>
          <table:table-cell office:value-type="float" office:value="-87.743099999999998" table:style-name="ce1">
            <text:p>-87.7431</text:p>
          </table:table-cell>
          <table:table-cell office:value-type="float" office:value="469.74353819999999" table:style-name="ce1">
            <text:p>469.7435382</text:p>
          </table:table-cell>
          <table:table-cell office:value-type="float" office:value="-87.745400790000005" table:style-name="ce1">
            <text:p>-87.74540079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477.74349999999998" table:style-name="ce2">
            <text:p>4.78E+02</text:p>
          </table:table-cell>
          <table:table-cell office:value-type="float" office:value="-87.754300000000001" table:style-name="ce1">
            <text:p>-87.7543</text:p>
          </table:table-cell>
          <table:table-cell office:value-type="float" office:value="479.74353819999999" table:style-name="ce1">
            <text:p>479.7435382</text:p>
          </table:table-cell>
          <table:table-cell office:value-type="float" office:value="-87.756503210000005" table:style-name="ce1">
            <text:p>-87.75650321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487.74349999999998" table:style-name="ce2">
            <text:p>4.88E+02</text:p>
          </table:table-cell>
          <table:table-cell office:value-type="float" office:value="-87.765000000000001" table:style-name="ce1">
            <text:p>-87.765</text:p>
          </table:table-cell>
          <table:table-cell office:value-type="float" office:value="489.74353819999999" table:style-name="ce1">
            <text:p>489.7435382</text:p>
          </table:table-cell>
          <table:table-cell office:value-type="float" office:value="-87.767021049999997" table:style-name="ce1">
            <text:p>-87.76702105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497.74349999999998" table:style-name="ce2">
            <text:p>4.98E+02</text:p>
          </table:table-cell>
          <table:table-cell office:value-type="float" office:value="-87.775000000000006" table:style-name="ce1">
            <text:p>-87.775</text:p>
          </table:table-cell>
          <table:table-cell office:value-type="float" office:value="499.74353819999999" table:style-name="ce1">
            <text:p>499.7435382</text:p>
          </table:table-cell>
          <table:table-cell office:value-type="float" office:value="-87.776987570000003" table:style-name="ce1">
            <text:p>-87.77698757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507.74349999999998" table:style-name="ce2">
            <text:p>5.08E+02</text:p>
          </table:table-cell>
          <table:table-cell office:value-type="float" office:value="-87.784599999999998" table:style-name="ce1">
            <text:p>-87.7846</text:p>
          </table:table-cell>
          <table:table-cell office:value-type="float" office:value="509.74353819999999" table:style-name="ce1">
            <text:p>509.7435382</text:p>
          </table:table-cell>
          <table:table-cell office:value-type="float" office:value="-87.786434240000006" table:style-name="ce1">
            <text:p>-87.78643424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517.74350000000004" table:style-name="ce2">
            <text:p>5.18E+02</text:p>
          </table:table-cell>
          <table:table-cell office:value-type="float" office:value="-87.793599999999998" table:style-name="ce1">
            <text:p>-87.7936</text:p>
          </table:table-cell>
          <table:table-cell office:value-type="float" office:value="519.74353819999999" table:style-name="ce1">
            <text:p>519.7435382</text:p>
          </table:table-cell>
          <table:table-cell office:value-type="float" office:value="-87.795390729999994" table:style-name="ce1">
            <text:p>-87.79539073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527.74350000000004" table:style-name="ce2">
            <text:p>5.28E+02</text:p>
          </table:table-cell>
          <table:table-cell office:value-type="float" office:value="-87.802199999999999" table:style-name="ce1">
            <text:p>-87.8022</text:p>
          </table:table-cell>
          <table:table-cell office:value-type="float" office:value="529.74353819999999" table:style-name="ce1">
            <text:p>529.7435382</text:p>
          </table:table-cell>
          <table:table-cell office:value-type="float" office:value="-87.803885059999999" table:style-name="ce1">
            <text:p>-87.80388506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537.74350000000004" table:style-name="ce2">
            <text:p>5.38E+02</text:p>
          </table:table-cell>
          <table:table-cell office:value-type="float" office:value="-87.810400000000001" table:style-name="ce1">
            <text:p>-87.8104</text:p>
          </table:table-cell>
          <table:table-cell office:value-type="float" office:value="539.74353819999999" table:style-name="ce1">
            <text:p>539.7435382</text:p>
          </table:table-cell>
          <table:table-cell office:value-type="float" office:value="-87.811943560000003" table:style-name="ce1">
            <text:p>-87.81194356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547.74350000000004" table:style-name="ce2">
            <text:p>5.48E+02</text:p>
          </table:table-cell>
          <table:table-cell office:value-type="float" office:value="-87.818100000000001" table:style-name="ce1">
            <text:p>-87.8181</text:p>
          </table:table-cell>
          <table:table-cell office:value-type="float" office:value="549.74353819999999" table:style-name="ce1">
            <text:p>549.7435382</text:p>
          </table:table-cell>
          <table:table-cell office:value-type="float" office:value="-87.819591059999993" table:style-name="ce1">
            <text:p>-87.81959106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557.74350000000004" table:style-name="ce2">
            <text:p>5.58E+02</text:p>
          </table:table-cell>
          <table:table-cell office:value-type="float" office:value="-87.825400000000002" table:style-name="ce1">
            <text:p>-87.8254</text:p>
          </table:table-cell>
          <table:table-cell office:value-type="float" office:value="559.74353819999999" table:style-name="ce1">
            <text:p>559.7435382</text:p>
          </table:table-cell>
          <table:table-cell office:value-type="float" office:value="-87.82685085" table:style-name="ce1">
            <text:p>-87.82685085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567.74350000000004" table:style-name="ce2">
            <text:p>5.68E+02</text:p>
          </table:table-cell>
          <table:table-cell office:value-type="float" office:value="-87.832400000000007" table:style-name="ce1">
            <text:p>-87.8324</text:p>
          </table:table-cell>
          <table:table-cell office:value-type="float" office:value="569.74353819999999" table:style-name="ce1">
            <text:p>569.7435382</text:p>
          </table:table-cell>
          <table:table-cell office:value-type="float" office:value="-87.833744870000004" table:style-name="ce1">
            <text:p>-87.83374487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577.74350000000004" table:style-name="ce2">
            <text:p>5.78E+02</text:p>
          </table:table-cell>
          <table:table-cell office:value-type="float" office:value="-87.838999999999999" table:style-name="ce1">
            <text:p>-87.839</text:p>
          </table:table-cell>
          <table:table-cell office:value-type="float" office:value="579.74353819999999" table:style-name="ce1">
            <text:p>579.7435382</text:p>
          </table:table-cell>
          <table:table-cell office:value-type="float" office:value="-87.840293700000004" table:style-name="ce1">
            <text:p>-87.8402937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587.74350000000004" table:style-name="ce2">
            <text:p>5.88E+02</text:p>
          </table:table-cell>
          <table:table-cell office:value-type="float" office:value="-87.845299999999995" table:style-name="ce1">
            <text:p>-87.8453</text:p>
          </table:table-cell>
          <table:table-cell office:value-type="float" office:value="589.74353819999999" table:style-name="ce1">
            <text:p>589.7435382</text:p>
          </table:table-cell>
          <table:table-cell office:value-type="float" office:value="-87.846516679999993" table:style-name="ce1">
            <text:p>-87.84651668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597.74350000000004" table:style-name="ce2">
            <text:p>5.98E+02</text:p>
          </table:table-cell>
          <table:table-cell office:value-type="float" office:value="-87.851299999999995" table:style-name="ce1">
            <text:p>-87.8513</text:p>
          </table:table-cell>
          <table:table-cell office:value-type="float" office:value="599.74353819999999" table:style-name="ce1">
            <text:p>599.7435382</text:p>
          </table:table-cell>
          <table:table-cell office:value-type="float" office:value="-87.852431980000006" table:style-name="ce1">
            <text:p>-87.85243198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607.74350000000004" table:style-name="ce2">
            <text:p>6.08E+02</text:p>
          </table:table-cell>
          <table:table-cell office:value-type="float" office:value="-87.856999999999999" table:style-name="ce1">
            <text:p>-87.857</text:p>
          </table:table-cell>
          <table:table-cell office:value-type="float" office:value="609.74353819999999" table:style-name="ce1">
            <text:p>609.7435382</text:p>
          </table:table-cell>
          <table:table-cell office:value-type="float" office:value="-87.858056649999995" table:style-name="ce1">
            <text:p>-87.85805665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617.74350000000004" table:style-name="ce2">
            <text:p>6.18E+02</text:p>
          </table:table-cell>
          <table:table-cell office:value-type="float" office:value="-87.862399999999994" table:style-name="ce1">
            <text:p>-87.8624</text:p>
          </table:table-cell>
          <table:table-cell office:value-type="float" office:value="619.74353819999999" table:style-name="ce1">
            <text:p>619.7435382</text:p>
          </table:table-cell>
          <table:table-cell office:value-type="float" office:value="-87.863406710000007" table:style-name="ce1">
            <text:p>-87.86340671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627.74350000000004" table:style-name="ce2">
            <text:p>6.28E+02</text:p>
          </table:table-cell>
          <table:table-cell office:value-type="float" office:value="-87.867500000000007" table:style-name="ce1">
            <text:p>-87.8675</text:p>
          </table:table-cell>
          <table:table-cell office:value-type="float" office:value="629.74353819999999" table:style-name="ce1">
            <text:p>629.7435382</text:p>
          </table:table-cell>
          <table:table-cell office:value-type="float" office:value="-87.868497219999995" table:style-name="ce1">
            <text:p>-87.86849722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637.74350000000004" table:style-name="ce2">
            <text:p>6.38E+02</text:p>
          </table:table-cell>
          <table:table-cell office:value-type="float" office:value="-87.872399999999999" table:style-name="ce1">
            <text:p>-87.8724</text:p>
          </table:table-cell>
          <table:table-cell office:value-type="float" office:value="639.74353819999999" table:style-name="ce1">
            <text:p>639.7435382</text:p>
          </table:table-cell>
          <table:table-cell office:value-type="float" office:value="-87.873342300000004" table:style-name="ce1">
            <text:p>-87.8733423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647.74350000000004" table:style-name="ce2">
            <text:p>6.48E+02</text:p>
          </table:table-cell>
          <table:table-cell office:value-type="float" office:value="-87.877099999999999" table:style-name="ce1">
            <text:p>-87.8771</text:p>
          </table:table-cell>
          <table:table-cell office:value-type="float" office:value="649.74353819999999" table:style-name="ce1">
            <text:p>649.7435382</text:p>
          </table:table-cell>
          <table:table-cell office:value-type="float" office:value="-87.877955240000006" table:style-name="ce1">
            <text:p>-87.87795524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657.74350000000004" table:style-name="ce2">
            <text:p>6.58E+02</text:p>
          </table:table-cell>
          <table:table-cell office:value-type="float" office:value="-87.881500000000003" table:style-name="ce1">
            <text:p>-87.8815</text:p>
          </table:table-cell>
          <table:table-cell office:value-type="float" office:value="659.74353819999999" table:style-name="ce1">
            <text:p>659.7435382</text:p>
          </table:table-cell>
          <table:table-cell office:value-type="float" office:value="-87.882348500000006" table:style-name="ce1">
            <text:p>-87.8823485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667.74350000000004" table:style-name="ce2">
            <text:p>6.68E+02</text:p>
          </table:table-cell>
          <table:table-cell office:value-type="float" office:value="-87.8857" table:style-name="ce1">
            <text:p>-87.8857</text:p>
          </table:table-cell>
          <table:table-cell office:value-type="float" office:value="669.74353819999999" table:style-name="ce1">
            <text:p>669.7435382</text:p>
          </table:table-cell>
          <table:table-cell office:value-type="float" office:value="-87.886533830000005" table:style-name="ce1">
            <text:p>-87.88653383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677.74350000000004" table:style-name="ce2">
            <text:p>6.78E+02</text:p>
          </table:table-cell>
          <table:table-cell office:value-type="float" office:value="-87.889700000000005" table:style-name="ce1">
            <text:p>-87.8897</text:p>
          </table:table-cell>
          <table:table-cell office:value-type="float" office:value="679.74353819999999" table:style-name="ce1">
            <text:p>679.7435382</text:p>
          </table:table-cell>
          <table:table-cell office:value-type="float" office:value="-87.890522250000004" table:style-name="ce1">
            <text:p>-87.89052225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687.74350000000004" table:style-name="ce2">
            <text:p>6.88E+02</text:p>
          </table:table-cell>
          <table:table-cell office:value-type="float" office:value="-87.893600000000006" table:style-name="ce1">
            <text:p>-87.8936</text:p>
          </table:table-cell>
          <table:table-cell office:value-type="float" office:value="689.74353819999999" table:style-name="ce1">
            <text:p>689.7435382</text:p>
          </table:table-cell>
          <table:table-cell office:value-type="float" office:value="-87.894324109999999" table:style-name="ce1">
            <text:p>-87.89432411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697.74350000000004" table:style-name="ce2">
            <text:p>6.98E+02</text:p>
          </table:table-cell>
          <table:table-cell office:value-type="float" office:value="-87.897199999999998" table:style-name="ce1">
            <text:p>-87.8972</text:p>
          </table:table-cell>
          <table:table-cell office:value-type="float" office:value="699.74353819999999" table:style-name="ce1">
            <text:p>699.7435382</text:p>
          </table:table-cell>
          <table:table-cell office:value-type="float" office:value="-87.897949190000006" table:style-name="ce1">
            <text:p>-87.89794919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5" table:style-name="ce1"/>
          <table:table-cell table:style-name="ce2"/>
          <table:table-cell table:number-columns-repeated="3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707.74350000000004" table:style-name="ce2">
            <text:p>7.08E+02</text:p>
          </table:table-cell>
          <table:table-cell office:value-type="float" office:value="-87.900700000000001" table:style-name="ce1">
            <text:p>-87.9007</text:p>
          </table:table-cell>
          <table:table-cell office:value-type="float" office:value="709.74353819999999" table:style-name="ce1">
            <text:p>709.7435382</text:p>
          </table:table-cell>
          <table:table-cell office:value-type="float" office:value="-87.901406649999998" table:style-name="ce1">
            <text:p>-87.90140665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717.74350000000004" table:style-name="ce2">
            <text:p>7.18E+02</text:p>
          </table:table-cell>
          <table:table-cell office:value-type="float" office:value="-87.9041" table:style-name="ce1">
            <text:p>-87.9041</text:p>
          </table:table-cell>
          <table:table-cell office:value-type="float" office:value="719.74353819999999" table:style-name="ce1">
            <text:p>719.7435382</text:p>
          </table:table-cell>
          <table:table-cell office:value-type="float" office:value="-87.904705129999996" table:style-name="ce1">
            <text:p>-87.90470513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727.74350000000004" table:style-name="ce2">
            <text:p>7.28E+02</text:p>
          </table:table-cell>
          <table:table-cell office:value-type="float" office:value="-87.907200000000003" table:style-name="ce1">
            <text:p>-87.9072</text:p>
          </table:table-cell>
          <table:table-cell office:value-type="float" office:value="729.74353819999999" table:style-name="ce1">
            <text:p>729.7435382</text:p>
          </table:table-cell>
          <table:table-cell office:value-type="float" office:value="-87.907852770000005" table:style-name="ce1">
            <text:p>-87.9078527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737.74350000000004" table:style-name="ce2">
            <text:p>7.38E+02</text:p>
          </table:table-cell>
          <table:table-cell office:value-type="float" office:value="-87.910300000000007" table:style-name="ce1">
            <text:p>-87.9103</text:p>
          </table:table-cell>
          <table:table-cell office:value-type="float" office:value="739.74353819999999" table:style-name="ce1">
            <text:p>739.7435382</text:p>
          </table:table-cell>
          <table:table-cell office:value-type="float" office:value="-87.910857230000005" table:style-name="ce1">
            <text:p>-87.91085723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747.74350000000004" table:style-name="ce2">
            <text:p>7.48E+02</text:p>
          </table:table-cell>
          <table:table-cell office:value-type="float" office:value="-87.913200000000003" table:style-name="ce1">
            <text:p>-87.9132</text:p>
          </table:table-cell>
          <table:table-cell office:value-type="float" office:value="749.74353819999999" table:style-name="ce1">
            <text:p>749.7435382</text:p>
          </table:table-cell>
          <table:table-cell office:value-type="float" office:value="-87.913725720000002" table:style-name="ce1">
            <text:p>-87.91372572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757.74350000000004" table:style-name="ce2">
            <text:p>7.58E+02</text:p>
          </table:table-cell>
          <table:table-cell office:value-type="float" office:value="-87.915899999999993" table:style-name="ce1">
            <text:p>-87.9159</text:p>
          </table:table-cell>
          <table:table-cell office:value-type="float" office:value="759.74353819999999" table:style-name="ce1">
            <text:p>759.7435382</text:p>
          </table:table-cell>
          <table:table-cell office:value-type="float" office:value="-87.916465059999993" table:style-name="ce1">
            <text:p>-87.91646506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767.74350000000004" table:style-name="ce2">
            <text:p>7.68E+02</text:p>
          </table:table-cell>
          <table:table-cell office:value-type="float" office:value="-87.918599999999998" table:style-name="ce1">
            <text:p>-87.9186</text:p>
          </table:table-cell>
          <table:table-cell office:value-type="float" office:value="769.74353819999999" table:style-name="ce1">
            <text:p>769.7435382</text:p>
          </table:table-cell>
          <table:table-cell office:value-type="float" office:value="-87.919081649999995" table:style-name="ce1">
            <text:p>-87.91908165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777.74350000000004" table:style-name="ce2">
            <text:p>7.78E+02</text:p>
          </table:table-cell>
          <table:table-cell office:value-type="float" office:value="-87.921099999999996" table:style-name="ce1">
            <text:p>-87.9211</text:p>
          </table:table-cell>
          <table:table-cell office:value-type="float" office:value="779.74353819999999" table:style-name="ce1">
            <text:p>779.7435382</text:p>
          </table:table-cell>
          <table:table-cell office:value-type="float" office:value="-87.921581549999999" table:style-name="ce1">
            <text:p>-87.92158155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787.74350000000004" table:style-name="ce2">
            <text:p>7.88E+02</text:p>
          </table:table-cell>
          <table:table-cell office:value-type="float" office:value="-87.923500000000004" table:style-name="ce1">
            <text:p>-87.9235</text:p>
          </table:table-cell>
          <table:table-cell office:value-type="float" office:value="789.74353819999999" table:style-name="ce1">
            <text:p>789.7435382</text:p>
          </table:table-cell>
          <table:table-cell office:value-type="float" office:value="-87.92397047" table:style-name="ce1">
            <text:p>-87.9239704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797.74350000000004" table:style-name="ce2">
            <text:p>7.98E+02</text:p>
          </table:table-cell>
          <table:table-cell office:value-type="float" office:value="-87.925799999999995" table:style-name="ce1">
            <text:p>-87.9258</text:p>
          </table:table-cell>
          <table:table-cell office:value-type="float" office:value="799.74353819999999" table:style-name="ce1">
            <text:p>799.7435382</text:p>
          </table:table-cell>
          <table:table-cell office:value-type="float" office:value="-87.926253799999998" table:style-name="ce1">
            <text:p>-87.926253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807.74350000000004" table:style-name="ce2">
            <text:p>8.08E+02</text:p>
          </table:table-cell>
          <table:table-cell office:value-type="float" office:value="-87.927999999999997" table:style-name="ce1">
            <text:p>-87.928</text:p>
          </table:table-cell>
          <table:table-cell office:value-type="float" office:value="809.74353819999999" table:style-name="ce1">
            <text:p>809.7435382</text:p>
          </table:table-cell>
          <table:table-cell office:value-type="float" office:value="-87.928436629999993" table:style-name="ce1">
            <text:p>-87.92843663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817.74350000000004" table:style-name="ce2">
            <text:p>8.18E+02</text:p>
          </table:table-cell>
          <table:table-cell office:value-type="float" office:value="-87.930099999999996" table:style-name="ce1">
            <text:p>-87.9301</text:p>
          </table:table-cell>
          <table:table-cell office:value-type="float" office:value="819.74353819999999" table:style-name="ce1">
            <text:p>819.7435382</text:p>
          </table:table-cell>
          <table:table-cell office:value-type="float" office:value="-87.930523769999994" table:style-name="ce1">
            <text:p>-87.9305237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827.74350000000004" table:style-name="ce2">
            <text:p>8.28E+02</text:p>
          </table:table-cell>
          <table:table-cell office:value-type="float" office:value="-87.932100000000005" table:style-name="ce1">
            <text:p>-87.9321</text:p>
          </table:table-cell>
          <table:table-cell office:value-type="float" office:value="829.74353819999999" table:style-name="ce1">
            <text:p>829.7435382</text:p>
          </table:table-cell>
          <table:table-cell office:value-type="float" office:value="-87.932519760000005" table:style-name="ce1">
            <text:p>-87.93251976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837.74350000000004" table:style-name="ce2">
            <text:p>8.38E+02</text:p>
          </table:table-cell>
          <table:table-cell office:value-type="float" office:value="-87.934100000000001" table:style-name="ce1">
            <text:p>-87.9341</text:p>
          </table:table-cell>
          <table:table-cell office:value-type="float" office:value="839.74353819999999" table:style-name="ce1">
            <text:p>839.7435382</text:p>
          </table:table-cell>
          <table:table-cell office:value-type="float" office:value="-87.934428920000002" table:style-name="ce1">
            <text:p>-87.93442892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847.74350000000004" table:style-name="ce2">
            <text:p>8.48E+02</text:p>
          </table:table-cell>
          <table:table-cell office:value-type="float" office:value="-87.935900000000004" table:style-name="ce1">
            <text:p>-87.9359</text:p>
          </table:table-cell>
          <table:table-cell office:value-type="float" office:value="849.74353819999999" table:style-name="ce1">
            <text:p>849.7435382</text:p>
          </table:table-cell>
          <table:table-cell office:value-type="float" office:value="-87.936255290000005" table:style-name="ce1">
            <text:p>-87.93625529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857.74350000000004" table:style-name="ce2">
            <text:p>8.58E+02</text:p>
          </table:table-cell>
          <table:table-cell office:value-type="float" office:value="-87.937700000000007" table:style-name="ce1">
            <text:p>-87.9377</text:p>
          </table:table-cell>
          <table:table-cell office:value-type="float" office:value="859.74353819999999" table:style-name="ce1">
            <text:p>859.7435382</text:p>
          </table:table-cell>
          <table:table-cell office:value-type="float" office:value="-87.93800272" table:style-name="ce1">
            <text:p>-87.93800272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867.74350000000004" table:style-name="ce2">
            <text:p>8.68E+02</text:p>
          </table:table-cell>
          <table:table-cell office:value-type="float" office:value="-87.939300000000003" table:style-name="ce1">
            <text:p>-87.9393</text:p>
          </table:table-cell>
          <table:table-cell office:value-type="float" office:value="869.74353819999999" table:style-name="ce1">
            <text:p>869.7435382</text:p>
          </table:table-cell>
          <table:table-cell office:value-type="float" office:value="-87.939674870000005" table:style-name="ce1">
            <text:p>-87.9396748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877.74350000000004" table:style-name="ce2">
            <text:p>8.78E+02</text:p>
          </table:table-cell>
          <table:table-cell office:value-type="float" office:value="-87.941000000000003" table:style-name="ce1">
            <text:p>-87.941</text:p>
          </table:table-cell>
          <table:table-cell office:value-type="float" office:value="879.74353819999999" table:style-name="ce1">
            <text:p>879.7435382</text:p>
          </table:table-cell>
          <table:table-cell office:value-type="float" office:value="-87.941275169999997" table:style-name="ce1">
            <text:p>-87.941275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887.74350000000004" table:style-name="ce2">
            <text:p>8.88E+02</text:p>
          </table:table-cell>
          <table:table-cell office:value-type="float" office:value="-87.942499999999995" table:style-name="ce1">
            <text:p>-87.9425</text:p>
          </table:table-cell>
          <table:table-cell office:value-type="float" office:value="889.74353819999999" table:style-name="ce1">
            <text:p>889.7435382</text:p>
          </table:table-cell>
          <table:table-cell office:value-type="float" office:value="-87.94280689" table:style-name="ce1">
            <text:p>-87.94280689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897.74350000000004" table:style-name="ce2">
            <text:p>8.98E+02</text:p>
          </table:table-cell>
          <table:table-cell office:value-type="float" office:value="-87.944000000000003" table:style-name="ce1">
            <text:p>-87.944</text:p>
          </table:table-cell>
          <table:table-cell office:value-type="float" office:value="899.74353819999999" table:style-name="ce1">
            <text:p>899.7435382</text:p>
          </table:table-cell>
          <table:table-cell office:value-type="float" office:value="-87.944273140000007" table:style-name="ce1">
            <text:p>-87.94427314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07.74350000000004" table:style-name="ce2">
            <text:p>9.08E+02</text:p>
          </table:table-cell>
          <table:table-cell office:value-type="float" office:value="-87.945400000000006" table:style-name="ce1">
            <text:p>-87.9454</text:p>
          </table:table-cell>
          <table:table-cell office:value-type="float" office:value="909.74353819999999" table:style-name="ce1">
            <text:p>909.7435382</text:p>
          </table:table-cell>
          <table:table-cell office:value-type="float" office:value="-87.945676840000004" table:style-name="ce1">
            <text:p>-87.94567684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17.74350000000004" table:style-name="ce2">
            <text:p>9.18E+02</text:p>
          </table:table-cell>
          <table:table-cell office:value-type="float" office:value="-87.946799999999996" table:style-name="ce1">
            <text:p>-87.9468</text:p>
          </table:table-cell>
          <table:table-cell office:value-type="float" office:value="919.74353819999999" table:style-name="ce1">
            <text:p>919.7435382</text:p>
          </table:table-cell>
          <table:table-cell office:value-type="float" office:value="-87.947020780000003" table:style-name="ce1">
            <text:p>-87.9470207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27.74350000000004" table:style-name="ce2">
            <text:p>9.28E+02</text:p>
          </table:table-cell>
          <table:table-cell office:value-type="float" office:value="-87.948099999999997" table:style-name="ce1">
            <text:p>-87.9481</text:p>
          </table:table-cell>
          <table:table-cell office:value-type="float" office:value="929.74353819999999" table:style-name="ce1">
            <text:p>929.7435382</text:p>
          </table:table-cell>
          <table:table-cell office:value-type="float" office:value="-87.948307610000001" table:style-name="ce1">
            <text:p>-87.94830761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37.74350000000004" table:style-name="ce2">
            <text:p>9.38E+02</text:p>
          </table:table-cell>
          <table:table-cell office:value-type="float" office:value="-87.949299999999994" table:style-name="ce1">
            <text:p>-87.9493</text:p>
          </table:table-cell>
          <table:table-cell office:value-type="float" office:value="939.74353819999999" table:style-name="ce1">
            <text:p>939.7435382</text:p>
          </table:table-cell>
          <table:table-cell office:value-type="float" office:value="-87.949539819999998" table:style-name="ce1">
            <text:p>-87.94953982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47.74350000000004" table:style-name="ce2">
            <text:p>9.48E+02</text:p>
          </table:table-cell>
          <table:table-cell office:value-type="float" office:value="-87.950500000000005" table:style-name="ce1">
            <text:p>-87.9505</text:p>
          </table:table-cell>
          <table:table-cell office:value-type="float" office:value="949.74353819999999" table:style-name="ce1">
            <text:p>949.7435382</text:p>
          </table:table-cell>
          <table:table-cell office:value-type="float" office:value="-87.950719820000003" table:style-name="ce1">
            <text:p>-87.95071982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57.74350000000004" table:style-name="ce2">
            <text:p>9.58E+02</text:p>
          </table:table-cell>
          <table:table-cell office:value-type="float" office:value="-87.951599999999999" table:style-name="ce1">
            <text:p>-87.9516</text:p>
          </table:table-cell>
          <table:table-cell office:value-type="float" office:value="959.74353819999999" table:style-name="ce1">
            <text:p>959.7435382</text:p>
          </table:table-cell>
          <table:table-cell office:value-type="float" office:value="-87.951849850000002" table:style-name="ce1">
            <text:p>-87.95184985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67.74350000000004" table:style-name="ce2">
            <text:p>9.68E+02</text:p>
          </table:table-cell>
          <table:table-cell office:value-type="float" office:value="-87.952699999999993" table:style-name="ce1">
            <text:p>-87.9527</text:p>
          </table:table-cell>
          <table:table-cell office:value-type="float" office:value="969.74353819999999" table:style-name="ce1">
            <text:p>969.7435382</text:p>
          </table:table-cell>
          <table:table-cell office:value-type="float" office:value="-87.952932079999997" table:style-name="ce1">
            <text:p>-87.9529320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77.74350000000004" table:style-name="ce2">
            <text:p>9.78E+02</text:p>
          </table:table-cell>
          <table:table-cell office:value-type="float" office:value="-87.953800000000001" table:style-name="ce1">
            <text:p>-87.9538</text:p>
          </table:table-cell>
          <table:table-cell office:value-type="float" office:value="979.74353819999999" table:style-name="ce1">
            <text:p>979.7435382</text:p>
          </table:table-cell>
          <table:table-cell office:value-type="float" office:value="-87.953968529999997" table:style-name="ce1">
            <text:p>-87.95396853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87.74350000000004" table:style-name="ce2">
            <text:p>9.88E+02</text:p>
          </table:table-cell>
          <table:table-cell office:value-type="float" office:value="-87.954800000000006" table:style-name="ce1">
            <text:p>-87.9548</text:p>
          </table:table-cell>
          <table:table-cell office:value-type="float" office:value="989.74353819999999" table:style-name="ce1">
            <text:p>989.7435382</text:p>
          </table:table-cell>
          <table:table-cell office:value-type="float" office:value="-87.954961170000004" table:style-name="ce1">
            <text:p>-87.954961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7.74350000000004" table:style-name="ce2">
            <text:p>9.98E+02</text:p>
          </table:table-cell>
          <table:table-cell office:value-type="float" office:value="-87.955699999999993" table:style-name="ce1">
            <text:p>-87.9557</text:p>
          </table:table-cell>
          <table:table-cell office:value-type="float" office:value="998.74853819999998" table:style-name="ce1">
            <text:p>998.7485382</text:p>
          </table:table-cell>
          <table:table-cell office:value-type="float" office:value="-87.955819079999998" table:style-name="ce1">
            <text:p>-87.9558190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8.7885" table:style-name="ce2">
            <text:p>9.99E+02</text:p>
          </table:table-cell>
          <table:table-cell office:value-type="float" office:value="-87.955799999999996" table:style-name="ce1">
            <text:p>-87.9558</text:p>
          </table:table-cell>
          <table:table-cell office:value-type="float" office:value="998.79853820000005" table:style-name="ce1">
            <text:p>998.7985382</text:p>
          </table:table-cell>
          <table:table-cell office:value-type="float" office:value="-87.955823710000004" table:style-name="ce1">
            <text:p>-87.95582371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8.83849999999995" table:style-name="ce2">
            <text:p>9.99E+02</text:p>
          </table:table-cell>
          <table:table-cell office:value-type="float" office:value="-87.955799999999996" table:style-name="ce1">
            <text:p>-87.9558</text:p>
          </table:table-cell>
          <table:table-cell office:value-type="float" office:value="998.84853820000001" table:style-name="ce1">
            <text:p>998.8485382</text:p>
          </table:table-cell>
          <table:table-cell office:value-type="float" office:value="-87.955828339999997" table:style-name="ce1">
            <text:p>-87.95582834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8.88850000000002" table:style-name="ce2">
            <text:p>9.99E+02</text:p>
          </table:table-cell>
          <table:table-cell office:value-type="float" office:value="-87.955799999999996" table:style-name="ce1">
            <text:p>-87.9558</text:p>
          </table:table-cell>
          <table:table-cell office:value-type="float" office:value="998.89853819999996" table:style-name="ce1">
            <text:p>998.8985382</text:p>
          </table:table-cell>
          <table:table-cell office:value-type="float" office:value="-87.955832970000003" table:style-name="ce1">
            <text:p>-87.9558329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8.93849999999998" table:style-name="ce2">
            <text:p>9.99E+02</text:p>
          </table:table-cell>
          <table:table-cell office:value-type="float" office:value="-87.955799999999996" table:style-name="ce1">
            <text:p>-87.9558</text:p>
          </table:table-cell>
          <table:table-cell office:value-type="float" office:value="998.94853820000003" table:style-name="ce1">
            <text:p>998.9485382</text:p>
          </table:table-cell>
          <table:table-cell office:value-type="float" office:value="-87.955837599999995" table:style-name="ce1">
            <text:p>-87.9558376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8.98850000000004" table:style-name="ce2">
            <text:p>9.99E+02</text:p>
          </table:table-cell>
          <table:table-cell office:value-type="float" office:value="-87.955799999999996" table:style-name="ce1">
            <text:p>-87.9558</text:p>
          </table:table-cell>
          <table:table-cell office:value-type="float" office:value="998.99853819999998" table:style-name="ce1">
            <text:p>998.9985382</text:p>
          </table:table-cell>
          <table:table-cell office:value-type="float" office:value="-87.955842230000002" table:style-name="ce1">
            <text:p>-87.95584223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9.0385" table:style-name="ce2">
            <text:p>9.99E+02</text:p>
          </table:table-cell>
          <table:table-cell office:value-type="float" office:value="-87.955799999999996" table:style-name="ce1">
            <text:p>-87.9558</text:p>
          </table:table-cell>
          <table:table-cell office:value-type="float" office:value="999.04853820000005" table:style-name="ce1">
            <text:p>999.0485382</text:p>
          </table:table-cell>
          <table:table-cell office:value-type="float" office:value="-87.95584685" table:style-name="ce1">
            <text:p>-87.95584685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9.08849999999995" table:style-name="ce2">
            <text:p>9.99E+02</text:p>
          </table:table-cell>
          <table:table-cell office:value-type="float" office:value="-87.9559" table:style-name="ce1">
            <text:p>-87.9559</text:p>
          </table:table-cell>
          <table:table-cell office:value-type="float" office:value="999.09853820000001" table:style-name="ce1">
            <text:p>999.0985382</text:p>
          </table:table-cell>
          <table:table-cell office:value-type="float" office:value="-87.955851480000007" table:style-name="ce1">
            <text:p>-87.9558514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9.13850000000002" table:style-name="ce2">
            <text:p>9.99E+02</text:p>
          </table:table-cell>
          <table:table-cell office:value-type="float" office:value="-87.9559" table:style-name="ce1">
            <text:p>-87.9559</text:p>
          </table:table-cell>
          <table:table-cell office:value-type="float" office:value="999.14853819999996" table:style-name="ce1">
            <text:p>999.1485382</text:p>
          </table:table-cell>
          <table:table-cell office:value-type="float" office:value="-87.955856109999999" table:style-name="ce1">
            <text:p>-87.95585611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9.18849999999998" table:style-name="ce2">
            <text:p>9.99E+02</text:p>
          </table:table-cell>
          <table:table-cell office:value-type="float" office:value="-87.9559" table:style-name="ce1">
            <text:p>-87.9559</text:p>
          </table:table-cell>
          <table:table-cell office:value-type="float" office:value="999.19853820000003" table:style-name="ce1">
            <text:p>999.1985382</text:p>
          </table:table-cell>
          <table:table-cell office:value-type="float" office:value="-87.955860729999998" table:style-name="ce1">
            <text:p>-87.95586073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9.23850000000004" table:style-name="ce2">
            <text:p>9.99E+02</text:p>
          </table:table-cell>
          <table:table-cell office:value-type="float" office:value="-87.9559" table:style-name="ce1">
            <text:p>-87.9559</text:p>
          </table:table-cell>
          <table:table-cell office:value-type="float" office:value="999.24853819999998" table:style-name="ce1">
            <text:p>999.2485382</text:p>
          </table:table-cell>
          <table:table-cell office:value-type="float" office:value="-87.955865349999996" table:style-name="ce1">
            <text:p>-87.95586535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9.2885" table:style-name="ce2">
            <text:p>9.99E+02</text:p>
          </table:table-cell>
          <table:table-cell office:value-type="float" office:value="-87.9559" table:style-name="ce1">
            <text:p>-87.9559</text:p>
          </table:table-cell>
          <table:table-cell office:value-type="float" office:value="999.29853820000005" table:style-name="ce1">
            <text:p>999.2985382</text:p>
          </table:table-cell>
          <table:table-cell office:value-type="float" office:value="-87.955869980000003" table:style-name="ce1">
            <text:p>-87.9558699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9.33849999999995" table:style-name="ce2">
            <text:p>9.99E+02</text:p>
          </table:table-cell>
          <table:table-cell office:value-type="float" office:value="-87.9559" table:style-name="ce1">
            <text:p>-87.9559</text:p>
          </table:table-cell>
          <table:table-cell office:value-type="float" office:value="999.34853820000001" table:style-name="ce1">
            <text:p>999.3485382</text:p>
          </table:table-cell>
          <table:table-cell office:value-type="float" office:value="-87.955874600000001" table:style-name="ce1">
            <text:p>-87.9558746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9.38850000000002" table:style-name="ce2">
            <text:p>9.99E+02</text:p>
          </table:table-cell>
          <table:table-cell office:value-type="float" office:value="-87.9559" table:style-name="ce1">
            <text:p>-87.9559</text:p>
          </table:table-cell>
          <table:table-cell office:value-type="float" office:value="999.39853819999996" table:style-name="ce1">
            <text:p>999.3985382</text:p>
          </table:table-cell>
          <table:table-cell office:value-type="float" office:value="-87.95587922" table:style-name="ce1">
            <text:p>-87.95587922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9.43849999999998" table:style-name="ce2">
            <text:p>9.99E+02</text:p>
          </table:table-cell>
          <table:table-cell office:value-type="float" office:value="-87.9559" table:style-name="ce1">
            <text:p>-87.9559</text:p>
          </table:table-cell>
          <table:table-cell office:value-type="float" office:value="999.44853820000003" table:style-name="ce1">
            <text:p>999.4485382</text:p>
          </table:table-cell>
          <table:table-cell office:value-type="float" office:value="-87.955883839999998" table:style-name="ce1">
            <text:p>-87.95588384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9.48850000000004" table:style-name="ce2">
            <text:p>9.99E+02</text:p>
          </table:table-cell>
          <table:table-cell office:value-type="float" office:value="-87.9559" table:style-name="ce1">
            <text:p>-87.9559</text:p>
          </table:table-cell>
          <table:table-cell office:value-type="float" office:value="999.49853819999998" table:style-name="ce1">
            <text:p>999.4985382</text:p>
          </table:table-cell>
          <table:table-cell office:value-type="float" office:value="-87.955888459999997" table:style-name="ce1">
            <text:p>-87.95588846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9.5385" table:style-name="ce2">
            <text:p>1.00E+03</text:p>
          </table:table-cell>
          <table:table-cell office:value-type="float" office:value="-87.9559" table:style-name="ce1">
            <text:p>-87.9559</text:p>
          </table:table-cell>
          <table:table-cell office:value-type="float" office:value="999.54853820000005" table:style-name="ce1">
            <text:p>999.5485382</text:p>
          </table:table-cell>
          <table:table-cell office:value-type="float" office:value="-87.955893079999996" table:style-name="ce1">
            <text:p>-87.9558930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9.58849999999995" table:style-name="ce2">
            <text:p>1.00E+03</text:p>
          </table:table-cell>
          <table:table-cell office:value-type="float" office:value="-87.9559" table:style-name="ce1">
            <text:p>-87.9559</text:p>
          </table:table-cell>
          <table:table-cell office:value-type="float" office:value="999.59853820000001" table:style-name="ce1">
            <text:p>999.5985382</text:p>
          </table:table-cell>
          <table:table-cell office:value-type="float" office:value="-87.955897699999994" table:style-name="ce1">
            <text:p>-87.955897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9.63850000000002" table:style-name="ce2">
            <text:p>1.00E+03</text:p>
          </table:table-cell>
          <table:table-cell office:value-type="float" office:value="-87.9559" table:style-name="ce1">
            <text:p>-87.9559</text:p>
          </table:table-cell>
          <table:table-cell office:value-type="float" office:value="999.64853819999996" table:style-name="ce1">
            <text:p>999.6485382</text:p>
          </table:table-cell>
          <table:table-cell office:value-type="float" office:value="-87.955902320000007" table:style-name="ce1">
            <text:p>-87.95590232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9.68849999999998" table:style-name="ce2">
            <text:p>1.00E+03</text:p>
          </table:table-cell>
          <table:table-cell office:value-type="float" office:value="-87.9559" table:style-name="ce1">
            <text:p>-87.9559</text:p>
          </table:table-cell>
          <table:table-cell office:value-type="float" office:value="999.69853820000003" table:style-name="ce1">
            <text:p>999.6985382</text:p>
          </table:table-cell>
          <table:table-cell office:value-type="float" office:value="-87.955906940000006" table:style-name="ce1">
            <text:p>-87.95590694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9.73850000000004" table:style-name="ce2">
            <text:p>1.00E+03</text:p>
          </table:table-cell>
          <table:table-cell office:value-type="float" office:value="-87.9559" table:style-name="ce1">
            <text:p>-87.9559</text:p>
          </table:table-cell>
          <table:table-cell office:value-type="float" office:value="999.74853819999998" table:style-name="ce1">
            <text:p>999.7485382</text:p>
          </table:table-cell>
          <table:table-cell office:value-type="float" office:value="-87.955911549999996" table:style-name="ce1">
            <text:p>-87.95591155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9.7885" table:style-name="ce2">
            <text:p>1.00E+03</text:p>
          </table:table-cell>
          <table:table-cell office:value-type="float" office:value="-87.9559" table:style-name="ce1">
            <text:p>-87.9559</text:p>
          </table:table-cell>
          <table:table-cell office:value-type="float" office:value="999.79853820000005" table:style-name="ce1">
            <text:p>999.7985382</text:p>
          </table:table-cell>
          <table:table-cell office:value-type="float" office:value="-87.955916169999995" table:style-name="ce1">
            <text:p>-87.955916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9.83849999999995" table:style-name="ce2">
            <text:p>1.00E+03</text:p>
          </table:table-cell>
          <table:table-cell office:value-type="float" office:value="-87.9559" table:style-name="ce1">
            <text:p>-87.9559</text:p>
          </table:table-cell>
          <table:table-cell office:value-type="float" office:value="999.84853820000001" table:style-name="ce1">
            <text:p>999.8485382</text:p>
          </table:table-cell>
          <table:table-cell office:value-type="float" office:value="-87.955920789999993" table:style-name="ce1">
            <text:p>-87.95592079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9.88850000000002" table:style-name="ce2">
            <text:p>1.00E+03</text:p>
          </table:table-cell>
          <table:table-cell office:value-type="float" office:value="-87.9559" table:style-name="ce1">
            <text:p>-87.9559</text:p>
          </table:table-cell>
          <table:table-cell office:value-type="float" office:value="999.89853819999996" table:style-name="ce1">
            <text:p>999.8985382</text:p>
          </table:table-cell>
          <table:table-cell office:value-type="float" office:value="-87.955925399999998" table:style-name="ce1">
            <text:p>-87.9559254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9.93849999999998" table:style-name="ce2">
            <text:p>1.00E+03</text:p>
          </table:table-cell>
          <table:table-cell office:value-type="float" office:value="-87.9559" table:style-name="ce1">
            <text:p>-87.9559</text:p>
          </table:table-cell>
          <table:table-cell office:value-type="float" office:value="999.94853820000003" table:style-name="ce1">
            <text:p>999.9485382</text:p>
          </table:table-cell>
          <table:table-cell office:value-type="float" office:value="-87.955930010000003" table:style-name="ce1">
            <text:p>-87.95593001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999.98850000000004" table:style-name="ce2">
            <text:p>1.00E+03</text:p>
          </table:table-cell>
          <table:table-cell office:value-type="float" office:value="-87.9559" table:style-name="ce1">
            <text:p>-87.9559</text:p>
          </table:table-cell>
          <table:table-cell office:value-type="float" office:value="999.99853819999998" table:style-name="ce1">
            <text:p>999.9985382</text:p>
          </table:table-cell>
          <table:table-cell office:value-type="float" office:value="-87.955934630000002" table:style-name="ce1">
            <text:p>-87.95593463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000.039" table:style-name="ce2">
            <text:p>1.00E+03</text:p>
          </table:table-cell>
          <table:table-cell office:value-type="float" office:value="-84.765000000000001" table:style-name="ce1">
            <text:p>-84.765</text:p>
          </table:table-cell>
          <table:table-cell office:value-type="float" office:value="1000.048538" table:style-name="ce1">
            <text:p>1000.048538</text:p>
          </table:table-cell>
          <table:table-cell office:value-type="float" office:value="-83.969962229999993" table:style-name="ce1">
            <text:p>-83.96996223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000.0890000000001" table:style-name="ce2">
            <text:p>1.00E+03</text:p>
          </table:table-cell>
          <table:table-cell office:value-type="float" office:value="-80.7971" table:style-name="ce1">
            <text:p>-80.7971</text:p>
          </table:table-cell>
          <table:table-cell office:value-type="float" office:value="1000.098538" table:style-name="ce1">
            <text:p>1000.098538</text:p>
          </table:table-cell>
          <table:table-cell office:value-type="float" office:value="-80.005228579999994" table:style-name="ce1">
            <text:p>-80.0052285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000.139" table:style-name="ce2">
            <text:p>1.00E+03</text:p>
          </table:table-cell>
          <table:table-cell office:value-type="float" office:value="-76.840199999999996" table:style-name="ce1">
            <text:p>-76.8402</text:p>
          </table:table-cell>
          <table:table-cell office:value-type="float" office:value="1000.148538" table:style-name="ce1">
            <text:p>1000.148538</text:p>
          </table:table-cell>
          <table:table-cell office:value-type="float" office:value="-76.049257670000003" table:style-name="ce1">
            <text:p>-76.0492576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1000.189" table:style-name="ce2">
            <text:p>1.00E+03</text:p>
          </table:table-cell>
          <table:table-cell office:value-type="float" office:value="-72.885199999999998" table:style-name="ce1">
            <text:p>-72.8852</text:p>
          </table:table-cell>
          <table:table-cell office:value-type="float" office:value="1000.198538" table:style-name="ce1">
            <text:p>1000.198538</text:p>
          </table:table-cell>
          <table:table-cell office:value-type="float" office:value="-72.093924599999994" table:style-name="ce1">
            <text:p>-72.0939246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1000.239" table:style-name="ce2">
            <text:p>1.00E+03</text:p>
          </table:table-cell>
          <table:table-cell office:value-type="float" office:value="-68.927000000000007" table:style-name="ce1">
            <text:p>-68.927</text:p>
          </table:table-cell>
          <table:table-cell office:value-type="float" office:value="1000.2485380000001" table:style-name="ce1">
            <text:p>1000.248538</text:p>
          </table:table-cell>
          <table:table-cell office:value-type="float" office:value="-68.134668570000002" table:style-name="ce1">
            <text:p>-68.1346685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1000.289" table:style-name="ce2">
            <text:p>1.00E+03</text:p>
          </table:table-cell>
          <table:table-cell office:value-type="float" office:value="-64.962900000000005" table:style-name="ce1">
            <text:p>-64.9629</text:p>
          </table:table-cell>
          <table:table-cell office:value-type="float" office:value="1000.298538" table:style-name="ce1">
            <text:p>1000.298538</text:p>
          </table:table-cell>
          <table:table-cell office:value-type="float" office:value="-64.16925483" table:style-name="ce1">
            <text:p>-64.16925483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1000.3390000000001" table:style-name="ce2">
            <text:p>1.00E+03</text:p>
          </table:table-cell>
          <table:table-cell office:value-type="float" office:value="-60.991599999999998" table:style-name="ce1">
            <text:p>-60.9916</text:p>
          </table:table-cell>
          <table:table-cell office:value-type="float" office:value="1000.348538" table:style-name="ce1">
            <text:p>1000.348538</text:p>
          </table:table-cell>
          <table:table-cell office:value-type="float" office:value="-60.196381389999999" table:style-name="ce1">
            <text:p>-60.19638139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1000.389" table:style-name="ce2">
            <text:p>1.00E+03</text:p>
          </table:table-cell>
          <table:table-cell office:value-type="float" office:value="-57.011400000000002" table:style-name="ce1">
            <text:p>-57.0114</text:p>
          </table:table-cell>
          <table:table-cell office:value-type="float" office:value="1000.398538" table:style-name="ce1">
            <text:p>1000.398538</text:p>
          </table:table-cell>
          <table:table-cell office:value-type="float" office:value="-56.21394729" table:style-name="ce1">
            <text:p>-56.21394729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1000.439" table:style-name="ce2">
            <text:p>1.00E+03</text:p>
          </table:table-cell>
          <table:table-cell office:value-type="float" office:value="-53.017400000000002" table:style-name="ce1">
            <text:p>-53.0174</text:p>
          </table:table-cell>
          <table:table-cell office:value-type="float" office:value="1000.448538" table:style-name="ce1">
            <text:p>1000.448538</text:p>
          </table:table-cell>
          <table:table-cell office:value-type="float" office:value="-52.215966549999997" table:style-name="ce1">
            <text:p>-52.21596655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1000.489" table:style-name="ce2">
            <text:p>1.00E+03</text:p>
          </table:table-cell>
          <table:table-cell office:value-type="float" office:value="-48.995600000000003" table:style-name="ce1">
            <text:p>-48.9956</text:p>
          </table:table-cell>
          <table:table-cell office:value-type="float" office:value="1000.4985380000001" table:style-name="ce1">
            <text:p>1000.498538</text:p>
          </table:table-cell>
          <table:table-cell office:value-type="float" office:value="-48.585332219999998" table:style-name="ce1">
            <text:p>-48.58533222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1000.539" table:style-name="ce2">
            <text:p>1.00E+03</text:p>
          </table:table-cell>
          <table:table-cell office:value-type="float" office:value="-48.513399999999997" table:style-name="ce1">
            <text:p>-48.5134</text:p>
          </table:table-cell>
          <table:table-cell office:value-type="float" office:value="1000.548538" table:style-name="ce1">
            <text:p>1000.548538</text:p>
          </table:table-cell>
          <table:table-cell office:value-type="float" office:value="-48.486548769999999" table:style-name="ce1">
            <text:p>-48.4865487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1000.5890000000001" table:style-name="ce2">
            <text:p>1.00E+03</text:p>
          </table:table-cell>
          <table:table-cell office:value-type="float" office:value="-48.3371" table:style-name="ce1">
            <text:p>-48.3371</text:p>
          </table:table-cell>
          <table:table-cell office:value-type="float" office:value="1000.598538" table:style-name="ce1">
            <text:p>1000.598538</text:p>
          </table:table-cell>
          <table:table-cell office:value-type="float" office:value="-48.288159999999998" table:style-name="ce1">
            <text:p>-48.28816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1000.639" table:style-name="ce2">
            <text:p>1.00E+03</text:p>
          </table:table-cell>
          <table:table-cell office:value-type="float" office:value="-48.040999999999997" table:style-name="ce1">
            <text:p>-48.041</text:p>
          </table:table-cell>
          <table:table-cell office:value-type="float" office:value="1000.648538" table:style-name="ce1">
            <text:p>1000.648538</text:p>
          </table:table-cell>
          <table:table-cell office:value-type="float" office:value="-47.965449329999998" table:style-name="ce1">
            <text:p>-47.96544933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1000.689" table:style-name="ce2">
            <text:p>1.00E+03</text:p>
          </table:table-cell>
          <table:table-cell office:value-type="float" office:value="-47.603299999999997" table:style-name="ce1">
            <text:p>-47.6033</text:p>
          </table:table-cell>
          <table:table-cell office:value-type="float" office:value="1000.698538" table:style-name="ce1">
            <text:p>1000.698538</text:p>
          </table:table-cell>
          <table:table-cell office:value-type="float" office:value="-47.496981009999999" table:style-name="ce1">
            <text:p>-47.49698101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1000.739" table:style-name="ce2">
            <text:p>1.00E+03</text:p>
          </table:table-cell>
          <table:table-cell office:value-type="float" office:value="-47.003399999999999" table:style-name="ce1">
            <text:p>-47.0034</text:p>
          </table:table-cell>
          <table:table-cell office:value-type="float" office:value="1000.7485380000001" table:style-name="ce1">
            <text:p>1000.748538</text:p>
          </table:table-cell>
          <table:table-cell office:value-type="float" office:value="-46.86202857" table:style-name="ce1">
            <text:p>-46.8620285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1000.789" table:style-name="ce2">
            <text:p>1.00E+03</text:p>
          </table:table-cell>
          <table:table-cell office:value-type="float" office:value="-46.218600000000002" table:style-name="ce1">
            <text:p>-46.2186</text:p>
          </table:table-cell>
          <table:table-cell office:value-type="float" office:value="1000.798538" table:style-name="ce1">
            <text:p>1000.798538</text:p>
          </table:table-cell>
          <table:table-cell office:value-type="float" office:value="-46.037155120000001" table:style-name="ce1">
            <text:p>-46.03715512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 table:style-name="ce1"/>
        </table:table-row>
        <table:table-row table:style-name="ro1">
          <table:table-cell office:value-type="float" office:value="1000.8390000000001" table:style-name="ce2">
            <text:p>1.00E+03</text:p>
          </table:table-cell>
          <table:table-cell office:value-type="float" office:value="-45.220399999999998" table:style-name="ce1">
            <text:p>-45.2204</text:p>
          </table:table-cell>
          <table:table-cell office:value-type="float" office:value="1000.848538" table:style-name="ce1">
            <text:p>1000.848538</text:p>
          </table:table-cell>
          <table:table-cell office:value-type="float" office:value="-44.991931469999997" table:style-name="ce1">
            <text:p>-44.9919314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/>
        </table:table-row>
        <table:table-row table:style-name="ro1">
          <table:table-cell office:value-type="float" office:value="1000.889" table:style-name="ce2">
            <text:p>1.00E+03</text:p>
          </table:table-cell>
          <table:table-cell office:value-type="float" office:value="-43.968699999999998" table:style-name="ce1">
            <text:p>-43.9687</text:p>
          </table:table-cell>
          <table:table-cell office:value-type="float" office:value="1000.898538" table:style-name="ce1">
            <text:p>1000.898538</text:p>
          </table:table-cell>
          <table:table-cell office:value-type="float" office:value="-43.68320945" table:style-name="ce1">
            <text:p>-43.68320945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/>
        </table:table-row>
        <table:table-row table:style-name="ro1">
          <table:table-cell office:value-type="float" office:value="1000.939" table:style-name="ce2">
            <text:p>1.00E+03</text:p>
          </table:table-cell>
          <table:table-cell office:value-type="float" office:value="-42.404299999999999" table:style-name="ce1">
            <text:p>-42.4043</text:p>
          </table:table-cell>
          <table:table-cell office:value-type="float" office:value="1000.948538" table:style-name="ce1">
            <text:p>1000.948538</text:p>
          </table:table-cell>
          <table:table-cell office:value-type="float" office:value="-42.046666809999998" table:style-name="ce1">
            <text:p>-42.04666681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52"/>
        </table:table-row>
        <table:table-row table:style-name="ro1">
          <table:table-cell office:value-type="float" office:value="1000.989" table:style-name="ce2">
            <text:p>1.00E+03</text:p>
          </table:table-cell>
          <table:table-cell office:value-type="float" office:value="-40.436500000000002" table:style-name="ce1">
            <text:p>-40.4365</text:p>
          </table:table-cell>
          <table:table-cell office:value-type="float" office:value="1000.9985380000001" table:style-name="ce1">
            <text:p>1000.998538</text:p>
          </table:table-cell>
          <table:table-cell office:value-type="float" office:value="-39.983220940000002" table:style-name="ce1">
            <text:p>-39.98322094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001.039" table:style-name="ce2">
            <text:p>1.00E+03</text:p>
          </table:table-cell>
          <table:table-cell office:value-type="float" office:value="-37.922499999999999" table:style-name="ce1">
            <text:p>-37.9225</text:p>
          </table:table-cell>
          <table:table-cell office:value-type="float" office:value="1001.048538" table:style-name="ce1">
            <text:p>1001.048538</text:p>
          </table:table-cell>
          <table:table-cell office:value-type="float" office:value="-37.336015359999998" table:style-name="ce1">
            <text:p>-37.33601536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001.0890000000001" table:style-name="ce2">
            <text:p>1.00E+03</text:p>
          </table:table-cell>
          <table:table-cell office:value-type="float" office:value="-34.631999999999998" table:style-name="ce1">
            <text:p>-34.632</text:p>
          </table:table-cell>
          <table:table-cell office:value-type="float" office:value="1001.098538" table:style-name="ce1">
            <text:p>1001.098538</text:p>
          </table:table-cell>
          <table:table-cell office:value-type="float" office:value="-33.851149159999999" table:style-name="ce1">
            <text:p>-33.85114916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001.139" table:style-name="ce2">
            <text:p>1.00E+03</text:p>
          </table:table-cell>
          <table:table-cell office:value-type="float" office:value="-30.190300000000001" table:style-name="ce1">
            <text:p>-30.1903</text:p>
          </table:table-cell>
          <table:table-cell office:value-type="float" office:value="1001.148538" table:style-name="ce1">
            <text:p>1001.148538</text:p>
          </table:table-cell>
          <table:table-cell office:value-type="float" office:value="-29.116467889999999" table:style-name="ce1">
            <text:p>-29.11646789</text:p>
          </table:table-cell>
          <table:table-cell table:number-columns-repeated="2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001.189" table:style-name="ce2">
            <text:p>1.00E+03</text:p>
          </table:table-cell>
          <table:table-cell office:value-type="float" office:value="-24.012799999999999" table:style-name="ce1">
            <text:p>-24.0128</text:p>
          </table:table-cell>
          <table:table-cell office:value-type="float" office:value="1001.198538" table:style-name="ce1">
            <text:p>1001.198538</text:p>
          </table:table-cell>
          <table:table-cell office:value-type="float" office:value="-22.503049010000002" table:style-name="ce1">
            <text:p>-22.50304901</text:p>
          </table:table-cell>
          <table:table-cell table:number-columns-repeated="2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001.239" table:style-name="ce2">
            <text:p>1.00E+03</text:p>
          </table:table-cell>
          <table:table-cell office:value-type="float" office:value="-15.3583" table:style-name="ce1">
            <text:p>-15.3583</text:p>
          </table:table-cell>
          <table:table-cell office:value-type="float" office:value="1001.2485380000001" table:style-name="ce1">
            <text:p>1001.248538</text:p>
          </table:table-cell>
          <table:table-cell office:value-type="float" office:value="-13.28118701" table:style-name="ce1">
            <text:p>-13.28118701</text:p>
          </table:table-cell>
          <table:table-cell table:number-columns-repeated="2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001.289" table:style-name="ce2">
            <text:p>1.00E+03</text:p>
          </table:table-cell>
          <table:table-cell office:value-type="float" office:value="-3.9257" table:style-name="ce1">
            <text:p>-3.9257</text:p>
          </table:table-cell>
          <table:table-cell office:value-type="float" office:value="1001.298538" table:style-name="ce1">
            <text:p>1001.298538</text:p>
          </table:table-cell>
          <table:table-cell office:value-type="float" office:value="-1.396815785" table:style-name="ce1">
            <text:p>-1.396815785</text:p>
          </table:table-cell>
          <table:table-cell table:number-columns-repeated="2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001.3390000000001" table:style-name="ce2">
            <text:p>1.00E+03</text:p>
          </table:table-cell>
          <table:table-cell office:value-type="float" office:value="8.6786999999999992" table:style-name="ce1">
            <text:p>8.6787</text:p>
          </table:table-cell>
          <table:table-cell office:value-type="float" office:value="1001.348538" table:style-name="ce1">
            <text:p>1001.348538</text:p>
          </table:table-cell>
          <table:table-cell office:value-type="float" office:value="11.013005870000001" table:style-name="ce1">
            <text:p>11.01300587</text:p>
          </table:table-cell>
          <table:table-cell table:number-columns-repeated="2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001.389" table:style-name="ce2">
            <text:p>1.00E+03</text:p>
          </table:table-cell>
          <table:table-cell office:value-type="float" office:value="18.721800000000002" table:style-name="ce1">
            <text:p>18.7218</text:p>
          </table:table-cell>
          <table:table-cell office:value-type="float" office:value="1001.398538" table:style-name="ce1">
            <text:p>1001.398538</text:p>
          </table:table-cell>
          <table:table-cell office:value-type="float" office:value="20.174784299999999" table:style-name="ce1">
            <text:p>20.1747843</text:p>
          </table:table-cell>
          <table:table-cell table:number-columns-repeated="2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001.439" table:style-name="ce2">
            <text:p>1.00E+03</text:p>
          </table:table-cell>
          <table:table-cell office:value-type="float" office:value="24.247299999999999" table:style-name="ce1">
            <text:p>24.2473</text:p>
          </table:table-cell>
          <table:table-cell office:value-type="float" office:value="1001.448538" table:style-name="ce1">
            <text:p>1001.448538</text:p>
          </table:table-cell>
          <table:table-cell office:value-type="float" office:value="24.913601" table:style-name="ce1">
            <text:p>24.913601</text:p>
          </table:table-cell>
          <table:table-cell table:number-columns-repeated="2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001.489" table:style-name="ce2">
            <text:p>1.00E+03</text:p>
          </table:table-cell>
          <table:table-cell office:value-type="float" office:value="26.696899999999999" table:style-name="ce1">
            <text:p>26.6969</text:p>
          </table:table-cell>
          <table:table-cell office:value-type="float" office:value="1001.4985380000001" table:style-name="ce1">
            <text:p>1001.498538</text:p>
          </table:table-cell>
          <table:table-cell office:value-type="float" office:value="26.992282629999998" table:style-name="ce1">
            <text:p>26.99228263</text:p>
          </table:table-cell>
          <table:table-cell table:number-columns-repeated="2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001.539" table:style-name="ce2">
            <text:p>1.00E+03</text:p>
          </table:table-cell>
          <table:table-cell office:value-type="float" office:value="27.855699999999999" table:style-name="ce1">
            <text:p>27.8557</text:p>
          </table:table-cell>
          <table:table-cell office:value-type="float" office:value="1001.548538" table:style-name="ce1">
            <text:p>1001.548538</text:p>
          </table:table-cell>
          <table:table-cell office:value-type="float" office:value="28.020638890000001" table:style-name="ce1">
            <text:p>28.02063889</text:p>
          </table:table-cell>
          <table:table-cell table:number-columns-repeated="2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001.5890000000001" table:style-name="ce2">
            <text:p>1.00E+03</text:p>
          </table:table-cell>
          <table:table-cell office:value-type="float" office:value="28.5776" table:style-name="ce1">
            <text:p>28.5776</text:p>
          </table:table-cell>
          <table:table-cell office:value-type="float" office:value="1001.598538" table:style-name="ce1">
            <text:p>1001.598538</text:p>
          </table:table-cell>
          <table:table-cell office:value-type="float" office:value="28.700357839999999" table:style-name="ce1">
            <text:p>28.70035784</text:p>
          </table:table-cell>
          <table:table-cell table:number-columns-repeated="2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16353" table:style-name="ce1"/>
        </table:table-row>
        <table:table-row table:style-name="ro1">
          <table:table-cell office:value-type="float" office:value="1001.639" table:style-name="ce2">
            <text:p>1.00E+03</text:p>
          </table:table-cell>
          <table:table-cell office:value-type="float" office:value="29.155999999999999" table:style-name="ce1">
            <text:p>29.156</text:p>
          </table:table-cell>
          <table:table-cell office:value-type="float" office:value="1001.648538" table:style-name="ce1">
            <text:p>1001.648538</text:p>
          </table:table-cell>
          <table:table-cell office:value-type="float" office:value="29.26370477" table:style-name="ce1">
            <text:p>29.26370477</text:p>
          </table:table-cell>
          <table:table-cell table:number-columns-repeated="2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number-columns-repeated="16353"/>
        </table:table-row>
        <table:table-row table:style-name="ro1">
          <table:table-cell office:value-type="float" office:value="1001.689" table:style-name="ce2">
            <text:p>1.00E+03</text:p>
          </table:table-cell>
          <table:table-cell office:value-type="float" office:value="29.678699999999999" table:style-name="ce1">
            <text:p>29.6787</text:p>
          </table:table-cell>
          <table:table-cell office:value-type="float" office:value="1001.698538" table:style-name="ce1">
            <text:p>1001.698538</text:p>
          </table:table-cell>
          <table:table-cell office:value-type="float" office:value="29.779187360000002" table:style-name="ce1">
            <text:p>29.77918736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style-name="ce1"/>
          <table:table-cell table:style-name="ce2"/>
          <table:table-cell table:number-columns-repeated="7" table:style-name="ce1"/>
          <table:table-cell table:style-name="ce2"/>
          <table:table-cell table:number-columns-repeated="5" table:style-name="ce1"/>
          <table:table-cell table:style-name="ce2"/>
          <table:table-cell table:style-name="ce1"/>
          <table:table-cell table:style-name="ce2"/>
          <table:table-cell table:number-columns-repeated="16353"/>
        </table:table-row>
        <table:table-row table:style-name="ro1">
          <table:table-cell office:value-type="float" office:value="1001.739" table:style-name="ce2">
            <text:p>1.00E+03</text:p>
          </table:table-cell>
          <table:table-cell office:value-type="float" office:value="30.1706" table:style-name="ce1">
            <text:p>30.1706</text:p>
          </table:table-cell>
          <table:table-cell office:value-type="float" office:value="1001.7485380000001" table:style-name="ce1">
            <text:p>1001.748538</text:p>
          </table:table-cell>
          <table:table-cell office:value-type="float" office:value="30.26607684" table:style-name="ce1">
            <text:p>30.26607684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1001.789" table:style-name="ce2">
            <text:p>1.00E+03</text:p>
          </table:table-cell>
          <table:table-cell office:value-type="float" office:value="30.6389" table:style-name="ce1">
            <text:p>30.6389</text:p>
          </table:table-cell>
          <table:table-cell office:value-type="float" office:value="1001.798538" table:style-name="ce1">
            <text:p>1001.798538</text:p>
          </table:table-cell>
          <table:table-cell office:value-type="float" office:value="30.729910700000001" table:style-name="ce1">
            <text:p>30.7299107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1001.8390000000001" table:style-name="ce2">
            <text:p>1.00E+03</text:p>
          </table:table-cell>
          <table:table-cell office:value-type="float" office:value="31.085699999999999" table:style-name="ce1">
            <text:p>31.0857</text:p>
          </table:table-cell>
          <table:table-cell office:value-type="float" office:value="1001.848538" table:style-name="ce1">
            <text:p>1001.848538</text:p>
          </table:table-cell>
          <table:table-cell office:value-type="float" office:value="31.17259868" table:style-name="ce1">
            <text:p>31.17259868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1001.889" table:style-name="ce2">
            <text:p>1.00E+03</text:p>
          </table:table-cell>
          <table:table-cell office:value-type="float" office:value="31.5122" table:style-name="ce1">
            <text:p>31.5122</text:p>
          </table:table-cell>
          <table:table-cell office:value-type="float" office:value="1001.898538" table:style-name="ce1">
            <text:p>1001.898538</text:p>
          </table:table-cell>
          <table:table-cell office:value-type="float" office:value="31.595144900000001" table:style-name="ce1">
            <text:p>31.5951449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1001.939" table:style-name="ce2">
            <text:p>1.00E+03</text:p>
          </table:table-cell>
          <table:table-cell office:value-type="float" office:value="31.9192" table:style-name="ce1">
            <text:p>31.9192</text:p>
          </table:table-cell>
          <table:table-cell office:value-type="float" office:value="1001.948538" table:style-name="ce1">
            <text:p>1001.948538</text:p>
          </table:table-cell>
          <table:table-cell office:value-type="float" office:value="31.99834478" table:style-name="ce1">
            <text:p>31.99834478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1001.989" table:style-name="ce2">
            <text:p>1.00E+03</text:p>
          </table:table-cell>
          <table:table-cell office:value-type="float" office:value="32.307499999999997" table:style-name="ce1">
            <text:p>32.3075</text:p>
          </table:table-cell>
          <table:table-cell office:value-type="float" office:value="1001.9985380000001" table:style-name="ce1">
            <text:p>1001.998538</text:p>
          </table:table-cell>
          <table:table-cell office:value-type="float" office:value="32.382951890000001" table:style-name="ce1">
            <text:p>32.38295189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1002.039" table:style-name="ce2">
            <text:p>1.00E+03</text:p>
          </table:table-cell>
          <table:table-cell office:value-type="float" office:value="32.677799999999998" table:style-name="ce1">
            <text:p>32.6778</text:p>
          </table:table-cell>
          <table:table-cell office:value-type="float" office:value="1002.048538" table:style-name="ce1">
            <text:p>1002.048538</text:p>
          </table:table-cell>
          <table:table-cell office:value-type="float" office:value="32.749712250000002" table:style-name="ce1">
            <text:p>32.74971225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1002.0890000000001" table:style-name="ce2">
            <text:p>1.00E+03</text:p>
          </table:table-cell>
          <table:table-cell office:value-type="float" office:value="33.030799999999999" table:style-name="ce1">
            <text:p>33.0308</text:p>
          </table:table-cell>
          <table:table-cell office:value-type="float" office:value="1002.098538" table:style-name="ce1">
            <text:p>1002.098538</text:p>
          </table:table-cell>
          <table:table-cell office:value-type="float" office:value="33.099367469999997" table:style-name="ce1">
            <text:p>33.09936747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1002.139" table:style-name="ce2">
            <text:p>1.00E+03</text:p>
          </table:table-cell>
          <table:table-cell office:value-type="float" office:value="33.3673" table:style-name="ce1">
            <text:p>33.3673</text:p>
          </table:table-cell>
          <table:table-cell office:value-type="float" office:value="1002.148538" table:style-name="ce1">
            <text:p>1002.148538</text:p>
          </table:table-cell>
          <table:table-cell office:value-type="float" office:value="33.432651450000002" table:style-name="ce1">
            <text:p>33.43265145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1002.189" table:style-name="ce2">
            <text:p>1.00E+03</text:p>
          </table:table-cell>
          <table:table-cell office:value-type="float" office:value="33.688000000000002" table:style-name="ce1">
            <text:p>33.688</text:p>
          </table:table-cell>
          <table:table-cell office:value-type="float" office:value="1002.198538" table:style-name="ce1">
            <text:p>1002.198538</text:p>
          </table:table-cell>
          <table:table-cell office:value-type="float" office:value="33.750286369999998" table:style-name="ce1">
            <text:p>33.75028637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1002.239" table:style-name="ce2">
            <text:p>1.00E+03</text:p>
          </table:table-cell>
          <table:table-cell office:value-type="float" office:value="33.993600000000001" table:style-name="ce1">
            <text:p>33.9936</text:p>
          </table:table-cell>
          <table:table-cell office:value-type="float" office:value="1002.2485380000001" table:style-name="ce1">
            <text:p>1002.248538</text:p>
          </table:table-cell>
          <table:table-cell office:value-type="float" office:value="34.052979180000001" table:style-name="ce1">
            <text:p>34.05297918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1002.289" table:style-name="ce2">
            <text:p>1.00E+03</text:p>
          </table:table-cell>
          <table:table-cell office:value-type="float" office:value="34.284799999999997" table:style-name="ce1">
            <text:p>34.2848</text:p>
          </table:table-cell>
          <table:table-cell office:value-type="float" office:value="1002.298538" table:style-name="ce1">
            <text:p>1002.298538</text:p>
          </table:table-cell>
          <table:table-cell office:value-type="float" office:value="34.34141863" table:style-name="ce1">
            <text:p>34.34141863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1002.3390000000001" table:style-name="ce2">
            <text:p>1.00E+03</text:p>
          </table:table-cell>
          <table:table-cell office:value-type="float" office:value="34.562399999999997" table:style-name="ce1">
            <text:p>34.5624</text:p>
          </table:table-cell>
          <table:table-cell office:value-type="float" office:value="1002.348538" table:style-name="ce1">
            <text:p>1002.348538</text:p>
          </table:table-cell>
          <table:table-cell office:value-type="float" office:value="34.616272989999999" table:style-name="ce1">
            <text:p>34.61627299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1002.389" table:style-name="ce2">
            <text:p>1.00E+03</text:p>
          </table:table-cell>
          <table:table-cell office:value-type="float" office:value="34.826799999999999" table:style-name="ce1">
            <text:p>34.8268</text:p>
          </table:table-cell>
          <table:table-cell office:value-type="float" office:value="1002.398538" table:style-name="ce1">
            <text:p>1002.398538</text:p>
          </table:table-cell>
          <table:table-cell office:value-type="float" office:value="34.878188110000004" table:style-name="ce1">
            <text:p>34.87818811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 table:style-name="ce1"/>
        </table:table-row>
        <table:table-row table:style-name="ro1">
          <table:table-cell office:value-type="float" office:value="1002.439" table:style-name="ce2">
            <text:p>1.00E+03</text:p>
          </table:table-cell>
          <table:table-cell office:value-type="float" office:value="35.078800000000001" table:style-name="ce1">
            <text:p>35.0788</text:p>
          </table:table-cell>
          <table:table-cell office:value-type="float" office:value="1002.448538" table:style-name="ce1">
            <text:p>1002.448538</text:p>
          </table:table-cell>
          <table:table-cell office:value-type="float" office:value="35.127785979999999" table:style-name="ce1">
            <text:p>35.12778598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1002.489" table:style-name="ce2">
            <text:p>1.00E+03</text:p>
          </table:table-cell>
          <table:table-cell office:value-type="float" office:value="35.319000000000003" table:style-name="ce1">
            <text:p>35.319</text:p>
          </table:table-cell>
          <table:table-cell office:value-type="float" office:value="1002.4985380000001" table:style-name="ce1">
            <text:p>1002.498538</text:p>
          </table:table-cell>
          <table:table-cell office:value-type="float" office:value="35.365663529999999" table:style-name="ce1">
            <text:p>35.36566353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1002.539" table:style-name="ce2">
            <text:p>1.00E+03</text:p>
          </table:table-cell>
          <table:table-cell office:value-type="float" office:value="35.547899999999998" table:style-name="ce1">
            <text:p>35.5479</text:p>
          </table:table-cell>
          <table:table-cell office:value-type="float" office:value="1002.548538" table:style-name="ce1">
            <text:p>1002.548538</text:p>
          </table:table-cell>
          <table:table-cell office:value-type="float" office:value="35.592391980000002" table:style-name="ce1">
            <text:p>35.59239198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1002.5890000000001" table:style-name="ce2">
            <text:p>1.00E+03</text:p>
          </table:table-cell>
          <table:table-cell office:value-type="float" office:value="35.766100000000002" table:style-name="ce1">
            <text:p>35.7661</text:p>
          </table:table-cell>
          <table:table-cell office:value-type="float" office:value="1002.598538" table:style-name="ce1">
            <text:p>1002.598538</text:p>
          </table:table-cell>
          <table:table-cell office:value-type="float" office:value="35.80851638" table:style-name="ce1">
            <text:p>35.80851638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1002.639" table:style-name="ce2">
            <text:p>1.00E+03</text:p>
          </table:table-cell>
          <table:table-cell office:value-type="float" office:value="35.9741" table:style-name="ce1">
            <text:p>35.9741</text:p>
          </table:table-cell>
          <table:table-cell office:value-type="float" office:value="1002.648538" table:style-name="ce1">
            <text:p>1002.648538</text:p>
          </table:table-cell>
          <table:table-cell office:value-type="float" office:value="36.014555649999998" table:style-name="ce1">
            <text:p>36.01455565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1002.689" table:style-name="ce2">
            <text:p>1.00E+03</text:p>
          </table:table-cell>
          <table:table-cell office:value-type="float" office:value="36.172499999999999" table:style-name="ce1">
            <text:p>36.1725</text:p>
          </table:table-cell>
          <table:table-cell office:value-type="float" office:value="1002.698538" table:style-name="ce1">
            <text:p>1002.698538</text:p>
          </table:table-cell>
          <table:table-cell office:value-type="float" office:value="36.211002890000003" table:style-name="ce1">
            <text:p>36.21100289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1002.739" table:style-name="ce2">
            <text:p>1.00E+03</text:p>
          </table:table-cell>
          <table:table-cell office:value-type="float" office:value="36.361600000000003" table:style-name="ce1">
            <text:p>36.3616</text:p>
          </table:table-cell>
          <table:table-cell office:value-type="float" office:value="1002.7485380000001" table:style-name="ce1">
            <text:p>1002.748538</text:p>
          </table:table-cell>
          <table:table-cell office:value-type="float" office:value="36.39832603" table:style-name="ce1">
            <text:p>36.39832603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1002.789" table:style-name="ce2">
            <text:p>1.00E+03</text:p>
          </table:table-cell>
          <table:table-cell office:value-type="float" office:value="36.541899999999998" table:style-name="ce1">
            <text:p>36.5419</text:p>
          </table:table-cell>
          <table:table-cell office:value-type="float" office:value="1002.798538" table:style-name="ce1">
            <text:p>1002.798538</text:p>
          </table:table-cell>
          <table:table-cell office:value-type="float" office:value="36.576968620000002" table:style-name="ce1">
            <text:p>36.57696862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1002.8390000000001" table:style-name="ce2">
            <text:p>1.00E+03</text:p>
          </table:table-cell>
          <table:table-cell office:value-type="float" office:value="36.713900000000002" table:style-name="ce1">
            <text:p>36.7139</text:p>
          </table:table-cell>
          <table:table-cell office:value-type="float" office:value="1002.848538" table:style-name="ce1">
            <text:p>1002.848538</text:p>
          </table:table-cell>
          <table:table-cell office:value-type="float" office:value="36.74735081" table:style-name="ce1">
            <text:p>36.74735081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1002.889" table:style-name="ce2">
            <text:p>1.00E+03</text:p>
          </table:table-cell>
          <table:table-cell office:value-type="float" office:value="36.878" table:style-name="ce1">
            <text:p>36.878</text:p>
          </table:table-cell>
          <table:table-cell office:value-type="float" office:value="1002.898538" table:style-name="ce1">
            <text:p>1002.898538</text:p>
          </table:table-cell>
          <table:table-cell office:value-type="float" office:value="36.909870380000001" table:style-name="ce1">
            <text:p>36.90987038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1002.939" table:style-name="ce2">
            <text:p>1.00E+03</text:p>
          </table:table-cell>
          <table:table-cell office:value-type="float" office:value="37.034500000000001" table:style-name="ce1">
            <text:p>37.0345</text:p>
          </table:table-cell>
          <table:table-cell office:value-type="float" office:value="1002.948538" table:style-name="ce1">
            <text:p>1002.948538</text:p>
          </table:table-cell>
          <table:table-cell office:value-type="float" office:value="37.064903860000001" table:style-name="ce1">
            <text:p>37.06490386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1002.989" table:style-name="ce2">
            <text:p>1.00E+03</text:p>
          </table:table-cell>
          <table:table-cell office:value-type="float" office:value="37.183799999999998" table:style-name="ce1">
            <text:p>37.1838</text:p>
          </table:table-cell>
          <table:table-cell office:value-type="float" office:value="1002.9985380000001" table:style-name="ce1">
            <text:p>1002.998538</text:p>
          </table:table-cell>
          <table:table-cell office:value-type="float" office:value="37.212807599999998" table:style-name="ce1">
            <text:p>37.2128076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1003.039" table:style-name="ce2">
            <text:p>1.00E+03</text:p>
          </table:table-cell>
          <table:table-cell office:value-type="float" office:value="37.3262" table:style-name="ce1">
            <text:p>37.3262</text:p>
          </table:table-cell>
          <table:table-cell office:value-type="float" office:value="1003.048538" table:style-name="ce1">
            <text:p>1003.048538</text:p>
          </table:table-cell>
          <table:table-cell office:value-type="float" office:value="37.353918890000003" table:style-name="ce1">
            <text:p>37.35391889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1003.0890000000001" table:style-name="ce2">
            <text:p>1.00E+03</text:p>
          </table:table-cell>
          <table:table-cell office:value-type="float" office:value="37.4621" table:style-name="ce1">
            <text:p>37.4621</text:p>
          </table:table-cell>
          <table:table-cell office:value-type="float" office:value="1003.098538" table:style-name="ce1">
            <text:p>1003.098538</text:p>
          </table:table-cell>
          <table:table-cell office:value-type="float" office:value="37.488557" table:style-name="ce1">
            <text:p>37.488557</text:p>
          </table:table-cell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5"/>
        </table:table-row>
        <table:table-row table:style-name="ro1">
          <table:table-cell office:value-type="float" office:value="1003.139" table:style-name="ce2">
            <text:p>1.00E+03</text:p>
          </table:table-cell>
          <table:table-cell office:value-type="float" office:value="37.591799999999999" table:style-name="ce1">
            <text:p>37.5918</text:p>
          </table:table-cell>
          <table:table-cell office:value-type="float" office:value="1003.148538" table:style-name="ce1">
            <text:p>1003.148538</text:p>
          </table:table-cell>
          <table:table-cell office:value-type="float" office:value="37.617024170000001" table:style-name="ce1">
            <text:p>37.61702417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3.189" table:style-name="ce2">
            <text:p>1.00E+03</text:p>
          </table:table-cell>
          <table:table-cell office:value-type="float" office:value="37.715499999999999" table:style-name="ce1">
            <text:p>37.7155</text:p>
          </table:table-cell>
          <table:table-cell office:value-type="float" office:value="1003.198538" table:style-name="ce1">
            <text:p>1003.198538</text:p>
          </table:table-cell>
          <table:table-cell office:value-type="float" office:value="37.739606649999999" table:style-name="ce1">
            <text:p>37.73960665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3.239" table:style-name="ce2">
            <text:p>1.00E+03</text:p>
          </table:table-cell>
          <table:table-cell office:value-type="float" office:value="37.833599999999997" table:style-name="ce1">
            <text:p>37.8336</text:p>
          </table:table-cell>
          <table:table-cell office:value-type="float" office:value="1003.2485380000001" table:style-name="ce1">
            <text:p>1003.248538</text:p>
          </table:table-cell>
          <table:table-cell office:value-type="float" office:value="37.856575550000002" table:style-name="ce1">
            <text:p>37.85657555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3.289" table:style-name="ce2">
            <text:p>1.00E+03</text:p>
          </table:table-cell>
          <table:table-cell office:value-type="float" office:value="37.946300000000001" table:style-name="ce1">
            <text:p>37.9463</text:p>
          </table:table-cell>
          <table:table-cell office:value-type="float" office:value="1003.298538" table:style-name="ce1">
            <text:p>1003.298538</text:p>
          </table:table-cell>
          <table:table-cell office:value-type="float" office:value="37.968187790000002" table:style-name="ce1">
            <text:p>37.96818779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3.3390000000001" table:style-name="ce2">
            <text:p>1.00E+03</text:p>
          </table:table-cell>
          <table:table-cell office:value-type="float" office:value="38.053800000000003" table:style-name="ce1">
            <text:p>38.0538</text:p>
          </table:table-cell>
          <table:table-cell office:value-type="float" office:value="1003.348538" table:style-name="ce1">
            <text:p>1003.348538</text:p>
          </table:table-cell>
          <table:table-cell office:value-type="float" office:value="38.074686880000002" table:style-name="ce1">
            <text:p>38.07468688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3.389" table:style-name="ce2">
            <text:p>1.00E+03</text:p>
          </table:table-cell>
          <table:table-cell office:value-type="float" office:value="38.156399999999998" table:style-name="ce1">
            <text:p>38.1564</text:p>
          </table:table-cell>
          <table:table-cell office:value-type="float" office:value="1003.398538" table:style-name="ce1">
            <text:p>1003.398538</text:p>
          </table:table-cell>
          <table:table-cell office:value-type="float" office:value="38.176303730000001" table:style-name="ce1">
            <text:p>38.17630373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3.439" table:style-name="ce2">
            <text:p>1.00E+03</text:p>
          </table:table-cell>
          <table:table-cell office:value-type="float" office:value="38.254199999999997" table:style-name="ce1">
            <text:p>38.2542</text:p>
          </table:table-cell>
          <table:table-cell office:value-type="float" office:value="1003.448538" table:style-name="ce1">
            <text:p>1003.448538</text:p>
          </table:table-cell>
          <table:table-cell office:value-type="float" office:value="38.273257370000003" table:style-name="ce1">
            <text:p>38.27325737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3.489" table:style-name="ce2">
            <text:p>1.00E+03</text:p>
          </table:table-cell>
          <table:table-cell office:value-type="float" office:value="38.3476" table:style-name="ce1">
            <text:p>38.3476</text:p>
          </table:table-cell>
          <table:table-cell office:value-type="float" office:value="1003.4985380000001" table:style-name="ce1">
            <text:p>1003.498538</text:p>
          </table:table-cell>
          <table:table-cell office:value-type="float" office:value="38.365755649999997" table:style-name="ce1">
            <text:p>38.36575565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3.539" table:style-name="ce2">
            <text:p>1.00E+03</text:p>
          </table:table-cell>
          <table:table-cell office:value-type="float" office:value="38.436700000000002" table:style-name="ce1">
            <text:p>38.4367</text:p>
          </table:table-cell>
          <table:table-cell office:value-type="float" office:value="1003.548538" table:style-name="ce1">
            <text:p>1003.548538</text:p>
          </table:table-cell>
          <table:table-cell office:value-type="float" office:value="38.45399587" table:style-name="ce1">
            <text:p>38.45399587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3.5890000000001" table:style-name="ce2">
            <text:p>1.00E+03</text:p>
          </table:table-cell>
          <table:table-cell office:value-type="float" office:value="38.521599999999999" table:style-name="ce1">
            <text:p>38.5216</text:p>
          </table:table-cell>
          <table:table-cell office:value-type="float" office:value="1003.598538" table:style-name="ce1">
            <text:p>1003.598538</text:p>
          </table:table-cell>
          <table:table-cell office:value-type="float" office:value="38.53816544" table:style-name="ce1">
            <text:p>38.53816544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3.639" table:style-name="ce2">
            <text:p>1.00E+03</text:p>
          </table:table-cell>
          <table:table-cell office:value-type="float" office:value="38.602699999999999" table:style-name="ce1">
            <text:p>38.6027</text:p>
          </table:table-cell>
          <table:table-cell office:value-type="float" office:value="1003.648538" table:style-name="ce1">
            <text:p>1003.648538</text:p>
          </table:table-cell>
          <table:table-cell office:value-type="float" office:value="38.618442379999998" table:style-name="ce1">
            <text:p>38.61844238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3.689" table:style-name="ce2">
            <text:p>1.00E+03</text:p>
          </table:table-cell>
          <table:table-cell office:value-type="float" office:value="38.68" table:style-name="ce1">
            <text:p>38.68</text:p>
          </table:table-cell>
          <table:table-cell office:value-type="float" office:value="1003.698538" table:style-name="ce1">
            <text:p>1003.698538</text:p>
          </table:table-cell>
          <table:table-cell office:value-type="float" office:value="38.694995910000003" table:style-name="ce1">
            <text:p>38.69499591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3.739" table:style-name="ce2">
            <text:p>1.00E+03</text:p>
          </table:table-cell>
          <table:table-cell office:value-type="float" office:value="38.753700000000002" table:style-name="ce1">
            <text:p>38.7537</text:p>
          </table:table-cell>
          <table:table-cell office:value-type="float" office:value="1003.7485380000001" table:style-name="ce1">
            <text:p>1003.748538</text:p>
          </table:table-cell>
          <table:table-cell office:value-type="float" office:value="38.767986909999998" table:style-name="ce1">
            <text:p>38.76798691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3.789" table:style-name="ce2">
            <text:p>1.00E+03</text:p>
          </table:table-cell>
          <table:table-cell office:value-type="float" office:value="38.823900000000002" table:style-name="ce1">
            <text:p>38.8239</text:p>
          </table:table-cell>
          <table:table-cell office:value-type="float" office:value="1003.798538" table:style-name="ce1">
            <text:p>1003.798538</text:p>
          </table:table-cell>
          <table:table-cell office:value-type="float" office:value="38.837568400000002" table:style-name="ce1">
            <text:p>38.8375684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3.8390000000001" table:style-name="ce2">
            <text:p>1.00E+03</text:p>
          </table:table-cell>
          <table:table-cell office:value-type="float" office:value="38.890900000000002" table:style-name="ce1">
            <text:p>38.8909</text:p>
          </table:table-cell>
          <table:table-cell office:value-type="float" office:value="1003.848538" table:style-name="ce1">
            <text:p>1003.848538</text:p>
          </table:table-cell>
          <table:table-cell office:value-type="float" office:value="38.903886010000001" table:style-name="ce1">
            <text:p>38.90388601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3.889" table:style-name="ce2">
            <text:p>1.00E+03</text:p>
          </table:table-cell>
          <table:table-cell office:value-type="float" office:value="38.954700000000003" table:style-name="ce1">
            <text:p>38.9547</text:p>
          </table:table-cell>
          <table:table-cell office:value-type="float" office:value="1003.898538" table:style-name="ce1">
            <text:p>1003.898538</text:p>
          </table:table-cell>
          <table:table-cell office:value-type="float" office:value="38.96707833" table:style-name="ce1">
            <text:p>38.96707833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3.939" table:style-name="ce2">
            <text:p>1.00E+03</text:p>
          </table:table-cell>
          <table:table-cell office:value-type="float" office:value="39.015500000000003" table:style-name="ce1">
            <text:p>39.0155</text:p>
          </table:table-cell>
          <table:table-cell office:value-type="float" office:value="1003.948538" table:style-name="ce1">
            <text:p>1003.948538</text:p>
          </table:table-cell>
          <table:table-cell office:value-type="float" office:value="39.027277329999997" table:style-name="ce1">
            <text:p>39.02727733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3.989" table:style-name="ce2">
            <text:p>1.00E+03</text:p>
          </table:table-cell>
          <table:table-cell office:value-type="float" office:value="39.073399999999999" table:style-name="ce1">
            <text:p>39.0734</text:p>
          </table:table-cell>
          <table:table-cell office:value-type="float" office:value="1003.9985380000001" table:style-name="ce1">
            <text:p>1003.998538</text:p>
          </table:table-cell>
          <table:table-cell office:value-type="float" office:value="39.08460874" table:style-name="ce1">
            <text:p>39.08460874</text:p>
          </table:table-cell>
          <table:table-cell table:number-columns-repeated="2" table:style-name="ce1"/>
          <table:table-cell table:style-name="ce2"/>
          <table:table-cell table:number-columns-repeated="8" table:style-name="ce1"/>
          <table:table-cell table:style-name="ce2"/>
          <table:table-cell table:number-columns-repeated="6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52"/>
        </table:table-row>
        <table:table-row table:style-name="ro1">
          <table:table-cell office:value-type="float" office:value="1004.039" table:style-name="ce2">
            <text:p>1.00E+03</text:p>
          </table:table-cell>
          <table:table-cell office:value-type="float" office:value="39.128500000000003" table:style-name="ce1">
            <text:p>39.1285</text:p>
          </table:table-cell>
          <table:table-cell office:value-type="float" office:value="1004.048538" table:style-name="ce1">
            <text:p>1004.048538</text:p>
          </table:table-cell>
          <table:table-cell office:value-type="float" office:value="39.13919233" table:style-name="ce1">
            <text:p>39.13919233</text:p>
          </table:table-cell>
          <table:table-cell table:number-columns-repeated="2" table:style-name="ce1"/>
          <table:table-cell table:style-name="ce2"/>
          <table:table-cell table:number-columns-repeated="8" table:style-name="ce1"/>
          <table:table-cell table:style-name="ce2"/>
          <table:table-cell table:number-columns-repeated="6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52"/>
        </table:table-row>
        <table:table-row table:style-name="ro1">
          <table:table-cell office:value-type="float" office:value="1004.0890000000001" table:style-name="ce2">
            <text:p>1.00E+03</text:p>
          </table:table-cell>
          <table:table-cell office:value-type="float" office:value="39.180999999999997" table:style-name="ce1">
            <text:p>39.181</text:p>
          </table:table-cell>
          <table:table-cell office:value-type="float" office:value="1004.098538" table:style-name="ce1">
            <text:p>1004.098538</text:p>
          </table:table-cell>
          <table:table-cell office:value-type="float" office:value="39.191142280000001" table:style-name="ce1">
            <text:p>39.19114228</text:p>
          </table:table-cell>
          <table:table-cell table:number-columns-repeated="2" table:style-name="ce1"/>
          <table:table-cell table:style-name="ce2"/>
          <table:table-cell table:number-columns-repeated="8" table:style-name="ce1"/>
          <table:table-cell table:style-name="ce2"/>
          <table:table-cell table:number-columns-repeated="6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52"/>
        </table:table-row>
        <table:table-row table:style-name="ro1">
          <table:table-cell office:value-type="float" office:value="1004.139" table:style-name="ce2">
            <text:p>1.00E+03</text:p>
          </table:table-cell>
          <table:table-cell office:value-type="float" office:value="39.230899999999998" table:style-name="ce1">
            <text:p>39.2309</text:p>
          </table:table-cell>
          <table:table-cell office:value-type="float" office:value="1004.148538" table:style-name="ce1">
            <text:p>1004.148538</text:p>
          </table:table-cell>
          <table:table-cell office:value-type="float" office:value="39.24056745" table:style-name="ce1">
            <text:p>39.24056745</text:p>
          </table:table-cell>
          <table:table-cell table:number-columns-repeated="2" table:style-name="ce1"/>
          <table:table-cell table:style-name="ce2"/>
          <table:table-cell table:number-columns-repeated="8" table:style-name="ce1"/>
          <table:table-cell table:style-name="ce2"/>
          <table:table-cell table:number-columns-repeated="6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52"/>
        </table:table-row>
        <table:table-row table:style-name="ro1">
          <table:table-cell office:value-type="float" office:value="1004.189" table:style-name="ce2">
            <text:p>1.00E+03</text:p>
          </table:table-cell>
          <table:table-cell office:value-type="float" office:value="39.278399999999998" table:style-name="ce1">
            <text:p>39.2784</text:p>
          </table:table-cell>
          <table:table-cell office:value-type="float" office:value="1004.198538" table:style-name="ce1">
            <text:p>1004.198538</text:p>
          </table:table-cell>
          <table:table-cell office:value-type="float" office:value="39.287571659999998" table:style-name="ce1">
            <text:p>39.28757166</text:p>
          </table:table-cell>
          <table:table-cell table:number-columns-repeated="2" table:style-name="ce1"/>
          <table:table-cell table:style-name="ce2"/>
          <table:table-cell table:number-columns-repeated="8" table:style-name="ce1"/>
          <table:table-cell table:style-name="ce2"/>
          <table:table-cell table:number-columns-repeated="6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52"/>
        </table:table-row>
        <table:table-row table:style-name="ro1">
          <table:table-cell office:value-type="float" office:value="1004.239" table:style-name="ce2">
            <text:p>1.00E+03</text:p>
          </table:table-cell>
          <table:table-cell office:value-type="float" office:value="39.323500000000003" table:style-name="ce1">
            <text:p>39.3235</text:p>
          </table:table-cell>
          <table:table-cell office:value-type="float" office:value="1004.2485380000001" table:style-name="ce1">
            <text:p>1004.248538</text:p>
          </table:table-cell>
          <table:table-cell office:value-type="float" office:value="39.332253969999996" table:style-name="ce1">
            <text:p>39.33225397</text:p>
          </table:table-cell>
          <table:table-cell table:number-columns-repeated="2" table:style-name="ce1"/>
          <table:table-cell table:style-name="ce2"/>
          <table:table-cell table:number-columns-repeated="8" table:style-name="ce1"/>
          <table:table-cell table:style-name="ce2"/>
          <table:table-cell table:number-columns-repeated="6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52"/>
        </table:table-row>
        <table:table-row table:style-name="ro1">
          <table:table-cell office:value-type="float" office:value="1004.289" table:style-name="ce2">
            <text:p>1.00E+03</text:p>
          </table:table-cell>
          <table:table-cell office:value-type="float" office:value="39.366399999999999" table:style-name="ce1">
            <text:p>39.3664</text:p>
          </table:table-cell>
          <table:table-cell office:value-type="float" office:value="1004.298538" table:style-name="ce1">
            <text:p>1004.298538</text:p>
          </table:table-cell>
          <table:table-cell office:value-type="float" office:value="39.374708910000003" table:style-name="ce1">
            <text:p>39.37470891</text:p>
          </table:table-cell>
          <table:table-cell table:number-columns-repeated="2" table:style-name="ce1"/>
          <table:table-cell table:style-name="ce2"/>
          <table:table-cell table:number-columns-repeated="8" table:style-name="ce1"/>
          <table:table-cell table:style-name="ce2"/>
          <table:table-cell table:number-columns-repeated="6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52"/>
        </table:table-row>
        <table:table-row table:style-name="ro1">
          <table:table-cell office:value-type="float" office:value="1004.3390000000001" table:style-name="ce2">
            <text:p>1.00E+03</text:p>
          </table:table-cell>
          <table:table-cell office:value-type="float" office:value="39.4071" table:style-name="ce1">
            <text:p>39.4071</text:p>
          </table:table-cell>
          <table:table-cell office:value-type="float" office:value="1004.348538" table:style-name="ce1">
            <text:p>1004.348538</text:p>
          </table:table-cell>
          <table:table-cell office:value-type="float" office:value="39.415026709999999" table:style-name="ce1">
            <text:p>39.41502671</text:p>
          </table:table-cell>
          <table:table-cell table:number-columns-repeated="2" table:style-name="ce1"/>
          <table:table-cell table:style-name="ce2"/>
          <table:table-cell table:number-columns-repeated="8" table:style-name="ce1"/>
          <table:table-cell table:style-name="ce2"/>
          <table:table-cell table:number-columns-repeated="6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52"/>
        </table:table-row>
        <table:table-row table:style-name="ro1">
          <table:table-cell office:value-type="float" office:value="1004.389" table:style-name="ce2">
            <text:p>1.00E+03</text:p>
          </table:table-cell>
          <table:table-cell office:value-type="float" office:value="39.445799999999998" table:style-name="ce1">
            <text:p>39.4458</text:p>
          </table:table-cell>
          <table:table-cell office:value-type="float" office:value="1004.398538" table:style-name="ce1">
            <text:p>1004.398538</text:p>
          </table:table-cell>
          <table:table-cell office:value-type="float" office:value="39.453293539999997" table:style-name="ce1">
            <text:p>39.45329354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4.439" table:style-name="ce2">
            <text:p>1.00E+03</text:p>
          </table:table-cell>
          <table:table-cell office:value-type="float" office:value="39.482500000000002" table:style-name="ce1">
            <text:p>39.4825</text:p>
          </table:table-cell>
          <table:table-cell office:value-type="float" office:value="1004.448538" table:style-name="ce1">
            <text:p>1004.448538</text:p>
          </table:table-cell>
          <table:table-cell office:value-type="float" office:value="39.489591699999998" table:style-name="ce1">
            <text:p>39.4895917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4.489" table:style-name="ce2">
            <text:p>1.00E+03</text:p>
          </table:table-cell>
          <table:table-cell office:value-type="float" office:value="39.517299999999999" table:style-name="ce1">
            <text:p>39.5173</text:p>
          </table:table-cell>
          <table:table-cell office:value-type="float" office:value="1004.4985380000001" table:style-name="ce1">
            <text:p>1004.498538</text:p>
          </table:table-cell>
          <table:table-cell office:value-type="float" office:value="39.523999809999999" table:style-name="ce1">
            <text:p>39.52399981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4.539" table:style-name="ce2">
            <text:p>1.00E+03</text:p>
          </table:table-cell>
          <table:table-cell office:value-type="float" office:value="39.550199999999997" table:style-name="ce1">
            <text:p>39.5502</text:p>
          </table:table-cell>
          <table:table-cell office:value-type="float" office:value="1004.548538" table:style-name="ce1">
            <text:p>1004.548538</text:p>
          </table:table-cell>
          <table:table-cell office:value-type="float" office:value="39.556592999999999" table:style-name="ce1">
            <text:p>39.556593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4.5890000000001" table:style-name="ce2">
            <text:p>1.00E+03</text:p>
          </table:table-cell>
          <table:table-cell office:value-type="float" office:value="39.581400000000002" table:style-name="ce1">
            <text:p>39.5814</text:p>
          </table:table-cell>
          <table:table-cell office:value-type="float" office:value="1004.598538" table:style-name="ce1">
            <text:p>1004.598538</text:p>
          </table:table-cell>
          <table:table-cell office:value-type="float" office:value="39.587443110000002" table:style-name="ce1">
            <text:p>39.58744311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4.639" table:style-name="ce2">
            <text:p>1.00E+03</text:p>
          </table:table-cell>
          <table:table-cell office:value-type="float" office:value="39.610900000000001" table:style-name="ce1">
            <text:p>39.6109</text:p>
          </table:table-cell>
          <table:table-cell office:value-type="float" office:value="1004.648538" table:style-name="ce1">
            <text:p>1004.648538</text:p>
          </table:table-cell>
          <table:table-cell office:value-type="float" office:value="39.616618799999998" table:style-name="ce1">
            <text:p>39.6166188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4.689" table:style-name="ce2">
            <text:p>1.00E+03</text:p>
          </table:table-cell>
          <table:table-cell office:value-type="float" office:value="39.638800000000003" table:style-name="ce1">
            <text:p>39.6388</text:p>
          </table:table-cell>
          <table:table-cell office:value-type="float" office:value="1004.698538" table:style-name="ce1">
            <text:p>1004.698538</text:p>
          </table:table-cell>
          <table:table-cell office:value-type="float" office:value="39.644185749999998" table:style-name="ce1">
            <text:p>39.64418575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4.739" table:style-name="ce2">
            <text:p>1.00E+03</text:p>
          </table:table-cell>
          <table:table-cell office:value-type="float" office:value="39.665100000000002" table:style-name="ce1">
            <text:p>39.6651</text:p>
          </table:table-cell>
          <table:table-cell office:value-type="float" office:value="1004.7485380000001" table:style-name="ce1">
            <text:p>1004.748538</text:p>
          </table:table-cell>
          <table:table-cell office:value-type="float" office:value="39.670206790000002" table:style-name="ce1">
            <text:p>39.67020679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4.789" table:style-name="ce2">
            <text:p>1.00E+03</text:p>
          </table:table-cell>
          <table:table-cell office:value-type="float" office:value="39.69" table:style-name="ce1">
            <text:p>39.69</text:p>
          </table:table-cell>
          <table:table-cell office:value-type="float" office:value="1004.798538" table:style-name="ce1">
            <text:p>1004.798538</text:p>
          </table:table-cell>
          <table:table-cell office:value-type="float" office:value="39.69474203" table:style-name="ce1">
            <text:p>39.69474203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 table:style-name="ce1"/>
        </table:table-row>
        <table:table-row table:style-name="ro1">
          <table:table-cell office:value-type="float" office:value="1004.8390000000001" table:style-name="ce2">
            <text:p>1.00E+03</text:p>
          </table:table-cell>
          <table:table-cell office:value-type="float" office:value="39.713299999999997" table:style-name="ce1">
            <text:p>39.7133</text:p>
          </table:table-cell>
          <table:table-cell office:value-type="float" office:value="1004.848538" table:style-name="ce1">
            <text:p>1004.848538</text:p>
          </table:table-cell>
          <table:table-cell office:value-type="float" office:value="39.717849020000003" table:style-name="ce1">
            <text:p>39.71784902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4.889" table:style-name="ce2">
            <text:p>1.00E+03</text:p>
          </table:table-cell>
          <table:table-cell office:value-type="float" office:value="39.735300000000002" table:style-name="ce1">
            <text:p>39.7353</text:p>
          </table:table-cell>
          <table:table-cell office:value-type="float" office:value="1004.898538" table:style-name="ce1">
            <text:p>1004.898538</text:p>
          </table:table-cell>
          <table:table-cell office:value-type="float" office:value="39.739582849999998" table:style-name="ce1">
            <text:p>39.73958285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4.939" table:style-name="ce2">
            <text:p>1.00E+03</text:p>
          </table:table-cell>
          <table:table-cell office:value-type="float" office:value="39.756" table:style-name="ce1">
            <text:p>39.756</text:p>
          </table:table-cell>
          <table:table-cell office:value-type="float" office:value="1004.948538" table:style-name="ce1">
            <text:p>1004.948538</text:p>
          </table:table-cell>
          <table:table-cell office:value-type="float" office:value="39.759996260000001" table:style-name="ce1">
            <text:p>39.75999626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4.989" table:style-name="ce2">
            <text:p>1.00E+03</text:p>
          </table:table-cell>
          <table:table-cell office:value-type="float" office:value="39.775399999999998" table:style-name="ce1">
            <text:p>39.7754</text:p>
          </table:table-cell>
          <table:table-cell office:value-type="float" office:value="1004.9985380000001" table:style-name="ce1">
            <text:p>1004.998538</text:p>
          </table:table-cell>
          <table:table-cell office:value-type="float" office:value="39.779139790000002" table:style-name="ce1">
            <text:p>39.77913979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5.039" table:style-name="ce2">
            <text:p>1.01E+03</text:p>
          </table:table-cell>
          <table:table-cell office:value-type="float" office:value="39.793599999999998" table:style-name="ce1">
            <text:p>39.7936</text:p>
          </table:table-cell>
          <table:table-cell office:value-type="float" office:value="1005.048538" table:style-name="ce1">
            <text:p>1005.048538</text:p>
          </table:table-cell>
          <table:table-cell office:value-type="float" office:value="39.797061829999997" table:style-name="ce1">
            <text:p>39.79706183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5.0890000000001" table:style-name="ce2">
            <text:p>1.01E+03</text:p>
          </table:table-cell>
          <table:table-cell office:value-type="float" office:value="39.810600000000001" table:style-name="ce1">
            <text:p>39.8106</text:p>
          </table:table-cell>
          <table:table-cell office:value-type="float" office:value="1005.098538" table:style-name="ce1">
            <text:p>1005.098538</text:p>
          </table:table-cell>
          <table:table-cell office:value-type="float" office:value="39.813808790000003" table:style-name="ce1">
            <text:p>39.81380879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5.139" table:style-name="ce2">
            <text:p>1.01E+03</text:p>
          </table:table-cell>
          <table:table-cell office:value-type="float" office:value="39.8264" table:style-name="ce1">
            <text:p>39.8264</text:p>
          </table:table-cell>
          <table:table-cell office:value-type="float" office:value="1005.148538" table:style-name="ce1">
            <text:p>1005.148538</text:p>
          </table:table-cell>
          <table:table-cell office:value-type="float" office:value="39.829425139999998" table:style-name="ce1">
            <text:p>39.82942514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5.189" table:style-name="ce2">
            <text:p>1.01E+03</text:p>
          </table:table-cell>
          <table:table-cell office:value-type="float" office:value="39.841099999999997" table:style-name="ce1">
            <text:p>39.8411</text:p>
          </table:table-cell>
          <table:table-cell office:value-type="float" office:value="1005.198538" table:style-name="ce1">
            <text:p>1005.198538</text:p>
          </table:table-cell>
          <table:table-cell office:value-type="float" office:value="39.843953509999999" table:style-name="ce1">
            <text:p>39.84395351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5.239" table:style-name="ce2">
            <text:p>1.01E+03</text:p>
          </table:table-cell>
          <table:table-cell office:value-type="float" office:value="39.854799999999997" table:style-name="ce1">
            <text:p>39.8548</text:p>
          </table:table-cell>
          <table:table-cell office:value-type="float" office:value="1005.2485380000001" table:style-name="ce1">
            <text:p>1005.248538</text:p>
          </table:table-cell>
          <table:table-cell office:value-type="float" office:value="39.8574348" table:style-name="ce1">
            <text:p>39.8574348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5.289" table:style-name="ce2">
            <text:p>1.01E+03</text:p>
          </table:table-cell>
          <table:table-cell office:value-type="float" office:value="39.8675" table:style-name="ce1">
            <text:p>39.8675</text:p>
          </table:table-cell>
          <table:table-cell office:value-type="float" office:value="1005.298538" table:style-name="ce1">
            <text:p>1005.298538</text:p>
          </table:table-cell>
          <table:table-cell office:value-type="float" office:value="39.869908250000002" table:style-name="ce1">
            <text:p>39.86990825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5.3390000000001" table:style-name="ce2">
            <text:p>1.01E+03</text:p>
          </table:table-cell>
          <table:table-cell office:value-type="float" office:value="39.879199999999997" table:style-name="ce1">
            <text:p>39.8792</text:p>
          </table:table-cell>
          <table:table-cell office:value-type="float" office:value="1005.348538" table:style-name="ce1">
            <text:p>1005.348538</text:p>
          </table:table-cell>
          <table:table-cell office:value-type="float" office:value="39.881411499999999" table:style-name="ce1">
            <text:p>39.8814115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5.389" table:style-name="ce2">
            <text:p>1.01E+03</text:p>
          </table:table-cell>
          <table:table-cell office:value-type="float" office:value="39.889899999999997" table:style-name="ce1">
            <text:p>39.8899</text:p>
          </table:table-cell>
          <table:table-cell office:value-type="float" office:value="1005.398538" table:style-name="ce1">
            <text:p>1005.398538</text:p>
          </table:table-cell>
          <table:table-cell office:value-type="float" office:value="39.891980689999997" table:style-name="ce1">
            <text:p>39.89198069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5.439" table:style-name="ce2">
            <text:p>1.01E+03</text:p>
          </table:table-cell>
          <table:table-cell office:value-type="float" office:value="39.899799999999999" table:style-name="ce1">
            <text:p>39.8998</text:p>
          </table:table-cell>
          <table:table-cell office:value-type="float" office:value="1005.448538" table:style-name="ce1">
            <text:p>1005.448538</text:p>
          </table:table-cell>
          <table:table-cell office:value-type="float" office:value="39.901650510000003" table:style-name="ce1">
            <text:p>39.90165051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5.489" table:style-name="ce2">
            <text:p>1.01E+03</text:p>
          </table:table-cell>
          <table:table-cell office:value-type="float" office:value="39.908799999999999" table:style-name="ce1">
            <text:p>39.9088</text:p>
          </table:table-cell>
          <table:table-cell office:value-type="float" office:value="1005.4985380000001" table:style-name="ce1">
            <text:p>1005.498538</text:p>
          </table:table-cell>
          <table:table-cell office:value-type="float" office:value="39.910454289999997" table:style-name="ce1">
            <text:p>39.91045429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5.539" table:style-name="ce2">
            <text:p>1.01E+03</text:p>
          </table:table-cell>
          <table:table-cell office:value-type="float" office:value="39.916899999999998" table:style-name="ce1">
            <text:p>39.9169</text:p>
          </table:table-cell>
          <table:table-cell office:value-type="float" office:value="1005.548538" table:style-name="ce1">
            <text:p>1005.548538</text:p>
          </table:table-cell>
          <table:table-cell office:value-type="float" office:value="39.918424039999998" table:style-name="ce1">
            <text:p>39.91842404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5.5890000000001" table:style-name="ce2">
            <text:p>1.01E+03</text:p>
          </table:table-cell>
          <table:table-cell office:value-type="float" office:value="39.924199999999999" table:style-name="ce1">
            <text:p>39.9242</text:p>
          </table:table-cell>
          <table:table-cell office:value-type="float" office:value="1005.598538" table:style-name="ce1">
            <text:p>1005.598538</text:p>
          </table:table-cell>
          <table:table-cell office:value-type="float" office:value="39.92559052" table:style-name="ce1">
            <text:p>39.92559052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5.639" table:style-name="ce2">
            <text:p>1.01E+03</text:p>
          </table:table-cell>
          <table:table-cell office:value-type="float" office:value="39.930799999999998" table:style-name="ce1">
            <text:p>39.9308</text:p>
          </table:table-cell>
          <table:table-cell office:value-type="float" office:value="1005.648538" table:style-name="ce1">
            <text:p>1005.648538</text:p>
          </table:table-cell>
          <table:table-cell office:value-type="float" office:value="39.931983279999997" table:style-name="ce1">
            <text:p>39.93198328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5.689" table:style-name="ce2">
            <text:p>1.01E+03</text:p>
          </table:table-cell>
          <table:table-cell office:value-type="float" office:value="39.936599999999999" table:style-name="ce1">
            <text:p>39.9366</text:p>
          </table:table-cell>
          <table:table-cell office:value-type="float" office:value="1005.698538" table:style-name="ce1">
            <text:p>1005.698538</text:p>
          </table:table-cell>
          <table:table-cell office:value-type="float" office:value="39.937630769999998" table:style-name="ce1">
            <text:p>39.93763077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5.739" table:style-name="ce2">
            <text:p>1.01E+03</text:p>
          </table:table-cell>
          <table:table-cell office:value-type="float" office:value="39.941600000000001" table:style-name="ce1">
            <text:p>39.9416</text:p>
          </table:table-cell>
          <table:table-cell office:value-type="float" office:value="1005.7485380000001" table:style-name="ce1">
            <text:p>1005.748538</text:p>
          </table:table-cell>
          <table:table-cell office:value-type="float" office:value="39.942560309999998" table:style-name="ce1">
            <text:p>39.94256031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5.789" table:style-name="ce2">
            <text:p>1.01E+03</text:p>
          </table:table-cell>
          <table:table-cell office:value-type="float" office:value="39.945999999999998" table:style-name="ce1">
            <text:p>39.946</text:p>
          </table:table-cell>
          <table:table-cell office:value-type="float" office:value="1005.798538" table:style-name="ce1">
            <text:p>1005.798538</text:p>
          </table:table-cell>
          <table:table-cell office:value-type="float" office:value="39.946798209999997" table:style-name="ce1">
            <text:p>39.94679821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5.8390000000001" table:style-name="ce2">
            <text:p>1.01E+03</text:p>
          </table:table-cell>
          <table:table-cell office:value-type="float" office:value="39.9497" table:style-name="ce1">
            <text:p>39.9497</text:p>
          </table:table-cell>
          <table:table-cell office:value-type="float" office:value="1005.848538" table:style-name="ce1">
            <text:p>1005.848538</text:p>
          </table:table-cell>
          <table:table-cell office:value-type="float" office:value="39.950369790000003" table:style-name="ce1">
            <text:p>39.95036979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5.889" table:style-name="ce2">
            <text:p>1.01E+03</text:p>
          </table:table-cell>
          <table:table-cell office:value-type="float" office:value="39.952800000000003" table:style-name="ce1">
            <text:p>39.9528</text:p>
          </table:table-cell>
          <table:table-cell office:value-type="float" office:value="1005.898538" table:style-name="ce1">
            <text:p>1005.898538</text:p>
          </table:table-cell>
          <table:table-cell office:value-type="float" office:value="39.953299399999999" table:style-name="ce1">
            <text:p>39.9532994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5.939" table:style-name="ce2">
            <text:p>1.01E+03</text:p>
          </table:table-cell>
          <table:table-cell office:value-type="float" office:value="39.955199999999998" table:style-name="ce1">
            <text:p>39.9552</text:p>
          </table:table-cell>
          <table:table-cell office:value-type="float" office:value="1005.948538" table:style-name="ce1">
            <text:p>1005.948538</text:p>
          </table:table-cell>
          <table:table-cell office:value-type="float" office:value="39.95561052" table:style-name="ce1">
            <text:p>39.95561052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5.989" table:style-name="ce2">
            <text:p>1.01E+03</text:p>
          </table:table-cell>
          <table:table-cell office:value-type="float" office:value="39.957000000000001" table:style-name="ce1">
            <text:p>39.957</text:p>
          </table:table-cell>
          <table:table-cell office:value-type="float" office:value="1005.9985380000001" table:style-name="ce1">
            <text:p>1005.998538</text:p>
          </table:table-cell>
          <table:table-cell office:value-type="float" office:value="39.95732572" table:style-name="ce1">
            <text:p>39.95732572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6.039" table:style-name="ce2">
            <text:p>1.01E+03</text:p>
          </table:table-cell>
          <table:table-cell office:value-type="float" office:value="39.958300000000001" table:style-name="ce1">
            <text:p>39.9583</text:p>
          </table:table-cell>
          <table:table-cell office:value-type="float" office:value="1006.048538" table:style-name="ce1">
            <text:p>1006.048538</text:p>
          </table:table-cell>
          <table:table-cell office:value-type="float" office:value="39.958466790000003" table:style-name="ce1">
            <text:p>39.95846679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6.0890000000001" table:style-name="ce2">
            <text:p>1.01E+03</text:p>
          </table:table-cell>
          <table:table-cell office:value-type="float" office:value="39.959000000000003" table:style-name="ce1">
            <text:p>39.959</text:p>
          </table:table-cell>
          <table:table-cell office:value-type="float" office:value="1006.098538" table:style-name="ce1">
            <text:p>1006.098538</text:p>
          </table:table-cell>
          <table:table-cell office:value-type="float" office:value="39.959054709999997" table:style-name="ce1">
            <text:p>39.95905471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6.139" table:style-name="ce2">
            <text:p>1.01E+03</text:p>
          </table:table-cell>
          <table:table-cell office:value-type="float" office:value="39.959099999999999" table:style-name="ce1">
            <text:p>39.9591</text:p>
          </table:table-cell>
          <table:table-cell office:value-type="float" office:value="1006.148538" table:style-name="ce1">
            <text:p>1006.148538</text:p>
          </table:table-cell>
          <table:table-cell office:value-type="float" office:value="39.95910971" table:style-name="ce1">
            <text:p>39.95910971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6.189" table:style-name="ce2">
            <text:p>1.01E+03</text:p>
          </table:table-cell>
          <table:table-cell office:value-type="float" office:value="39.958799999999997" table:style-name="ce1">
            <text:p>39.9588</text:p>
          </table:table-cell>
          <table:table-cell office:value-type="float" office:value="1006.198538" table:style-name="ce1">
            <text:p>1006.198538</text:p>
          </table:table-cell>
          <table:table-cell office:value-type="float" office:value="39.9586513" table:style-name="ce1">
            <text:p>39.9586513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6.239" table:style-name="ce2">
            <text:p>1.01E+03</text:p>
          </table:table-cell>
          <table:table-cell office:value-type="float" office:value="39.957900000000002" table:style-name="ce1">
            <text:p>39.9579</text:p>
          </table:table-cell>
          <table:table-cell office:value-type="float" office:value="1006.2485380000001" table:style-name="ce1">
            <text:p>1006.248538</text:p>
          </table:table-cell>
          <table:table-cell office:value-type="float" office:value="39.957698290000003" table:style-name="ce1">
            <text:p>39.95769829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6.289" table:style-name="ce2">
            <text:p>1.01E+03</text:p>
          </table:table-cell>
          <table:table-cell office:value-type="float" office:value="39.956600000000002" table:style-name="ce1">
            <text:p>39.9566</text:p>
          </table:table-cell>
          <table:table-cell office:value-type="float" office:value="1006.298538" table:style-name="ce1">
            <text:p>1006.298538</text:p>
          </table:table-cell>
          <table:table-cell office:value-type="float" office:value="39.95626884" table:style-name="ce1">
            <text:p>39.95626884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6.3390000000001" table:style-name="ce2">
            <text:p>1.01E+03</text:p>
          </table:table-cell>
          <table:table-cell office:value-type="float" office:value="39.954799999999999" table:style-name="ce1">
            <text:p>39.9548</text:p>
          </table:table-cell>
          <table:table-cell office:value-type="float" office:value="1006.348538" table:style-name="ce1">
            <text:p>1006.348538</text:p>
          </table:table-cell>
          <table:table-cell office:value-type="float" office:value="39.954380479999998" table:style-name="ce1">
            <text:p>39.95438048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6.389" table:style-name="ce2">
            <text:p>1.01E+03</text:p>
          </table:table-cell>
          <table:table-cell office:value-type="float" office:value="39.952599999999997" table:style-name="ce1">
            <text:p>39.9526</text:p>
          </table:table-cell>
          <table:table-cell office:value-type="float" office:value="1006.398538" table:style-name="ce1">
            <text:p>1006.398538</text:p>
          </table:table-cell>
          <table:table-cell office:value-type="float" office:value="39.952050139999997" table:style-name="ce1">
            <text:p>39.95205014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6.439" table:style-name="ce2">
            <text:p>1.01E+03</text:p>
          </table:table-cell>
          <table:table-cell office:value-type="float" office:value="39.9499" table:style-name="ce1">
            <text:p>39.9499</text:p>
          </table:table-cell>
          <table:table-cell office:value-type="float" office:value="1006.448538" table:style-name="ce1">
            <text:p>1006.448538</text:p>
          </table:table-cell>
          <table:table-cell office:value-type="float" office:value="39.94929415" table:style-name="ce1">
            <text:p>39.94929415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6.489" table:style-name="ce2">
            <text:p>1.01E+03</text:p>
          </table:table-cell>
          <table:table-cell office:value-type="float" office:value="39.946800000000003" table:style-name="ce1">
            <text:p>39.9468</text:p>
          </table:table-cell>
          <table:table-cell office:value-type="float" office:value="1006.4985380000001" table:style-name="ce1">
            <text:p>1006.498538</text:p>
          </table:table-cell>
          <table:table-cell office:value-type="float" office:value="39.94612832" table:style-name="ce1">
            <text:p>39.94612832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6.539" table:style-name="ce2">
            <text:p>1.01E+03</text:p>
          </table:table-cell>
          <table:table-cell office:value-type="float" office:value="39.943300000000001" table:style-name="ce1">
            <text:p>39.9433</text:p>
          </table:table-cell>
          <table:table-cell office:value-type="float" office:value="1006.548538" table:style-name="ce1">
            <text:p>1006.548538</text:p>
          </table:table-cell>
          <table:table-cell office:value-type="float" office:value="39.942567889999999" table:style-name="ce1">
            <text:p>39.94256789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6.5890000000001" table:style-name="ce2">
            <text:p>1.01E+03</text:p>
          </table:table-cell>
          <table:table-cell office:value-type="float" office:value="39.939399999999999" table:style-name="ce1">
            <text:p>39.9394</text:p>
          </table:table-cell>
          <table:table-cell office:value-type="float" office:value="1006.598538" table:style-name="ce1">
            <text:p>1006.598538</text:p>
          </table:table-cell>
          <table:table-cell office:value-type="float" office:value="39.938627629999999" table:style-name="ce1">
            <text:p>39.93862763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6.639" table:style-name="ce2">
            <text:p>1.01E+03</text:p>
          </table:table-cell>
          <table:table-cell office:value-type="float" office:value="39.935200000000002" table:style-name="ce1">
            <text:p>39.9352</text:p>
          </table:table-cell>
          <table:table-cell office:value-type="float" office:value="1006.648538" table:style-name="ce1">
            <text:p>1006.648538</text:p>
          </table:table-cell>
          <table:table-cell office:value-type="float" office:value="39.934321799999999" table:style-name="ce1">
            <text:p>39.9343218</text:p>
          </table:table-cell>
          <table:table-cell table:number-columns-repeated="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61"/>
        </table:table-row>
        <table:table-row table:style-name="ro1">
          <table:table-cell office:value-type="float" office:value="1006.689" table:style-name="ce2">
            <text:p>1.01E+03</text:p>
          </table:table-cell>
          <table:table-cell office:value-type="float" office:value="39.930599999999998" table:style-name="ce1">
            <text:p>39.9306</text:p>
          </table:table-cell>
          <table:table-cell office:value-type="float" office:value="1006.698538" table:style-name="ce1">
            <text:p>1006.698538</text:p>
          </table:table-cell>
          <table:table-cell office:value-type="float" office:value="39.929664199999998" table:style-name="ce1">
            <text:p>39.9296642</text:p>
          </table:table-cell>
          <table:table-cell table:number-columns-repeated="16380" table:style-name="ce1"/>
        </table:table-row>
        <table:table-row table:style-name="ro1">
          <table:table-cell office:value-type="float" office:value="1006.739" table:style-name="ce2">
            <text:p>1.01E+03</text:p>
          </table:table-cell>
          <table:table-cell office:value-type="float" office:value="39.925699999999999" table:style-name="ce1">
            <text:p>39.9257</text:p>
          </table:table-cell>
          <table:table-cell office:value-type="float" office:value="1006.7485380000001" table:style-name="ce1">
            <text:p>1006.748538</text:p>
          </table:table-cell>
          <table:table-cell office:value-type="float" office:value="39.924668160000003" table:style-name="ce1">
            <text:p>39.92466816</text:p>
          </table:table-cell>
          <table:table-cell table:number-columns-repeated="16380" table:style-name="ce1"/>
        </table:table-row>
        <table:table-row table:style-name="ro1">
          <table:table-cell office:value-type="float" office:value="1006.789" table:style-name="ce2">
            <text:p>1.01E+03</text:p>
          </table:table-cell>
          <table:table-cell office:value-type="float" office:value="39.920400000000001" table:style-name="ce1">
            <text:p>39.9204</text:p>
          </table:table-cell>
          <table:table-cell office:value-type="float" office:value="1006.798538" table:style-name="ce1">
            <text:p>1006.798538</text:p>
          </table:table-cell>
          <table:table-cell office:value-type="float" office:value="39.91934663" table:style-name="ce1">
            <text:p>39.91934663</text:p>
          </table:table-cell>
          <table:table-cell table:number-columns-repeated="16380" table:style-name="ce1"/>
        </table:table-row>
        <table:table-row table:style-name="ro1">
          <table:table-cell office:value-type="float" office:value="1006.8390000000001" table:style-name="ce2">
            <text:p>1.01E+03</text:p>
          </table:table-cell>
          <table:table-cell office:value-type="float" office:value="39.914900000000003" table:style-name="ce1">
            <text:p>39.9149</text:p>
          </table:table-cell>
          <table:table-cell office:value-type="float" office:value="1006.848538" table:style-name="ce1">
            <text:p>1006.848538</text:p>
          </table:table-cell>
          <table:table-cell office:value-type="float" office:value="39.913712089999997" table:style-name="ce1">
            <text:p>39.91371209</text:p>
          </table:table-cell>
          <table:table-cell table:number-columns-repeated="16380" table:style-name="ce1"/>
        </table:table-row>
        <table:table-row table:style-name="ro1">
          <table:table-cell office:value-type="float" office:value="1006.889" table:style-name="ce2">
            <text:p>1.01E+03</text:p>
          </table:table-cell>
          <table:table-cell office:value-type="float" office:value="39.908999999999999" table:style-name="ce1">
            <text:p>39.909</text:p>
          </table:table-cell>
          <table:table-cell office:value-type="float" office:value="1006.898538" table:style-name="ce1">
            <text:p>1006.898538</text:p>
          </table:table-cell>
          <table:table-cell office:value-type="float" office:value="39.907776660000003" table:style-name="ce1">
            <text:p>39.90777666</text:p>
          </table:table-cell>
          <table:table-cell table:number-columns-repeated="16380" table:style-name="ce1"/>
        </table:table-row>
        <table:table-row table:style-name="ro1">
          <table:table-cell office:value-type="float" office:value="1006.939" table:style-name="ce2">
            <text:p>1.01E+03</text:p>
          </table:table-cell>
          <table:table-cell office:value-type="float" office:value="39.902799999999999" table:style-name="ce1">
            <text:p>39.9028</text:p>
          </table:table-cell>
          <table:table-cell office:value-type="float" office:value="1006.948538" table:style-name="ce1">
            <text:p>1006.948538</text:p>
          </table:table-cell>
          <table:table-cell office:value-type="float" office:value="39.901552080000002" table:style-name="ce1">
            <text:p>39.90155208</text:p>
          </table:table-cell>
          <table:table-cell table:number-columns-repeated="16380" table:style-name="ce1"/>
        </table:table-row>
        <table:table-row table:style-name="ro1">
          <table:table-cell office:value-type="float" office:value="1006.989" table:style-name="ce2">
            <text:p>1.01E+03</text:p>
          </table:table-cell>
          <table:table-cell office:value-type="float" office:value="39.8964" table:style-name="ce1">
            <text:p>39.8964</text:p>
          </table:table-cell>
          <table:table-cell office:value-type="float" office:value="1006.9985380000001" table:style-name="ce1">
            <text:p>1006.998538</text:p>
          </table:table-cell>
          <table:table-cell office:value-type="float" office:value="39.89504969" table:style-name="ce1">
            <text:p>39.89504969</text:p>
          </table:table-cell>
          <table:table-cell table:number-columns-repeated="16380" table:style-name="ce1"/>
        </table:table-row>
        <table:table-row table:style-name="ro1">
          <table:table-cell office:value-type="float" office:value="1007.039" table:style-name="ce2">
            <text:p>1.01E+03</text:p>
          </table:table-cell>
          <table:table-cell office:value-type="float" office:value="39.889699999999998" table:style-name="ce1">
            <text:p>39.8897</text:p>
          </table:table-cell>
          <table:table-cell office:value-type="float" office:value="1007.048538" table:style-name="ce1">
            <text:p>1007.048538</text:p>
          </table:table-cell>
          <table:table-cell office:value-type="float" office:value="39.888280520000002" table:style-name="ce1">
            <text:p>39.88828052</text:p>
          </table:table-cell>
          <table:table-cell table:number-columns-repeated="16380" table:style-name="ce1"/>
        </table:table-row>
        <table:table-row table:style-name="ro1">
          <table:table-cell office:value-type="float" office:value="1007.0890000000001" table:style-name="ce2">
            <text:p>1.01E+03</text:p>
          </table:table-cell>
          <table:table-cell office:value-type="float" office:value="39.8827" table:style-name="ce1">
            <text:p>39.8827</text:p>
          </table:table-cell>
          <table:table-cell office:value-type="float" office:value="1007.098538" table:style-name="ce1">
            <text:p>1007.098538</text:p>
          </table:table-cell>
          <table:table-cell office:value-type="float" office:value="39.881255240000002" table:style-name="ce1">
            <text:p>39.88125524</text:p>
          </table:table-cell>
          <table:table-cell table:number-columns-repeated="16380" table:style-name="ce1"/>
        </table:table-row>
        <table:table-row table:style-name="ro1">
          <table:table-cell office:value-type="float" office:value="1007.139" table:style-name="ce2">
            <text:p>1.01E+03</text:p>
          </table:table-cell>
          <table:table-cell office:value-type="float" office:value="39.875500000000002" table:style-name="ce1">
            <text:p>39.8755</text:p>
          </table:table-cell>
          <table:table-cell office:value-type="float" office:value="1007.148538" table:style-name="ce1">
            <text:p>1007.148538</text:p>
          </table:table-cell>
          <table:table-cell office:value-type="float" office:value="39.873984190000002" table:style-name="ce1">
            <text:p>39.87398419</text:p>
          </table:table-cell>
          <table:table-cell table:number-columns-repeated="16380" table:style-name="ce1"/>
        </table:table-row>
        <table:table-row table:style-name="ro1">
          <table:table-cell office:value-type="float" office:value="1007.189" table:style-name="ce2">
            <text:p>1.01E+03</text:p>
          </table:table-cell>
          <table:table-cell office:value-type="float" office:value="39.868000000000002" table:style-name="ce1">
            <text:p>39.868</text:p>
          </table:table-cell>
          <table:table-cell office:value-type="float" office:value="1007.198538" table:style-name="ce1">
            <text:p>1007.198538</text:p>
          </table:table-cell>
          <table:table-cell office:value-type="float" office:value="39.866477400000001" table:style-name="ce1">
            <text:p>39.8664774</text:p>
          </table:table-cell>
          <table:table-cell table:number-columns-repeated="16380" table:style-name="ce1"/>
        </table:table-row>
        <table:table-row table:style-name="ro1">
          <table:table-cell office:value-type="float" office:value="1007.239" table:style-name="ce2">
            <text:p>1.01E+03</text:p>
          </table:table-cell>
          <table:table-cell office:value-type="float" office:value="39.860300000000002" table:style-name="ce1">
            <text:p>39.8603</text:p>
          </table:table-cell>
          <table:table-cell office:value-type="float" office:value="1007.2485380000001" table:style-name="ce1">
            <text:p>1007.248538</text:p>
          </table:table-cell>
          <table:table-cell office:value-type="float" office:value="39.858744620000003" table:style-name="ce1">
            <text:p>39.85874462</text:p>
          </table:table-cell>
          <table:table-cell table:number-columns-repeated="16380"/>
        </table:table-row>
        <table:table-row table:style-name="ro1">
          <table:table-cell office:value-type="float" office:value="1007.289" table:style-name="ce2">
            <text:p>1.01E+03</text:p>
          </table:table-cell>
          <table:table-cell office:value-type="float" office:value="39.852400000000003" table:style-name="ce1">
            <text:p>39.8524</text:p>
          </table:table-cell>
          <table:table-cell office:value-type="float" office:value="1007.298538" table:style-name="ce1">
            <text:p>1007.298538</text:p>
          </table:table-cell>
          <table:table-cell office:value-type="float" office:value="39.85079528" table:style-name="ce1">
            <text:p>39.85079528</text:p>
          </table:table-cell>
          <table:table-cell table:number-columns-repeated="16380"/>
        </table:table-row>
        <table:table-row table:style-name="ro1">
          <table:table-cell office:value-type="float" office:value="1007.3390000000001" table:style-name="ce2">
            <text:p>1.01E+03</text:p>
          </table:table-cell>
          <table:table-cell office:value-type="float" office:value="39.844299999999997" table:style-name="ce1">
            <text:p>39.8443</text:p>
          </table:table-cell>
          <table:table-cell office:value-type="float" office:value="1007.348538" table:style-name="ce1">
            <text:p>1007.348538</text:p>
          </table:table-cell>
          <table:table-cell office:value-type="float" office:value="39.842638530000002" table:style-name="ce1">
            <text:p>39.84263853</text:p>
          </table:table-cell>
          <table:table-cell table:number-columns-repeated="16380"/>
        </table:table-row>
        <table:table-row table:style-name="ro1">
          <table:table-cell office:value-type="float" office:value="1007.389" table:style-name="ce2">
            <text:p>1.01E+03</text:p>
          </table:table-cell>
          <table:table-cell office:value-type="float" office:value="39.835999999999999" table:style-name="ce1">
            <text:p>39.836</text:p>
          </table:table-cell>
          <table:table-cell office:value-type="float" office:value="1007.398538" table:style-name="ce1">
            <text:p>1007.398538</text:p>
          </table:table-cell>
          <table:table-cell office:value-type="float" office:value="39.834283280000001" table:style-name="ce1">
            <text:p>39.83428328</text:p>
          </table:table-cell>
          <table:table-cell table:number-columns-repeated="16380"/>
        </table:table-row>
        <table:table-row table:style-name="ro1">
          <table:table-cell office:value-type="float" office:value="1007.439" table:style-name="ce2">
            <text:p>1.01E+03</text:p>
          </table:table-cell>
          <table:table-cell office:value-type="float" office:value="39.827500000000001" table:style-name="ce1">
            <text:p>39.8275</text:p>
          </table:table-cell>
          <table:table-cell office:value-type="float" office:value="1007.448538" table:style-name="ce1">
            <text:p>1007.448538</text:p>
          </table:table-cell>
          <table:table-cell office:value-type="float" office:value="39.825738139999999" table:style-name="ce1">
            <text:p>39.82573814</text:p>
          </table:table-cell>
          <table:table-cell table:number-columns-repeated="16380"/>
        </table:table-row>
        <table:table-row table:style-name="ro1">
          <table:table-cell office:value-type="float" office:value="1007.489" table:style-name="ce2">
            <text:p>1.01E+03</text:p>
          </table:table-cell>
          <table:table-cell office:value-type="float" office:value="39.818800000000003" table:style-name="ce1">
            <text:p>39.8188</text:p>
          </table:table-cell>
          <table:table-cell office:value-type="float" office:value="1007.4985380000001" table:style-name="ce1">
            <text:p>1007.498538</text:p>
          </table:table-cell>
          <table:table-cell office:value-type="float" office:value="39.8170115" table:style-name="ce1">
            <text:p>39.8170115</text:p>
          </table:table-cell>
          <table:table-cell table:number-columns-repeated="16380"/>
        </table:table-row>
        <table:table-row table:style-name="ro1">
          <table:table-cell office:value-type="float" office:value="1007.539" table:style-name="ce2">
            <text:p>1.01E+03</text:p>
          </table:table-cell>
          <table:table-cell office:value-type="float" office:value="39.809899999999999" table:style-name="ce1">
            <text:p>39.8099</text:p>
          </table:table-cell>
          <table:table-cell office:value-type="float" office:value="1007.548538" table:style-name="ce1">
            <text:p>1007.548538</text:p>
          </table:table-cell>
          <table:table-cell office:value-type="float" office:value="39.808111480000001" table:style-name="ce1">
            <text:p>39.80811148</text:p>
          </table:table-cell>
          <table:table-cell table:number-columns-repeated="16380"/>
        </table:table-row>
        <table:table-row table:style-name="ro1">
          <table:table-cell office:value-type="float" office:value="1007.5890000000001" table:style-name="ce2">
            <text:p>1.01E+03</text:p>
          </table:table-cell>
          <table:table-cell office:value-type="float" office:value="39.800899999999999" table:style-name="ce1">
            <text:p>39.8009</text:p>
          </table:table-cell>
          <table:table-cell office:value-type="float" office:value="1007.598538" table:style-name="ce1">
            <text:p>1007.598538</text:p>
          </table:table-cell>
          <table:table-cell office:value-type="float" office:value="39.799045990000003" table:style-name="ce1">
            <text:p>39.79904599</text:p>
          </table:table-cell>
          <table:table-cell table:number-columns-repeated="16380"/>
        </table:table-row>
        <table:table-row table:style-name="ro1">
          <table:table-cell office:value-type="float" office:value="1007.639" table:style-name="ce2">
            <text:p>1.01E+03</text:p>
          </table:table-cell>
          <table:table-cell office:value-type="float" office:value="39.791699999999999" table:style-name="ce1">
            <text:p>39.7917</text:p>
          </table:table-cell>
          <table:table-cell office:value-type="float" office:value="1007.648538" table:style-name="ce1">
            <text:p>1007.648538</text:p>
          </table:table-cell>
          <table:table-cell office:value-type="float" office:value="39.789822690000001" table:style-name="ce1">
            <text:p>39.78982269</text:p>
          </table:table-cell>
          <table:table-cell table:number-columns-repeated="16380"/>
        </table:table-row>
        <table:table-row table:style-name="ro1">
          <table:table-cell office:value-type="float" office:value="1007.689" table:style-name="ce2">
            <text:p>1.01E+03</text:p>
          </table:table-cell>
          <table:table-cell office:value-type="float" office:value="39.782299999999999" table:style-name="ce1">
            <text:p>39.7823</text:p>
          </table:table-cell>
          <table:table-cell office:value-type="float" office:value="1007.698538" table:style-name="ce1">
            <text:p>1007.698538</text:p>
          </table:table-cell>
          <table:table-cell office:value-type="float" office:value="39.78044903" table:style-name="ce1">
            <text:p>39.78044903</text:p>
          </table:table-cell>
          <table:table-cell table:number-columns-repeated="16380"/>
        </table:table-row>
        <table:table-row table:style-name="ro1">
          <table:table-cell office:value-type="float" office:value="1007.739" table:style-name="ce2">
            <text:p>1.01E+03</text:p>
          </table:table-cell>
          <table:table-cell office:value-type="float" office:value="39.772799999999997" table:style-name="ce1">
            <text:p>39.7728</text:p>
          </table:table-cell>
          <table:table-cell office:value-type="float" office:value="1007.7485380000001" table:style-name="ce1">
            <text:p>1007.748538</text:p>
          </table:table-cell>
          <table:table-cell office:value-type="float" office:value="39.770932260000002" table:style-name="ce1">
            <text:p>39.77093226</text:p>
          </table:table-cell>
          <table:table-cell table:number-columns-repeated="16380"/>
        </table:table-row>
        <table:table-row table:style-name="ro1">
          <table:table-cell office:value-type="float" office:value="1007.789" table:style-name="ce2">
            <text:p>1.01E+03</text:p>
          </table:table-cell>
          <table:table-cell office:value-type="float" office:value="39.763199999999998" table:style-name="ce1">
            <text:p>39.7632</text:p>
          </table:table-cell>
          <table:table-cell office:value-type="float" office:value="1007.798538" table:style-name="ce1">
            <text:p>1007.798538</text:p>
          </table:table-cell>
          <table:table-cell office:value-type="float" office:value="39.761279399999999" table:style-name="ce1">
            <text:p>39.7612794</text:p>
          </table:table-cell>
          <table:table-cell table:number-columns-repeated="16380"/>
        </table:table-row>
        <table:table-row table:style-name="ro1">
          <table:table-cell office:value-type="float" office:value="1007.8390000000001" table:style-name="ce2">
            <text:p>1.01E+03</text:p>
          </table:table-cell>
          <table:table-cell office:value-type="float" office:value="39.753500000000003" table:style-name="ce1">
            <text:p>39.7535</text:p>
          </table:table-cell>
          <table:table-cell office:value-type="float" office:value="1007.848538" table:style-name="ce1">
            <text:p>1007.848538</text:p>
          </table:table-cell>
          <table:table-cell office:value-type="float" office:value="39.751497270000002" table:style-name="ce1">
            <text:p>39.75149727</text:p>
          </table:table-cell>
          <table:table-cell table:number-columns-repeated="16380"/>
        </table:table-row>
        <table:table-row table:style-name="ro1">
          <table:table-cell office:value-type="float" office:value="1007.889" table:style-name="ce2">
            <text:p>1.01E+03</text:p>
          </table:table-cell>
          <table:table-cell office:value-type="float" office:value="39.743600000000001" table:style-name="ce1">
            <text:p>39.7436</text:p>
          </table:table-cell>
          <table:table-cell office:value-type="float" office:value="1007.898538" table:style-name="ce1">
            <text:p>1007.898538</text:p>
          </table:table-cell>
          <table:table-cell office:value-type="float" office:value="39.741592529999998" table:style-name="ce1">
            <text:p>39.74159253</text:p>
          </table:table-cell>
          <table:table-cell table:number-columns-repeated="16380"/>
        </table:table-row>
        <table:table-row table:style-name="ro1">
          <table:table-cell office:value-type="float" office:value="1007.939" table:style-name="ce2">
            <text:p>1.01E+03</text:p>
          </table:table-cell>
          <table:table-cell office:value-type="float" office:value="39.733600000000003" table:style-name="ce1">
            <text:p>39.7336</text:p>
          </table:table-cell>
          <table:table-cell office:value-type="float" office:value="1007.948538" table:style-name="ce1">
            <text:p>1007.948538</text:p>
          </table:table-cell>
          <table:table-cell office:value-type="float" office:value="39.731571610000003" table:style-name="ce1">
            <text:p>39.73157161</text:p>
          </table:table-cell>
          <table:table-cell table:number-columns-repeated="16380"/>
        </table:table-row>
        <table:table-row table:style-name="ro1">
          <table:table-cell office:value-type="float" office:value="1007.989" table:style-name="ce2">
            <text:p>1.01E+03</text:p>
          </table:table-cell>
          <table:table-cell office:value-type="float" office:value="39.723500000000001" table:style-name="ce1">
            <text:p>39.7235</text:p>
          </table:table-cell>
          <table:table-cell office:value-type="float" office:value="1007.9985380000001" table:style-name="ce1">
            <text:p>1007.998538</text:p>
          </table:table-cell>
          <table:table-cell office:value-type="float" office:value="39.721440780000002" table:style-name="ce1">
            <text:p>39.72144078</text:p>
          </table:table-cell>
          <table:table-cell table:number-columns-repeated="16380"/>
        </table:table-row>
        <table:table-row table:style-name="ro1">
          <table:table-cell office:value-type="float" office:value="1008.039" table:style-name="ce2">
            <text:p>1.01E+03</text:p>
          </table:table-cell>
          <table:table-cell office:value-type="float" office:value="39.713299999999997" table:style-name="ce1">
            <text:p>39.7133</text:p>
          </table:table-cell>
          <table:table-cell office:value-type="float" office:value="1008.048538" table:style-name="ce1">
            <text:p>1008.048538</text:p>
          </table:table-cell>
          <table:table-cell office:value-type="float" office:value="39.711206130000001" table:style-name="ce1">
            <text:p>39.71120613</text:p>
          </table:table-cell>
          <table:table-cell table:number-columns-repeated="16380"/>
        </table:table-row>
        <table:table-row table:style-name="ro1">
          <table:table-cell office:value-type="float" office:value="1008.0890000000001" table:style-name="ce2">
            <text:p>1.01E+03</text:p>
          </table:table-cell>
          <table:table-cell office:value-type="float" office:value="39.7029" table:style-name="ce1">
            <text:p>39.7029</text:p>
          </table:table-cell>
          <table:table-cell office:value-type="float" office:value="1008.098538" table:style-name="ce1">
            <text:p>1008.098538</text:p>
          </table:table-cell>
          <table:table-cell office:value-type="float" office:value="39.70087358" table:style-name="ce1">
            <text:p>39.70087358</text:p>
          </table:table-cell>
          <table:table-cell table:number-columns-repeated="16380"/>
        </table:table-row>
        <table:table-row table:style-name="ro1">
          <table:table-cell office:value-type="float" office:value="1008.139" table:style-name="ce2">
            <text:p>1.01E+03</text:p>
          </table:table-cell>
          <table:table-cell office:value-type="float" office:value="39.692500000000003" table:style-name="ce1">
            <text:p>39.6925</text:p>
          </table:table-cell>
          <table:table-cell office:value-type="float" office:value="1008.148538" table:style-name="ce1">
            <text:p>1008.148538</text:p>
          </table:table-cell>
          <table:table-cell office:value-type="float" office:value="39.690448869999997" table:style-name="ce1">
            <text:p>39.69044887</text:p>
          </table:table-cell>
          <table:table-cell table:number-columns-repeated="16380"/>
        </table:table-row>
        <table:table-row table:style-name="ro1">
          <table:table-cell office:value-type="float" office:value="1008.189" table:style-name="ce2">
            <text:p>1.01E+03</text:p>
          </table:table-cell>
          <table:table-cell office:value-type="float" office:value="39.682000000000002" table:style-name="ce1">
            <text:p>39.682</text:p>
          </table:table-cell>
          <table:table-cell office:value-type="float" office:value="1008.198538" table:style-name="ce1">
            <text:p>1008.198538</text:p>
          </table:table-cell>
          <table:table-cell office:value-type="float" office:value="39.679937600000002" table:style-name="ce1">
            <text:p>39.6799376</text:p>
          </table:table-cell>
          <table:table-cell table:number-columns-repeated="16380"/>
        </table:table-row>
        <table:table-row table:style-name="ro1">
          <table:table-cell office:value-type="float" office:value="1008.239" table:style-name="ce2">
            <text:p>1.01E+03</text:p>
          </table:table-cell>
          <table:table-cell office:value-type="float" office:value="39.671500000000002" table:style-name="ce1">
            <text:p>39.6715</text:p>
          </table:table-cell>
          <table:table-cell office:value-type="float" office:value="1008.2485380000001" table:style-name="ce1">
            <text:p>1008.248538</text:p>
          </table:table-cell>
          <table:table-cell office:value-type="float" office:value="39.669345200000002" table:style-name="ce1">
            <text:p>39.6693452</text:p>
          </table:table-cell>
          <table:table-cell table:number-columns-repeated="16380"/>
        </table:table-row>
        <table:table-row table:style-name="ro1">
          <table:table-cell office:value-type="float" office:value="1008.289" table:style-name="ce2">
            <text:p>1.01E+03</text:p>
          </table:table-cell>
          <table:table-cell office:value-type="float" office:value="39.660800000000002" table:style-name="ce1">
            <text:p>39.6608</text:p>
          </table:table-cell>
          <table:table-cell office:value-type="float" office:value="1008.298538" table:style-name="ce1">
            <text:p>1008.298538</text:p>
          </table:table-cell>
          <table:table-cell office:value-type="float" office:value="39.658676929999999" table:style-name="ce1">
            <text:p>39.65867693</text:p>
          </table:table-cell>
          <table:table-cell table:number-columns-repeated="16380"/>
        </table:table-row>
        <table:table-row table:style-name="ro1">
          <table:table-cell office:value-type="float" office:value="1008.3390000000001" table:style-name="ce2">
            <text:p>1.01E+03</text:p>
          </table:table-cell>
          <table:table-cell office:value-type="float" office:value="39.650100000000002" table:style-name="ce1">
            <text:p>39.6501</text:p>
          </table:table-cell>
          <table:table-cell office:value-type="float" office:value="1008.348538" table:style-name="ce1">
            <text:p>1008.348538</text:p>
          </table:table-cell>
          <table:table-cell office:value-type="float" office:value="39.647937929999998" table:style-name="ce1">
            <text:p>39.64793793</text:p>
          </table:table-cell>
          <table:table-cell table:number-columns-repeated="16380"/>
        </table:table-row>
        <table:table-row table:style-name="ro1">
          <table:table-cell office:value-type="float" office:value="1008.389" table:style-name="ce2">
            <text:p>1.01E+03</text:p>
          </table:table-cell>
          <table:table-cell office:value-type="float" office:value="39.639299999999999" table:style-name="ce1">
            <text:p>39.6393</text:p>
          </table:table-cell>
          <table:table-cell office:value-type="float" office:value="1008.398538" table:style-name="ce1">
            <text:p>1008.398538</text:p>
          </table:table-cell>
          <table:table-cell office:value-type="float" office:value="39.637133169999998" table:style-name="ce1">
            <text:p>39.63713317</text:p>
          </table:table-cell>
          <table:table-cell table:number-columns-repeated="16380"/>
        </table:table-row>
        <table:table-row table:style-name="ro1">
          <table:table-cell office:value-type="float" office:value="1008.439" table:style-name="ce2">
            <text:p>1.01E+03</text:p>
          </table:table-cell>
          <table:table-cell office:value-type="float" office:value="39.628399999999999" table:style-name="ce1">
            <text:p>39.6284</text:p>
          </table:table-cell>
          <table:table-cell office:value-type="float" office:value="1008.448538" table:style-name="ce1">
            <text:p>1008.448538</text:p>
          </table:table-cell>
          <table:table-cell office:value-type="float" office:value="39.626267489999996" table:style-name="ce1">
            <text:p>39.62626749</text:p>
          </table:table-cell>
          <table:table-cell table:number-columns-repeated="16380"/>
        </table:table-row>
        <table:table-row table:style-name="ro1">
          <table:table-cell office:value-type="float" office:value="1008.489" table:style-name="ce2">
            <text:p>1.01E+03</text:p>
          </table:table-cell>
          <table:table-cell office:value-type="float" office:value="39.6175" table:style-name="ce1">
            <text:p>39.6175</text:p>
          </table:table-cell>
          <table:table-cell office:value-type="float" office:value="1008.4985380000001" table:style-name="ce1">
            <text:p>1008.498538</text:p>
          </table:table-cell>
          <table:table-cell office:value-type="float" office:value="39.615345589999997" table:style-name="ce1">
            <text:p>39.61534559</text:p>
          </table:table-cell>
          <table:table-cell table:number-columns-repeated="16380"/>
        </table:table-row>
        <table:table-row table:style-name="ro1">
          <table:table-cell office:value-type="float" office:value="1008.539" table:style-name="ce2">
            <text:p>1.01E+03</text:p>
          </table:table-cell>
          <table:table-cell office:value-type="float" office:value="39.6066" table:style-name="ce1">
            <text:p>39.6066</text:p>
          </table:table-cell>
          <table:table-cell office:value-type="float" office:value="1008.548538" table:style-name="ce1">
            <text:p>1008.548538</text:p>
          </table:table-cell>
          <table:table-cell office:value-type="float" office:value="39.604372040000001" table:style-name="ce1">
            <text:p>39.60437204</text:p>
          </table:table-cell>
          <table:table-cell table:number-columns-repeated="16380"/>
        </table:table-row>
        <table:table-row table:style-name="ro1">
          <table:table-cell office:value-type="float" office:value="1008.5890000000001" table:style-name="ce2">
            <text:p>1.01E+03</text:p>
          </table:table-cell>
          <table:table-cell office:value-type="float" office:value="39.595599999999997" table:style-name="ce1">
            <text:p>39.5956</text:p>
          </table:table-cell>
          <table:table-cell office:value-type="float" office:value="1008.598538" table:style-name="ce1">
            <text:p>1008.598538</text:p>
          </table:table-cell>
          <table:table-cell office:value-type="float" office:value="39.593351269999999" table:style-name="ce1">
            <text:p>39.59335127</text:p>
          </table:table-cell>
          <table:table-cell table:number-columns-repeated="16380"/>
        </table:table-row>
        <table:table-row table:style-name="ro1">
          <table:table-cell office:value-type="float" office:value="1008.639" table:style-name="ce2">
            <text:p>1.01E+03</text:p>
          </table:table-cell>
          <table:table-cell office:value-type="float" office:value="39.584499999999998" table:style-name="ce1">
            <text:p>39.5845</text:p>
          </table:table-cell>
          <table:table-cell office:value-type="float" office:value="1008.648538" table:style-name="ce1">
            <text:p>1008.648538</text:p>
          </table:table-cell>
          <table:table-cell office:value-type="float" office:value="39.582287569999998" table:style-name="ce1">
            <text:p>39.58228757</text:p>
          </table:table-cell>
          <table:table-cell table:number-columns-repeated="16380"/>
        </table:table-row>
        <table:table-row table:style-name="ro1">
          <table:table-cell office:value-type="float" office:value="1008.689" table:style-name="ce2">
            <text:p>1.01E+03</text:p>
          </table:table-cell>
          <table:table-cell office:value-type="float" office:value="39.573399999999999" table:style-name="ce1">
            <text:p>39.5734</text:p>
          </table:table-cell>
          <table:table-cell office:value-type="float" office:value="1008.698538" table:style-name="ce1">
            <text:p>1008.698538</text:p>
          </table:table-cell>
          <table:table-cell office:value-type="float" office:value="39.571185139999997" table:style-name="ce1">
            <text:p>39.57118514</text:p>
          </table:table-cell>
          <table:table-cell table:number-columns-repeated="16380"/>
        </table:table-row>
        <table:table-row table:style-name="ro1">
          <table:table-cell office:value-type="float" office:value="1008.739" table:style-name="ce2">
            <text:p>1.01E+03</text:p>
          </table:table-cell>
          <table:table-cell office:value-type="float" office:value="39.5623" table:style-name="ce1">
            <text:p>39.5623</text:p>
          </table:table-cell>
          <table:table-cell office:value-type="float" office:value="1008.7485380000001" table:style-name="ce1">
            <text:p>1008.748538</text:p>
          </table:table-cell>
          <table:table-cell office:value-type="float" office:value="39.560048029999997" table:style-name="ce1">
            <text:p>39.56004803</text:p>
          </table:table-cell>
          <table:table-cell table:number-columns-repeated="16380"/>
        </table:table-row>
        <table:table-row table:style-name="ro1">
          <table:table-cell office:value-type="float" office:value="1008.789" table:style-name="ce2">
            <text:p>1.01E+03</text:p>
          </table:table-cell>
          <table:table-cell office:value-type="float" office:value="39.551099999999998" table:style-name="ce1">
            <text:p>39.5511</text:p>
          </table:table-cell>
          <table:table-cell office:value-type="float" office:value="1008.798538" table:style-name="ce1">
            <text:p>1008.798538</text:p>
          </table:table-cell>
          <table:table-cell office:value-type="float" office:value="39.548880179999998" table:style-name="ce1">
            <text:p>39.54888018</text:p>
          </table:table-cell>
          <table:table-cell table:number-columns-repeated="16380"/>
        </table:table-row>
        <table:table-row table:style-name="ro1">
          <table:table-cell office:value-type="float" office:value="1008.8390000000001" table:style-name="ce2">
            <text:p>1.01E+03</text:p>
          </table:table-cell>
          <table:table-cell office:value-type="float" office:value="39.539900000000003" table:style-name="ce1">
            <text:p>39.5399</text:p>
          </table:table-cell>
          <table:table-cell office:value-type="float" office:value="1008.848538" table:style-name="ce1">
            <text:p>1008.848538</text:p>
          </table:table-cell>
          <table:table-cell office:value-type="float" office:value="39.53768539" table:style-name="ce1">
            <text:p>39.53768539</text:p>
          </table:table-cell>
          <table:table-cell table:number-columns-repeated="16380"/>
        </table:table-row>
        <table:table-row table:style-name="ro1">
          <table:table-cell office:value-type="float" office:value="1008.889" table:style-name="ce2">
            <text:p>1.01E+03</text:p>
          </table:table-cell>
          <table:table-cell office:value-type="float" office:value="39.528700000000001" table:style-name="ce1">
            <text:p>39.5287</text:p>
          </table:table-cell>
          <table:table-cell office:value-type="float" office:value="1008.898538" table:style-name="ce1">
            <text:p>1008.898538</text:p>
          </table:table-cell>
          <table:table-cell office:value-type="float" office:value="39.526467400000001" table:style-name="ce1">
            <text:p>39.5264674</text:p>
          </table:table-cell>
          <table:table-cell table:number-columns-repeated="16380"/>
        </table:table-row>
        <table:table-row table:style-name="ro1">
          <table:table-cell office:value-type="float" office:value="1008.939" table:style-name="ce2">
            <text:p>1.01E+03</text:p>
          </table:table-cell>
          <table:table-cell office:value-type="float" office:value="39.517499999999998" table:style-name="ce1">
            <text:p>39.5175</text:p>
          </table:table-cell>
          <table:table-cell office:value-type="float" office:value="1008.948538" table:style-name="ce1">
            <text:p>1008.948538</text:p>
          </table:table-cell>
          <table:table-cell office:value-type="float" office:value="39.515229769999998" table:style-name="ce1">
            <text:p>39.51522977</text:p>
          </table:table-cell>
          <table:table-cell table:number-columns-repeated="16380"/>
        </table:table-row>
        <table:table-row table:style-name="ro1">
          <table:table-cell office:value-type="float" office:value="1008.989" table:style-name="ce2">
            <text:p>1.01E+03</text:p>
          </table:table-cell>
          <table:table-cell office:value-type="float" office:value="39.5062" table:style-name="ce1">
            <text:p>39.5062</text:p>
          </table:table-cell>
          <table:table-cell office:value-type="float" office:value="1008.9985380000001" table:style-name="ce1">
            <text:p>1008.998538</text:p>
          </table:table-cell>
          <table:table-cell office:value-type="float" office:value="39.503976020000003" table:style-name="ce1">
            <text:p>39.50397602</text:p>
          </table:table-cell>
          <table:table-cell table:number-columns-repeated="16380"/>
        </table:table-row>
        <table:table-row table:style-name="ro1">
          <table:table-cell office:value-type="float" office:value="1009.039" table:style-name="ce2">
            <text:p>1.01E+03</text:p>
          </table:table-cell>
          <table:table-cell office:value-type="float" office:value="39.494999999999997" table:style-name="ce1">
            <text:p>39.495</text:p>
          </table:table-cell>
          <table:table-cell office:value-type="float" office:value="1009.048538" table:style-name="ce1">
            <text:p>1009.048538</text:p>
          </table:table-cell>
          <table:table-cell office:value-type="float" office:value="39.492709499999997" table:style-name="ce1">
            <text:p>39.4927095</text:p>
          </table:table-cell>
          <table:table-cell table:number-columns-repeated="16380"/>
        </table:table-row>
        <table:table-row table:style-name="ro1">
          <table:table-cell office:value-type="float" office:value="1009.0890000000001" table:style-name="ce2">
            <text:p>1.01E+03</text:p>
          </table:table-cell>
          <table:table-cell office:value-type="float" office:value="39.483699999999999" table:style-name="ce1">
            <text:p>39.4837</text:p>
          </table:table-cell>
          <table:table-cell office:value-type="float" office:value="1009.098538" table:style-name="ce1">
            <text:p>1009.098538</text:p>
          </table:table-cell>
          <table:table-cell office:value-type="float" office:value="39.481433510000002" table:style-name="ce1">
            <text:p>39.48143351</text:p>
          </table:table-cell>
          <table:table-cell table:number-columns-repeated="16380"/>
        </table:table-row>
        <table:table-row table:style-name="ro1">
          <table:table-cell office:value-type="float" office:value="1009.139" table:style-name="ce2">
            <text:p>1.01E+03</text:p>
          </table:table-cell>
          <table:table-cell office:value-type="float" office:value="39.4724" table:style-name="ce1">
            <text:p>39.4724</text:p>
          </table:table-cell>
          <table:table-cell office:value-type="float" office:value="1009.148538" table:style-name="ce1">
            <text:p>1009.148538</text:p>
          </table:table-cell>
          <table:table-cell office:value-type="float" office:value="39.470151209999997" table:style-name="ce1">
            <text:p>39.47015121</text:p>
          </table:table-cell>
          <table:table-cell table:number-columns-repeated="16380"/>
        </table:table-row>
        <table:table-row table:style-name="ro1">
          <table:table-cell office:value-type="float" office:value="1009.189" table:style-name="ce2">
            <text:p>1.01E+03</text:p>
          </table:table-cell>
          <table:table-cell office:value-type="float" office:value="39.461100000000002" table:style-name="ce1">
            <text:p>39.4611</text:p>
          </table:table-cell>
          <table:table-cell office:value-type="float" office:value="1009.198538" table:style-name="ce1">
            <text:p>1009.198538</text:p>
          </table:table-cell>
          <table:table-cell office:value-type="float" office:value="39.458865680000002" table:style-name="ce1">
            <text:p>39.45886568</text:p>
          </table:table-cell>
          <table:table-cell table:number-columns-repeated="16380"/>
        </table:table-row>
        <table:table-row table:style-name="ro1">
          <table:table-cell office:value-type="float" office:value="1009.239" table:style-name="ce2">
            <text:p>1.01E+03</text:p>
          </table:table-cell>
          <table:table-cell office:value-type="float" office:value="39.449800000000003" table:style-name="ce1">
            <text:p>39.4498</text:p>
          </table:table-cell>
          <table:table-cell office:value-type="float" office:value="1009.2485380000001" table:style-name="ce1">
            <text:p>1009.248538</text:p>
          </table:table-cell>
          <table:table-cell office:value-type="float" office:value="39.44757989" table:style-name="ce1">
            <text:p>39.44757989</text:p>
          </table:table-cell>
          <table:table-cell table:number-columns-repeated="16380"/>
        </table:table-row>
        <table:table-row table:style-name="ro1">
          <table:table-cell office:value-type="float" office:value="1009.289" table:style-name="ce2">
            <text:p>1.01E+03</text:p>
          </table:table-cell>
          <table:table-cell office:value-type="float" office:value="39.438600000000001" table:style-name="ce1">
            <text:p>39.4386</text:p>
          </table:table-cell>
          <table:table-cell office:value-type="float" office:value="1009.298538" table:style-name="ce1">
            <text:p>1009.298538</text:p>
          </table:table-cell>
          <table:table-cell office:value-type="float" office:value="39.436296740000003" table:style-name="ce1">
            <text:p>39.43629674</text:p>
          </table:table-cell>
          <table:table-cell table:number-columns-repeated="16380"/>
        </table:table-row>
        <table:table-row table:style-name="ro1">
          <table:table-cell office:value-type="float" office:value="1009.3390000000001" table:style-name="ce2">
            <text:p>1.01E+03</text:p>
          </table:table-cell>
          <table:table-cell office:value-type="float" office:value="39.427300000000002" table:style-name="ce1">
            <text:p>39.4273</text:p>
          </table:table-cell>
          <table:table-cell office:value-type="float" office:value="1009.348538" table:style-name="ce1">
            <text:p>1009.348538</text:p>
          </table:table-cell>
          <table:table-cell office:value-type="float" office:value="39.425018999999999" table:style-name="ce1">
            <text:p>39.425019</text:p>
          </table:table-cell>
          <table:table-cell table:number-columns-repeated="16380"/>
        </table:table-row>
        <table:table-row table:style-name="ro1">
          <table:table-cell office:value-type="float" office:value="1009.389" table:style-name="ce2">
            <text:p>1.01E+03</text:p>
          </table:table-cell>
          <table:table-cell office:value-type="float" office:value="39.415999999999997" table:style-name="ce1">
            <text:p>39.416</text:p>
          </table:table-cell>
          <table:table-cell office:value-type="float" office:value="1009.398538" table:style-name="ce1">
            <text:p>1009.398538</text:p>
          </table:table-cell>
          <table:table-cell office:value-type="float" office:value="39.413749379999999" table:style-name="ce1">
            <text:p>39.41374938</text:p>
          </table:table-cell>
          <table:table-cell table:number-columns-repeated="16380"/>
        </table:table-row>
        <table:table-row table:style-name="ro1">
          <table:table-cell office:value-type="float" office:value="1009.439" table:style-name="ce2">
            <text:p>1.01E+03</text:p>
          </table:table-cell>
          <table:table-cell office:value-type="float" office:value="39.404699999999998" table:style-name="ce1">
            <text:p>39.4047</text:p>
          </table:table-cell>
          <table:table-cell office:value-type="float" office:value="1009.448538" table:style-name="ce1">
            <text:p>1009.448538</text:p>
          </table:table-cell>
          <table:table-cell office:value-type="float" office:value="39.402490479999997" table:style-name="ce1">
            <text:p>39.40249048</text:p>
          </table:table-cell>
          <table:table-cell table:number-columns-repeated="16380"/>
        </table:table-row>
        <table:table-row table:style-name="ro1">
          <table:table-cell office:value-type="float" office:value="1009.489" table:style-name="ce2">
            <text:p>1.01E+03</text:p>
          </table:table-cell>
          <table:table-cell office:value-type="float" office:value="39.393500000000003" table:style-name="ce1">
            <text:p>39.3935</text:p>
          </table:table-cell>
          <table:table-cell office:value-type="float" office:value="1009.4985380000001" table:style-name="ce1">
            <text:p>1009.498538</text:p>
          </table:table-cell>
          <table:table-cell office:value-type="float" office:value="39.391244829999998" table:style-name="ce1">
            <text:p>39.39124483</text:p>
          </table:table-cell>
          <table:table-cell table:number-columns-repeated="16380"/>
        </table:table-row>
        <table:table-row table:style-name="ro1">
          <table:table-cell office:value-type="float" office:value="1009.539" table:style-name="ce2">
            <text:p>1.01E+03</text:p>
          </table:table-cell>
          <table:table-cell office:value-type="float" office:value="39.382300000000001" table:style-name="ce1">
            <text:p>39.3823</text:p>
          </table:table-cell>
          <table:table-cell office:value-type="float" office:value="1009.548538" table:style-name="ce1">
            <text:p>1009.548538</text:p>
          </table:table-cell>
          <table:table-cell office:value-type="float" office:value="39.380014869999997" table:style-name="ce1">
            <text:p>39.38001487</text:p>
          </table:table-cell>
          <table:table-cell table:number-columns-repeated="16380"/>
        </table:table-row>
        <table:table-row table:style-name="ro1">
          <table:table-cell office:value-type="float" office:value="1009.5890000000001" table:style-name="ce2">
            <text:p>1.01E+03</text:p>
          </table:table-cell>
          <table:table-cell office:value-type="float" office:value="39.371000000000002" table:style-name="ce1">
            <text:p>39.371</text:p>
          </table:table-cell>
          <table:table-cell office:value-type="float" office:value="1009.598538" table:style-name="ce1">
            <text:p>1009.598538</text:p>
          </table:table-cell>
          <table:table-cell office:value-type="float" office:value="39.368802940000002" table:style-name="ce1">
            <text:p>39.36880294</text:p>
          </table:table-cell>
          <table:table-cell table:number-columns-repeated="16380"/>
        </table:table-row>
        <table:table-row table:style-name="ro1">
          <table:table-cell office:value-type="float" office:value="1009.639" table:style-name="ce2">
            <text:p>1.01E+03</text:p>
          </table:table-cell>
          <table:table-cell office:value-type="float" office:value="39.3598" table:style-name="ce1">
            <text:p>39.3598</text:p>
          </table:table-cell>
          <table:table-cell office:value-type="float" office:value="1009.648538" table:style-name="ce1">
            <text:p>1009.648538</text:p>
          </table:table-cell>
          <table:table-cell office:value-type="float" office:value="39.357611319999997" table:style-name="ce1">
            <text:p>39.35761132</text:p>
          </table:table-cell>
          <table:table-cell table:number-columns-repeated="16380"/>
        </table:table-row>
        <table:table-row table:style-name="ro1">
          <table:table-cell office:value-type="float" office:value="1009.689" table:style-name="ce2">
            <text:p>1.01E+03</text:p>
          </table:table-cell>
          <table:table-cell office:value-type="float" office:value="39.348700000000001" table:style-name="ce1">
            <text:p>39.3487</text:p>
          </table:table-cell>
          <table:table-cell office:value-type="float" office:value="1009.698538" table:style-name="ce1">
            <text:p>1009.698538</text:p>
          </table:table-cell>
          <table:table-cell office:value-type="float" office:value="39.346442209999999" table:style-name="ce1">
            <text:p>39.34644221</text:p>
          </table:table-cell>
          <table:table-cell table:number-columns-repeated="16380"/>
        </table:table-row>
        <table:table-row table:style-name="ro1">
          <table:table-cell office:value-type="float" office:value="1009.739" table:style-name="ce2">
            <text:p>1.01E+03</text:p>
          </table:table-cell>
          <table:table-cell office:value-type="float" office:value="39.337499999999999" table:style-name="ce1">
            <text:p>39.3375</text:p>
          </table:table-cell>
          <table:table-cell office:value-type="float" office:value="1009.7485380000001" table:style-name="ce1">
            <text:p>1009.748538</text:p>
          </table:table-cell>
          <table:table-cell office:value-type="float" office:value="39.335297699999998" table:style-name="ce1">
            <text:p>39.3352977</text:p>
          </table:table-cell>
          <table:table-cell table:number-columns-repeated="16380"/>
        </table:table-row>
        <table:table-row table:style-name="ro1">
          <table:table-cell office:value-type="float" office:value="1009.789" table:style-name="ce2">
            <text:p>1.01E+03</text:p>
          </table:table-cell>
          <table:table-cell office:value-type="float" office:value="39.3264" table:style-name="ce1">
            <text:p>39.3264</text:p>
          </table:table-cell>
          <table:table-cell office:value-type="float" office:value="1009.798538" table:style-name="ce1">
            <text:p>1009.798538</text:p>
          </table:table-cell>
          <table:table-cell office:value-type="float" office:value="39.32417985" table:style-name="ce1">
            <text:p>39.32417985</text:p>
          </table:table-cell>
          <table:table-cell table:number-columns-repeated="16380"/>
        </table:table-row>
        <table:table-row table:style-name="ro1">
          <table:table-cell office:value-type="float" office:value="1009.8390000000001" table:style-name="ce2">
            <text:p>1.01E+03</text:p>
          </table:table-cell>
          <table:table-cell office:value-type="float" office:value="39.315300000000001" table:style-name="ce1">
            <text:p>39.3153</text:p>
          </table:table-cell>
          <table:table-cell office:value-type="float" office:value="1009.848538" table:style-name="ce1">
            <text:p>1009.848538</text:p>
          </table:table-cell>
          <table:table-cell office:value-type="float" office:value="39.313090619999997" table:style-name="ce1">
            <text:p>39.31309062</text:p>
          </table:table-cell>
          <table:table-cell table:number-columns-repeated="16380"/>
        </table:table-row>
        <table:table-row table:style-name="ro1">
          <table:table-cell office:value-type="float" office:value="1009.889" table:style-name="ce2">
            <text:p>1.01E+03</text:p>
          </table:table-cell>
          <table:table-cell office:value-type="float" office:value="39.304200000000002" table:style-name="ce1">
            <text:p>39.3042</text:p>
          </table:table-cell>
          <table:table-cell office:value-type="float" office:value="1009.898538" table:style-name="ce1">
            <text:p>1009.898538</text:p>
          </table:table-cell>
          <table:table-cell office:value-type="float" office:value="39.302031890000002" table:style-name="ce1">
            <text:p>39.30203189</text:p>
          </table:table-cell>
          <table:table-cell table:number-columns-repeated="16380"/>
        </table:table-row>
        <table:table-row table:style-name="ro1">
          <table:table-cell office:value-type="float" office:value="1009.939" table:style-name="ce2">
            <text:p>1.01E+03</text:p>
          </table:table-cell>
          <table:table-cell office:value-type="float" office:value="39.293199999999999" table:style-name="ce1">
            <text:p>39.2932</text:p>
          </table:table-cell>
          <table:table-cell office:value-type="float" office:value="1009.948538" table:style-name="ce1">
            <text:p>1009.948538</text:p>
          </table:table-cell>
          <table:table-cell office:value-type="float" office:value="39.291005480000003" table:style-name="ce1">
            <text:p>39.29100548</text:p>
          </table:table-cell>
          <table:table-cell table:number-columns-repeated="16380"/>
        </table:table-row>
        <table:table-row table:style-name="ro1">
          <table:table-cell office:value-type="float" office:value="1009.989" table:style-name="ce2">
            <text:p>1.01E+03</text:p>
          </table:table-cell>
          <table:table-cell office:value-type="float" office:value="39.282200000000003" table:style-name="ce1">
            <text:p>39.2822</text:p>
          </table:table-cell>
          <table:table-cell office:value-type="float" office:value="1009.9985380000001" table:style-name="ce1">
            <text:p>1009.998538</text:p>
          </table:table-cell>
          <table:table-cell office:value-type="float" office:value="39.280013140000001" table:style-name="ce1">
            <text:p>39.28001314</text:p>
          </table:table-cell>
          <table:table-cell table:number-columns-repeated="16380"/>
        </table:table-row>
        <table:table-row table:style-name="ro1">
          <table:table-cell office:value-type="float" office:value="1010.039" table:style-name="ce2">
            <text:p>1.01E+03</text:p>
          </table:table-cell>
          <table:table-cell office:value-type="float" office:value="39.2712" table:style-name="ce1">
            <text:p>39.2712</text:p>
          </table:table-cell>
          <table:table-cell office:value-type="float" office:value="1010.048538" table:style-name="ce1">
            <text:p>1010.048538</text:p>
          </table:table-cell>
          <table:table-cell office:value-type="float" office:value="39.269056540000001" table:style-name="ce1">
            <text:p>39.26905654</text:p>
          </table:table-cell>
          <table:table-cell table:number-columns-repeated="16380"/>
        </table:table-row>
        <table:table-row table:style-name="ro1">
          <table:table-cell office:value-type="float" office:value="1010.0890000000001" table:style-name="ce2">
            <text:p>1.01E+03</text:p>
          </table:table-cell>
          <table:table-cell office:value-type="float" office:value="39.260300000000001" table:style-name="ce1">
            <text:p>39.2603</text:p>
          </table:table-cell>
          <table:table-cell office:value-type="float" office:value="1010.098538" table:style-name="ce1">
            <text:p>1010.098538</text:p>
          </table:table-cell>
          <table:table-cell office:value-type="float" office:value="39.258137310000002" table:style-name="ce1">
            <text:p>39.25813731</text:p>
          </table:table-cell>
          <table:table-cell table:number-columns-repeated="16380"/>
        </table:table-row>
        <table:table-row table:style-name="ro1">
          <table:table-cell office:value-type="float" office:value="1010.139" table:style-name="ce2">
            <text:p>1.01E+03</text:p>
          </table:table-cell>
          <table:table-cell office:value-type="float" office:value="39.249400000000001" table:style-name="ce1">
            <text:p>39.2494</text:p>
          </table:table-cell>
          <table:table-cell office:value-type="float" office:value="1010.148538" table:style-name="ce1">
            <text:p>1010.148538</text:p>
          </table:table-cell>
          <table:table-cell office:value-type="float" office:value="39.247256989999997" table:style-name="ce1">
            <text:p>39.24725699</text:p>
          </table:table-cell>
          <table:table-cell table:number-columns-repeated="16380"/>
        </table:table-row>
        <table:table-row table:style-name="ro1">
          <table:table-cell office:value-type="float" office:value="1010.189" table:style-name="ce2">
            <text:p>1.01E+03</text:p>
          </table:table-cell>
          <table:table-cell office:value-type="float" office:value="39.238599999999998" table:style-name="ce1">
            <text:p>39.2386</text:p>
          </table:table-cell>
          <table:table-cell office:value-type="float" office:value="1010.198538" table:style-name="ce1">
            <text:p>1010.198538</text:p>
          </table:table-cell>
          <table:table-cell office:value-type="float" office:value="39.236417060000001" table:style-name="ce1">
            <text:p>39.23641706</text:p>
          </table:table-cell>
          <table:table-cell table:number-columns-repeated="16380"/>
        </table:table-row>
        <table:table-row table:style-name="ro1">
          <table:table-cell office:value-type="float" office:value="1010.239" table:style-name="ce2">
            <text:p>1.01E+03</text:p>
          </table:table-cell>
          <table:table-cell office:value-type="float" office:value="39.227800000000002" table:style-name="ce1">
            <text:p>39.2278</text:p>
          </table:table-cell>
          <table:table-cell office:value-type="float" office:value="1010.2485380000001" table:style-name="ce1">
            <text:p>1010.248538</text:p>
          </table:table-cell>
          <table:table-cell office:value-type="float" office:value="39.225618949999998" table:style-name="ce1">
            <text:p>39.22561895</text:p>
          </table:table-cell>
          <table:table-cell table:number-columns-repeated="16380"/>
        </table:table-row>
        <table:table-row table:style-name="ro1">
          <table:table-cell office:value-type="float" office:value="1010.289" table:style-name="ce2">
            <text:p>1.01E+03</text:p>
          </table:table-cell>
          <table:table-cell office:value-type="float" office:value="39.216999999999999" table:style-name="ce1">
            <text:p>39.217</text:p>
          </table:table-cell>
          <table:table-cell office:value-type="float" office:value="1010.298538" table:style-name="ce1">
            <text:p>1010.298538</text:p>
          </table:table-cell>
          <table:table-cell office:value-type="float" office:value="39.214863999999999" table:style-name="ce1">
            <text:p>39.214864</text:p>
          </table:table-cell>
          <table:table-cell table:number-columns-repeated="16380"/>
        </table:table-row>
        <table:table-row table:style-name="ro1">
          <table:table-cell office:value-type="float" office:value="1010.3390000000001" table:style-name="ce2">
            <text:p>1.01E+03</text:p>
          </table:table-cell>
          <table:table-cell office:value-type="float" office:value="39.206299999999999" table:style-name="ce1">
            <text:p>39.2063</text:p>
          </table:table-cell>
          <table:table-cell office:value-type="float" office:value="1010.348538" table:style-name="ce1">
            <text:p>1010.348538</text:p>
          </table:table-cell>
          <table:table-cell office:value-type="float" office:value="39.204153529999999" table:style-name="ce1">
            <text:p>39.20415353</text:p>
          </table:table-cell>
          <table:table-cell table:number-columns-repeated="16380"/>
        </table:table-row>
        <table:table-row table:style-name="ro1">
          <table:table-cell office:value-type="float" office:value="1010.389" table:style-name="ce2">
            <text:p>1.01E+03</text:p>
          </table:table-cell>
          <table:table-cell office:value-type="float" office:value="39.195599999999999" table:style-name="ce1">
            <text:p>39.1956</text:p>
          </table:table-cell>
          <table:table-cell office:value-type="float" office:value="1010.398538" table:style-name="ce1">
            <text:p>1010.398538</text:p>
          </table:table-cell>
          <table:table-cell office:value-type="float" office:value="39.193488770000002" table:style-name="ce1">
            <text:p>39.19348877</text:p>
          </table:table-cell>
          <table:table-cell table:number-columns-repeated="16380"/>
        </table:table-row>
        <table:table-row table:style-name="ro1">
          <table:table-cell office:value-type="float" office:value="1010.439" table:style-name="ce2">
            <text:p>1.01E+03</text:p>
          </table:table-cell>
          <table:table-cell office:value-type="float" office:value="39.185000000000002" table:style-name="ce1">
            <text:p>39.185</text:p>
          </table:table-cell>
          <table:table-cell office:value-type="float" office:value="1010.448538" table:style-name="ce1">
            <text:p>1010.448538</text:p>
          </table:table-cell>
          <table:table-cell office:value-type="float" office:value="39.182870919999999" table:style-name="ce1">
            <text:p>39.18287092</text:p>
          </table:table-cell>
          <table:table-cell table:number-columns-repeated="16380"/>
        </table:table-row>
        <table:table-row table:style-name="ro1">
          <table:table-cell office:value-type="float" office:value="1010.489" table:style-name="ce2">
            <text:p>1.01E+03</text:p>
          </table:table-cell>
          <table:table-cell office:value-type="float" office:value="39.174399999999999" table:style-name="ce1">
            <text:p>39.1744</text:p>
          </table:table-cell>
          <table:table-cell office:value-type="float" office:value="1010.4985380000001" table:style-name="ce1">
            <text:p>1010.498538</text:p>
          </table:table-cell>
          <table:table-cell office:value-type="float" office:value="39.172301089999998" table:style-name="ce1">
            <text:p>39.17230109</text:p>
          </table:table-cell>
          <table:table-cell table:number-columns-repeated="16380"/>
        </table:table-row>
        <table:table-row table:style-name="ro1">
          <table:table-cell office:value-type="float" office:value="1010.539" table:style-name="ce2">
            <text:p>1.01E+03</text:p>
          </table:table-cell>
          <table:table-cell office:value-type="float" office:value="39.163899999999998" table:style-name="ce1">
            <text:p>39.1639</text:p>
          </table:table-cell>
          <table:table-cell office:value-type="float" office:value="1010.548538" table:style-name="ce1">
            <text:p>1010.548538</text:p>
          </table:table-cell>
          <table:table-cell office:value-type="float" office:value="39.161780360000002" table:style-name="ce1">
            <text:p>39.16178036</text:p>
          </table:table-cell>
          <table:table-cell table:number-columns-repeated="16380"/>
        </table:table-row>
        <table:table-row table:style-name="ro1">
          <table:table-cell office:value-type="float" office:value="1010.5890000000001" table:style-name="ce2">
            <text:p>1.01E+03</text:p>
          </table:table-cell>
          <table:table-cell office:value-type="float" office:value="39.153399999999998" table:style-name="ce1">
            <text:p>39.1534</text:p>
          </table:table-cell>
          <table:table-cell office:value-type="float" office:value="1010.598538" table:style-name="ce1">
            <text:p>1010.598538</text:p>
          </table:table-cell>
          <table:table-cell office:value-type="float" office:value="39.151309759999997" table:style-name="ce1">
            <text:p>39.15130976</text:p>
          </table:table-cell>
          <table:table-cell table:number-columns-repeated="16380"/>
        </table:table-row>
        <table:table-row table:style-name="ro1">
          <table:table-cell office:value-type="float" office:value="1010.639" table:style-name="ce2">
            <text:p>1.01E+03</text:p>
          </table:table-cell>
          <table:table-cell office:value-type="float" office:value="39.143000000000001" table:style-name="ce1">
            <text:p>39.143</text:p>
          </table:table-cell>
          <table:table-cell office:value-type="float" office:value="1010.648538" table:style-name="ce1">
            <text:p>1010.648538</text:p>
          </table:table-cell>
          <table:table-cell office:value-type="float" office:value="39.140890259999999" table:style-name="ce1">
            <text:p>39.14089026</text:p>
          </table:table-cell>
          <table:table-cell table:number-columns-repeated="16380"/>
        </table:table-row>
        <table:table-row table:style-name="ro1">
          <table:table-cell office:value-type="float" office:value="1010.689" table:style-name="ce2">
            <text:p>1.01E+03</text:p>
          </table:table-cell>
          <table:table-cell office:value-type="float" office:value="39.132599999999996" table:style-name="ce1">
            <text:p>39.1326</text:p>
          </table:table-cell>
          <table:table-cell office:value-type="float" office:value="1010.698538" table:style-name="ce1">
            <text:p>1010.698538</text:p>
          </table:table-cell>
          <table:table-cell office:value-type="float" office:value="39.130522769999999" table:style-name="ce1">
            <text:p>39.13052277</text:p>
          </table:table-cell>
          <table:table-cell table:number-columns-repeated="16380"/>
        </table:table-row>
        <table:table-row table:style-name="ro1">
          <table:table-cell office:value-type="float" office:value="1010.739" table:style-name="ce2">
            <text:p>1.01E+03</text:p>
          </table:table-cell>
          <table:table-cell office:value-type="float" office:value="39.122300000000003" table:style-name="ce1">
            <text:p>39.1223</text:p>
          </table:table-cell>
          <table:table-cell office:value-type="float" office:value="1010.7485380000001" table:style-name="ce1">
            <text:p>1010.748538</text:p>
          </table:table-cell>
          <table:table-cell office:value-type="float" office:value="39.120208169999998" table:style-name="ce1">
            <text:p>39.12020817</text:p>
          </table:table-cell>
          <table:table-cell table:number-columns-repeated="16380"/>
        </table:table-row>
        <table:table-row table:style-name="ro1">
          <table:table-cell office:value-type="float" office:value="1010.789" table:style-name="ce2">
            <text:p>1.01E+03</text:p>
          </table:table-cell>
          <table:table-cell office:value-type="float" office:value="39.112000000000002" table:style-name="ce1">
            <text:p>39.112</text:p>
          </table:table-cell>
          <table:table-cell office:value-type="float" office:value="1010.798538" table:style-name="ce1">
            <text:p>1010.798538</text:p>
          </table:table-cell>
          <table:table-cell office:value-type="float" office:value="39.10994728" table:style-name="ce1">
            <text:p>39.10994728</text:p>
          </table:table-cell>
          <table:table-cell table:number-columns-repeated="16380"/>
        </table:table-row>
        <table:table-row table:style-name="ro1">
          <table:table-cell office:value-type="float" office:value="1010.8390000000001" table:style-name="ce2">
            <text:p>1.01E+03</text:p>
          </table:table-cell>
          <table:table-cell office:value-type="float" office:value="39.101799999999997" table:style-name="ce1">
            <text:p>39.1018</text:p>
          </table:table-cell>
          <table:table-cell office:value-type="float" office:value="1010.848538" table:style-name="ce1">
            <text:p>1010.848538</text:p>
          </table:table-cell>
          <table:table-cell office:value-type="float" office:value="39.099740869999998" table:style-name="ce1">
            <text:p>39.09974087</text:p>
          </table:table-cell>
          <table:table-cell table:number-columns-repeated="16380"/>
        </table:table-row>
        <table:table-row table:style-name="ro1">
          <table:table-cell office:value-type="float" office:value="1010.889" table:style-name="ce2">
            <text:p>1.01E+03</text:p>
          </table:table-cell>
          <table:table-cell office:value-type="float" office:value="39.0916" table:style-name="ce1">
            <text:p>39.0916</text:p>
          </table:table-cell>
          <table:table-cell office:value-type="float" office:value="1010.898538" table:style-name="ce1">
            <text:p>1010.898538</text:p>
          </table:table-cell>
          <table:table-cell office:value-type="float" office:value="39.089589680000003" table:style-name="ce1">
            <text:p>39.08958968</text:p>
          </table:table-cell>
          <table:table-cell table:number-columns-repeated="16380"/>
        </table:table-row>
        <table:table-row table:style-name="ro1">
          <table:table-cell office:value-type="float" office:value="1010.939" table:style-name="ce2">
            <text:p>1.01E+03</text:p>
          </table:table-cell>
          <table:table-cell office:value-type="float" office:value="39.081499999999998" table:style-name="ce1">
            <text:p>39.0815</text:p>
          </table:table-cell>
          <table:table-cell office:value-type="float" office:value="1010.948538" table:style-name="ce1">
            <text:p>1010.948538</text:p>
          </table:table-cell>
          <table:table-cell office:value-type="float" office:value="39.079494390000001" table:style-name="ce1">
            <text:p>39.07949439</text:p>
          </table:table-cell>
          <table:table-cell table:number-columns-repeated="16380"/>
        </table:table-row>
        <table:table-row table:style-name="ro1">
          <table:table-cell office:value-type="float" office:value="1010.989" table:style-name="ce2">
            <text:p>1.01E+03</text:p>
          </table:table-cell>
          <table:table-cell office:value-type="float" office:value="39.0715" table:style-name="ce1">
            <text:p>39.0715</text:p>
          </table:table-cell>
          <table:table-cell office:value-type="float" office:value="1010.9985380000001" table:style-name="ce1">
            <text:p>1010.998538</text:p>
          </table:table-cell>
          <table:table-cell office:value-type="float" office:value="39.069455650000002" table:style-name="ce1">
            <text:p>39.06945565</text:p>
          </table:table-cell>
          <table:table-cell table:number-columns-repeated="16380"/>
        </table:table-row>
        <table:table-row table:style-name="ro1">
          <table:table-cell office:value-type="float" office:value="1011.039" table:style-name="ce2">
            <text:p>1.01E+03</text:p>
          </table:table-cell>
          <table:table-cell office:value-type="float" office:value="39.061500000000002" table:style-name="ce1">
            <text:p>39.0615</text:p>
          </table:table-cell>
          <table:table-cell office:value-type="float" office:value="1011.048538" table:style-name="ce1">
            <text:p>1011.048538</text:p>
          </table:table-cell>
          <table:table-cell office:value-type="float" office:value="39.059474049999999" table:style-name="ce1">
            <text:p>39.05947405</text:p>
          </table:table-cell>
          <table:table-cell table:number-columns-repeated="16380"/>
        </table:table-row>
        <table:table-row table:style-name="ro1">
          <table:table-cell office:value-type="float" office:value="1011.0890000000001" table:style-name="ce2">
            <text:p>1.01E+03</text:p>
          </table:table-cell>
          <table:table-cell office:value-type="float" office:value="39.051499999999997" table:style-name="ce1">
            <text:p>39.0515</text:p>
          </table:table-cell>
          <table:table-cell office:value-type="float" office:value="1011.098538" table:style-name="ce1">
            <text:p>1011.098538</text:p>
          </table:table-cell>
          <table:table-cell office:value-type="float" office:value="39.049550150000002" table:style-name="ce1">
            <text:p>39.04955015</text:p>
          </table:table-cell>
          <table:table-cell table:number-columns-repeated="16380"/>
        </table:table-row>
        <table:table-row table:style-name="ro1">
          <table:table-cell office:value-type="float" office:value="1011.139" table:style-name="ce2">
            <text:p>1.01E+03</text:p>
          </table:table-cell>
          <table:table-cell office:value-type="float" office:value="39.041699999999999" table:style-name="ce1">
            <text:p>39.0417</text:p>
          </table:table-cell>
          <table:table-cell office:value-type="float" office:value="1011.148538" table:style-name="ce1">
            <text:p>1011.148538</text:p>
          </table:table-cell>
          <table:table-cell office:value-type="float" office:value="39.039684469999997" table:style-name="ce1">
            <text:p>39.03968447</text:p>
          </table:table-cell>
          <table:table-cell table:number-columns-repeated="16380"/>
        </table:table-row>
        <table:table-row table:style-name="ro1">
          <table:table-cell office:value-type="float" office:value="1011.189" table:style-name="ce2">
            <text:p>1.01E+03</text:p>
          </table:table-cell>
          <table:table-cell office:value-type="float" office:value="39.031799999999997" table:style-name="ce1">
            <text:p>39.0318</text:p>
          </table:table-cell>
          <table:table-cell office:value-type="float" office:value="1011.198538" table:style-name="ce1">
            <text:p>1011.198538</text:p>
          </table:table-cell>
          <table:table-cell office:value-type="float" office:value="39.029877489999997" table:style-name="ce1">
            <text:p>39.02987749</text:p>
          </table:table-cell>
          <table:table-cell table:number-columns-repeated="16380"/>
        </table:table-row>
        <table:table-row table:style-name="ro1">
          <table:table-cell office:value-type="float" office:value="1011.239" table:style-name="ce2">
            <text:p>1.01E+03</text:p>
          </table:table-cell>
          <table:table-cell office:value-type="float" office:value="39.022100000000002" table:style-name="ce1">
            <text:p>39.0221</text:p>
          </table:table-cell>
          <table:table-cell office:value-type="float" office:value="1011.2485380000001" table:style-name="ce1">
            <text:p>1011.248538</text:p>
          </table:table-cell>
          <table:table-cell office:value-type="float" office:value="39.020129660000002" table:style-name="ce1">
            <text:p>39.02012966</text:p>
          </table:table-cell>
          <table:table-cell table:number-columns-repeated="16380"/>
        </table:table-row>
        <table:table-row table:style-name="ro1">
          <table:table-cell office:value-type="float" office:value="1011.289" table:style-name="ce2">
            <text:p>1.01E+03</text:p>
          </table:table-cell>
          <table:table-cell office:value-type="float" office:value="39.0124" table:style-name="ce1">
            <text:p>39.0124</text:p>
          </table:table-cell>
          <table:table-cell office:value-type="float" office:value="1011.298538" table:style-name="ce1">
            <text:p>1011.298538</text:p>
          </table:table-cell>
          <table:table-cell office:value-type="float" office:value="39.010441370000002" table:style-name="ce1">
            <text:p>39.01044137</text:p>
          </table:table-cell>
          <table:table-cell table:number-columns-repeated="16380"/>
        </table:table-row>
        <table:table-row table:style-name="ro1">
          <table:table-cell office:value-type="float" office:value="1011.3390000000001" table:style-name="ce2">
            <text:p>1.01E+03</text:p>
          </table:table-cell>
          <table:table-cell office:value-type="float" office:value="39.002699999999997" table:style-name="ce1">
            <text:p>39.0027</text:p>
          </table:table-cell>
          <table:table-cell office:value-type="float" office:value="1011.348538" table:style-name="ce1">
            <text:p>1011.348538</text:p>
          </table:table-cell>
          <table:table-cell office:value-type="float" office:value="39.000813000000001" table:style-name="ce1">
            <text:p>39.000813</text:p>
          </table:table-cell>
          <table:table-cell table:number-columns-repeated="16380"/>
        </table:table-row>
        <table:table-row table:style-name="ro1">
          <table:table-cell office:value-type="float" office:value="1011.389" table:style-name="ce2">
            <text:p>1.01E+03</text:p>
          </table:table-cell>
          <table:table-cell office:value-type="float" office:value="38.993200000000002" table:style-name="ce1">
            <text:p>38.9932</text:p>
          </table:table-cell>
          <table:table-cell office:value-type="float" office:value="1011.398538" table:style-name="ce1">
            <text:p>1011.398538</text:p>
          </table:table-cell>
          <table:table-cell office:value-type="float" office:value="38.991244889999997" table:style-name="ce1">
            <text:p>38.99124489</text:p>
          </table:table-cell>
          <table:table-cell table:number-columns-repeated="16380"/>
        </table:table-row>
        <table:table-row table:style-name="ro1">
          <table:table-cell office:value-type="float" office:value="1011.439" table:style-name="ce2">
            <text:p>1.01E+03</text:p>
          </table:table-cell>
          <table:table-cell office:value-type="float" office:value="38.983600000000003" table:style-name="ce1">
            <text:p>38.9836</text:p>
          </table:table-cell>
          <table:table-cell office:value-type="float" office:value="1011.448538" table:style-name="ce1">
            <text:p>1011.448538</text:p>
          </table:table-cell>
          <table:table-cell office:value-type="float" office:value="38.981737320000001" table:style-name="ce1">
            <text:p>38.98173732</text:p>
          </table:table-cell>
          <table:table-cell table:number-columns-repeated="16380"/>
        </table:table-row>
        <table:table-row table:style-name="ro1">
          <table:table-cell office:value-type="float" office:value="1011.489" table:style-name="ce2">
            <text:p>1.01E+03</text:p>
          </table:table-cell>
          <table:table-cell office:value-type="float" office:value="38.974200000000003" table:style-name="ce1">
            <text:p>38.9742</text:p>
          </table:table-cell>
          <table:table-cell office:value-type="float" office:value="1011.4985380000001" table:style-name="ce1">
            <text:p>1011.498538</text:p>
          </table:table-cell>
          <table:table-cell office:value-type="float" office:value="38.972290579999999" table:style-name="ce1">
            <text:p>38.97229058</text:p>
          </table:table-cell>
          <table:table-cell table:number-columns-repeated="16380"/>
        </table:table-row>
        <table:table-row table:style-name="ro1">
          <table:table-cell office:value-type="float" office:value="1011.539" table:style-name="ce2">
            <text:p>1.01E+03</text:p>
          </table:table-cell>
          <table:table-cell office:value-type="float" office:value="38.964799999999997" table:style-name="ce1">
            <text:p>38.9648</text:p>
          </table:table-cell>
          <table:table-cell office:value-type="float" office:value="1011.548538" table:style-name="ce1">
            <text:p>1011.548538</text:p>
          </table:table-cell>
          <table:table-cell office:value-type="float" office:value="38.962904889999997" table:style-name="ce1">
            <text:p>38.96290489</text:p>
          </table:table-cell>
          <table:table-cell table:number-columns-repeated="16380"/>
        </table:table-row>
        <table:table-row table:style-name="ro1">
          <table:table-cell office:value-type="float" office:value="1011.5890000000001" table:style-name="ce2">
            <text:p>1.01E+03</text:p>
          </table:table-cell>
          <table:table-cell office:value-type="float" office:value="38.955399999999997" table:style-name="ce1">
            <text:p>38.9554</text:p>
          </table:table-cell>
          <table:table-cell office:value-type="float" office:value="1011.598538" table:style-name="ce1">
            <text:p>1011.598538</text:p>
          </table:table-cell>
          <table:table-cell office:value-type="float" office:value="38.953580459999998" table:style-name="ce1">
            <text:p>38.95358046</text:p>
          </table:table-cell>
          <table:table-cell table:number-columns-repeated="16380"/>
        </table:table-row>
        <table:table-row table:style-name="ro1">
          <table:table-cell office:value-type="float" office:value="1011.639" table:style-name="ce2">
            <text:p>1.01E+03</text:p>
          </table:table-cell>
          <table:table-cell office:value-type="float" office:value="38.946199999999997" table:style-name="ce1">
            <text:p>38.9462</text:p>
          </table:table-cell>
          <table:table-cell office:value-type="float" office:value="1011.648538" table:style-name="ce1">
            <text:p>1011.648538</text:p>
          </table:table-cell>
          <table:table-cell office:value-type="float" office:value="38.944317460000001" table:style-name="ce1">
            <text:p>38.94431746</text:p>
          </table:table-cell>
          <table:table-cell table:number-columns-repeated="16380"/>
        </table:table-row>
        <table:table-row table:style-name="ro1">
          <table:table-cell office:value-type="float" office:value="1011.689" table:style-name="ce2">
            <text:p>1.01E+03</text:p>
          </table:table-cell>
          <table:table-cell office:value-type="float" office:value="38.936999999999998" table:style-name="ce1">
            <text:p>38.937</text:p>
          </table:table-cell>
          <table:table-cell office:value-type="float" office:value="1011.698538" table:style-name="ce1">
            <text:p>1011.698538</text:p>
          </table:table-cell>
          <table:table-cell office:value-type="float" office:value="38.935116039999997" table:style-name="ce1">
            <text:p>38.93511604</text:p>
          </table:table-cell>
          <table:table-cell table:number-columns-repeated="16380"/>
        </table:table-row>
        <table:table-row table:style-name="ro1">
          <table:table-cell office:value-type="float" office:value="1011.739" table:style-name="ce2">
            <text:p>1.01E+03</text:p>
          </table:table-cell>
          <table:table-cell office:value-type="float" office:value="38.927799999999998" table:style-name="ce1">
            <text:p>38.9278</text:p>
          </table:table-cell>
          <table:table-cell office:value-type="float" office:value="1011.7485380000001" table:style-name="ce1">
            <text:p>1011.748538</text:p>
          </table:table-cell>
          <table:table-cell office:value-type="float" office:value="38.925976310000003" table:style-name="ce1">
            <text:p>38.92597631</text:p>
          </table:table-cell>
          <table:table-cell table:number-columns-repeated="16380"/>
        </table:table-row>
        <table:table-row table:style-name="ro1">
          <table:table-cell office:value-type="float" office:value="1011.789" table:style-name="ce2">
            <text:p>1.01E+03</text:p>
          </table:table-cell>
          <table:table-cell office:value-type="float" office:value="38.918700000000001" table:style-name="ce1">
            <text:p>38.9187</text:p>
          </table:table-cell>
          <table:table-cell office:value-type="float" office:value="1011.798538" table:style-name="ce1">
            <text:p>1011.798538</text:p>
          </table:table-cell>
          <table:table-cell office:value-type="float" office:value="38.916898369999998" table:style-name="ce1">
            <text:p>38.91689837</text:p>
          </table:table-cell>
          <table:table-cell table:number-columns-repeated="16380"/>
        </table:table-row>
        <table:table-row table:style-name="ro1">
          <table:table-cell office:value-type="float" office:value="1011.8390000000001" table:style-name="ce2">
            <text:p>1.01E+03</text:p>
          </table:table-cell>
          <table:table-cell office:value-type="float" office:value="38.909700000000001" table:style-name="ce1">
            <text:p>38.9097</text:p>
          </table:table-cell>
          <table:table-cell office:value-type="float" office:value="1011.848538" table:style-name="ce1">
            <text:p>1011.848538</text:p>
          </table:table-cell>
          <table:table-cell office:value-type="float" office:value="38.907882270000002" table:style-name="ce1">
            <text:p>38.90788227</text:p>
          </table:table-cell>
          <table:table-cell table:number-columns-repeated="16380"/>
        </table:table-row>
        <table:table-row table:style-name="ro1">
          <table:table-cell office:value-type="float" office:value="1011.889" table:style-name="ce2">
            <text:p>1.01E+03</text:p>
          </table:table-cell>
          <table:table-cell office:value-type="float" office:value="38.900700000000001" table:style-name="ce1">
            <text:p>38.9007</text:p>
          </table:table-cell>
          <table:table-cell office:value-type="float" office:value="1011.898538" table:style-name="ce1">
            <text:p>1011.898538</text:p>
          </table:table-cell>
          <table:table-cell office:value-type="float" office:value="38.898928050000002" table:style-name="ce1">
            <text:p>38.89892805</text:p>
          </table:table-cell>
          <table:table-cell table:number-columns-repeated="16380"/>
        </table:table-row>
        <table:table-row table:style-name="ro1">
          <table:table-cell office:value-type="float" office:value="1011.939" table:style-name="ce2">
            <text:p>1.01E+03</text:p>
          </table:table-cell>
          <table:table-cell office:value-type="float" office:value="38.891800000000003" table:style-name="ce1">
            <text:p>38.8918</text:p>
          </table:table-cell>
          <table:table-cell office:value-type="float" office:value="1011.948538" table:style-name="ce1">
            <text:p>1011.948538</text:p>
          </table:table-cell>
          <table:table-cell office:value-type="float" office:value="38.89003572" table:style-name="ce1">
            <text:p>38.89003572</text:p>
          </table:table-cell>
          <table:table-cell table:number-columns-repeated="16380"/>
        </table:table-row>
        <table:table-row table:style-name="ro1">
          <table:table-cell office:value-type="float" office:value="1011.989" table:style-name="ce2">
            <text:p>1.01E+03</text:p>
          </table:table-cell>
          <table:table-cell office:value-type="float" office:value="38.883000000000003" table:style-name="ce1">
            <text:p>38.883</text:p>
          </table:table-cell>
          <table:table-cell office:value-type="float" office:value="1011.9985380000001" table:style-name="ce1">
            <text:p>1011.998538</text:p>
          </table:table-cell>
          <table:table-cell office:value-type="float" office:value="38.881205270000002" table:style-name="ce1">
            <text:p>38.88120527</text:p>
          </table:table-cell>
          <table:table-cell table:number-columns-repeated="16380"/>
        </table:table-row>
        <table:table-row table:style-name="ro1">
          <table:table-cell office:value-type="float" office:value="1012.039" table:style-name="ce2">
            <text:p>1.01E+03</text:p>
          </table:table-cell>
          <table:table-cell office:value-type="float" office:value="38.874200000000002" table:style-name="ce1">
            <text:p>38.8742</text:p>
          </table:table-cell>
          <table:table-cell office:value-type="float" office:value="1012.048538" table:style-name="ce1">
            <text:p>1012.048538</text:p>
          </table:table-cell>
          <table:table-cell office:value-type="float" office:value="38.872436659999998" table:style-name="ce1">
            <text:p>38.87243666</text:p>
          </table:table-cell>
          <table:table-cell table:number-columns-repeated="16380"/>
        </table:table-row>
        <table:table-row table:style-name="ro1">
          <table:table-cell office:value-type="float" office:value="1012.0890000000001" table:style-name="ce2">
            <text:p>1.01E+03</text:p>
          </table:table-cell>
          <table:table-cell office:value-type="float" office:value="38.865499999999997" table:style-name="ce1">
            <text:p>38.8655</text:p>
          </table:table-cell>
          <table:table-cell office:value-type="float" office:value="1012.098538" table:style-name="ce1">
            <text:p>1012.098538</text:p>
          </table:table-cell>
          <table:table-cell office:value-type="float" office:value="38.863729839999998" table:style-name="ce1">
            <text:p>38.86372984</text:p>
          </table:table-cell>
          <table:table-cell table:number-columns-repeated="16380"/>
        </table:table-row>
        <table:table-row table:style-name="ro1">
          <table:table-cell office:value-type="float" office:value="1012.139" table:style-name="ce2">
            <text:p>1.01E+03</text:p>
          </table:table-cell>
          <table:table-cell office:value-type="float" office:value="38.8568" table:style-name="ce1">
            <text:p>38.8568</text:p>
          </table:table-cell>
          <table:table-cell office:value-type="float" office:value="1012.148538" table:style-name="ce1">
            <text:p>1012.148538</text:p>
          </table:table-cell>
          <table:table-cell office:value-type="float" office:value="38.85508471" table:style-name="ce1">
            <text:p>38.85508471</text:p>
          </table:table-cell>
          <table:table-cell table:number-columns-repeated="16380"/>
        </table:table-row>
        <table:table-row table:style-name="ro1">
          <table:table-cell office:value-type="float" office:value="1012.189" table:style-name="ce2">
            <text:p>1.01E+03</text:p>
          </table:table-cell>
          <table:table-cell office:value-type="float" office:value="38.848199999999999" table:style-name="ce1">
            <text:p>38.8482</text:p>
          </table:table-cell>
          <table:table-cell office:value-type="float" office:value="1012.198538" table:style-name="ce1">
            <text:p>1012.198538</text:p>
          </table:table-cell>
          <table:table-cell office:value-type="float" office:value="38.846501179999997" table:style-name="ce1">
            <text:p>38.84650118</text:p>
          </table:table-cell>
          <table:table-cell table:number-columns-repeated="16380"/>
        </table:table-row>
        <table:table-row table:style-name="ro1">
          <table:table-cell office:value-type="float" office:value="1012.239" table:style-name="ce2">
            <text:p>1.01E+03</text:p>
          </table:table-cell>
          <table:table-cell office:value-type="float" office:value="38.839700000000001" table:style-name="ce1">
            <text:p>38.8397</text:p>
          </table:table-cell>
          <table:table-cell office:value-type="float" office:value="1012.2485380000001" table:style-name="ce1">
            <text:p>1012.248538</text:p>
          </table:table-cell>
          <table:table-cell office:value-type="float" office:value="38.83797912" table:style-name="ce1">
            <text:p>38.83797912</text:p>
          </table:table-cell>
          <table:table-cell table:number-columns-repeated="16380"/>
        </table:table-row>
        <table:table-row table:style-name="ro1">
          <table:table-cell office:value-type="float" office:value="1012.289" table:style-name="ce2">
            <text:p>1.01E+03</text:p>
          </table:table-cell>
          <table:table-cell office:value-type="float" office:value="38.831200000000003" table:style-name="ce1">
            <text:p>38.8312</text:p>
          </table:table-cell>
          <table:table-cell office:value-type="float" office:value="1012.298538" table:style-name="ce1">
            <text:p>1012.298538</text:p>
          </table:table-cell>
          <table:table-cell office:value-type="float" office:value="38.829518389999997" table:style-name="ce1">
            <text:p>38.82951839</text:p>
          </table:table-cell>
          <table:table-cell table:number-columns-repeated="16380"/>
        </table:table-row>
        <table:table-row table:style-name="ro1">
          <table:table-cell office:value-type="float" office:value="1012.3390000000001" table:style-name="ce2">
            <text:p>1.01E+03</text:p>
          </table:table-cell>
          <table:table-cell office:value-type="float" office:value="38.822800000000001" table:style-name="ce1">
            <text:p>38.8228</text:p>
          </table:table-cell>
          <table:table-cell office:value-type="float" office:value="1012.348538" table:style-name="ce1">
            <text:p>1012.348538</text:p>
          </table:table-cell>
          <table:table-cell office:value-type="float" office:value="38.821118830000003" table:style-name="ce1">
            <text:p>38.82111883</text:p>
          </table:table-cell>
          <table:table-cell table:number-columns-repeated="16380"/>
        </table:table-row>
        <table:table-row table:style-name="ro1">
          <table:table-cell office:value-type="float" office:value="1012.389" table:style-name="ce2">
            <text:p>1.01E+03</text:p>
          </table:table-cell>
          <table:table-cell office:value-type="float" office:value="38.814399999999999" table:style-name="ce1">
            <text:p>38.8144</text:p>
          </table:table-cell>
          <table:table-cell office:value-type="float" office:value="1012.398538" table:style-name="ce1">
            <text:p>1012.398538</text:p>
          </table:table-cell>
          <table:table-cell office:value-type="float" office:value="38.812780250000003" table:style-name="ce1">
            <text:p>38.81278025</text:p>
          </table:table-cell>
          <table:table-cell table:number-columns-repeated="16380"/>
        </table:table-row>
        <table:table-row table:style-name="ro1">
          <table:table-cell office:value-type="float" office:value="1012.439" table:style-name="ce2">
            <text:p>1.01E+03</text:p>
          </table:table-cell>
          <table:table-cell office:value-type="float" office:value="38.806199999999997" table:style-name="ce1">
            <text:p>38.8062</text:p>
          </table:table-cell>
          <table:table-cell office:value-type="float" office:value="1012.448538" table:style-name="ce1">
            <text:p>1012.448538</text:p>
          </table:table-cell>
          <table:table-cell office:value-type="float" office:value="38.804502460000002" table:style-name="ce1">
            <text:p>38.80450246</text:p>
          </table:table-cell>
          <table:table-cell table:number-columns-repeated="16380"/>
        </table:table-row>
        <table:table-row table:style-name="ro1">
          <table:table-cell office:value-type="float" office:value="1012.489" table:style-name="ce2">
            <text:p>1.01E+03</text:p>
          </table:table-cell>
          <table:table-cell office:value-type="float" office:value="38.797899999999998" table:style-name="ce1">
            <text:p>38.7979</text:p>
          </table:table-cell>
          <table:table-cell office:value-type="float" office:value="1012.4985380000001" table:style-name="ce1">
            <text:p>1012.498538</text:p>
          </table:table-cell>
          <table:table-cell office:value-type="float" office:value="38.796285240000003" table:style-name="ce1">
            <text:p>38.79628524</text:p>
          </table:table-cell>
          <table:table-cell table:number-columns-repeated="16380"/>
        </table:table-row>
        <table:table-row table:style-name="ro1">
          <table:table-cell office:value-type="float" office:value="1012.539" table:style-name="ce2">
            <text:p>1.01E+03</text:p>
          </table:table-cell>
          <table:table-cell office:value-type="float" office:value="38.7898" table:style-name="ce1">
            <text:p>38.7898</text:p>
          </table:table-cell>
          <table:table-cell office:value-type="float" office:value="1012.548538" table:style-name="ce1">
            <text:p>1012.548538</text:p>
          </table:table-cell>
          <table:table-cell office:value-type="float" office:value="38.788128350000001" table:style-name="ce1">
            <text:p>38.78812835</text:p>
          </table:table-cell>
          <table:table-cell table:number-columns-repeated="16380"/>
        </table:table-row>
        <table:table-row table:style-name="ro1">
          <table:table-cell office:value-type="float" office:value="1012.5890000000001" table:style-name="ce2">
            <text:p>1.01E+03</text:p>
          </table:table-cell>
          <table:table-cell office:value-type="float" office:value="38.781599999999997" table:style-name="ce1">
            <text:p>38.7816</text:p>
          </table:table-cell>
          <table:table-cell office:value-type="float" office:value="1012.598538" table:style-name="ce1">
            <text:p>1012.598538</text:p>
          </table:table-cell>
          <table:table-cell office:value-type="float" office:value="38.780031559999998" table:style-name="ce1">
            <text:p>38.78003156</text:p>
          </table:table-cell>
          <table:table-cell table:number-columns-repeated="16380"/>
        </table:table-row>
        <table:table-row table:style-name="ro1">
          <table:table-cell office:value-type="float" office:value="1012.639" table:style-name="ce2">
            <text:p>1.01E+03</text:p>
          </table:table-cell>
          <table:table-cell office:value-type="float" office:value="38.773600000000002" table:style-name="ce1">
            <text:p>38.7736</text:p>
          </table:table-cell>
          <table:table-cell office:value-type="float" office:value="1012.648538" table:style-name="ce1">
            <text:p>1012.648538</text:p>
          </table:table-cell>
          <table:table-cell office:value-type="float" office:value="38.771994579999998" table:style-name="ce1">
            <text:p>38.77199458</text:p>
          </table:table-cell>
          <table:table-cell table:number-columns-repeated="16380"/>
        </table:table-row>
        <table:table-row table:style-name="ro1">
          <table:table-cell office:value-type="float" office:value="1012.689" table:style-name="ce2">
            <text:p>1.01E+03</text:p>
          </table:table-cell>
          <table:table-cell office:value-type="float" office:value="38.765599999999999" table:style-name="ce1">
            <text:p>38.7656</text:p>
          </table:table-cell>
          <table:table-cell office:value-type="float" office:value="1012.698538" table:style-name="ce1">
            <text:p>1012.698538</text:p>
          </table:table-cell>
          <table:table-cell office:value-type="float" office:value="38.764017150000001" table:style-name="ce1">
            <text:p>38.76401715</text:p>
          </table:table-cell>
          <table:table-cell table:number-columns-repeated="16380"/>
        </table:table-row>
        <table:table-row table:style-name="ro1">
          <table:table-cell office:value-type="float" office:value="1012.739" table:style-name="ce2">
            <text:p>1.01E+03</text:p>
          </table:table-cell>
          <table:table-cell office:value-type="float" office:value="38.7577" table:style-name="ce1">
            <text:p>38.7577</text:p>
          </table:table-cell>
          <table:table-cell office:value-type="float" office:value="1012.7485380000001" table:style-name="ce1">
            <text:p>1012.748538</text:p>
          </table:table-cell>
          <table:table-cell office:value-type="float" office:value="38.756098969999996" table:style-name="ce1">
            <text:p>38.75609897</text:p>
          </table:table-cell>
          <table:table-cell table:number-columns-repeated="16380"/>
        </table:table-row>
        <table:table-row table:style-name="ro1">
          <table:table-cell office:value-type="float" office:value="1012.789" table:style-name="ce2">
            <text:p>1.01E+03</text:p>
          </table:table-cell>
          <table:table-cell office:value-type="float" office:value="38.7498" table:style-name="ce1">
            <text:p>38.7498</text:p>
          </table:table-cell>
          <table:table-cell office:value-type="float" office:value="1012.798538" table:style-name="ce1">
            <text:p>1012.798538</text:p>
          </table:table-cell>
          <table:table-cell office:value-type="float" office:value="38.748239740000002" table:style-name="ce1">
            <text:p>38.74823974</text:p>
          </table:table-cell>
          <table:table-cell table:number-columns-repeated="16380"/>
        </table:table-row>
        <table:table-row table:style-name="ro1">
          <table:table-cell office:value-type="float" office:value="1012.8390000000001" table:style-name="ce2">
            <text:p>1.01E+03</text:p>
          </table:table-cell>
          <table:table-cell office:value-type="float" office:value="38.741999999999997" table:style-name="ce1">
            <text:p>38.742</text:p>
          </table:table-cell>
          <table:table-cell office:value-type="float" office:value="1012.848538" table:style-name="ce1">
            <text:p>1012.848538</text:p>
          </table:table-cell>
          <table:table-cell office:value-type="float" office:value="38.740439129999999" table:style-name="ce1">
            <text:p>38.74043913</text:p>
          </table:table-cell>
          <table:table-cell table:number-columns-repeated="16380"/>
        </table:table-row>
        <table:table-row table:style-name="ro1">
          <table:table-cell office:value-type="float" office:value="1012.889" table:style-name="ce2">
            <text:p>1.01E+03</text:p>
          </table:table-cell>
          <table:table-cell office:value-type="float" office:value="38.734200000000001" table:style-name="ce1">
            <text:p>38.7342</text:p>
          </table:table-cell>
          <table:table-cell office:value-type="float" office:value="1012.898538" table:style-name="ce1">
            <text:p>1012.898538</text:p>
          </table:table-cell>
          <table:table-cell office:value-type="float" office:value="38.73269681" table:style-name="ce1">
            <text:p>38.73269681</text:p>
          </table:table-cell>
          <table:table-cell table:number-columns-repeated="16380"/>
        </table:table-row>
        <table:table-row table:style-name="ro1">
          <table:table-cell office:value-type="float" office:value="1012.939" table:style-name="ce2">
            <text:p>1.01E+03</text:p>
          </table:table-cell>
          <table:table-cell office:value-type="float" office:value="38.726500000000001" table:style-name="ce1">
            <text:p>38.7265</text:p>
          </table:table-cell>
          <table:table-cell office:value-type="float" office:value="1012.948538" table:style-name="ce1">
            <text:p>1012.948538</text:p>
          </table:table-cell>
          <table:table-cell office:value-type="float" office:value="38.72501243" table:style-name="ce1">
            <text:p>38.72501243</text:p>
          </table:table-cell>
          <table:table-cell table:number-columns-repeated="16380"/>
        </table:table-row>
        <table:table-row table:style-name="ro1">
          <table:table-cell office:value-type="float" office:value="1012.989" table:style-name="ce2">
            <text:p>1.01E+03</text:p>
          </table:table-cell>
          <table:table-cell office:value-type="float" office:value="38.718899999999998" table:style-name="ce1">
            <text:p>38.7189</text:p>
          </table:table-cell>
          <table:table-cell office:value-type="float" office:value="1012.9985380000001" table:style-name="ce1">
            <text:p>1012.998538</text:p>
          </table:table-cell>
          <table:table-cell office:value-type="float" office:value="38.717385649999997" table:style-name="ce1">
            <text:p>38.71738565</text:p>
          </table:table-cell>
          <table:table-cell table:number-columns-repeated="16380"/>
        </table:table-row>
        <table:table-row table:style-name="ro1">
          <table:table-cell office:value-type="float" office:value="1013.039" table:style-name="ce2">
            <text:p>1.01E+03</text:p>
          </table:table-cell>
          <table:table-cell office:value-type="float" office:value="38.711300000000001" table:style-name="ce1">
            <text:p>38.7113</text:p>
          </table:table-cell>
          <table:table-cell office:value-type="float" office:value="1013.048538" table:style-name="ce1">
            <text:p>1013.048538</text:p>
          </table:table-cell>
          <table:table-cell office:value-type="float" office:value="38.709816080000003" table:style-name="ce1">
            <text:p>38.70981608</text:p>
          </table:table-cell>
          <table:table-cell table:number-columns-repeated="16380"/>
        </table:table-row>
        <table:table-row table:style-name="ro1">
          <table:table-cell office:value-type="float" office:value="1013.0890000000001" table:style-name="ce2">
            <text:p>1.01E+03</text:p>
          </table:table-cell>
          <table:table-cell office:value-type="float" office:value="38.703800000000001" table:style-name="ce1">
            <text:p>38.7038</text:p>
          </table:table-cell>
          <table:table-cell office:value-type="float" office:value="1013.098538" table:style-name="ce1">
            <text:p>1013.098538</text:p>
          </table:table-cell>
          <table:table-cell office:value-type="float" office:value="38.702303360000002" table:style-name="ce1">
            <text:p>38.70230336</text:p>
          </table:table-cell>
          <table:table-cell table:number-columns-repeated="16380"/>
        </table:table-row>
        <table:table-row table:style-name="ro1">
          <table:table-cell office:value-type="float" office:value="1013.139" table:style-name="ce2">
            <text:p>1.01E+03</text:p>
          </table:table-cell>
          <table:table-cell office:value-type="float" office:value="38.696300000000001" table:style-name="ce1">
            <text:p>38.6963</text:p>
          </table:table-cell>
          <table:table-cell office:value-type="float" office:value="1013.148538" table:style-name="ce1">
            <text:p>1013.148538</text:p>
          </table:table-cell>
          <table:table-cell office:value-type="float" office:value="38.694847099999997" table:style-name="ce1">
            <text:p>38.6948471</text:p>
          </table:table-cell>
          <table:table-cell table:number-columns-repeated="16380"/>
        </table:table-row>
        <table:table-row table:style-name="ro1">
          <table:table-cell office:value-type="float" office:value="1013.189" table:style-name="ce2">
            <text:p>1.01E+03</text:p>
          </table:table-cell>
          <table:table-cell office:value-type="float" office:value="38.688899999999997" table:style-name="ce1">
            <text:p>38.6889</text:p>
          </table:table-cell>
          <table:table-cell office:value-type="float" office:value="1013.198538" table:style-name="ce1">
            <text:p>1013.198538</text:p>
          </table:table-cell>
          <table:table-cell office:value-type="float" office:value="38.687446889999997" table:style-name="ce1">
            <text:p>38.68744689</text:p>
          </table:table-cell>
          <table:table-cell table:number-columns-repeated="16380"/>
        </table:table-row>
        <table:table-row table:style-name="ro1">
          <table:table-cell office:value-type="float" office:value="1013.239" table:style-name="ce2">
            <text:p>1.01E+03</text:p>
          </table:table-cell>
          <table:table-cell office:value-type="float" office:value="38.681600000000003" table:style-name="ce1">
            <text:p>38.6816</text:p>
          </table:table-cell>
          <table:table-cell office:value-type="float" office:value="1013.2485380000001" table:style-name="ce1">
            <text:p>1013.248538</text:p>
          </table:table-cell>
          <table:table-cell office:value-type="float" office:value="38.680102329999997" table:style-name="ce1">
            <text:p>38.68010233</text:p>
          </table:table-cell>
          <table:table-cell table:number-columns-repeated="16380"/>
        </table:table-row>
        <table:table-row table:style-name="ro1">
          <table:table-cell office:value-type="float" office:value="1013.289" table:style-name="ce2">
            <text:p>1.01E+03</text:p>
          </table:table-cell>
          <table:table-cell office:value-type="float" office:value="38.674300000000002" table:style-name="ce1">
            <text:p>38.6743</text:p>
          </table:table-cell>
          <table:table-cell office:value-type="float" office:value="1013.298538" table:style-name="ce1">
            <text:p>1013.298538</text:p>
          </table:table-cell>
          <table:table-cell office:value-type="float" office:value="38.672812999999998" table:style-name="ce1">
            <text:p>38.672813</text:p>
          </table:table-cell>
          <table:table-cell table:number-columns-repeated="16380"/>
        </table:table-row>
        <table:table-row table:style-name="ro1">
          <table:table-cell office:value-type="float" office:value="1013.3390000000001" table:style-name="ce2">
            <text:p>1.01E+03</text:p>
          </table:table-cell>
          <table:table-cell office:value-type="float" office:value="38.667000000000002" table:style-name="ce1">
            <text:p>38.667</text:p>
          </table:table-cell>
          <table:table-cell office:value-type="float" office:value="1013.348538" table:style-name="ce1">
            <text:p>1013.348538</text:p>
          </table:table-cell>
          <table:table-cell office:value-type="float" office:value="38.665578480000001" table:style-name="ce1">
            <text:p>38.66557848</text:p>
          </table:table-cell>
          <table:table-cell table:number-columns-repeated="16380"/>
        </table:table-row>
        <table:table-row table:style-name="ro1">
          <table:table-cell office:value-type="float" office:value="1013.389" table:style-name="ce2">
            <text:p>1.01E+03</text:p>
          </table:table-cell>
          <table:table-cell office:value-type="float" office:value="38.659799999999997" table:style-name="ce1">
            <text:p>38.6598</text:p>
          </table:table-cell>
          <table:table-cell office:value-type="float" office:value="1013.398538" table:style-name="ce1">
            <text:p>1013.398538</text:p>
          </table:table-cell>
          <table:table-cell office:value-type="float" office:value="38.658398349999999" table:style-name="ce1">
            <text:p>38.65839835</text:p>
          </table:table-cell>
          <table:table-cell table:number-columns-repeated="16380"/>
        </table:table-row>
        <table:table-row table:style-name="ro1">
          <table:table-cell office:value-type="float" office:value="1013.439" table:style-name="ce2">
            <text:p>1.01E+03</text:p>
          </table:table-cell>
          <table:table-cell office:value-type="float" office:value="38.652700000000003" table:style-name="ce1">
            <text:p>38.6527</text:p>
          </table:table-cell>
          <table:table-cell office:value-type="float" office:value="1013.448538" table:style-name="ce1">
            <text:p>1013.448538</text:p>
          </table:table-cell>
          <table:table-cell office:value-type="float" office:value="38.651272140000003" table:style-name="ce1">
            <text:p>38.65127214</text:p>
          </table:table-cell>
          <table:table-cell table:number-columns-repeated="16380"/>
        </table:table-row>
        <table:table-row table:style-name="ro1">
          <table:table-cell office:value-type="float" office:value="1013.489" table:style-name="ce2">
            <text:p>1.01E+03</text:p>
          </table:table-cell>
          <table:table-cell office:value-type="float" office:value="38.645600000000002" table:style-name="ce1">
            <text:p>38.6456</text:p>
          </table:table-cell>
          <table:table-cell office:value-type="float" office:value="1013.4985380000001" table:style-name="ce1">
            <text:p>1013.498538</text:p>
          </table:table-cell>
          <table:table-cell office:value-type="float" office:value="38.64419943" table:style-name="ce1">
            <text:p>38.64419943</text:p>
          </table:table-cell>
          <table:table-cell table:number-columns-repeated="16380"/>
        </table:table-row>
        <table:table-row table:style-name="ro1">
          <table:table-cell office:value-type="float" office:value="1013.539" table:style-name="ce2">
            <text:p>1.01E+03</text:p>
          </table:table-cell>
          <table:table-cell office:value-type="float" office:value="38.638599999999997" table:style-name="ce1">
            <text:p>38.6386</text:p>
          </table:table-cell>
          <table:table-cell office:value-type="float" office:value="1013.548538" table:style-name="ce1">
            <text:p>1013.548538</text:p>
          </table:table-cell>
          <table:table-cell office:value-type="float" office:value="38.637179750000001" table:style-name="ce1">
            <text:p>38.63717975</text:p>
          </table:table-cell>
          <table:table-cell table:number-columns-repeated="16380"/>
        </table:table-row>
        <table:table-row table:style-name="ro1">
          <table:table-cell office:value-type="float" office:value="1013.5890000000001" table:style-name="ce2">
            <text:p>1.01E+03</text:p>
          </table:table-cell>
          <table:table-cell office:value-type="float" office:value="38.631599999999999" table:style-name="ce1">
            <text:p>38.6316</text:p>
          </table:table-cell>
          <table:table-cell office:value-type="float" office:value="1013.598538" table:style-name="ce1">
            <text:p>1013.598538</text:p>
          </table:table-cell>
          <table:table-cell office:value-type="float" office:value="38.630212649999997" table:style-name="ce1">
            <text:p>38.63021265</text:p>
          </table:table-cell>
          <table:table-cell table:number-columns-repeated="16380"/>
        </table:table-row>
        <table:table-row table:style-name="ro1">
          <table:table-cell office:value-type="float" office:value="1013.639" table:style-name="ce2">
            <text:p>1.01E+03</text:p>
          </table:table-cell>
          <table:table-cell office:value-type="float" office:value="38.624699999999997" table:style-name="ce1">
            <text:p>38.6247</text:p>
          </table:table-cell>
          <table:table-cell office:value-type="float" office:value="1013.648538" table:style-name="ce1">
            <text:p>1013.648538</text:p>
          </table:table-cell>
          <table:table-cell office:value-type="float" office:value="38.623297659999999" table:style-name="ce1">
            <text:p>38.62329766</text:p>
          </table:table-cell>
          <table:table-cell table:number-columns-repeated="16380"/>
        </table:table-row>
        <table:table-row table:style-name="ro1">
          <table:table-cell office:value-type="float" office:value="1013.689" table:style-name="ce2">
            <text:p>1.01E+03</text:p>
          </table:table-cell>
          <table:table-cell office:value-type="float" office:value="38.617800000000003" table:style-name="ce1">
            <text:p>38.6178</text:p>
          </table:table-cell>
          <table:table-cell office:value-type="float" office:value="1013.698538" table:style-name="ce1">
            <text:p>1013.698538</text:p>
          </table:table-cell>
          <table:table-cell office:value-type="float" office:value="38.616434310000002" table:style-name="ce1">
            <text:p>38.61643431</text:p>
          </table:table-cell>
          <table:table-cell table:number-columns-repeated="16380"/>
        </table:table-row>
        <table:table-row table:style-name="ro1">
          <table:table-cell office:value-type="float" office:value="1013.739" table:style-name="ce2">
            <text:p>1.01E+03</text:p>
          </table:table-cell>
          <table:table-cell office:value-type="float" office:value="38.610999999999997" table:style-name="ce1">
            <text:p>38.611</text:p>
          </table:table-cell>
          <table:table-cell office:value-type="float" office:value="1013.7485380000001" table:style-name="ce1">
            <text:p>1013.748538</text:p>
          </table:table-cell>
          <table:table-cell office:value-type="float" office:value="38.609622109999997" table:style-name="ce1">
            <text:p>38.60962211</text:p>
          </table:table-cell>
          <table:table-cell table:number-columns-repeated="16380"/>
        </table:table-row>
        <table:table-row table:style-name="ro1">
          <table:table-cell office:value-type="float" office:value="1013.789" table:style-name="ce2">
            <text:p>1.01E+03</text:p>
          </table:table-cell>
          <table:table-cell office:value-type="float" office:value="38.604199999999999" table:style-name="ce1">
            <text:p>38.6042</text:p>
          </table:table-cell>
          <table:table-cell office:value-type="float" office:value="1013.798538" table:style-name="ce1">
            <text:p>1013.798538</text:p>
          </table:table-cell>
          <table:table-cell office:value-type="float" office:value="38.602860589999999" table:style-name="ce1">
            <text:p>38.60286059</text:p>
          </table:table-cell>
          <table:table-cell table:number-columns-repeated="16380"/>
        </table:table-row>
        <table:table-row table:style-name="ro1">
          <table:table-cell office:value-type="float" office:value="1013.8390000000001" table:style-name="ce2">
            <text:p>1.01E+03</text:p>
          </table:table-cell>
          <table:table-cell office:value-type="float" office:value="38.597499999999997" table:style-name="ce1">
            <text:p>38.5975</text:p>
          </table:table-cell>
          <table:table-cell office:value-type="float" office:value="1013.848538" table:style-name="ce1">
            <text:p>1013.848538</text:p>
          </table:table-cell>
          <table:table-cell office:value-type="float" office:value="38.596149269999998" table:style-name="ce1">
            <text:p>38.59614927</text:p>
          </table:table-cell>
          <table:table-cell table:number-columns-repeated="16380"/>
        </table:table-row>
        <table:table-row table:style-name="ro1">
          <table:table-cell office:value-type="float" office:value="1013.889" table:style-name="ce2">
            <text:p>1.01E+03</text:p>
          </table:table-cell>
          <table:table-cell office:value-type="float" office:value="38.590800000000002" table:style-name="ce1">
            <text:p>38.5908</text:p>
          </table:table-cell>
          <table:table-cell office:value-type="float" office:value="1013.898538" table:style-name="ce1">
            <text:p>1013.898538</text:p>
          </table:table-cell>
          <table:table-cell office:value-type="float" office:value="38.589487640000002" table:style-name="ce1">
            <text:p>38.58948764</text:p>
          </table:table-cell>
          <table:table-cell table:number-columns-repeated="16380"/>
        </table:table-row>
        <table:table-row table:style-name="ro1">
          <table:table-cell office:value-type="float" office:value="1013.939" table:style-name="ce2">
            <text:p>1.01E+03</text:p>
          </table:table-cell>
          <table:table-cell office:value-type="float" office:value="38.584200000000003" table:style-name="ce1">
            <text:p>38.5842</text:p>
          </table:table-cell>
          <table:table-cell office:value-type="float" office:value="1013.948538" table:style-name="ce1">
            <text:p>1013.948538</text:p>
          </table:table-cell>
          <table:table-cell office:value-type="float" office:value="38.582875209999997" table:style-name="ce1">
            <text:p>38.58287521</text:p>
          </table:table-cell>
          <table:table-cell table:number-columns-repeated="16380"/>
        </table:table-row>
        <table:table-row table:style-name="ro1">
          <table:table-cell office:value-type="float" office:value="1013.989" table:style-name="ce2">
            <text:p>1.01E+03</text:p>
          </table:table-cell>
          <table:table-cell office:value-type="float" office:value="38.577599999999997" table:style-name="ce1">
            <text:p>38.5776</text:p>
          </table:table-cell>
          <table:table-cell office:value-type="float" office:value="1013.9985380000001" table:style-name="ce1">
            <text:p>1013.998538</text:p>
          </table:table-cell>
          <table:table-cell office:value-type="float" office:value="38.576311490000002" table:style-name="ce1">
            <text:p>38.57631149</text:p>
          </table:table-cell>
          <table:table-cell table:number-columns-repeated="16380"/>
        </table:table-row>
        <table:table-row table:style-name="ro1">
          <table:table-cell office:value-type="float" office:value="1014.039" table:style-name="ce2">
            <text:p>1.01E+03</text:p>
          </table:table-cell>
          <table:table-cell office:value-type="float" office:value="38.571100000000001" table:style-name="ce1">
            <text:p>38.5711</text:p>
          </table:table-cell>
          <table:table-cell office:value-type="float" office:value="1014.048538" table:style-name="ce1">
            <text:p>1014.048538</text:p>
          </table:table-cell>
          <table:table-cell office:value-type="float" office:value="38.569795970000001" table:style-name="ce1">
            <text:p>38.56979597</text:p>
          </table:table-cell>
          <table:table-cell table:number-columns-repeated="16380"/>
        </table:table-row>
        <table:table-row table:style-name="ro1">
          <table:table-cell office:value-type="float" office:value="1014.0890000000001" table:style-name="ce2">
            <text:p>1.01E+03</text:p>
          </table:table-cell>
          <table:table-cell office:value-type="float" office:value="38.564599999999999" table:style-name="ce1">
            <text:p>38.5646</text:p>
          </table:table-cell>
          <table:table-cell office:value-type="float" office:value="1014.098538" table:style-name="ce1">
            <text:p>1014.098538</text:p>
          </table:table-cell>
          <table:table-cell office:value-type="float" office:value="38.563328140000003" table:style-name="ce1">
            <text:p>38.56332814</text:p>
          </table:table-cell>
          <table:table-cell table:number-columns-repeated="16380"/>
        </table:table-row>
        <table:table-row table:style-name="ro1">
          <table:table-cell office:value-type="float" office:value="1014.139" table:style-name="ce2">
            <text:p>1.01E+03</text:p>
          </table:table-cell>
          <table:table-cell office:value-type="float" office:value="38.558199999999999" table:style-name="ce1">
            <text:p>38.5582</text:p>
          </table:table-cell>
          <table:table-cell office:value-type="float" office:value="1014.148538" table:style-name="ce1">
            <text:p>1014.148538</text:p>
          </table:table-cell>
          <table:table-cell office:value-type="float" office:value="38.55690749" table:style-name="ce1">
            <text:p>38.55690749</text:p>
          </table:table-cell>
          <table:table-cell table:number-columns-repeated="16380"/>
        </table:table-row>
        <table:table-row table:style-name="ro1">
          <table:table-cell office:value-type="float" office:value="1014.189" table:style-name="ce2">
            <text:p>1.01E+03</text:p>
          </table:table-cell>
          <table:table-cell office:value-type="float" office:value="38.5518" table:style-name="ce1">
            <text:p>38.5518</text:p>
          </table:table-cell>
          <table:table-cell office:value-type="float" office:value="1014.198538" table:style-name="ce1">
            <text:p>1014.198538</text:p>
          </table:table-cell>
          <table:table-cell office:value-type="float" office:value="38.550533520000002" table:style-name="ce1">
            <text:p>38.55053352</text:p>
          </table:table-cell>
          <table:table-cell table:number-columns-repeated="16380"/>
        </table:table-row>
        <table:table-row table:style-name="ro1">
          <table:table-cell office:value-type="float" office:value="1014.239" table:style-name="ce2">
            <text:p>1.01E+03</text:p>
          </table:table-cell>
          <table:table-cell office:value-type="float" office:value="38.545499999999997" table:style-name="ce1">
            <text:p>38.5455</text:p>
          </table:table-cell>
          <table:table-cell office:value-type="float" office:value="1014.2485380000001" table:style-name="ce1">
            <text:p>1014.248538</text:p>
          </table:table-cell>
          <table:table-cell office:value-type="float" office:value="38.54420571" table:style-name="ce1">
            <text:p>38.54420571</text:p>
          </table:table-cell>
          <table:table-cell table:number-columns-repeated="16380"/>
        </table:table-row>
        <table:table-row table:style-name="ro1">
          <table:table-cell office:value-type="float" office:value="1014.289" table:style-name="ce2">
            <text:p>1.01E+03</text:p>
          </table:table-cell>
          <table:table-cell office:value-type="float" office:value="38.539200000000001" table:style-name="ce1">
            <text:p>38.5392</text:p>
          </table:table-cell>
          <table:table-cell office:value-type="float" office:value="1014.298538" table:style-name="ce1">
            <text:p>1014.298538</text:p>
          </table:table-cell>
          <table:table-cell office:value-type="float" office:value="38.537923540000001" table:style-name="ce1">
            <text:p>38.53792354</text:p>
          </table:table-cell>
          <table:table-cell table:number-columns-repeated="16380"/>
        </table:table-row>
        <table:table-row table:style-name="ro1">
          <table:table-cell office:value-type="float" office:value="1014.3390000000001" table:style-name="ce2">
            <text:p>1.01E+03</text:p>
          </table:table-cell>
          <table:table-cell office:value-type="float" office:value="38.532899999999998" table:style-name="ce1">
            <text:p>38.5329</text:p>
          </table:table-cell>
          <table:table-cell office:value-type="float" office:value="1014.348538" table:style-name="ce1">
            <text:p>1014.348538</text:p>
          </table:table-cell>
          <table:table-cell office:value-type="float" office:value="38.531686489999998" table:style-name="ce1">
            <text:p>38.53168649</text:p>
          </table:table-cell>
          <table:table-cell table:number-columns-repeated="16380"/>
        </table:table-row>
        <table:table-row table:style-name="ro1">
          <table:table-cell office:value-type="float" office:value="1014.389" table:style-name="ce2">
            <text:p>1.01E+03</text:p>
          </table:table-cell>
          <table:table-cell office:value-type="float" office:value="38.526699999999998" table:style-name="ce1">
            <text:p>38.5267</text:p>
          </table:table-cell>
          <table:table-cell office:value-type="float" office:value="1014.398538" table:style-name="ce1">
            <text:p>1014.398538</text:p>
          </table:table-cell>
          <table:table-cell office:value-type="float" office:value="38.525494039999998" table:style-name="ce1">
            <text:p>38.52549404</text:p>
          </table:table-cell>
          <table:table-cell table:number-columns-repeated="16380"/>
        </table:table-row>
        <table:table-row table:style-name="ro1">
          <table:table-cell office:value-type="float" office:value="1014.439" table:style-name="ce2">
            <text:p>1.01E+03</text:p>
          </table:table-cell>
          <table:table-cell office:value-type="float" office:value="38.520600000000002" table:style-name="ce1">
            <text:p>38.5206</text:p>
          </table:table-cell>
          <table:table-cell office:value-type="float" office:value="1014.448538" table:style-name="ce1">
            <text:p>1014.448538</text:p>
          </table:table-cell>
          <table:table-cell office:value-type="float" office:value="38.519345680000001" table:style-name="ce1">
            <text:p>38.51934568</text:p>
          </table:table-cell>
          <table:table-cell table:number-columns-repeated="16380"/>
        </table:table-row>
        <table:table-row table:style-name="ro1">
          <table:table-cell office:value-type="float" office:value="1014.489" table:style-name="ce2">
            <text:p>1.01E+03</text:p>
          </table:table-cell>
          <table:table-cell office:value-type="float" office:value="38.514499999999998" table:style-name="ce1">
            <text:p>38.5145</text:p>
          </table:table-cell>
          <table:table-cell office:value-type="float" office:value="1014.4985380000001" table:style-name="ce1">
            <text:p>1014.498538</text:p>
          </table:table-cell>
          <table:table-cell office:value-type="float" office:value="38.513240869999997" table:style-name="ce1">
            <text:p>38.51324087</text:p>
          </table:table-cell>
          <table:table-cell table:number-columns-repeated="16380"/>
        </table:table-row>
        <table:table-row table:style-name="ro1">
          <table:table-cell office:value-type="float" office:value="1014.539" table:style-name="ce2">
            <text:p>1.01E+03</text:p>
          </table:table-cell>
          <table:table-cell office:value-type="float" office:value="38.508400000000002" table:style-name="ce1">
            <text:p>38.5084</text:p>
          </table:table-cell>
          <table:table-cell office:value-type="float" office:value="1014.548538" table:style-name="ce1">
            <text:p>1014.548538</text:p>
          </table:table-cell>
          <table:table-cell office:value-type="float" office:value="38.507179100000002" table:style-name="ce1">
            <text:p>38.5071791</text:p>
          </table:table-cell>
          <table:table-cell table:number-columns-repeated="16380"/>
        </table:table-row>
        <table:table-row table:style-name="ro1">
          <table:table-cell office:value-type="float" office:value="1014.5890000000001" table:style-name="ce2">
            <text:p>1.01E+03</text:p>
          </table:table-cell>
          <table:table-cell office:value-type="float" office:value="38.502400000000002" table:style-name="ce1">
            <text:p>38.5024</text:p>
          </table:table-cell>
          <table:table-cell office:value-type="float" office:value="1014.598538" table:style-name="ce1">
            <text:p>1014.598538</text:p>
          </table:table-cell>
          <table:table-cell office:value-type="float" office:value="38.501159829999999" table:style-name="ce1">
            <text:p>38.50115983</text:p>
          </table:table-cell>
          <table:table-cell table:number-columns-repeated="16380"/>
        </table:table-row>
        <table:table-row table:style-name="ro1">
          <table:table-cell office:value-type="float" office:value="1014.639" table:style-name="ce2">
            <text:p>1.01E+03</text:p>
          </table:table-cell>
          <table:table-cell office:value-type="float" office:value="38.496400000000001" table:style-name="ce1">
            <text:p>38.4964</text:p>
          </table:table-cell>
          <table:table-cell office:value-type="float" office:value="1014.648538" table:style-name="ce1">
            <text:p>1014.648538</text:p>
          </table:table-cell>
          <table:table-cell office:value-type="float" office:value="38.495182550000003" table:style-name="ce1">
            <text:p>38.49518255</text:p>
          </table:table-cell>
          <table:table-cell table:number-columns-repeated="16380"/>
        </table:table-row>
        <table:table-row table:style-name="ro1">
          <table:table-cell office:value-type="float" office:value="1014.689" table:style-name="ce2">
            <text:p>1.01E+03</text:p>
          </table:table-cell>
          <table:table-cell office:value-type="float" office:value="38.490400000000001" table:style-name="ce1">
            <text:p>38.4904</text:p>
          </table:table-cell>
          <table:table-cell office:value-type="float" office:value="1014.698538" table:style-name="ce1">
            <text:p>1014.698538</text:p>
          </table:table-cell>
          <table:table-cell office:value-type="float" office:value="38.489246719999997" table:style-name="ce1">
            <text:p>38.48924672</text:p>
          </table:table-cell>
          <table:table-cell table:number-columns-repeated="16380"/>
        </table:table-row>
        <table:table-row table:style-name="ro1">
          <table:table-cell office:value-type="float" office:value="1014.739" table:style-name="ce2">
            <text:p>1.01E+03</text:p>
          </table:table-cell>
          <table:table-cell office:value-type="float" office:value="38.484499999999997" table:style-name="ce1">
            <text:p>38.4845</text:p>
          </table:table-cell>
          <table:table-cell office:value-type="float" office:value="1014.7485380000001" table:style-name="ce1">
            <text:p>1014.748538</text:p>
          </table:table-cell>
          <table:table-cell office:value-type="float" office:value="38.483351820000003" table:style-name="ce1">
            <text:p>38.48335182</text:p>
          </table:table-cell>
          <table:table-cell table:number-columns-repeated="16380"/>
        </table:table-row>
        <table:table-row table:style-name="ro1">
          <table:table-cell office:value-type="float" office:value="1014.789" table:style-name="ce2">
            <text:p>1.01E+03</text:p>
          </table:table-cell>
          <table:table-cell office:value-type="float" office:value="38.478700000000003" table:style-name="ce1">
            <text:p>38.4787</text:p>
          </table:table-cell>
          <table:table-cell office:value-type="float" office:value="1014.798538" table:style-name="ce1">
            <text:p>1014.798538</text:p>
          </table:table-cell>
          <table:table-cell office:value-type="float" office:value="38.477497329999998" table:style-name="ce1">
            <text:p>38.47749733</text:p>
          </table:table-cell>
          <table:table-cell table:number-columns-repeated="16380"/>
        </table:table-row>
        <table:table-row table:style-name="ro1">
          <table:table-cell office:value-type="float" office:value="1014.8390000000001" table:style-name="ce2">
            <text:p>1.01E+03</text:p>
          </table:table-cell>
          <table:table-cell office:value-type="float" office:value="38.472799999999999" table:style-name="ce1">
            <text:p>38.4728</text:p>
          </table:table-cell>
          <table:table-cell office:value-type="float" office:value="1014.848538" table:style-name="ce1">
            <text:p>1014.848538</text:p>
          </table:table-cell>
          <table:table-cell office:value-type="float" office:value="38.471682710000003" table:style-name="ce1">
            <text:p>38.47168271</text:p>
          </table:table-cell>
          <table:table-cell table:number-columns-repeated="16380"/>
        </table:table-row>
        <table:table-row table:style-name="ro1">
          <table:table-cell office:value-type="float" office:value="1014.889" table:style-name="ce2">
            <text:p>1.01E+03</text:p>
          </table:table-cell>
          <table:table-cell office:value-type="float" office:value="38.467100000000002" table:style-name="ce1">
            <text:p>38.4671</text:p>
          </table:table-cell>
          <table:table-cell office:value-type="float" office:value="1014.898538" table:style-name="ce1">
            <text:p>1014.898538</text:p>
          </table:table-cell>
          <table:table-cell office:value-type="float" office:value="38.465907430000001" table:style-name="ce1">
            <text:p>38.46590743</text:p>
          </table:table-cell>
          <table:table-cell table:number-columns-repeated="16380"/>
        </table:table-row>
        <table:table-row table:style-name="ro1">
          <table:table-cell office:value-type="float" office:value="1014.939" table:style-name="ce2">
            <text:p>1.01E+03</text:p>
          </table:table-cell>
          <table:table-cell office:value-type="float" office:value="38.461300000000001" table:style-name="ce1">
            <text:p>38.4613</text:p>
          </table:table-cell>
          <table:table-cell office:value-type="float" office:value="1014.948538" table:style-name="ce1">
            <text:p>1014.948538</text:p>
          </table:table-cell>
          <table:table-cell office:value-type="float" office:value="38.460170980000001" table:style-name="ce1">
            <text:p>38.46017098</text:p>
          </table:table-cell>
          <table:table-cell table:number-columns-repeated="16380"/>
        </table:table-row>
        <table:table-row table:style-name="ro1">
          <table:table-cell office:value-type="float" office:value="1014.989" table:style-name="ce2">
            <text:p>1.01E+03</text:p>
          </table:table-cell>
          <table:table-cell office:value-type="float" office:value="38.455599999999997" table:style-name="ce1">
            <text:p>38.4556</text:p>
          </table:table-cell>
          <table:table-cell office:value-type="float" office:value="1014.9985380000001" table:style-name="ce1">
            <text:p>1014.998538</text:p>
          </table:table-cell>
          <table:table-cell office:value-type="float" office:value="38.45447283" table:style-name="ce1">
            <text:p>38.45447283</text:p>
          </table:table-cell>
          <table:table-cell table:number-columns-repeated="16380"/>
        </table:table-row>
        <table:table-row table:style-name="ro1">
          <table:table-cell office:value-type="float" office:value="1015.039" table:style-name="ce2">
            <text:p>1.02E+03</text:p>
          </table:table-cell>
          <table:table-cell office:value-type="float" office:value="38.4499" table:style-name="ce1">
            <text:p>38.4499</text:p>
          </table:table-cell>
          <table:table-cell office:value-type="float" office:value="1015.048538" table:style-name="ce1">
            <text:p>1015.048538</text:p>
          </table:table-cell>
          <table:table-cell office:value-type="float" office:value="38.448812449999998" table:style-name="ce1">
            <text:p>38.44881245</text:p>
          </table:table-cell>
          <table:table-cell table:number-columns-repeated="16380"/>
        </table:table-row>
        <table:table-row table:style-name="ro1">
          <table:table-cell office:value-type="float" office:value="1015.0890000000001" table:style-name="ce2">
            <text:p>1.02E+03</text:p>
          </table:table-cell>
          <table:table-cell office:value-type="float" office:value="38.444299999999998" table:style-name="ce1">
            <text:p>38.4443</text:p>
          </table:table-cell>
          <table:table-cell office:value-type="float" office:value="1015.098538" table:style-name="ce1">
            <text:p>1015.098538</text:p>
          </table:table-cell>
          <table:table-cell office:value-type="float" office:value="38.443189310000001" table:style-name="ce1">
            <text:p>38.44318931</text:p>
          </table:table-cell>
          <table:table-cell table:number-columns-repeated="16380"/>
        </table:table-row>
        <table:table-row table:style-name="ro1">
          <table:table-cell office:value-type="float" office:value="1015.139" table:style-name="ce2">
            <text:p>1.02E+03</text:p>
          </table:table-cell>
          <table:table-cell office:value-type="float" office:value="38.438699999999997" table:style-name="ce1">
            <text:p>38.4387</text:p>
          </table:table-cell>
          <table:table-cell office:value-type="float" office:value="1015.148538" table:style-name="ce1">
            <text:p>1015.148538</text:p>
          </table:table-cell>
          <table:table-cell office:value-type="float" office:value="38.437602900000002" table:style-name="ce1">
            <text:p>38.4376029</text:p>
          </table:table-cell>
          <table:table-cell table:number-columns-repeated="16380"/>
        </table:table-row>
        <table:table-row table:style-name="ro1">
          <table:table-cell office:value-type="float" office:value="1015.189" table:style-name="ce2">
            <text:p>1.02E+03</text:p>
          </table:table-cell>
          <table:table-cell office:value-type="float" office:value="38.433199999999999" table:style-name="ce1">
            <text:p>38.4332</text:p>
          </table:table-cell>
          <table:table-cell office:value-type="float" office:value="1015.198538" table:style-name="ce1">
            <text:p>1015.198538</text:p>
          </table:table-cell>
          <table:table-cell office:value-type="float" office:value="38.432052689999999" table:style-name="ce1">
            <text:p>38.43205269</text:p>
          </table:table-cell>
          <table:table-cell table:number-columns-repeated="16380"/>
        </table:table-row>
        <table:table-row table:style-name="ro1">
          <table:table-cell office:value-type="float" office:value="1015.239" table:style-name="ce2">
            <text:p>1.02E+03</text:p>
          </table:table-cell>
          <table:table-cell office:value-type="float" office:value="38.427599999999998" table:style-name="ce1">
            <text:p>38.4276</text:p>
          </table:table-cell>
          <table:table-cell office:value-type="float" office:value="1015.2485380000001" table:style-name="ce1">
            <text:p>1015.248538</text:p>
          </table:table-cell>
          <table:table-cell office:value-type="float" office:value="38.42653816" table:style-name="ce1">
            <text:p>38.42653816</text:p>
          </table:table-cell>
          <table:table-cell table:number-columns-repeated="16380"/>
        </table:table-row>
        <table:table-row table:style-name="ro1">
          <table:table-cell office:value-type="float" office:value="1015.289" table:style-name="ce2">
            <text:p>1.02E+03</text:p>
          </table:table-cell>
          <table:table-cell office:value-type="float" office:value="38.422199999999997" table:style-name="ce1">
            <text:p>38.4222</text:p>
          </table:table-cell>
          <table:table-cell office:value-type="float" office:value="1015.298538" table:style-name="ce1">
            <text:p>1015.298538</text:p>
          </table:table-cell>
          <table:table-cell office:value-type="float" office:value="38.421058780000003" table:style-name="ce1">
            <text:p>38.42105878</text:p>
          </table:table-cell>
          <table:table-cell table:number-columns-repeated="16380"/>
        </table:table-row>
        <table:table-row table:style-name="ro1">
          <table:table-cell office:value-type="float" office:value="1015.3390000000001" table:style-name="ce2">
            <text:p>1.02E+03</text:p>
          </table:table-cell>
          <table:table-cell office:value-type="float" office:value="38.416699999999999" table:style-name="ce1">
            <text:p>38.4167</text:p>
          </table:table-cell>
          <table:table-cell office:value-type="float" office:value="1015.348538" table:style-name="ce1">
            <text:p>1015.348538</text:p>
          </table:table-cell>
          <table:table-cell office:value-type="float" office:value="38.415614050000002" table:style-name="ce1">
            <text:p>38.41561405</text:p>
          </table:table-cell>
          <table:table-cell table:number-columns-repeated="16380"/>
        </table:table-row>
        <table:table-row table:style-name="ro1">
          <table:table-cell office:value-type="float" office:value="1015.389" table:style-name="ce2">
            <text:p>1.02E+03</text:p>
          </table:table-cell>
          <table:table-cell office:value-type="float" office:value="38.411299999999997" table:style-name="ce1">
            <text:p>38.4113</text:p>
          </table:table-cell>
          <table:table-cell office:value-type="float" office:value="1015.398538" table:style-name="ce1">
            <text:p>1015.398538</text:p>
          </table:table-cell>
          <table:table-cell office:value-type="float" office:value="38.410203439999997" table:style-name="ce1">
            <text:p>38.41020344</text:p>
          </table:table-cell>
          <table:table-cell table:number-columns-repeated="16380"/>
        </table:table-row>
        <table:table-row table:style-name="ro1">
          <table:table-cell office:value-type="float" office:value="1015.439" table:style-name="ce2">
            <text:p>1.02E+03</text:p>
          </table:table-cell>
          <table:table-cell office:value-type="float" office:value="38.405900000000003" table:style-name="ce1">
            <text:p>38.4059</text:p>
          </table:table-cell>
          <table:table-cell office:value-type="float" office:value="1015.448538" table:style-name="ce1">
            <text:p>1015.448538</text:p>
          </table:table-cell>
          <table:table-cell office:value-type="float" office:value="38.404826440000001" table:style-name="ce1">
            <text:p>38.40482644</text:p>
          </table:table-cell>
          <table:table-cell table:number-columns-repeated="16380"/>
        </table:table-row>
        <table:table-row table:style-name="ro1">
          <table:table-cell office:value-type="float" office:value="1015.489" table:style-name="ce2">
            <text:p>1.02E+03</text:p>
          </table:table-cell>
          <table:table-cell office:value-type="float" office:value="38.400500000000001" table:style-name="ce1">
            <text:p>38.4005</text:p>
          </table:table-cell>
          <table:table-cell office:value-type="float" office:value="1015.4985380000001" table:style-name="ce1">
            <text:p>1015.498538</text:p>
          </table:table-cell>
          <table:table-cell office:value-type="float" office:value="38.399482540000001" table:style-name="ce1">
            <text:p>38.39948254</text:p>
          </table:table-cell>
          <table:table-cell table:number-columns-repeated="16380"/>
        </table:table-row>
        <table:table-row table:style-name="ro1">
          <table:table-cell office:value-type="float" office:value="1015.539" table:style-name="ce2">
            <text:p>1.02E+03</text:p>
          </table:table-cell>
          <table:table-cell office:value-type="float" office:value="38.395200000000003" table:style-name="ce1">
            <text:p>38.3952</text:p>
          </table:table-cell>
          <table:table-cell office:value-type="float" office:value="1015.548538" table:style-name="ce1">
            <text:p>1015.548538</text:p>
          </table:table-cell>
          <table:table-cell office:value-type="float" office:value="38.394171219999997" table:style-name="ce1">
            <text:p>38.39417122</text:p>
          </table:table-cell>
          <table:table-cell table:number-columns-repeated="16380"/>
        </table:table-row>
        <table:table-row table:style-name="ro1">
          <table:table-cell office:value-type="float" office:value="1015.5890000000001" table:style-name="ce2">
            <text:p>1.02E+03</text:p>
          </table:table-cell>
          <table:table-cell office:value-type="float" office:value="38.389899999999997" table:style-name="ce1">
            <text:p>38.3899</text:p>
          </table:table-cell>
          <table:table-cell office:value-type="float" office:value="1015.598538" table:style-name="ce1">
            <text:p>1015.598538</text:p>
          </table:table-cell>
          <table:table-cell office:value-type="float" office:value="38.388891970000003" table:style-name="ce1">
            <text:p>38.38889197</text:p>
          </table:table-cell>
          <table:table-cell table:number-columns-repeated="16380"/>
        </table:table-row>
        <table:table-row table:style-name="ro1">
          <table:table-cell office:value-type="float" office:value="1015.639" table:style-name="ce2">
            <text:p>1.02E+03</text:p>
          </table:table-cell>
          <table:table-cell office:value-type="float" office:value="38.384700000000002" table:style-name="ce1">
            <text:p>38.3847</text:p>
          </table:table-cell>
          <table:table-cell office:value-type="float" office:value="1015.648538" table:style-name="ce1">
            <text:p>1015.648538</text:p>
          </table:table-cell>
          <table:table-cell office:value-type="float" office:value="38.383644289999999" table:style-name="ce1">
            <text:p>38.38364429</text:p>
          </table:table-cell>
          <table:table-cell table:number-columns-repeated="16380"/>
        </table:table-row>
        <table:table-row table:style-name="ro1">
          <table:table-cell office:value-type="float" office:value="1015.689" table:style-name="ce2">
            <text:p>1.02E+03</text:p>
          </table:table-cell>
          <table:table-cell office:value-type="float" office:value="38.3795" table:style-name="ce1">
            <text:p>38.3795</text:p>
          </table:table-cell>
          <table:table-cell office:value-type="float" office:value="1015.698538" table:style-name="ce1">
            <text:p>1015.698538</text:p>
          </table:table-cell>
          <table:table-cell office:value-type="float" office:value="38.378427670000001" table:style-name="ce1">
            <text:p>38.37842767</text:p>
          </table:table-cell>
          <table:table-cell table:number-columns-repeated="16380"/>
        </table:table-row>
        <table:table-row table:style-name="ro1">
          <table:table-cell office:value-type="float" office:value="1015.739" table:style-name="ce2">
            <text:p>1.02E+03</text:p>
          </table:table-cell>
          <table:table-cell office:value-type="float" office:value="38.374299999999998" table:style-name="ce1">
            <text:p>38.3743</text:p>
          </table:table-cell>
          <table:table-cell office:value-type="float" office:value="1015.7485380000001" table:style-name="ce1">
            <text:p>1015.748538</text:p>
          </table:table-cell>
          <table:table-cell office:value-type="float" office:value="38.373241610000001" table:style-name="ce1">
            <text:p>38.37324161</text:p>
          </table:table-cell>
          <table:table-cell table:number-columns-repeated="16380"/>
        </table:table-row>
        <table:table-row table:style-name="ro1">
          <table:table-cell office:value-type="float" office:value="1015.789" table:style-name="ce2">
            <text:p>1.02E+03</text:p>
          </table:table-cell>
          <table:table-cell office:value-type="float" office:value="38.369100000000003" table:style-name="ce1">
            <text:p>38.3691</text:p>
          </table:table-cell>
          <table:table-cell office:value-type="float" office:value="1015.798538" table:style-name="ce1">
            <text:p>1015.798538</text:p>
          </table:table-cell>
          <table:table-cell office:value-type="float" office:value="38.368085600000001" table:style-name="ce1">
            <text:p>38.3680856</text:p>
          </table:table-cell>
          <table:table-cell table:number-columns-repeated="16380"/>
        </table:table-row>
        <table:table-row table:style-name="ro1">
          <table:table-cell office:value-type="float" office:value="1015.8390000000001" table:style-name="ce2">
            <text:p>1.02E+03</text:p>
          </table:table-cell>
          <table:table-cell office:value-type="float" office:value="38.363999999999997" table:style-name="ce1">
            <text:p>38.364</text:p>
          </table:table-cell>
          <table:table-cell office:value-type="float" office:value="1015.848538" table:style-name="ce1">
            <text:p>1015.848538</text:p>
          </table:table-cell>
          <table:table-cell office:value-type="float" office:value="38.362959150000002" table:style-name="ce1">
            <text:p>38.36295915</text:p>
          </table:table-cell>
          <table:table-cell table:number-columns-repeated="16380"/>
        </table:table-row>
        <table:table-row table:style-name="ro1">
          <table:table-cell office:value-type="float" office:value="1015.889" table:style-name="ce2">
            <text:p>1.02E+03</text:p>
          </table:table-cell>
          <table:table-cell office:value-type="float" office:value="38.358899999999998" table:style-name="ce1">
            <text:p>38.3589</text:p>
          </table:table-cell>
          <table:table-cell office:value-type="float" office:value="1015.898538" table:style-name="ce1">
            <text:p>1015.898538</text:p>
          </table:table-cell>
          <table:table-cell office:value-type="float" office:value="38.357861759999999" table:style-name="ce1">
            <text:p>38.35786176</text:p>
          </table:table-cell>
          <table:table-cell table:number-columns-repeated="16380"/>
        </table:table-row>
        <table:table-row table:style-name="ro1">
          <table:table-cell office:value-type="float" office:value="1015.939" table:style-name="ce2">
            <text:p>1.02E+03</text:p>
          </table:table-cell>
          <table:table-cell office:value-type="float" office:value="38.3538" table:style-name="ce1">
            <text:p>38.3538</text:p>
          </table:table-cell>
          <table:table-cell office:value-type="float" office:value="1015.948538" table:style-name="ce1">
            <text:p>1015.948538</text:p>
          </table:table-cell>
          <table:table-cell office:value-type="float" office:value="38.35279293" table:style-name="ce1">
            <text:p>38.35279293</text:p>
          </table:table-cell>
          <table:table-cell table:number-columns-repeated="16380"/>
        </table:table-row>
        <table:table-row table:style-name="ro1">
          <table:table-cell office:value-type="float" office:value="1015.989" table:style-name="ce2">
            <text:p>1.02E+03</text:p>
          </table:table-cell>
          <table:table-cell office:value-type="float" office:value="38.348799999999997" table:style-name="ce1">
            <text:p>38.3488</text:p>
          </table:table-cell>
          <table:table-cell office:value-type="float" office:value="1015.9985380000001" table:style-name="ce1">
            <text:p>1015.998538</text:p>
          </table:table-cell>
          <table:table-cell office:value-type="float" office:value="38.347752190000001" table:style-name="ce1">
            <text:p>38.34775219</text:p>
          </table:table-cell>
          <table:table-cell table:number-columns-repeated="16380"/>
        </table:table-row>
        <table:table-row table:style-name="ro1">
          <table:table-cell office:value-type="float" office:value="1016.039" table:style-name="ce2">
            <text:p>1.02E+03</text:p>
          </table:table-cell>
          <table:table-cell office:value-type="float" office:value="38.343699999999998" table:style-name="ce1">
            <text:p>38.3437</text:p>
          </table:table-cell>
          <table:table-cell office:value-type="float" office:value="1016.048538" table:style-name="ce1">
            <text:p>1016.048538</text:p>
          </table:table-cell>
          <table:table-cell office:value-type="float" office:value="38.342739029999997" table:style-name="ce1">
            <text:p>38.34273903</text:p>
          </table:table-cell>
          <table:table-cell table:number-columns-repeated="16380"/>
        </table:table-row>
        <table:table-row table:style-name="ro1">
          <table:table-cell office:value-type="float" office:value="1016.0890000000001" table:style-name="ce2">
            <text:p>1.02E+03</text:p>
          </table:table-cell>
          <table:table-cell office:value-type="float" office:value="38.338700000000003" table:style-name="ce1">
            <text:p>38.3387</text:p>
          </table:table-cell>
          <table:table-cell office:value-type="float" office:value="1016.098538" table:style-name="ce1">
            <text:p>1016.098538</text:p>
          </table:table-cell>
          <table:table-cell office:value-type="float" office:value="38.337752969999997" table:style-name="ce1">
            <text:p>38.33775297</text:p>
          </table:table-cell>
          <table:table-cell table:number-columns-repeated="16380"/>
        </table:table-row>
        <table:table-row table:style-name="ro1">
          <table:table-cell office:value-type="float" office:value="1016.139" table:style-name="ce2">
            <text:p>1.02E+03</text:p>
          </table:table-cell>
          <table:table-cell office:value-type="float" office:value="38.333799999999997" table:style-name="ce1">
            <text:p>38.3338</text:p>
          </table:table-cell>
          <table:table-cell office:value-type="float" office:value="1016.148538" table:style-name="ce1">
            <text:p>1016.148538</text:p>
          </table:table-cell>
          <table:table-cell office:value-type="float" office:value="38.332793529999996" table:style-name="ce1">
            <text:p>38.33279353</text:p>
          </table:table-cell>
          <table:table-cell table:number-columns-repeated="16380"/>
        </table:table-row>
        <table:table-row table:style-name="ro1">
          <table:table-cell office:value-type="float" office:value="1016.189" table:style-name="ce2">
            <text:p>1.02E+03</text:p>
          </table:table-cell>
          <table:table-cell office:value-type="float" office:value="38.328800000000001" table:style-name="ce1">
            <text:p>38.3288</text:p>
          </table:table-cell>
          <table:table-cell office:value-type="float" office:value="1016.198538" table:style-name="ce1">
            <text:p>1016.198538</text:p>
          </table:table-cell>
          <table:table-cell office:value-type="float" office:value="38.327860229999999" table:style-name="ce1">
            <text:p>38.32786023</text:p>
          </table:table-cell>
          <table:table-cell table:number-columns-repeated="16380"/>
        </table:table-row>
        <table:table-row table:style-name="ro1">
          <table:table-cell office:value-type="float" office:value="1016.239" table:style-name="ce2">
            <text:p>1.02E+03</text:p>
          </table:table-cell>
          <table:table-cell office:value-type="float" office:value="38.323900000000002" table:style-name="ce1">
            <text:p>38.3239</text:p>
          </table:table-cell>
          <table:table-cell office:value-type="float" office:value="1016.2485380000001" table:style-name="ce1">
            <text:p>1016.248538</text:p>
          </table:table-cell>
          <table:table-cell office:value-type="float" office:value="38.32295259" table:style-name="ce1">
            <text:p>38.32295259</text:p>
          </table:table-cell>
          <table:table-cell table:number-columns-repeated="16380"/>
        </table:table-row>
        <table:table-row table:style-name="ro1">
          <table:table-cell office:value-type="float" office:value="1016.289" table:style-name="ce2">
            <text:p>1.02E+03</text:p>
          </table:table-cell>
          <table:table-cell office:value-type="float" office:value="38.319000000000003" table:style-name="ce1">
            <text:p>38.319</text:p>
          </table:table-cell>
          <table:table-cell office:value-type="float" office:value="1016.298538" table:style-name="ce1">
            <text:p>1016.298538</text:p>
          </table:table-cell>
          <table:table-cell office:value-type="float" office:value="38.318070130000002" table:style-name="ce1">
            <text:p>38.31807013</text:p>
          </table:table-cell>
          <table:table-cell table:number-columns-repeated="16380"/>
        </table:table-row>
        <table:table-row table:style-name="ro1">
          <table:table-cell office:value-type="float" office:value="1016.3390000000001" table:style-name="ce2">
            <text:p>1.02E+03</text:p>
          </table:table-cell>
          <table:table-cell office:value-type="float" office:value="38.3142" table:style-name="ce1">
            <text:p>38.3142</text:p>
          </table:table-cell>
          <table:table-cell office:value-type="float" office:value="1016.348538" table:style-name="ce1">
            <text:p>1016.348538</text:p>
          </table:table-cell>
          <table:table-cell office:value-type="float" office:value="38.313212389999997" table:style-name="ce1">
            <text:p>38.31321239</text:p>
          </table:table-cell>
          <table:table-cell table:number-columns-repeated="16380"/>
        </table:table-row>
        <table:table-row table:style-name="ro1">
          <table:table-cell office:value-type="float" office:value="1016.389" table:style-name="ce2">
            <text:p>1.02E+03</text:p>
          </table:table-cell>
          <table:table-cell office:value-type="float" office:value="38.3093" table:style-name="ce1">
            <text:p>38.3093</text:p>
          </table:table-cell>
          <table:table-cell office:value-type="float" office:value="1016.398538" table:style-name="ce1">
            <text:p>1016.398538</text:p>
          </table:table-cell>
          <table:table-cell office:value-type="float" office:value="38.308378900000001" table:style-name="ce1">
            <text:p>38.3083789</text:p>
          </table:table-cell>
          <table:table-cell table:number-columns-repeated="16380"/>
        </table:table-row>
        <table:table-row table:style-name="ro1">
          <table:table-cell office:value-type="float" office:value="1016.439" table:style-name="ce2">
            <text:p>1.02E+03</text:p>
          </table:table-cell>
          <table:table-cell office:value-type="float" office:value="38.304499999999997" table:style-name="ce1">
            <text:p>38.3045</text:p>
          </table:table-cell>
          <table:table-cell office:value-type="float" office:value="1016.448538" table:style-name="ce1">
            <text:p>1016.448538</text:p>
          </table:table-cell>
          <table:table-cell office:value-type="float" office:value="38.303569189999997" table:style-name="ce1">
            <text:p>38.30356919</text:p>
          </table:table-cell>
          <table:table-cell table:number-columns-repeated="16380"/>
        </table:table-row>
        <table:table-row table:style-name="ro1">
          <table:table-cell office:value-type="float" office:value="1016.489" table:style-name="ce2">
            <text:p>1.02E+03</text:p>
          </table:table-cell>
          <table:table-cell office:value-type="float" office:value="38.299700000000001" table:style-name="ce1">
            <text:p>38.2997</text:p>
          </table:table-cell>
          <table:table-cell office:value-type="float" office:value="1016.4985380000001" table:style-name="ce1">
            <text:p>1016.498538</text:p>
          </table:table-cell>
          <table:table-cell office:value-type="float" office:value="38.298782809999999" table:style-name="ce1">
            <text:p>38.29878281</text:p>
          </table:table-cell>
          <table:table-cell table:number-columns-repeated="16380"/>
        </table:table-row>
        <table:table-row table:style-name="ro1">
          <table:table-cell office:value-type="float" office:value="1016.539" table:style-name="ce2">
            <text:p>1.02E+03</text:p>
          </table:table-cell>
          <table:table-cell office:value-type="float" office:value="38.295000000000002" table:style-name="ce1">
            <text:p>38.295</text:p>
          </table:table-cell>
          <table:table-cell office:value-type="float" office:value="1016.548538" table:style-name="ce1">
            <text:p>1016.548538</text:p>
          </table:table-cell>
          <table:table-cell office:value-type="float" office:value="38.294019280000001" table:style-name="ce1">
            <text:p>38.29401928</text:p>
          </table:table-cell>
          <table:table-cell table:number-columns-repeated="16380"/>
        </table:table-row>
        <table:table-row table:style-name="ro1">
          <table:table-cell office:value-type="float" office:value="1016.5890000000001" table:style-name="ce2">
            <text:p>1.02E+03</text:p>
          </table:table-cell>
          <table:table-cell office:value-type="float" office:value="38.290199999999999" table:style-name="ce1">
            <text:p>38.2902</text:p>
          </table:table-cell>
          <table:table-cell office:value-type="float" office:value="1016.598538" table:style-name="ce1">
            <text:p>1016.598538</text:p>
          </table:table-cell>
          <table:table-cell office:value-type="float" office:value="38.289278150000001" table:style-name="ce1">
            <text:p>38.28927815</text:p>
          </table:table-cell>
          <table:table-cell table:number-columns-repeated="16380"/>
        </table:table-row>
        <table:table-row table:style-name="ro1">
          <table:table-cell office:value-type="float" office:value="1016.639" table:style-name="ce2">
            <text:p>1.02E+03</text:p>
          </table:table-cell>
          <table:table-cell office:value-type="float" office:value="38.285499999999999" table:style-name="ce1">
            <text:p>38.2855</text:p>
          </table:table-cell>
          <table:table-cell office:value-type="float" office:value="1016.648538" table:style-name="ce1">
            <text:p>1016.648538</text:p>
          </table:table-cell>
          <table:table-cell office:value-type="float" office:value="38.28455898" table:style-name="ce1">
            <text:p>38.28455898</text:p>
          </table:table-cell>
          <table:table-cell table:number-columns-repeated="16380"/>
        </table:table-row>
        <table:table-row table:style-name="ro1">
          <table:table-cell office:value-type="float" office:value="1016.689" table:style-name="ce2">
            <text:p>1.02E+03</text:p>
          </table:table-cell>
          <table:table-cell office:value-type="float" office:value="38.280799999999999" table:style-name="ce1">
            <text:p>38.2808</text:p>
          </table:table-cell>
          <table:table-cell office:value-type="float" office:value="1016.698538" table:style-name="ce1">
            <text:p>1016.698538</text:p>
          </table:table-cell>
          <table:table-cell office:value-type="float" office:value="38.279861310000001" table:style-name="ce1">
            <text:p>38.27986131</text:p>
          </table:table-cell>
          <table:table-cell table:number-columns-repeated="16380"/>
        </table:table-row>
        <table:table-row table:style-name="ro1">
          <table:table-cell office:value-type="float" office:value="1016.739" table:style-name="ce2">
            <text:p>1.02E+03</text:p>
          </table:table-cell>
          <table:table-cell office:value-type="float" office:value="38.2761" table:style-name="ce1">
            <text:p>38.2761</text:p>
          </table:table-cell>
          <table:table-cell office:value-type="float" office:value="1016.7485380000001" table:style-name="ce1">
            <text:p>1016.748538</text:p>
          </table:table-cell>
          <table:table-cell office:value-type="float" office:value="38.275184699999997" table:style-name="ce1">
            <text:p>38.2751847</text:p>
          </table:table-cell>
          <table:table-cell table:number-columns-repeated="16380"/>
        </table:table-row>
        <table:table-row table:style-name="ro1">
          <table:table-cell office:value-type="float" office:value="1016.789" table:style-name="ce2">
            <text:p>1.02E+03</text:p>
          </table:table-cell>
          <table:table-cell office:value-type="float" office:value="38.271500000000003" table:style-name="ce1">
            <text:p>38.2715</text:p>
          </table:table-cell>
          <table:table-cell office:value-type="float" office:value="1016.798538" table:style-name="ce1">
            <text:p>1016.798538</text:p>
          </table:table-cell>
          <table:table-cell office:value-type="float" office:value="38.2705287" table:style-name="ce1">
            <text:p>38.2705287</text:p>
          </table:table-cell>
          <table:table-cell table:number-columns-repeated="16380"/>
        </table:table-row>
        <table:table-row table:style-name="ro1">
          <table:table-cell office:value-type="float" office:value="1016.8390000000001" table:style-name="ce2">
            <text:p>1.02E+03</text:p>
          </table:table-cell>
          <table:table-cell office:value-type="float" office:value="38.266800000000003" table:style-name="ce1">
            <text:p>38.2668</text:p>
          </table:table-cell>
          <table:table-cell office:value-type="float" office:value="1016.848538" table:style-name="ce1">
            <text:p>1016.848538</text:p>
          </table:table-cell>
          <table:table-cell office:value-type="float" office:value="38.265892880000003" table:style-name="ce1">
            <text:p>38.26589288</text:p>
          </table:table-cell>
          <table:table-cell table:number-columns-repeated="16380"/>
        </table:table-row>
        <table:table-row table:style-name="ro1">
          <table:table-cell office:value-type="float" office:value="1016.889" table:style-name="ce2">
            <text:p>1.02E+03</text:p>
          </table:table-cell>
          <table:table-cell office:value-type="float" office:value="38.2622" table:style-name="ce1">
            <text:p>38.2622</text:p>
          </table:table-cell>
          <table:table-cell office:value-type="float" office:value="1016.898538" table:style-name="ce1">
            <text:p>1016.898538</text:p>
          </table:table-cell>
          <table:table-cell office:value-type="float" office:value="38.261276799999997" table:style-name="ce1">
            <text:p>38.2612768</text:p>
          </table:table-cell>
          <table:table-cell table:number-columns-repeated="16380"/>
        </table:table-row>
        <table:table-row table:style-name="ro1">
          <table:table-cell office:value-type="float" office:value="1016.939" table:style-name="ce2">
            <text:p>1.02E+03</text:p>
          </table:table-cell>
          <table:table-cell office:value-type="float" office:value="38.257599999999996" table:style-name="ce1">
            <text:p>38.2576</text:p>
          </table:table-cell>
          <table:table-cell office:value-type="float" office:value="1016.948538" table:style-name="ce1">
            <text:p>1016.948538</text:p>
          </table:table-cell>
          <table:table-cell office:value-type="float" office:value="38.256680019999997" table:style-name="ce1">
            <text:p>38.25668002</text:p>
          </table:table-cell>
          <table:table-cell table:number-columns-repeated="16380"/>
        </table:table-row>
        <table:table-row table:style-name="ro1">
          <table:table-cell office:value-type="float" office:value="1016.989" table:style-name="ce2">
            <text:p>1.02E+03</text:p>
          </table:table-cell>
          <table:table-cell office:value-type="float" office:value="38.253" table:style-name="ce1">
            <text:p>38.253</text:p>
          </table:table-cell>
          <table:table-cell office:value-type="float" office:value="1016.9985380000001" table:style-name="ce1">
            <text:p>1016.998538</text:p>
          </table:table-cell>
          <table:table-cell office:value-type="float" office:value="38.252102120000004" table:style-name="ce1">
            <text:p>38.25210212</text:p>
          </table:table-cell>
          <table:table-cell table:number-columns-repeated="16380"/>
        </table:table-row>
        <table:table-row table:style-name="ro1">
          <table:table-cell office:value-type="float" office:value="1017.039" table:style-name="ce2">
            <text:p>1.02E+03</text:p>
          </table:table-cell>
          <table:table-cell office:value-type="float" office:value="38.2485" table:style-name="ce1">
            <text:p>38.2485</text:p>
          </table:table-cell>
          <table:table-cell office:value-type="float" office:value="1017.048538" table:style-name="ce1">
            <text:p>1017.048538</text:p>
          </table:table-cell>
          <table:table-cell office:value-type="float" office:value="38.247542660000001" table:style-name="ce1">
            <text:p>38.24754266</text:p>
          </table:table-cell>
          <table:table-cell table:number-columns-repeated="16380"/>
        </table:table-row>
        <table:table-row table:style-name="ro1">
          <table:table-cell office:value-type="float" office:value="1017.0890000000001" table:style-name="ce2">
            <text:p>1.02E+03</text:p>
          </table:table-cell>
          <table:table-cell office:value-type="float" office:value="38.243899999999996" table:style-name="ce1">
            <text:p>38.2439</text:p>
          </table:table-cell>
          <table:table-cell office:value-type="float" office:value="1017.098538" table:style-name="ce1">
            <text:p>1017.098538</text:p>
          </table:table-cell>
          <table:table-cell office:value-type="float" office:value="38.243001239999998" table:style-name="ce1">
            <text:p>38.24300124</text:p>
          </table:table-cell>
          <table:table-cell table:number-columns-repeated="16380"/>
        </table:table-row>
        <table:table-row table:style-name="ro1">
          <table:table-cell office:value-type="float" office:value="1017.139" table:style-name="ce2">
            <text:p>1.02E+03</text:p>
          </table:table-cell>
          <table:table-cell office:value-type="float" office:value="38.239400000000003" table:style-name="ce1">
            <text:p>38.2394</text:p>
          </table:table-cell>
          <table:table-cell office:value-type="float" office:value="1017.148538" table:style-name="ce1">
            <text:p>1017.148538</text:p>
          </table:table-cell>
          <table:table-cell office:value-type="float" office:value="38.238477430000003" table:style-name="ce1">
            <text:p>38.23847743</text:p>
          </table:table-cell>
          <table:table-cell table:number-columns-repeated="16380"/>
        </table:table-row>
        <table:table-row table:style-name="ro1">
          <table:table-cell office:value-type="float" office:value="1017.189" table:style-name="ce2">
            <text:p>1.02E+03</text:p>
          </table:table-cell>
          <table:table-cell office:value-type="float" office:value="38.234900000000003" table:style-name="ce1">
            <text:p>38.2349</text:p>
          </table:table-cell>
          <table:table-cell office:value-type="float" office:value="1017.198538" table:style-name="ce1">
            <text:p>1017.198538</text:p>
          </table:table-cell>
          <table:table-cell office:value-type="float" office:value="38.233970800000002" table:style-name="ce1">
            <text:p>38.2339708</text:p>
          </table:table-cell>
          <table:table-cell table:number-columns-repeated="16380"/>
        </table:table-row>
        <table:table-row table:style-name="ro1">
          <table:table-cell office:value-type="float" office:value="1017.239" table:style-name="ce2">
            <text:p>1.02E+03</text:p>
          </table:table-cell>
          <table:table-cell office:value-type="float" office:value="38.230400000000003" table:style-name="ce1">
            <text:p>38.2304</text:p>
          </table:table-cell>
          <table:table-cell office:value-type="float" office:value="1017.2485380000001" table:style-name="ce1">
            <text:p>1017.248538</text:p>
          </table:table-cell>
          <table:table-cell office:value-type="float" office:value="38.229480969999997" table:style-name="ce1">
            <text:p>38.22948097</text:p>
          </table:table-cell>
          <table:table-cell table:number-columns-repeated="16380"/>
        </table:table-row>
        <table:table-row table:style-name="ro1">
          <table:table-cell office:value-type="float" office:value="1017.289" table:style-name="ce2">
            <text:p>1.02E+03</text:p>
          </table:table-cell>
          <table:table-cell office:value-type="float" office:value="38.225900000000003" table:style-name="ce1">
            <text:p>38.2259</text:p>
          </table:table-cell>
          <table:table-cell office:value-type="float" office:value="1017.298538" table:style-name="ce1">
            <text:p>1017.298538</text:p>
          </table:table-cell>
          <table:table-cell office:value-type="float" office:value="38.225007499999997" table:style-name="ce1">
            <text:p>38.2250075</text:p>
          </table:table-cell>
          <table:table-cell table:number-columns-repeated="16380"/>
        </table:table-row>
        <table:table-row table:style-name="ro1">
          <table:table-cell office:value-type="float" office:value="1017.3390000000001" table:style-name="ce2">
            <text:p>1.02E+03</text:p>
          </table:table-cell>
          <table:table-cell office:value-type="float" office:value="38.221400000000003" table:style-name="ce1">
            <text:p>38.2214</text:p>
          </table:table-cell>
          <table:table-cell office:value-type="float" office:value="1017.348538" table:style-name="ce1">
            <text:p>1017.348538</text:p>
          </table:table-cell>
          <table:table-cell office:value-type="float" office:value="38.220550000000003" table:style-name="ce1">
            <text:p>38.22055</text:p>
          </table:table-cell>
          <table:table-cell table:number-columns-repeated="16380"/>
        </table:table-row>
        <table:table-row table:style-name="ro1">
          <table:table-cell office:value-type="float" office:value="1017.389" table:style-name="ce2">
            <text:p>1.02E+03</text:p>
          </table:table-cell>
          <table:table-cell office:value-type="float" office:value="38.216999999999999" table:style-name="ce1">
            <text:p>38.217</text:p>
          </table:table-cell>
          <table:table-cell office:value-type="float" office:value="1017.398538" table:style-name="ce1">
            <text:p>1017.398538</text:p>
          </table:table-cell>
          <table:table-cell office:value-type="float" office:value="38.216108069999997" table:style-name="ce1">
            <text:p>38.21610807</text:p>
          </table:table-cell>
          <table:table-cell table:number-columns-repeated="16380"/>
        </table:table-row>
        <table:table-row table:style-name="ro1">
          <table:table-cell office:value-type="float" office:value="1017.439" table:style-name="ce2">
            <text:p>1.02E+03</text:p>
          </table:table-cell>
          <table:table-cell office:value-type="float" office:value="38.212600000000002" table:style-name="ce1">
            <text:p>38.2126</text:p>
          </table:table-cell>
          <table:table-cell office:value-type="float" office:value="1017.448538" table:style-name="ce1">
            <text:p>1017.448538</text:p>
          </table:table-cell>
          <table:table-cell office:value-type="float" office:value="38.211681300000002" table:style-name="ce1">
            <text:p>38.2116813</text:p>
          </table:table-cell>
          <table:table-cell table:number-columns-repeated="16380"/>
        </table:table-row>
        <table:table-row table:style-name="ro1">
          <table:table-cell office:value-type="float" office:value="1017.489" table:style-name="ce2">
            <text:p>1.02E+03</text:p>
          </table:table-cell>
          <table:table-cell office:value-type="float" office:value="38.208199999999998" table:style-name="ce1">
            <text:p>38.2082</text:p>
          </table:table-cell>
          <table:table-cell office:value-type="float" office:value="1017.4985380000001" table:style-name="ce1">
            <text:p>1017.498538</text:p>
          </table:table-cell>
          <table:table-cell office:value-type="float" office:value="38.207269310000001" table:style-name="ce1">
            <text:p>38.20726931</text:p>
          </table:table-cell>
          <table:table-cell table:number-columns-repeated="16380"/>
        </table:table-row>
        <table:table-row table:style-name="ro1">
          <table:table-cell office:value-type="float" office:value="1017.539" table:style-name="ce2">
            <text:p>1.02E+03</text:p>
          </table:table-cell>
          <table:table-cell office:value-type="float" office:value="38.203800000000001" table:style-name="ce1">
            <text:p>38.2038</text:p>
          </table:table-cell>
          <table:table-cell office:value-type="float" office:value="1017.548538" table:style-name="ce1">
            <text:p>1017.548538</text:p>
          </table:table-cell>
          <table:table-cell office:value-type="float" office:value="38.202871700000003" table:style-name="ce1">
            <text:p>38.2028717</text:p>
          </table:table-cell>
          <table:table-cell table:number-columns-repeated="16380"/>
        </table:table-row>
        <table:table-row table:style-name="ro1">
          <table:table-cell office:value-type="float" office:value="1017.5890000000001" table:style-name="ce2">
            <text:p>1.02E+03</text:p>
          </table:table-cell>
          <table:table-cell office:value-type="float" office:value="38.199399999999997" table:style-name="ce1">
            <text:p>38.1994</text:p>
          </table:table-cell>
          <table:table-cell office:value-type="float" office:value="1017.598538" table:style-name="ce1">
            <text:p>1017.598538</text:p>
          </table:table-cell>
          <table:table-cell office:value-type="float" office:value="38.198488079999997" table:style-name="ce1">
            <text:p>38.19848808</text:p>
          </table:table-cell>
          <table:table-cell table:number-columns-repeated="16380"/>
        </table:table-row>
        <table:table-row table:style-name="ro1">
          <table:table-cell office:value-type="float" office:value="1017.639" table:style-name="ce2">
            <text:p>1.02E+03</text:p>
          </table:table-cell>
          <table:table-cell office:value-type="float" office:value="38.195" table:style-name="ce1">
            <text:p>38.195</text:p>
          </table:table-cell>
          <table:table-cell office:value-type="float" office:value="1017.648538" table:style-name="ce1">
            <text:p>1017.648538</text:p>
          </table:table-cell>
          <table:table-cell office:value-type="float" office:value="38.194118070000002" table:style-name="ce1">
            <text:p>38.19411807</text:p>
          </table:table-cell>
          <table:table-cell table:number-columns-repeated="16380"/>
        </table:table-row>
        <table:table-row table:style-name="ro1">
          <table:table-cell office:value-type="float" office:value="1017.689" table:style-name="ce2">
            <text:p>1.02E+03</text:p>
          </table:table-cell>
          <table:table-cell office:value-type="float" office:value="38.190600000000003" table:style-name="ce1">
            <text:p>38.1906</text:p>
          </table:table-cell>
          <table:table-cell office:value-type="float" office:value="1017.698538" table:style-name="ce1">
            <text:p>1017.698538</text:p>
          </table:table-cell>
          <table:table-cell office:value-type="float" office:value="38.18976129" table:style-name="ce1">
            <text:p>38.18976129</text:p>
          </table:table-cell>
          <table:table-cell table:number-columns-repeated="16380"/>
        </table:table-row>
        <table:table-row table:style-name="ro1">
          <table:table-cell office:value-type="float" office:value="1017.739" table:style-name="ce2">
            <text:p>1.02E+03</text:p>
          </table:table-cell>
          <table:table-cell office:value-type="float" office:value="38.186300000000003" table:style-name="ce1">
            <text:p>38.1863</text:p>
          </table:table-cell>
          <table:table-cell office:value-type="float" office:value="1017.7485380000001" table:style-name="ce1">
            <text:p>1017.748538</text:p>
          </table:table-cell>
          <table:table-cell office:value-type="float" office:value="38.185417370000003" table:style-name="ce1">
            <text:p>38.18541737</text:p>
          </table:table-cell>
          <table:table-cell table:number-columns-repeated="16380"/>
        </table:table-row>
        <table:table-row table:style-name="ro1">
          <table:table-cell office:value-type="float" office:value="1017.789" table:style-name="ce2">
            <text:p>1.02E+03</text:p>
          </table:table-cell>
          <table:table-cell office:value-type="float" office:value="38.182000000000002" table:style-name="ce1">
            <text:p>38.182</text:p>
          </table:table-cell>
          <table:table-cell office:value-type="float" office:value="1017.798538" table:style-name="ce1">
            <text:p>1017.798538</text:p>
          </table:table-cell>
          <table:table-cell office:value-type="float" office:value="38.181085920000001" table:style-name="ce1">
            <text:p>38.18108592</text:p>
          </table:table-cell>
          <table:table-cell table:number-columns-repeated="16380"/>
        </table:table-row>
        <table:table-row table:style-name="ro1">
          <table:table-cell office:value-type="float" office:value="1017.8390000000001" table:style-name="ce2">
            <text:p>1.02E+03</text:p>
          </table:table-cell>
          <table:table-cell office:value-type="float" office:value="38.177599999999998" table:style-name="ce1">
            <text:p>38.1776</text:p>
          </table:table-cell>
          <table:table-cell office:value-type="float" office:value="1017.848538" table:style-name="ce1">
            <text:p>1017.848538</text:p>
          </table:table-cell>
          <table:table-cell office:value-type="float" office:value="38.176766579999999" table:style-name="ce1">
            <text:p>38.17676658</text:p>
          </table:table-cell>
          <table:table-cell table:number-columns-repeated="16380"/>
        </table:table-row>
        <table:table-row table:style-name="ro1">
          <table:table-cell office:value-type="float" office:value="1017.889" table:style-name="ce2">
            <text:p>1.02E+03</text:p>
          </table:table-cell>
          <table:table-cell office:value-type="float" office:value="38.173299999999998" table:style-name="ce1">
            <text:p>38.1733</text:p>
          </table:table-cell>
          <table:table-cell office:value-type="float" office:value="1017.898538" table:style-name="ce1">
            <text:p>1017.898538</text:p>
          </table:table-cell>
          <table:table-cell office:value-type="float" office:value="38.172458990000003" table:style-name="ce1">
            <text:p>38.17245899</text:p>
          </table:table-cell>
          <table:table-cell table:number-columns-repeated="16380"/>
        </table:table-row>
        <table:table-row table:style-name="ro1">
          <table:table-cell office:value-type="float" office:value="1017.939" table:style-name="ce2">
            <text:p>1.02E+03</text:p>
          </table:table-cell>
          <table:table-cell office:value-type="float" office:value="38.168999999999997" table:style-name="ce1">
            <text:p>38.169</text:p>
          </table:table-cell>
          <table:table-cell office:value-type="float" office:value="1017.948538" table:style-name="ce1">
            <text:p>1017.948538</text:p>
          </table:table-cell>
          <table:table-cell office:value-type="float" office:value="38.168162770000002" table:style-name="ce1">
            <text:p>38.16816277</text:p>
          </table:table-cell>
          <table:table-cell table:number-columns-repeated="16380"/>
        </table:table-row>
        <table:table-row table:style-name="ro1">
          <table:table-cell office:value-type="float" office:value="1017.989" table:style-name="ce2">
            <text:p>1.02E+03</text:p>
          </table:table-cell>
          <table:table-cell office:value-type="float" office:value="38.164700000000003" table:style-name="ce1">
            <text:p>38.1647</text:p>
          </table:table-cell>
          <table:table-cell office:value-type="float" office:value="1017.9985380000001" table:style-name="ce1">
            <text:p>1017.998538</text:p>
          </table:table-cell>
          <table:table-cell office:value-type="float" office:value="38.163877569999997" table:style-name="ce1">
            <text:p>38.16387757</text:p>
          </table:table-cell>
          <table:table-cell table:number-columns-repeated="16380"/>
        </table:table-row>
        <table:table-row table:style-name="ro1">
          <table:table-cell office:value-type="float" office:value="1018.039" table:style-name="ce2">
            <text:p>1.02E+03</text:p>
          </table:table-cell>
          <table:table-cell office:value-type="float" office:value="38.160499999999999" table:style-name="ce1">
            <text:p>38.1605</text:p>
          </table:table-cell>
          <table:table-cell office:value-type="float" office:value="1018.048538" table:style-name="ce1">
            <text:p>1018.048538</text:p>
          </table:table-cell>
          <table:table-cell office:value-type="float" office:value="38.15960304" table:style-name="ce1">
            <text:p>38.15960304</text:p>
          </table:table-cell>
          <table:table-cell table:number-columns-repeated="16380"/>
        </table:table-row>
        <table:table-row table:style-name="ro1">
          <table:table-cell office:value-type="float" office:value="1018.0890000000001" table:style-name="ce2">
            <text:p>1.02E+03</text:p>
          </table:table-cell>
          <table:table-cell office:value-type="float" office:value="38.156199999999998" table:style-name="ce1">
            <text:p>38.1562</text:p>
          </table:table-cell>
          <table:table-cell office:value-type="float" office:value="1018.098538" table:style-name="ce1">
            <text:p>1018.098538</text:p>
          </table:table-cell>
          <table:table-cell office:value-type="float" office:value="38.155338810000003" table:style-name="ce1">
            <text:p>38.15533881</text:p>
          </table:table-cell>
          <table:table-cell table:number-columns-repeated="16380"/>
        </table:table-row>
        <table:table-row table:style-name="ro1">
          <table:table-cell office:value-type="float" office:value="1018.139" table:style-name="ce2">
            <text:p>1.02E+03</text:p>
          </table:table-cell>
          <table:table-cell office:value-type="float" office:value="38.151899999999998" table:style-name="ce1">
            <text:p>38.1519</text:p>
          </table:table-cell>
          <table:table-cell office:value-type="float" office:value="1018.148538" table:style-name="ce1">
            <text:p>1018.148538</text:p>
          </table:table-cell>
          <table:table-cell office:value-type="float" office:value="38.15108455" table:style-name="ce1">
            <text:p>38.15108455</text:p>
          </table:table-cell>
          <table:table-cell table:number-columns-repeated="16380"/>
        </table:table-row>
        <table:table-row table:style-name="ro1">
          <table:table-cell office:value-type="float" office:value="1018.189" table:style-name="ce2">
            <text:p>1.02E+03</text:p>
          </table:table-cell>
          <table:table-cell office:value-type="float" office:value="38.1477" table:style-name="ce1">
            <text:p>38.1477</text:p>
          </table:table-cell>
          <table:table-cell office:value-type="float" office:value="1018.198538" table:style-name="ce1">
            <text:p>1018.198538</text:p>
          </table:table-cell>
          <table:table-cell office:value-type="float" office:value="38.146839900000003" table:style-name="ce1">
            <text:p>38.1468399</text:p>
          </table:table-cell>
          <table:table-cell table:number-columns-repeated="16380"/>
        </table:table-row>
        <table:table-row table:style-name="ro1">
          <table:table-cell office:value-type="float" office:value="1018.239" table:style-name="ce2">
            <text:p>1.02E+03</text:p>
          </table:table-cell>
          <table:table-cell office:value-type="float" office:value="38.143500000000003" table:style-name="ce1">
            <text:p>38.1435</text:p>
          </table:table-cell>
          <table:table-cell office:value-type="float" office:value="1018.2485380000001" table:style-name="ce1">
            <text:p>1018.248538</text:p>
          </table:table-cell>
          <table:table-cell office:value-type="float" office:value="38.14260453" table:style-name="ce1">
            <text:p>38.14260453</text:p>
          </table:table-cell>
          <table:table-cell table:number-columns-repeated="16380"/>
        </table:table-row>
        <table:table-row table:style-name="ro1">
          <table:table-cell office:value-type="float" office:value="1018.289" table:style-name="ce2">
            <text:p>1.02E+03</text:p>
          </table:table-cell>
          <table:table-cell office:value-type="float" office:value="38.139200000000002" table:style-name="ce1">
            <text:p>38.1392</text:p>
          </table:table-cell>
          <table:table-cell office:value-type="float" office:value="1018.298538" table:style-name="ce1">
            <text:p>1018.298538</text:p>
          </table:table-cell>
          <table:table-cell office:value-type="float" office:value="38.138378080000003" table:style-name="ce1">
            <text:p>38.13837808</text:p>
          </table:table-cell>
          <table:table-cell table:number-columns-repeated="16380"/>
        </table:table-row>
        <table:table-row table:style-name="ro1">
          <table:table-cell office:value-type="float" office:value="1018.3390000000001" table:style-name="ce2">
            <text:p>1.02E+03</text:p>
          </table:table-cell>
          <table:table-cell office:value-type="float" office:value="38.134999999999998" table:style-name="ce1">
            <text:p>38.135</text:p>
          </table:table-cell>
          <table:table-cell office:value-type="float" office:value="1018.348538" table:style-name="ce1">
            <text:p>1018.348538</text:p>
          </table:table-cell>
          <table:table-cell office:value-type="float" office:value="38.13416024" table:style-name="ce1">
            <text:p>38.13416024</text:p>
          </table:table-cell>
          <table:table-cell table:number-columns-repeated="16380"/>
        </table:table-row>
        <table:table-row table:style-name="ro1">
          <table:table-cell office:value-type="float" office:value="1018.389" table:style-name="ce2">
            <text:p>1.02E+03</text:p>
          </table:table-cell>
          <table:table-cell office:value-type="float" office:value="38.130800000000001" table:style-name="ce1">
            <text:p>38.1308</text:p>
          </table:table-cell>
          <table:table-cell office:value-type="float" office:value="1018.398538" table:style-name="ce1">
            <text:p>1018.398538</text:p>
          </table:table-cell>
          <table:table-cell office:value-type="float" office:value="38.129950669999999" table:style-name="ce1">
            <text:p>38.12995067</text:p>
          </table:table-cell>
          <table:table-cell table:number-columns-repeated="16380"/>
        </table:table-row>
        <table:table-row table:style-name="ro1">
          <table:table-cell office:value-type="float" office:value="1018.439" table:style-name="ce2">
            <text:p>1.02E+03</text:p>
          </table:table-cell>
          <table:table-cell office:value-type="float" office:value="38.126600000000003" table:style-name="ce1">
            <text:p>38.1266</text:p>
          </table:table-cell>
          <table:table-cell office:value-type="float" office:value="1018.448538" table:style-name="ce1">
            <text:p>1018.448538</text:p>
          </table:table-cell>
          <table:table-cell office:value-type="float" office:value="38.125749030000001" table:style-name="ce1">
            <text:p>38.12574903</text:p>
          </table:table-cell>
          <table:table-cell table:number-columns-repeated="16380"/>
        </table:table-row>
        <table:table-row table:style-name="ro1">
          <table:table-cell office:value-type="float" office:value="1018.489" table:style-name="ce2">
            <text:p>1.02E+03</text:p>
          </table:table-cell>
          <table:table-cell office:value-type="float" office:value="38.122399999999999" table:style-name="ce1">
            <text:p>38.1224</text:p>
          </table:table-cell>
          <table:table-cell office:value-type="float" office:value="1018.4985380000001" table:style-name="ce1">
            <text:p>1018.498538</text:p>
          </table:table-cell>
          <table:table-cell office:value-type="float" office:value="38.121555010000002" table:style-name="ce1">
            <text:p>38.12155501</text:p>
          </table:table-cell>
          <table:table-cell table:number-columns-repeated="16380"/>
        </table:table-row>
        <table:table-row table:style-name="ro1">
          <table:table-cell office:value-type="float" office:value="1018.539" table:style-name="ce2">
            <text:p>1.02E+03</text:p>
          </table:table-cell>
          <table:table-cell office:value-type="float" office:value="38.118200000000002" table:style-name="ce1">
            <text:p>38.1182</text:p>
          </table:table-cell>
          <table:table-cell office:value-type="float" office:value="1018.548538" table:style-name="ce1">
            <text:p>1018.548538</text:p>
          </table:table-cell>
          <table:table-cell office:value-type="float" office:value="38.11736827" table:style-name="ce1">
            <text:p>38.11736827</text:p>
          </table:table-cell>
          <table:table-cell table:number-columns-repeated="16380"/>
        </table:table-row>
        <table:table-row table:style-name="ro1">
          <table:table-cell office:value-type="float" office:value="1018.5890000000001" table:style-name="ce2">
            <text:p>1.02E+03</text:p>
          </table:table-cell>
          <table:table-cell office:value-type="float" office:value="38.113999999999997" table:style-name="ce1">
            <text:p>38.114</text:p>
          </table:table-cell>
          <table:table-cell office:value-type="float" office:value="1018.598538" table:style-name="ce1">
            <text:p>1018.598538</text:p>
          </table:table-cell>
          <table:table-cell office:value-type="float" office:value="38.113188510000001" table:style-name="ce1">
            <text:p>38.11318851</text:p>
          </table:table-cell>
          <table:table-cell table:number-columns-repeated="16380"/>
        </table:table-row>
        <table:table-row table:style-name="ro1">
          <table:table-cell office:value-type="float" office:value="1018.639" table:style-name="ce2">
            <text:p>1.02E+03</text:p>
          </table:table-cell>
          <table:table-cell office:value-type="float" office:value="38.1098" table:style-name="ce1">
            <text:p>38.1098</text:p>
          </table:table-cell>
          <table:table-cell office:value-type="float" office:value="1018.648538" table:style-name="ce1">
            <text:p>1018.648538</text:p>
          </table:table-cell>
          <table:table-cell office:value-type="float" office:value="38.109015409999998" table:style-name="ce1">
            <text:p>38.10901541</text:p>
          </table:table-cell>
          <table:table-cell table:number-columns-repeated="16380"/>
        </table:table-row>
        <table:table-row table:style-name="ro1">
          <table:table-cell office:value-type="float" office:value="1018.689" table:style-name="ce2">
            <text:p>1.02E+03</text:p>
          </table:table-cell>
          <table:table-cell office:value-type="float" office:value="38.105699999999999" table:style-name="ce1">
            <text:p>38.1057</text:p>
          </table:table-cell>
          <table:table-cell office:value-type="float" office:value="1018.698538" table:style-name="ce1">
            <text:p>1018.698538</text:p>
          </table:table-cell>
          <table:table-cell office:value-type="float" office:value="38.104848650000001" table:style-name="ce1">
            <text:p>38.10484865</text:p>
          </table:table-cell>
          <table:table-cell table:number-columns-repeated="16380"/>
        </table:table-row>
        <table:table-row table:style-name="ro1">
          <table:table-cell office:value-type="float" office:value="1018.739" table:style-name="ce2">
            <text:p>1.02E+03</text:p>
          </table:table-cell>
          <table:table-cell office:value-type="float" office:value="38.101500000000001" table:style-name="ce1">
            <text:p>38.1015</text:p>
          </table:table-cell>
          <table:table-cell office:value-type="float" office:value="1018.7485380000001" table:style-name="ce1">
            <text:p>1018.748538</text:p>
          </table:table-cell>
          <table:table-cell office:value-type="float" office:value="38.100687929999999" table:style-name="ce1">
            <text:p>38.10068793</text:p>
          </table:table-cell>
          <table:table-cell table:number-columns-repeated="16380"/>
        </table:table-row>
        <table:table-row table:style-name="ro1">
          <table:table-cell office:value-type="float" office:value="1018.789" table:style-name="ce2">
            <text:p>1.02E+03</text:p>
          </table:table-cell>
          <table:table-cell office:value-type="float" office:value="38.0974" table:style-name="ce1">
            <text:p>38.0974</text:p>
          </table:table-cell>
          <table:table-cell office:value-type="float" office:value="1018.798538" table:style-name="ce1">
            <text:p>1018.798538</text:p>
          </table:table-cell>
          <table:table-cell office:value-type="float" office:value="38.096532940000003" table:style-name="ce1">
            <text:p>38.09653294</text:p>
          </table:table-cell>
          <table:table-cell table:number-columns-repeated="16380"/>
        </table:table-row>
        <table:table-row table:style-name="ro1">
          <table:table-cell office:value-type="float" office:value="1018.8390000000001" table:style-name="ce2">
            <text:p>1.02E+03</text:p>
          </table:table-cell>
          <table:table-cell office:value-type="float" office:value="38.093200000000003" table:style-name="ce1">
            <text:p>38.0932</text:p>
          </table:table-cell>
          <table:table-cell office:value-type="float" office:value="1018.848538" table:style-name="ce1">
            <text:p>1018.848538</text:p>
          </table:table-cell>
          <table:table-cell office:value-type="float" office:value="38.092383380000001" table:style-name="ce1">
            <text:p>38.09238338</text:p>
          </table:table-cell>
          <table:table-cell table:number-columns-repeated="16380"/>
        </table:table-row>
        <table:table-row table:style-name="ro1">
          <table:table-cell office:value-type="float" office:value="1018.889" table:style-name="ce2">
            <text:p>1.02E+03</text:p>
          </table:table-cell>
          <table:table-cell office:value-type="float" office:value="38.089100000000002" table:style-name="ce1">
            <text:p>38.0891</text:p>
          </table:table-cell>
          <table:table-cell office:value-type="float" office:value="1018.898538" table:style-name="ce1">
            <text:p>1018.898538</text:p>
          </table:table-cell>
          <table:table-cell office:value-type="float" office:value="38.088238959999998" table:style-name="ce1">
            <text:p>38.08823896</text:p>
          </table:table-cell>
          <table:table-cell table:number-columns-repeated="16380"/>
        </table:table-row>
        <table:table-row table:style-name="ro1">
          <table:table-cell office:value-type="float" office:value="1018.939" table:style-name="ce2">
            <text:p>1.02E+03</text:p>
          </table:table-cell>
          <table:table-cell office:value-type="float" office:value="38.084899999999998" table:style-name="ce1">
            <text:p>38.0849</text:p>
          </table:table-cell>
          <table:table-cell office:value-type="float" office:value="1018.948538" table:style-name="ce1">
            <text:p>1018.948538</text:p>
          </table:table-cell>
          <table:table-cell office:value-type="float" office:value="38.084099360000003" table:style-name="ce1">
            <text:p>38.08409936</text:p>
          </table:table-cell>
          <table:table-cell table:number-columns-repeated="16380"/>
        </table:table-row>
        <table:table-row table:style-name="ro1">
          <table:table-cell office:value-type="float" office:value="1018.989" table:style-name="ce2">
            <text:p>1.02E+03</text:p>
          </table:table-cell>
          <table:table-cell office:value-type="float" office:value="38.080800000000004" table:style-name="ce1">
            <text:p>38.0808</text:p>
          </table:table-cell>
          <table:table-cell office:value-type="float" office:value="1018.9985380000001" table:style-name="ce1">
            <text:p>1018.998538</text:p>
          </table:table-cell>
          <table:table-cell office:value-type="float" office:value="38.079964320000002" table:style-name="ce1">
            <text:p>38.07996432</text:p>
          </table:table-cell>
          <table:table-cell table:number-columns-repeated="16380"/>
        </table:table-row>
        <table:table-row table:style-name="ro1">
          <table:table-cell office:value-type="float" office:value="1019.039" table:style-name="ce2">
            <text:p>1.02E+03</text:p>
          </table:table-cell>
          <table:table-cell office:value-type="float" office:value="38.076700000000002" table:style-name="ce1">
            <text:p>38.0767</text:p>
          </table:table-cell>
          <table:table-cell office:value-type="float" office:value="1019.048538" table:style-name="ce1">
            <text:p>1019.048538</text:p>
          </table:table-cell>
          <table:table-cell office:value-type="float" office:value="38.075833529999997" table:style-name="ce1">
            <text:p>38.07583353</text:p>
          </table:table-cell>
          <table:table-cell table:number-columns-repeated="16380"/>
        </table:table-row>
        <table:table-row table:style-name="ro1">
          <table:table-cell office:value-type="float" office:value="1019.0890000000001" table:style-name="ce2">
            <text:p>1.02E+03</text:p>
          </table:table-cell>
          <table:table-cell office:value-type="float" office:value="38.072499999999998" table:style-name="ce1">
            <text:p>38.0725</text:p>
          </table:table-cell>
          <table:table-cell office:value-type="float" office:value="1019.098538" table:style-name="ce1">
            <text:p>1019.098538</text:p>
          </table:table-cell>
          <table:table-cell office:value-type="float" office:value="38.0717067" table:style-name="ce1">
            <text:p>38.0717067</text:p>
          </table:table-cell>
          <table:table-cell table:number-columns-repeated="16380"/>
        </table:table-row>
        <table:table-row table:style-name="ro1">
          <table:table-cell office:value-type="float" office:value="1019.139" table:style-name="ce2">
            <text:p>1.02E+03</text:p>
          </table:table-cell>
          <table:table-cell office:value-type="float" office:value="38.068399999999997" table:style-name="ce1">
            <text:p>38.0684</text:p>
          </table:table-cell>
          <table:table-cell office:value-type="float" office:value="1019.148538" table:style-name="ce1">
            <text:p>1019.148538</text:p>
          </table:table-cell>
          <table:table-cell office:value-type="float" office:value="38.067583569999996" table:style-name="ce1">
            <text:p>38.06758357</text:p>
          </table:table-cell>
          <table:table-cell table:number-columns-repeated="16380"/>
        </table:table-row>
        <table:table-row table:style-name="ro1">
          <table:table-cell office:value-type="float" office:value="1019.189" table:style-name="ce2">
            <text:p>1.02E+03</text:p>
          </table:table-cell>
          <table:table-cell office:value-type="float" office:value="38.064300000000003" table:style-name="ce1">
            <text:p>38.0643</text:p>
          </table:table-cell>
          <table:table-cell office:value-type="float" office:value="1019.198538" table:style-name="ce1">
            <text:p>1019.198538</text:p>
          </table:table-cell>
          <table:table-cell office:value-type="float" office:value="38.063463839999997" table:style-name="ce1">
            <text:p>38.06346384</text:p>
          </table:table-cell>
          <table:table-cell table:number-columns-repeated="16380"/>
        </table:table-row>
        <table:table-row table:style-name="ro1">
          <table:table-cell office:value-type="float" office:value="1019.239" table:style-name="ce2">
            <text:p>1.02E+03</text:p>
          </table:table-cell>
          <table:table-cell office:value-type="float" office:value="38.060200000000002" table:style-name="ce1">
            <text:p>38.0602</text:p>
          </table:table-cell>
          <table:table-cell office:value-type="float" office:value="1019.2485380000001" table:style-name="ce1">
            <text:p>1019.248538</text:p>
          </table:table-cell>
          <table:table-cell office:value-type="float" office:value="38.059347240000001" table:style-name="ce1">
            <text:p>38.05934724</text:p>
          </table:table-cell>
          <table:table-cell table:number-columns-repeated="16380"/>
        </table:table-row>
        <table:table-row table:style-name="ro1">
          <table:table-cell office:value-type="float" office:value="1019.289" table:style-name="ce2">
            <text:p>1.02E+03</text:p>
          </table:table-cell>
          <table:table-cell office:value-type="float" office:value="38.056100000000001" table:style-name="ce1">
            <text:p>38.0561</text:p>
          </table:table-cell>
          <table:table-cell office:value-type="float" office:value="1019.298538" table:style-name="ce1">
            <text:p>1019.298538</text:p>
          </table:table-cell>
          <table:table-cell office:value-type="float" office:value="38.0552335" table:style-name="ce1">
            <text:p>38.0552335</text:p>
          </table:table-cell>
          <table:table-cell table:number-columns-repeated="16380"/>
        </table:table-row>
        <table:table-row table:style-name="ro1">
          <table:table-cell office:value-type="float" office:value="1019.3390000000001" table:style-name="ce2">
            <text:p>1.02E+03</text:p>
          </table:table-cell>
          <table:table-cell office:value-type="float" office:value="38.051900000000003" table:style-name="ce1">
            <text:p>38.0519</text:p>
          </table:table-cell>
          <table:table-cell office:value-type="float" office:value="1019.348538" table:style-name="ce1">
            <text:p>1019.348538</text:p>
          </table:table-cell>
          <table:table-cell office:value-type="float" office:value="38.05112235" table:style-name="ce1">
            <text:p>38.05112235</text:p>
          </table:table-cell>
          <table:table-cell table:number-columns-repeated="16380"/>
        </table:table-row>
        <table:table-row table:style-name="ro1">
          <table:table-cell office:value-type="float" office:value="1019.389" table:style-name="ce2">
            <text:p>1.02E+03</text:p>
          </table:table-cell>
          <table:table-cell office:value-type="float" office:value="38.047800000000002" table:style-name="ce1">
            <text:p>38.0478</text:p>
          </table:table-cell>
          <table:table-cell office:value-type="float" office:value="1019.398538" table:style-name="ce1">
            <text:p>1019.398538</text:p>
          </table:table-cell>
          <table:table-cell office:value-type="float" office:value="38.04701352" table:style-name="ce1">
            <text:p>38.04701352</text:p>
          </table:table-cell>
          <table:table-cell table:number-columns-repeated="16380"/>
        </table:table-row>
        <table:table-row table:style-name="ro1">
          <table:table-cell office:value-type="float" office:value="1019.439" table:style-name="ce2">
            <text:p>1.02E+03</text:p>
          </table:table-cell>
          <table:table-cell office:value-type="float" office:value="38.043700000000001" table:style-name="ce1">
            <text:p>38.0437</text:p>
          </table:table-cell>
          <table:table-cell office:value-type="float" office:value="1019.448538" table:style-name="ce1">
            <text:p>1019.448538</text:p>
          </table:table-cell>
          <table:table-cell office:value-type="float" office:value="38.04290675" table:style-name="ce1">
            <text:p>38.04290675</text:p>
          </table:table-cell>
          <table:table-cell table:number-columns-repeated="16380"/>
        </table:table-row>
        <table:table-row table:style-name="ro1">
          <table:table-cell office:value-type="float" office:value="1019.489" table:style-name="ce2">
            <text:p>1.02E+03</text:p>
          </table:table-cell>
          <table:table-cell office:value-type="float" office:value="38.0396" table:style-name="ce1">
            <text:p>38.0396</text:p>
          </table:table-cell>
          <table:table-cell office:value-type="float" office:value="1019.4985380000001" table:style-name="ce1">
            <text:p>1019.498538</text:p>
          </table:table-cell>
          <table:table-cell office:value-type="float" office:value="38.03880178" table:style-name="ce1">
            <text:p>38.03880178</text:p>
          </table:table-cell>
          <table:table-cell table:number-columns-repeated="16380"/>
        </table:table-row>
        <table:table-row table:style-name="ro1">
          <table:table-cell office:value-type="float" office:value="1019.539" table:style-name="ce2">
            <text:p>1.02E+03</text:p>
          </table:table-cell>
          <table:table-cell office:value-type="float" office:value="38.035499999999999" table:style-name="ce1">
            <text:p>38.0355</text:p>
          </table:table-cell>
          <table:table-cell office:value-type="float" office:value="1019.548538" table:style-name="ce1">
            <text:p>1019.548538</text:p>
          </table:table-cell>
          <table:table-cell office:value-type="float" office:value="38.034698339999998" table:style-name="ce1">
            <text:p>38.03469834</text:p>
          </table:table-cell>
          <table:table-cell table:number-columns-repeated="16380"/>
        </table:table-row>
        <table:table-row table:style-name="ro1">
          <table:table-cell office:value-type="float" office:value="1019.5890000000001" table:style-name="ce2">
            <text:p>1.02E+03</text:p>
          </table:table-cell>
          <table:table-cell office:value-type="float" office:value="38.031399999999998" table:style-name="ce1">
            <text:p>38.0314</text:p>
          </table:table-cell>
          <table:table-cell office:value-type="float" office:value="1019.598538" table:style-name="ce1">
            <text:p>1019.598538</text:p>
          </table:table-cell>
          <table:table-cell office:value-type="float" office:value="38.030596189999997" table:style-name="ce1">
            <text:p>38.03059619</text:p>
          </table:table-cell>
          <table:table-cell table:number-columns-repeated="16380"/>
        </table:table-row>
        <table:table-row table:style-name="ro1">
          <table:table-cell office:value-type="float" office:value="1019.639" table:style-name="ce2">
            <text:p>1.02E+03</text:p>
          </table:table-cell>
          <table:table-cell office:value-type="float" office:value="38.027299999999997" table:style-name="ce1">
            <text:p>38.0273</text:p>
          </table:table-cell>
          <table:table-cell office:value-type="float" office:value="1019.648538" table:style-name="ce1">
            <text:p>1019.648538</text:p>
          </table:table-cell>
          <table:table-cell office:value-type="float" office:value="38.026495070000003" table:style-name="ce1">
            <text:p>38.02649507</text:p>
          </table:table-cell>
          <table:table-cell table:number-columns-repeated="16380"/>
        </table:table-row>
        <table:table-row table:style-name="ro1">
          <table:table-cell office:value-type="float" office:value="1019.689" table:style-name="ce2">
            <text:p>1.02E+03</text:p>
          </table:table-cell>
          <table:table-cell office:value-type="float" office:value="38.023200000000003" table:style-name="ce1">
            <text:p>38.0232</text:p>
          </table:table-cell>
          <table:table-cell office:value-type="float" office:value="1019.698538" table:style-name="ce1">
            <text:p>1019.698538</text:p>
          </table:table-cell>
          <table:table-cell office:value-type="float" office:value="38.022394730000002" table:style-name="ce1">
            <text:p>38.02239473</text:p>
          </table:table-cell>
          <table:table-cell table:number-columns-repeated="16380"/>
        </table:table-row>
        <table:table-row table:style-name="ro1">
          <table:table-cell office:value-type="float" office:value="1019.739" table:style-name="ce2">
            <text:p>1.02E+03</text:p>
          </table:table-cell>
          <table:table-cell office:value-type="float" office:value="38.019100000000002" table:style-name="ce1">
            <text:p>38.0191</text:p>
          </table:table-cell>
          <table:table-cell office:value-type="float" office:value="1019.7485380000001" table:style-name="ce1">
            <text:p>1019.748538</text:p>
          </table:table-cell>
          <table:table-cell office:value-type="float" office:value="38.018294930000003" table:style-name="ce1">
            <text:p>38.01829493</text:p>
          </table:table-cell>
          <table:table-cell table:number-columns-repeated="16380"/>
        </table:table-row>
        <table:table-row table:style-name="ro1">
          <table:table-cell office:value-type="float" office:value="1019.789" table:style-name="ce2">
            <text:p>1.02E+03</text:p>
          </table:table-cell>
          <table:table-cell office:value-type="float" office:value="38.015000000000001" table:style-name="ce1">
            <text:p>38.015</text:p>
          </table:table-cell>
          <table:table-cell office:value-type="float" office:value="1019.798538" table:style-name="ce1">
            <text:p>1019.798538</text:p>
          </table:table-cell>
          <table:table-cell office:value-type="float" office:value="38.014195430000001" table:style-name="ce1">
            <text:p>38.01419543</text:p>
          </table:table-cell>
          <table:table-cell table:number-columns-repeated="16380"/>
        </table:table-row>
        <table:table-row table:style-name="ro1">
          <table:table-cell office:value-type="float" office:value="1019.8390000000001" table:style-name="ce2">
            <text:p>1.02E+03</text:p>
          </table:table-cell>
          <table:table-cell office:value-type="float" office:value="38.010899999999999" table:style-name="ce1">
            <text:p>38.0109</text:p>
          </table:table-cell>
          <table:table-cell office:value-type="float" office:value="1019.848538" table:style-name="ce1">
            <text:p>1019.848538</text:p>
          </table:table-cell>
          <table:table-cell office:value-type="float" office:value="38.010095980000003" table:style-name="ce1">
            <text:p>38.01009598</text:p>
          </table:table-cell>
          <table:table-cell table:number-columns-repeated="16380"/>
        </table:table-row>
        <table:table-row table:style-name="ro1">
          <table:table-cell office:value-type="float" office:value="1019.889" table:style-name="ce2">
            <text:p>1.02E+03</text:p>
          </table:table-cell>
          <table:table-cell office:value-type="float" office:value="38.006799999999998" table:style-name="ce1">
            <text:p>38.0068</text:p>
          </table:table-cell>
          <table:table-cell office:value-type="float" office:value="1019.898538" table:style-name="ce1">
            <text:p>1019.898538</text:p>
          </table:table-cell>
          <table:table-cell office:value-type="float" office:value="38.005996340000003" table:style-name="ce1">
            <text:p>38.00599634</text:p>
          </table:table-cell>
          <table:table-cell table:number-columns-repeated="16380"/>
        </table:table-row>
        <table:table-row table:style-name="ro1">
          <table:table-cell office:value-type="float" office:value="1019.939" table:style-name="ce2">
            <text:p>1.02E+03</text:p>
          </table:table-cell>
          <table:table-cell office:value-type="float" office:value="38.002699999999997" table:style-name="ce1">
            <text:p>38.0027</text:p>
          </table:table-cell>
          <table:table-cell office:value-type="float" office:value="1019.948538" table:style-name="ce1">
            <text:p>1019.948538</text:p>
          </table:table-cell>
          <table:table-cell office:value-type="float" office:value="38.001896289999998" table:style-name="ce1">
            <text:p>38.00189629</text:p>
          </table:table-cell>
          <table:table-cell table:number-columns-repeated="16380"/>
        </table:table-row>
        <table:table-row table:style-name="ro1">
          <table:table-cell office:value-type="float" office:value="1019.989" table:style-name="ce2">
            <text:p>1.02E+03</text:p>
          </table:table-cell>
          <table:table-cell office:value-type="float" office:value="37.998600000000003" table:style-name="ce1">
            <text:p>37.9986</text:p>
          </table:table-cell>
          <table:table-cell office:value-type="float" office:value="1019.9985380000001" table:style-name="ce1">
            <text:p>1019.998538</text:p>
          </table:table-cell>
          <table:table-cell office:value-type="float" office:value="37.997795600000003" table:style-name="ce1">
            <text:p>37.9977956</text:p>
          </table:table-cell>
          <table:table-cell table:number-columns-repeated="16380"/>
        </table:table-row>
        <table:table-row table:style-name="ro1">
          <table:table-cell office:value-type="float" office:value="1020.039" table:style-name="ce2">
            <text:p>1.02E+03</text:p>
          </table:table-cell>
          <table:table-cell office:value-type="float" office:value="37.994500000000002" table:style-name="ce1">
            <text:p>37.9945</text:p>
          </table:table-cell>
          <table:table-cell office:value-type="float" office:value="1020.048538" table:style-name="ce1">
            <text:p>1020.048538</text:p>
          </table:table-cell>
          <table:table-cell office:value-type="float" office:value="37.99369402" table:style-name="ce1">
            <text:p>37.99369402</text:p>
          </table:table-cell>
          <table:table-cell table:number-columns-repeated="16380"/>
        </table:table-row>
        <table:table-row table:style-name="ro1">
          <table:table-cell office:value-type="float" office:value="1020.0890000000001" table:style-name="ce2">
            <text:p>1.02E+03</text:p>
          </table:table-cell>
          <table:table-cell office:value-type="float" office:value="37.990400000000001" table:style-name="ce1">
            <text:p>37.9904</text:p>
          </table:table-cell>
          <table:table-cell office:value-type="float" office:value="1020.098538" table:style-name="ce1">
            <text:p>1020.098538</text:p>
          </table:table-cell>
          <table:table-cell office:value-type="float" office:value="37.989591339999997" table:style-name="ce1">
            <text:p>37.98959134</text:p>
          </table:table-cell>
          <table:table-cell table:number-columns-repeated="16380"/>
        </table:table-row>
        <table:table-row table:style-name="ro1">
          <table:table-cell office:value-type="float" office:value="1020.139" table:style-name="ce2">
            <text:p>1.02E+03</text:p>
          </table:table-cell>
          <table:table-cell office:value-type="float" office:value="37.9863" table:style-name="ce1">
            <text:p>37.9863</text:p>
          </table:table-cell>
          <table:table-cell office:value-type="float" office:value="1020.148538" table:style-name="ce1">
            <text:p>1020.148538</text:p>
          </table:table-cell>
          <table:table-cell office:value-type="float" office:value="37.985487339999999" table:style-name="ce1">
            <text:p>37.98548734</text:p>
          </table:table-cell>
          <table:table-cell table:number-columns-repeated="16380"/>
        </table:table-row>
        <table:table-row table:style-name="ro1">
          <table:table-cell office:value-type="float" office:value="1020.189" table:style-name="ce2">
            <text:p>1.02E+03</text:p>
          </table:table-cell>
          <table:table-cell office:value-type="float" office:value="37.982199999999999" table:style-name="ce1">
            <text:p>37.9822</text:p>
          </table:table-cell>
          <table:table-cell office:value-type="float" office:value="1020.198538" table:style-name="ce1">
            <text:p>1020.198538</text:p>
          </table:table-cell>
          <table:table-cell office:value-type="float" office:value="37.98138179" table:style-name="ce1">
            <text:p>37.98138179</text:p>
          </table:table-cell>
          <table:table-cell table:number-columns-repeated="16380"/>
        </table:table-row>
        <table:table-row table:style-name="ro1">
          <table:table-cell office:value-type="float" office:value="1020.239" table:style-name="ce2">
            <text:p>1.02E+03</text:p>
          </table:table-cell>
          <table:table-cell office:value-type="float" office:value="37.978099999999998" table:style-name="ce1">
            <text:p>37.9781</text:p>
          </table:table-cell>
          <table:table-cell office:value-type="float" office:value="1020.2485380000001" table:style-name="ce1">
            <text:p>1020.248538</text:p>
          </table:table-cell>
          <table:table-cell office:value-type="float" office:value="37.977274479999998" table:style-name="ce1">
            <text:p>37.97727448</text:p>
          </table:table-cell>
          <table:table-cell table:number-columns-repeated="16380"/>
        </table:table-row>
        <table:table-row table:style-name="ro1">
          <table:table-cell office:value-type="float" office:value="1020.289" table:style-name="ce2">
            <text:p>1.02E+03</text:p>
          </table:table-cell>
          <table:table-cell office:value-type="float" office:value="37.973999999999997" table:style-name="ce1">
            <text:p>37.974</text:p>
          </table:table-cell>
          <table:table-cell office:value-type="float" office:value="1020.298538" table:style-name="ce1">
            <text:p>1020.298538</text:p>
          </table:table-cell>
          <table:table-cell office:value-type="float" office:value="37.973165180000002" table:style-name="ce1">
            <text:p>37.97316518</text:p>
          </table:table-cell>
          <table:table-cell table:number-columns-repeated="16380"/>
        </table:table-row>
        <table:table-row table:style-name="ro1">
          <table:table-cell office:value-type="float" office:value="1020.3390000000001" table:style-name="ce2">
            <text:p>1.02E+03</text:p>
          </table:table-cell>
          <table:table-cell office:value-type="float" office:value="37.969900000000003" table:style-name="ce1">
            <text:p>37.9699</text:p>
          </table:table-cell>
          <table:table-cell office:value-type="float" office:value="1020.348538" table:style-name="ce1">
            <text:p>1020.348538</text:p>
          </table:table-cell>
          <table:table-cell office:value-type="float" office:value="37.969053700000003" table:style-name="ce1">
            <text:p>37.9690537</text:p>
          </table:table-cell>
          <table:table-cell table:number-columns-repeated="16380"/>
        </table:table-row>
        <table:table-row table:style-name="ro1">
          <table:table-cell office:value-type="float" office:value="1020.389" table:style-name="ce2">
            <text:p>1.02E+03</text:p>
          </table:table-cell>
          <table:table-cell office:value-type="float" office:value="37.965800000000002" table:style-name="ce1">
            <text:p>37.9658</text:p>
          </table:table-cell>
          <table:table-cell office:value-type="float" office:value="1020.398538" table:style-name="ce1">
            <text:p>1020.398538</text:p>
          </table:table-cell>
          <table:table-cell office:value-type="float" office:value="37.964939809999997" table:style-name="ce1">
            <text:p>37.96493981</text:p>
          </table:table-cell>
          <table:table-cell table:number-columns-repeated="16380"/>
        </table:table-row>
        <table:table-row table:style-name="ro1">
          <table:table-cell office:value-type="float" office:value="1020.439" table:style-name="ce2">
            <text:p>1.02E+03</text:p>
          </table:table-cell>
          <table:table-cell office:value-type="float" office:value="37.961599999999997" table:style-name="ce1">
            <text:p>37.9616</text:p>
          </table:table-cell>
          <table:table-cell office:value-type="float" office:value="1020.448538" table:style-name="ce1">
            <text:p>1020.448538</text:p>
          </table:table-cell>
          <table:table-cell office:value-type="float" office:value="37.960823320000003" table:style-name="ce1">
            <text:p>37.96082332</text:p>
          </table:table-cell>
          <table:table-cell table:number-columns-repeated="16380"/>
        </table:table-row>
        <table:table-row table:style-name="ro1">
          <table:table-cell office:value-type="float" office:value="1020.489" table:style-name="ce2">
            <text:p>1.02E+03</text:p>
          </table:table-cell>
          <table:table-cell office:value-type="float" office:value="37.957500000000003" table:style-name="ce1">
            <text:p>37.9575</text:p>
          </table:table-cell>
          <table:table-cell office:value-type="float" office:value="1020.4985380000001" table:style-name="ce1">
            <text:p>1020.498538</text:p>
          </table:table-cell>
          <table:table-cell office:value-type="float" office:value="37.956704019999997" table:style-name="ce1">
            <text:p>37.95670402</text:p>
          </table:table-cell>
          <table:table-cell table:number-columns-repeated="16380"/>
        </table:table-row>
        <table:table-row table:style-name="ro1">
          <table:table-cell office:value-type="float" office:value="1020.539" table:style-name="ce2">
            <text:p>1.02E+03</text:p>
          </table:table-cell>
          <table:table-cell office:value-type="float" office:value="37.953400000000002" table:style-name="ce1">
            <text:p>37.9534</text:p>
          </table:table-cell>
          <table:table-cell office:value-type="float" office:value="1020.548538" table:style-name="ce1">
            <text:p>1020.548538</text:p>
          </table:table-cell>
          <table:table-cell office:value-type="float" office:value="37.952581700000003" table:style-name="ce1">
            <text:p>37.9525817</text:p>
          </table:table-cell>
          <table:table-cell table:number-columns-repeated="16380"/>
        </table:table-row>
        <table:table-row table:style-name="ro1">
          <table:table-cell office:value-type="float" office:value="1020.5890000000001" table:style-name="ce2">
            <text:p>1.02E+03</text:p>
          </table:table-cell>
          <table:table-cell office:value-type="float" office:value="37.949300000000001" table:style-name="ce1">
            <text:p>37.9493</text:p>
          </table:table-cell>
          <table:table-cell office:value-type="float" office:value="1020.598538" table:style-name="ce1">
            <text:p>1020.598538</text:p>
          </table:table-cell>
          <table:table-cell office:value-type="float" office:value="37.94845617" table:style-name="ce1">
            <text:p>37.94845617</text:p>
          </table:table-cell>
          <table:table-cell table:number-columns-repeated="16380"/>
        </table:table-row>
        <table:table-row table:style-name="ro1">
          <table:table-cell office:value-type="float" office:value="1020.639" table:style-name="ce2">
            <text:p>1.02E+03</text:p>
          </table:table-cell>
          <table:table-cell office:value-type="float" office:value="37.9452" table:style-name="ce1">
            <text:p>37.9452</text:p>
          </table:table-cell>
          <table:table-cell office:value-type="float" office:value="1020.648538" table:style-name="ce1">
            <text:p>1020.648538</text:p>
          </table:table-cell>
          <table:table-cell office:value-type="float" office:value="37.944327229999999" table:style-name="ce1">
            <text:p>37.94432723</text:p>
          </table:table-cell>
          <table:table-cell table:number-columns-repeated="16380"/>
        </table:table-row>
        <table:table-row table:style-name="ro1">
          <table:table-cell office:value-type="float" office:value="1020.689" table:style-name="ce2">
            <text:p>1.02E+03</text:p>
          </table:table-cell>
          <table:table-cell office:value-type="float" office:value="37.941000000000003" table:style-name="ce1">
            <text:p>37.941</text:p>
          </table:table-cell>
          <table:table-cell office:value-type="float" office:value="1020.698538" table:style-name="ce1">
            <text:p>1020.698538</text:p>
          </table:table-cell>
          <table:table-cell office:value-type="float" office:value="37.940194679999998" table:style-name="ce1">
            <text:p>37.94019468</text:p>
          </table:table-cell>
          <table:table-cell table:number-columns-repeated="16380"/>
        </table:table-row>
        <table:table-row table:style-name="ro1">
          <table:table-cell office:value-type="float" office:value="1020.739" table:style-name="ce2">
            <text:p>1.02E+03</text:p>
          </table:table-cell>
          <table:table-cell office:value-type="float" office:value="37.936900000000001" table:style-name="ce1">
            <text:p>37.9369</text:p>
          </table:table-cell>
          <table:table-cell office:value-type="float" office:value="1020.7485380000001" table:style-name="ce1">
            <text:p>1020.748538</text:p>
          </table:table-cell>
          <table:table-cell office:value-type="float" office:value="37.936058350000003" table:style-name="ce1">
            <text:p>37.93605835</text:p>
          </table:table-cell>
          <table:table-cell table:number-columns-repeated="16380"/>
        </table:table-row>
        <table:table-row table:style-name="ro1">
          <table:table-cell office:value-type="float" office:value="1020.789" table:style-name="ce2">
            <text:p>1.02E+03</text:p>
          </table:table-cell>
          <table:table-cell office:value-type="float" office:value="37.932699999999997" table:style-name="ce1">
            <text:p>37.9327</text:p>
          </table:table-cell>
          <table:table-cell office:value-type="float" office:value="1020.798538" table:style-name="ce1">
            <text:p>1020.798538</text:p>
          </table:table-cell>
          <table:table-cell office:value-type="float" office:value="37.931918019999998" table:style-name="ce1">
            <text:p>37.93191802</text:p>
          </table:table-cell>
          <table:table-cell table:number-columns-repeated="16380"/>
        </table:table-row>
        <table:table-row table:style-name="ro1">
          <table:table-cell office:value-type="float" office:value="1020.8390000000001" table:style-name="ce2">
            <text:p>1.02E+03</text:p>
          </table:table-cell>
          <table:table-cell office:value-type="float" office:value="37.928600000000003" table:style-name="ce1">
            <text:p>37.9286</text:p>
          </table:table-cell>
          <table:table-cell office:value-type="float" office:value="1020.848538" table:style-name="ce1">
            <text:p>1020.848538</text:p>
          </table:table-cell>
          <table:table-cell office:value-type="float" office:value="37.927773530000003" table:style-name="ce1">
            <text:p>37.92777353</text:p>
          </table:table-cell>
          <table:table-cell table:number-columns-repeated="16380"/>
        </table:table-row>
        <table:table-row table:style-name="ro1">
          <table:table-cell office:value-type="float" office:value="1020.889" table:style-name="ce2">
            <text:p>1.02E+03</text:p>
          </table:table-cell>
          <table:table-cell office:value-type="float" office:value="37.924500000000002" table:style-name="ce1">
            <text:p>37.9245</text:p>
          </table:table-cell>
          <table:table-cell office:value-type="float" office:value="1020.898538" table:style-name="ce1">
            <text:p>1020.898538</text:p>
          </table:table-cell>
          <table:table-cell office:value-type="float" office:value="37.923624680000003" table:style-name="ce1">
            <text:p>37.92362468</text:p>
          </table:table-cell>
          <table:table-cell table:number-columns-repeated="16380"/>
        </table:table-row>
        <table:table-row table:style-name="ro1">
          <table:table-cell office:value-type="float" office:value="1020.939" table:style-name="ce2">
            <text:p>1.02E+03</text:p>
          </table:table-cell>
          <table:table-cell office:value-type="float" office:value="37.920299999999997" table:style-name="ce1">
            <text:p>37.9203</text:p>
          </table:table-cell>
          <table:table-cell office:value-type="float" office:value="1020.948538" table:style-name="ce1">
            <text:p>1020.948538</text:p>
          </table:table-cell>
          <table:table-cell office:value-type="float" office:value="37.919471299999998" table:style-name="ce1">
            <text:p>37.9194713</text:p>
          </table:table-cell>
          <table:table-cell table:number-columns-repeated="16380"/>
        </table:table-row>
        <table:table-row table:style-name="ro1">
          <table:table-cell office:value-type="float" office:value="1020.989" table:style-name="ce2">
            <text:p>1.02E+03</text:p>
          </table:table-cell>
          <table:table-cell office:value-type="float" office:value="37.9161" table:style-name="ce1">
            <text:p>37.9161</text:p>
          </table:table-cell>
          <table:table-cell office:value-type="float" office:value="1020.9985380000001" table:style-name="ce1">
            <text:p>1020.998538</text:p>
          </table:table-cell>
          <table:table-cell office:value-type="float" office:value="37.9153132" table:style-name="ce1">
            <text:p>37.9153132</text:p>
          </table:table-cell>
          <table:table-cell table:number-columns-repeated="16380"/>
        </table:table-row>
        <table:table-row table:style-name="ro1">
          <table:table-cell office:value-type="float" office:value="1021.039" table:style-name="ce2">
            <text:p>1.02E+03</text:p>
          </table:table-cell>
          <table:table-cell office:value-type="float" office:value="37.911999999999999" table:style-name="ce1">
            <text:p>37.912</text:p>
          </table:table-cell>
          <table:table-cell office:value-type="float" office:value="1021.048538" table:style-name="ce1">
            <text:p>1021.048538</text:p>
          </table:table-cell>
          <table:table-cell office:value-type="float" office:value="37.911150210000002" table:style-name="ce1">
            <text:p>37.91115021</text:p>
          </table:table-cell>
          <table:table-cell table:number-columns-repeated="16380"/>
        </table:table-row>
        <table:table-row table:style-name="ro1">
          <table:table-cell office:value-type="float" office:value="1021.0890000000001" table:style-name="ce2">
            <text:p>1.02E+03</text:p>
          </table:table-cell>
          <table:table-cell office:value-type="float" office:value="37.907800000000002" table:style-name="ce1">
            <text:p>37.9078</text:p>
          </table:table-cell>
          <table:table-cell office:value-type="float" office:value="1021.098538" table:style-name="ce1">
            <text:p>1021.098538</text:p>
          </table:table-cell>
          <table:table-cell office:value-type="float" office:value="37.906982149999997" table:style-name="ce1">
            <text:p>37.90698215</text:p>
          </table:table-cell>
          <table:table-cell table:number-columns-repeated="16380"/>
        </table:table-row>
        <table:table-row table:style-name="ro1">
          <table:table-cell office:value-type="float" office:value="1021.139" table:style-name="ce2">
            <text:p>1.02E+03</text:p>
          </table:table-cell>
          <table:table-cell office:value-type="float" office:value="37.903599999999997" table:style-name="ce1">
            <text:p>37.9036</text:p>
          </table:table-cell>
          <table:table-cell office:value-type="float" office:value="1021.148538" table:style-name="ce1">
            <text:p>1021.148538</text:p>
          </table:table-cell>
          <table:table-cell office:value-type="float" office:value="37.90280885" table:style-name="ce1">
            <text:p>37.90280885</text:p>
          </table:table-cell>
          <table:table-cell table:number-columns-repeated="16380"/>
        </table:table-row>
        <table:table-row table:style-name="ro1">
          <table:table-cell office:value-type="float" office:value="1021.189" table:style-name="ce2">
            <text:p>1.02E+03</text:p>
          </table:table-cell>
          <table:table-cell office:value-type="float" office:value="37.899500000000003" table:style-name="ce1">
            <text:p>37.8995</text:p>
          </table:table-cell>
          <table:table-cell office:value-type="float" office:value="1021.198538" table:style-name="ce1">
            <text:p>1021.198538</text:p>
          </table:table-cell>
          <table:table-cell office:value-type="float" office:value="37.898630140000002" table:style-name="ce1">
            <text:p>37.89863014</text:p>
          </table:table-cell>
          <table:table-cell table:number-columns-repeated="16380"/>
        </table:table-row>
        <table:table-row table:style-name="ro1">
          <table:table-cell office:value-type="float" office:value="1021.239" table:style-name="ce2">
            <text:p>1.02E+03</text:p>
          </table:table-cell>
          <table:table-cell office:value-type="float" office:value="37.895299999999999" table:style-name="ce1">
            <text:p>37.8953</text:p>
          </table:table-cell>
          <table:table-cell office:value-type="float" office:value="1021.2485380000001" table:style-name="ce1">
            <text:p>1021.248538</text:p>
          </table:table-cell>
          <table:table-cell office:value-type="float" office:value="37.894445849999997" table:style-name="ce1">
            <text:p>37.89444585</text:p>
          </table:table-cell>
          <table:table-cell table:number-columns-repeated="16380"/>
        </table:table-row>
        <table:table-row table:style-name="ro1">
          <table:table-cell office:value-type="float" office:value="1021.289" table:style-name="ce2">
            <text:p>1.02E+03</text:p>
          </table:table-cell>
          <table:table-cell office:value-type="float" office:value="37.891100000000002" table:style-name="ce1">
            <text:p>37.8911</text:p>
          </table:table-cell>
          <table:table-cell office:value-type="float" office:value="1021.298538" table:style-name="ce1">
            <text:p>1021.298538</text:p>
          </table:table-cell>
          <table:table-cell office:value-type="float" office:value="37.89025582" table:style-name="ce1">
            <text:p>37.89025582</text:p>
          </table:table-cell>
          <table:table-cell table:number-columns-repeated="16380"/>
        </table:table-row>
        <table:table-row table:style-name="ro1">
          <table:table-cell office:value-type="float" office:value="1021.3390000000001" table:style-name="ce2">
            <text:p>1.02E+03</text:p>
          </table:table-cell>
          <table:table-cell office:value-type="float" office:value="37.886899999999997" table:style-name="ce1">
            <text:p>37.8869</text:p>
          </table:table-cell>
          <table:table-cell office:value-type="float" office:value="1021.348538" table:style-name="ce1">
            <text:p>1021.348538</text:p>
          </table:table-cell>
          <table:table-cell office:value-type="float" office:value="37.886059889999999" table:style-name="ce1">
            <text:p>37.88605989</text:p>
          </table:table-cell>
          <table:table-cell table:number-columns-repeated="16380"/>
        </table:table-row>
        <table:table-row table:style-name="ro1">
          <table:table-cell office:value-type="float" office:value="1021.389" table:style-name="ce2">
            <text:p>1.02E+03</text:p>
          </table:table-cell>
          <table:table-cell office:value-type="float" office:value="37.8827" table:style-name="ce1">
            <text:p>37.8827</text:p>
          </table:table-cell>
          <table:table-cell office:value-type="float" office:value="1021.398538" table:style-name="ce1">
            <text:p>1021.398538</text:p>
          </table:table-cell>
          <table:table-cell office:value-type="float" office:value="37.881857889999999" table:style-name="ce1">
            <text:p>37.88185789</text:p>
          </table:table-cell>
          <table:table-cell table:number-columns-repeated="16380"/>
        </table:table-row>
        <table:table-row table:style-name="ro1">
          <table:table-cell office:value-type="float" office:value="1021.439" table:style-name="ce2">
            <text:p>1.02E+03</text:p>
          </table:table-cell>
          <table:table-cell office:value-type="float" office:value="37.878500000000003" table:style-name="ce1">
            <text:p>37.8785</text:p>
          </table:table-cell>
          <table:table-cell office:value-type="float" office:value="1021.448538" table:style-name="ce1">
            <text:p>1021.448538</text:p>
          </table:table-cell>
          <table:table-cell office:value-type="float" office:value="37.877649660000003" table:style-name="ce1">
            <text:p>37.87764966</text:p>
          </table:table-cell>
          <table:table-cell table:number-columns-repeated="16380"/>
        </table:table-row>
        <table:table-row table:style-name="ro1">
          <table:table-cell office:value-type="float" office:value="1021.489" table:style-name="ce2">
            <text:p>1.02E+03</text:p>
          </table:table-cell>
          <table:table-cell office:value-type="float" office:value="37.874299999999998" table:style-name="ce1">
            <text:p>37.8743</text:p>
          </table:table-cell>
          <table:table-cell office:value-type="float" office:value="1021.4985380000001" table:style-name="ce1">
            <text:p>1021.498538</text:p>
          </table:table-cell>
          <table:table-cell office:value-type="float" office:value="37.873435049999998" table:style-name="ce1">
            <text:p>37.87343505</text:p>
          </table:table-cell>
          <table:table-cell table:number-columns-repeated="16380"/>
        </table:table-row>
        <table:table-row table:style-name="ro1">
          <table:table-cell office:value-type="float" office:value="1021.539" table:style-name="ce2">
            <text:p>1.02E+03</text:p>
          </table:table-cell>
          <table:table-cell office:value-type="float" office:value="37.870100000000001" table:style-name="ce1">
            <text:p>37.8701</text:p>
          </table:table-cell>
          <table:table-cell office:value-type="float" office:value="1021.548538" table:style-name="ce1">
            <text:p>1021.548538</text:p>
          </table:table-cell>
          <table:table-cell office:value-type="float" office:value="37.869213909999999" table:style-name="ce1">
            <text:p>37.86921391</text:p>
          </table:table-cell>
          <table:table-cell table:number-columns-repeated="16380"/>
        </table:table-row>
        <table:table-row table:style-name="ro1">
          <table:table-cell office:value-type="float" office:value="1021.5890000000001" table:style-name="ce2">
            <text:p>1.02E+03</text:p>
          </table:table-cell>
          <table:table-cell office:value-type="float" office:value="37.8658" table:style-name="ce1">
            <text:p>37.8658</text:p>
          </table:table-cell>
          <table:table-cell office:value-type="float" office:value="1021.598538" table:style-name="ce1">
            <text:p>1021.598538</text:p>
          </table:table-cell>
          <table:table-cell office:value-type="float" office:value="37.864986080000001" table:style-name="ce1">
            <text:p>37.86498608</text:p>
          </table:table-cell>
          <table:table-cell table:number-columns-repeated="16380"/>
        </table:table-row>
        <table:table-row table:style-name="ro1">
          <table:table-cell office:value-type="float" office:value="1021.639" table:style-name="ce2">
            <text:p>1.02E+03</text:p>
          </table:table-cell>
          <table:table-cell office:value-type="float" office:value="37.861600000000003" table:style-name="ce1">
            <text:p>37.8616</text:p>
          </table:table-cell>
          <table:table-cell office:value-type="float" office:value="1021.648538" table:style-name="ce1">
            <text:p>1021.648538</text:p>
          </table:table-cell>
          <table:table-cell office:value-type="float" office:value="37.860751409999999" table:style-name="ce1">
            <text:p>37.86075141</text:p>
          </table:table-cell>
          <table:table-cell table:number-columns-repeated="16380"/>
        </table:table-row>
        <table:table-row table:style-name="ro1">
          <table:table-cell office:value-type="float" office:value="1021.689" table:style-name="ce2">
            <text:p>1.02E+03</text:p>
          </table:table-cell>
          <table:table-cell office:value-type="float" office:value="37.857399999999998" table:style-name="ce1">
            <text:p>37.8574</text:p>
          </table:table-cell>
          <table:table-cell office:value-type="float" office:value="1021.698538" table:style-name="ce1">
            <text:p>1021.698538</text:p>
          </table:table-cell>
          <table:table-cell office:value-type="float" office:value="37.856509750000001" table:style-name="ce1">
            <text:p>37.85650975</text:p>
          </table:table-cell>
          <table:table-cell table:number-columns-repeated="16380"/>
        </table:table-row>
        <table:table-row table:style-name="ro1">
          <table:table-cell office:value-type="float" office:value="1021.739" table:style-name="ce2">
            <text:p>1.02E+03</text:p>
          </table:table-cell>
          <table:table-cell office:value-type="float" office:value="37.853099999999998" table:style-name="ce1">
            <text:p>37.8531</text:p>
          </table:table-cell>
          <table:table-cell office:value-type="float" office:value="1021.7485380000001" table:style-name="ce1">
            <text:p>1021.748538</text:p>
          </table:table-cell>
          <table:table-cell office:value-type="float" office:value="37.852260960000002" table:style-name="ce1">
            <text:p>37.85226096</text:p>
          </table:table-cell>
          <table:table-cell table:number-columns-repeated="16380"/>
        </table:table-row>
        <table:table-row table:style-name="ro1">
          <table:table-cell office:value-type="float" office:value="1021.789" table:style-name="ce2">
            <text:p>1.02E+03</text:p>
          </table:table-cell>
          <table:table-cell office:value-type="float" office:value="37.8489" table:style-name="ce1">
            <text:p>37.8489</text:p>
          </table:table-cell>
          <table:table-cell office:value-type="float" office:value="1021.798538" table:style-name="ce1">
            <text:p>1021.798538</text:p>
          </table:table-cell>
          <table:table-cell office:value-type="float" office:value="37.848004899999999" table:style-name="ce1">
            <text:p>37.8480049</text:p>
          </table:table-cell>
          <table:table-cell table:number-columns-repeated="16380"/>
        </table:table-row>
        <table:table-row table:style-name="ro1">
          <table:table-cell office:value-type="float" office:value="1021.8390000000001" table:style-name="ce2">
            <text:p>1.02E+03</text:p>
          </table:table-cell>
          <table:table-cell office:value-type="float" office:value="37.8446" table:style-name="ce1">
            <text:p>37.8446</text:p>
          </table:table-cell>
          <table:table-cell office:value-type="float" office:value="1021.848538" table:style-name="ce1">
            <text:p>1021.848538</text:p>
          </table:table-cell>
          <table:table-cell office:value-type="float" office:value="37.843741420000001" table:style-name="ce1">
            <text:p>37.84374142</text:p>
          </table:table-cell>
          <table:table-cell table:number-columns-repeated="16380"/>
        </table:table-row>
        <table:table-row table:style-name="ro1">
          <table:table-cell office:value-type="float" office:value="1021.889" table:style-name="ce2">
            <text:p>1.02E+03</text:p>
          </table:table-cell>
          <table:table-cell office:value-type="float" office:value="37.840299999999999" table:style-name="ce1">
            <text:p>37.8403</text:p>
          </table:table-cell>
          <table:table-cell office:value-type="float" office:value="1021.898538" table:style-name="ce1">
            <text:p>1021.898538</text:p>
          </table:table-cell>
          <table:table-cell office:value-type="float" office:value="37.839470380000002" table:style-name="ce1">
            <text:p>37.83947038</text:p>
          </table:table-cell>
          <table:table-cell table:number-columns-repeated="16380"/>
        </table:table-row>
        <table:table-row table:style-name="ro1">
          <table:table-cell office:value-type="float" office:value="1021.939" table:style-name="ce2">
            <text:p>1.02E+03</text:p>
          </table:table-cell>
          <table:table-cell office:value-type="float" office:value="37.835999999999999" table:style-name="ce1">
            <text:p>37.836</text:p>
          </table:table-cell>
          <table:table-cell office:value-type="float" office:value="1021.948538" table:style-name="ce1">
            <text:p>1021.948538</text:p>
          </table:table-cell>
          <table:table-cell office:value-type="float" office:value="37.835191639999998" table:style-name="ce1">
            <text:p>37.83519164</text:p>
          </table:table-cell>
          <table:table-cell table:number-columns-repeated="16380"/>
        </table:table-row>
        <table:table-row table:style-name="ro1">
          <table:table-cell office:value-type="float" office:value="1021.989" table:style-name="ce2">
            <text:p>1.02E+03</text:p>
          </table:table-cell>
          <table:table-cell office:value-type="float" office:value="37.831800000000001" table:style-name="ce1">
            <text:p>37.8318</text:p>
          </table:table-cell>
          <table:table-cell office:value-type="float" office:value="1021.9985380000001" table:style-name="ce1">
            <text:p>1021.998538</text:p>
          </table:table-cell>
          <table:table-cell office:value-type="float" office:value="37.830905080000001" table:style-name="ce1">
            <text:p>37.83090508</text:p>
          </table:table-cell>
          <table:table-cell table:number-columns-repeated="16380"/>
        </table:table-row>
        <table:table-row table:style-name="ro1">
          <table:table-cell office:value-type="float" office:value="1022.039" table:style-name="ce2">
            <text:p>1.02E+03</text:p>
          </table:table-cell>
          <table:table-cell office:value-type="float" office:value="37.827500000000001" table:style-name="ce1">
            <text:p>37.8275</text:p>
          </table:table-cell>
          <table:table-cell office:value-type="float" office:value="1022.048538" table:style-name="ce1">
            <text:p>1022.048538</text:p>
          </table:table-cell>
          <table:table-cell office:value-type="float" office:value="37.826610549999998" table:style-name="ce1">
            <text:p>37.82661055</text:p>
          </table:table-cell>
          <table:table-cell table:number-columns-repeated="16380"/>
        </table:table-row>
        <table:table-row table:style-name="ro1">
          <table:table-cell office:value-type="float" office:value="1022.0890000000001" table:style-name="ce2">
            <text:p>1.02E+03</text:p>
          </table:table-cell>
          <table:table-cell office:value-type="float" office:value="37.8232" table:style-name="ce1">
            <text:p>37.8232</text:p>
          </table:table-cell>
          <table:table-cell office:value-type="float" office:value="1022.098538" table:style-name="ce1">
            <text:p>1022.098538</text:p>
          </table:table-cell>
          <table:table-cell office:value-type="float" office:value="37.82230792" table:style-name="ce1">
            <text:p>37.82230792</text:p>
          </table:table-cell>
          <table:table-cell table:number-columns-repeated="16380"/>
        </table:table-row>
        <table:table-row table:style-name="ro1">
          <table:table-cell office:value-type="float" office:value="1022.139" table:style-name="ce2">
            <text:p>1.02E+03</text:p>
          </table:table-cell>
          <table:table-cell office:value-type="float" office:value="37.818899999999999" table:style-name="ce1">
            <text:p>37.8189</text:p>
          </table:table-cell>
          <table:table-cell office:value-type="float" office:value="1022.148538" table:style-name="ce1">
            <text:p>1022.148538</text:p>
          </table:table-cell>
          <table:table-cell office:value-type="float" office:value="37.817997069999997" table:style-name="ce1">
            <text:p>37.81799707</text:p>
          </table:table-cell>
          <table:table-cell table:number-columns-repeated="16380"/>
        </table:table-row>
        <table:table-row table:style-name="ro1">
          <table:table-cell office:value-type="float" office:value="1022.189" table:style-name="ce2">
            <text:p>1.02E+03</text:p>
          </table:table-cell>
          <table:table-cell office:value-type="float" office:value="37.814500000000002" table:style-name="ce1">
            <text:p>37.8145</text:p>
          </table:table-cell>
          <table:table-cell office:value-type="float" office:value="1022.198538" table:style-name="ce1">
            <text:p>1022.198538</text:p>
          </table:table-cell>
          <table:table-cell office:value-type="float" office:value="37.813677859999999" table:style-name="ce1">
            <text:p>37.81367786</text:p>
          </table:table-cell>
          <table:table-cell table:number-columns-repeated="16380"/>
        </table:table-row>
        <table:table-row table:style-name="ro1">
          <table:table-cell office:value-type="float" office:value="1022.239" table:style-name="ce2">
            <text:p>1.02E+03</text:p>
          </table:table-cell>
          <table:table-cell office:value-type="float" office:value="37.810200000000002" table:style-name="ce1">
            <text:p>37.8102</text:p>
          </table:table-cell>
          <table:table-cell office:value-type="float" office:value="1022.2485380000001" table:style-name="ce1">
            <text:p>1022.248538</text:p>
          </table:table-cell>
          <table:table-cell office:value-type="float" office:value="37.809350170000002" table:style-name="ce1">
            <text:p>37.80935017</text:p>
          </table:table-cell>
          <table:table-cell table:number-columns-repeated="16380"/>
        </table:table-row>
        <table:table-row table:style-name="ro1">
          <table:table-cell office:value-type="float" office:value="1022.289" table:style-name="ce2">
            <text:p>1.02E+03</text:p>
          </table:table-cell>
          <table:table-cell office:value-type="float" office:value="37.805900000000001" table:style-name="ce1">
            <text:p>37.8059</text:p>
          </table:table-cell>
          <table:table-cell office:value-type="float" office:value="1022.298538" table:style-name="ce1">
            <text:p>1022.298538</text:p>
          </table:table-cell>
          <table:table-cell office:value-type="float" office:value="37.805013879999997" table:style-name="ce1">
            <text:p>37.80501388</text:p>
          </table:table-cell>
          <table:table-cell table:number-columns-repeated="16380"/>
        </table:table-row>
        <table:table-row table:style-name="ro1">
          <table:table-cell office:value-type="float" office:value="1022.3390000000001" table:style-name="ce2">
            <text:p>1.02E+03</text:p>
          </table:table-cell>
          <table:table-cell office:value-type="float" office:value="37.801499999999997" table:style-name="ce1">
            <text:p>37.8015</text:p>
          </table:table-cell>
          <table:table-cell office:value-type="float" office:value="1022.348538" table:style-name="ce1">
            <text:p>1022.348538</text:p>
          </table:table-cell>
          <table:table-cell office:value-type="float" office:value="37.800668860000002" table:style-name="ce1">
            <text:p>37.80066886</text:p>
          </table:table-cell>
          <table:table-cell table:number-columns-repeated="16380"/>
        </table:table-row>
        <table:table-row table:style-name="ro1">
          <table:table-cell office:value-type="float" office:value="1022.389" table:style-name="ce2">
            <text:p>1.02E+03</text:p>
          </table:table-cell>
          <table:table-cell office:value-type="float" office:value="37.797199999999997" table:style-name="ce1">
            <text:p>37.7972</text:p>
          </table:table-cell>
          <table:table-cell office:value-type="float" office:value="1022.398538" table:style-name="ce1">
            <text:p>1022.398538</text:p>
          </table:table-cell>
          <table:table-cell office:value-type="float" office:value="37.796315" table:style-name="ce1">
            <text:p>37.796315</text:p>
          </table:table-cell>
          <table:table-cell table:number-columns-repeated="16380"/>
        </table:table-row>
        <table:table-row table:style-name="ro1">
          <table:table-cell office:value-type="float" office:value="1022.439" table:style-name="ce2">
            <text:p>1.02E+03</text:p>
          </table:table-cell>
          <table:table-cell office:value-type="float" office:value="37.7928" table:style-name="ce1">
            <text:p>37.7928</text:p>
          </table:table-cell>
          <table:table-cell office:value-type="float" office:value="1022.448538" table:style-name="ce1">
            <text:p>1022.448538</text:p>
          </table:table-cell>
          <table:table-cell office:value-type="float" office:value="37.791952160000001" table:style-name="ce1">
            <text:p>37.79195216</text:p>
          </table:table-cell>
          <table:table-cell table:number-columns-repeated="16380"/>
        </table:table-row>
        <table:table-row table:style-name="ro1">
          <table:table-cell office:value-type="float" office:value="1022.489" table:style-name="ce2">
            <text:p>1.02E+03</text:p>
          </table:table-cell>
          <table:table-cell office:value-type="float" office:value="37.788499999999999" table:style-name="ce1">
            <text:p>37.7885</text:p>
          </table:table-cell>
          <table:table-cell office:value-type="float" office:value="1022.4985380000001" table:style-name="ce1">
            <text:p>1022.498538</text:p>
          </table:table-cell>
          <table:table-cell office:value-type="float" office:value="37.787580249999998" table:style-name="ce1">
            <text:p>37.78758025</text:p>
          </table:table-cell>
          <table:table-cell table:number-columns-repeated="16380"/>
        </table:table-row>
        <table:table-row table:style-name="ro1">
          <table:table-cell office:value-type="float" office:value="1022.539" table:style-name="ce2">
            <text:p>1.02E+03</text:p>
          </table:table-cell>
          <table:table-cell office:value-type="float" office:value="37.784100000000002" table:style-name="ce1">
            <text:p>37.7841</text:p>
          </table:table-cell>
          <table:table-cell office:value-type="float" office:value="1022.548538" table:style-name="ce1">
            <text:p>1022.548538</text:p>
          </table:table-cell>
          <table:table-cell office:value-type="float" office:value="37.78319913" table:style-name="ce1">
            <text:p>37.78319913</text:p>
          </table:table-cell>
          <table:table-cell table:number-columns-repeated="16380"/>
        </table:table-row>
        <table:table-row table:style-name="ro1">
          <table:table-cell office:value-type="float" office:value="1022.5890000000001" table:style-name="ce2">
            <text:p>1.02E+03</text:p>
          </table:table-cell>
          <table:table-cell office:value-type="float" office:value="37.779699999999998" table:style-name="ce1">
            <text:p>37.7797</text:p>
          </table:table-cell>
          <table:table-cell office:value-type="float" office:value="1022.598538" table:style-name="ce1">
            <text:p>1022.598538</text:p>
          </table:table-cell>
          <table:table-cell office:value-type="float" office:value="37.77880871" table:style-name="ce1">
            <text:p>37.77880871</text:p>
          </table:table-cell>
          <table:table-cell table:number-columns-repeated="16380"/>
        </table:table-row>
        <table:table-row table:style-name="ro1">
          <table:table-cell office:value-type="float" office:value="1022.639" table:style-name="ce2">
            <text:p>1.02E+03</text:p>
          </table:table-cell>
          <table:table-cell office:value-type="float" office:value="37.775300000000001" table:style-name="ce1">
            <text:p>37.7753</text:p>
          </table:table-cell>
          <table:table-cell office:value-type="float" office:value="1022.648538" table:style-name="ce1">
            <text:p>1022.648538</text:p>
          </table:table-cell>
          <table:table-cell office:value-type="float" office:value="37.77440885" table:style-name="ce1">
            <text:p>37.77440885</text:p>
          </table:table-cell>
          <table:table-cell table:number-columns-repeated="16380"/>
        </table:table-row>
        <table:table-row table:style-name="ro1">
          <table:table-cell office:value-type="float" office:value="1022.689" table:style-name="ce2">
            <text:p>1.02E+03</text:p>
          </table:table-cell>
          <table:table-cell office:value-type="float" office:value="37.770899999999997" table:style-name="ce1">
            <text:p>37.7709</text:p>
          </table:table-cell>
          <table:table-cell office:value-type="float" office:value="1022.698538" table:style-name="ce1">
            <text:p>1022.698538</text:p>
          </table:table-cell>
          <table:table-cell office:value-type="float" office:value="37.769999470000002" table:style-name="ce1">
            <text:p>37.76999947</text:p>
          </table:table-cell>
          <table:table-cell table:number-columns-repeated="16380"/>
        </table:table-row>
        <table:table-row table:style-name="ro1">
          <table:table-cell office:value-type="float" office:value="1022.739" table:style-name="ce2">
            <text:p>1.02E+03</text:p>
          </table:table-cell>
          <table:table-cell office:value-type="float" office:value="37.766500000000001" table:style-name="ce1">
            <text:p>37.7665</text:p>
          </table:table-cell>
          <table:table-cell office:value-type="float" office:value="1022.7485380000001" table:style-name="ce1">
            <text:p>1022.748538</text:p>
          </table:table-cell>
          <table:table-cell office:value-type="float" office:value="37.765580440000001" table:style-name="ce1">
            <text:p>37.76558044</text:p>
          </table:table-cell>
          <table:table-cell table:number-columns-repeated="16380"/>
        </table:table-row>
        <table:table-row table:style-name="ro1">
          <table:table-cell office:value-type="float" office:value="1022.789" table:style-name="ce2">
            <text:p>1.02E+03</text:p>
          </table:table-cell>
          <table:table-cell office:value-type="float" office:value="37.762" table:style-name="ce1">
            <text:p>37.762</text:p>
          </table:table-cell>
          <table:table-cell office:value-type="float" office:value="1022.798538" table:style-name="ce1">
            <text:p>1022.798538</text:p>
          </table:table-cell>
          <table:table-cell office:value-type="float" office:value="37.761151669999997" table:style-name="ce1">
            <text:p>37.76115167</text:p>
          </table:table-cell>
          <table:table-cell table:number-columns-repeated="16380"/>
        </table:table-row>
        <table:table-row table:style-name="ro1">
          <table:table-cell office:value-type="float" office:value="1022.8390000000001" table:style-name="ce2">
            <text:p>1.02E+03</text:p>
          </table:table-cell>
          <table:table-cell office:value-type="float" office:value="37.757599999999996" table:style-name="ce1">
            <text:p>37.7576</text:p>
          </table:table-cell>
          <table:table-cell office:value-type="float" office:value="1022.848538" table:style-name="ce1">
            <text:p>1022.848538</text:p>
          </table:table-cell>
          <table:table-cell office:value-type="float" office:value="37.756713040000001" table:style-name="ce1">
            <text:p>37.75671304</text:p>
          </table:table-cell>
          <table:table-cell table:number-columns-repeated="16380"/>
        </table:table-row>
        <table:table-row table:style-name="ro1">
          <table:table-cell office:value-type="float" office:value="1022.889" table:style-name="ce2">
            <text:p>1.02E+03</text:p>
          </table:table-cell>
          <table:table-cell office:value-type="float" office:value="37.7532" table:style-name="ce1">
            <text:p>37.7532</text:p>
          </table:table-cell>
          <table:table-cell office:value-type="float" office:value="1022.898538" table:style-name="ce1">
            <text:p>1022.898538</text:p>
          </table:table-cell>
          <table:table-cell office:value-type="float" office:value="37.752264459999999" table:style-name="ce1">
            <text:p>37.75226446</text:p>
          </table:table-cell>
          <table:table-cell table:number-columns-repeated="16380"/>
        </table:table-row>
        <table:table-row table:style-name="ro1">
          <table:table-cell office:value-type="float" office:value="1022.939" table:style-name="ce2">
            <text:p>1.02E+03</text:p>
          </table:table-cell>
          <table:table-cell office:value-type="float" office:value="37.748699999999999" table:style-name="ce1">
            <text:p>37.7487</text:p>
          </table:table-cell>
          <table:table-cell office:value-type="float" office:value="1022.948538" table:style-name="ce1">
            <text:p>1022.948538</text:p>
          </table:table-cell>
          <table:table-cell office:value-type="float" office:value="37.747805810000003" table:style-name="ce1">
            <text:p>37.74780581</text:p>
          </table:table-cell>
          <table:table-cell table:number-columns-repeated="16380"/>
        </table:table-row>
        <table:table-row table:style-name="ro1">
          <table:table-cell office:value-type="float" office:value="1022.989" table:style-name="ce2">
            <text:p>1.02E+03</text:p>
          </table:table-cell>
          <table:table-cell office:value-type="float" office:value="37.744199999999999" table:style-name="ce1">
            <text:p>37.7442</text:p>
          </table:table-cell>
          <table:table-cell office:value-type="float" office:value="1022.9985380000001" table:style-name="ce1">
            <text:p>1022.998538</text:p>
          </table:table-cell>
          <table:table-cell office:value-type="float" office:value="37.743337009999998" table:style-name="ce1">
            <text:p>37.74333701</text:p>
          </table:table-cell>
          <table:table-cell table:number-columns-repeated="16380"/>
        </table:table-row>
        <table:table-row table:style-name="ro1">
          <table:table-cell office:value-type="float" office:value="1023.039" table:style-name="ce2">
            <text:p>1.02E+03</text:p>
          </table:table-cell>
          <table:table-cell office:value-type="float" office:value="37.739800000000002" table:style-name="ce1">
            <text:p>37.7398</text:p>
          </table:table-cell>
          <table:table-cell office:value-type="float" office:value="1023.048538" table:style-name="ce1">
            <text:p>1023.048538</text:p>
          </table:table-cell>
          <table:table-cell office:value-type="float" office:value="37.738857950000003" table:style-name="ce1">
            <text:p>37.73885795</text:p>
          </table:table-cell>
          <table:table-cell table:number-columns-repeated="16380"/>
        </table:table-row>
        <table:table-row table:style-name="ro1">
          <table:table-cell office:value-type="float" office:value="1023.0890000000001" table:style-name="ce2">
            <text:p>1.02E+03</text:p>
          </table:table-cell>
          <table:table-cell office:value-type="float" office:value="37.735300000000002" table:style-name="ce1">
            <text:p>37.7353</text:p>
          </table:table-cell>
          <table:table-cell office:value-type="float" office:value="1023.098538" table:style-name="ce1">
            <text:p>1023.098538</text:p>
          </table:table-cell>
          <table:table-cell office:value-type="float" office:value="37.734368539999998" table:style-name="ce1">
            <text:p>37.73436854</text:p>
          </table:table-cell>
          <table:table-cell table:number-columns-repeated="16380"/>
        </table:table-row>
        <table:table-row table:style-name="ro1">
          <table:table-cell office:value-type="float" office:value="1023.139" table:style-name="ce2">
            <text:p>1.02E+03</text:p>
          </table:table-cell>
          <table:table-cell office:value-type="float" office:value="37.730800000000002" table:style-name="ce1">
            <text:p>37.7308</text:p>
          </table:table-cell>
          <table:table-cell office:value-type="float" office:value="1023.148538" table:style-name="ce1">
            <text:p>1023.148538</text:p>
          </table:table-cell>
          <table:table-cell office:value-type="float" office:value="37.729868680000003" table:style-name="ce1">
            <text:p>37.72986868</text:p>
          </table:table-cell>
          <table:table-cell table:number-columns-repeated="16380"/>
        </table:table-row>
        <table:table-row table:style-name="ro1">
          <table:table-cell office:value-type="float" office:value="1023.189" table:style-name="ce2">
            <text:p>1.02E+03</text:p>
          </table:table-cell>
          <table:table-cell office:value-type="float" office:value="37.726300000000002" table:style-name="ce1">
            <text:p>37.7263</text:p>
          </table:table-cell>
          <table:table-cell office:value-type="float" office:value="1023.198538" table:style-name="ce1">
            <text:p>1023.198538</text:p>
          </table:table-cell>
          <table:table-cell office:value-type="float" office:value="37.725358270000001" table:style-name="ce1">
            <text:p>37.72535827</text:p>
          </table:table-cell>
          <table:table-cell table:number-columns-repeated="16380"/>
        </table:table-row>
        <table:table-row table:style-name="ro1">
          <table:table-cell office:value-type="float" office:value="1023.239" table:style-name="ce2">
            <text:p>1.02E+03</text:p>
          </table:table-cell>
          <table:table-cell office:value-type="float" office:value="37.721699999999998" table:style-name="ce1">
            <text:p>37.7217</text:p>
          </table:table-cell>
          <table:table-cell office:value-type="float" office:value="1023.2485380000001" table:style-name="ce1">
            <text:p>1023.248538</text:p>
          </table:table-cell>
          <table:table-cell office:value-type="float" office:value="37.720837230000001" table:style-name="ce1">
            <text:p>37.72083723</text:p>
          </table:table-cell>
          <table:table-cell table:number-columns-repeated="16380"/>
        </table:table-row>
        <table:table-row table:style-name="ro1">
          <table:table-cell office:value-type="float" office:value="1023.289" table:style-name="ce2">
            <text:p>1.02E+03</text:p>
          </table:table-cell>
          <table:table-cell office:value-type="float" office:value="37.717199999999998" table:style-name="ce1">
            <text:p>37.7172</text:p>
          </table:table-cell>
          <table:table-cell office:value-type="float" office:value="1023.298538" table:style-name="ce1">
            <text:p>1023.298538</text:p>
          </table:table-cell>
          <table:table-cell office:value-type="float" office:value="37.716305470000002" table:style-name="ce1">
            <text:p>37.71630547</text:p>
          </table:table-cell>
          <table:table-cell table:number-columns-repeated="16380"/>
        </table:table-row>
        <table:table-row table:style-name="ro1">
          <table:table-cell office:value-type="float" office:value="1023.3390000000001" table:style-name="ce2">
            <text:p>1.02E+03</text:p>
          </table:table-cell>
          <table:table-cell office:value-type="float" office:value="37.712699999999998" table:style-name="ce1">
            <text:p>37.7127</text:p>
          </table:table-cell>
          <table:table-cell office:value-type="float" office:value="1023.348538" table:style-name="ce1">
            <text:p>1023.348538</text:p>
          </table:table-cell>
          <table:table-cell office:value-type="float" office:value="37.711762890000003" table:style-name="ce1">
            <text:p>37.71176289</text:p>
          </table:table-cell>
          <table:table-cell table:number-columns-repeated="16380"/>
        </table:table-row>
        <table:table-row table:style-name="ro1">
          <table:table-cell office:value-type="float" office:value="1023.389" table:style-name="ce2">
            <text:p>1.02E+03</text:p>
          </table:table-cell>
          <table:table-cell office:value-type="float" office:value="37.708100000000002" table:style-name="ce1">
            <text:p>37.7081</text:p>
          </table:table-cell>
          <table:table-cell office:value-type="float" office:value="1023.398538" table:style-name="ce1">
            <text:p>1023.398538</text:p>
          </table:table-cell>
          <table:table-cell office:value-type="float" office:value="37.707209400000004" table:style-name="ce1">
            <text:p>37.7072094</text:p>
          </table:table-cell>
          <table:table-cell table:number-columns-repeated="16380"/>
        </table:table-row>
        <table:table-row table:style-name="ro1">
          <table:table-cell office:value-type="float" office:value="1023.439" table:style-name="ce2">
            <text:p>1.02E+03</text:p>
          </table:table-cell>
          <table:table-cell office:value-type="float" office:value="37.703600000000002" table:style-name="ce1">
            <text:p>37.7036</text:p>
          </table:table-cell>
          <table:table-cell office:value-type="float" office:value="1023.448538" table:style-name="ce1">
            <text:p>1023.448538</text:p>
          </table:table-cell>
          <table:table-cell office:value-type="float" office:value="37.702644929999998" table:style-name="ce1">
            <text:p>37.70264493</text:p>
          </table:table-cell>
          <table:table-cell table:number-columns-repeated="16380"/>
        </table:table-row>
        <table:table-row table:style-name="ro1">
          <table:table-cell office:value-type="float" office:value="1023.489" table:style-name="ce2">
            <text:p>1.02E+03</text:p>
          </table:table-cell>
          <table:table-cell office:value-type="float" office:value="37.698999999999998" table:style-name="ce1">
            <text:p>37.699</text:p>
          </table:table-cell>
          <table:table-cell office:value-type="float" office:value="1023.4985380000001" table:style-name="ce1">
            <text:p>1023.498538</text:p>
          </table:table-cell>
          <table:table-cell office:value-type="float" office:value="37.698069390000001" table:style-name="ce1">
            <text:p>37.69806939</text:p>
          </table:table-cell>
          <table:table-cell table:number-columns-repeated="16380"/>
        </table:table-row>
        <table:table-row table:style-name="ro1">
          <table:table-cell office:value-type="float" office:value="1023.539" table:style-name="ce2">
            <text:p>1.02E+03</text:p>
          </table:table-cell>
          <table:table-cell office:value-type="float" office:value="37.694400000000002" table:style-name="ce1">
            <text:p>37.6944</text:p>
          </table:table-cell>
          <table:table-cell office:value-type="float" office:value="1023.548538" table:style-name="ce1">
            <text:p>1023.548538</text:p>
          </table:table-cell>
          <table:table-cell office:value-type="float" office:value="37.693482680000002" table:style-name="ce1">
            <text:p>37.69348268</text:p>
          </table:table-cell>
          <table:table-cell table:number-columns-repeated="16380"/>
        </table:table-row>
        <table:table-row table:style-name="ro1">
          <table:table-cell office:value-type="float" office:value="1023.5890000000001" table:style-name="ce2">
            <text:p>1.02E+03</text:p>
          </table:table-cell>
          <table:table-cell office:value-type="float" office:value="37.689799999999998" table:style-name="ce1">
            <text:p>37.6898</text:p>
          </table:table-cell>
          <table:table-cell office:value-type="float" office:value="1023.598538" table:style-name="ce1">
            <text:p>1023.598538</text:p>
          </table:table-cell>
          <table:table-cell office:value-type="float" office:value="37.688884739999999" table:style-name="ce1">
            <text:p>37.68888474</text:p>
          </table:table-cell>
          <table:table-cell table:number-columns-repeated="16380"/>
        </table:table-row>
        <table:table-row table:style-name="ro1">
          <table:table-cell office:value-type="float" office:value="1023.639" table:style-name="ce2">
            <text:p>1.02E+03</text:p>
          </table:table-cell>
          <table:table-cell office:value-type="float" office:value="37.685200000000002" table:style-name="ce1">
            <text:p>37.6852</text:p>
          </table:table-cell>
          <table:table-cell office:value-type="float" office:value="1023.648538" table:style-name="ce1">
            <text:p>1023.648538</text:p>
          </table:table-cell>
          <table:table-cell office:value-type="float" office:value="37.684275479999997" table:style-name="ce1">
            <text:p>37.68427548</text:p>
          </table:table-cell>
          <table:table-cell table:number-columns-repeated="16380"/>
        </table:table-row>
        <table:table-row table:style-name="ro1">
          <table:table-cell office:value-type="float" office:value="1023.689" table:style-name="ce2">
            <text:p>1.02E+03</text:p>
          </table:table-cell>
          <table:table-cell office:value-type="float" office:value="37.680599999999998" table:style-name="ce1">
            <text:p>37.6806</text:p>
          </table:table-cell>
          <table:table-cell office:value-type="float" office:value="1023.698538" table:style-name="ce1">
            <text:p>1023.698538</text:p>
          </table:table-cell>
          <table:table-cell office:value-type="float" office:value="37.679654810000002" table:style-name="ce1">
            <text:p>37.67965481</text:p>
          </table:table-cell>
          <table:table-cell table:number-columns-repeated="16380"/>
        </table:table-row>
        <table:table-row table:style-name="ro1">
          <table:table-cell office:value-type="float" office:value="1023.739" table:style-name="ce2">
            <text:p>1.02E+03</text:p>
          </table:table-cell>
          <table:table-cell office:value-type="float" office:value="37.676000000000002" table:style-name="ce1">
            <text:p>37.676</text:p>
          </table:table-cell>
          <table:table-cell office:value-type="float" office:value="1023.7485380000001" table:style-name="ce1">
            <text:p>1023.748538</text:p>
          </table:table-cell>
          <table:table-cell office:value-type="float" office:value="37.675022679999998" table:style-name="ce1">
            <text:p>37.67502268</text:p>
          </table:table-cell>
          <table:table-cell table:number-columns-repeated="16380"/>
        </table:table-row>
        <table:table-row table:style-name="ro1">
          <table:table-cell office:value-type="float" office:value="1023.789" table:style-name="ce2">
            <text:p>1.02E+03</text:p>
          </table:table-cell>
          <table:table-cell office:value-type="float" office:value="37.671300000000002" table:style-name="ce1">
            <text:p>37.6713</text:p>
          </table:table-cell>
          <table:table-cell office:value-type="float" office:value="1023.798538" table:style-name="ce1">
            <text:p>1023.798538</text:p>
          </table:table-cell>
          <table:table-cell office:value-type="float" office:value="37.670378980000002" table:style-name="ce1">
            <text:p>37.67037898</text:p>
          </table:table-cell>
          <table:table-cell table:number-columns-repeated="16380"/>
        </table:table-row>
        <table:table-row table:style-name="ro1">
          <table:table-cell office:value-type="float" office:value="1023.8390000000001" table:style-name="ce2">
            <text:p>1.02E+03</text:p>
          </table:table-cell>
          <table:table-cell office:value-type="float" office:value="37.666699999999999" table:style-name="ce1">
            <text:p>37.6667</text:p>
          </table:table-cell>
          <table:table-cell office:value-type="float" office:value="1023.848538" table:style-name="ce1">
            <text:p>1023.848538</text:p>
          </table:table-cell>
          <table:table-cell office:value-type="float" office:value="37.665723659999998" table:style-name="ce1">
            <text:p>37.66572366</text:p>
          </table:table-cell>
          <table:table-cell table:number-columns-repeated="16380"/>
        </table:table-row>
        <table:table-row table:style-name="ro1">
          <table:table-cell office:value-type="float" office:value="1023.889" table:style-name="ce2">
            <text:p>1.02E+03</text:p>
          </table:table-cell>
          <table:table-cell office:value-type="float" office:value="37.661999999999999" table:style-name="ce1">
            <text:p>37.662</text:p>
          </table:table-cell>
          <table:table-cell office:value-type="float" office:value="1023.898538" table:style-name="ce1">
            <text:p>1023.898538</text:p>
          </table:table-cell>
          <table:table-cell office:value-type="float" office:value="37.661056639999998" table:style-name="ce1">
            <text:p>37.66105664</text:p>
          </table:table-cell>
          <table:table-cell table:number-columns-repeated="16380"/>
        </table:table-row>
        <table:table-row table:style-name="ro1">
          <table:table-cell office:value-type="float" office:value="1023.939" table:style-name="ce2">
            <text:p>1.02E+03</text:p>
          </table:table-cell>
          <table:table-cell office:value-type="float" office:value="37.657299999999999" table:style-name="ce1">
            <text:p>37.6573</text:p>
          </table:table-cell>
          <table:table-cell office:value-type="float" office:value="1023.948538" table:style-name="ce1">
            <text:p>1023.948538</text:p>
          </table:table-cell>
          <table:table-cell office:value-type="float" office:value="37.656377839999998" table:style-name="ce1">
            <text:p>37.65637784</text:p>
          </table:table-cell>
          <table:table-cell table:number-columns-repeated="16380"/>
        </table:table-row>
        <table:table-row table:style-name="ro1">
          <table:table-cell office:value-type="float" office:value="1023.989" table:style-name="ce2">
            <text:p>1.02E+03</text:p>
          </table:table-cell>
          <table:table-cell office:value-type="float" office:value="37.6526" table:style-name="ce1">
            <text:p>37.6526</text:p>
          </table:table-cell>
          <table:table-cell office:value-type="float" office:value="1023.9985380000001" table:style-name="ce1">
            <text:p>1023.998538</text:p>
          </table:table-cell>
          <table:table-cell office:value-type="float" office:value="37.651687189999997" table:style-name="ce1">
            <text:p>37.65168719</text:p>
          </table:table-cell>
          <table:table-cell table:number-columns-repeated="16380"/>
        </table:table-row>
        <table:table-row table:style-name="ro1">
          <table:table-cell office:value-type="float" office:value="1024.039" table:style-name="ce2">
            <text:p>1.02E+03</text:p>
          </table:table-cell>
          <table:table-cell office:value-type="float" office:value="37.6479" table:style-name="ce1">
            <text:p>37.6479</text:p>
          </table:table-cell>
          <table:table-cell office:value-type="float" office:value="1024.048538" table:style-name="ce1">
            <text:p>1024.048538</text:p>
          </table:table-cell>
          <table:table-cell office:value-type="float" office:value="37.646984629999999" table:style-name="ce1">
            <text:p>37.64698463</text:p>
          </table:table-cell>
          <table:table-cell table:number-columns-repeated="16380"/>
        </table:table-row>
        <table:table-row table:style-name="ro1">
          <table:table-cell office:value-type="float" office:value="1024.0889999999999" table:style-name="ce2">
            <text:p>1.02E+03</text:p>
          </table:table-cell>
          <table:table-cell office:value-type="float" office:value="37.6432" table:style-name="ce1">
            <text:p>37.6432</text:p>
          </table:table-cell>
          <table:table-cell office:value-type="float" office:value="1024.098538" table:style-name="ce1">
            <text:p>1024.098538</text:p>
          </table:table-cell>
          <table:table-cell office:value-type="float" office:value="37.642270080000003" table:style-name="ce1">
            <text:p>37.64227008</text:p>
          </table:table-cell>
          <table:table-cell table:number-columns-repeated="16380"/>
        </table:table-row>
        <table:table-row table:style-name="ro1">
          <table:table-cell office:value-type="float" office:value="1024.1389999999999" table:style-name="ce2">
            <text:p>1.02E+03</text:p>
          </table:table-cell>
          <table:table-cell office:value-type="float" office:value="37.638500000000001" table:style-name="ce1">
            <text:p>37.6385</text:p>
          </table:table-cell>
          <table:table-cell office:value-type="float" office:value="1024.1485379999999" table:style-name="ce1">
            <text:p>1024.148538</text:p>
          </table:table-cell>
          <table:table-cell office:value-type="float" office:value="37.637543479999998" table:style-name="ce1">
            <text:p>37.63754348</text:p>
          </table:table-cell>
          <table:table-cell table:number-columns-repeated="16380"/>
        </table:table-row>
        <table:table-row table:style-name="ro1">
          <table:table-cell office:value-type="float" office:value="1024.1890000000001" table:style-name="ce2">
            <text:p>1.02E+03</text:p>
          </table:table-cell>
          <table:table-cell office:value-type="float" office:value="37.633800000000001" table:style-name="ce1">
            <text:p>37.6338</text:p>
          </table:table-cell>
          <table:table-cell office:value-type="float" office:value="1024.1985380000001" table:style-name="ce1">
            <text:p>1024.198538</text:p>
          </table:table-cell>
          <table:table-cell office:value-type="float" office:value="37.63280477" table:style-name="ce1">
            <text:p>37.63280477</text:p>
          </table:table-cell>
          <table:table-cell table:number-columns-repeated="16380"/>
        </table:table-row>
        <table:table-row table:style-name="ro1">
          <table:table-cell office:value-type="float" office:value="1024.239" table:style-name="ce2">
            <text:p>1.02E+03</text:p>
          </table:table-cell>
          <table:table-cell office:value-type="float" office:value="37.628999999999998" table:style-name="ce1">
            <text:p>37.629</text:p>
          </table:table-cell>
          <table:table-cell office:value-type="float" office:value="1024.2485380000001" table:style-name="ce1">
            <text:p>1024.248538</text:p>
          </table:table-cell>
          <table:table-cell office:value-type="float" office:value="37.628053860000001" table:style-name="ce1">
            <text:p>37.62805386</text:p>
          </table:table-cell>
          <table:table-cell table:number-columns-repeated="16380"/>
        </table:table-row>
        <table:table-row table:style-name="ro1">
          <table:table-cell office:value-type="float" office:value="1024.289" table:style-name="ce2">
            <text:p>1.02E+03</text:p>
          </table:table-cell>
          <table:table-cell office:value-type="float" office:value="37.624200000000002" table:style-name="ce1">
            <text:p>37.6242</text:p>
          </table:table-cell>
          <table:table-cell office:value-type="float" office:value="1024.298538" table:style-name="ce1">
            <text:p>1024.298538</text:p>
          </table:table-cell>
          <table:table-cell office:value-type="float" office:value="37.623290709999999" table:style-name="ce1">
            <text:p>37.62329071</text:p>
          </table:table-cell>
          <table:table-cell table:number-columns-repeated="16380"/>
        </table:table-row>
        <table:table-row table:style-name="ro1">
          <table:table-cell office:value-type="float" office:value="1024.3389999999999" table:style-name="ce2">
            <text:p>1.02E+03</text:p>
          </table:table-cell>
          <table:table-cell office:value-type="float" office:value="37.619500000000002" table:style-name="ce1">
            <text:p>37.6195</text:p>
          </table:table-cell>
          <table:table-cell office:value-type="float" office:value="1024.348538" table:style-name="ce1">
            <text:p>1024.348538</text:p>
          </table:table-cell>
          <table:table-cell office:value-type="float" office:value="37.618515260000002" table:style-name="ce1">
            <text:p>37.61851526</text:p>
          </table:table-cell>
          <table:table-cell table:number-columns-repeated="16380"/>
        </table:table-row>
        <table:table-row table:style-name="ro1">
          <table:table-cell office:value-type="float" office:value="1024.3889999999999" table:style-name="ce2">
            <text:p>1.02E+03</text:p>
          </table:table-cell>
          <table:table-cell office:value-type="float" office:value="37.614699999999999" table:style-name="ce1">
            <text:p>37.6147</text:p>
          </table:table-cell>
          <table:table-cell office:value-type="float" office:value="1024.3985379999999" table:style-name="ce1">
            <text:p>1024.398538</text:p>
          </table:table-cell>
          <table:table-cell office:value-type="float" office:value="37.613727419999996" table:style-name="ce1">
            <text:p>37.61372742</text:p>
          </table:table-cell>
          <table:table-cell table:number-columns-repeated="16380"/>
        </table:table-row>
        <table:table-row table:style-name="ro1">
          <table:table-cell office:value-type="float" office:value="1024.4390000000001" table:style-name="ce2">
            <text:p>1.02E+03</text:p>
          </table:table-cell>
          <table:table-cell office:value-type="float" office:value="37.609900000000003" table:style-name="ce1">
            <text:p>37.6099</text:p>
          </table:table-cell>
          <table:table-cell office:value-type="float" office:value="1024.4485380000001" table:style-name="ce1">
            <text:p>1024.448538</text:p>
          </table:table-cell>
          <table:table-cell office:value-type="float" office:value="37.60892716" table:style-name="ce1">
            <text:p>37.60892716</text:p>
          </table:table-cell>
          <table:table-cell table:number-columns-repeated="16380"/>
        </table:table-row>
        <table:table-row table:style-name="ro1">
          <table:table-cell office:value-type="float" office:value="1024.489" table:style-name="ce2">
            <text:p>1.02E+03</text:p>
          </table:table-cell>
          <table:table-cell office:value-type="float" office:value="37.6051" table:style-name="ce1">
            <text:p>37.6051</text:p>
          </table:table-cell>
          <table:table-cell office:value-type="float" office:value="1024.4985380000001" table:style-name="ce1">
            <text:p>1024.498538</text:p>
          </table:table-cell>
          <table:table-cell office:value-type="float" office:value="37.604114410000001" table:style-name="ce1">
            <text:p>37.60411441</text:p>
          </table:table-cell>
          <table:table-cell table:number-columns-repeated="16380"/>
        </table:table-row>
        <table:table-row table:style-name="ro1">
          <table:table-cell office:value-type="float" office:value="1024.539" table:style-name="ce2">
            <text:p>1.02E+03</text:p>
          </table:table-cell>
          <table:table-cell office:value-type="float" office:value="37.600299999999997" table:style-name="ce1">
            <text:p>37.6003</text:p>
          </table:table-cell>
          <table:table-cell office:value-type="float" office:value="1024.548538" table:style-name="ce1">
            <text:p>1024.548538</text:p>
          </table:table-cell>
          <table:table-cell office:value-type="float" office:value="37.5992891" table:style-name="ce1">
            <text:p>37.5992891</text:p>
          </table:table-cell>
          <table:table-cell table:number-columns-repeated="16380"/>
        </table:table-row>
        <table:table-row table:style-name="ro1">
          <table:table-cell office:value-type="float" office:value="1024.5889999999999" table:style-name="ce2">
            <text:p>1.02E+03</text:p>
          </table:table-cell>
          <table:table-cell office:value-type="float" office:value="37.595399999999998" table:style-name="ce1">
            <text:p>37.5954</text:p>
          </table:table-cell>
          <table:table-cell office:value-type="float" office:value="1024.598538" table:style-name="ce1">
            <text:p>1024.598538</text:p>
          </table:table-cell>
          <table:table-cell office:value-type="float" office:value="37.594451200000002" table:style-name="ce1">
            <text:p>37.5944512</text:p>
          </table:table-cell>
          <table:table-cell table:number-columns-repeated="16380"/>
        </table:table-row>
        <table:table-row table:style-name="ro1">
          <table:table-cell office:value-type="float" office:value="1024.6389999999999" table:style-name="ce2">
            <text:p>1.02E+03</text:p>
          </table:table-cell>
          <table:table-cell office:value-type="float" office:value="37.590600000000002" table:style-name="ce1">
            <text:p>37.5906</text:p>
          </table:table-cell>
          <table:table-cell office:value-type="float" office:value="1024.6485379999999" table:style-name="ce1">
            <text:p>1024.648538</text:p>
          </table:table-cell>
          <table:table-cell office:value-type="float" office:value="37.58960063" table:style-name="ce1">
            <text:p>37.58960063</text:p>
          </table:table-cell>
          <table:table-cell table:number-columns-repeated="16380"/>
        </table:table-row>
        <table:table-row table:style-name="ro1">
          <table:table-cell office:value-type="float" office:value="1024.6890000000001" table:style-name="ce2">
            <text:p>1.02E+03</text:p>
          </table:table-cell>
          <table:table-cell office:value-type="float" office:value="37.585700000000003" table:style-name="ce1">
            <text:p>37.5857</text:p>
          </table:table-cell>
          <table:table-cell office:value-type="float" office:value="1024.6985380000001" table:style-name="ce1">
            <text:p>1024.698538</text:p>
          </table:table-cell>
          <table:table-cell office:value-type="float" office:value="37.584737339999997" table:style-name="ce1">
            <text:p>37.58473734</text:p>
          </table:table-cell>
          <table:table-cell table:number-columns-repeated="16380"/>
        </table:table-row>
        <table:table-row table:style-name="ro1">
          <table:table-cell office:value-type="float" office:value="1024.739" table:style-name="ce2">
            <text:p>1.02E+03</text:p>
          </table:table-cell>
          <table:table-cell office:value-type="float" office:value="37.580800000000004" table:style-name="ce1">
            <text:p>37.5808</text:p>
          </table:table-cell>
          <table:table-cell office:value-type="float" office:value="1024.7485380000001" table:style-name="ce1">
            <text:p>1024.748538</text:p>
          </table:table-cell>
          <table:table-cell office:value-type="float" office:value="37.579861289999997" table:style-name="ce1">
            <text:p>37.57986129</text:p>
          </table:table-cell>
          <table:table-cell table:number-columns-repeated="16380"/>
        </table:table-row>
        <table:table-row table:style-name="ro1">
          <table:table-cell office:value-type="float" office:value="1024.789" table:style-name="ce2">
            <text:p>1.02E+03</text:p>
          </table:table-cell>
          <table:table-cell office:value-type="float" office:value="37.576000000000001" table:style-name="ce1">
            <text:p>37.576</text:p>
          </table:table-cell>
          <table:table-cell office:value-type="float" office:value="1024.798538" table:style-name="ce1">
            <text:p>1024.798538</text:p>
          </table:table-cell>
          <table:table-cell office:value-type="float" office:value="37.574972410000001" table:style-name="ce1">
            <text:p>37.57497241</text:p>
          </table:table-cell>
          <table:table-cell table:number-columns-repeated="16380"/>
        </table:table-row>
        <table:table-row table:style-name="ro1">
          <table:table-cell office:value-type="float" office:value="1024.8389999999999" table:style-name="ce2">
            <text:p>1.02E+03</text:p>
          </table:table-cell>
          <table:table-cell office:value-type="float" office:value="37.571100000000001" table:style-name="ce1">
            <text:p>37.5711</text:p>
          </table:table-cell>
          <table:table-cell office:value-type="float" office:value="1024.848538" table:style-name="ce1">
            <text:p>1024.848538</text:p>
          </table:table-cell>
          <table:table-cell office:value-type="float" office:value="37.570070659999999" table:style-name="ce1">
            <text:p>37.57007066</text:p>
          </table:table-cell>
          <table:table-cell table:number-columns-repeated="16380"/>
        </table:table-row>
        <table:table-row table:style-name="ro1">
          <table:table-cell office:value-type="float" office:value="1024.8889999999999" table:style-name="ce2">
            <text:p>1.02E+03</text:p>
          </table:table-cell>
          <table:table-cell office:value-type="float" office:value="37.566099999999999" table:style-name="ce1">
            <text:p>37.5661</text:p>
          </table:table-cell>
          <table:table-cell office:value-type="float" office:value="1024.8985379999999" table:style-name="ce1">
            <text:p>1024.898538</text:p>
          </table:table-cell>
          <table:table-cell office:value-type="float" office:value="37.56515598" table:style-name="ce1">
            <text:p>37.56515598</text:p>
          </table:table-cell>
          <table:table-cell table:number-columns-repeated="16380"/>
        </table:table-row>
        <table:table-row table:style-name="ro1">
          <table:table-cell office:value-type="float" office:value="1024.9390000000001" table:style-name="ce2">
            <text:p>1.02E+03</text:p>
          </table:table-cell>
          <table:table-cell office:value-type="float" office:value="37.561199999999999" table:style-name="ce1">
            <text:p>37.5612</text:p>
          </table:table-cell>
          <table:table-cell office:value-type="float" office:value="1024.9485380000001" table:style-name="ce1">
            <text:p>1024.948538</text:p>
          </table:table-cell>
          <table:table-cell office:value-type="float" office:value="37.560228330000001" table:style-name="ce1">
            <text:p>37.56022833</text:p>
          </table:table-cell>
          <table:table-cell table:number-columns-repeated="16380"/>
        </table:table-row>
        <table:table-row table:style-name="ro1">
          <table:table-cell office:value-type="float" office:value="1024.989" table:style-name="ce2">
            <text:p>1.02E+03</text:p>
          </table:table-cell>
          <table:table-cell office:value-type="float" office:value="37.5563" table:style-name="ce1">
            <text:p>37.5563</text:p>
          </table:table-cell>
          <table:table-cell office:value-type="float" office:value="1024.9985380000001" table:style-name="ce1">
            <text:p>1024.998538</text:p>
          </table:table-cell>
          <table:table-cell office:value-type="float" office:value="37.555287659999998" table:style-name="ce1">
            <text:p>37.55528766</text:p>
          </table:table-cell>
          <table:table-cell table:number-columns-repeated="16380"/>
        </table:table-row>
        <table:table-row table:style-name="ro1">
          <table:table-cell office:value-type="float" office:value="1025.039" table:style-name="ce2">
            <text:p>1.03E+03</text:p>
          </table:table-cell>
          <table:table-cell office:value-type="float" office:value="37.551299999999998" table:style-name="ce1">
            <text:p>37.5513</text:p>
          </table:table-cell>
          <table:table-cell office:value-type="float" office:value="1025.048538" table:style-name="ce1">
            <text:p>1025.048538</text:p>
          </table:table-cell>
          <table:table-cell office:value-type="float" office:value="37.550333930000001" table:style-name="ce1">
            <text:p>37.55033393</text:p>
          </table:table-cell>
          <table:table-cell table:number-columns-repeated="16380"/>
        </table:table-row>
        <table:table-row table:style-name="ro1">
          <table:table-cell office:value-type="float" office:value="1025.0889999999999" table:style-name="ce2">
            <text:p>1.03E+03</text:p>
          </table:table-cell>
          <table:table-cell office:value-type="float" office:value="37.546399999999998" table:style-name="ce1">
            <text:p>37.5464</text:p>
          </table:table-cell>
          <table:table-cell office:value-type="float" office:value="1025.098538" table:style-name="ce1">
            <text:p>1025.098538</text:p>
          </table:table-cell>
          <table:table-cell office:value-type="float" office:value="37.545367069999998" table:style-name="ce1">
            <text:p>37.54536707</text:p>
          </table:table-cell>
          <table:table-cell table:number-columns-repeated="16380"/>
        </table:table-row>
        <table:table-row table:style-name="ro1">
          <table:table-cell office:value-type="float" office:value="1025.1389999999999" table:style-name="ce2">
            <text:p>1.03E+03</text:p>
          </table:table-cell>
          <table:table-cell office:value-type="float" office:value="37.541400000000003" table:style-name="ce1">
            <text:p>37.5414</text:p>
          </table:table-cell>
          <table:table-cell office:value-type="float" office:value="1025.1485379999999" table:style-name="ce1">
            <text:p>1025.148538</text:p>
          </table:table-cell>
          <table:table-cell office:value-type="float" office:value="37.54038706" table:style-name="ce1">
            <text:p>37.54038706</text:p>
          </table:table-cell>
          <table:table-cell table:number-columns-repeated="16380"/>
        </table:table-row>
        <table:table-row table:style-name="ro1">
          <table:table-cell office:value-type="float" office:value="1025.1890000000001" table:style-name="ce2">
            <text:p>1.03E+03</text:p>
          </table:table-cell>
          <table:table-cell office:value-type="float" office:value="37.5364" table:style-name="ce1">
            <text:p>37.5364</text:p>
          </table:table-cell>
          <table:table-cell office:value-type="float" office:value="1025.1985380000001" table:style-name="ce1">
            <text:p>1025.198538</text:p>
          </table:table-cell>
          <table:table-cell office:value-type="float" office:value="37.535393839999998" table:style-name="ce1">
            <text:p>37.53539384</text:p>
          </table:table-cell>
          <table:table-cell table:number-columns-repeated="16380"/>
        </table:table-row>
        <table:table-row table:style-name="ro1">
          <table:table-cell office:value-type="float" office:value="1025.239" table:style-name="ce2">
            <text:p>1.03E+03</text:p>
          </table:table-cell>
          <table:table-cell office:value-type="float" office:value="37.531399999999998" table:style-name="ce1">
            <text:p>37.5314</text:p>
          </table:table-cell>
          <table:table-cell office:value-type="float" office:value="1025.2485380000001" table:style-name="ce1">
            <text:p>1025.248538</text:p>
          </table:table-cell>
          <table:table-cell office:value-type="float" office:value="37.53038737" table:style-name="ce1">
            <text:p>37.53038737</text:p>
          </table:table-cell>
          <table:table-cell table:number-columns-repeated="16380"/>
        </table:table-row>
        <table:table-row table:style-name="ro1">
          <table:table-cell office:value-type="float" office:value="1025.289" table:style-name="ce2">
            <text:p>1.03E+03</text:p>
          </table:table-cell>
          <table:table-cell office:value-type="float" office:value="37.526400000000002" table:style-name="ce1">
            <text:p>37.5264</text:p>
          </table:table-cell>
          <table:table-cell office:value-type="float" office:value="1025.298538" table:style-name="ce1">
            <text:p>1025.298538</text:p>
          </table:table-cell>
          <table:table-cell office:value-type="float" office:value="37.525367619999997" table:style-name="ce1">
            <text:p>37.52536762</text:p>
          </table:table-cell>
          <table:table-cell table:number-columns-repeated="16380"/>
        </table:table-row>
        <table:table-row table:style-name="ro1">
          <table:table-cell office:value-type="float" office:value="1025.3389999999999" table:style-name="ce2">
            <text:p>1.03E+03</text:p>
          </table:table-cell>
          <table:table-cell office:value-type="float" office:value="37.521299999999997" table:style-name="ce1">
            <text:p>37.5213</text:p>
          </table:table-cell>
          <table:table-cell office:value-type="float" office:value="1025.348538" table:style-name="ce1">
            <text:p>1025.348538</text:p>
          </table:table-cell>
          <table:table-cell office:value-type="float" office:value="37.52033453" table:style-name="ce1">
            <text:p>37.52033453</text:p>
          </table:table-cell>
          <table:table-cell table:number-columns-repeated="16380"/>
        </table:table-row>
        <table:table-row table:style-name="ro1">
          <table:table-cell office:value-type="float" office:value="1025.3889999999999" table:style-name="ce2">
            <text:p>1.03E+03</text:p>
          </table:table-cell>
          <table:table-cell office:value-type="float" office:value="37.516300000000001" table:style-name="ce1">
            <text:p>37.5163</text:p>
          </table:table-cell>
          <table:table-cell office:value-type="float" office:value="1025.3985379999999" table:style-name="ce1">
            <text:p>1025.398538</text:p>
          </table:table-cell>
          <table:table-cell office:value-type="float" office:value="37.515288069999997" table:style-name="ce1">
            <text:p>37.51528807</text:p>
          </table:table-cell>
          <table:table-cell table:number-columns-repeated="16380"/>
        </table:table-row>
        <table:table-row table:style-name="ro1">
          <table:table-cell office:value-type="float" office:value="1025.4390000000001" table:style-name="ce2">
            <text:p>1.03E+03</text:p>
          </table:table-cell>
          <table:table-cell office:value-type="float" office:value="37.511200000000002" table:style-name="ce1">
            <text:p>37.5112</text:p>
          </table:table-cell>
          <table:table-cell office:value-type="float" office:value="1025.4485380000001" table:style-name="ce1">
            <text:p>1025.448538</text:p>
          </table:table-cell>
          <table:table-cell office:value-type="float" office:value="37.510228189999999" table:style-name="ce1">
            <text:p>37.51022819</text:p>
          </table:table-cell>
          <table:table-cell table:number-columns-repeated="16380"/>
        </table:table-row>
        <table:table-row table:style-name="ro1">
          <table:table-cell office:value-type="float" office:value="1025.489" table:style-name="ce2">
            <text:p>1.03E+03</text:p>
          </table:table-cell>
          <table:table-cell office:value-type="float" office:value="37.5062" table:style-name="ce1">
            <text:p>37.5062</text:p>
          </table:table-cell>
          <table:table-cell office:value-type="float" office:value="1025.4985380000001" table:style-name="ce1">
            <text:p>1025.498538</text:p>
          </table:table-cell>
          <table:table-cell office:value-type="float" office:value="37.505154869999998" table:style-name="ce1">
            <text:p>37.50515487</text:p>
          </table:table-cell>
          <table:table-cell table:number-columns-repeated="16380"/>
        </table:table-row>
        <table:table-row table:style-name="ro1">
          <table:table-cell office:value-type="float" office:value="1032.5039999999999" table:style-name="ce2">
            <text:p>1.03E+03</text:p>
          </table:table-cell>
          <table:table-cell office:value-type="float" office:value="36.590299999999999" table:style-name="ce1">
            <text:p>36.5903</text:p>
          </table:table-cell>
          <table:table-cell office:value-type="float" office:value="1034.5035379999999" table:style-name="ce1">
            <text:p>1034.503538</text:p>
          </table:table-cell>
          <table:table-cell office:value-type="float" office:value="36.282842780000003" table:style-name="ce1">
            <text:p>36.28284278</text:p>
          </table:table-cell>
          <table:table-cell table:number-columns-repeated="16380"/>
        </table:table-row>
        <table:table-row table:style-name="ro1">
          <table:table-cell office:value-type="float" office:value="1042.5039999999999" table:style-name="ce2">
            <text:p>1.04E+03</text:p>
          </table:table-cell>
          <table:table-cell office:value-type="float" office:value="34.872900000000001" table:style-name="ce1">
            <text:p>34.8729</text:p>
          </table:table-cell>
          <table:table-cell office:value-type="float" office:value="1044.5035379999999" table:style-name="ce1">
            <text:p>1044.503538</text:p>
          </table:table-cell>
          <table:table-cell office:value-type="float" office:value="34.481802379999998" table:style-name="ce1">
            <text:p>34.48180238</text:p>
          </table:table-cell>
          <table:table-cell table:number-columns-repeated="16380"/>
        </table:table-row>
        <table:table-row table:style-name="ro1">
          <table:table-cell office:value-type="float" office:value="1052.5039999999999" table:style-name="ce2">
            <text:p>1.05E+03</text:p>
          </table:table-cell>
          <table:table-cell office:value-type="float" office:value="32.798200000000001" table:style-name="ce1">
            <text:p>32.7982</text:p>
          </table:table-cell>
          <table:table-cell office:value-type="float" office:value="1054.5035379999999" table:style-name="ce1">
            <text:p>1054.503538</text:p>
          </table:table-cell>
          <table:table-cell office:value-type="float" office:value="32.352546189999998" table:style-name="ce1">
            <text:p>32.35254619</text:p>
          </table:table-cell>
          <table:table-cell table:number-columns-repeated="16380" table:style-name="ce1"/>
        </table:table-row>
        <table:table-row table:style-name="ro1">
          <table:table-cell office:value-type="float" office:value="1062.5039999999999" table:style-name="ce2">
            <text:p>1.06E+03</text:p>
          </table:table-cell>
          <table:table-cell office:value-type="float" office:value="30.497399999999999" table:style-name="ce1">
            <text:p>30.4974</text:p>
          </table:table-cell>
          <table:table-cell office:value-type="float" office:value="1064.5035379999999" table:style-name="ce1">
            <text:p>1064.503538</text:p>
          </table:table-cell>
          <table:table-cell office:value-type="float" office:value="30.01935993" table:style-name="ce1">
            <text:p>30.01935993</text:p>
          </table:table-cell>
          <table:table-cell table:number-columns-repeated="16380" table:style-name="ce1"/>
        </table:table-row>
        <table:table-row table:style-name="ro1">
          <table:table-cell office:value-type="float" office:value="1072.5039999999999" table:style-name="ce2">
            <text:p>1.07E+03</text:p>
          </table:table-cell>
          <table:table-cell office:value-type="float" office:value="28.0702" table:style-name="ce1">
            <text:p>28.0702</text:p>
          </table:table-cell>
          <table:table-cell office:value-type="float" office:value="1074.5035379999999" table:style-name="ce1">
            <text:p>1074.503538</text:p>
          </table:table-cell>
          <table:table-cell office:value-type="float" office:value="27.576635320000001" table:style-name="ce1">
            <text:p>27.57663532</text:p>
          </table:table-cell>
          <table:table-cell table:number-columns-repeated="16380" table:style-name="ce1"/>
        </table:table-row>
        <table:table-row table:style-name="ro1">
          <table:table-cell office:value-type="float" office:value="1082.5039999999999" table:style-name="ce2">
            <text:p>1.08E+03</text:p>
          </table:table-cell>
          <table:table-cell office:value-type="float" office:value="25.5914" table:style-name="ce1">
            <text:p>25.5914</text:p>
          </table:table-cell>
          <table:table-cell office:value-type="float" office:value="1084.5035379999999" table:style-name="ce1">
            <text:p>1084.503538</text:p>
          </table:table-cell>
          <table:table-cell office:value-type="float" office:value="25.0941261" table:style-name="ce1">
            <text:p>25.0941261</text:p>
          </table:table-cell>
          <table:table-cell table:number-columns-repeated="16380" table:style-name="ce1"/>
        </table:table-row>
        <table:table-row table:style-name="ro1">
          <table:table-cell office:value-type="float" office:value="1092.5039999999999" table:style-name="ce2">
            <text:p>1.09E+03</text:p>
          </table:table-cell>
          <table:table-cell office:value-type="float" office:value="23.1082" table:style-name="ce1">
            <text:p>23.1082</text:p>
          </table:table-cell>
          <table:table-cell office:value-type="float" office:value="1094.5035379999999" table:style-name="ce1">
            <text:p>1094.503538</text:p>
          </table:table-cell>
          <table:table-cell office:value-type="float" office:value="22.61301551" table:style-name="ce1">
            <text:p>22.61301551</text:p>
          </table:table-cell>
          <table:table-cell table:number-columns-repeated="16380" table:style-name="ce1"/>
        </table:table-row>
        <table:table-row table:style-name="ro1">
          <table:table-cell office:value-type="float" office:value="1102.5039999999999" table:style-name="ce2">
            <text:p>1.10E+03</text:p>
          </table:table-cell>
          <table:table-cell office:value-type="float" office:value="20.636600000000001" table:style-name="ce1">
            <text:p>20.6366</text:p>
          </table:table-cell>
          <table:table-cell office:value-type="float" office:value="1104.5035379999999" table:style-name="ce1">
            <text:p>1104.503538</text:p>
          </table:table-cell>
          <table:table-cell office:value-type="float" office:value="20.142936330000001" table:style-name="ce1">
            <text:p>20.14293633</text:p>
          </table:table-cell>
          <table:table-cell table:number-columns-repeated="16380" table:style-name="ce1"/>
        </table:table-row>
        <table:table-row table:style-name="ro1">
          <table:table-cell office:value-type="float" office:value="1112.5039999999999" table:style-name="ce2">
            <text:p>1.11E+03</text:p>
          </table:table-cell>
          <table:table-cell office:value-type="float" office:value="18.1631" table:style-name="ce1">
            <text:p>18.1631</text:p>
          </table:table-cell>
          <table:table-cell office:value-type="float" office:value="1114.5035379999999" table:style-name="ce1">
            <text:p>1114.503538</text:p>
          </table:table-cell>
          <table:table-cell office:value-type="float" office:value="17.665265860000002" table:style-name="ce1">
            <text:p>17.66526586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122.5039999999999" table:style-name="ce2">
            <text:p>1.12E+03</text:p>
          </table:table-cell>
          <table:table-cell office:value-type="float" office:value="15.6517" table:style-name="ce1">
            <text:p>15.6517</text:p>
          </table:table-cell>
          <table:table-cell office:value-type="float" office:value="1124.5035379999999" table:style-name="ce1">
            <text:p>1124.503538</text:p>
          </table:table-cell>
          <table:table-cell office:value-type="float" office:value="15.140633920000001" table:style-name="ce1">
            <text:p>15.14063392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132.5039999999999" table:style-name="ce2">
            <text:p>1.13E+03</text:p>
          </table:table-cell>
          <table:table-cell office:value-type="float" office:value="13.0518" table:style-name="ce1">
            <text:p>13.0518</text:p>
          </table:table-cell>
          <table:table-cell office:value-type="float" office:value="1134.5035379999999" table:style-name="ce1">
            <text:p>1134.503538</text:p>
          </table:table-cell>
          <table:table-cell office:value-type="float" office:value="12.5160459" table:style-name="ce1">
            <text:p>12.5160459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142.5039999999999" table:style-name="ce2">
            <text:p>1.14E+03</text:p>
          </table:table-cell>
          <table:table-cell office:value-type="float" office:value="10.301500000000001" table:style-name="ce1">
            <text:p>10.3015</text:p>
          </table:table-cell>
          <table:table-cell office:value-type="float" office:value="1144.5035379999999" table:style-name="ce1">
            <text:p>1144.503538</text:p>
          </table:table-cell>
          <table:table-cell office:value-type="float" office:value="9.7267220699999992" table:style-name="ce1">
            <text:p>9.72672207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152.5039999999999" table:style-name="ce2">
            <text:p>1.15E+03</text:p>
          </table:table-cell>
          <table:table-cell office:value-type="float" office:value="7.3201900000000002" table:style-name="ce1">
            <text:p>7.32019</text:p>
          </table:table-cell>
          <table:table-cell office:value-type="float" office:value="1154.5035379999999" table:style-name="ce1">
            <text:p>1154.503538</text:p>
          </table:table-cell>
          <table:table-cell office:value-type="float" office:value="6.6868413999999996" table:style-name="ce1">
            <text:p>6.6868414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162.5039999999999" table:style-name="ce2">
            <text:p>1.16E+03</text:p>
          </table:table-cell>
          <table:table-cell office:value-type="float" office:value="3.9878999999999998" table:style-name="ce1">
            <text:p>3.9879</text:p>
          </table:table-cell>
          <table:table-cell office:value-type="float" office:value="1164.5035379999999" table:style-name="ce1">
            <text:p>1164.503538</text:p>
          </table:table-cell>
          <table:table-cell office:value-type="float" office:value="3.2629466979999999" table:style-name="ce1">
            <text:p>3.262946698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172.5039999999999" table:style-name="ce2">
            <text:p>1.17E+03</text:p>
          </table:table-cell>
          <table:table-cell office:value-type="float" office:value="8.6640200000000001E-2" table:style-name="ce1">
            <text:p>0.0866402</text:p>
          </table:table-cell>
          <table:table-cell office:value-type="float" office:value="1174.5035379999999" table:style-name="ce1">
            <text:p>1174.503538</text:p>
          </table:table-cell>
          <table:table-cell office:value-type="float" office:value="-0.79400572199999997" table:style-name="ce1">
            <text:p>-0.794005722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182.5039999999999" table:style-name="ce2">
            <text:p>1.18E+03</text:p>
          </table:table-cell>
          <table:table-cell office:value-type="float" office:value="-4.7937799999999999" table:style-name="ce1">
            <text:p>-4.79378</text:p>
          </table:table-cell>
          <table:table-cell office:value-type="float" office:value="1184.5035379999999" table:style-name="ce1">
            <text:p>1184.503538</text:p>
          </table:table-cell>
          <table:table-cell office:value-type="float" office:value="-5.9343754579999999" table:style-name="ce1">
            <text:p>-5.934375458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192.5039999999999" table:style-name="ce2">
            <text:p>1.19E+03</text:p>
          </table:table-cell>
          <table:table-cell office:value-type="float" office:value="-11.0961" table:style-name="ce1">
            <text:p>-11.0961</text:p>
          </table:table-cell>
          <table:table-cell office:value-type="float" office:value="1194.5035379999999" table:style-name="ce1">
            <text:p>1194.503538</text:p>
          </table:table-cell>
          <table:table-cell office:value-type="float" office:value="-12.51672078" table:style-name="ce1">
            <text:p>-12.51672078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02.5039999999999" table:style-name="ce2">
            <text:p>1.20E+03</text:p>
          </table:table-cell>
          <table:table-cell office:value-type="float" office:value="-18.4985" table:style-name="ce1">
            <text:p>-18.4985</text:p>
          </table:table-cell>
          <table:table-cell office:value-type="float" office:value="1204.5035379999999" table:style-name="ce1">
            <text:p>1204.503538</text:p>
          </table:table-cell>
          <table:table-cell office:value-type="float" office:value="-20.033282759999999" table:style-name="ce1">
            <text:p>-20.03328276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12.5039999999999" table:style-name="ce2">
            <text:p>1.21E+03</text:p>
          </table:table-cell>
          <table:table-cell office:value-type="float" office:value="-26.2119" table:style-name="ce1">
            <text:p>-26.2119</text:p>
          </table:table-cell>
          <table:table-cell office:value-type="float" office:value="1214.5035379999999" table:style-name="ce1">
            <text:p>1214.503538</text:p>
          </table:table-cell>
          <table:table-cell office:value-type="float" office:value="-27.76157766" table:style-name="ce1">
            <text:p>-27.76157766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22.5039999999999" table:style-name="ce2">
            <text:p>1.22E+03</text:p>
          </table:table-cell>
          <table:table-cell office:value-type="float" office:value="-33.982500000000002" table:style-name="ce1">
            <text:p>-33.9825</text:p>
          </table:table-cell>
          <table:table-cell office:value-type="float" office:value="1224.5035379999999" table:style-name="ce1">
            <text:p>1224.503538</text:p>
          </table:table-cell>
          <table:table-cell office:value-type="float" office:value="-35.545884890000004" table:style-name="ce1">
            <text:p>-35.54588489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32.5039999999999" table:style-name="ce2">
            <text:p>1.23E+03</text:p>
          </table:table-cell>
          <table:table-cell office:value-type="float" office:value="-41.873399999999997" table:style-name="ce1">
            <text:p>-41.8734</text:p>
          </table:table-cell>
          <table:table-cell office:value-type="float" office:value="1233.00351" table:style-name="ce1">
            <text:p>1233.00351</text:p>
          </table:table-cell>
          <table:table-cell office:value-type="float" office:value="-42.274478119999998" table:style-name="ce1">
            <text:p>-42.27447812</text:p>
          </table:table-cell>
          <table:table-cell table:number-columns-repeated="12" table:style-name="ce1"/>
          <table:table-cell table:style-name="ce2"/>
          <table:table-cell table:number-columns-repeated="1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35.0029999999999" table:style-name="ce2">
            <text:p>1.24E+03</text:p>
          </table:table-cell>
          <table:table-cell office:value-type="float" office:value="-43.89" table:style-name="ce1">
            <text:p>-43.89</text:p>
          </table:table-cell>
          <table:table-cell office:value-type="float" office:value="1235.5033719999999" table:style-name="ce1">
            <text:p>1235.503372</text:p>
          </table:table-cell>
          <table:table-cell office:value-type="float" office:value="-44.296297320000001" table:style-name="ce1">
            <text:p>-44.2962973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37.5029999999999" table:style-name="ce2">
            <text:p>1.24E+03</text:p>
          </table:table-cell>
          <table:table-cell office:value-type="float" office:value="-45.931399999999996" table:style-name="ce1">
            <text:p>-45.9314</text:p>
          </table:table-cell>
          <table:table-cell office:value-type="float" office:value="1238.0032329999999" table:style-name="ce1">
            <text:p>1238.003233</text:p>
          </table:table-cell>
          <table:table-cell office:value-type="float" office:value="-46.342675219999997" table:style-name="ce1">
            <text:p>-46.3426752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40.0029999999999" table:style-name="ce2">
            <text:p>1.24E+03</text:p>
          </table:table-cell>
          <table:table-cell office:value-type="float" office:value="-47.998199999999997" table:style-name="ce1">
            <text:p>-47.9982</text:p>
          </table:table-cell>
          <table:table-cell office:value-type="float" office:value="1240.5030939999999" table:style-name="ce1">
            <text:p>1240.503094</text:p>
          </table:table-cell>
          <table:table-cell office:value-type="float" office:value="-48.414676380000003" table:style-name="ce1">
            <text:p>-48.4146763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42.5029999999999" table:style-name="ce2">
            <text:p>1.24E+03</text:p>
          </table:table-cell>
          <table:table-cell office:value-type="float" office:value="-50.091299999999997" table:style-name="ce1">
            <text:p>-50.0913</text:p>
          </table:table-cell>
          <table:table-cell office:value-type="float" office:value="1243.0029549999999" table:style-name="ce1">
            <text:p>1243.002955</text:p>
          </table:table-cell>
          <table:table-cell office:value-type="float" office:value="-50.51310204" table:style-name="ce1">
            <text:p>-50.5131020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45.0029999999999" table:style-name="ce2">
            <text:p>1.25E+03</text:p>
          </table:table-cell>
          <table:table-cell office:value-type="float" office:value="-52.2117" table:style-name="ce1">
            <text:p>-52.2117</text:p>
          </table:table-cell>
          <table:table-cell office:value-type="float" office:value="1245.5028159999999" table:style-name="ce1">
            <text:p>1245.502816</text:p>
          </table:table-cell>
          <table:table-cell office:value-type="float" office:value="-52.639235800000002" table:style-name="ce1">
            <text:p>-52.639235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47.5029999999999" table:style-name="ce2">
            <text:p>1.25E+03</text:p>
          </table:table-cell>
          <table:table-cell office:value-type="float" office:value="-54.361899999999999" table:style-name="ce1">
            <text:p>-54.3619</text:p>
          </table:table-cell>
          <table:table-cell office:value-type="float" office:value="1248.0026769999999" table:style-name="ce1">
            <text:p>1248.002677</text:p>
          </table:table-cell>
          <table:table-cell office:value-type="float" office:value="-54.795792509999998" table:style-name="ce1">
            <text:p>-54.7957925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0.0029999999999" table:style-name="ce2">
            <text:p>1.25E+03</text:p>
          </table:table-cell>
          <table:table-cell office:value-type="float" office:value="-56.546100000000003" table:style-name="ce1">
            <text:p>-56.5461</text:p>
          </table:table-cell>
          <table:table-cell office:value-type="float" office:value="1250.5025390000001" table:style-name="ce1">
            <text:p>1250.502539</text:p>
          </table:table-cell>
          <table:table-cell office:value-type="float" office:value="-56.987518369999997" table:style-name="ce1">
            <text:p>-56.9875183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2.502" table:style-name="ce2">
            <text:p>1.25E+03</text:p>
          </table:table-cell>
          <table:table-cell office:value-type="float" office:value="-58.770800000000001" table:style-name="ce1">
            <text:p>-58.7708</text:p>
          </table:table-cell>
          <table:table-cell office:value-type="float" office:value="1253.0024000000001" table:style-name="ce1">
            <text:p>1253.0024</text:p>
          </table:table-cell>
          <table:table-cell office:value-type="float" office:value="-59.221298500000003" table:style-name="ce1">
            <text:p>-59.221298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5.002" table:style-name="ce2">
            <text:p>1.26E+03</text:p>
          </table:table-cell>
          <table:table-cell office:value-type="float" office:value="-61.0443" table:style-name="ce1">
            <text:p>-61.0443</text:p>
          </table:table-cell>
          <table:table-cell office:value-type="float" office:value="1255.5022610000001" table:style-name="ce1">
            <text:p>1255.502261</text:p>
          </table:table-cell>
          <table:table-cell office:value-type="float" office:value="-61.505707819999998" table:style-name="ce1">
            <text:p>-61.5057078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5.787" table:style-name="ce2">
            <text:p>1.26E+03</text:p>
          </table:table-cell>
          <table:table-cell office:value-type="float" office:value="-61.769799999999996" table:style-name="ce1">
            <text:p>-61.7698</text:p>
          </table:table-cell>
          <table:table-cell office:value-type="float" office:value="1255.797247" table:style-name="ce1">
            <text:p>1255.797247</text:p>
          </table:table-cell>
          <table:table-cell office:value-type="float" office:value="-61.779113119999998" table:style-name="ce1">
            <text:p>-61.7791131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5.837" table:style-name="ce2">
            <text:p>1.26E+03</text:p>
          </table:table-cell>
          <table:table-cell office:value-type="float" office:value="-61.816299999999998" table:style-name="ce1">
            <text:p>-61.8163</text:p>
          </table:table-cell>
          <table:table-cell office:value-type="float" office:value="1255.8472469999999" table:style-name="ce1">
            <text:p>1255.847247</text:p>
          </table:table-cell>
          <table:table-cell office:value-type="float" office:value="-61.825608330000001" table:style-name="ce1">
            <text:p>-61.8256083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5.8869999999999" table:style-name="ce2">
            <text:p>1.26E+03</text:p>
          </table:table-cell>
          <table:table-cell office:value-type="float" office:value="-61.8628" table:style-name="ce1">
            <text:p>-61.8628</text:p>
          </table:table-cell>
          <table:table-cell office:value-type="float" office:value="1255.8972470000001" table:style-name="ce1">
            <text:p>1255.897247</text:p>
          </table:table-cell>
          <table:table-cell office:value-type="float" office:value="-61.872128889999999" table:style-name="ce1">
            <text:p>-61.8721288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5.9369999999999" table:style-name="ce2">
            <text:p>1.26E+03</text:p>
          </table:table-cell>
          <table:table-cell office:value-type="float" office:value="-61.909399999999998" table:style-name="ce1">
            <text:p>-61.9094</text:p>
          </table:table-cell>
          <table:table-cell office:value-type="float" office:value="1255.9472470000001" table:style-name="ce1">
            <text:p>1255.947247</text:p>
          </table:table-cell>
          <table:table-cell office:value-type="float" office:value="-61.918674789999997" table:style-name="ce1">
            <text:p>-61.9186747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5.9870000000001" table:style-name="ce2">
            <text:p>1.26E+03</text:p>
          </table:table-cell>
          <table:table-cell office:value-type="float" office:value="-61.9559" table:style-name="ce1">
            <text:p>-61.9559</text:p>
          </table:table-cell>
          <table:table-cell office:value-type="float" office:value="1255.997247" table:style-name="ce1">
            <text:p>1255.997247</text:p>
          </table:table-cell>
          <table:table-cell office:value-type="float" office:value="-61.965246039999997" table:style-name="ce1">
            <text:p>-61.9652460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6.037" table:style-name="ce2">
            <text:p>1.26E+03</text:p>
          </table:table-cell>
          <table:table-cell office:value-type="float" office:value="-62.002499999999998" table:style-name="ce1">
            <text:p>-62.0025</text:p>
          </table:table-cell>
          <table:table-cell office:value-type="float" office:value="1256.047247" table:style-name="ce1">
            <text:p>1256.047247</text:p>
          </table:table-cell>
          <table:table-cell office:value-type="float" office:value="-62.011842649999998" table:style-name="ce1">
            <text:p>-62.0118426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6.087" table:style-name="ce2">
            <text:p>1.26E+03</text:p>
          </table:table-cell>
          <table:table-cell office:value-type="float" office:value="-62.049100000000003" table:style-name="ce1">
            <text:p>-62.0491</text:p>
          </table:table-cell>
          <table:table-cell office:value-type="float" office:value="1256.0972469999999" table:style-name="ce1">
            <text:p>1256.097247</text:p>
          </table:table-cell>
          <table:table-cell office:value-type="float" office:value="-62.058464620000002" table:style-name="ce1">
            <text:p>-62.0584646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6.1369999999999" table:style-name="ce2">
            <text:p>1.26E+03</text:p>
          </table:table-cell>
          <table:table-cell office:value-type="float" office:value="-62.095799999999997" table:style-name="ce1">
            <text:p>-62.0958</text:p>
          </table:table-cell>
          <table:table-cell office:value-type="float" office:value="1256.1472470000001" table:style-name="ce1">
            <text:p>1256.147247</text:p>
          </table:table-cell>
          <table:table-cell office:value-type="float" office:value="-62.105111989999997" table:style-name="ce1">
            <text:p>-62.1051119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6.1869999999999" table:style-name="ce2">
            <text:p>1.26E+03</text:p>
          </table:table-cell>
          <table:table-cell office:value-type="float" office:value="-62.142400000000002" table:style-name="ce1">
            <text:p>-62.1424</text:p>
          </table:table-cell>
          <table:table-cell office:value-type="float" office:value="1256.1972470000001" table:style-name="ce1">
            <text:p>1256.197247</text:p>
          </table:table-cell>
          <table:table-cell office:value-type="float" office:value="-62.151784759999998" table:style-name="ce1">
            <text:p>-62.1517847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6.2370000000001" table:style-name="ce2">
            <text:p>1.26E+03</text:p>
          </table:table-cell>
          <table:table-cell office:value-type="float" office:value="-62.189100000000003" table:style-name="ce1">
            <text:p>-62.1891</text:p>
          </table:table-cell>
          <table:table-cell office:value-type="float" office:value="1256.247247" table:style-name="ce1">
            <text:p>1256.247247</text:p>
          </table:table-cell>
          <table:table-cell office:value-type="float" office:value="-62.198482990000002" table:style-name="ce1">
            <text:p>-62.1984829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6.287" table:style-name="ce2">
            <text:p>1.26E+03</text:p>
          </table:table-cell>
          <table:table-cell office:value-type="float" office:value="-62.235900000000001" table:style-name="ce1">
            <text:p>-62.2359</text:p>
          </table:table-cell>
          <table:table-cell office:value-type="float" office:value="1256.297247" table:style-name="ce1">
            <text:p>1256.297247</text:p>
          </table:table-cell>
          <table:table-cell office:value-type="float" office:value="-62.245206680000003" table:style-name="ce1">
            <text:p>-62.2452066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6.337" table:style-name="ce2">
            <text:p>1.26E+03</text:p>
          </table:table-cell>
          <table:table-cell office:value-type="float" office:value="-62.282600000000002" table:style-name="ce1">
            <text:p>-62.2826</text:p>
          </table:table-cell>
          <table:table-cell office:value-type="float" office:value="1256.3472469999999" table:style-name="ce1">
            <text:p>1256.347247</text:p>
          </table:table-cell>
          <table:table-cell office:value-type="float" office:value="-62.291955889999997" table:style-name="ce1">
            <text:p>-62.2919558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6.3869999999999" table:style-name="ce2">
            <text:p>1.26E+03</text:p>
          </table:table-cell>
          <table:table-cell office:value-type="float" office:value="-62.3294" table:style-name="ce1">
            <text:p>-62.3294</text:p>
          </table:table-cell>
          <table:table-cell office:value-type="float" office:value="1256.3972470000001" table:style-name="ce1">
            <text:p>1256.397247</text:p>
          </table:table-cell>
          <table:table-cell office:value-type="float" office:value="-62.338730650000002" table:style-name="ce1">
            <text:p>-62.3387306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6.4369999999999" table:style-name="ce2">
            <text:p>1.26E+03</text:p>
          </table:table-cell>
          <table:table-cell office:value-type="float" office:value="-62.376199999999997" table:style-name="ce1">
            <text:p>-62.3762</text:p>
          </table:table-cell>
          <table:table-cell office:value-type="float" office:value="1256.4472470000001" table:style-name="ce1">
            <text:p>1256.447247</text:p>
          </table:table-cell>
          <table:table-cell office:value-type="float" office:value="-62.385531" table:style-name="ce1">
            <text:p>-62.38553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6.4870000000001" table:style-name="ce2">
            <text:p>1.26E+03</text:p>
          </table:table-cell>
          <table:table-cell office:value-type="float" office:value="-62.423000000000002" table:style-name="ce1">
            <text:p>-62.423</text:p>
          </table:table-cell>
          <table:table-cell office:value-type="float" office:value="1256.497247" table:style-name="ce1">
            <text:p>1256.497247</text:p>
          </table:table-cell>
          <table:table-cell office:value-type="float" office:value="-62.432356980000002" table:style-name="ce1">
            <text:p>-62.4323569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6.537" table:style-name="ce2">
            <text:p>1.26E+03</text:p>
          </table:table-cell>
          <table:table-cell office:value-type="float" office:value="-62.469799999999999" table:style-name="ce1">
            <text:p>-62.4698</text:p>
          </table:table-cell>
          <table:table-cell office:value-type="float" office:value="1256.547247" table:style-name="ce1">
            <text:p>1256.547247</text:p>
          </table:table-cell>
          <table:table-cell office:value-type="float" office:value="-62.479208649999997" table:style-name="ce1">
            <text:p>-62.4792086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6.587" table:style-name="ce2">
            <text:p>1.26E+03</text:p>
          </table:table-cell>
          <table:table-cell office:value-type="float" office:value="-62.5167" table:style-name="ce1">
            <text:p>-62.5167</text:p>
          </table:table-cell>
          <table:table-cell office:value-type="float" office:value="1256.5972469999999" table:style-name="ce1">
            <text:p>1256.597247</text:p>
          </table:table-cell>
          <table:table-cell office:value-type="float" office:value="-62.526086030000002" table:style-name="ce1">
            <text:p>-62.5260860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6.6369999999999" table:style-name="ce2">
            <text:p>1.26E+03</text:p>
          </table:table-cell>
          <table:table-cell office:value-type="float" office:value="-62.563600000000001" table:style-name="ce1">
            <text:p>-62.5636</text:p>
          </table:table-cell>
          <table:table-cell office:value-type="float" office:value="1256.6472470000001" table:style-name="ce1">
            <text:p>1256.647247</text:p>
          </table:table-cell>
          <table:table-cell office:value-type="float" office:value="-62.572989200000002" table:style-name="ce1">
            <text:p>-62.572989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6.6869999999999" table:style-name="ce2">
            <text:p>1.26E+03</text:p>
          </table:table-cell>
          <table:table-cell office:value-type="float" office:value="-62.610500000000002" table:style-name="ce1">
            <text:p>-62.6105</text:p>
          </table:table-cell>
          <table:table-cell office:value-type="float" office:value="1256.6972470000001" table:style-name="ce1">
            <text:p>1256.697247</text:p>
          </table:table-cell>
          <table:table-cell office:value-type="float" office:value="-62.61991819" table:style-name="ce1">
            <text:p>-62.6199181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6.7370000000001" table:style-name="ce2">
            <text:p>1.26E+03</text:p>
          </table:table-cell>
          <table:table-cell office:value-type="float" office:value="-62.657499999999999" table:style-name="ce1">
            <text:p>-62.6575</text:p>
          </table:table-cell>
          <table:table-cell office:value-type="float" office:value="1256.747247" table:style-name="ce1">
            <text:p>1256.747247</text:p>
          </table:table-cell>
          <table:table-cell office:value-type="float" office:value="-62.66687305" table:style-name="ce1">
            <text:p>-62.6668730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6.787" table:style-name="ce2">
            <text:p>1.26E+03</text:p>
          </table:table-cell>
          <table:table-cell office:value-type="float" office:value="-62.704500000000003" table:style-name="ce1">
            <text:p>-62.7045</text:p>
          </table:table-cell>
          <table:table-cell office:value-type="float" office:value="1256.797247" table:style-name="ce1">
            <text:p>1256.797247</text:p>
          </table:table-cell>
          <table:table-cell office:value-type="float" office:value="-62.713853839999999" table:style-name="ce1">
            <text:p>-62.7138538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6.837" table:style-name="ce2">
            <text:p>1.26E+03</text:p>
          </table:table-cell>
          <table:table-cell office:value-type="float" office:value="-62.7515" table:style-name="ce1">
            <text:p>-62.7515</text:p>
          </table:table-cell>
          <table:table-cell office:value-type="float" office:value="1256.8472469999999" table:style-name="ce1">
            <text:p>1256.847247</text:p>
          </table:table-cell>
          <table:table-cell office:value-type="float" office:value="-62.760860610000002" table:style-name="ce1">
            <text:p>-62.7608606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6.8869999999999" table:style-name="ce2">
            <text:p>1.26E+03</text:p>
          </table:table-cell>
          <table:table-cell office:value-type="float" office:value="-62.798499999999997" table:style-name="ce1">
            <text:p>-62.7985</text:p>
          </table:table-cell>
          <table:table-cell office:value-type="float" office:value="1256.8972470000001" table:style-name="ce1">
            <text:p>1256.897247</text:p>
          </table:table-cell>
          <table:table-cell office:value-type="float" office:value="-62.807893419999999" table:style-name="ce1">
            <text:p>-62.8078934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6.9369999999999" table:style-name="ce2">
            <text:p>1.26E+03</text:p>
          </table:table-cell>
          <table:table-cell office:value-type="float" office:value="-62.845500000000001" table:style-name="ce1">
            <text:p>-62.8455</text:p>
          </table:table-cell>
          <table:table-cell office:value-type="float" office:value="1256.9472470000001" table:style-name="ce1">
            <text:p>1256.947247</text:p>
          </table:table-cell>
          <table:table-cell office:value-type="float" office:value="-62.854952300000001" table:style-name="ce1">
            <text:p>-62.854952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6.9870000000001" table:style-name="ce2">
            <text:p>1.26E+03</text:p>
          </table:table-cell>
          <table:table-cell office:value-type="float" office:value="-62.892600000000002" table:style-name="ce1">
            <text:p>-62.8926</text:p>
          </table:table-cell>
          <table:table-cell office:value-type="float" office:value="1256.997247" table:style-name="ce1">
            <text:p>1256.997247</text:p>
          </table:table-cell>
          <table:table-cell office:value-type="float" office:value="-62.902037329999999" table:style-name="ce1">
            <text:p>-62.9020373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7.037" table:style-name="ce2">
            <text:p>1.26E+03</text:p>
          </table:table-cell>
          <table:table-cell office:value-type="float" office:value="-62.939700000000002" table:style-name="ce1">
            <text:p>-62.9397</text:p>
          </table:table-cell>
          <table:table-cell office:value-type="float" office:value="1257.047247" table:style-name="ce1">
            <text:p>1257.047247</text:p>
          </table:table-cell>
          <table:table-cell office:value-type="float" office:value="-62.949148549999997" table:style-name="ce1">
            <text:p>-62.9491485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7.087" table:style-name="ce2">
            <text:p>1.26E+03</text:p>
          </table:table-cell>
          <table:table-cell office:value-type="float" office:value="-62.986899999999999" table:style-name="ce1">
            <text:p>-62.9869</text:p>
          </table:table-cell>
          <table:table-cell office:value-type="float" office:value="1257.0972469999999" table:style-name="ce1">
            <text:p>1257.097247</text:p>
          </table:table-cell>
          <table:table-cell office:value-type="float" office:value="-62.996286019999999" table:style-name="ce1">
            <text:p>-62.9962860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7.1369999999999" table:style-name="ce2">
            <text:p>1.26E+03</text:p>
          </table:table-cell>
          <table:table-cell office:value-type="float" office:value="-63.033999999999999" table:style-name="ce1">
            <text:p>-63.034</text:p>
          </table:table-cell>
          <table:table-cell office:value-type="float" office:value="1257.1472470000001" table:style-name="ce1">
            <text:p>1257.147247</text:p>
          </table:table-cell>
          <table:table-cell office:value-type="float" office:value="-63.043449780000003" table:style-name="ce1">
            <text:p>-63.0434497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7.1869999999999" table:style-name="ce2">
            <text:p>1.26E+03</text:p>
          </table:table-cell>
          <table:table-cell office:value-type="float" office:value="-63.081200000000003" table:style-name="ce1">
            <text:p>-63.0812</text:p>
          </table:table-cell>
          <table:table-cell office:value-type="float" office:value="1257.1972470000001" table:style-name="ce1">
            <text:p>1257.197247</text:p>
          </table:table-cell>
          <table:table-cell office:value-type="float" office:value="-63.090639899999999" table:style-name="ce1">
            <text:p>-63.090639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7.2370000000001" table:style-name="ce2">
            <text:p>1.26E+03</text:p>
          </table:table-cell>
          <table:table-cell office:value-type="float" office:value="-63.128399999999999" table:style-name="ce1">
            <text:p>-63.1284</text:p>
          </table:table-cell>
          <table:table-cell office:value-type="float" office:value="1257.247247" table:style-name="ce1">
            <text:p>1257.247247</text:p>
          </table:table-cell>
          <table:table-cell office:value-type="float" office:value="-63.137856429999999" table:style-name="ce1">
            <text:p>-63.1378564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7.287" table:style-name="ce2">
            <text:p>1.26E+03</text:p>
          </table:table-cell>
          <table:table-cell office:value-type="float" office:value="-63.175600000000003" table:style-name="ce1">
            <text:p>-63.1756</text:p>
          </table:table-cell>
          <table:table-cell office:value-type="float" office:value="1257.297247" table:style-name="ce1">
            <text:p>1257.297247</text:p>
          </table:table-cell>
          <table:table-cell office:value-type="float" office:value="-63.18509942" table:style-name="ce1">
            <text:p>-63.1850994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7.337" table:style-name="ce2">
            <text:p>1.26E+03</text:p>
          </table:table-cell>
          <table:table-cell office:value-type="float" office:value="-63.222900000000003" table:style-name="ce1">
            <text:p>-63.2229</text:p>
          </table:table-cell>
          <table:table-cell office:value-type="float" office:value="1257.3472469999999" table:style-name="ce1">
            <text:p>1257.347247</text:p>
          </table:table-cell>
          <table:table-cell office:value-type="float" office:value="-63.23236893" table:style-name="ce1">
            <text:p>-63.2323689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7.3869999999999" table:style-name="ce2">
            <text:p>1.26E+03</text:p>
          </table:table-cell>
          <table:table-cell office:value-type="float" office:value="-63.270200000000003" table:style-name="ce1">
            <text:p>-63.2702</text:p>
          </table:table-cell>
          <table:table-cell office:value-type="float" office:value="1257.3972470000001" table:style-name="ce1">
            <text:p>1257.397247</text:p>
          </table:table-cell>
          <table:table-cell office:value-type="float" office:value="-63.279665010000002" table:style-name="ce1">
            <text:p>-63.2796650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7.4369999999999" table:style-name="ce2">
            <text:p>1.26E+03</text:p>
          </table:table-cell>
          <table:table-cell office:value-type="float" office:value="-63.317500000000003" table:style-name="ce1">
            <text:p>-63.3175</text:p>
          </table:table-cell>
          <table:table-cell office:value-type="float" office:value="1257.4472470000001" table:style-name="ce1">
            <text:p>1257.447247</text:p>
          </table:table-cell>
          <table:table-cell office:value-type="float" office:value="-63.326987699999997" table:style-name="ce1">
            <text:p>-63.326987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7.4870000000001" table:style-name="ce2">
            <text:p>1.26E+03</text:p>
          </table:table-cell>
          <table:table-cell office:value-type="float" office:value="-63.364899999999999" table:style-name="ce1">
            <text:p>-63.3649</text:p>
          </table:table-cell>
          <table:table-cell office:value-type="float" office:value="1257.497247" table:style-name="ce1">
            <text:p>1257.497247</text:p>
          </table:table-cell>
          <table:table-cell office:value-type="float" office:value="-63.374337070000003" table:style-name="ce1">
            <text:p>-63.3743370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7.537" table:style-name="ce2">
            <text:p>1.26E+03</text:p>
          </table:table-cell>
          <table:table-cell office:value-type="float" office:value="-63.412199999999999" table:style-name="ce1">
            <text:p>-63.4122</text:p>
          </table:table-cell>
          <table:table-cell office:value-type="float" office:value="1257.547247" table:style-name="ce1">
            <text:p>1257.547247</text:p>
          </table:table-cell>
          <table:table-cell office:value-type="float" office:value="-63.421713169999997" table:style-name="ce1">
            <text:p>-63.4217131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7.587" table:style-name="ce2">
            <text:p>1.26E+03</text:p>
          </table:table-cell>
          <table:table-cell office:value-type="float" office:value="-63.459600000000002" table:style-name="ce1">
            <text:p>-63.4596</text:p>
          </table:table-cell>
          <table:table-cell office:value-type="float" office:value="1257.5972469999999" table:style-name="ce1">
            <text:p>1257.597247</text:p>
          </table:table-cell>
          <table:table-cell office:value-type="float" office:value="-63.469116049999997" table:style-name="ce1">
            <text:p>-63.4691160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7.6369999999999" table:style-name="ce2">
            <text:p>1.26E+03</text:p>
          </table:table-cell>
          <table:table-cell office:value-type="float" office:value="-63.507100000000001" table:style-name="ce1">
            <text:p>-63.5071</text:p>
          </table:table-cell>
          <table:table-cell office:value-type="float" office:value="1257.6472470000001" table:style-name="ce1">
            <text:p>1257.647247</text:p>
          </table:table-cell>
          <table:table-cell office:value-type="float" office:value="-63.516545749999999" table:style-name="ce1">
            <text:p>-63.5165457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7.6869999999999" table:style-name="ce2">
            <text:p>1.26E+03</text:p>
          </table:table-cell>
          <table:table-cell office:value-type="float" office:value="-63.554499999999997" table:style-name="ce1">
            <text:p>-63.5545</text:p>
          </table:table-cell>
          <table:table-cell office:value-type="float" office:value="1257.6972470000001" table:style-name="ce1">
            <text:p>1257.697247</text:p>
          </table:table-cell>
          <table:table-cell office:value-type="float" office:value="-63.564002330000001" table:style-name="ce1">
            <text:p>-63.5640023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7.7370000000001" table:style-name="ce2">
            <text:p>1.26E+03</text:p>
          </table:table-cell>
          <table:table-cell office:value-type="float" office:value="-63.601999999999997" table:style-name="ce1">
            <text:p>-63.602</text:p>
          </table:table-cell>
          <table:table-cell office:value-type="float" office:value="1257.747247" table:style-name="ce1">
            <text:p>1257.747247</text:p>
          </table:table-cell>
          <table:table-cell office:value-type="float" office:value="-63.61148584" table:style-name="ce1">
            <text:p>-63.6114858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7.787" table:style-name="ce2">
            <text:p>1.26E+03</text:p>
          </table:table-cell>
          <table:table-cell office:value-type="float" office:value="-63.649500000000003" table:style-name="ce1">
            <text:p>-63.6495</text:p>
          </table:table-cell>
          <table:table-cell office:value-type="float" office:value="1257.797247" table:style-name="ce1">
            <text:p>1257.797247</text:p>
          </table:table-cell>
          <table:table-cell office:value-type="float" office:value="-63.65899632" table:style-name="ce1">
            <text:p>-63.6589963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7.837" table:style-name="ce2">
            <text:p>1.26E+03</text:p>
          </table:table-cell>
          <table:table-cell office:value-type="float" office:value="-63.697000000000003" table:style-name="ce1">
            <text:p>-63.697</text:p>
          </table:table-cell>
          <table:table-cell office:value-type="float" office:value="1257.8472469999999" table:style-name="ce1">
            <text:p>1257.847247</text:p>
          </table:table-cell>
          <table:table-cell office:value-type="float" office:value="-63.706533839999999" table:style-name="ce1">
            <text:p>-63.7065338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7.8869999999999" table:style-name="ce2">
            <text:p>1.26E+03</text:p>
          </table:table-cell>
          <table:table-cell office:value-type="float" office:value="-63.744599999999998" table:style-name="ce1">
            <text:p>-63.7446</text:p>
          </table:table-cell>
          <table:table-cell office:value-type="float" office:value="1257.8972470000001" table:style-name="ce1">
            <text:p>1257.897247</text:p>
          </table:table-cell>
          <table:table-cell office:value-type="float" office:value="-63.754098419999998" table:style-name="ce1">
            <text:p>-63.7540984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7.9369999999999" table:style-name="ce2">
            <text:p>1.26E+03</text:p>
          </table:table-cell>
          <table:table-cell office:value-type="float" office:value="-63.792200000000001" table:style-name="ce1">
            <text:p>-63.7922</text:p>
          </table:table-cell>
          <table:table-cell office:value-type="float" office:value="1257.9472470000001" table:style-name="ce1">
            <text:p>1257.947247</text:p>
          </table:table-cell>
          <table:table-cell office:value-type="float" office:value="-63.801690129999997" table:style-name="ce1">
            <text:p>-63.8016901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7.9870000000001" table:style-name="ce2">
            <text:p>1.26E+03</text:p>
          </table:table-cell>
          <table:table-cell office:value-type="float" office:value="-63.839799999999997" table:style-name="ce1">
            <text:p>-63.8398</text:p>
          </table:table-cell>
          <table:table-cell office:value-type="float" office:value="1257.997247" table:style-name="ce1">
            <text:p>1257.997247</text:p>
          </table:table-cell>
          <table:table-cell office:value-type="float" office:value="-63.849308999999998" table:style-name="ce1">
            <text:p>-63.84930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8.037" table:style-name="ce2">
            <text:p>1.26E+03</text:p>
          </table:table-cell>
          <table:table-cell office:value-type="float" office:value="-63.8874" table:style-name="ce1">
            <text:p>-63.8874</text:p>
          </table:table-cell>
          <table:table-cell office:value-type="float" office:value="1258.047247" table:style-name="ce1">
            <text:p>1258.047247</text:p>
          </table:table-cell>
          <table:table-cell office:value-type="float" office:value="-63.896955079999998" table:style-name="ce1">
            <text:p>-63.8969550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8.087" table:style-name="ce2">
            <text:p>1.26E+03</text:p>
          </table:table-cell>
          <table:table-cell office:value-type="float" office:value="-63.935099999999998" table:style-name="ce1">
            <text:p>-63.9351</text:p>
          </table:table-cell>
          <table:table-cell office:value-type="float" office:value="1258.0972469999999" table:style-name="ce1">
            <text:p>1258.097247</text:p>
          </table:table-cell>
          <table:table-cell office:value-type="float" office:value="-63.944628420000001" table:style-name="ce1">
            <text:p>-63.9446284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8.1369999999999" table:style-name="ce2">
            <text:p>1.26E+03</text:p>
          </table:table-cell>
          <table:table-cell office:value-type="float" office:value="-63.982799999999997" table:style-name="ce1">
            <text:p>-63.9828</text:p>
          </table:table-cell>
          <table:table-cell office:value-type="float" office:value="1258.1472470000001" table:style-name="ce1">
            <text:p>1258.147247</text:p>
          </table:table-cell>
          <table:table-cell office:value-type="float" office:value="-63.992329060000003" table:style-name="ce1">
            <text:p>-63.9923290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8.1869999999999" table:style-name="ce2">
            <text:p>1.26E+03</text:p>
          </table:table-cell>
          <table:table-cell office:value-type="float" office:value="-64.030500000000004" table:style-name="ce1">
            <text:p>-64.0305</text:p>
          </table:table-cell>
          <table:table-cell office:value-type="float" office:value="1258.1972470000001" table:style-name="ce1">
            <text:p>1258.197247</text:p>
          </table:table-cell>
          <table:table-cell office:value-type="float" office:value="-64.040057050000001" table:style-name="ce1">
            <text:p>-64.0400570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8.2370000000001" table:style-name="ce2">
            <text:p>1.26E+03</text:p>
          </table:table-cell>
          <table:table-cell office:value-type="float" office:value="-64.078299999999999" table:style-name="ce1">
            <text:p>-64.0783</text:p>
          </table:table-cell>
          <table:table-cell office:value-type="float" office:value="1258.247247" table:style-name="ce1">
            <text:p>1258.247247</text:p>
          </table:table-cell>
          <table:table-cell office:value-type="float" office:value="-64.087812420000006" table:style-name="ce1">
            <text:p>-64.0878124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8.287" table:style-name="ce2">
            <text:p>1.26E+03</text:p>
          </table:table-cell>
          <table:table-cell office:value-type="float" office:value="-64.126000000000005" table:style-name="ce1">
            <text:p>-64.126</text:p>
          </table:table-cell>
          <table:table-cell office:value-type="float" office:value="1258.297247" table:style-name="ce1">
            <text:p>1258.297247</text:p>
          </table:table-cell>
          <table:table-cell office:value-type="float" office:value="-64.135595210000005" table:style-name="ce1">
            <text:p>-64.1355952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8.337" table:style-name="ce2">
            <text:p>1.26E+03</text:p>
          </table:table-cell>
          <table:table-cell office:value-type="float" office:value="-64.1738" table:style-name="ce1">
            <text:p>-64.1738</text:p>
          </table:table-cell>
          <table:table-cell office:value-type="float" office:value="1258.3472469999999" table:style-name="ce1">
            <text:p>1258.347247</text:p>
          </table:table-cell>
          <table:table-cell office:value-type="float" office:value="-64.183405480000005" table:style-name="ce1">
            <text:p>-64.1834054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8.3869999999999" table:style-name="ce2">
            <text:p>1.26E+03</text:p>
          </table:table-cell>
          <table:table-cell office:value-type="float" office:value="-64.221699999999998" table:style-name="ce1">
            <text:p>-64.2217</text:p>
          </table:table-cell>
          <table:table-cell office:value-type="float" office:value="1258.3972470000001" table:style-name="ce1">
            <text:p>1258.397247</text:p>
          </table:table-cell>
          <table:table-cell office:value-type="float" office:value="-64.231243250000006" table:style-name="ce1">
            <text:p>-64.2312432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8.4369999999999" table:style-name="ce2">
            <text:p>1.26E+03</text:p>
          </table:table-cell>
          <table:table-cell office:value-type="float" office:value="-64.269499999999994" table:style-name="ce1">
            <text:p>-64.2695</text:p>
          </table:table-cell>
          <table:table-cell office:value-type="float" office:value="1258.4472470000001" table:style-name="ce1">
            <text:p>1258.447247</text:p>
          </table:table-cell>
          <table:table-cell office:value-type="float" office:value="-64.279108559999997" table:style-name="ce1">
            <text:p>-64.2791085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8.4870000000001" table:style-name="ce2">
            <text:p>1.26E+03</text:p>
          </table:table-cell>
          <table:table-cell office:value-type="float" office:value="-64.317400000000006" table:style-name="ce1">
            <text:p>-64.3174</text:p>
          </table:table-cell>
          <table:table-cell office:value-type="float" office:value="1258.497247" table:style-name="ce1">
            <text:p>1258.497247</text:p>
          </table:table-cell>
          <table:table-cell office:value-type="float" office:value="-64.327001460000005" table:style-name="ce1">
            <text:p>-64.3270014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8.537" table:style-name="ce2">
            <text:p>1.26E+03</text:p>
          </table:table-cell>
          <table:table-cell office:value-type="float" office:value="-64.365300000000005" table:style-name="ce1">
            <text:p>-64.3653</text:p>
          </table:table-cell>
          <table:table-cell office:value-type="float" office:value="1258.547247" table:style-name="ce1">
            <text:p>1258.547247</text:p>
          </table:table-cell>
          <table:table-cell office:value-type="float" office:value="-64.374921970000003" table:style-name="ce1">
            <text:p>-64.3749219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8.587" table:style-name="ce2">
            <text:p>1.26E+03</text:p>
          </table:table-cell>
          <table:table-cell office:value-type="float" office:value="-64.413300000000007" table:style-name="ce1">
            <text:p>-64.4133</text:p>
          </table:table-cell>
          <table:table-cell office:value-type="float" office:value="1258.5972469999999" table:style-name="ce1">
            <text:p>1258.597247</text:p>
          </table:table-cell>
          <table:table-cell office:value-type="float" office:value="-64.422870140000001" table:style-name="ce1">
            <text:p>-64.4228701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8.6369999999999" table:style-name="ce2">
            <text:p>1.26E+03</text:p>
          </table:table-cell>
          <table:table-cell office:value-type="float" office:value="-64.461200000000005" table:style-name="ce1">
            <text:p>-64.4612</text:p>
          </table:table-cell>
          <table:table-cell office:value-type="float" office:value="1258.6472470000001" table:style-name="ce1">
            <text:p>1258.647247</text:p>
          </table:table-cell>
          <table:table-cell office:value-type="float" office:value="-64.470845990000001" table:style-name="ce1">
            <text:p>-64.4708459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8.6869999999999" table:style-name="ce2">
            <text:p>1.26E+03</text:p>
          </table:table-cell>
          <table:table-cell office:value-type="float" office:value="-64.509200000000007" table:style-name="ce1">
            <text:p>-64.5092</text:p>
          </table:table-cell>
          <table:table-cell office:value-type="float" office:value="1258.6972470000001" table:style-name="ce1">
            <text:p>1258.697247</text:p>
          </table:table-cell>
          <table:table-cell office:value-type="float" office:value="-64.51884957" table:style-name="ce1">
            <text:p>-64.5188495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8.7370000000001" table:style-name="ce2">
            <text:p>1.26E+03</text:p>
          </table:table-cell>
          <table:table-cell office:value-type="float" office:value="-64.557299999999998" table:style-name="ce1">
            <text:p>-64.5573</text:p>
          </table:table-cell>
          <table:table-cell office:value-type="float" office:value="1258.747247" table:style-name="ce1">
            <text:p>1258.747247</text:p>
          </table:table-cell>
          <table:table-cell office:value-type="float" office:value="-64.566880900000001" table:style-name="ce1">
            <text:p>-64.566880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8.787" table:style-name="ce2">
            <text:p>1.26E+03</text:p>
          </table:table-cell>
          <table:table-cell office:value-type="float" office:value="-64.6053" table:style-name="ce1">
            <text:p>-64.6053</text:p>
          </table:table-cell>
          <table:table-cell office:value-type="float" office:value="1258.797247" table:style-name="ce1">
            <text:p>1258.797247</text:p>
          </table:table-cell>
          <table:table-cell office:value-type="float" office:value="-64.614940020000006" table:style-name="ce1">
            <text:p>-64.6149400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8.837" table:style-name="ce2">
            <text:p>1.26E+03</text:p>
          </table:table-cell>
          <table:table-cell office:value-type="float" office:value="-64.653400000000005" table:style-name="ce1">
            <text:p>-64.6534</text:p>
          </table:table-cell>
          <table:table-cell office:value-type="float" office:value="1258.8472469999999" table:style-name="ce1">
            <text:p>1258.847247</text:p>
          </table:table-cell>
          <table:table-cell office:value-type="float" office:value="-64.663026939999995" table:style-name="ce1">
            <text:p>-64.6630269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8.8869999999999" table:style-name="ce2">
            <text:p>1.26E+03</text:p>
          </table:table-cell>
          <table:table-cell office:value-type="float" office:value="-64.701499999999996" table:style-name="ce1">
            <text:p>-64.7015</text:p>
          </table:table-cell>
          <table:table-cell office:value-type="float" office:value="1258.8972470000001" table:style-name="ce1">
            <text:p>1258.897247</text:p>
          </table:table-cell>
          <table:table-cell office:value-type="float" office:value="-64.711141720000001" table:style-name="ce1">
            <text:p>-64.7111417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8.9369999999999" table:style-name="ce2">
            <text:p>1.26E+03</text:p>
          </table:table-cell>
          <table:table-cell office:value-type="float" office:value="-64.749700000000004" table:style-name="ce1">
            <text:p>-64.7497</text:p>
          </table:table-cell>
          <table:table-cell office:value-type="float" office:value="1258.9472470000001" table:style-name="ce1">
            <text:p>1258.947247</text:p>
          </table:table-cell>
          <table:table-cell office:value-type="float" office:value="-64.759284359999995" table:style-name="ce1">
            <text:p>-64.7592843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8.9870000000001" table:style-name="ce2">
            <text:p>1.26E+03</text:p>
          </table:table-cell>
          <table:table-cell office:value-type="float" office:value="-64.797799999999995" table:style-name="ce1">
            <text:p>-64.7978</text:p>
          </table:table-cell>
          <table:table-cell office:value-type="float" office:value="1258.997247" table:style-name="ce1">
            <text:p>1258.997247</text:p>
          </table:table-cell>
          <table:table-cell office:value-type="float" office:value="-64.807454899999996" table:style-name="ce1">
            <text:p>-64.807454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9.037" table:style-name="ce2">
            <text:p>1.26E+03</text:p>
          </table:table-cell>
          <table:table-cell office:value-type="float" office:value="-64.846000000000004" table:style-name="ce1">
            <text:p>-64.846</text:p>
          </table:table-cell>
          <table:table-cell office:value-type="float" office:value="1259.047247" table:style-name="ce1">
            <text:p>1259.047247</text:p>
          </table:table-cell>
          <table:table-cell office:value-type="float" office:value="-64.855653360000005" table:style-name="ce1">
            <text:p>-64.8556533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9.087" table:style-name="ce2">
            <text:p>1.26E+03</text:p>
          </table:table-cell>
          <table:table-cell office:value-type="float" office:value="-64.894199999999998" table:style-name="ce1">
            <text:p>-64.8942</text:p>
          </table:table-cell>
          <table:table-cell office:value-type="float" office:value="1259.0972469999999" table:style-name="ce1">
            <text:p>1259.097247</text:p>
          </table:table-cell>
          <table:table-cell office:value-type="float" office:value="-64.903879759999995" table:style-name="ce1">
            <text:p>-64.9038797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9.1369999999999" table:style-name="ce2">
            <text:p>1.26E+03</text:p>
          </table:table-cell>
          <table:table-cell office:value-type="float" office:value="-64.942499999999995" table:style-name="ce1">
            <text:p>-64.9425</text:p>
          </table:table-cell>
          <table:table-cell office:value-type="float" office:value="1259.1472470000001" table:style-name="ce1">
            <text:p>1259.147247</text:p>
          </table:table-cell>
          <table:table-cell office:value-type="float" office:value="-64.952134139999998" table:style-name="ce1">
            <text:p>-64.9521341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9.1869999999999" table:style-name="ce2">
            <text:p>1.26E+03</text:p>
          </table:table-cell>
          <table:table-cell office:value-type="float" office:value="-64.990799999999993" table:style-name="ce1">
            <text:p>-64.9908</text:p>
          </table:table-cell>
          <table:table-cell office:value-type="float" office:value="1259.1972470000001" table:style-name="ce1">
            <text:p>1259.197247</text:p>
          </table:table-cell>
          <table:table-cell office:value-type="float" office:value="-65.0004165" table:style-name="ce1">
            <text:p>-65.000416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9.2370000000001" table:style-name="ce2">
            <text:p>1.26E+03</text:p>
          </table:table-cell>
          <table:table-cell office:value-type="float" office:value="-65.039100000000005" table:style-name="ce1">
            <text:p>-65.0391</text:p>
          </table:table-cell>
          <table:table-cell office:value-type="float" office:value="1259.247247" table:style-name="ce1">
            <text:p>1259.247247</text:p>
          </table:table-cell>
          <table:table-cell office:value-type="float" office:value="-65.048726880000004" table:style-name="ce1">
            <text:p>-65.0487268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9.287" table:style-name="ce2">
            <text:p>1.26E+03</text:p>
          </table:table-cell>
          <table:table-cell office:value-type="float" office:value="-65.087400000000002" table:style-name="ce1">
            <text:p>-65.0874</text:p>
          </table:table-cell>
          <table:table-cell office:value-type="float" office:value="1259.297247" table:style-name="ce1">
            <text:p>1259.297247</text:p>
          </table:table-cell>
          <table:table-cell office:value-type="float" office:value="-65.097065279999995" table:style-name="ce1">
            <text:p>-65.0970652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9.337" table:style-name="ce2">
            <text:p>1.26E+03</text:p>
          </table:table-cell>
          <table:table-cell office:value-type="float" office:value="-65.135800000000003" table:style-name="ce1">
            <text:p>-65.1358</text:p>
          </table:table-cell>
          <table:table-cell office:value-type="float" office:value="1259.3472469999999" table:style-name="ce1">
            <text:p>1259.347247</text:p>
          </table:table-cell>
          <table:table-cell office:value-type="float" office:value="-65.145431729999999" table:style-name="ce1">
            <text:p>-65.1454317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9.3869999999999" table:style-name="ce2">
            <text:p>1.26E+03</text:p>
          </table:table-cell>
          <table:table-cell office:value-type="float" office:value="-65.184100000000001" table:style-name="ce1">
            <text:p>-65.1841</text:p>
          </table:table-cell>
          <table:table-cell office:value-type="float" office:value="1259.3972470000001" table:style-name="ce1">
            <text:p>1259.397247</text:p>
          </table:table-cell>
          <table:table-cell office:value-type="float" office:value="-65.193826250000001" table:style-name="ce1">
            <text:p>-65.1938262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9.4369999999999" table:style-name="ce2">
            <text:p>1.26E+03</text:p>
          </table:table-cell>
          <table:table-cell office:value-type="float" office:value="-65.232600000000005" table:style-name="ce1">
            <text:p>-65.2326</text:p>
          </table:table-cell>
          <table:table-cell office:value-type="float" office:value="1259.4472470000001" table:style-name="ce1">
            <text:p>1259.447247</text:p>
          </table:table-cell>
          <table:table-cell office:value-type="float" office:value="-65.242248840000002" table:style-name="ce1">
            <text:p>-65.2422488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9.4870000000001" table:style-name="ce2">
            <text:p>1.26E+03</text:p>
          </table:table-cell>
          <table:table-cell office:value-type="float" office:value="-65.281000000000006" table:style-name="ce1">
            <text:p>-65.281</text:p>
          </table:table-cell>
          <table:table-cell office:value-type="float" office:value="1259.497247" table:style-name="ce1">
            <text:p>1259.497247</text:p>
          </table:table-cell>
          <table:table-cell office:value-type="float" office:value="-65.290699520000004" table:style-name="ce1">
            <text:p>-65.2906995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9.537" table:style-name="ce2">
            <text:p>1.26E+03</text:p>
          </table:table-cell>
          <table:table-cell office:value-type="float" office:value="-65.329499999999996" table:style-name="ce1">
            <text:p>-65.3295</text:p>
          </table:table-cell>
          <table:table-cell office:value-type="float" office:value="1259.547247" table:style-name="ce1">
            <text:p>1259.547247</text:p>
          </table:table-cell>
          <table:table-cell office:value-type="float" office:value="-65.3391783" table:style-name="ce1">
            <text:p>-65.339178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9.587" table:style-name="ce2">
            <text:p>1.26E+03</text:p>
          </table:table-cell>
          <table:table-cell office:value-type="float" office:value="-65.378" table:style-name="ce1">
            <text:p>-65.378</text:p>
          </table:table-cell>
          <table:table-cell office:value-type="float" office:value="1259.5972469999999" table:style-name="ce1">
            <text:p>1259.597247</text:p>
          </table:table-cell>
          <table:table-cell office:value-type="float" office:value="-65.387685200000007" table:style-name="ce1">
            <text:p>-65.387685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9.6369999999999" table:style-name="ce2">
            <text:p>1.26E+03</text:p>
          </table:table-cell>
          <table:table-cell office:value-type="float" office:value="-65.426500000000004" table:style-name="ce1">
            <text:p>-65.4265</text:p>
          </table:table-cell>
          <table:table-cell office:value-type="float" office:value="1259.6472470000001" table:style-name="ce1">
            <text:p>1259.647247</text:p>
          </table:table-cell>
          <table:table-cell office:value-type="float" office:value="-65.436220219999996" table:style-name="ce1">
            <text:p>-65.4362202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9.6869999999999" table:style-name="ce2">
            <text:p>1.26E+03</text:p>
          </table:table-cell>
          <table:table-cell office:value-type="float" office:value="-65.475099999999998" table:style-name="ce1">
            <text:p>-65.4751</text:p>
          </table:table-cell>
          <table:table-cell office:value-type="float" office:value="1259.6972470000001" table:style-name="ce1">
            <text:p>1259.697247</text:p>
          </table:table-cell>
          <table:table-cell office:value-type="float" office:value="-65.484783370000002" table:style-name="ce1">
            <text:p>-65.4847833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9.7370000000001" table:style-name="ce2">
            <text:p>1.26E+03</text:p>
          </table:table-cell>
          <table:table-cell office:value-type="float" office:value="-65.523700000000005" table:style-name="ce1">
            <text:p>-65.5237</text:p>
          </table:table-cell>
          <table:table-cell office:value-type="float" office:value="1259.747247" table:style-name="ce1">
            <text:p>1259.747247</text:p>
          </table:table-cell>
          <table:table-cell office:value-type="float" office:value="-65.533374649999999" table:style-name="ce1">
            <text:p>-65.5333746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9.787" table:style-name="ce2">
            <text:p>1.26E+03</text:p>
          </table:table-cell>
          <table:table-cell office:value-type="float" office:value="-65.572299999999998" table:style-name="ce1">
            <text:p>-65.5723</text:p>
          </table:table-cell>
          <table:table-cell office:value-type="float" office:value="1259.797247" table:style-name="ce1">
            <text:p>1259.797247</text:p>
          </table:table-cell>
          <table:table-cell office:value-type="float" office:value="-65.581994080000001" table:style-name="ce1">
            <text:p>-65.5819940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9.837" table:style-name="ce2">
            <text:p>1.26E+03</text:p>
          </table:table-cell>
          <table:table-cell office:value-type="float" office:value="-65.620900000000006" table:style-name="ce1">
            <text:p>-65.6209</text:p>
          </table:table-cell>
          <table:table-cell office:value-type="float" office:value="1259.8472469999999" table:style-name="ce1">
            <text:p>1259.847247</text:p>
          </table:table-cell>
          <table:table-cell office:value-type="float" office:value="-65.630641639999993" table:style-name="ce1">
            <text:p>-65.6306416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9.8869999999999" table:style-name="ce2">
            <text:p>1.26E+03</text:p>
          </table:table-cell>
          <table:table-cell office:value-type="float" office:value="-65.669600000000003" table:style-name="ce1">
            <text:p>-65.6696</text:p>
          </table:table-cell>
          <table:table-cell office:value-type="float" office:value="1259.8972470000001" table:style-name="ce1">
            <text:p>1259.897247</text:p>
          </table:table-cell>
          <table:table-cell office:value-type="float" office:value="-65.679317359999999" table:style-name="ce1">
            <text:p>-65.6793173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9.9369999999999" table:style-name="ce2">
            <text:p>1.26E+03</text:p>
          </table:table-cell>
          <table:table-cell office:value-type="float" office:value="-65.718299999999999" table:style-name="ce1">
            <text:p>-65.7183</text:p>
          </table:table-cell>
          <table:table-cell office:value-type="float" office:value="1259.9472470000001" table:style-name="ce1">
            <text:p>1259.947247</text:p>
          </table:table-cell>
          <table:table-cell office:value-type="float" office:value="-65.728021209999994" table:style-name="ce1">
            <text:p>-65.7280212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59.9870000000001" table:style-name="ce2">
            <text:p>1.26E+03</text:p>
          </table:table-cell>
          <table:table-cell office:value-type="float" office:value="-65.766999999999996" table:style-name="ce1">
            <text:p>-65.767</text:p>
          </table:table-cell>
          <table:table-cell office:value-type="float" office:value="1259.997247" table:style-name="ce1">
            <text:p>1259.997247</text:p>
          </table:table-cell>
          <table:table-cell office:value-type="float" office:value="-65.776753209999995" table:style-name="ce1">
            <text:p>-65.7767532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0.037" table:style-name="ce2">
            <text:p>1.26E+03</text:p>
          </table:table-cell>
          <table:table-cell office:value-type="float" office:value="-65.815799999999996" table:style-name="ce1">
            <text:p>-65.8158</text:p>
          </table:table-cell>
          <table:table-cell office:value-type="float" office:value="1260.047247" table:style-name="ce1">
            <text:p>1260.047247</text:p>
          </table:table-cell>
          <table:table-cell office:value-type="float" office:value="-65.825513349999994" table:style-name="ce1">
            <text:p>-65.8255133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0.087" table:style-name="ce2">
            <text:p>1.26E+03</text:p>
          </table:table-cell>
          <table:table-cell office:value-type="float" office:value="-65.864500000000007" table:style-name="ce1">
            <text:p>-65.8645</text:p>
          </table:table-cell>
          <table:table-cell office:value-type="float" office:value="1260.0972469999999" table:style-name="ce1">
            <text:p>1260.097247</text:p>
          </table:table-cell>
          <table:table-cell office:value-type="float" office:value="-65.874301619999997" table:style-name="ce1">
            <text:p>-65.8743016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0.1369999999999" table:style-name="ce2">
            <text:p>1.26E+03</text:p>
          </table:table-cell>
          <table:table-cell office:value-type="float" office:value="-65.913399999999996" table:style-name="ce1">
            <text:p>-65.9134</text:p>
          </table:table-cell>
          <table:table-cell office:value-type="float" office:value="1260.1472470000001" table:style-name="ce1">
            <text:p>1260.147247</text:p>
          </table:table-cell>
          <table:table-cell office:value-type="float" office:value="-65.923118020000004" table:style-name="ce1">
            <text:p>-65.9231180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0.1869999999999" table:style-name="ce2">
            <text:p>1.26E+03</text:p>
          </table:table-cell>
          <table:table-cell office:value-type="float" office:value="-65.962199999999996" table:style-name="ce1">
            <text:p>-65.9622</text:p>
          </table:table-cell>
          <table:table-cell office:value-type="float" office:value="1260.1972470000001" table:style-name="ce1">
            <text:p>1260.197247</text:p>
          </table:table-cell>
          <table:table-cell office:value-type="float" office:value="-65.971962540000007" table:style-name="ce1">
            <text:p>-65.9719625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0.2370000000001" table:style-name="ce2">
            <text:p>1.26E+03</text:p>
          </table:table-cell>
          <table:table-cell office:value-type="float" office:value="-66.011099999999999" table:style-name="ce1">
            <text:p>-66.0111</text:p>
          </table:table-cell>
          <table:table-cell office:value-type="float" office:value="1260.247247" table:style-name="ce1">
            <text:p>1260.247247</text:p>
          </table:table-cell>
          <table:table-cell office:value-type="float" office:value="-66.020835169999998" table:style-name="ce1">
            <text:p>-66.0208351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0.287" table:style-name="ce2">
            <text:p>1.26E+03</text:p>
          </table:table-cell>
          <table:table-cell office:value-type="float" office:value="-66.06" table:style-name="ce1">
            <text:p>-66.06</text:p>
          </table:table-cell>
          <table:table-cell office:value-type="float" office:value="1260.297247" table:style-name="ce1">
            <text:p>1260.297247</text:p>
          </table:table-cell>
          <table:table-cell office:value-type="float" office:value="-66.069735890000004" table:style-name="ce1">
            <text:p>-66.0697358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0.337" table:style-name="ce2">
            <text:p>1.26E+03</text:p>
          </table:table-cell>
          <table:table-cell office:value-type="float" office:value="-66.108900000000006" table:style-name="ce1">
            <text:p>-66.1089</text:p>
          </table:table-cell>
          <table:table-cell office:value-type="float" office:value="1260.3472469999999" table:style-name="ce1">
            <text:p>1260.347247</text:p>
          </table:table-cell>
          <table:table-cell office:value-type="float" office:value="-66.118664699999997" table:style-name="ce1">
            <text:p>-66.118664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0.3869999999999" table:style-name="ce2">
            <text:p>1.26E+03</text:p>
          </table:table-cell>
          <table:table-cell office:value-type="float" office:value="-66.157799999999995" table:style-name="ce1">
            <text:p>-66.1578</text:p>
          </table:table-cell>
          <table:table-cell office:value-type="float" office:value="1260.3972470000001" table:style-name="ce1">
            <text:p>1260.397247</text:p>
          </table:table-cell>
          <table:table-cell office:value-type="float" office:value="-66.167621569999994" table:style-name="ce1">
            <text:p>-66.1676215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0.4369999999999" table:style-name="ce2">
            <text:p>1.26E+03</text:p>
          </table:table-cell>
          <table:table-cell office:value-type="float" office:value="-66.206800000000001" table:style-name="ce1">
            <text:p>-66.2068</text:p>
          </table:table-cell>
          <table:table-cell office:value-type="float" office:value="1260.4472470000001" table:style-name="ce1">
            <text:p>1260.447247</text:p>
          </table:table-cell>
          <table:table-cell office:value-type="float" office:value="-66.216606499999997" table:style-name="ce1">
            <text:p>-66.216606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0.4870000000001" table:style-name="ce2">
            <text:p>1.26E+03</text:p>
          </table:table-cell>
          <table:table-cell office:value-type="float" office:value="-66.255799999999994" table:style-name="ce1">
            <text:p>-66.2558</text:p>
          </table:table-cell>
          <table:table-cell office:value-type="float" office:value="1260.497247" table:style-name="ce1">
            <text:p>1260.497247</text:p>
          </table:table-cell>
          <table:table-cell office:value-type="float" office:value="-66.265619450000003" table:style-name="ce1">
            <text:p>-66.2656194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0.537" table:style-name="ce2">
            <text:p>1.26E+03</text:p>
          </table:table-cell>
          <table:table-cell office:value-type="float" office:value="-66.304900000000004" table:style-name="ce1">
            <text:p>-66.3049</text:p>
          </table:table-cell>
          <table:table-cell office:value-type="float" office:value="1260.547247" table:style-name="ce1">
            <text:p>1260.547247</text:p>
          </table:table-cell>
          <table:table-cell office:value-type="float" office:value="-66.314660410000002" table:style-name="ce1">
            <text:p>-66.3146604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0.587" table:style-name="ce2">
            <text:p>1.26E+03</text:p>
          </table:table-cell>
          <table:table-cell office:value-type="float" office:value="-66.353899999999996" table:style-name="ce1">
            <text:p>-66.3539</text:p>
          </table:table-cell>
          <table:table-cell office:value-type="float" office:value="1260.5972469999999" table:style-name="ce1">
            <text:p>1260.597247</text:p>
          </table:table-cell>
          <table:table-cell office:value-type="float" office:value="-66.363729359999994" table:style-name="ce1">
            <text:p>-66.3637293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0.6369999999999" table:style-name="ce2">
            <text:p>1.26E+03</text:p>
          </table:table-cell>
          <table:table-cell office:value-type="float" office:value="-66.403000000000006" table:style-name="ce1">
            <text:p>-66.403</text:p>
          </table:table-cell>
          <table:table-cell office:value-type="float" office:value="1260.6472470000001" table:style-name="ce1">
            <text:p>1260.647247</text:p>
          </table:table-cell>
          <table:table-cell office:value-type="float" office:value="-66.412826269999996" table:style-name="ce1">
            <text:p>-66.4128262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0.6869999999999" table:style-name="ce2">
            <text:p>1.26E+03</text:p>
          </table:table-cell>
          <table:table-cell office:value-type="float" office:value="-66.452100000000002" table:style-name="ce1">
            <text:p>-66.4521</text:p>
          </table:table-cell>
          <table:table-cell office:value-type="float" office:value="1260.6972470000001" table:style-name="ce1">
            <text:p>1260.697247</text:p>
          </table:table-cell>
          <table:table-cell office:value-type="float" office:value="-66.461951110000001" table:style-name="ce1">
            <text:p>-66.4619511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0.7370000000001" table:style-name="ce2">
            <text:p>1.26E+03</text:p>
          </table:table-cell>
          <table:table-cell office:value-type="float" office:value="-66.501300000000001" table:style-name="ce1">
            <text:p>-66.5013</text:p>
          </table:table-cell>
          <table:table-cell office:value-type="float" office:value="1260.747247" table:style-name="ce1">
            <text:p>1260.747247</text:p>
          </table:table-cell>
          <table:table-cell office:value-type="float" office:value="-66.511103860000006" table:style-name="ce1">
            <text:p>-66.5111038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0.787" table:style-name="ce2">
            <text:p>1.26E+03</text:p>
          </table:table-cell>
          <table:table-cell office:value-type="float" office:value="-66.550399999999996" table:style-name="ce1">
            <text:p>-66.5504</text:p>
          </table:table-cell>
          <table:table-cell office:value-type="float" office:value="1260.797247" table:style-name="ce1">
            <text:p>1260.797247</text:p>
          </table:table-cell>
          <table:table-cell office:value-type="float" office:value="-66.560284480000007" table:style-name="ce1">
            <text:p>-66.5602844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0.837" table:style-name="ce2">
            <text:p>1.26E+03</text:p>
          </table:table-cell>
          <table:table-cell office:value-type="float" office:value="-66.599599999999995" table:style-name="ce1">
            <text:p>-66.5996</text:p>
          </table:table-cell>
          <table:table-cell office:value-type="float" office:value="1260.8472469999999" table:style-name="ce1">
            <text:p>1260.847247</text:p>
          </table:table-cell>
          <table:table-cell office:value-type="float" office:value="-66.609492939999996" table:style-name="ce1">
            <text:p>-66.6094929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0.8869999999999" table:style-name="ce2">
            <text:p>1.26E+03</text:p>
          </table:table-cell>
          <table:table-cell office:value-type="float" office:value="-66.648899999999998" table:style-name="ce1">
            <text:p>-66.6489</text:p>
          </table:table-cell>
          <table:table-cell office:value-type="float" office:value="1260.8972470000001" table:style-name="ce1">
            <text:p>1260.897247</text:p>
          </table:table-cell>
          <table:table-cell office:value-type="float" office:value="-66.658729210000004" table:style-name="ce1">
            <text:p>-66.6587292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0.9369999999999" table:style-name="ce2">
            <text:p>1.26E+03</text:p>
          </table:table-cell>
          <table:table-cell office:value-type="float" office:value="-66.698099999999997" table:style-name="ce1">
            <text:p>-66.6981</text:p>
          </table:table-cell>
          <table:table-cell office:value-type="float" office:value="1260.9472470000001" table:style-name="ce1">
            <text:p>1260.947247</text:p>
          </table:table-cell>
          <table:table-cell office:value-type="float" office:value="-66.707993250000001" table:style-name="ce1">
            <text:p>-66.7079932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0.9870000000001" table:style-name="ce2">
            <text:p>1.26E+03</text:p>
          </table:table-cell>
          <table:table-cell office:value-type="float" office:value="-66.747399999999999" table:style-name="ce1">
            <text:p>-66.7474</text:p>
          </table:table-cell>
          <table:table-cell office:value-type="float" office:value="1260.997247" table:style-name="ce1">
            <text:p>1260.997247</text:p>
          </table:table-cell>
          <table:table-cell office:value-type="float" office:value="-66.757285010000004" table:style-name="ce1">
            <text:p>-66.7572850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1.037" table:style-name="ce2">
            <text:p>1.26E+03</text:p>
          </table:table-cell>
          <table:table-cell office:value-type="float" office:value="-66.796700000000001" table:style-name="ce1">
            <text:p>-66.7967</text:p>
          </table:table-cell>
          <table:table-cell office:value-type="float" office:value="1261.047247" table:style-name="ce1">
            <text:p>1261.047247</text:p>
          </table:table-cell>
          <table:table-cell office:value-type="float" office:value="-66.806604460000003" table:style-name="ce1">
            <text:p>-66.8066044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1.087" table:style-name="ce2">
            <text:p>1.26E+03</text:p>
          </table:table-cell>
          <table:table-cell office:value-type="float" office:value="-66.846100000000007" table:style-name="ce1">
            <text:p>-66.8461</text:p>
          </table:table-cell>
          <table:table-cell office:value-type="float" office:value="1261.0972469999999" table:style-name="ce1">
            <text:p>1261.097247</text:p>
          </table:table-cell>
          <table:table-cell office:value-type="float" office:value="-66.855951559999994" table:style-name="ce1">
            <text:p>-66.8559515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1.1369999999999" table:style-name="ce2">
            <text:p>1.26E+03</text:p>
          </table:table-cell>
          <table:table-cell office:value-type="float" office:value="-66.895399999999995" table:style-name="ce1">
            <text:p>-66.8954</text:p>
          </table:table-cell>
          <table:table-cell office:value-type="float" office:value="1261.1472470000001" table:style-name="ce1">
            <text:p>1261.147247</text:p>
          </table:table-cell>
          <table:table-cell office:value-type="float" office:value="-66.905326250000002" table:style-name="ce1">
            <text:p>-66.9053262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1.1869999999999" table:style-name="ce2">
            <text:p>1.26E+03</text:p>
          </table:table-cell>
          <table:table-cell office:value-type="float" office:value="-66.944800000000001" table:style-name="ce1">
            <text:p>-66.9448</text:p>
          </table:table-cell>
          <table:table-cell office:value-type="float" office:value="1261.1972470000001" table:style-name="ce1">
            <text:p>1261.197247</text:p>
          </table:table-cell>
          <table:table-cell office:value-type="float" office:value="-66.954728500000002" table:style-name="ce1">
            <text:p>-66.954728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1.2370000000001" table:style-name="ce2">
            <text:p>1.26E+03</text:p>
          </table:table-cell>
          <table:table-cell office:value-type="float" office:value="-66.994299999999996" table:style-name="ce1">
            <text:p>-66.9943</text:p>
          </table:table-cell>
          <table:table-cell office:value-type="float" office:value="1261.247247" table:style-name="ce1">
            <text:p>1261.247247</text:p>
          </table:table-cell>
          <table:table-cell office:value-type="float" office:value="-67.004158239999995" table:style-name="ce1">
            <text:p>-67.0041582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1.287" table:style-name="ce2">
            <text:p>1.26E+03</text:p>
          </table:table-cell>
          <table:table-cell office:value-type="float" office:value="-67.043700000000001" table:style-name="ce1">
            <text:p>-67.0437</text:p>
          </table:table-cell>
          <table:table-cell office:value-type="float" office:value="1261.297247" table:style-name="ce1">
            <text:p>1261.297247</text:p>
          </table:table-cell>
          <table:table-cell office:value-type="float" office:value="-67.053615429999994" table:style-name="ce1">
            <text:p>-67.0536154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1.337" table:style-name="ce2">
            <text:p>1.26E+03</text:p>
          </table:table-cell>
          <table:table-cell office:value-type="float" office:value="-67.093199999999996" table:style-name="ce1">
            <text:p>-67.0932</text:p>
          </table:table-cell>
          <table:table-cell office:value-type="float" office:value="1261.3472469999999" table:style-name="ce1">
            <text:p>1261.347247</text:p>
          </table:table-cell>
          <table:table-cell office:value-type="float" office:value="-67.103100010000006" table:style-name="ce1">
            <text:p>-67.1031000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1.3869999999999" table:style-name="ce2">
            <text:p>1.26E+03</text:p>
          </table:table-cell>
          <table:table-cell office:value-type="float" office:value="-67.142700000000005" table:style-name="ce1">
            <text:p>-67.1427</text:p>
          </table:table-cell>
          <table:table-cell office:value-type="float" office:value="1261.3972470000001" table:style-name="ce1">
            <text:p>1261.397247</text:p>
          </table:table-cell>
          <table:table-cell office:value-type="float" office:value="-67.152611930000006" table:style-name="ce1">
            <text:p>-67.1526119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1.4369999999999" table:style-name="ce2">
            <text:p>1.26E+03</text:p>
          </table:table-cell>
          <table:table-cell office:value-type="float" office:value="-67.1922" table:style-name="ce1">
            <text:p>-67.1922</text:p>
          </table:table-cell>
          <table:table-cell office:value-type="float" office:value="1261.4472470000001" table:style-name="ce1">
            <text:p>1261.447247</text:p>
          </table:table-cell>
          <table:table-cell office:value-type="float" office:value="-67.202151119999996" table:style-name="ce1">
            <text:p>-67.2021511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1.4870000000001" table:style-name="ce2">
            <text:p>1.26E+03</text:p>
          </table:table-cell>
          <table:table-cell office:value-type="float" office:value="-67.241799999999998" table:style-name="ce1">
            <text:p>-67.2418</text:p>
          </table:table-cell>
          <table:table-cell office:value-type="float" office:value="1261.497247" table:style-name="ce1">
            <text:p>1261.497247</text:p>
          </table:table-cell>
          <table:table-cell office:value-type="float" office:value="-67.251717529999993" table:style-name="ce1">
            <text:p>-67.2517175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1.537" table:style-name="ce2">
            <text:p>1.26E+03</text:p>
          </table:table-cell>
          <table:table-cell office:value-type="float" office:value="-67.291399999999996" table:style-name="ce1">
            <text:p>-67.2914</text:p>
          </table:table-cell>
          <table:table-cell office:value-type="float" office:value="1261.547247" table:style-name="ce1">
            <text:p>1261.547247</text:p>
          </table:table-cell>
          <table:table-cell office:value-type="float" office:value="-67.301311080000005" table:style-name="ce1">
            <text:p>-67.3013110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1.587" table:style-name="ce2">
            <text:p>1.26E+03</text:p>
          </table:table-cell>
          <table:table-cell office:value-type="float" office:value="-67.340999999999994" table:style-name="ce1">
            <text:p>-67.341</text:p>
          </table:table-cell>
          <table:table-cell office:value-type="float" office:value="1261.5972469999999" table:style-name="ce1">
            <text:p>1261.597247</text:p>
          </table:table-cell>
          <table:table-cell office:value-type="float" office:value="-67.350931709999998" table:style-name="ce1">
            <text:p>-67.3509317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1.6369999999999" table:style-name="ce2">
            <text:p>1.26E+03</text:p>
          </table:table-cell>
          <table:table-cell office:value-type="float" office:value="-67.390600000000006" table:style-name="ce1">
            <text:p>-67.3906</text:p>
          </table:table-cell>
          <table:table-cell office:value-type="float" office:value="1261.6472470000001" table:style-name="ce1">
            <text:p>1261.647247</text:p>
          </table:table-cell>
          <table:table-cell office:value-type="float" office:value="-67.400579359999995" table:style-name="ce1">
            <text:p>-67.4005793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1.6869999999999" table:style-name="ce2">
            <text:p>1.26E+03</text:p>
          </table:table-cell>
          <table:table-cell office:value-type="float" office:value="-67.440299999999993" table:style-name="ce1">
            <text:p>-67.4403</text:p>
          </table:table-cell>
          <table:table-cell office:value-type="float" office:value="1261.6972470000001" table:style-name="ce1">
            <text:p>1261.697247</text:p>
          </table:table-cell>
          <table:table-cell office:value-type="float" office:value="-67.450253939999996" table:style-name="ce1">
            <text:p>-67.4502539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1.7370000000001" table:style-name="ce2">
            <text:p>1.26E+03</text:p>
          </table:table-cell>
          <table:table-cell office:value-type="float" office:value="-67.489999999999995" table:style-name="ce1">
            <text:p>-67.49</text:p>
          </table:table-cell>
          <table:table-cell office:value-type="float" office:value="1261.747247" table:style-name="ce1">
            <text:p>1261.747247</text:p>
          </table:table-cell>
          <table:table-cell office:value-type="float" office:value="-67.499955389999997" table:style-name="ce1">
            <text:p>-67.4999553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1.787" table:style-name="ce2">
            <text:p>1.26E+03</text:p>
          </table:table-cell>
          <table:table-cell office:value-type="float" office:value="-67.539699999999996" table:style-name="ce1">
            <text:p>-67.5397</text:p>
          </table:table-cell>
          <table:table-cell office:value-type="float" office:value="1261.797247" table:style-name="ce1">
            <text:p>1261.797247</text:p>
          </table:table-cell>
          <table:table-cell office:value-type="float" office:value="-67.549683630000004" table:style-name="ce1">
            <text:p>-67.5496836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1.837" table:style-name="ce2">
            <text:p>1.26E+03</text:p>
          </table:table-cell>
          <table:table-cell office:value-type="float" office:value="-67.589500000000001" table:style-name="ce1">
            <text:p>-67.5895</text:p>
          </table:table-cell>
          <table:table-cell office:value-type="float" office:value="1261.8472469999999" table:style-name="ce1">
            <text:p>1261.847247</text:p>
          </table:table-cell>
          <table:table-cell office:value-type="float" office:value="-67.599438570000004" table:style-name="ce1">
            <text:p>-67.5994385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1.8869999999999" table:style-name="ce2">
            <text:p>1.26E+03</text:p>
          </table:table-cell>
          <table:table-cell office:value-type="float" office:value="-67.639300000000006" table:style-name="ce1">
            <text:p>-67.6393</text:p>
          </table:table-cell>
          <table:table-cell office:value-type="float" office:value="1261.8972470000001" table:style-name="ce1">
            <text:p>1261.897247</text:p>
          </table:table-cell>
          <table:table-cell office:value-type="float" office:value="-67.649220139999997" table:style-name="ce1">
            <text:p>-67.6492201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1.9369999999999" table:style-name="ce2">
            <text:p>1.26E+03</text:p>
          </table:table-cell>
          <table:table-cell office:value-type="float" office:value="-67.689099999999996" table:style-name="ce1">
            <text:p>-67.6891</text:p>
          </table:table-cell>
          <table:table-cell office:value-type="float" office:value="1261.9472470000001" table:style-name="ce1">
            <text:p>1261.947247</text:p>
          </table:table-cell>
          <table:table-cell office:value-type="float" office:value="-67.699028260000006" table:style-name="ce1">
            <text:p>-67.6990282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1.9870000000001" table:style-name="ce2">
            <text:p>1.26E+03</text:p>
          </table:table-cell>
          <table:table-cell office:value-type="float" office:value="-67.738900000000001" table:style-name="ce1">
            <text:p>-67.7389</text:p>
          </table:table-cell>
          <table:table-cell office:value-type="float" office:value="1261.997247" table:style-name="ce1">
            <text:p>1261.997247</text:p>
          </table:table-cell>
          <table:table-cell office:value-type="float" office:value="-67.748862819999999" table:style-name="ce1">
            <text:p>-67.7488628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2.037" table:style-name="ce2">
            <text:p>1.26E+03</text:p>
          </table:table-cell>
          <table:table-cell office:value-type="float" office:value="-67.788700000000006" table:style-name="ce1">
            <text:p>-67.7887</text:p>
          </table:table-cell>
          <table:table-cell office:value-type="float" office:value="1262.047247" table:style-name="ce1">
            <text:p>1262.047247</text:p>
          </table:table-cell>
          <table:table-cell office:value-type="float" office:value="-67.79872374" table:style-name="ce1">
            <text:p>-67.7987237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2.087" table:style-name="ce2">
            <text:p>1.26E+03</text:p>
          </table:table-cell>
          <table:table-cell office:value-type="float" office:value="-67.8386" table:style-name="ce1">
            <text:p>-67.8386</text:p>
          </table:table-cell>
          <table:table-cell office:value-type="float" office:value="1262.0972469999999" table:style-name="ce1">
            <text:p>1262.097247</text:p>
          </table:table-cell>
          <table:table-cell office:value-type="float" office:value="-67.84861094" table:style-name="ce1">
            <text:p>-67.8486109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2.1369999999999" table:style-name="ce2">
            <text:p>1.26E+03</text:p>
          </table:table-cell>
          <table:table-cell office:value-type="float" office:value="-67.888499999999993" table:style-name="ce1">
            <text:p>-67.8885</text:p>
          </table:table-cell>
          <table:table-cell office:value-type="float" office:value="1262.1472470000001" table:style-name="ce1">
            <text:p>1262.147247</text:p>
          </table:table-cell>
          <table:table-cell office:value-type="float" office:value="-67.898524309999999" table:style-name="ce1">
            <text:p>-67.8985243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2.1869999999999" table:style-name="ce2">
            <text:p>1.26E+03</text:p>
          </table:table-cell>
          <table:table-cell office:value-type="float" office:value="-67.938500000000005" table:style-name="ce1">
            <text:p>-67.9385</text:p>
          </table:table-cell>
          <table:table-cell office:value-type="float" office:value="1262.1972470000001" table:style-name="ce1">
            <text:p>1262.197247</text:p>
          </table:table-cell>
          <table:table-cell office:value-type="float" office:value="-67.948463750000002" table:style-name="ce1">
            <text:p>-67.9484637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2.2370000000001" table:style-name="ce2">
            <text:p>1.26E+03</text:p>
          </table:table-cell>
          <table:table-cell office:value-type="float" office:value="-67.988399999999999" table:style-name="ce1">
            <text:p>-67.9884</text:p>
          </table:table-cell>
          <table:table-cell office:value-type="float" office:value="1262.247247" table:style-name="ce1">
            <text:p>1262.247247</text:p>
          </table:table-cell>
          <table:table-cell office:value-type="float" office:value="-67.998429160000001" table:style-name="ce1">
            <text:p>-67.9984291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2.287" table:style-name="ce2">
            <text:p>1.26E+03</text:p>
          </table:table-cell>
          <table:table-cell office:value-type="float" office:value="-68.038399999999996" table:style-name="ce1">
            <text:p>-68.0384</text:p>
          </table:table-cell>
          <table:table-cell office:value-type="float" office:value="1262.297247" table:style-name="ce1">
            <text:p>1262.297247</text:p>
          </table:table-cell>
          <table:table-cell office:value-type="float" office:value="-68.048420440000001" table:style-name="ce1">
            <text:p>-68.0484204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2.337" table:style-name="ce2">
            <text:p>1.26E+03</text:p>
          </table:table-cell>
          <table:table-cell office:value-type="float" office:value="-68.088399999999993" table:style-name="ce1">
            <text:p>-68.0884</text:p>
          </table:table-cell>
          <table:table-cell office:value-type="float" office:value="1262.3472469999999" table:style-name="ce1">
            <text:p>1262.347247</text:p>
          </table:table-cell>
          <table:table-cell office:value-type="float" office:value="-68.098437480000001" table:style-name="ce1">
            <text:p>-68.0984374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2.3869999999999" table:style-name="ce2">
            <text:p>1.26E+03</text:p>
          </table:table-cell>
          <table:table-cell office:value-type="float" office:value="-68.138499999999993" table:style-name="ce1">
            <text:p>-68.1385</text:p>
          </table:table-cell>
          <table:table-cell office:value-type="float" office:value="1262.3972470000001" table:style-name="ce1">
            <text:p>1262.397247</text:p>
          </table:table-cell>
          <table:table-cell office:value-type="float" office:value="-68.148480169999999" table:style-name="ce1">
            <text:p>-68.1484801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2.4369999999999" table:style-name="ce2">
            <text:p>1.26E+03</text:p>
          </table:table-cell>
          <table:table-cell office:value-type="float" office:value="-68.188500000000005" table:style-name="ce1">
            <text:p>-68.1885</text:p>
          </table:table-cell>
          <table:table-cell office:value-type="float" office:value="1262.4472470000001" table:style-name="ce1">
            <text:p>1262.447247</text:p>
          </table:table-cell>
          <table:table-cell office:value-type="float" office:value="-68.198548389999999" table:style-name="ce1">
            <text:p>-68.1985483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2.4870000000001" table:style-name="ce2">
            <text:p>1.26E+03</text:p>
          </table:table-cell>
          <table:table-cell office:value-type="float" office:value="-68.238600000000005" table:style-name="ce1">
            <text:p>-68.2386</text:p>
          </table:table-cell>
          <table:table-cell office:value-type="float" office:value="1262.497247" table:style-name="ce1">
            <text:p>1262.497247</text:p>
          </table:table-cell>
          <table:table-cell office:value-type="float" office:value="-68.248642039999993" table:style-name="ce1">
            <text:p>-68.2486420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2.537" table:style-name="ce2">
            <text:p>1.26E+03</text:p>
          </table:table-cell>
          <table:table-cell office:value-type="float" office:value="-68.288700000000006" table:style-name="ce1">
            <text:p>-68.2887</text:p>
          </table:table-cell>
          <table:table-cell office:value-type="float" office:value="1262.547247" table:style-name="ce1">
            <text:p>1262.547247</text:p>
          </table:table-cell>
          <table:table-cell office:value-type="float" office:value="-68.298760979999997" table:style-name="ce1">
            <text:p>-68.2987609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2.587" table:style-name="ce2">
            <text:p>1.26E+03</text:p>
          </table:table-cell>
          <table:table-cell office:value-type="float" office:value="-68.338899999999995" table:style-name="ce1">
            <text:p>-68.3389</text:p>
          </table:table-cell>
          <table:table-cell office:value-type="float" office:value="1262.5972469999999" table:style-name="ce1">
            <text:p>1262.597247</text:p>
          </table:table-cell>
          <table:table-cell office:value-type="float" office:value="-68.348905099999996" table:style-name="ce1">
            <text:p>-68.348905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2.6369999999999" table:style-name="ce2">
            <text:p>1.26E+03</text:p>
          </table:table-cell>
          <table:table-cell office:value-type="float" office:value="-68.388999999999996" table:style-name="ce1">
            <text:p>-68.389</text:p>
          </table:table-cell>
          <table:table-cell office:value-type="float" office:value="1262.6472470000001" table:style-name="ce1">
            <text:p>1262.647247</text:p>
          </table:table-cell>
          <table:table-cell office:value-type="float" office:value="-68.399074260000006" table:style-name="ce1">
            <text:p>-68.3990742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2.6869999999999" table:style-name="ce2">
            <text:p>1.26E+03</text:p>
          </table:table-cell>
          <table:table-cell office:value-type="float" office:value="-68.4392" table:style-name="ce1">
            <text:p>-68.4392</text:p>
          </table:table-cell>
          <table:table-cell office:value-type="float" office:value="1262.6972470000001" table:style-name="ce1">
            <text:p>1262.697247</text:p>
          </table:table-cell>
          <table:table-cell office:value-type="float" office:value="-68.449268349999997" table:style-name="ce1">
            <text:p>-68.4492683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2.7370000000001" table:style-name="ce2">
            <text:p>1.26E+03</text:p>
          </table:table-cell>
          <table:table-cell office:value-type="float" office:value="-68.489400000000003" table:style-name="ce1">
            <text:p>-68.4894</text:p>
          </table:table-cell>
          <table:table-cell office:value-type="float" office:value="1262.747247" table:style-name="ce1">
            <text:p>1262.747247</text:p>
          </table:table-cell>
          <table:table-cell office:value-type="float" office:value="-68.49948723" table:style-name="ce1">
            <text:p>-68.4994872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2.787" table:style-name="ce2">
            <text:p>1.26E+03</text:p>
          </table:table-cell>
          <table:table-cell office:value-type="float" office:value="-68.539699999999996" table:style-name="ce1">
            <text:p>-68.5397</text:p>
          </table:table-cell>
          <table:table-cell office:value-type="float" office:value="1262.797247" table:style-name="ce1">
            <text:p>1262.797247</text:p>
          </table:table-cell>
          <table:table-cell office:value-type="float" office:value="-68.549730760000003" table:style-name="ce1">
            <text:p>-68.5497307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2.837" table:style-name="ce2">
            <text:p>1.26E+03</text:p>
          </table:table-cell>
          <table:table-cell office:value-type="float" office:value="-68.5899" table:style-name="ce1">
            <text:p>-68.5899</text:p>
          </table:table-cell>
          <table:table-cell office:value-type="float" office:value="1262.8472469999999" table:style-name="ce1">
            <text:p>1262.847247</text:p>
          </table:table-cell>
          <table:table-cell office:value-type="float" office:value="-68.599998810000002" table:style-name="ce1">
            <text:p>-68.5999988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2.8869999999999" table:style-name="ce2">
            <text:p>1.26E+03</text:p>
          </table:table-cell>
          <table:table-cell office:value-type="float" office:value="-68.640199999999993" table:style-name="ce1">
            <text:p>-68.6402</text:p>
          </table:table-cell>
          <table:table-cell office:value-type="float" office:value="1262.8972470000001" table:style-name="ce1">
            <text:p>1262.897247</text:p>
          </table:table-cell>
          <table:table-cell office:value-type="float" office:value="-68.650291229999993" table:style-name="ce1">
            <text:p>-68.6502912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2.9369999999999" table:style-name="ce2">
            <text:p>1.26E+03</text:p>
          </table:table-cell>
          <table:table-cell office:value-type="float" office:value="-68.6905" table:style-name="ce1">
            <text:p>-68.6905</text:p>
          </table:table-cell>
          <table:table-cell office:value-type="float" office:value="1262.9472470000001" table:style-name="ce1">
            <text:p>1262.947247</text:p>
          </table:table-cell>
          <table:table-cell office:value-type="float" office:value="-68.700607869999999" table:style-name="ce1">
            <text:p>-68.7006078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2.9870000000001" table:style-name="ce2">
            <text:p>1.26E+03</text:p>
          </table:table-cell>
          <table:table-cell office:value-type="float" office:value="-68.740899999999996" table:style-name="ce1">
            <text:p>-68.7409</text:p>
          </table:table-cell>
          <table:table-cell office:value-type="float" office:value="1262.997247" table:style-name="ce1">
            <text:p>1262.997247</text:p>
          </table:table-cell>
          <table:table-cell office:value-type="float" office:value="-68.750948600000001" table:style-name="ce1">
            <text:p>-68.750948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3.037" table:style-name="ce2">
            <text:p>1.26E+03</text:p>
          </table:table-cell>
          <table:table-cell office:value-type="float" office:value="-68.791200000000003" table:style-name="ce1">
            <text:p>-68.7912</text:p>
          </table:table-cell>
          <table:table-cell office:value-type="float" office:value="1263.047247" table:style-name="ce1">
            <text:p>1263.047247</text:p>
          </table:table-cell>
          <table:table-cell office:value-type="float" office:value="-68.801313250000007" table:style-name="ce1">
            <text:p>-68.8013132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3.087" table:style-name="ce2">
            <text:p>1.26E+03</text:p>
          </table:table-cell>
          <table:table-cell office:value-type="float" office:value="-68.8416" table:style-name="ce1">
            <text:p>-68.8416</text:p>
          </table:table-cell>
          <table:table-cell office:value-type="float" office:value="1263.0972469999999" table:style-name="ce1">
            <text:p>1263.097247</text:p>
          </table:table-cell>
          <table:table-cell office:value-type="float" office:value="-68.851701669999997" table:style-name="ce1">
            <text:p>-68.8517016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3.1369999999999" table:style-name="ce2">
            <text:p>1.26E+03</text:p>
          </table:table-cell>
          <table:table-cell office:value-type="float" office:value="-68.891999999999996" table:style-name="ce1">
            <text:p>-68.892</text:p>
          </table:table-cell>
          <table:table-cell office:value-type="float" office:value="1263.1472470000001" table:style-name="ce1">
            <text:p>1263.147247</text:p>
          </table:table-cell>
          <table:table-cell office:value-type="float" office:value="-68.902113709999995" table:style-name="ce1">
            <text:p>-68.9021137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3.1869999999999" table:style-name="ce2">
            <text:p>1.26E+03</text:p>
          </table:table-cell>
          <table:table-cell office:value-type="float" office:value="-68.942499999999995" table:style-name="ce1">
            <text:p>-68.9425</text:p>
          </table:table-cell>
          <table:table-cell office:value-type="float" office:value="1263.1972470000001" table:style-name="ce1">
            <text:p>1263.197247</text:p>
          </table:table-cell>
          <table:table-cell office:value-type="float" office:value="-68.952549189999999" table:style-name="ce1">
            <text:p>-68.9525491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3.2370000000001" table:style-name="ce2">
            <text:p>1.26E+03</text:p>
          </table:table-cell>
          <table:table-cell office:value-type="float" office:value="-68.992900000000006" table:style-name="ce1">
            <text:p>-68.9929</text:p>
          </table:table-cell>
          <table:table-cell office:value-type="float" office:value="1263.247247" table:style-name="ce1">
            <text:p>1263.247247</text:p>
          </table:table-cell>
          <table:table-cell office:value-type="float" office:value="-69.003007960000005" table:style-name="ce1">
            <text:p>-69.0030079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3.287" table:style-name="ce2">
            <text:p>1.26E+03</text:p>
          </table:table-cell>
          <table:table-cell office:value-type="float" office:value="-69.043400000000005" table:style-name="ce1">
            <text:p>-69.0434</text:p>
          </table:table-cell>
          <table:table-cell office:value-type="float" office:value="1263.297247" table:style-name="ce1">
            <text:p>1263.297247</text:p>
          </table:table-cell>
          <table:table-cell office:value-type="float" office:value="-69.053489839999997" table:style-name="ce1">
            <text:p>-69.0534898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3.337" table:style-name="ce2">
            <text:p>1.26E+03</text:p>
          </table:table-cell>
          <table:table-cell office:value-type="float" office:value="-69.093900000000005" table:style-name="ce1">
            <text:p>-69.0939</text:p>
          </table:table-cell>
          <table:table-cell office:value-type="float" office:value="1263.3472469999999" table:style-name="ce1">
            <text:p>1263.347247</text:p>
          </table:table-cell>
          <table:table-cell office:value-type="float" office:value="-69.103994659999998" table:style-name="ce1">
            <text:p>-69.1039946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3.3869999999999" table:style-name="ce2">
            <text:p>1.26E+03</text:p>
          </table:table-cell>
          <table:table-cell office:value-type="float" office:value="-69.144400000000005" table:style-name="ce1">
            <text:p>-69.1444</text:p>
          </table:table-cell>
          <table:table-cell office:value-type="float" office:value="1263.3972470000001" table:style-name="ce1">
            <text:p>1263.397247</text:p>
          </table:table-cell>
          <table:table-cell office:value-type="float" office:value="-69.154522249999999" table:style-name="ce1">
            <text:p>-69.1545222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3.4369999999999" table:style-name="ce2">
            <text:p>1.26E+03</text:p>
          </table:table-cell>
          <table:table-cell office:value-type="float" office:value="-69.194999999999993" table:style-name="ce1">
            <text:p>-69.195</text:p>
          </table:table-cell>
          <table:table-cell office:value-type="float" office:value="1263.4472470000001" table:style-name="ce1">
            <text:p>1263.447247</text:p>
          </table:table-cell>
          <table:table-cell office:value-type="float" office:value="-69.20507241" table:style-name="ce1">
            <text:p>-69.2050724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3.4870000000001" table:style-name="ce2">
            <text:p>1.26E+03</text:p>
          </table:table-cell>
          <table:table-cell office:value-type="float" office:value="-69.245500000000007" table:style-name="ce1">
            <text:p>-69.2455</text:p>
          </table:table-cell>
          <table:table-cell office:value-type="float" office:value="1263.497247" table:style-name="ce1">
            <text:p>1263.497247</text:p>
          </table:table-cell>
          <table:table-cell office:value-type="float" office:value="-69.25564498" table:style-name="ce1">
            <text:p>-69.2556449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3.537" table:style-name="ce2">
            <text:p>1.26E+03</text:p>
          </table:table-cell>
          <table:table-cell office:value-type="float" office:value="-69.296099999999996" table:style-name="ce1">
            <text:p>-69.2961</text:p>
          </table:table-cell>
          <table:table-cell office:value-type="float" office:value="1263.547247" table:style-name="ce1">
            <text:p>1263.547247</text:p>
          </table:table-cell>
          <table:table-cell office:value-type="float" office:value="-69.306239759999997" table:style-name="ce1">
            <text:p>-69.3062397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3.587" table:style-name="ce2">
            <text:p>1.26E+03</text:p>
          </table:table-cell>
          <table:table-cell office:value-type="float" office:value="-69.346699999999998" table:style-name="ce1">
            <text:p>-69.3467</text:p>
          </table:table-cell>
          <table:table-cell office:value-type="float" office:value="1263.5972469999999" table:style-name="ce1">
            <text:p>1263.597247</text:p>
          </table:table-cell>
          <table:table-cell office:value-type="float" office:value="-69.356856559999997" table:style-name="ce1">
            <text:p>-69.3568565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3.6369999999999" table:style-name="ce2">
            <text:p>1.26E+03</text:p>
          </table:table-cell>
          <table:table-cell office:value-type="float" office:value="-69.397400000000005" table:style-name="ce1">
            <text:p>-69.3974</text:p>
          </table:table-cell>
          <table:table-cell office:value-type="float" office:value="1263.6472470000001" table:style-name="ce1">
            <text:p>1263.647247</text:p>
          </table:table-cell>
          <table:table-cell office:value-type="float" office:value="-69.407495179999998" table:style-name="ce1">
            <text:p>-69.4074951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3.6869999999999" table:style-name="ce2">
            <text:p>1.26E+03</text:p>
          </table:table-cell>
          <table:table-cell office:value-type="float" office:value="-69.447999999999993" table:style-name="ce1">
            <text:p>-69.448</text:p>
          </table:table-cell>
          <table:table-cell office:value-type="float" office:value="1263.6972470000001" table:style-name="ce1">
            <text:p>1263.697247</text:p>
          </table:table-cell>
          <table:table-cell office:value-type="float" office:value="-69.458155419999997" table:style-name="ce1">
            <text:p>-69.4581554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3.7370000000001" table:style-name="ce2">
            <text:p>1.26E+03</text:p>
          </table:table-cell>
          <table:table-cell office:value-type="float" office:value="-69.498699999999999" table:style-name="ce1">
            <text:p>-69.4987</text:p>
          </table:table-cell>
          <table:table-cell office:value-type="float" office:value="1263.747247" table:style-name="ce1">
            <text:p>1263.747247</text:p>
          </table:table-cell>
          <table:table-cell office:value-type="float" office:value="-69.50883709" table:style-name="ce1">
            <text:p>-69.5088370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3.787" table:style-name="ce2">
            <text:p>1.26E+03</text:p>
          </table:table-cell>
          <table:table-cell office:value-type="float" office:value="-69.549400000000006" table:style-name="ce1">
            <text:p>-69.5494</text:p>
          </table:table-cell>
          <table:table-cell office:value-type="float" office:value="1263.797247" table:style-name="ce1">
            <text:p>1263.797247</text:p>
          </table:table-cell>
          <table:table-cell office:value-type="float" office:value="-69.559539970000003" table:style-name="ce1">
            <text:p>-69.5595399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3.837" table:style-name="ce2">
            <text:p>1.26E+03</text:p>
          </table:table-cell>
          <table:table-cell office:value-type="float" office:value="-69.600099999999998" table:style-name="ce1">
            <text:p>-69.6001</text:p>
          </table:table-cell>
          <table:table-cell office:value-type="float" office:value="1263.8472469999999" table:style-name="ce1">
            <text:p>1263.847247</text:p>
          </table:table-cell>
          <table:table-cell office:value-type="float" office:value="-69.610263849999996" table:style-name="ce1">
            <text:p>-69.6102638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3.8869999999999" table:style-name="ce2">
            <text:p>1.26E+03</text:p>
          </table:table-cell>
          <table:table-cell office:value-type="float" office:value="-69.650899999999993" table:style-name="ce1">
            <text:p>-69.6509</text:p>
          </table:table-cell>
          <table:table-cell office:value-type="float" office:value="1263.8972470000001" table:style-name="ce1">
            <text:p>1263.897247</text:p>
          </table:table-cell>
          <table:table-cell office:value-type="float" office:value="-69.661008519999996" table:style-name="ce1">
            <text:p>-69.6610085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3.9369999999999" table:style-name="ce2">
            <text:p>1.26E+03</text:p>
          </table:table-cell>
          <table:table-cell office:value-type="float" office:value="-69.701599999999999" table:style-name="ce1">
            <text:p>-69.7016</text:p>
          </table:table-cell>
          <table:table-cell office:value-type="float" office:value="1263.9472470000001" table:style-name="ce1">
            <text:p>1263.947247</text:p>
          </table:table-cell>
          <table:table-cell office:value-type="float" office:value="-69.71177376" table:style-name="ce1">
            <text:p>-69.7117737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3.9870000000001" table:style-name="ce2">
            <text:p>1.26E+03</text:p>
          </table:table-cell>
          <table:table-cell office:value-type="float" office:value="-69.752399999999994" table:style-name="ce1">
            <text:p>-69.7524</text:p>
          </table:table-cell>
          <table:table-cell office:value-type="float" office:value="1263.997247" table:style-name="ce1">
            <text:p>1263.997247</text:p>
          </table:table-cell>
          <table:table-cell office:value-type="float" office:value="-69.762559339999996" table:style-name="ce1">
            <text:p>-69.7625593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4.037" table:style-name="ce2">
            <text:p>1.26E+03</text:p>
          </table:table-cell>
          <table:table-cell office:value-type="float" office:value="-69.803200000000004" table:style-name="ce1">
            <text:p>-69.8032</text:p>
          </table:table-cell>
          <table:table-cell office:value-type="float" office:value="1264.047247" table:style-name="ce1">
            <text:p>1264.047247</text:p>
          </table:table-cell>
          <table:table-cell office:value-type="float" office:value="-69.813365039999994" table:style-name="ce1">
            <text:p>-69.8133650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4.087" table:style-name="ce2">
            <text:p>1.26E+03</text:p>
          </table:table-cell>
          <table:table-cell office:value-type="float" office:value="-69.853999999999999" table:style-name="ce1">
            <text:p>-69.854</text:p>
          </table:table-cell>
          <table:table-cell office:value-type="float" office:value="1264.0972469999999" table:style-name="ce1">
            <text:p>1264.097247</text:p>
          </table:table-cell>
          <table:table-cell office:value-type="float" office:value="-69.864190629999996" table:style-name="ce1">
            <text:p>-69.8641906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4.1369999999999" table:style-name="ce2">
            <text:p>1.26E+03</text:p>
          </table:table-cell>
          <table:table-cell office:value-type="float" office:value="-69.904899999999998" table:style-name="ce1">
            <text:p>-69.9049</text:p>
          </table:table-cell>
          <table:table-cell office:value-type="float" office:value="1264.1472470000001" table:style-name="ce1">
            <text:p>1264.147247</text:p>
          </table:table-cell>
          <table:table-cell office:value-type="float" office:value="-69.915035860000003" table:style-name="ce1">
            <text:p>-69.9150358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4.1869999999999" table:style-name="ce2">
            <text:p>1.26E+03</text:p>
          </table:table-cell>
          <table:table-cell office:value-type="float" office:value="-69.955699999999993" table:style-name="ce1">
            <text:p>-69.9557</text:p>
          </table:table-cell>
          <table:table-cell office:value-type="float" office:value="1264.1972470000001" table:style-name="ce1">
            <text:p>1264.197247</text:p>
          </table:table-cell>
          <table:table-cell office:value-type="float" office:value="-69.965900509999997" table:style-name="ce1">
            <text:p>-69.9659005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4.2370000000001" table:style-name="ce2">
            <text:p>1.26E+03</text:p>
          </table:table-cell>
          <table:table-cell office:value-type="float" office:value="-70.006600000000006" table:style-name="ce1">
            <text:p>-70.0066</text:p>
          </table:table-cell>
          <table:table-cell office:value-type="float" office:value="1264.247247" table:style-name="ce1">
            <text:p>1264.247247</text:p>
          </table:table-cell>
          <table:table-cell office:value-type="float" office:value="-70.016784329999993" table:style-name="ce1">
            <text:p>-70.0167843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4.287" table:style-name="ce2">
            <text:p>1.26E+03</text:p>
          </table:table-cell>
          <table:table-cell office:value-type="float" office:value="-70.057500000000005" table:style-name="ce1">
            <text:p>-70.0575</text:p>
          </table:table-cell>
          <table:table-cell office:value-type="float" office:value="1264.297247" table:style-name="ce1">
            <text:p>1264.297247</text:p>
          </table:table-cell>
          <table:table-cell office:value-type="float" office:value="-70.067687059999997" table:style-name="ce1">
            <text:p>-70.0676870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4.337" table:style-name="ce2">
            <text:p>1.26E+03</text:p>
          </table:table-cell>
          <table:table-cell office:value-type="float" office:value="-70.108400000000003" table:style-name="ce1">
            <text:p>-70.1084</text:p>
          </table:table-cell>
          <table:table-cell office:value-type="float" office:value="1264.3472469999999" table:style-name="ce1">
            <text:p>1264.347247</text:p>
          </table:table-cell>
          <table:table-cell office:value-type="float" office:value="-70.118608460000004" table:style-name="ce1">
            <text:p>-70.1186084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4.3869999999999" table:style-name="ce2">
            <text:p>1.26E+03</text:p>
          </table:table-cell>
          <table:table-cell office:value-type="float" office:value="-70.159400000000005" table:style-name="ce1">
            <text:p>-70.1594</text:p>
          </table:table-cell>
          <table:table-cell office:value-type="float" office:value="1264.3972470000001" table:style-name="ce1">
            <text:p>1264.397247</text:p>
          </table:table-cell>
          <table:table-cell office:value-type="float" office:value="-70.169548270000007" table:style-name="ce1">
            <text:p>-70.1695482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4.4369999999999" table:style-name="ce2">
            <text:p>1.26E+03</text:p>
          </table:table-cell>
          <table:table-cell office:value-type="float" office:value="-70.210300000000004" table:style-name="ce1">
            <text:p>-70.2103</text:p>
          </table:table-cell>
          <table:table-cell office:value-type="float" office:value="1264.4472470000001" table:style-name="ce1">
            <text:p>1264.447247</text:p>
          </table:table-cell>
          <table:table-cell office:value-type="float" office:value="-70.220506229999998" table:style-name="ce1">
            <text:p>-70.2205062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4.4870000000001" table:style-name="ce2">
            <text:p>1.26E+03</text:p>
          </table:table-cell>
          <table:table-cell office:value-type="float" office:value="-70.261300000000006" table:style-name="ce1">
            <text:p>-70.2613</text:p>
          </table:table-cell>
          <table:table-cell office:value-type="float" office:value="1264.497247" table:style-name="ce1">
            <text:p>1264.497247</text:p>
          </table:table-cell>
          <table:table-cell office:value-type="float" office:value="-70.271482070000005" table:style-name="ce1">
            <text:p>-70.2714820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4.537" table:style-name="ce2">
            <text:p>1.26E+03</text:p>
          </table:table-cell>
          <table:table-cell office:value-type="float" office:value="-70.312299999999993" table:style-name="ce1">
            <text:p>-70.3123</text:p>
          </table:table-cell>
          <table:table-cell office:value-type="float" office:value="1264.547247" table:style-name="ce1">
            <text:p>1264.547247</text:p>
          </table:table-cell>
          <table:table-cell office:value-type="float" office:value="-70.322475519999998" table:style-name="ce1">
            <text:p>-70.3224755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4.587" table:style-name="ce2">
            <text:p>1.26E+03</text:p>
          </table:table-cell>
          <table:table-cell office:value-type="float" office:value="-70.363299999999995" table:style-name="ce1">
            <text:p>-70.3633</text:p>
          </table:table-cell>
          <table:table-cell office:value-type="float" office:value="1264.5972469999999" table:style-name="ce1">
            <text:p>1264.597247</text:p>
          </table:table-cell>
          <table:table-cell office:value-type="float" office:value="-70.373486310000004" table:style-name="ce1">
            <text:p>-70.3734863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4.6369999999999" table:style-name="ce2">
            <text:p>1.26E+03</text:p>
          </table:table-cell>
          <table:table-cell office:value-type="float" office:value="-70.414299999999997" table:style-name="ce1">
            <text:p>-70.4143</text:p>
          </table:table-cell>
          <table:table-cell office:value-type="float" office:value="1264.6472470000001" table:style-name="ce1">
            <text:p>1264.647247</text:p>
          </table:table-cell>
          <table:table-cell office:value-type="float" office:value="-70.424514160000001" table:style-name="ce1">
            <text:p>-70.4245141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4.6869999999999" table:style-name="ce2">
            <text:p>1.26E+03</text:p>
          </table:table-cell>
          <table:table-cell office:value-type="float" office:value="-70.465299999999999" table:style-name="ce1">
            <text:p>-70.4653</text:p>
          </table:table-cell>
          <table:table-cell office:value-type="float" office:value="1264.6972470000001" table:style-name="ce1">
            <text:p>1264.697247</text:p>
          </table:table-cell>
          <table:table-cell office:value-type="float" office:value="-70.47555878" table:style-name="ce1">
            <text:p>-70.4755587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4.7370000000001" table:style-name="ce2">
            <text:p>1.26E+03</text:p>
          </table:table-cell>
          <table:table-cell office:value-type="float" office:value="-70.516400000000004" table:style-name="ce1">
            <text:p>-70.5164</text:p>
          </table:table-cell>
          <table:table-cell office:value-type="float" office:value="1264.747247" table:style-name="ce1">
            <text:p>1264.747247</text:p>
          </table:table-cell>
          <table:table-cell office:value-type="float" office:value="-70.526619890000006" table:style-name="ce1">
            <text:p>-70.5266198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4.787" table:style-name="ce2">
            <text:p>1.26E+03</text:p>
          </table:table-cell>
          <table:table-cell office:value-type="float" office:value="-70.567499999999995" table:style-name="ce1">
            <text:p>-70.5675</text:p>
          </table:table-cell>
          <table:table-cell office:value-type="float" office:value="1264.797247" table:style-name="ce1">
            <text:p>1264.797247</text:p>
          </table:table-cell>
          <table:table-cell office:value-type="float" office:value="-70.577697189999995" table:style-name="ce1">
            <text:p>-70.5776971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4.837" table:style-name="ce2">
            <text:p>1.26E+03</text:p>
          </table:table-cell>
          <table:table-cell office:value-type="float" office:value="-70.618600000000001" table:style-name="ce1">
            <text:p>-70.6186</text:p>
          </table:table-cell>
          <table:table-cell office:value-type="float" office:value="1264.8472469999999" table:style-name="ce1">
            <text:p>1264.847247</text:p>
          </table:table-cell>
          <table:table-cell office:value-type="float" office:value="-70.628790379999998" table:style-name="ce1">
            <text:p>-70.6287903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4.8869999999999" table:style-name="ce2">
            <text:p>1.26E+03</text:p>
          </table:table-cell>
          <table:table-cell office:value-type="float" office:value="-70.669700000000006" table:style-name="ce1">
            <text:p>-70.6697</text:p>
          </table:table-cell>
          <table:table-cell office:value-type="float" office:value="1264.8972470000001" table:style-name="ce1">
            <text:p>1264.897247</text:p>
          </table:table-cell>
          <table:table-cell office:value-type="float" office:value="-70.679899180000007" table:style-name="ce1">
            <text:p>-70.6798991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4.9369999999999" table:style-name="ce2">
            <text:p>1.26E+03</text:p>
          </table:table-cell>
          <table:table-cell office:value-type="float" office:value="-70.720799999999997" table:style-name="ce1">
            <text:p>-70.7208</text:p>
          </table:table-cell>
          <table:table-cell office:value-type="float" office:value="1264.9472470000001" table:style-name="ce1">
            <text:p>1264.947247</text:p>
          </table:table-cell>
          <table:table-cell office:value-type="float" office:value="-70.731023250000007" table:style-name="ce1">
            <text:p>-70.7310232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4.9870000000001" table:style-name="ce2">
            <text:p>1.26E+03</text:p>
          </table:table-cell>
          <table:table-cell office:value-type="float" office:value="-70.771900000000002" table:style-name="ce1">
            <text:p>-70.7719</text:p>
          </table:table-cell>
          <table:table-cell office:value-type="float" office:value="1264.997247" table:style-name="ce1">
            <text:p>1264.997247</text:p>
          </table:table-cell>
          <table:table-cell office:value-type="float" office:value="-70.782162310000004" table:style-name="ce1">
            <text:p>-70.7821623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5.037" table:style-name="ce2">
            <text:p>1.27E+03</text:p>
          </table:table-cell>
          <table:table-cell office:value-type="float" office:value="-70.823099999999997" table:style-name="ce1">
            <text:p>-70.8231</text:p>
          </table:table-cell>
          <table:table-cell office:value-type="float" office:value="1265.047247" table:style-name="ce1">
            <text:p>1265.047247</text:p>
          </table:table-cell>
          <table:table-cell office:value-type="float" office:value="-70.833316019999998" table:style-name="ce1">
            <text:p>-70.8333160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5.087" table:style-name="ce2">
            <text:p>1.27E+03</text:p>
          </table:table-cell>
          <table:table-cell office:value-type="float" office:value="-70.874200000000002" table:style-name="ce1">
            <text:p>-70.8742</text:p>
          </table:table-cell>
          <table:table-cell office:value-type="float" office:value="1265.0972469999999" table:style-name="ce1">
            <text:p>1265.097247</text:p>
          </table:table-cell>
          <table:table-cell office:value-type="float" office:value="-70.884484069999999" table:style-name="ce1">
            <text:p>-70.8844840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5.1369999999999" table:style-name="ce2">
            <text:p>1.27E+03</text:p>
          </table:table-cell>
          <table:table-cell office:value-type="float" office:value="-70.925399999999996" table:style-name="ce1">
            <text:p>-70.9254</text:p>
          </table:table-cell>
          <table:table-cell office:value-type="float" office:value="1265.1472470000001" table:style-name="ce1">
            <text:p>1265.147247</text:p>
          </table:table-cell>
          <table:table-cell office:value-type="float" office:value="-70.935666139999995" table:style-name="ce1">
            <text:p>-70.9356661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5.1869999999999" table:style-name="ce2">
            <text:p>1.27E+03</text:p>
          </table:table-cell>
          <table:table-cell office:value-type="float" office:value="-70.976600000000005" table:style-name="ce1">
            <text:p>-70.9766</text:p>
          </table:table-cell>
          <table:table-cell office:value-type="float" office:value="1265.1972470000001" table:style-name="ce1">
            <text:p>1265.197247</text:p>
          </table:table-cell>
          <table:table-cell office:value-type="float" office:value="-70.986861880000006" table:style-name="ce1">
            <text:p>-70.9868618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5.2370000000001" table:style-name="ce2">
            <text:p>1.27E+03</text:p>
          </table:table-cell>
          <table:table-cell office:value-type="float" office:value="-71.027799999999999" table:style-name="ce1">
            <text:p>-71.0278</text:p>
          </table:table-cell>
          <table:table-cell office:value-type="float" office:value="1265.247247" table:style-name="ce1">
            <text:p>1265.247247</text:p>
          </table:table-cell>
          <table:table-cell office:value-type="float" office:value="-71.038070970000007" table:style-name="ce1">
            <text:p>-71.0380709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5.287" table:style-name="ce2">
            <text:p>1.27E+03</text:p>
          </table:table-cell>
          <table:table-cell office:value-type="float" office:value="-71.078999999999994" table:style-name="ce1">
            <text:p>-71.079</text:p>
          </table:table-cell>
          <table:table-cell office:value-type="float" office:value="1265.297247" table:style-name="ce1">
            <text:p>1265.297247</text:p>
          </table:table-cell>
          <table:table-cell office:value-type="float" office:value="-71.089293060000003" table:style-name="ce1">
            <text:p>-71.0892930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5.337" table:style-name="ce2">
            <text:p>1.27E+03</text:p>
          </table:table-cell>
          <table:table-cell office:value-type="float" office:value="-71.130300000000005" table:style-name="ce1">
            <text:p>-71.1303</text:p>
          </table:table-cell>
          <table:table-cell office:value-type="float" office:value="1265.3472469999999" table:style-name="ce1">
            <text:p>1265.347247</text:p>
          </table:table-cell>
          <table:table-cell office:value-type="float" office:value="-71.140527809999995" table:style-name="ce1">
            <text:p>-71.1405278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5.3869999999999" table:style-name="ce2">
            <text:p>1.27E+03</text:p>
          </table:table-cell>
          <table:table-cell office:value-type="float" office:value="-71.1815" table:style-name="ce1">
            <text:p>-71.1815</text:p>
          </table:table-cell>
          <table:table-cell office:value-type="float" office:value="1265.3972470000001" table:style-name="ce1">
            <text:p>1265.397247</text:p>
          </table:table-cell>
          <table:table-cell office:value-type="float" office:value="-71.191774870000003" table:style-name="ce1">
            <text:p>-71.1917748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5.4369999999999" table:style-name="ce2">
            <text:p>1.27E+03</text:p>
          </table:table-cell>
          <table:table-cell office:value-type="float" office:value="-71.232799999999997" table:style-name="ce1">
            <text:p>-71.2328</text:p>
          </table:table-cell>
          <table:table-cell office:value-type="float" office:value="1265.4472470000001" table:style-name="ce1">
            <text:p>1265.447247</text:p>
          </table:table-cell>
          <table:table-cell office:value-type="float" office:value="-71.243033890000007" table:style-name="ce1">
            <text:p>-71.2430338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5.4870000000001" table:style-name="ce2">
            <text:p>1.27E+03</text:p>
          </table:table-cell>
          <table:table-cell office:value-type="float" office:value="-71.284000000000006" table:style-name="ce1">
            <text:p>-71.284</text:p>
          </table:table-cell>
          <table:table-cell office:value-type="float" office:value="1265.497247" table:style-name="ce1">
            <text:p>1265.497247</text:p>
          </table:table-cell>
          <table:table-cell office:value-type="float" office:value="-71.294304490000002" table:style-name="ce1">
            <text:p>-71.2943044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5.537" table:style-name="ce2">
            <text:p>1.27E+03</text:p>
          </table:table-cell>
          <table:table-cell office:value-type="float" office:value="-71.335300000000004" table:style-name="ce1">
            <text:p>-71.3353</text:p>
          </table:table-cell>
          <table:table-cell office:value-type="float" office:value="1265.547247" table:style-name="ce1">
            <text:p>1265.547247</text:p>
          </table:table-cell>
          <table:table-cell office:value-type="float" office:value="-71.345586319999995" table:style-name="ce1">
            <text:p>-71.3455863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5.587" table:style-name="ce2">
            <text:p>1.27E+03</text:p>
          </table:table-cell>
          <table:table-cell office:value-type="float" office:value="-71.386600000000001" table:style-name="ce1">
            <text:p>-71.3866</text:p>
          </table:table-cell>
          <table:table-cell office:value-type="float" office:value="1265.5972469999999" table:style-name="ce1">
            <text:p>1265.597247</text:p>
          </table:table-cell>
          <table:table-cell office:value-type="float" office:value="-71.396879010000006" table:style-name="ce1">
            <text:p>-71.3968790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5.6369999999999" table:style-name="ce2">
            <text:p>1.27E+03</text:p>
          </table:table-cell>
          <table:table-cell office:value-type="float" office:value="-71.437899999999999" table:style-name="ce1">
            <text:p>-71.4379</text:p>
          </table:table-cell>
          <table:table-cell office:value-type="float" office:value="1265.6472470000001" table:style-name="ce1">
            <text:p>1265.647247</text:p>
          </table:table-cell>
          <table:table-cell office:value-type="float" office:value="-71.448182169999995" table:style-name="ce1">
            <text:p>-71.4481821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5.6869999999999" table:style-name="ce2">
            <text:p>1.27E+03</text:p>
          </table:table-cell>
          <table:table-cell office:value-type="float" office:value="-71.489199999999997" table:style-name="ce1">
            <text:p>-71.4892</text:p>
          </table:table-cell>
          <table:table-cell office:value-type="float" office:value="1265.6972470000001" table:style-name="ce1">
            <text:p>1265.697247</text:p>
          </table:table-cell>
          <table:table-cell office:value-type="float" office:value="-71.499495429999996" table:style-name="ce1">
            <text:p>-71.4994954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5.7370000000001" table:style-name="ce2">
            <text:p>1.27E+03</text:p>
          </table:table-cell>
          <table:table-cell office:value-type="float" office:value="-71.540599999999998" table:style-name="ce1">
            <text:p>-71.5406</text:p>
          </table:table-cell>
          <table:table-cell office:value-type="float" office:value="1265.747247" table:style-name="ce1">
            <text:p>1265.747247</text:p>
          </table:table-cell>
          <table:table-cell office:value-type="float" office:value="-71.550818399999997" table:style-name="ce1">
            <text:p>-71.550818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5.787" table:style-name="ce2">
            <text:p>1.27E+03</text:p>
          </table:table-cell>
          <table:table-cell office:value-type="float" office:value="-71.591899999999995" table:style-name="ce1">
            <text:p>-71.5919</text:p>
          </table:table-cell>
          <table:table-cell office:value-type="float" office:value="1265.797247" table:style-name="ce1">
            <text:p>1265.797247</text:p>
          </table:table-cell>
          <table:table-cell office:value-type="float" office:value="-71.602150699999996" table:style-name="ce1">
            <text:p>-71.602150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5.837" table:style-name="ce2">
            <text:p>1.27E+03</text:p>
          </table:table-cell>
          <table:table-cell office:value-type="float" office:value="-71.643199999999993" table:style-name="ce1">
            <text:p>-71.6432</text:p>
          </table:table-cell>
          <table:table-cell office:value-type="float" office:value="1265.8472469999999" table:style-name="ce1">
            <text:p>1265.847247</text:p>
          </table:table-cell>
          <table:table-cell office:value-type="float" office:value="-71.65349191" table:style-name="ce1">
            <text:p>-71.6534919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5.8869999999999" table:style-name="ce2">
            <text:p>1.27E+03</text:p>
          </table:table-cell>
          <table:table-cell office:value-type="float" office:value="-71.694599999999994" table:style-name="ce1">
            <text:p>-71.6946</text:p>
          </table:table-cell>
          <table:table-cell office:value-type="float" office:value="1265.8972470000001" table:style-name="ce1">
            <text:p>1265.897247</text:p>
          </table:table-cell>
          <table:table-cell office:value-type="float" office:value="-71.704841639999998" table:style-name="ce1">
            <text:p>-71.7048416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5.9369999999999" table:style-name="ce2">
            <text:p>1.27E+03</text:p>
          </table:table-cell>
          <table:table-cell office:value-type="float" office:value="-71.745900000000006" table:style-name="ce1">
            <text:p>-71.7459</text:p>
          </table:table-cell>
          <table:table-cell office:value-type="float" office:value="1265.9472470000001" table:style-name="ce1">
            <text:p>1265.947247</text:p>
          </table:table-cell>
          <table:table-cell office:value-type="float" office:value="-71.75619949" table:style-name="ce1">
            <text:p>-71.7561994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5.9870000000001" table:style-name="ce2">
            <text:p>1.27E+03</text:p>
          </table:table-cell>
          <table:table-cell office:value-type="float" office:value="-71.797300000000007" table:style-name="ce1">
            <text:p>-71.7973</text:p>
          </table:table-cell>
          <table:table-cell office:value-type="float" office:value="1265.997247" table:style-name="ce1">
            <text:p>1265.997247</text:p>
          </table:table-cell>
          <table:table-cell office:value-type="float" office:value="-71.80756504" table:style-name="ce1">
            <text:p>-71.8075650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6.037" table:style-name="ce2">
            <text:p>1.27E+03</text:p>
          </table:table-cell>
          <table:table-cell office:value-type="float" office:value="-71.848699999999994" table:style-name="ce1">
            <text:p>-71.8487</text:p>
          </table:table-cell>
          <table:table-cell office:value-type="float" office:value="1266.047247" table:style-name="ce1">
            <text:p>1266.047247</text:p>
          </table:table-cell>
          <table:table-cell office:value-type="float" office:value="-71.858937859999997" table:style-name="ce1">
            <text:p>-71.8589378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6.087" table:style-name="ce2">
            <text:p>1.27E+03</text:p>
          </table:table-cell>
          <table:table-cell office:value-type="float" office:value="-71.900000000000006" table:style-name="ce1">
            <text:p>-71.9</text:p>
          </table:table-cell>
          <table:table-cell office:value-type="float" office:value="1266.0972469999999" table:style-name="ce1">
            <text:p>1266.097247</text:p>
          </table:table-cell>
          <table:table-cell office:value-type="float" office:value="-71.910317550000002" table:style-name="ce1">
            <text:p>-71.9103175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6.1369999999999" table:style-name="ce2">
            <text:p>1.27E+03</text:p>
          </table:table-cell>
          <table:table-cell office:value-type="float" office:value="-71.951400000000007" table:style-name="ce1">
            <text:p>-71.9514</text:p>
          </table:table-cell>
          <table:table-cell office:value-type="float" office:value="1266.1472470000001" table:style-name="ce1">
            <text:p>1266.147247</text:p>
          </table:table-cell>
          <table:table-cell office:value-type="float" office:value="-71.961703659999998" table:style-name="ce1">
            <text:p>-71.9617036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6.1869999999999" table:style-name="ce2">
            <text:p>1.27E+03</text:p>
          </table:table-cell>
          <table:table-cell office:value-type="float" office:value="-72.002799999999993" table:style-name="ce1">
            <text:p>-72.0028</text:p>
          </table:table-cell>
          <table:table-cell office:value-type="float" office:value="1266.1972470000001" table:style-name="ce1">
            <text:p>1266.197247</text:p>
          </table:table-cell>
          <table:table-cell office:value-type="float" office:value="-72.013095770000007" table:style-name="ce1">
            <text:p>-72.0130957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6.2370000000001" table:style-name="ce2">
            <text:p>1.27E+03</text:p>
          </table:table-cell>
          <table:table-cell office:value-type="float" office:value="-72.054199999999994" table:style-name="ce1">
            <text:p>-72.0542</text:p>
          </table:table-cell>
          <table:table-cell office:value-type="float" office:value="1266.247247" table:style-name="ce1">
            <text:p>1266.247247</text:p>
          </table:table-cell>
          <table:table-cell office:value-type="float" office:value="-72.064493440000007" table:style-name="ce1">
            <text:p>-72.0644934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6.287" table:style-name="ce2">
            <text:p>1.27E+03</text:p>
          </table:table-cell>
          <table:table-cell office:value-type="float" office:value="-72.105599999999995" table:style-name="ce1">
            <text:p>-72.1056</text:p>
          </table:table-cell>
          <table:table-cell office:value-type="float" office:value="1266.297247" table:style-name="ce1">
            <text:p>1266.297247</text:p>
          </table:table-cell>
          <table:table-cell office:value-type="float" office:value="-72.115896210000002" table:style-name="ce1">
            <text:p>-72.1158962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6.337" table:style-name="ce2">
            <text:p>1.27E+03</text:p>
          </table:table-cell>
          <table:table-cell office:value-type="float" office:value="-72.156999999999996" table:style-name="ce1">
            <text:p>-72.157</text:p>
          </table:table-cell>
          <table:table-cell office:value-type="float" office:value="1266.3472469999999" table:style-name="ce1">
            <text:p>1266.347247</text:p>
          </table:table-cell>
          <table:table-cell office:value-type="float" office:value="-72.16730364" table:style-name="ce1">
            <text:p>-72.1673036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6.3869999999999" table:style-name="ce2">
            <text:p>1.27E+03</text:p>
          </table:table-cell>
          <table:table-cell office:value-type="float" office:value="-72.208399999999997" table:style-name="ce1">
            <text:p>-72.2084</text:p>
          </table:table-cell>
          <table:table-cell office:value-type="float" office:value="1266.3972470000001" table:style-name="ce1">
            <text:p>1266.397247</text:p>
          </table:table-cell>
          <table:table-cell office:value-type="float" office:value="-72.218715270000004" table:style-name="ce1">
            <text:p>-72.2187152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6.4369999999999" table:style-name="ce2">
            <text:p>1.27E+03</text:p>
          </table:table-cell>
          <table:table-cell office:value-type="float" office:value="-72.259799999999998" table:style-name="ce1">
            <text:p>-72.2598</text:p>
          </table:table-cell>
          <table:table-cell office:value-type="float" office:value="1266.4472470000001" table:style-name="ce1">
            <text:p>1266.447247</text:p>
          </table:table-cell>
          <table:table-cell office:value-type="float" office:value="-72.270130640000005" table:style-name="ce1">
            <text:p>-72.2701306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6.4870000000001" table:style-name="ce2">
            <text:p>1.27E+03</text:p>
          </table:table-cell>
          <table:table-cell office:value-type="float" office:value="-72.311300000000003" table:style-name="ce1">
            <text:p>-72.3113</text:p>
          </table:table-cell>
          <table:table-cell office:value-type="float" office:value="1266.497247" table:style-name="ce1">
            <text:p>1266.497247</text:p>
          </table:table-cell>
          <table:table-cell office:value-type="float" office:value="-72.321549289999993" table:style-name="ce1">
            <text:p>-72.3215492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6.537" table:style-name="ce2">
            <text:p>1.27E+03</text:p>
          </table:table-cell>
          <table:table-cell office:value-type="float" office:value="-72.362700000000004" table:style-name="ce1">
            <text:p>-72.3627</text:p>
          </table:table-cell>
          <table:table-cell office:value-type="float" office:value="1266.547247" table:style-name="ce1">
            <text:p>1266.547247</text:p>
          </table:table-cell>
          <table:table-cell office:value-type="float" office:value="-72.372970730000006" table:style-name="ce1">
            <text:p>-72.3729707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6.587" table:style-name="ce2">
            <text:p>1.27E+03</text:p>
          </table:table-cell>
          <table:table-cell office:value-type="float" office:value="-72.414100000000005" table:style-name="ce1">
            <text:p>-72.4141</text:p>
          </table:table-cell>
          <table:table-cell office:value-type="float" office:value="1266.5972469999999" table:style-name="ce1">
            <text:p>1266.597247</text:p>
          </table:table-cell>
          <table:table-cell office:value-type="float" office:value="-72.424394489999997" table:style-name="ce1">
            <text:p>-72.4243944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6.6369999999999" table:style-name="ce2">
            <text:p>1.27E+03</text:p>
          </table:table-cell>
          <table:table-cell office:value-type="float" office:value="-72.465500000000006" table:style-name="ce1">
            <text:p>-72.4655</text:p>
          </table:table-cell>
          <table:table-cell office:value-type="float" office:value="1266.6472470000001" table:style-name="ce1">
            <text:p>1266.647247</text:p>
          </table:table-cell>
          <table:table-cell office:value-type="float" office:value="-72.475820089999999" table:style-name="ce1">
            <text:p>-72.4758200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6.6869999999999" table:style-name="ce2">
            <text:p>1.27E+03</text:p>
          </table:table-cell>
          <table:table-cell office:value-type="float" office:value="-72.516999999999996" table:style-name="ce1">
            <text:p>-72.517</text:p>
          </table:table-cell>
          <table:table-cell office:value-type="float" office:value="1266.6972470000001" table:style-name="ce1">
            <text:p>1266.697247</text:p>
          </table:table-cell>
          <table:table-cell office:value-type="float" office:value="-72.527247040000006" table:style-name="ce1">
            <text:p>-72.5272470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6.7370000000001" table:style-name="ce2">
            <text:p>1.27E+03</text:p>
          </table:table-cell>
          <table:table-cell office:value-type="float" office:value="-72.568399999999997" table:style-name="ce1">
            <text:p>-72.5684</text:p>
          </table:table-cell>
          <table:table-cell office:value-type="float" office:value="1266.747247" table:style-name="ce1">
            <text:p>1266.747247</text:p>
          </table:table-cell>
          <table:table-cell office:value-type="float" office:value="-72.578674840000005" table:style-name="ce1">
            <text:p>-72.5786748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6.787" table:style-name="ce2">
            <text:p>1.27E+03</text:p>
          </table:table-cell>
          <table:table-cell office:value-type="float" office:value="-72.619799999999998" table:style-name="ce1">
            <text:p>-72.6198</text:p>
          </table:table-cell>
          <table:table-cell office:value-type="float" office:value="1266.797247" table:style-name="ce1">
            <text:p>1266.797247</text:p>
          </table:table-cell>
          <table:table-cell office:value-type="float" office:value="-72.630102980000004" table:style-name="ce1">
            <text:p>-72.6301029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6.837" table:style-name="ce2">
            <text:p>1.27E+03</text:p>
          </table:table-cell>
          <table:table-cell office:value-type="float" office:value="-72.671199999999999" table:style-name="ce1">
            <text:p>-72.6712</text:p>
          </table:table-cell>
          <table:table-cell office:value-type="float" office:value="1266.8472469999999" table:style-name="ce1">
            <text:p>1266.847247</text:p>
          </table:table-cell>
          <table:table-cell office:value-type="float" office:value="-72.681530969999997" table:style-name="ce1">
            <text:p>-72.6815309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6.8869999999999" table:style-name="ce2">
            <text:p>1.27E+03</text:p>
          </table:table-cell>
          <table:table-cell office:value-type="float" office:value="-72.722700000000003" table:style-name="ce1">
            <text:p>-72.7227</text:p>
          </table:table-cell>
          <table:table-cell office:value-type="float" office:value="1266.8972470000001" table:style-name="ce1">
            <text:p>1266.897247</text:p>
          </table:table-cell>
          <table:table-cell office:value-type="float" office:value="-72.732958289999999" table:style-name="ce1">
            <text:p>-72.7329582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6.9369999999999" table:style-name="ce2">
            <text:p>1.27E+03</text:p>
          </table:table-cell>
          <table:table-cell office:value-type="float" office:value="-72.774100000000004" table:style-name="ce1">
            <text:p>-72.7741</text:p>
          </table:table-cell>
          <table:table-cell office:value-type="float" office:value="1266.9472470000001" table:style-name="ce1">
            <text:p>1266.947247</text:p>
          </table:table-cell>
          <table:table-cell office:value-type="float" office:value="-72.784384419999995" table:style-name="ce1">
            <text:p>-72.7843844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6.9870000000001" table:style-name="ce2">
            <text:p>1.27E+03</text:p>
          </table:table-cell>
          <table:table-cell office:value-type="float" office:value="-72.825500000000005" table:style-name="ce1">
            <text:p>-72.8255</text:p>
          </table:table-cell>
          <table:table-cell office:value-type="float" office:value="1266.997247" table:style-name="ce1">
            <text:p>1266.997247</text:p>
          </table:table-cell>
          <table:table-cell office:value-type="float" office:value="-72.835808839999999" table:style-name="ce1">
            <text:p>-72.8358088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7.037" table:style-name="ce2">
            <text:p>1.27E+03</text:p>
          </table:table-cell>
          <table:table-cell office:value-type="float" office:value="-72.876900000000006" table:style-name="ce1">
            <text:p>-72.8769</text:p>
          </table:table-cell>
          <table:table-cell office:value-type="float" office:value="1267.047247" table:style-name="ce1">
            <text:p>1267.047247</text:p>
          </table:table-cell>
          <table:table-cell office:value-type="float" office:value="-72.887231009999994" table:style-name="ce1">
            <text:p>-72.8872310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7.087" table:style-name="ce2">
            <text:p>1.27E+03</text:p>
          </table:table-cell>
          <table:table-cell office:value-type="float" office:value="-72.928399999999996" table:style-name="ce1">
            <text:p>-72.9284</text:p>
          </table:table-cell>
          <table:table-cell office:value-type="float" office:value="1267.0972469999999" table:style-name="ce1">
            <text:p>1267.097247</text:p>
          </table:table-cell>
          <table:table-cell office:value-type="float" office:value="-72.938650409999994" table:style-name="ce1">
            <text:p>-72.9386504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7.1369999999999" table:style-name="ce2">
            <text:p>1.27E+03</text:p>
          </table:table-cell>
          <table:table-cell office:value-type="float" office:value="-72.979799999999997" table:style-name="ce1">
            <text:p>-72.9798</text:p>
          </table:table-cell>
          <table:table-cell office:value-type="float" office:value="1267.1472470000001" table:style-name="ce1">
            <text:p>1267.147247</text:p>
          </table:table-cell>
          <table:table-cell office:value-type="float" office:value="-72.990066479999996" table:style-name="ce1">
            <text:p>-72.9900664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7.1869999999999" table:style-name="ce2">
            <text:p>1.27E+03</text:p>
          </table:table-cell>
          <table:table-cell office:value-type="float" office:value="-73.031199999999998" table:style-name="ce1">
            <text:p>-73.0312</text:p>
          </table:table-cell>
          <table:table-cell office:value-type="float" office:value="1267.1972470000001" table:style-name="ce1">
            <text:p>1267.197247</text:p>
          </table:table-cell>
          <table:table-cell office:value-type="float" office:value="-73.041478690000005" table:style-name="ce1">
            <text:p>-73.0414786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7.2370000000001" table:style-name="ce2">
            <text:p>1.27E+03</text:p>
          </table:table-cell>
          <table:table-cell office:value-type="float" office:value="-73.082599999999999" table:style-name="ce1">
            <text:p>-73.0826</text:p>
          </table:table-cell>
          <table:table-cell office:value-type="float" office:value="1267.247247" table:style-name="ce1">
            <text:p>1267.247247</text:p>
          </table:table-cell>
          <table:table-cell office:value-type="float" office:value="-73.092886489999998" table:style-name="ce1">
            <text:p>-73.0928864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7.287" table:style-name="ce2">
            <text:p>1.27E+03</text:p>
          </table:table-cell>
          <table:table-cell office:value-type="float" office:value="-73.134" table:style-name="ce1">
            <text:p>-73.134</text:p>
          </table:table-cell>
          <table:table-cell office:value-type="float" office:value="1267.297247" table:style-name="ce1">
            <text:p>1267.297247</text:p>
          </table:table-cell>
          <table:table-cell office:value-type="float" office:value="-73.144289299999997" table:style-name="ce1">
            <text:p>-73.144289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7.337" table:style-name="ce2">
            <text:p>1.27E+03</text:p>
          </table:table-cell>
          <table:table-cell office:value-type="float" office:value="-73.185400000000001" table:style-name="ce1">
            <text:p>-73.1854</text:p>
          </table:table-cell>
          <table:table-cell office:value-type="float" office:value="1267.3472469999999" table:style-name="ce1">
            <text:p>1267.347247</text:p>
          </table:table-cell>
          <table:table-cell office:value-type="float" office:value="-73.195686570000007" table:style-name="ce1">
            <text:p>-73.1956865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7.3869999999999" table:style-name="ce2">
            <text:p>1.27E+03</text:p>
          </table:table-cell>
          <table:table-cell office:value-type="float" office:value="-73.236800000000002" table:style-name="ce1">
            <text:p>-73.2368</text:p>
          </table:table-cell>
          <table:table-cell office:value-type="float" office:value="1267.3972470000001" table:style-name="ce1">
            <text:p>1267.397247</text:p>
          </table:table-cell>
          <table:table-cell office:value-type="float" office:value="-73.247077730000001" table:style-name="ce1">
            <text:p>-73.2470777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7.4369999999999" table:style-name="ce2">
            <text:p>1.27E+03</text:p>
          </table:table-cell>
          <table:table-cell office:value-type="float" office:value="-73.288200000000003" table:style-name="ce1">
            <text:p>-73.2882</text:p>
          </table:table-cell>
          <table:table-cell office:value-type="float" office:value="1267.4472470000001" table:style-name="ce1">
            <text:p>1267.447247</text:p>
          </table:table-cell>
          <table:table-cell office:value-type="float" office:value="-73.298462200000003" table:style-name="ce1">
            <text:p>-73.298462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7.4870000000001" table:style-name="ce2">
            <text:p>1.27E+03</text:p>
          </table:table-cell>
          <table:table-cell office:value-type="float" office:value="-73.339600000000004" table:style-name="ce1">
            <text:p>-73.3396</text:p>
          </table:table-cell>
          <table:table-cell office:value-type="float" office:value="1267.497247" table:style-name="ce1">
            <text:p>1267.497247</text:p>
          </table:table-cell>
          <table:table-cell office:value-type="float" office:value="-73.349839399999993" table:style-name="ce1">
            <text:p>-73.349839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7.537" table:style-name="ce2">
            <text:p>1.27E+03</text:p>
          </table:table-cell>
          <table:table-cell office:value-type="float" office:value="-73.390900000000002" table:style-name="ce1">
            <text:p>-73.3909</text:p>
          </table:table-cell>
          <table:table-cell office:value-type="float" office:value="1267.547247" table:style-name="ce1">
            <text:p>1267.547247</text:p>
          </table:table-cell>
          <table:table-cell office:value-type="float" office:value="-73.401208740000001" table:style-name="ce1">
            <text:p>-73.4012087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7.587" table:style-name="ce2">
            <text:p>1.27E+03</text:p>
          </table:table-cell>
          <table:table-cell office:value-type="float" office:value="-73.442300000000003" table:style-name="ce1">
            <text:p>-73.4423</text:p>
          </table:table-cell>
          <table:table-cell office:value-type="float" office:value="1267.5972469999999" table:style-name="ce1">
            <text:p>1267.597247</text:p>
          </table:table-cell>
          <table:table-cell office:value-type="float" office:value="-73.452569629999999" table:style-name="ce1">
            <text:p>-73.4525696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7.6369999999999" table:style-name="ce2">
            <text:p>1.27E+03</text:p>
          </table:table-cell>
          <table:table-cell office:value-type="float" office:value="-73.493700000000004" table:style-name="ce1">
            <text:p>-73.4937</text:p>
          </table:table-cell>
          <table:table-cell office:value-type="float" office:value="1267.6472470000001" table:style-name="ce1">
            <text:p>1267.647247</text:p>
          </table:table-cell>
          <table:table-cell office:value-type="float" office:value="-73.503921469999995" table:style-name="ce1">
            <text:p>-73.5039214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7.6869999999999" table:style-name="ce2">
            <text:p>1.27E+03</text:p>
          </table:table-cell>
          <table:table-cell office:value-type="float" office:value="-73.545000000000002" table:style-name="ce1">
            <text:p>-73.545</text:p>
          </table:table-cell>
          <table:table-cell office:value-type="float" office:value="1267.6972470000001" table:style-name="ce1">
            <text:p>1267.697247</text:p>
          </table:table-cell>
          <table:table-cell office:value-type="float" office:value="-73.555263659999994" table:style-name="ce1">
            <text:p>-73.5552636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7.7370000000001" table:style-name="ce2">
            <text:p>1.27E+03</text:p>
          </table:table-cell>
          <table:table-cell office:value-type="float" office:value="-73.596299999999999" table:style-name="ce1">
            <text:p>-73.5963</text:p>
          </table:table-cell>
          <table:table-cell office:value-type="float" office:value="1267.747247" table:style-name="ce1">
            <text:p>1267.747247</text:p>
          </table:table-cell>
          <table:table-cell office:value-type="float" office:value="-73.606595580000004" table:style-name="ce1">
            <text:p>-73.6065955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7.787" table:style-name="ce2">
            <text:p>1.27E+03</text:p>
          </table:table-cell>
          <table:table-cell office:value-type="float" office:value="-73.6477" table:style-name="ce1">
            <text:p>-73.6477</text:p>
          </table:table-cell>
          <table:table-cell office:value-type="float" office:value="1267.797247" table:style-name="ce1">
            <text:p>1267.797247</text:p>
          </table:table-cell>
          <table:table-cell office:value-type="float" office:value="-73.657916610000001" table:style-name="ce1">
            <text:p>-73.6579166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7.837" table:style-name="ce2">
            <text:p>1.27E+03</text:p>
          </table:table-cell>
          <table:table-cell office:value-type="float" office:value="-73.698999999999998" table:style-name="ce1">
            <text:p>-73.699</text:p>
          </table:table-cell>
          <table:table-cell office:value-type="float" office:value="1267.8472469999999" table:style-name="ce1">
            <text:p>1267.847247</text:p>
          </table:table-cell>
          <table:table-cell office:value-type="float" office:value="-73.709226150000006" table:style-name="ce1">
            <text:p>-73.7092261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7.8869999999999" table:style-name="ce2">
            <text:p>1.27E+03</text:p>
          </table:table-cell>
          <table:table-cell office:value-type="float" office:value="-73.750299999999996" table:style-name="ce1">
            <text:p>-73.7503</text:p>
          </table:table-cell>
          <table:table-cell office:value-type="float" office:value="1267.8972470000001" table:style-name="ce1">
            <text:p>1267.897247</text:p>
          </table:table-cell>
          <table:table-cell office:value-type="float" office:value="-73.760523539999994" table:style-name="ce1">
            <text:p>-73.7605235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7.9369999999999" table:style-name="ce2">
            <text:p>1.27E+03</text:p>
          </table:table-cell>
          <table:table-cell office:value-type="float" office:value="-73.801599999999993" table:style-name="ce1">
            <text:p>-73.8016</text:p>
          </table:table-cell>
          <table:table-cell office:value-type="float" office:value="1267.9472470000001" table:style-name="ce1">
            <text:p>1267.947247</text:p>
          </table:table-cell>
          <table:table-cell office:value-type="float" office:value="-73.811808170000006" table:style-name="ce1">
            <text:p>-73.8118081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7.9870000000001" table:style-name="ce2">
            <text:p>1.27E+03</text:p>
          </table:table-cell>
          <table:table-cell office:value-type="float" office:value="-73.852800000000002" table:style-name="ce1">
            <text:p>-73.8528</text:p>
          </table:table-cell>
          <table:table-cell office:value-type="float" office:value="1267.997247" table:style-name="ce1">
            <text:p>1267.997247</text:p>
          </table:table-cell>
          <table:table-cell office:value-type="float" office:value="-73.863079400000004" table:style-name="ce1">
            <text:p>-73.863079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8.037" table:style-name="ce2">
            <text:p>1.27E+03</text:p>
          </table:table-cell>
          <table:table-cell office:value-type="float" office:value="-73.9041" table:style-name="ce1">
            <text:p>-73.9041</text:p>
          </table:table-cell>
          <table:table-cell office:value-type="float" office:value="1268.047247" table:style-name="ce1">
            <text:p>1268.047247</text:p>
          </table:table-cell>
          <table:table-cell office:value-type="float" office:value="-73.914336570000003" table:style-name="ce1">
            <text:p>-73.9143365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8.087" table:style-name="ce2">
            <text:p>1.27E+03</text:p>
          </table:table-cell>
          <table:table-cell office:value-type="float" office:value="-73.955299999999994" table:style-name="ce1">
            <text:p>-73.9553</text:p>
          </table:table-cell>
          <table:table-cell office:value-type="float" office:value="1268.0972469999999" table:style-name="ce1">
            <text:p>1268.097247</text:p>
          </table:table-cell>
          <table:table-cell office:value-type="float" office:value="-73.965579030000001" table:style-name="ce1">
            <text:p>-73.9655790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8.1369999999999" table:style-name="ce2">
            <text:p>1.27E+03</text:p>
          </table:table-cell>
          <table:table-cell office:value-type="float" office:value="-74.006600000000006" table:style-name="ce1">
            <text:p>-74.0066</text:p>
          </table:table-cell>
          <table:table-cell office:value-type="float" office:value="1268.1472470000001" table:style-name="ce1">
            <text:p>1268.147247</text:p>
          </table:table-cell>
          <table:table-cell office:value-type="float" office:value="-74.01680614" table:style-name="ce1">
            <text:p>-74.0168061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8.1869999999999" table:style-name="ce2">
            <text:p>1.27E+03</text:p>
          </table:table-cell>
          <table:table-cell office:value-type="float" office:value="-74.0578" table:style-name="ce1">
            <text:p>-74.0578</text:p>
          </table:table-cell>
          <table:table-cell office:value-type="float" office:value="1268.1972470000001" table:style-name="ce1">
            <text:p>1268.197247</text:p>
          </table:table-cell>
          <table:table-cell office:value-type="float" office:value="-74.068017220000002" table:style-name="ce1">
            <text:p>-74.0680172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8.2370000000001" table:style-name="ce2">
            <text:p>1.27E+03</text:p>
          </table:table-cell>
          <table:table-cell office:value-type="float" office:value="-74.108999999999995" table:style-name="ce1">
            <text:p>-74.109</text:p>
          </table:table-cell>
          <table:table-cell office:value-type="float" office:value="1268.247247" table:style-name="ce1">
            <text:p>1268.247247</text:p>
          </table:table-cell>
          <table:table-cell office:value-type="float" office:value="-74.119211609999994" table:style-name="ce1">
            <text:p>-74.1192116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8.287" table:style-name="ce2">
            <text:p>1.27E+03</text:p>
          </table:table-cell>
          <table:table-cell office:value-type="float" office:value="-74.160200000000003" table:style-name="ce1">
            <text:p>-74.1602</text:p>
          </table:table-cell>
          <table:table-cell office:value-type="float" office:value="1268.297247" table:style-name="ce1">
            <text:p>1268.297247</text:p>
          </table:table-cell>
          <table:table-cell office:value-type="float" office:value="-74.170388639999999" table:style-name="ce1">
            <text:p>-74.1703886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8.337" table:style-name="ce2">
            <text:p>1.27E+03</text:p>
          </table:table-cell>
          <table:table-cell office:value-type="float" office:value="-74.211299999999994" table:style-name="ce1">
            <text:p>-74.2113</text:p>
          </table:table-cell>
          <table:table-cell office:value-type="float" office:value="1268.3472469999999" table:style-name="ce1">
            <text:p>1268.347247</text:p>
          </table:table-cell>
          <table:table-cell office:value-type="float" office:value="-74.221547619999996" table:style-name="ce1">
            <text:p>-74.2215476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8.3869999999999" table:style-name="ce2">
            <text:p>1.27E+03</text:p>
          </table:table-cell>
          <table:table-cell office:value-type="float" office:value="-74.262500000000003" table:style-name="ce1">
            <text:p>-74.2625</text:p>
          </table:table-cell>
          <table:table-cell office:value-type="float" office:value="1268.3972470000001" table:style-name="ce1">
            <text:p>1268.397247</text:p>
          </table:table-cell>
          <table:table-cell office:value-type="float" office:value="-74.272687869999999" table:style-name="ce1">
            <text:p>-74.2726878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8.4369999999999" table:style-name="ce2">
            <text:p>1.27E+03</text:p>
          </table:table-cell>
          <table:table-cell office:value-type="float" office:value="-74.313599999999994" table:style-name="ce1">
            <text:p>-74.3136</text:p>
          </table:table-cell>
          <table:table-cell office:value-type="float" office:value="1268.4472470000001" table:style-name="ce1">
            <text:p>1268.447247</text:p>
          </table:table-cell>
          <table:table-cell office:value-type="float" office:value="-74.323808700000001" table:style-name="ce1">
            <text:p>-74.323808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8.4870000000001" table:style-name="ce2">
            <text:p>1.27E+03</text:p>
          </table:table-cell>
          <table:table-cell office:value-type="float" office:value="-74.364699999999999" table:style-name="ce1">
            <text:p>-74.3647</text:p>
          </table:table-cell>
          <table:table-cell office:value-type="float" office:value="1268.497247" table:style-name="ce1">
            <text:p>1268.497247</text:p>
          </table:table-cell>
          <table:table-cell office:value-type="float" office:value="-74.374909410000001" table:style-name="ce1">
            <text:p>-74.3749094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8.537" table:style-name="ce2">
            <text:p>1.27E+03</text:p>
          </table:table-cell>
          <table:table-cell office:value-type="float" office:value="-74.415800000000004" table:style-name="ce1">
            <text:p>-74.4158</text:p>
          </table:table-cell>
          <table:table-cell office:value-type="float" office:value="1268.547247" table:style-name="ce1">
            <text:p>1268.547247</text:p>
          </table:table-cell>
          <table:table-cell office:value-type="float" office:value="-74.425989290000004" table:style-name="ce1">
            <text:p>-74.4259892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8.587" table:style-name="ce2">
            <text:p>1.27E+03</text:p>
          </table:table-cell>
          <table:table-cell office:value-type="float" office:value="-74.466800000000006" table:style-name="ce1">
            <text:p>-74.4668</text:p>
          </table:table-cell>
          <table:table-cell office:value-type="float" office:value="1268.5972469999999" table:style-name="ce1">
            <text:p>1268.597247</text:p>
          </table:table-cell>
          <table:table-cell office:value-type="float" office:value="-74.477047650000003" table:style-name="ce1">
            <text:p>-74.4770476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8.6369999999999" table:style-name="ce2">
            <text:p>1.27E+03</text:p>
          </table:table-cell>
          <table:table-cell office:value-type="float" office:value="-74.517899999999997" table:style-name="ce1">
            <text:p>-74.5179</text:p>
          </table:table-cell>
          <table:table-cell office:value-type="float" office:value="1268.6472470000001" table:style-name="ce1">
            <text:p>1268.647247</text:p>
          </table:table-cell>
          <table:table-cell office:value-type="float" office:value="-74.528083769999995" table:style-name="ce1">
            <text:p>-74.5280837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8.6869999999999" table:style-name="ce2">
            <text:p>1.27E+03</text:p>
          </table:table-cell>
          <table:table-cell office:value-type="float" office:value="-74.568899999999999" table:style-name="ce1">
            <text:p>-74.5689</text:p>
          </table:table-cell>
          <table:table-cell office:value-type="float" office:value="1268.6972470000001" table:style-name="ce1">
            <text:p>1268.697247</text:p>
          </table:table-cell>
          <table:table-cell office:value-type="float" office:value="-74.579096930000006" table:style-name="ce1">
            <text:p>-74.5790969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8.7370000000001" table:style-name="ce2">
            <text:p>1.27E+03</text:p>
          </table:table-cell>
          <table:table-cell office:value-type="float" office:value="-74.619900000000001" table:style-name="ce1">
            <text:p>-74.6199</text:p>
          </table:table-cell>
          <table:table-cell office:value-type="float" office:value="1268.747247" table:style-name="ce1">
            <text:p>1268.747247</text:p>
          </table:table-cell>
          <table:table-cell office:value-type="float" office:value="-74.630086399999996" table:style-name="ce1">
            <text:p>-74.630086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8.787" table:style-name="ce2">
            <text:p>1.27E+03</text:p>
          </table:table-cell>
          <table:table-cell office:value-type="float" office:value="-74.670900000000003" table:style-name="ce1">
            <text:p>-74.6709</text:p>
          </table:table-cell>
          <table:table-cell office:value-type="float" office:value="1268.797247" table:style-name="ce1">
            <text:p>1268.797247</text:p>
          </table:table-cell>
          <table:table-cell office:value-type="float" office:value="-74.681051449999998" table:style-name="ce1">
            <text:p>-74.6810514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8.837" table:style-name="ce2">
            <text:p>1.27E+03</text:p>
          </table:table-cell>
          <table:table-cell office:value-type="float" office:value="-74.721800000000002" table:style-name="ce1">
            <text:p>-74.7218</text:p>
          </table:table-cell>
          <table:table-cell office:value-type="float" office:value="1268.8472469999999" table:style-name="ce1">
            <text:p>1268.847247</text:p>
          </table:table-cell>
          <table:table-cell office:value-type="float" office:value="-74.731991359999995" table:style-name="ce1">
            <text:p>-74.7319913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8.8869999999999" table:style-name="ce2">
            <text:p>1.27E+03</text:p>
          </table:table-cell>
          <table:table-cell office:value-type="float" office:value="-74.7727" table:style-name="ce1">
            <text:p>-74.7727</text:p>
          </table:table-cell>
          <table:table-cell office:value-type="float" office:value="1268.8972470000001" table:style-name="ce1">
            <text:p>1268.897247</text:p>
          </table:table-cell>
          <table:table-cell office:value-type="float" office:value="-74.782905369999995" table:style-name="ce1">
            <text:p>-74.7829053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8.9369999999999" table:style-name="ce2">
            <text:p>1.27E+03</text:p>
          </table:table-cell>
          <table:table-cell office:value-type="float" office:value="-74.823599999999999" table:style-name="ce1">
            <text:p>-74.8236</text:p>
          </table:table-cell>
          <table:table-cell office:value-type="float" office:value="1268.9472470000001" table:style-name="ce1">
            <text:p>1268.947247</text:p>
          </table:table-cell>
          <table:table-cell office:value-type="float" office:value="-74.833792750000001" table:style-name="ce1">
            <text:p>-74.8337927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8.9870000000001" table:style-name="ce2">
            <text:p>1.27E+03</text:p>
          </table:table-cell>
          <table:table-cell office:value-type="float" office:value="-74.874499999999998" table:style-name="ce1">
            <text:p>-74.8745</text:p>
          </table:table-cell>
          <table:table-cell office:value-type="float" office:value="1268.997247" table:style-name="ce1">
            <text:p>1268.997247</text:p>
          </table:table-cell>
          <table:table-cell office:value-type="float" office:value="-74.884652740000007" table:style-name="ce1">
            <text:p>-74.8846527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9.037" table:style-name="ce2">
            <text:p>1.27E+03</text:p>
          </table:table-cell>
          <table:table-cell office:value-type="float" office:value="-74.925299999999993" table:style-name="ce1">
            <text:p>-74.9253</text:p>
          </table:table-cell>
          <table:table-cell office:value-type="float" office:value="1269.047247" table:style-name="ce1">
            <text:p>1269.047247</text:p>
          </table:table-cell>
          <table:table-cell office:value-type="float" office:value="-74.935484579999994" table:style-name="ce1">
            <text:p>-74.9354845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9.087" table:style-name="ce2">
            <text:p>1.27E+03</text:p>
          </table:table-cell>
          <table:table-cell office:value-type="float" office:value="-74.976100000000002" table:style-name="ce1">
            <text:p>-74.9761</text:p>
          </table:table-cell>
          <table:table-cell office:value-type="float" office:value="1269.0972469999999" table:style-name="ce1">
            <text:p>1269.097247</text:p>
          </table:table-cell>
          <table:table-cell office:value-type="float" office:value="-74.986287520000005" table:style-name="ce1">
            <text:p>-74.9862875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9.1369999999999" table:style-name="ce2">
            <text:p>1.27E+03</text:p>
          </table:table-cell>
          <table:table-cell office:value-type="float" office:value="-75.026899999999998" table:style-name="ce1">
            <text:p>-75.0269</text:p>
          </table:table-cell>
          <table:table-cell office:value-type="float" office:value="1269.1472470000001" table:style-name="ce1">
            <text:p>1269.147247</text:p>
          </table:table-cell>
          <table:table-cell office:value-type="float" office:value="-75.037060780000004" table:style-name="ce1">
            <text:p>-75.0370607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9.1869999999999" table:style-name="ce2">
            <text:p>1.27E+03</text:p>
          </table:table-cell>
          <table:table-cell office:value-type="float" office:value="-75.077699999999993" table:style-name="ce1">
            <text:p>-75.0777</text:p>
          </table:table-cell>
          <table:table-cell office:value-type="float" office:value="1269.1972470000001" table:style-name="ce1">
            <text:p>1269.197247</text:p>
          </table:table-cell>
          <table:table-cell office:value-type="float" office:value="-75.087803589999993" table:style-name="ce1">
            <text:p>-75.0878035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9.2370000000001" table:style-name="ce2">
            <text:p>1.27E+03</text:p>
          </table:table-cell>
          <table:table-cell office:value-type="float" office:value="-75.128399999999999" table:style-name="ce1">
            <text:p>-75.1284</text:p>
          </table:table-cell>
          <table:table-cell office:value-type="float" office:value="1269.247247" table:style-name="ce1">
            <text:p>1269.247247</text:p>
          </table:table-cell>
          <table:table-cell office:value-type="float" office:value="-75.138515179999999" table:style-name="ce1">
            <text:p>-75.1385151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9.287" table:style-name="ce2">
            <text:p>1.27E+03</text:p>
          </table:table-cell>
          <table:table-cell office:value-type="float" office:value="-75.179100000000005" table:style-name="ce1">
            <text:p>-75.1791</text:p>
          </table:table-cell>
          <table:table-cell office:value-type="float" office:value="1269.297247" table:style-name="ce1">
            <text:p>1269.297247</text:p>
          </table:table-cell>
          <table:table-cell office:value-type="float" office:value="-75.18919477" table:style-name="ce1">
            <text:p>-75.1891947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9.337" table:style-name="ce2">
            <text:p>1.27E+03</text:p>
          </table:table-cell>
          <table:table-cell office:value-type="float" office:value="-75.229699999999994" table:style-name="ce1">
            <text:p>-75.2297</text:p>
          </table:table-cell>
          <table:table-cell office:value-type="float" office:value="1269.3472469999999" table:style-name="ce1">
            <text:p>1269.347247</text:p>
          </table:table-cell>
          <table:table-cell office:value-type="float" office:value="-75.239841560000002" table:style-name="ce1">
            <text:p>-75.2398415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9.3869999999999" table:style-name="ce2">
            <text:p>1.27E+03</text:p>
          </table:table-cell>
          <table:table-cell office:value-type="float" office:value="-75.280299999999997" table:style-name="ce1">
            <text:p>-75.2803</text:p>
          </table:table-cell>
          <table:table-cell office:value-type="float" office:value="1269.3972470000001" table:style-name="ce1">
            <text:p>1269.397247</text:p>
          </table:table-cell>
          <table:table-cell office:value-type="float" office:value="-75.290454769999997" table:style-name="ce1">
            <text:p>-75.2904547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9.4369999999999" table:style-name="ce2">
            <text:p>1.27E+03</text:p>
          </table:table-cell>
          <table:table-cell office:value-type="float" office:value="-75.3309" table:style-name="ce1">
            <text:p>-75.3309</text:p>
          </table:table-cell>
          <table:table-cell office:value-type="float" office:value="1269.4472470000001" table:style-name="ce1">
            <text:p>1269.447247</text:p>
          </table:table-cell>
          <table:table-cell office:value-type="float" office:value="-75.341033589999995" table:style-name="ce1">
            <text:p>-75.3410335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9.4870000000001" table:style-name="ce2">
            <text:p>1.27E+03</text:p>
          </table:table-cell>
          <table:table-cell office:value-type="float" office:value="-75.381500000000003" table:style-name="ce1">
            <text:p>-75.3815</text:p>
          </table:table-cell>
          <table:table-cell office:value-type="float" office:value="1269.497247" table:style-name="ce1">
            <text:p>1269.497247</text:p>
          </table:table-cell>
          <table:table-cell office:value-type="float" office:value="-75.391577229999996" table:style-name="ce1">
            <text:p>-75.3915772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9.537" table:style-name="ce2">
            <text:p>1.27E+03</text:p>
          </table:table-cell>
          <table:table-cell office:value-type="float" office:value="-75.432000000000002" table:style-name="ce1">
            <text:p>-75.432</text:p>
          </table:table-cell>
          <table:table-cell office:value-type="float" office:value="1269.547247" table:style-name="ce1">
            <text:p>1269.547247</text:p>
          </table:table-cell>
          <table:table-cell office:value-type="float" office:value="-75.442084870000002" table:style-name="ce1">
            <text:p>-75.4420848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9.587" table:style-name="ce2">
            <text:p>1.27E+03</text:p>
          </table:table-cell>
          <table:table-cell office:value-type="float" office:value="-75.482500000000002" table:style-name="ce1">
            <text:p>-75.4825</text:p>
          </table:table-cell>
          <table:table-cell office:value-type="float" office:value="1269.5972469999999" table:style-name="ce1">
            <text:p>1269.597247</text:p>
          </table:table-cell>
          <table:table-cell office:value-type="float" office:value="-75.492555710000005" table:style-name="ce1">
            <text:p>-75.4925557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9.6369999999999" table:style-name="ce2">
            <text:p>1.27E+03</text:p>
          </table:table-cell>
          <table:table-cell office:value-type="float" office:value="-75.532899999999998" table:style-name="ce1">
            <text:p>-75.5329</text:p>
          </table:table-cell>
          <table:table-cell office:value-type="float" office:value="1269.6472470000001" table:style-name="ce1">
            <text:p>1269.647247</text:p>
          </table:table-cell>
          <table:table-cell office:value-type="float" office:value="-75.542988919999999" table:style-name="ce1">
            <text:p>-75.5429889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9.6869999999999" table:style-name="ce2">
            <text:p>1.27E+03</text:p>
          </table:table-cell>
          <table:table-cell office:value-type="float" office:value="-75.583299999999994" table:style-name="ce1">
            <text:p>-75.5833</text:p>
          </table:table-cell>
          <table:table-cell office:value-type="float" office:value="1269.6972470000001" table:style-name="ce1">
            <text:p>1269.697247</text:p>
          </table:table-cell>
          <table:table-cell office:value-type="float" office:value="-75.593383700000004" table:style-name="ce1">
            <text:p>-75.593383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9.7370000000001" table:style-name="ce2">
            <text:p>1.27E+03</text:p>
          </table:table-cell>
          <table:table-cell office:value-type="float" office:value="-75.633700000000005" table:style-name="ce1">
            <text:p>-75.6337</text:p>
          </table:table-cell>
          <table:table-cell office:value-type="float" office:value="1269.747247" table:style-name="ce1">
            <text:p>1269.747247</text:p>
          </table:table-cell>
          <table:table-cell office:value-type="float" office:value="-75.643739199999999" table:style-name="ce1">
            <text:p>-75.643739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9.787" table:style-name="ce2">
            <text:p>1.27E+03</text:p>
          </table:table-cell>
          <table:table-cell office:value-type="float" office:value="-75.683999999999997" table:style-name="ce1">
            <text:p>-75.684</text:p>
          </table:table-cell>
          <table:table-cell office:value-type="float" office:value="1269.797247" table:style-name="ce1">
            <text:p>1269.797247</text:p>
          </table:table-cell>
          <table:table-cell office:value-type="float" office:value="-75.694054609999995" table:style-name="ce1">
            <text:p>-75.6940546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9.837" table:style-name="ce2">
            <text:p>1.27E+03</text:p>
          </table:table-cell>
          <table:table-cell office:value-type="float" office:value="-75.734300000000005" table:style-name="ce1">
            <text:p>-75.7343</text:p>
          </table:table-cell>
          <table:table-cell office:value-type="float" office:value="1269.8472469999999" table:style-name="ce1">
            <text:p>1269.847247</text:p>
          </table:table-cell>
          <table:table-cell office:value-type="float" office:value="-75.74432908" table:style-name="ce1">
            <text:p>-75.7443290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9.8869999999999" table:style-name="ce2">
            <text:p>1.27E+03</text:p>
          </table:table-cell>
          <table:table-cell office:value-type="float" office:value="-75.784499999999994" table:style-name="ce1">
            <text:p>-75.7845</text:p>
          </table:table-cell>
          <table:table-cell office:value-type="float" office:value="1269.8972470000001" table:style-name="ce1">
            <text:p>1269.897247</text:p>
          </table:table-cell>
          <table:table-cell office:value-type="float" office:value="-75.794561779999995" table:style-name="ce1">
            <text:p>-75.7945617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9.9369999999999" table:style-name="ce2">
            <text:p>1.27E+03</text:p>
          </table:table-cell>
          <table:table-cell office:value-type="float" office:value="-75.834699999999998" table:style-name="ce1">
            <text:p>-75.8347</text:p>
          </table:table-cell>
          <table:table-cell office:value-type="float" office:value="1269.9472470000001" table:style-name="ce1">
            <text:p>1269.947247</text:p>
          </table:table-cell>
          <table:table-cell office:value-type="float" office:value="-75.844751869999996" table:style-name="ce1">
            <text:p>-75.8447518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69.9870000000001" table:style-name="ce2">
            <text:p>1.27E+03</text:p>
          </table:table-cell>
          <table:table-cell office:value-type="float" office:value="-75.884900000000002" table:style-name="ce1">
            <text:p>-75.8849</text:p>
          </table:table-cell>
          <table:table-cell office:value-type="float" office:value="1269.997247" table:style-name="ce1">
            <text:p>1269.997247</text:p>
          </table:table-cell>
          <table:table-cell office:value-type="float" office:value="-75.894898479999995" table:style-name="ce1">
            <text:p>-75.8948984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0.037" table:style-name="ce2">
            <text:p>1.27E+03</text:p>
          </table:table-cell>
          <table:table-cell office:value-type="float" office:value="-75.935000000000002" table:style-name="ce1">
            <text:p>-75.935</text:p>
          </table:table-cell>
          <table:table-cell office:value-type="float" office:value="1270.047247" table:style-name="ce1">
            <text:p>1270.047247</text:p>
          </table:table-cell>
          <table:table-cell office:value-type="float" office:value="-75.945000789999995" table:style-name="ce1">
            <text:p>-75.9450007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0.087" table:style-name="ce2">
            <text:p>1.27E+03</text:p>
          </table:table-cell>
          <table:table-cell office:value-type="float" office:value="-75.985100000000003" table:style-name="ce1">
            <text:p>-75.9851</text:p>
          </table:table-cell>
          <table:table-cell office:value-type="float" office:value="1270.0972469999999" table:style-name="ce1">
            <text:p>1270.097247</text:p>
          </table:table-cell>
          <table:table-cell office:value-type="float" office:value="-75.995057919999994" table:style-name="ce1">
            <text:p>-75.9950579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0.1369999999999" table:style-name="ce2">
            <text:p>1.27E+03</text:p>
          </table:table-cell>
          <table:table-cell office:value-type="float" office:value="-76.0351" table:style-name="ce1">
            <text:p>-76.0351</text:p>
          </table:table-cell>
          <table:table-cell office:value-type="float" office:value="1270.1472470000001" table:style-name="ce1">
            <text:p>1270.147247</text:p>
          </table:table-cell>
          <table:table-cell office:value-type="float" office:value="-76.045069010000006" table:style-name="ce1">
            <text:p>-76.0450690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0.1869999999999" table:style-name="ce2">
            <text:p>1.27E+03</text:p>
          </table:table-cell>
          <table:table-cell office:value-type="float" office:value="-76.084999999999994" table:style-name="ce1">
            <text:p>-76.085</text:p>
          </table:table-cell>
          <table:table-cell office:value-type="float" office:value="1270.1972470000001" table:style-name="ce1">
            <text:p>1270.197247</text:p>
          </table:table-cell>
          <table:table-cell office:value-type="float" office:value="-76.095033209999997" table:style-name="ce1">
            <text:p>-76.0950332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0.2370000000001" table:style-name="ce2">
            <text:p>1.27E+03</text:p>
          </table:table-cell>
          <table:table-cell office:value-type="float" office:value="-76.135000000000005" table:style-name="ce1">
            <text:p>-76.135</text:p>
          </table:table-cell>
          <table:table-cell office:value-type="float" office:value="1270.247247" table:style-name="ce1">
            <text:p>1270.247247</text:p>
          </table:table-cell>
          <table:table-cell office:value-type="float" office:value="-76.144949639999993" table:style-name="ce1">
            <text:p>-76.1449496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0.287" table:style-name="ce2">
            <text:p>1.27E+03</text:p>
          </table:table-cell>
          <table:table-cell office:value-type="float" office:value="-76.184799999999996" table:style-name="ce1">
            <text:p>-76.1848</text:p>
          </table:table-cell>
          <table:table-cell office:value-type="float" office:value="1270.297247" table:style-name="ce1">
            <text:p>1270.297247</text:p>
          </table:table-cell>
          <table:table-cell office:value-type="float" office:value="-76.194817439999994" table:style-name="ce1">
            <text:p>-76.1948174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0.337" table:style-name="ce2">
            <text:p>1.27E+03</text:p>
          </table:table-cell>
          <table:table-cell office:value-type="float" office:value="-76.234700000000004" table:style-name="ce1">
            <text:p>-76.2347</text:p>
          </table:table-cell>
          <table:table-cell office:value-type="float" office:value="1270.3472469999999" table:style-name="ce1">
            <text:p>1270.347247</text:p>
          </table:table-cell>
          <table:table-cell office:value-type="float" office:value="-76.244635720000005" table:style-name="ce1">
            <text:p>-76.2446357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0.3869999999999" table:style-name="ce2">
            <text:p>1.27E+03</text:p>
          </table:table-cell>
          <table:table-cell office:value-type="float" office:value="-76.284499999999994" table:style-name="ce1">
            <text:p>-76.2845</text:p>
          </table:table-cell>
          <table:table-cell office:value-type="float" office:value="1270.3972470000001" table:style-name="ce1">
            <text:p>1270.397247</text:p>
          </table:table-cell>
          <table:table-cell office:value-type="float" office:value="-76.294403619999997" table:style-name="ce1">
            <text:p>-76.2944036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0.4369999999999" table:style-name="ce2">
            <text:p>1.27E+03</text:p>
          </table:table-cell>
          <table:table-cell office:value-type="float" office:value="-76.334199999999996" table:style-name="ce1">
            <text:p>-76.3342</text:p>
          </table:table-cell>
          <table:table-cell office:value-type="float" office:value="1270.4472470000001" table:style-name="ce1">
            <text:p>1270.447247</text:p>
          </table:table-cell>
          <table:table-cell office:value-type="float" office:value="-76.344120230000001" table:style-name="ce1">
            <text:p>-76.3441202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0.4870000000001" table:style-name="ce2">
            <text:p>1.27E+03</text:p>
          </table:table-cell>
          <table:table-cell office:value-type="float" office:value="-76.383899999999997" table:style-name="ce1">
            <text:p>-76.3839</text:p>
          </table:table-cell>
          <table:table-cell office:value-type="float" office:value="1270.497247" table:style-name="ce1">
            <text:p>1270.497247</text:p>
          </table:table-cell>
          <table:table-cell office:value-type="float" office:value="-76.393784690000004" table:style-name="ce1">
            <text:p>-76.3937846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0.537" table:style-name="ce2">
            <text:p>1.27E+03</text:p>
          </table:table-cell>
          <table:table-cell office:value-type="float" office:value="-76.433499999999995" table:style-name="ce1">
            <text:p>-76.4335</text:p>
          </table:table-cell>
          <table:table-cell office:value-type="float" office:value="1270.547247" table:style-name="ce1">
            <text:p>1270.547247</text:p>
          </table:table-cell>
          <table:table-cell office:value-type="float" office:value="-76.443396089999993" table:style-name="ce1">
            <text:p>-76.4433960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0.587" table:style-name="ce2">
            <text:p>1.27E+03</text:p>
          </table:table-cell>
          <table:table-cell office:value-type="float" office:value="-76.483000000000004" table:style-name="ce1">
            <text:p>-76.483</text:p>
          </table:table-cell>
          <table:table-cell office:value-type="float" office:value="1270.5972469999999" table:style-name="ce1">
            <text:p>1270.597247</text:p>
          </table:table-cell>
          <table:table-cell office:value-type="float" office:value="-76.492953549999996" table:style-name="ce1">
            <text:p>-76.4929535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0.6369999999999" table:style-name="ce2">
            <text:p>1.27E+03</text:p>
          </table:table-cell>
          <table:table-cell office:value-type="float" office:value="-76.532600000000002" table:style-name="ce1">
            <text:p>-76.5326</text:p>
          </table:table-cell>
          <table:table-cell office:value-type="float" office:value="1270.6472470000001" table:style-name="ce1">
            <text:p>1270.647247</text:p>
          </table:table-cell>
          <table:table-cell office:value-type="float" office:value="-76.54245616" table:style-name="ce1">
            <text:p>-76.5424561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0.6869999999999" table:style-name="ce2">
            <text:p>1.27E+03</text:p>
          </table:table-cell>
          <table:table-cell office:value-type="float" office:value="-76.581999999999994" table:style-name="ce1">
            <text:p>-76.582</text:p>
          </table:table-cell>
          <table:table-cell office:value-type="float" office:value="1270.6972470000001" table:style-name="ce1">
            <text:p>1270.697247</text:p>
          </table:table-cell>
          <table:table-cell office:value-type="float" office:value="-76.591903040000005" table:style-name="ce1">
            <text:p>-76.5919030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0.7370000000001" table:style-name="ce2">
            <text:p>1.27E+03</text:p>
          </table:table-cell>
          <table:table-cell office:value-type="float" office:value="-76.631399999999999" table:style-name="ce1">
            <text:p>-76.6314</text:p>
          </table:table-cell>
          <table:table-cell office:value-type="float" office:value="1270.747247" table:style-name="ce1">
            <text:p>1270.747247</text:p>
          </table:table-cell>
          <table:table-cell office:value-type="float" office:value="-76.641293270000006" table:style-name="ce1">
            <text:p>-76.6412932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0.787" table:style-name="ce2">
            <text:p>1.27E+03</text:p>
          </table:table-cell>
          <table:table-cell office:value-type="float" office:value="-76.680800000000005" table:style-name="ce1">
            <text:p>-76.6808</text:p>
          </table:table-cell>
          <table:table-cell office:value-type="float" office:value="1270.797247" table:style-name="ce1">
            <text:p>1270.797247</text:p>
          </table:table-cell>
          <table:table-cell office:value-type="float" office:value="-76.690625960000006" table:style-name="ce1">
            <text:p>-76.6906259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0.837" table:style-name="ce2">
            <text:p>1.27E+03</text:p>
          </table:table-cell>
          <table:table-cell office:value-type="float" office:value="-76.730099999999993" table:style-name="ce1">
            <text:p>-76.7301</text:p>
          </table:table-cell>
          <table:table-cell office:value-type="float" office:value="1270.8472469999999" table:style-name="ce1">
            <text:p>1270.847247</text:p>
          </table:table-cell>
          <table:table-cell office:value-type="float" office:value="-76.73990019" table:style-name="ce1">
            <text:p>-76.7399001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0.8869999999999" table:style-name="ce2">
            <text:p>1.27E+03</text:p>
          </table:table-cell>
          <table:table-cell office:value-type="float" office:value="-76.779300000000006" table:style-name="ce1">
            <text:p>-76.7793</text:p>
          </table:table-cell>
          <table:table-cell office:value-type="float" office:value="1270.8972470000001" table:style-name="ce1">
            <text:p>1270.897247</text:p>
          </table:table-cell>
          <table:table-cell office:value-type="float" office:value="-76.789115050000007" table:style-name="ce1">
            <text:p>-76.7891150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0.9369999999999" table:style-name="ce2">
            <text:p>1.27E+03</text:p>
          </table:table-cell>
          <table:table-cell office:value-type="float" office:value="-76.828400000000002" table:style-name="ce1">
            <text:p>-76.8284</text:p>
          </table:table-cell>
          <table:table-cell office:value-type="float" office:value="1270.9472470000001" table:style-name="ce1">
            <text:p>1270.947247</text:p>
          </table:table-cell>
          <table:table-cell office:value-type="float" office:value="-76.838269629999999" table:style-name="ce1">
            <text:p>-76.8382696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0.9870000000001" table:style-name="ce2">
            <text:p>1.27E+03</text:p>
          </table:table-cell>
          <table:table-cell office:value-type="float" office:value="-76.877499999999998" table:style-name="ce1">
            <text:p>-76.8775</text:p>
          </table:table-cell>
          <table:table-cell office:value-type="float" office:value="1270.997247" table:style-name="ce1">
            <text:p>1270.997247</text:p>
          </table:table-cell>
          <table:table-cell office:value-type="float" office:value="-76.887363010000001" table:style-name="ce1">
            <text:p>-76.8873630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1.037" table:style-name="ce2">
            <text:p>1.27E+03</text:p>
          </table:table-cell>
          <table:table-cell office:value-type="float" office:value="-76.926599999999993" table:style-name="ce1">
            <text:p>-76.9266</text:p>
          </table:table-cell>
          <table:table-cell office:value-type="float" office:value="1271.047247" table:style-name="ce1">
            <text:p>1271.047247</text:p>
          </table:table-cell>
          <table:table-cell office:value-type="float" office:value="-76.936394280000002" table:style-name="ce1">
            <text:p>-76.9363942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1.087" table:style-name="ce2">
            <text:p>1.27E+03</text:p>
          </table:table-cell>
          <table:table-cell office:value-type="float" office:value="-76.9756" table:style-name="ce1">
            <text:p>-76.9756</text:p>
          </table:table-cell>
          <table:table-cell office:value-type="float" office:value="1271.0972469999999" table:style-name="ce1">
            <text:p>1271.097247</text:p>
          </table:table-cell>
          <table:table-cell office:value-type="float" office:value="-76.985362499999994" table:style-name="ce1">
            <text:p>-76.985362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1.1369999999999" table:style-name="ce2">
            <text:p>1.27E+03</text:p>
          </table:table-cell>
          <table:table-cell office:value-type="float" office:value="-77.024500000000003" table:style-name="ce1">
            <text:p>-77.0245</text:p>
          </table:table-cell>
          <table:table-cell office:value-type="float" office:value="1271.1472470000001" table:style-name="ce1">
            <text:p>1271.147247</text:p>
          </table:table-cell>
          <table:table-cell office:value-type="float" office:value="-77.034266770000002" table:style-name="ce1">
            <text:p>-77.0342667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1.1869999999999" table:style-name="ce2">
            <text:p>1.27E+03</text:p>
          </table:table-cell>
          <table:table-cell office:value-type="float" office:value="-77.073300000000003" table:style-name="ce1">
            <text:p>-77.0733</text:p>
          </table:table-cell>
          <table:table-cell office:value-type="float" office:value="1271.1972470000001" table:style-name="ce1">
            <text:p>1271.197247</text:p>
          </table:table-cell>
          <table:table-cell office:value-type="float" office:value="-77.083106150000006" table:style-name="ce1">
            <text:p>-77.0831061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1.2370000000001" table:style-name="ce2">
            <text:p>1.27E+03</text:p>
          </table:table-cell>
          <table:table-cell office:value-type="float" office:value="-77.122100000000003" table:style-name="ce1">
            <text:p>-77.1221</text:p>
          </table:table-cell>
          <table:table-cell office:value-type="float" office:value="1271.247247" table:style-name="ce1">
            <text:p>1271.247247</text:p>
          </table:table-cell>
          <table:table-cell office:value-type="float" office:value="-77.131879720000001" table:style-name="ce1">
            <text:p>-77.1318797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1.287" table:style-name="ce2">
            <text:p>1.27E+03</text:p>
          </table:table-cell>
          <table:table-cell office:value-type="float" office:value="-77.170900000000003" table:style-name="ce1">
            <text:p>-77.1709</text:p>
          </table:table-cell>
          <table:table-cell office:value-type="float" office:value="1271.297247" table:style-name="ce1">
            <text:p>1271.297247</text:p>
          </table:table-cell>
          <table:table-cell office:value-type="float" office:value="-77.180586539999993" table:style-name="ce1">
            <text:p>-77.1805865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1.337" table:style-name="ce2">
            <text:p>1.27E+03</text:p>
          </table:table-cell>
          <table:table-cell office:value-type="float" office:value="-77.219499999999996" table:style-name="ce1">
            <text:p>-77.2195</text:p>
          </table:table-cell>
          <table:table-cell office:value-type="float" office:value="1271.3472469999999" table:style-name="ce1">
            <text:p>1271.347247</text:p>
          </table:table-cell>
          <table:table-cell office:value-type="float" office:value="-77.229225700000001" table:style-name="ce1">
            <text:p>-77.229225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1.3869999999999" table:style-name="ce2">
            <text:p>1.27E+03</text:p>
          </table:table-cell>
          <table:table-cell office:value-type="float" office:value="-77.268100000000004" table:style-name="ce1">
            <text:p>-77.2681</text:p>
          </table:table-cell>
          <table:table-cell office:value-type="float" office:value="1271.3972470000001" table:style-name="ce1">
            <text:p>1271.397247</text:p>
          </table:table-cell>
          <table:table-cell office:value-type="float" office:value="-77.277796240000001" table:style-name="ce1">
            <text:p>-77.2777962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1.4369999999999" table:style-name="ce2">
            <text:p>1.27E+03</text:p>
          </table:table-cell>
          <table:table-cell office:value-type="float" office:value="-77.316599999999994" table:style-name="ce1">
            <text:p>-77.3166</text:p>
          </table:table-cell>
          <table:table-cell office:value-type="float" office:value="1271.4472470000001" table:style-name="ce1">
            <text:p>1271.447247</text:p>
          </table:table-cell>
          <table:table-cell office:value-type="float" office:value="-77.326297240000002" table:style-name="ce1">
            <text:p>-77.3262972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1.4870000000001" table:style-name="ce2">
            <text:p>1.27E+03</text:p>
          </table:table-cell>
          <table:table-cell office:value-type="float" office:value="-77.364999999999995" table:style-name="ce1">
            <text:p>-77.365</text:p>
          </table:table-cell>
          <table:table-cell office:value-type="float" office:value="1271.497247" table:style-name="ce1">
            <text:p>1271.497247</text:p>
          </table:table-cell>
          <table:table-cell office:value-type="float" office:value="-77.374727770000007" table:style-name="ce1">
            <text:p>-77.3747277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1.537" table:style-name="ce2">
            <text:p>1.27E+03</text:p>
          </table:table-cell>
          <table:table-cell office:value-type="float" office:value="-77.413399999999996" table:style-name="ce1">
            <text:p>-77.4134</text:p>
          </table:table-cell>
          <table:table-cell office:value-type="float" office:value="1271.547247" table:style-name="ce1">
            <text:p>1271.547247</text:p>
          </table:table-cell>
          <table:table-cell office:value-type="float" office:value="-77.42308688" table:style-name="ce1">
            <text:p>-77.4230868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1.587" table:style-name="ce2">
            <text:p>1.27E+03</text:p>
          </table:table-cell>
          <table:table-cell office:value-type="float" office:value="-77.461699999999993" table:style-name="ce1">
            <text:p>-77.4617</text:p>
          </table:table-cell>
          <table:table-cell office:value-type="float" office:value="1271.5972469999999" table:style-name="ce1">
            <text:p>1271.597247</text:p>
          </table:table-cell>
          <table:table-cell office:value-type="float" office:value="-77.471373650000004" table:style-name="ce1">
            <text:p>-77.4713736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1.6369999999999" table:style-name="ce2">
            <text:p>1.27E+03</text:p>
          </table:table-cell>
          <table:table-cell office:value-type="float" office:value="-77.510000000000005" table:style-name="ce1">
            <text:p>-77.51</text:p>
          </table:table-cell>
          <table:table-cell office:value-type="float" office:value="1271.6472470000001" table:style-name="ce1">
            <text:p>1271.647247</text:p>
          </table:table-cell>
          <table:table-cell office:value-type="float" office:value="-77.519587119999997" table:style-name="ce1">
            <text:p>-77.5195871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1.6869999999999" table:style-name="ce2">
            <text:p>1.27E+03</text:p>
          </table:table-cell>
          <table:table-cell office:value-type="float" office:value="-77.558099999999996" table:style-name="ce1">
            <text:p>-77.5581</text:p>
          </table:table-cell>
          <table:table-cell office:value-type="float" office:value="1271.6972470000001" table:style-name="ce1">
            <text:p>1271.697247</text:p>
          </table:table-cell>
          <table:table-cell office:value-type="float" office:value="-77.567726350000001" table:style-name="ce1">
            <text:p>-77.5677263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1.7370000000001" table:style-name="ce2">
            <text:p>1.27E+03</text:p>
          </table:table-cell>
          <table:table-cell office:value-type="float" office:value="-77.606200000000001" table:style-name="ce1">
            <text:p>-77.6062</text:p>
          </table:table-cell>
          <table:table-cell office:value-type="float" office:value="1271.747247" table:style-name="ce1">
            <text:p>1271.747247</text:p>
          </table:table-cell>
          <table:table-cell office:value-type="float" office:value="-77.615790419999996" table:style-name="ce1">
            <text:p>-77.6157904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1.787" table:style-name="ce2">
            <text:p>1.27E+03</text:p>
          </table:table-cell>
          <table:table-cell office:value-type="float" office:value="-77.654200000000003" table:style-name="ce1">
            <text:p>-77.6542</text:p>
          </table:table-cell>
          <table:table-cell office:value-type="float" office:value="1271.797247" table:style-name="ce1">
            <text:p>1271.797247</text:p>
          </table:table-cell>
          <table:table-cell office:value-type="float" office:value="-77.663778370000003" table:style-name="ce1">
            <text:p>-77.6637783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1.837" table:style-name="ce2">
            <text:p>1.27E+03</text:p>
          </table:table-cell>
          <table:table-cell office:value-type="float" office:value="-77.702100000000002" table:style-name="ce1">
            <text:p>-77.7021</text:p>
          </table:table-cell>
          <table:table-cell office:value-type="float" office:value="1271.8472469999999" table:style-name="ce1">
            <text:p>1271.847247</text:p>
          </table:table-cell>
          <table:table-cell office:value-type="float" office:value="-77.71168926" table:style-name="ce1">
            <text:p>-77.7116892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1.8869999999999" table:style-name="ce2">
            <text:p>1.27E+03</text:p>
          </table:table-cell>
          <table:table-cell office:value-type="float" office:value="-77.75" table:style-name="ce1">
            <text:p>-77.75</text:p>
          </table:table-cell>
          <table:table-cell office:value-type="float" office:value="1271.8972470000001" table:style-name="ce1">
            <text:p>1271.897247</text:p>
          </table:table-cell>
          <table:table-cell office:value-type="float" office:value="-77.759522149999995" table:style-name="ce1">
            <text:p>-77.7595221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1.9369999999999" table:style-name="ce2">
            <text:p>1.27E+03</text:p>
          </table:table-cell>
          <table:table-cell office:value-type="float" office:value="-77.797700000000006" table:style-name="ce1">
            <text:p>-77.7977</text:p>
          </table:table-cell>
          <table:table-cell office:value-type="float" office:value="1271.9472470000001" table:style-name="ce1">
            <text:p>1271.947247</text:p>
          </table:table-cell>
          <table:table-cell office:value-type="float" office:value="-77.807276099999996" table:style-name="ce1">
            <text:p>-77.807276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1.9870000000001" table:style-name="ce2">
            <text:p>1.27E+03</text:p>
          </table:table-cell>
          <table:table-cell office:value-type="float" office:value="-77.845399999999998" table:style-name="ce1">
            <text:p>-77.8454</text:p>
          </table:table-cell>
          <table:table-cell office:value-type="float" office:value="1271.997247" table:style-name="ce1">
            <text:p>1271.997247</text:p>
          </table:table-cell>
          <table:table-cell office:value-type="float" office:value="-77.854950160000001" table:style-name="ce1">
            <text:p>-77.8549501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2.037" table:style-name="ce2">
            <text:p>1.27E+03</text:p>
          </table:table-cell>
          <table:table-cell office:value-type="float" office:value="-77.893000000000001" table:style-name="ce1">
            <text:p>-77.893</text:p>
          </table:table-cell>
          <table:table-cell office:value-type="float" office:value="1272.047247" table:style-name="ce1">
            <text:p>1272.047247</text:p>
          </table:table-cell>
          <table:table-cell office:value-type="float" office:value="-77.902543390000005" table:style-name="ce1">
            <text:p>-77.9025433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2.087" table:style-name="ce2">
            <text:p>1.27E+03</text:p>
          </table:table-cell>
          <table:table-cell office:value-type="float" office:value="-77.940600000000003" table:style-name="ce1">
            <text:p>-77.9406</text:p>
          </table:table-cell>
          <table:table-cell office:value-type="float" office:value="1272.0972469999999" table:style-name="ce1">
            <text:p>1272.097247</text:p>
          </table:table-cell>
          <table:table-cell office:value-type="float" office:value="-77.950054850000001" table:style-name="ce1">
            <text:p>-77.9500548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2.1369999999999" table:style-name="ce2">
            <text:p>1.27E+03</text:p>
          </table:table-cell>
          <table:table-cell office:value-type="float" office:value="-77.988" table:style-name="ce1">
            <text:p>-77.988</text:p>
          </table:table-cell>
          <table:table-cell office:value-type="float" office:value="1272.1472470000001" table:style-name="ce1">
            <text:p>1272.147247</text:p>
          </table:table-cell>
          <table:table-cell office:value-type="float" office:value="-77.997483579999994" table:style-name="ce1">
            <text:p>-77.9974835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2.1869999999999" table:style-name="ce2">
            <text:p>1.27E+03</text:p>
          </table:table-cell>
          <table:table-cell office:value-type="float" office:value="-78.035399999999996" table:style-name="ce1">
            <text:p>-78.0354</text:p>
          </table:table-cell>
          <table:table-cell office:value-type="float" office:value="1272.1972470000001" table:style-name="ce1">
            <text:p>1272.197247</text:p>
          </table:table-cell>
          <table:table-cell office:value-type="float" office:value="-78.044828659999993" table:style-name="ce1">
            <text:p>-78.0448286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2.2370000000001" table:style-name="ce2">
            <text:p>1.27E+03</text:p>
          </table:table-cell>
          <table:table-cell office:value-type="float" office:value="-78.082599999999999" table:style-name="ce1">
            <text:p>-78.0826</text:p>
          </table:table-cell>
          <table:table-cell office:value-type="float" office:value="1272.247247" table:style-name="ce1">
            <text:p>1272.247247</text:p>
          </table:table-cell>
          <table:table-cell office:value-type="float" office:value="-78.092089130000005" table:style-name="ce1">
            <text:p>-78.0920891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2.287" table:style-name="ce2">
            <text:p>1.27E+03</text:p>
          </table:table-cell>
          <table:table-cell office:value-type="float" office:value="-78.129800000000003" table:style-name="ce1">
            <text:p>-78.1298</text:p>
          </table:table-cell>
          <table:table-cell office:value-type="float" office:value="1272.297247" table:style-name="ce1">
            <text:p>1272.297247</text:p>
          </table:table-cell>
          <table:table-cell office:value-type="float" office:value="-78.139264060000002" table:style-name="ce1">
            <text:p>-78.1392640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2.337" table:style-name="ce2">
            <text:p>1.27E+03</text:p>
          </table:table-cell>
          <table:table-cell office:value-type="float" office:value="-78.176900000000003" table:style-name="ce1">
            <text:p>-78.1769</text:p>
          </table:table-cell>
          <table:table-cell office:value-type="float" office:value="1272.3472469999999" table:style-name="ce1">
            <text:p>1272.347247</text:p>
          </table:table-cell>
          <table:table-cell office:value-type="float" office:value="-78.186352499999998" table:style-name="ce1">
            <text:p>-78.186352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2.3869999999999" table:style-name="ce2">
            <text:p>1.27E+03</text:p>
          </table:table-cell>
          <table:table-cell office:value-type="float" office:value="-78.224000000000004" table:style-name="ce1">
            <text:p>-78.224</text:p>
          </table:table-cell>
          <table:table-cell office:value-type="float" office:value="1272.3972470000001" table:style-name="ce1">
            <text:p>1272.397247</text:p>
          </table:table-cell>
          <table:table-cell office:value-type="float" office:value="-78.233353519999994" table:style-name="ce1">
            <text:p>-78.2333535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2.4369999999999" table:style-name="ce2">
            <text:p>1.27E+03</text:p>
          </table:table-cell>
          <table:table-cell office:value-type="float" office:value="-78.270899999999997" table:style-name="ce1">
            <text:p>-78.2709</text:p>
          </table:table-cell>
          <table:table-cell office:value-type="float" office:value="1272.4472470000001" table:style-name="ce1">
            <text:p>1272.447247</text:p>
          </table:table-cell>
          <table:table-cell office:value-type="float" office:value="-78.280266159999996" table:style-name="ce1">
            <text:p>-78.2802661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2.4870000000001" table:style-name="ce2">
            <text:p>1.27E+03</text:p>
          </table:table-cell>
          <table:table-cell office:value-type="float" office:value="-78.317700000000002" table:style-name="ce1">
            <text:p>-78.3177</text:p>
          </table:table-cell>
          <table:table-cell office:value-type="float" office:value="1272.497247" table:style-name="ce1">
            <text:p>1272.497247</text:p>
          </table:table-cell>
          <table:table-cell office:value-type="float" office:value="-78.3270895" table:style-name="ce1">
            <text:p>-78.327089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2.537" table:style-name="ce2">
            <text:p>1.27E+03</text:p>
          </table:table-cell>
          <table:table-cell office:value-type="float" office:value="-78.364500000000007" table:style-name="ce1">
            <text:p>-78.3645</text:p>
          </table:table-cell>
          <table:table-cell office:value-type="float" office:value="1272.547247" table:style-name="ce1">
            <text:p>1272.547247</text:p>
          </table:table-cell>
          <table:table-cell office:value-type="float" office:value="-78.373822599999997" table:style-name="ce1">
            <text:p>-78.373822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2.587" table:style-name="ce2">
            <text:p>1.27E+03</text:p>
          </table:table-cell>
          <table:table-cell office:value-type="float" office:value="-78.411100000000005" table:style-name="ce1">
            <text:p>-78.4111</text:p>
          </table:table-cell>
          <table:table-cell office:value-type="float" office:value="1272.5972469999999" table:style-name="ce1">
            <text:p>1272.597247</text:p>
          </table:table-cell>
          <table:table-cell office:value-type="float" office:value="-78.420464530000004" table:style-name="ce1">
            <text:p>-78.4204645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2.6369999999999" table:style-name="ce2">
            <text:p>1.27E+03</text:p>
          </table:table-cell>
          <table:table-cell office:value-type="float" office:value="-78.457700000000003" table:style-name="ce1">
            <text:p>-78.4577</text:p>
          </table:table-cell>
          <table:table-cell office:value-type="float" office:value="1272.6472470000001" table:style-name="ce1">
            <text:p>1272.647247</text:p>
          </table:table-cell>
          <table:table-cell office:value-type="float" office:value="-78.467014329999998" table:style-name="ce1">
            <text:p>-78.4670143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2.6869999999999" table:style-name="ce2">
            <text:p>1.27E+03</text:p>
          </table:table-cell>
          <table:table-cell office:value-type="float" office:value="-78.504199999999997" table:style-name="ce1">
            <text:p>-78.5042</text:p>
          </table:table-cell>
          <table:table-cell office:value-type="float" office:value="1272.6972470000001" table:style-name="ce1">
            <text:p>1272.697247</text:p>
          </table:table-cell>
          <table:table-cell office:value-type="float" office:value="-78.513471100000004" table:style-name="ce1">
            <text:p>-78.513471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2.7370000000001" table:style-name="ce2">
            <text:p>1.27E+03</text:p>
          </table:table-cell>
          <table:table-cell office:value-type="float" office:value="-78.550600000000003" table:style-name="ce1">
            <text:p>-78.5506</text:p>
          </table:table-cell>
          <table:table-cell office:value-type="float" office:value="1272.747247" table:style-name="ce1">
            <text:p>1272.747247</text:p>
          </table:table-cell>
          <table:table-cell office:value-type="float" office:value="-78.559833889999993" table:style-name="ce1">
            <text:p>-78.5598338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2.787" table:style-name="ce2">
            <text:p>1.27E+03</text:p>
          </table:table-cell>
          <table:table-cell office:value-type="float" office:value="-78.596900000000005" table:style-name="ce1">
            <text:p>-78.5969</text:p>
          </table:table-cell>
          <table:table-cell office:value-type="float" office:value="1272.797247" table:style-name="ce1">
            <text:p>1272.797247</text:p>
          </table:table-cell>
          <table:table-cell office:value-type="float" office:value="-78.606101780000003" table:style-name="ce1">
            <text:p>-78.60610178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2.837" table:style-name="ce2">
            <text:p>1.27E+03</text:p>
          </table:table-cell>
          <table:table-cell office:value-type="float" office:value="-78.643000000000001" table:style-name="ce1">
            <text:p>-78.643</text:p>
          </table:table-cell>
          <table:table-cell office:value-type="float" office:value="1272.8472469999999" table:style-name="ce1">
            <text:p>1272.847247</text:p>
          </table:table-cell>
          <table:table-cell office:value-type="float" office:value="-78.652273829999999" table:style-name="ce1">
            <text:p>-78.6522738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2.8869999999999" table:style-name="ce2">
            <text:p>1.27E+03</text:p>
          </table:table-cell>
          <table:table-cell office:value-type="float" office:value="-78.689099999999996" table:style-name="ce1">
            <text:p>-78.6891</text:p>
          </table:table-cell>
          <table:table-cell office:value-type="float" office:value="1272.8972470000001" table:style-name="ce1">
            <text:p>1272.897247</text:p>
          </table:table-cell>
          <table:table-cell office:value-type="float" office:value="-78.698349129999997" table:style-name="ce1">
            <text:p>-78.6983491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2.9369999999999" table:style-name="ce2">
            <text:p>1.27E+03</text:p>
          </table:table-cell>
          <table:table-cell office:value-type="float" office:value="-78.735100000000003" table:style-name="ce1">
            <text:p>-78.7351</text:p>
          </table:table-cell>
          <table:table-cell office:value-type="float" office:value="1272.9472470000001" table:style-name="ce1">
            <text:p>1272.947247</text:p>
          </table:table-cell>
          <table:table-cell office:value-type="float" office:value="-78.744326760000007" table:style-name="ce1">
            <text:p>-78.7443267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2.9870000000001" table:style-name="ce2">
            <text:p>1.27E+03</text:p>
          </table:table-cell>
          <table:table-cell office:value-type="float" office:value="-78.781000000000006" table:style-name="ce1">
            <text:p>-78.781</text:p>
          </table:table-cell>
          <table:table-cell office:value-type="float" office:value="1272.997247" table:style-name="ce1">
            <text:p>1272.997247</text:p>
          </table:table-cell>
          <table:table-cell office:value-type="float" office:value="-78.790205790000002" table:style-name="ce1">
            <text:p>-78.79020579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3.037" table:style-name="ce2">
            <text:p>1.27E+03</text:p>
          </table:table-cell>
          <table:table-cell office:value-type="float" office:value="-78.826800000000006" table:style-name="ce1">
            <text:p>-78.8268</text:p>
          </table:table-cell>
          <table:table-cell office:value-type="float" office:value="1273.047247" table:style-name="ce1">
            <text:p>1273.047247</text:p>
          </table:table-cell>
          <table:table-cell office:value-type="float" office:value="-78.835985309999998" table:style-name="ce1">
            <text:p>-78.83598531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3.087" table:style-name="ce2">
            <text:p>1.27E+03</text:p>
          </table:table-cell>
          <table:table-cell office:value-type="float" office:value="-78.872500000000002" table:style-name="ce1">
            <text:p>-78.8725</text:p>
          </table:table-cell>
          <table:table-cell office:value-type="float" office:value="1273.0972469999999" table:style-name="ce1">
            <text:p>1273.097247</text:p>
          </table:table-cell>
          <table:table-cell office:value-type="float" office:value="-78.881664400000005" table:style-name="ce1">
            <text:p>-78.8816644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3.1369999999999" table:style-name="ce2">
            <text:p>1.27E+03</text:p>
          </table:table-cell>
          <table:table-cell office:value-type="float" office:value="-78.918099999999995" table:style-name="ce1">
            <text:p>-78.9181</text:p>
          </table:table-cell>
          <table:table-cell office:value-type="float" office:value="1273.1472470000001" table:style-name="ce1">
            <text:p>1273.147247</text:p>
          </table:table-cell>
          <table:table-cell office:value-type="float" office:value="-78.927242149999998" table:style-name="ce1">
            <text:p>-78.9272421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3.1869999999999" table:style-name="ce2">
            <text:p>1.27E+03</text:p>
          </table:table-cell>
          <table:table-cell office:value-type="float" office:value="-78.9636" table:style-name="ce1">
            <text:p>-78.9636</text:p>
          </table:table-cell>
          <table:table-cell office:value-type="float" office:value="1273.1972470000001" table:style-name="ce1">
            <text:p>1273.197247</text:p>
          </table:table-cell>
          <table:table-cell office:value-type="float" office:value="-78.972717660000001" table:style-name="ce1">
            <text:p>-78.97271766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3.2370000000001" table:style-name="ce2">
            <text:p>1.27E+03</text:p>
          </table:table-cell>
          <table:table-cell office:value-type="float" office:value="-79.009" table:style-name="ce1">
            <text:p>-79.009</text:p>
          </table:table-cell>
          <table:table-cell office:value-type="float" office:value="1273.247247" table:style-name="ce1">
            <text:p>1273.247247</text:p>
          </table:table-cell>
          <table:table-cell office:value-type="float" office:value="-79.018090020000002" table:style-name="ce1">
            <text:p>-79.0180900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3.287" table:style-name="ce2">
            <text:p>1.27E+03</text:p>
          </table:table-cell>
          <table:table-cell office:value-type="float" office:value="-79.054299999999998" table:style-name="ce1">
            <text:p>-79.0543</text:p>
          </table:table-cell>
          <table:table-cell office:value-type="float" office:value="1273.297247" table:style-name="ce1">
            <text:p>1273.297247</text:p>
          </table:table-cell>
          <table:table-cell office:value-type="float" office:value="-79.06335833" table:style-name="ce1">
            <text:p>-79.06335833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3.337" table:style-name="ce2">
            <text:p>1.27E+03</text:p>
          </table:table-cell>
          <table:table-cell office:value-type="float" office:value="-79.099500000000006" table:style-name="ce1">
            <text:p>-79.0995</text:p>
          </table:table-cell>
          <table:table-cell office:value-type="float" office:value="1273.3472469999999" table:style-name="ce1">
            <text:p>1273.347247</text:p>
          </table:table-cell>
          <table:table-cell office:value-type="float" office:value="-79.108521699999997" table:style-name="ce1">
            <text:p>-79.1085217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3.3869999999999" table:style-name="ce2">
            <text:p>1.27E+03</text:p>
          </table:table-cell>
          <table:table-cell office:value-type="float" office:value="-79.144599999999997" table:style-name="ce1">
            <text:p>-79.1446</text:p>
          </table:table-cell>
          <table:table-cell office:value-type="float" office:value="1273.3972470000001" table:style-name="ce1">
            <text:p>1273.397247</text:p>
          </table:table-cell>
          <table:table-cell office:value-type="float" office:value="-79.153579219999997" table:style-name="ce1">
            <text:p>-79.15357922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78.742" table:style-name="ce2">
            <text:p>1.28E+03</text:p>
          </table:table-cell>
          <table:table-cell office:value-type="float" office:value="-83.315100000000001" table:style-name="ce1">
            <text:p>-83.3151</text:p>
          </table:table-cell>
          <table:table-cell office:value-type="float" office:value="1280.5202099999999" table:style-name="ce1">
            <text:p>1280.52021</text:p>
          </table:table-cell>
          <table:table-cell office:value-type="float" office:value="-84.308540550000004" table:style-name="ce1">
            <text:p>-84.30854055</text:p>
          </table:table-cell>
          <table:table-cell table:number-columns-repeated="6" table:style-name="ce1"/>
          <table:table-cell table:style-name="ce2"/>
          <table:table-cell table:number-columns-repeated="5" table:style-name="ce1"/>
          <table:table-cell table:style-name="ce2"/>
          <table:table-cell table:number-columns-repeated="9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87.7439999999999" table:style-name="ce2">
            <text:p>1.29E+03</text:p>
          </table:table-cell>
          <table:table-cell office:value-type="float" office:value="-86.551500000000004" table:style-name="ce1">
            <text:p>-86.5515</text:p>
          </table:table-cell>
          <table:table-cell office:value-type="float" office:value="1289.7440529999999" table:style-name="ce1">
            <text:p>1289.744053</text:p>
          </table:table-cell>
          <table:table-cell office:value-type="float" office:value="-86.827406569999994" table:style-name="ce1">
            <text:p>-86.82740657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297.7439999999999" table:style-name="ce2">
            <text:p>1.30E+03</text:p>
          </table:table-cell>
          <table:table-cell office:value-type="float" office:value="-87.304500000000004" table:style-name="ce1">
            <text:p>-87.3045</text:p>
          </table:table-cell>
          <table:table-cell office:value-type="float" office:value="1299.7440529999999" table:style-name="ce1">
            <text:p>1299.744053</text:p>
          </table:table-cell>
          <table:table-cell office:value-type="float" office:value="-87.348561369999999" table:style-name="ce1">
            <text:p>-87.34856137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307.7439999999999" table:style-name="ce2">
            <text:p>1.31E+03</text:p>
          </table:table-cell>
          <table:table-cell office:value-type="float" office:value="-87.433000000000007" table:style-name="ce1">
            <text:p>-87.433</text:p>
          </table:table-cell>
          <table:table-cell office:value-type="float" office:value="1309.7440529999999" table:style-name="ce1">
            <text:p>1309.744053</text:p>
          </table:table-cell>
          <table:table-cell office:value-type="float" office:value="-87.443656860000004" table:style-name="ce1">
            <text:p>-87.44365686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317.7439999999999" table:style-name="ce2">
            <text:p>1.32E+03</text:p>
          </table:table-cell>
          <table:table-cell office:value-type="float" office:value="-87.473299999999995" table:style-name="ce1">
            <text:p>-87.4733</text:p>
          </table:table-cell>
          <table:table-cell office:value-type="float" office:value="1319.7440529999999" table:style-name="ce1">
            <text:p>1319.744053</text:p>
          </table:table-cell>
          <table:table-cell office:value-type="float" office:value="-87.479140860000001" table:style-name="ce1">
            <text:p>-87.47914086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327.7439999999999" table:style-name="ce2">
            <text:p>1.33E+03</text:p>
          </table:table-cell>
          <table:table-cell office:value-type="float" office:value="-87.500399999999999" table:style-name="ce1">
            <text:p>-87.5004</text:p>
          </table:table-cell>
          <table:table-cell office:value-type="float" office:value="1329.7440529999999" table:style-name="ce1">
            <text:p>1329.744053</text:p>
          </table:table-cell>
          <table:table-cell office:value-type="float" office:value="-87.505451170000001" table:style-name="ce1">
            <text:p>-87.50545117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337.7439999999999" table:style-name="ce2">
            <text:p>1.34E+03</text:p>
          </table:table-cell>
          <table:table-cell office:value-type="float" office:value="-87.524699999999996" table:style-name="ce1">
            <text:p>-87.5247</text:p>
          </table:table-cell>
          <table:table-cell office:value-type="float" office:value="1339.7440529999999" table:style-name="ce1">
            <text:p>1339.744053</text:p>
          </table:table-cell>
          <table:table-cell office:value-type="float" office:value="-87.529396660000003" table:style-name="ce1">
            <text:p>-87.52939666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347.7439999999999" table:style-name="ce2">
            <text:p>1.35E+03</text:p>
          </table:table-cell>
          <table:table-cell office:value-type="float" office:value="-87.547499999999999" table:style-name="ce1">
            <text:p>-87.5475</text:p>
          </table:table-cell>
          <table:table-cell office:value-type="float" office:value="1349.7440529999999" table:style-name="ce1">
            <text:p>1349.744053</text:p>
          </table:table-cell>
          <table:table-cell office:value-type="float" office:value="-87.551955980000002" table:style-name="ce1">
            <text:p>-87.55195598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357.7439999999999" table:style-name="ce2">
            <text:p>1.36E+03</text:p>
          </table:table-cell>
          <table:table-cell office:value-type="float" office:value="-87.569100000000006" table:style-name="ce1">
            <text:p>-87.5691</text:p>
          </table:table-cell>
          <table:table-cell office:value-type="float" office:value="1359.7440529999999" table:style-name="ce1">
            <text:p>1359.744053</text:p>
          </table:table-cell>
          <table:table-cell office:value-type="float" office:value="-87.573317059999994" table:style-name="ce1">
            <text:p>-87.57331706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367.7439999999999" table:style-name="ce2">
            <text:p>1.37E+03</text:p>
          </table:table-cell>
          <table:table-cell office:value-type="float" office:value="-87.589600000000004" table:style-name="ce1">
            <text:p>-87.5896</text:p>
          </table:table-cell>
          <table:table-cell office:value-type="float" office:value="1369.7440529999999" table:style-name="ce1">
            <text:p>1369.744053</text:p>
          </table:table-cell>
          <table:table-cell office:value-type="float" office:value="-87.593555440000003" table:style-name="ce1">
            <text:p>-87.59355544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377.7439999999999" table:style-name="ce2">
            <text:p>1.38E+03</text:p>
          </table:table-cell>
          <table:table-cell office:value-type="float" office:value="-87.608999999999995" table:style-name="ce1">
            <text:p>-87.609</text:p>
          </table:table-cell>
          <table:table-cell office:value-type="float" office:value="1379.7440529999999" table:style-name="ce1">
            <text:p>1379.744053</text:p>
          </table:table-cell>
          <table:table-cell office:value-type="float" office:value="-87.612728000000004" table:style-name="ce1">
            <text:p>-87.612728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387.7439999999999" table:style-name="ce2">
            <text:p>1.39E+03</text:p>
          </table:table-cell>
          <table:table-cell office:value-type="float" office:value="-87.627300000000005" table:style-name="ce1">
            <text:p>-87.6273</text:p>
          </table:table-cell>
          <table:table-cell office:value-type="float" office:value="1389.7440529999999" table:style-name="ce1">
            <text:p>1389.744053</text:p>
          </table:table-cell>
          <table:table-cell office:value-type="float" office:value="-87.630886880000006" table:style-name="ce1">
            <text:p>-87.63088688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397.7439999999999" table:style-name="ce2">
            <text:p>1.40E+03</text:p>
          </table:table-cell>
          <table:table-cell office:value-type="float" office:value="-87.6447" table:style-name="ce1">
            <text:p>-87.6447</text:p>
          </table:table-cell>
          <table:table-cell office:value-type="float" office:value="1399.7440529999999" table:style-name="ce1">
            <text:p>1399.744053</text:p>
          </table:table-cell>
          <table:table-cell office:value-type="float" office:value="-87.648082090000003" table:style-name="ce1">
            <text:p>-87.64808209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407.7439999999999" table:style-name="ce2">
            <text:p>1.41E+03</text:p>
          </table:table-cell>
          <table:table-cell office:value-type="float" office:value="-87.661199999999994" table:style-name="ce1">
            <text:p>-87.6612</text:p>
          </table:table-cell>
          <table:table-cell office:value-type="float" office:value="1409.7440529999999" table:style-name="ce1">
            <text:p>1409.744053</text:p>
          </table:table-cell>
          <table:table-cell office:value-type="float" office:value="-87.664362069999996" table:style-name="ce1">
            <text:p>-87.66436207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417.7439999999999" table:style-name="ce2">
            <text:p>1.42E+03</text:p>
          </table:table-cell>
          <table:table-cell office:value-type="float" office:value="-87.6768" table:style-name="ce1">
            <text:p>-87.6768</text:p>
          </table:table-cell>
          <table:table-cell office:value-type="float" office:value="1419.7440529999999" table:style-name="ce1">
            <text:p>1419.744053</text:p>
          </table:table-cell>
          <table:table-cell office:value-type="float" office:value="-87.679773839999996" table:style-name="ce1">
            <text:p>-87.67977384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16351"/>
        </table:table-row>
        <table:table-row table:style-name="ro1">
          <table:table-cell office:value-type="float" office:value="1427.7439999999999" table:style-name="ce2">
            <text:p>1.43E+03</text:p>
          </table:table-cell>
          <table:table-cell office:value-type="float" office:value="-87.691500000000005" table:style-name="ce1">
            <text:p>-87.6915</text:p>
          </table:table-cell>
          <table:table-cell office:value-type="float" office:value="1429.7440529999999" table:style-name="ce1">
            <text:p>1429.744053</text:p>
          </table:table-cell>
          <table:table-cell office:value-type="float" office:value="-87.694362990000002" table:style-name="ce1">
            <text:p>-87.69436299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437.7439999999999" table:style-name="ce2">
            <text:p>1.44E+03</text:p>
          </table:table-cell>
          <table:table-cell office:value-type="float" office:value="-87.705500000000001" table:style-name="ce1">
            <text:p>-87.7055</text:p>
          </table:table-cell>
          <table:table-cell office:value-type="float" office:value="1439.7440529999999" table:style-name="ce1">
            <text:p>1439.744053</text:p>
          </table:table-cell>
          <table:table-cell office:value-type="float" office:value="-87.70817357" table:style-name="ce1">
            <text:p>-87.70817357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447.7439999999999" table:style-name="ce2">
            <text:p>1.45E+03</text:p>
          </table:table-cell>
          <table:table-cell office:value-type="float" office:value="-87.718699999999998" table:style-name="ce1">
            <text:p>-87.7187</text:p>
          </table:table-cell>
          <table:table-cell office:value-type="float" office:value="1449.7440529999999" table:style-name="ce1">
            <text:p>1449.744053</text:p>
          </table:table-cell>
          <table:table-cell office:value-type="float" office:value="-87.721247959999999" table:style-name="ce1">
            <text:p>-87.72124796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457.7439999999999" table:style-name="ce2">
            <text:p>1.46E+03</text:p>
          </table:table-cell>
          <table:table-cell office:value-type="float" office:value="-87.731200000000001" table:style-name="ce1">
            <text:p>-87.7312</text:p>
          </table:table-cell>
          <table:table-cell office:value-type="float" office:value="1459.7440529999999" table:style-name="ce1">
            <text:p>1459.744053</text:p>
          </table:table-cell>
          <table:table-cell office:value-type="float" office:value="-87.733626830000006" table:style-name="ce1">
            <text:p>-87.73362683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467.7439999999999" table:style-name="ce2">
            <text:p>1.47E+03</text:p>
          </table:table-cell>
          <table:table-cell office:value-type="float" office:value="-87.743099999999998" table:style-name="ce1">
            <text:p>-87.7431</text:p>
          </table:table-cell>
          <table:table-cell office:value-type="float" office:value="1469.7440529999999" table:style-name="ce1">
            <text:p>1469.744053</text:p>
          </table:table-cell>
          <table:table-cell office:value-type="float" office:value="-87.745349009999998" table:style-name="ce1">
            <text:p>-87.74534901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477.7439999999999" table:style-name="ce2">
            <text:p>1.48E+03</text:p>
          </table:table-cell>
          <table:table-cell office:value-type="float" office:value="-87.754300000000001" table:style-name="ce1">
            <text:p>-87.7543</text:p>
          </table:table-cell>
          <table:table-cell office:value-type="float" office:value="1479.7440529999999" table:style-name="ce1">
            <text:p>1479.744053</text:p>
          </table:table-cell>
          <table:table-cell office:value-type="float" office:value="-87.756451470000002" table:style-name="ce1">
            <text:p>-87.75645147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487.7439999999999" table:style-name="ce2">
            <text:p>1.49E+03</text:p>
          </table:table-cell>
          <table:table-cell office:value-type="float" office:value="-87.764899999999997" table:style-name="ce1">
            <text:p>-87.7649</text:p>
          </table:table-cell>
          <table:table-cell office:value-type="float" office:value="1489.7440529999999" table:style-name="ce1">
            <text:p>1489.744053</text:p>
          </table:table-cell>
          <table:table-cell office:value-type="float" office:value="-87.766969349999997" table:style-name="ce1">
            <text:p>-87.76696935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497.7439999999999" table:style-name="ce2">
            <text:p>1.50E+03</text:p>
          </table:table-cell>
          <table:table-cell office:value-type="float" office:value="-87.775000000000006" table:style-name="ce1">
            <text:p>-87.775</text:p>
          </table:table-cell>
          <table:table-cell office:value-type="float" office:value="1499.7440529999999" table:style-name="ce1">
            <text:p>1499.744053</text:p>
          </table:table-cell>
          <table:table-cell office:value-type="float" office:value="-87.776935899999998" table:style-name="ce1">
            <text:p>-87.7769359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507.7439999999999" table:style-name="ce2">
            <text:p>1.51E+03</text:p>
          </table:table-cell>
          <table:table-cell office:value-type="float" office:value="-87.784499999999994" table:style-name="ce1">
            <text:p>-87.7845</text:p>
          </table:table-cell>
          <table:table-cell office:value-type="float" office:value="1509.7440529999999" table:style-name="ce1">
            <text:p>1509.744053</text:p>
          </table:table-cell>
          <table:table-cell office:value-type="float" office:value="-87.786382590000002" table:style-name="ce1">
            <text:p>-87.78638259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517.7439999999999" table:style-name="ce2">
            <text:p>1.52E+03</text:p>
          </table:table-cell>
          <table:table-cell office:value-type="float" office:value="-87.793599999999998" table:style-name="ce1">
            <text:p>-87.7936</text:p>
          </table:table-cell>
          <table:table-cell office:value-type="float" office:value="1519.7440529999999" table:style-name="ce1">
            <text:p>1519.744053</text:p>
          </table:table-cell>
          <table:table-cell office:value-type="float" office:value="-87.795339119999994" table:style-name="ce1">
            <text:p>-87.79533912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527.7439999999999" table:style-name="ce2">
            <text:p>1.53E+03</text:p>
          </table:table-cell>
          <table:table-cell office:value-type="float" office:value="-87.802199999999999" table:style-name="ce1">
            <text:p>-87.8022</text:p>
          </table:table-cell>
          <table:table-cell office:value-type="float" office:value="1529.7440529999999" table:style-name="ce1">
            <text:p>1529.744053</text:p>
          </table:table-cell>
          <table:table-cell office:value-type="float" office:value="-87.803833470000001" table:style-name="ce1">
            <text:p>-87.80383347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537.7439999999999" table:style-name="ce2">
            <text:p>1.54E+03</text:p>
          </table:table-cell>
          <table:table-cell office:value-type="float" office:value="-87.810299999999998" table:style-name="ce1">
            <text:p>-87.8103</text:p>
          </table:table-cell>
          <table:table-cell office:value-type="float" office:value="1539.7440529999999" table:style-name="ce1">
            <text:p>1539.744053</text:p>
          </table:table-cell>
          <table:table-cell office:value-type="float" office:value="-87.811892" table:style-name="ce1">
            <text:p>-87.811892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547.7439999999999" table:style-name="ce2">
            <text:p>1.55E+03</text:p>
          </table:table-cell>
          <table:table-cell office:value-type="float" office:value="-87.817999999999998" table:style-name="ce1">
            <text:p>-87.818</text:p>
          </table:table-cell>
          <table:table-cell office:value-type="float" office:value="1549.7440529999999" table:style-name="ce1">
            <text:p>1549.744053</text:p>
          </table:table-cell>
          <table:table-cell office:value-type="float" office:value="-87.819539520000006" table:style-name="ce1">
            <text:p>-87.81953952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557.7439999999999" table:style-name="ce2">
            <text:p>1.56E+03</text:p>
          </table:table-cell>
          <table:table-cell office:value-type="float" office:value="-87.825400000000002" table:style-name="ce1">
            <text:p>-87.8254</text:p>
          </table:table-cell>
          <table:table-cell office:value-type="float" office:value="1559.7440529999999" table:style-name="ce1">
            <text:p>1559.744053</text:p>
          </table:table-cell>
          <table:table-cell office:value-type="float" office:value="-87.826799339999994" table:style-name="ce1">
            <text:p>-87.82679934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567.7439999999999" table:style-name="ce2">
            <text:p>1.57E+03</text:p>
          </table:table-cell>
          <table:table-cell office:value-type="float" office:value="-87.832300000000004" table:style-name="ce1">
            <text:p>-87.8323</text:p>
          </table:table-cell>
          <table:table-cell office:value-type="float" office:value="1569.7440529999999" table:style-name="ce1">
            <text:p>1569.744053</text:p>
          </table:table-cell>
          <table:table-cell office:value-type="float" office:value="-87.83369338" table:style-name="ce1">
            <text:p>-87.83369338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577.7439999999999" table:style-name="ce2">
            <text:p>1.58E+03</text:p>
          </table:table-cell>
          <table:table-cell office:value-type="float" office:value="-87.838999999999999" table:style-name="ce1">
            <text:p>-87.839</text:p>
          </table:table-cell>
          <table:table-cell office:value-type="float" office:value="1579.7440529999999" table:style-name="ce1">
            <text:p>1579.744053</text:p>
          </table:table-cell>
          <table:table-cell office:value-type="float" office:value="-87.840242230000001" table:style-name="ce1">
            <text:p>-87.84024223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587.7439999999999" table:style-name="ce2">
            <text:p>1.59E+03</text:p>
          </table:table-cell>
          <table:table-cell office:value-type="float" office:value="-87.845200000000006" table:style-name="ce1">
            <text:p>-87.8452</text:p>
          </table:table-cell>
          <table:table-cell office:value-type="float" office:value="1589.7440529999999" table:style-name="ce1">
            <text:p>1589.744053</text:p>
          </table:table-cell>
          <table:table-cell office:value-type="float" office:value="-87.846465230000007" table:style-name="ce1">
            <text:p>-87.84646523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597.7439999999999" table:style-name="ce2">
            <text:p>1.60E+03</text:p>
          </table:table-cell>
          <table:table-cell office:value-type="float" office:value="-87.851200000000006" table:style-name="ce1">
            <text:p>-87.8512</text:p>
          </table:table-cell>
          <table:table-cell office:value-type="float" office:value="1599.7440529999999" table:style-name="ce1">
            <text:p>1599.744053</text:p>
          </table:table-cell>
          <table:table-cell office:value-type="float" office:value="-87.852380550000007" table:style-name="ce1">
            <text:p>-87.85238055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607.7439999999999" table:style-name="ce2">
            <text:p>1.61E+03</text:p>
          </table:table-cell>
          <table:table-cell office:value-type="float" office:value="-87.856899999999996" table:style-name="ce1">
            <text:p>-87.8569</text:p>
          </table:table-cell>
          <table:table-cell office:value-type="float" office:value="1609.7440529999999" table:style-name="ce1">
            <text:p>1609.744053</text:p>
          </table:table-cell>
          <table:table-cell office:value-type="float" office:value="-87.858005230000003" table:style-name="ce1">
            <text:p>-87.85800523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617.7439999999999" table:style-name="ce2">
            <text:p>1.62E+03</text:p>
          </table:table-cell>
          <table:table-cell office:value-type="float" office:value="-87.862300000000005" table:style-name="ce1">
            <text:p>-87.8623</text:p>
          </table:table-cell>
          <table:table-cell office:value-type="float" office:value="1619.7440529999999" table:style-name="ce1">
            <text:p>1619.744053</text:p>
          </table:table-cell>
          <table:table-cell office:value-type="float" office:value="-87.863355319999997" table:style-name="ce1">
            <text:p>-87.86335532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627.7439999999999" table:style-name="ce2">
            <text:p>1.63E+03</text:p>
          </table:table-cell>
          <table:table-cell office:value-type="float" office:value="-87.867400000000004" table:style-name="ce1">
            <text:p>-87.8674</text:p>
          </table:table-cell>
          <table:table-cell office:value-type="float" office:value="1629.7440529999999" table:style-name="ce1">
            <text:p>1629.744053</text:p>
          </table:table-cell>
          <table:table-cell office:value-type="float" office:value="-87.868445840000007" table:style-name="ce1">
            <text:p>-87.86844584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637.7439999999999" table:style-name="ce2">
            <text:p>1.64E+03</text:p>
          </table:table-cell>
          <table:table-cell office:value-type="float" office:value="-87.872299999999996" table:style-name="ce1">
            <text:p>-87.8723</text:p>
          </table:table-cell>
          <table:table-cell office:value-type="float" office:value="1639.7440529999999" table:style-name="ce1">
            <text:p>1639.744053</text:p>
          </table:table-cell>
          <table:table-cell office:value-type="float" office:value="-87.873290940000004" table:style-name="ce1">
            <text:p>-87.87329094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647.7439999999999" table:style-name="ce2">
            <text:p>1.65E+03</text:p>
          </table:table-cell>
          <table:table-cell office:value-type="float" office:value="-87.876999999999995" table:style-name="ce1">
            <text:p>-87.877</text:p>
          </table:table-cell>
          <table:table-cell office:value-type="float" office:value="1649.7440529999999" table:style-name="ce1">
            <text:p>1649.744053</text:p>
          </table:table-cell>
          <table:table-cell office:value-type="float" office:value="-87.877903889999999" table:style-name="ce1">
            <text:p>-87.87790389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657.7439999999999" table:style-name="ce2">
            <text:p>1.66E+03</text:p>
          </table:table-cell>
          <table:table-cell office:value-type="float" office:value="-87.881399999999999" table:style-name="ce1">
            <text:p>-87.8814</text:p>
          </table:table-cell>
          <table:table-cell office:value-type="float" office:value="1659.7440529999999" table:style-name="ce1">
            <text:p>1659.744053</text:p>
          </table:table-cell>
          <table:table-cell office:value-type="float" office:value="-87.882297170000001" table:style-name="ce1">
            <text:p>-87.88229717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667.7439999999999" table:style-name="ce2">
            <text:p>1.67E+03</text:p>
          </table:table-cell>
          <table:table-cell office:value-type="float" office:value="-87.8857" table:style-name="ce1">
            <text:p>-87.8857</text:p>
          </table:table-cell>
          <table:table-cell office:value-type="float" office:value="1669.7440529999999" table:style-name="ce1">
            <text:p>1669.744053</text:p>
          </table:table-cell>
          <table:table-cell office:value-type="float" office:value="-87.886482509999993" table:style-name="ce1">
            <text:p>-87.88648251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677.7439999999999" table:style-name="ce2">
            <text:p>1.68E+03</text:p>
          </table:table-cell>
          <table:table-cell office:value-type="float" office:value="-87.889700000000005" table:style-name="ce1">
            <text:p>-87.8897</text:p>
          </table:table-cell>
          <table:table-cell office:value-type="float" office:value="1679.7440529999999" table:style-name="ce1">
            <text:p>1679.744053</text:p>
          </table:table-cell>
          <table:table-cell office:value-type="float" office:value="-87.89047094" table:style-name="ce1">
            <text:p>-87.89047094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687.7439999999999" table:style-name="ce2">
            <text:p>1.69E+03</text:p>
          </table:table-cell>
          <table:table-cell office:value-type="float" office:value="-87.893500000000003" table:style-name="ce1">
            <text:p>-87.8935</text:p>
          </table:table-cell>
          <table:table-cell office:value-type="float" office:value="1689.7440529999999" table:style-name="ce1">
            <text:p>1689.744053</text:p>
          </table:table-cell>
          <table:table-cell office:value-type="float" office:value="-87.894272819999998" table:style-name="ce1">
            <text:p>-87.89427282</text:p>
          </table:table-cell>
          <table:table-cell table:number-columns-repeated="6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9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697.7439999999999" table:style-name="ce2">
            <text:p>1.70E+03</text:p>
          </table:table-cell>
          <table:table-cell office:value-type="float" office:value="-87.897199999999998" table:style-name="ce1">
            <text:p>-87.8972</text:p>
          </table:table-cell>
          <table:table-cell office:value-type="float" office:value="1699.7440529999999" table:style-name="ce1">
            <text:p>1699.744053</text:p>
          </table:table-cell>
          <table:table-cell office:value-type="float" office:value="-87.897897900000004" table:style-name="ce1">
            <text:p>-87.8978979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5" table:style-name="ce1"/>
          <table:table-cell table:style-name="ce2"/>
          <table:table-cell table:number-columns-repeated="3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707.7439999999999" table:style-name="ce2">
            <text:p>1.71E+03</text:p>
          </table:table-cell>
          <table:table-cell office:value-type="float" office:value="-87.900700000000001" table:style-name="ce1">
            <text:p>-87.9007</text:p>
          </table:table-cell>
          <table:table-cell office:value-type="float" office:value="1709.7440529999999" table:style-name="ce1">
            <text:p>1709.744053</text:p>
          </table:table-cell>
          <table:table-cell office:value-type="float" office:value="-87.901355370000005" table:style-name="ce1">
            <text:p>-87.9013553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717.7439999999999" table:style-name="ce2">
            <text:p>1.72E+03</text:p>
          </table:table-cell>
          <table:table-cell office:value-type="float" office:value="-87.903999999999996" table:style-name="ce1">
            <text:p>-87.904</text:p>
          </table:table-cell>
          <table:table-cell office:value-type="float" office:value="1719.7440529999999" table:style-name="ce1">
            <text:p>1719.744053</text:p>
          </table:table-cell>
          <table:table-cell office:value-type="float" office:value="-87.904653870000004" table:style-name="ce1">
            <text:p>-87.9046538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3"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727.7439999999999" table:style-name="ce2">
            <text:p>1.73E+03</text:p>
          </table:table-cell>
          <table:table-cell office:value-type="float" office:value="-87.907200000000003" table:style-name="ce1">
            <text:p>-87.9072</text:p>
          </table:table-cell>
          <table:table-cell office:value-type="float" office:value="1729.7440529999999" table:style-name="ce1">
            <text:p>1729.744053</text:p>
          </table:table-cell>
          <table:table-cell office:value-type="float" office:value="-87.907801520000007" table:style-name="ce1">
            <text:p>-87.90780152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737.7439999999999" table:style-name="ce2">
            <text:p>1.74E+03</text:p>
          </table:table-cell>
          <table:table-cell office:value-type="float" office:value="-87.910200000000003" table:style-name="ce1">
            <text:p>-87.9102</text:p>
          </table:table-cell>
          <table:table-cell office:value-type="float" office:value="1739.7440529999999" table:style-name="ce1">
            <text:p>1739.744053</text:p>
          </table:table-cell>
          <table:table-cell office:value-type="float" office:value="-87.910805980000006" table:style-name="ce1">
            <text:p>-87.9108059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747.7439999999999" table:style-name="ce2">
            <text:p>1.75E+03</text:p>
          </table:table-cell>
          <table:table-cell office:value-type="float" office:value="-87.9131" table:style-name="ce1">
            <text:p>-87.9131</text:p>
          </table:table-cell>
          <table:table-cell office:value-type="float" office:value="1749.7440529999999" table:style-name="ce1">
            <text:p>1749.744053</text:p>
          </table:table-cell>
          <table:table-cell office:value-type="float" office:value="-87.913674490000005" table:style-name="ce1">
            <text:p>-87.91367449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757.7439999999999" table:style-name="ce2">
            <text:p>1.76E+03</text:p>
          </table:table-cell>
          <table:table-cell office:value-type="float" office:value="-87.915899999999993" table:style-name="ce1">
            <text:p>-87.9159</text:p>
          </table:table-cell>
          <table:table-cell office:value-type="float" office:value="1759.7440529999999" table:style-name="ce1">
            <text:p>1759.744053</text:p>
          </table:table-cell>
          <table:table-cell office:value-type="float" office:value="-87.916413829999996" table:style-name="ce1">
            <text:p>-87.91641383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767.7439999999999" table:style-name="ce2">
            <text:p>1.77E+03</text:p>
          </table:table-cell>
          <table:table-cell office:value-type="float" office:value="-87.918499999999995" table:style-name="ce1">
            <text:p>-87.9185</text:p>
          </table:table-cell>
          <table:table-cell office:value-type="float" office:value="1769.7440529999999" table:style-name="ce1">
            <text:p>1769.744053</text:p>
          </table:table-cell>
          <table:table-cell office:value-type="float" office:value="-87.919030430000007" table:style-name="ce1">
            <text:p>-87.91903043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777.7439999999999" table:style-name="ce2">
            <text:p>1.78E+03</text:p>
          </table:table-cell>
          <table:table-cell office:value-type="float" office:value="-87.921000000000006" table:style-name="ce1">
            <text:p>-87.921</text:p>
          </table:table-cell>
          <table:table-cell office:value-type="float" office:value="1779.7440529999999" table:style-name="ce1">
            <text:p>1779.744053</text:p>
          </table:table-cell>
          <table:table-cell office:value-type="float" office:value="-87.921530340000004" table:style-name="ce1">
            <text:p>-87.92153034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787.7439999999999" table:style-name="ce2">
            <text:p>1.79E+03</text:p>
          </table:table-cell>
          <table:table-cell office:value-type="float" office:value="-87.923500000000004" table:style-name="ce1">
            <text:p>-87.9235</text:p>
          </table:table-cell>
          <table:table-cell office:value-type="float" office:value="1789.7440529999999" table:style-name="ce1">
            <text:p>1789.744053</text:p>
          </table:table-cell>
          <table:table-cell office:value-type="float" office:value="-87.923919269999999" table:style-name="ce1">
            <text:p>-87.9239192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797.7439999999999" table:style-name="ce2">
            <text:p>1.80E+03</text:p>
          </table:table-cell>
          <table:table-cell office:value-type="float" office:value="-87.925799999999995" table:style-name="ce1">
            <text:p>-87.9258</text:p>
          </table:table-cell>
          <table:table-cell office:value-type="float" office:value="1799.7440529999999" table:style-name="ce1">
            <text:p>1799.744053</text:p>
          </table:table-cell>
          <table:table-cell office:value-type="float" office:value="-87.926202599999996" table:style-name="ce1">
            <text:p>-87.9262026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807.7439999999999" table:style-name="ce2">
            <text:p>1.81E+03</text:p>
          </table:table-cell>
          <table:table-cell office:value-type="float" office:value="-87.927999999999997" table:style-name="ce1">
            <text:p>-87.928</text:p>
          </table:table-cell>
          <table:table-cell office:value-type="float" office:value="1809.7440529999999" table:style-name="ce1">
            <text:p>1809.744053</text:p>
          </table:table-cell>
          <table:table-cell office:value-type="float" office:value="-87.92838544" table:style-name="ce1">
            <text:p>-87.92838544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817.7439999999999" table:style-name="ce2">
            <text:p>1.82E+03</text:p>
          </table:table-cell>
          <table:table-cell office:value-type="float" office:value="-87.930099999999996" table:style-name="ce1">
            <text:p>-87.9301</text:p>
          </table:table-cell>
          <table:table-cell office:value-type="float" office:value="1819.7440529999999" table:style-name="ce1">
            <text:p>1819.744053</text:p>
          </table:table-cell>
          <table:table-cell office:value-type="float" office:value="-87.93047258" table:style-name="ce1">
            <text:p>-87.9304725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827.7439999999999" table:style-name="ce2">
            <text:p>1.83E+03</text:p>
          </table:table-cell>
          <table:table-cell office:value-type="float" office:value="-87.932100000000005" table:style-name="ce1">
            <text:p>-87.9321</text:p>
          </table:table-cell>
          <table:table-cell office:value-type="float" office:value="1829.7440529999999" table:style-name="ce1">
            <text:p>1829.744053</text:p>
          </table:table-cell>
          <table:table-cell office:value-type="float" office:value="-87.932468589999999" table:style-name="ce1">
            <text:p>-87.93246859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837.7439999999999" table:style-name="ce2">
            <text:p>1.84E+03</text:p>
          </table:table-cell>
          <table:table-cell office:value-type="float" office:value="-87.933999999999997" table:style-name="ce1">
            <text:p>-87.934</text:p>
          </table:table-cell>
          <table:table-cell office:value-type="float" office:value="1839.7440529999999" table:style-name="ce1">
            <text:p>1839.744053</text:p>
          </table:table-cell>
          <table:table-cell office:value-type="float" office:value="-87.934377740000002" table:style-name="ce1">
            <text:p>-87.93437774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847.7439999999999" table:style-name="ce2">
            <text:p>1.85E+03</text:p>
          </table:table-cell>
          <table:table-cell office:value-type="float" office:value="-87.9358" table:style-name="ce1">
            <text:p>-87.9358</text:p>
          </table:table-cell>
          <table:table-cell office:value-type="float" office:value="1849.7440529999999" table:style-name="ce1">
            <text:p>1849.744053</text:p>
          </table:table-cell>
          <table:table-cell office:value-type="float" office:value="-87.936204119999999" table:style-name="ce1">
            <text:p>-87.93620412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857.7439999999999" table:style-name="ce2">
            <text:p>1.86E+03</text:p>
          </table:table-cell>
          <table:table-cell office:value-type="float" office:value="-87.937600000000003" table:style-name="ce1">
            <text:p>-87.9376</text:p>
          </table:table-cell>
          <table:table-cell office:value-type="float" office:value="1859.7440529999999" table:style-name="ce1">
            <text:p>1859.744053</text:p>
          </table:table-cell>
          <table:table-cell office:value-type="float" office:value="-87.937951560000002" table:style-name="ce1">
            <text:p>-87.93795156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867.7439999999999" table:style-name="ce2">
            <text:p>1.87E+03</text:p>
          </table:table-cell>
          <table:table-cell office:value-type="float" office:value="-87.939300000000003" table:style-name="ce1">
            <text:p>-87.9393</text:p>
          </table:table-cell>
          <table:table-cell office:value-type="float" office:value="1869.7440529999999" table:style-name="ce1">
            <text:p>1869.744053</text:p>
          </table:table-cell>
          <table:table-cell office:value-type="float" office:value="-87.939623710000006" table:style-name="ce1">
            <text:p>-87.93962371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877.7439999999999" table:style-name="ce2">
            <text:p>1.88E+03</text:p>
          </table:table-cell>
          <table:table-cell office:value-type="float" office:value="-87.940899999999999" table:style-name="ce1">
            <text:p>-87.9409</text:p>
          </table:table-cell>
          <table:table-cell office:value-type="float" office:value="1879.7440529999999" table:style-name="ce1">
            <text:p>1879.744053</text:p>
          </table:table-cell>
          <table:table-cell office:value-type="float" office:value="-87.941224020000007" table:style-name="ce1">
            <text:p>-87.94122402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887.7439999999999" table:style-name="ce2">
            <text:p>1.89E+03</text:p>
          </table:table-cell>
          <table:table-cell office:value-type="float" office:value="-87.942499999999995" table:style-name="ce1">
            <text:p>-87.9425</text:p>
          </table:table-cell>
          <table:table-cell office:value-type="float" office:value="1889.7440529999999" table:style-name="ce1">
            <text:p>1889.744053</text:p>
          </table:table-cell>
          <table:table-cell office:value-type="float" office:value="-87.942755750000003" table:style-name="ce1">
            <text:p>-87.94275575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897.7439999999999" table:style-name="ce2">
            <text:p>1.90E+03</text:p>
          </table:table-cell>
          <table:table-cell office:value-type="float" office:value="-87.943899999999999" table:style-name="ce1">
            <text:p>-87.9439</text:p>
          </table:table-cell>
          <table:table-cell office:value-type="float" office:value="1899.7440529999999" table:style-name="ce1">
            <text:p>1899.744053</text:p>
          </table:table-cell>
          <table:table-cell office:value-type="float" office:value="-87.944221999999996" table:style-name="ce1">
            <text:p>-87.944222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07.7439999999999" table:style-name="ce2">
            <text:p>1.91E+03</text:p>
          </table:table-cell>
          <table:table-cell office:value-type="float" office:value="-87.945300000000003" table:style-name="ce1">
            <text:p>-87.9453</text:p>
          </table:table-cell>
          <table:table-cell office:value-type="float" office:value="1909.7440529999999" table:style-name="ce1">
            <text:p>1909.744053</text:p>
          </table:table-cell>
          <table:table-cell office:value-type="float" office:value="-87.945625699999994" table:style-name="ce1">
            <text:p>-87.945625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17.7439999999999" table:style-name="ce2">
            <text:p>1.92E+03</text:p>
          </table:table-cell>
          <table:table-cell office:value-type="float" office:value="-87.946700000000007" table:style-name="ce1">
            <text:p>-87.9467</text:p>
          </table:table-cell>
          <table:table-cell office:value-type="float" office:value="1919.7440529999999" table:style-name="ce1">
            <text:p>1919.744053</text:p>
          </table:table-cell>
          <table:table-cell office:value-type="float" office:value="-87.94696965" table:style-name="ce1">
            <text:p>-87.94696965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27.7439999999999" table:style-name="ce2">
            <text:p>1.93E+03</text:p>
          </table:table-cell>
          <table:table-cell office:value-type="float" office:value="-87.947999999999993" table:style-name="ce1">
            <text:p>-87.948</text:p>
          </table:table-cell>
          <table:table-cell office:value-type="float" office:value="1929.7440529999999" table:style-name="ce1">
            <text:p>1929.744053</text:p>
          </table:table-cell>
          <table:table-cell office:value-type="float" office:value="-87.948256479999998" table:style-name="ce1">
            <text:p>-87.9482564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37.7439999999999" table:style-name="ce2">
            <text:p>1.94E+03</text:p>
          </table:table-cell>
          <table:table-cell office:value-type="float" office:value="-87.949200000000005" table:style-name="ce1">
            <text:p>-87.9492</text:p>
          </table:table-cell>
          <table:table-cell office:value-type="float" office:value="1939.7440529999999" table:style-name="ce1">
            <text:p>1939.744053</text:p>
          </table:table-cell>
          <table:table-cell office:value-type="float" office:value="-87.949488700000003" table:style-name="ce1">
            <text:p>-87.949488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47.7439999999999" table:style-name="ce2">
            <text:p>1.95E+03</text:p>
          </table:table-cell>
          <table:table-cell office:value-type="float" office:value="-87.950400000000002" table:style-name="ce1">
            <text:p>-87.9504</text:p>
          </table:table-cell>
          <table:table-cell office:value-type="float" office:value="1949.7440529999999" table:style-name="ce1">
            <text:p>1949.744053</text:p>
          </table:table-cell>
          <table:table-cell office:value-type="float" office:value="-87.950668699999994" table:style-name="ce1">
            <text:p>-87.950668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57.7439999999999" table:style-name="ce2">
            <text:p>1.96E+03</text:p>
          </table:table-cell>
          <table:table-cell office:value-type="float" office:value="-87.951599999999999" table:style-name="ce1">
            <text:p>-87.9516</text:p>
          </table:table-cell>
          <table:table-cell office:value-type="float" office:value="1959.7440529999999" table:style-name="ce1">
            <text:p>1959.744053</text:p>
          </table:table-cell>
          <table:table-cell office:value-type="float" office:value="-87.951798740000001" table:style-name="ce1">
            <text:p>-87.95179874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67.7439999999999" table:style-name="ce2">
            <text:p>1.97E+03</text:p>
          </table:table-cell>
          <table:table-cell office:value-type="float" office:value="-87.952699999999993" table:style-name="ce1">
            <text:p>-87.9527</text:p>
          </table:table-cell>
          <table:table-cell office:value-type="float" office:value="1969.7440529999999" table:style-name="ce1">
            <text:p>1969.744053</text:p>
          </table:table-cell>
          <table:table-cell office:value-type="float" office:value="-87.952880960000002" table:style-name="ce1">
            <text:p>-87.95288096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77.7439999999999" table:style-name="ce2">
            <text:p>1.98E+03</text:p>
          </table:table-cell>
          <table:table-cell office:value-type="float" office:value="-87.953699999999998" table:style-name="ce1">
            <text:p>-87.9537</text:p>
          </table:table-cell>
          <table:table-cell office:value-type="float" office:value="1979.7440529999999" table:style-name="ce1">
            <text:p>1979.744053</text:p>
          </table:table-cell>
          <table:table-cell office:value-type="float" office:value="-87.953917430000004" table:style-name="ce1">
            <text:p>-87.95391743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87.7439999999999" table:style-name="ce2">
            <text:p>1.99E+03</text:p>
          </table:table-cell>
          <table:table-cell office:value-type="float" office:value="-87.954700000000003" table:style-name="ce1">
            <text:p>-87.9547</text:p>
          </table:table-cell>
          <table:table-cell office:value-type="float" office:value="1989.7440529999999" table:style-name="ce1">
            <text:p>1989.744053</text:p>
          </table:table-cell>
          <table:table-cell office:value-type="float" office:value="-87.954910069999997" table:style-name="ce1">
            <text:p>-87.9549100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7.7439999999999" table:style-name="ce2">
            <text:p>2.00E+03</text:p>
          </table:table-cell>
          <table:table-cell office:value-type="float" office:value="-87.955699999999993" table:style-name="ce1">
            <text:p>-87.9557</text:p>
          </table:table-cell>
          <table:table-cell office:value-type="float" office:value="1998.749053" table:style-name="ce1">
            <text:p>1998.749053</text:p>
          </table:table-cell>
          <table:table-cell office:value-type="float" office:value="-87.955767980000005" table:style-name="ce1">
            <text:p>-87.9557679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8.789" table:style-name="ce2">
            <text:p>2.00E+03</text:p>
          </table:table-cell>
          <table:table-cell office:value-type="float" office:value="-87.955799999999996" table:style-name="ce1">
            <text:p>-87.9558</text:p>
          </table:table-cell>
          <table:table-cell office:value-type="float" office:value="1998.799053" table:style-name="ce1">
            <text:p>1998.799053</text:p>
          </table:table-cell>
          <table:table-cell office:value-type="float" office:value="-87.955772609999997" table:style-name="ce1">
            <text:p>-87.95577261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8.8389999999999" table:style-name="ce2">
            <text:p>2.00E+03</text:p>
          </table:table-cell>
          <table:table-cell office:value-type="float" office:value="-87.955799999999996" table:style-name="ce1">
            <text:p>-87.9558</text:p>
          </table:table-cell>
          <table:table-cell office:value-type="float" office:value="1998.8490529999999" table:style-name="ce1">
            <text:p>1998.849053</text:p>
          </table:table-cell>
          <table:table-cell office:value-type="float" office:value="-87.955777240000003" table:style-name="ce1">
            <text:p>-87.95577724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8.8889999999999" table:style-name="ce2">
            <text:p>2.00E+03</text:p>
          </table:table-cell>
          <table:table-cell office:value-type="float" office:value="-87.955799999999996" table:style-name="ce1">
            <text:p>-87.9558</text:p>
          </table:table-cell>
          <table:table-cell office:value-type="float" office:value="1998.8990530000001" table:style-name="ce1">
            <text:p>1998.899053</text:p>
          </table:table-cell>
          <table:table-cell office:value-type="float" office:value="-87.955781869999996" table:style-name="ce1">
            <text:p>-87.9557818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8.9390000000001" table:style-name="ce2">
            <text:p>2.00E+03</text:p>
          </table:table-cell>
          <table:table-cell office:value-type="float" office:value="-87.955799999999996" table:style-name="ce1">
            <text:p>-87.9558</text:p>
          </table:table-cell>
          <table:table-cell office:value-type="float" office:value="1998.949053" table:style-name="ce1">
            <text:p>1998.949053</text:p>
          </table:table-cell>
          <table:table-cell office:value-type="float" office:value="-87.955786500000002" table:style-name="ce1">
            <text:p>-87.9557865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8.989" table:style-name="ce2">
            <text:p>2.00E+03</text:p>
          </table:table-cell>
          <table:table-cell office:value-type="float" office:value="-87.955799999999996" table:style-name="ce1">
            <text:p>-87.9558</text:p>
          </table:table-cell>
          <table:table-cell office:value-type="float" office:value="1998.999053" table:style-name="ce1">
            <text:p>1998.999053</text:p>
          </table:table-cell>
          <table:table-cell office:value-type="float" office:value="-87.955791120000001" table:style-name="ce1">
            <text:p>-87.95579112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9.039" table:style-name="ce2">
            <text:p>2.00E+03</text:p>
          </table:table-cell>
          <table:table-cell office:value-type="float" office:value="-87.955799999999996" table:style-name="ce1">
            <text:p>-87.9558</text:p>
          </table:table-cell>
          <table:table-cell office:value-type="float" office:value="1999.049053" table:style-name="ce1">
            <text:p>1999.049053</text:p>
          </table:table-cell>
          <table:table-cell office:value-type="float" office:value="-87.955795749999993" table:style-name="ce1">
            <text:p>-87.95579575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9.0889999999999" table:style-name="ce2">
            <text:p>2.00E+03</text:p>
          </table:table-cell>
          <table:table-cell office:value-type="float" office:value="-87.955799999999996" table:style-name="ce1">
            <text:p>-87.9558</text:p>
          </table:table-cell>
          <table:table-cell office:value-type="float" office:value="1999.0990529999999" table:style-name="ce1">
            <text:p>1999.099053</text:p>
          </table:table-cell>
          <table:table-cell office:value-type="float" office:value="-87.955800379999999" table:style-name="ce1">
            <text:p>-87.9558003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9.1389999999999" table:style-name="ce2">
            <text:p>2.00E+03</text:p>
          </table:table-cell>
          <table:table-cell office:value-type="float" office:value="-87.955799999999996" table:style-name="ce1">
            <text:p>-87.9558</text:p>
          </table:table-cell>
          <table:table-cell office:value-type="float" office:value="1999.1490530000001" table:style-name="ce1">
            <text:p>1999.149053</text:p>
          </table:table-cell>
          <table:table-cell office:value-type="float" office:value="-87.955804999999998" table:style-name="ce1">
            <text:p>-87.955805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9.1890000000001" table:style-name="ce2">
            <text:p>2.00E+03</text:p>
          </table:table-cell>
          <table:table-cell office:value-type="float" office:value="-87.955799999999996" table:style-name="ce1">
            <text:p>-87.9558</text:p>
          </table:table-cell>
          <table:table-cell office:value-type="float" office:value="1999.199053" table:style-name="ce1">
            <text:p>1999.199053</text:p>
          </table:table-cell>
          <table:table-cell office:value-type="float" office:value="-87.955809630000005" table:style-name="ce1">
            <text:p>-87.95580963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9.239" table:style-name="ce2">
            <text:p>2.00E+03</text:p>
          </table:table-cell>
          <table:table-cell office:value-type="float" office:value="-87.955799999999996" table:style-name="ce1">
            <text:p>-87.9558</text:p>
          </table:table-cell>
          <table:table-cell office:value-type="float" office:value="1999.249053" table:style-name="ce1">
            <text:p>1999.249053</text:p>
          </table:table-cell>
          <table:table-cell office:value-type="float" office:value="-87.955814250000003" table:style-name="ce1">
            <text:p>-87.95581425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9.289" table:style-name="ce2">
            <text:p>2.00E+03</text:p>
          </table:table-cell>
          <table:table-cell office:value-type="float" office:value="-87.955799999999996" table:style-name="ce1">
            <text:p>-87.9558</text:p>
          </table:table-cell>
          <table:table-cell office:value-type="float" office:value="1999.299053" table:style-name="ce1">
            <text:p>1999.299053</text:p>
          </table:table-cell>
          <table:table-cell office:value-type="float" office:value="-87.955818879999995" table:style-name="ce1">
            <text:p>-87.9558188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9.3389999999999" table:style-name="ce2">
            <text:p>2.00E+03</text:p>
          </table:table-cell>
          <table:table-cell office:value-type="float" office:value="-87.955799999999996" table:style-name="ce1">
            <text:p>-87.9558</text:p>
          </table:table-cell>
          <table:table-cell office:value-type="float" office:value="1999.3490529999999" table:style-name="ce1">
            <text:p>1999.349053</text:p>
          </table:table-cell>
          <table:table-cell office:value-type="float" office:value="-87.955823499999994" table:style-name="ce1">
            <text:p>-87.9558235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9.3889999999999" table:style-name="ce2">
            <text:p>2.00E+03</text:p>
          </table:table-cell>
          <table:table-cell office:value-type="float" office:value="-87.955799999999996" table:style-name="ce1">
            <text:p>-87.9558</text:p>
          </table:table-cell>
          <table:table-cell office:value-type="float" office:value="1999.3990530000001" table:style-name="ce1">
            <text:p>1999.399053</text:p>
          </table:table-cell>
          <table:table-cell office:value-type="float" office:value="-87.955828120000007" table:style-name="ce1">
            <text:p>-87.95582812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9.4390000000001" table:style-name="ce2">
            <text:p>2.00E+03</text:p>
          </table:table-cell>
          <table:table-cell office:value-type="float" office:value="-87.955799999999996" table:style-name="ce1">
            <text:p>-87.9558</text:p>
          </table:table-cell>
          <table:table-cell office:value-type="float" office:value="1999.449053" table:style-name="ce1">
            <text:p>1999.449053</text:p>
          </table:table-cell>
          <table:table-cell office:value-type="float" office:value="-87.955832740000005" table:style-name="ce1">
            <text:p>-87.95583274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9.489" table:style-name="ce2">
            <text:p>2.00E+03</text:p>
          </table:table-cell>
          <table:table-cell office:value-type="float" office:value="-87.955799999999996" table:style-name="ce1">
            <text:p>-87.9558</text:p>
          </table:table-cell>
          <table:table-cell office:value-type="float" office:value="1999.499053" table:style-name="ce1">
            <text:p>1999.499053</text:p>
          </table:table-cell>
          <table:table-cell office:value-type="float" office:value="-87.955837360000004" table:style-name="ce1">
            <text:p>-87.95583736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9.539" table:style-name="ce2">
            <text:p>2.00E+03</text:p>
          </table:table-cell>
          <table:table-cell office:value-type="float" office:value="-87.955799999999996" table:style-name="ce1">
            <text:p>-87.9558</text:p>
          </table:table-cell>
          <table:table-cell office:value-type="float" office:value="1999.549053" table:style-name="ce1">
            <text:p>1999.549053</text:p>
          </table:table-cell>
          <table:table-cell office:value-type="float" office:value="-87.955841980000002" table:style-name="ce1">
            <text:p>-87.9558419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9.5889999999999" table:style-name="ce2">
            <text:p>2.00E+03</text:p>
          </table:table-cell>
          <table:table-cell office:value-type="float" office:value="-87.955799999999996" table:style-name="ce1">
            <text:p>-87.9558</text:p>
          </table:table-cell>
          <table:table-cell office:value-type="float" office:value="1999.5990529999999" table:style-name="ce1">
            <text:p>1999.599053</text:p>
          </table:table-cell>
          <table:table-cell office:value-type="float" office:value="-87.955846600000001" table:style-name="ce1">
            <text:p>-87.9558466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9.6389999999999" table:style-name="ce2">
            <text:p>2.00E+03</text:p>
          </table:table-cell>
          <table:table-cell office:value-type="float" office:value="-87.9559" table:style-name="ce1">
            <text:p>-87.9559</text:p>
          </table:table-cell>
          <table:table-cell office:value-type="float" office:value="1999.6490530000001" table:style-name="ce1">
            <text:p>1999.649053</text:p>
          </table:table-cell>
          <table:table-cell office:value-type="float" office:value="-87.95585122" table:style-name="ce1">
            <text:p>-87.95585122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9.6890000000001" table:style-name="ce2">
            <text:p>2.00E+03</text:p>
          </table:table-cell>
          <table:table-cell office:value-type="float" office:value="-87.9559" table:style-name="ce1">
            <text:p>-87.9559</text:p>
          </table:table-cell>
          <table:table-cell office:value-type="float" office:value="1999.699053" table:style-name="ce1">
            <text:p>1999.699053</text:p>
          </table:table-cell>
          <table:table-cell office:value-type="float" office:value="-87.955855839999998" table:style-name="ce1">
            <text:p>-87.95585584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9.739" table:style-name="ce2">
            <text:p>2.00E+03</text:p>
          </table:table-cell>
          <table:table-cell office:value-type="float" office:value="-87.9559" table:style-name="ce1">
            <text:p>-87.9559</text:p>
          </table:table-cell>
          <table:table-cell office:value-type="float" office:value="1999.749053" table:style-name="ce1">
            <text:p>1999.749053</text:p>
          </table:table-cell>
          <table:table-cell office:value-type="float" office:value="-87.955860450000003" table:style-name="ce1">
            <text:p>-87.95586045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9.789" table:style-name="ce2">
            <text:p>2.00E+03</text:p>
          </table:table-cell>
          <table:table-cell office:value-type="float" office:value="-87.9559" table:style-name="ce1">
            <text:p>-87.9559</text:p>
          </table:table-cell>
          <table:table-cell office:value-type="float" office:value="1999.799053" table:style-name="ce1">
            <text:p>1999.799053</text:p>
          </table:table-cell>
          <table:table-cell office:value-type="float" office:value="-87.955865070000002" table:style-name="ce1">
            <text:p>-87.9558650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9.8389999999999" table:style-name="ce2">
            <text:p>2.00E+03</text:p>
          </table:table-cell>
          <table:table-cell office:value-type="float" office:value="-87.9559" table:style-name="ce1">
            <text:p>-87.9559</text:p>
          </table:table-cell>
          <table:table-cell office:value-type="float" office:value="1999.8490529999999" table:style-name="ce1">
            <text:p>1999.849053</text:p>
          </table:table-cell>
          <table:table-cell office:value-type="float" office:value="-87.955869680000006" table:style-name="ce1">
            <text:p>-87.9558696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9.8889999999999" table:style-name="ce2">
            <text:p>2.00E+03</text:p>
          </table:table-cell>
          <table:table-cell office:value-type="float" office:value="-87.9559" table:style-name="ce1">
            <text:p>-87.9559</text:p>
          </table:table-cell>
          <table:table-cell office:value-type="float" office:value="1999.8990530000001" table:style-name="ce1">
            <text:p>1999.899053</text:p>
          </table:table-cell>
          <table:table-cell office:value-type="float" office:value="-87.955874300000005" table:style-name="ce1">
            <text:p>-87.9558743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9.9390000000001" table:style-name="ce2">
            <text:p>2.00E+03</text:p>
          </table:table-cell>
          <table:table-cell office:value-type="float" office:value="-87.9559" table:style-name="ce1">
            <text:p>-87.9559</text:p>
          </table:table-cell>
          <table:table-cell office:value-type="float" office:value="1999.949053" table:style-name="ce1">
            <text:p>1999.949053</text:p>
          </table:table-cell>
          <table:table-cell office:value-type="float" office:value="-87.955878909999996" table:style-name="ce1">
            <text:p>-87.95587891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style-name="ro1">
          <table:table-cell office:value-type="float" office:value="1999.989" table:style-name="ce2">
            <text:p>2.00E+03</text:p>
          </table:table-cell>
          <table:table-cell office:value-type="float" office:value="-87.9559" table:style-name="ce1">
            <text:p>-87.9559</text:p>
          </table:table-cell>
          <table:table-cell office:value-type="float" office:value="1999.999053" table:style-name="ce1">
            <text:p>1999.999053</text:p>
          </table:table-cell>
          <table:table-cell office:value-type="float" office:value="-87.95588352" table:style-name="ce1">
            <text:p>-87.95588352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5"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51"/>
        </table:table-row>
        <table:table-row table:number-rows-repeated="104659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James G</meta:initial-creator>
    <dc:creator>James G</dc:creator>
    <meta:creation-date>2021-07-02T16:56:05Z</meta:creation-date>
    <dc:date>2021-07-02T20:38:1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15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74.9811811023622pt" svg:width="467.8301574803149pt" chart:style-name="Crt0">
        <chart:title chart:style-name="CT00">
          <text:p text:style-name="a0" text:class-names="" text:cond-style-name="">Time/Voltage Comparison of C++ with TypeScript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B$1" chart:values-cell-range-address="Sheet1.$B$2:.$B$1983" chart:class="chart:scatter" chart:attached-axis="primary-y" chart:style-name="G0S0">
            <chart:domain table:cell-range-address="Sheet1.$A$2:.$A$1983"/>
            <chart:data-point chart:repeated="1982"/>
          </chart:series>
          <chart:series chart:label-cell-address="Sheet1.$D$1" chart:values-cell-range-address="Sheet1.$D$2:.$D$1983" chart:class="chart:scatter" chart:attached-axis="primary-y" chart:style-name="G0S1">
            <chart:domain table:cell-range-address="Sheet1.$C$2:.$C$1983"/>
            <chart:data-point chart:repeated="198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